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168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3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Rohdaten">
      <style:table-properties table:display="true" style:writing-mode="lr-tb"/>
    </style:style>
    <style:style style:name="ta2" style:family="table" style:master-page-name="PageStyle_5f_normiert">
      <style:table-properties table:display="true" style:writing-mode="lr-tb"/>
    </style:style>
    <style:style style:name="ta3" style:family="table" style:master-page-name="PageStyle_5f_sortiert">
      <style:table-properties table:display="true" style:writing-mode="lr-tb"/>
    </style:style>
    <style:style style:name="ta4" style:family="table" style:master-page-name="PageStyle_5f_Tabelle4">
      <style:table-properties table:display="true" style:writing-mode="lr-tb"/>
    </style:style>
    <style:style style:name="ta5" style:family="table" style:master-page-name="PageStyle_5f_Konfidenzintervall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none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0.035cm solid #000000"/>
    </style:style>
    <style:style style:name="ce8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35cm solid #000000" style:rotation-align="none" fo:border-top="0.035cm solid #000000"/>
    </style:style>
    <style:style style:name="ce9" style:family="table-cell" style:parent-style-name="Excel_20_Built-in_20_Normal">
      <style:table-cell-properties fo:background-color="#e7e6e6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e7e6e6" style:diagonal-bl-tr="none" style:diagonal-tl-br="none" fo:border-left="0.088cm solid #000000" fo:border-right="0.035cm solid #000000" style:rotation-align="none" fo:border-top="0.035cm solid #000000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0000"/>
    </style:style>
    <style:style style:name="ce1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2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e7e6e6" style:diagonal-bl-tr="none" style:diagonal-tl-br="none" fo:border-left="none" fo:border-right="0.035cm solid #000000" style:rotation-align="none" fo:border-top="none"/>
    </style:style>
    <style:style style:name="ce22" style:family="table-cell" style:parent-style-name="Excel_20_Built-in_20_Normal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35cm solid #000000" fo:border-right="none" style:rotation-align="none" fo:border-top="0.035cm solid #000000"/>
      <style:paragraph-properties fo:text-align="start" fo:margin-left="1.058cm"/>
    </style:style>
    <style:style style:name="ce25" style:family="table-cell" style:parent-style-name="Excel_20_Built-in_20_Normal">
      <style:table-cell-properties fo:background-color="#e7e6e6" style:diagonal-bl-tr="none" style:diagonal-tl-br="none" style:rotation-align="none"/>
    </style:style>
    <style:style style:name="ce2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30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none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31" style:family="table-cell" style:parent-style-name="Default">
      <style:table-cell-properties fo:border-bottom="0.002cm solid #000000" fo:border-left="none" fo:border-right="none" fo:border-top="none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fo:background-color="#e7e6e6" style:diagonal-bl-tr="none" style:diagonal-tl-br="none" fo:border-left="0.002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e7e6e6" style:diagonal-bl-tr="none" style:diagonal-tl-br="none" fo:border-left="0.002cm solid #000000" fo:border-right="0.035cm solid #000000" style:rotation-align="none" fo:border-top="0.035cm solid #000000"/>
    </style:style>
    <style:style style:name="ce35" style:family="table-cell" style:parent-style-name="Excel_20_Built-in_20_Normal">
      <style:table-cell-properties fo:border-bottom="0.088cm solid #000000" fo:background-color="#e7e6e6" style:diagonal-bl-tr="none" style:diagonal-tl-br="none" fo:border-left="0.002cm solid #000000" fo:border-right="0.035cm solid #000000" style:rotation-align="none" fo:border-top="0.035cm solid #000000"/>
    </style:style>
    <style:style style:name="ce36" style:family="table-cell" style:parent-style-name="Excel_20_Built-in_20_Normal">
      <style:table-cell-properties fo:border-bottom="0.035cm solid #000000" fo:background-color="#e7e6e6" style:diagonal-bl-tr="none" style:diagonal-tl-br="none" fo:border-left="0.002cm solid #000000" fo:border-right="0.035cm solid #000000" style:rotation-align="none" fo:border-top="none"/>
    </style:style>
    <style:style style:name="ce37" style:family="table-cell" style:parent-style-name="Excel_20_Built-in_20_Normal">
      <style:table-cell-properties fo:border-bottom="0.002cm solid #000000" fo:background-color="#e7e6e6" style:diagonal-bl-tr="none" style:diagonal-tl-br="none" fo:border-left="0.002cm solid #000000" fo:border-right="0.035cm solid #000000" style:rotation-align="none" fo:border-top="0.035cm solid #000000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fo:border-left="0.035cm solid #000000" fo:border-right="0.002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fo:border-left="0.035cm solid #000000" fo:border-right="0.002cm solid #000000" style:rotation-align="none" fo:border-top="0.035cm solid #000000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41" style:family="table-cell" style:parent-style-name="Excel_20_Built-in_20_Normal">
      <style:table-cell-properties fo:border-bottom="0.088cm solid #000000" style:diagonal-bl-tr="none" style:diagonal-tl-br="none" fo:border-left="0.035cm solid #000000" fo:border-right="0.002cm solid #000000" style:rotation-align="none" fo:border-top="0.035cm solid #000000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42" style:family="table-cell" style:parent-style-name="Excel_20_Built-in_20_Normal">
      <style:table-cell-properties fo:border-bottom="0.035cm solid #000000" style:diagonal-bl-tr="none" style:diagonal-tl-br="none" fo:border-left="0.035cm solid #000000" fo:border-right="0.002cm solid #000000" style:rotation-align="none" fo:border-top="none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43" style:family="table-cell" style:parent-style-name="Excel_20_Built-in_20_Normal">
      <style:table-cell-properties fo:border-bottom="0.002cm solid #000000" style:diagonal-bl-tr="none" style:diagonal-tl-br="none" fo:border-left="0.035cm solid #000000" fo:border-right="0.002cm solid #000000" style:rotation-align="none" fo:border-top="0.035cm solid #000000"/>
      <style:map style:condition="cell-content()&lt;30" style:apply-style-name="rot" style:base-cell-address="sortiert.AO40"/>
      <style:map style:condition="cell-content()&gt;70" style:apply-style-name="grün" style:base-cell-address="sortiert.AO40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rotation-align="none"/>
    </style:style>
    <style:style style:name="ce47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hdat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982" table:default-cell-style-name="Excel_20_Built-in_20_Normal"/>
        <table:table-row table:style-name="ro1">
          <table:table-cell table:style-name="ce1"/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11" office:value-type="float" office:value="20" table:number-columns-spanned="2" table:number-rows-spanned="1">
            <text:p>20</text:p>
          </table:table-cell>
          <table:covered-table-cell table:style-name="ce13"/>
          <table:table-cell table:style-name="ce11" office:value-type="float" office:value="21">
            <text:p>21</text:p>
          </table:table-cell>
          <table:table-cell table:style-name="ce13"/>
          <table:table-cell table:style-name="ce20" table:number-columns-repeated="981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7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8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8" office:value-type="string">
            <text:p>Proband</text:p>
          </table:table-cell>
          <table:table-cell table:style-name="ce20" table:number-columns-repeated="981"/>
        </table:table-row>
        <table:table-row table:style-name="ro1">
          <table:table-cell table:style-name="ce2" office:value-type="string">
            <text:p>#1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6">
            <text:p>16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16">
            <text:p>16</text:p>
          </table:table-cell>
          <table:table-cell table:style-name="ce19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3">
            <text:p>33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19" office:value-type="float" office:value="9">
            <text:p>9</text:p>
          </table:table-cell>
          <table:table-cell table:style-name="ce7" office:value-type="float" office:value="18">
            <text:p>18</text:p>
          </table:table-cell>
          <table:table-cell table:style-name="ce19" office:value-type="float" office:value="18">
            <text:p>18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1.5">
            <text:p>1,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9">
            <text:p>19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19">
            <text:p>19</text:p>
          </table:table-cell>
          <table:table-cell table:style-name="ce19" office:value-type="float" office:value="18">
            <text:p>18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3.9">
            <text:p>3,9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.8">
            <text:p>1,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 table:style-name="ce19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.2">
            <text:p>4,2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2">
            <text:p>12</text:p>
          </table:table-cell>
          <table:table-cell table:style-name="ce19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19"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5">
            <text:p>7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7">
            <text:p>57</text:p>
          </table:table-cell>
          <table:table-cell table:style-name="ce7" office:value-type="float" office:value="17">
            <text:p>17</text:p>
          </table:table-cell>
          <table:table-cell table:style-name="ce19" office:value-type="float" office:value="5">
            <text:p>5</text:p>
          </table:table-cell>
          <table:table-cell table:style-name="ce7" office:value-type="float" office:value="17">
            <text:p>17</text:p>
          </table:table-cell>
          <table:table-cell table:style-name="ce19" office:value-type="float" office:value="5">
            <text:p>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8">
            <text:p>28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2.5">
            <text:p>2,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.2">
            <text:p>3,2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19" office:value-type="float" office:value="9">
            <text:p>9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.5">
            <text:p>1,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9">
            <text:p>9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.5">
            <text:p>6,5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19"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1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.6">
            <text:p>1,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0">
            <text:p>7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.5">
            <text:p>6,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9"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.2">
            <text:p>3,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1">
            <text:p>11</text:p>
          </table:table-cell>
          <table:table-cell table:style-name="ce19" office:value-type="float" office:value="5">
            <text:p>5</text:p>
          </table:table-cell>
          <table:table-cell table:style-name="ce7" office:value-type="float" office:value="11">
            <text:p>11</text:p>
          </table:table-cell>
          <table:table-cell table:style-name="ce19"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.8">
            <text:p>2,8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80">
            <text:p>8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0">
            <text:p>7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.5">
            <text:p>7,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.8">
            <text:p>1,8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7" office:value-type="float" office:value="8">
            <text:p>8</text:p>
          </table:table-cell>
          <table:table-cell table:style-name="ce19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9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.5">
            <text:p>1,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.5">
            <text:p>6,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7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7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1.2">
            <text:p>1,2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2">
            <text:p>7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19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19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8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.2">
            <text:p>1,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0">
            <text:p>7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8.5">
            <text:p>8,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3" office:value-type="string">
            <text:p>#19</text:p>
          </table:table-cell>
          <table:table-cell table:style-name="ce8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8" office:value-type="float" office:value="17">
            <text:p>17</text:p>
          </table:table-cell>
          <table:table-cell table:style-name="ce3" office:value-type="float" office:value="3.2">
            <text:p>3,2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3" office:value-type="float" office:value="50">
            <text:p>50</text:p>
          </table:table-cell>
          <table:table-cell table:style-name="ce8" office:value-type="float" office:value="7">
            <text:p>7</text:p>
          </table:table-cell>
          <table:table-cell table:style-name="ce3" office:value-type="float" office:value="54">
            <text:p>54</text:p>
          </table:table-cell>
          <table:table-cell table:style-name="ce8" office:value-type="float" office:value="13">
            <text:p>13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30">
            <text:p>30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60">
            <text:p>60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35">
            <text:p>35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5">
            <text:p>5</text:p>
          </table:table-cell>
          <table:table-cell table:number-columns-repeated="981"/>
        </table:table-row>
        <table:table-row table:style-name="ro1">
          <table:table-cell table:style-name="ce4" office:value-type="string">
            <text:p>#20</text:p>
          </table:table-cell>
          <table:table-cell table:style-name="ce9" office:value-type="float" office:value="12">
            <text:p>12</text:p>
          </table:table-cell>
          <table:table-cell table:style-name="ce2" office:value-type="float" office:value="45">
            <text:p>45</text:p>
          </table:table-cell>
          <table:table-cell table:style-name="ce9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.5">
            <text:p>6,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7" office:value-type="float" office:value="19">
            <text:p>19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19">
            <text:p>19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1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.8">
            <text:p>3,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7">
            <text:p>47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.5">
            <text:p>7,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12">
            <text:p>12</text:p>
          </table:table-cell>
          <table:table-cell table:style-name="ce19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3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5.5">
            <text:p>5,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.5">
            <text:p>3,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.2">
            <text:p>2,2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19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19" office:value-type="float" office:value="5">
            <text:p>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.8">
            <text:p>3,8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11">
            <text:p>11</text:p>
          </table:table-cell>
          <table:table-cell table:style-name="ce19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19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6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.9">
            <text:p>3,9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7">
            <text:p>37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5">
            <text:p>7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.8">
            <text:p>4,8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 table:style-name="ce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.6">
            <text:p>4,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9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19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1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8.5">
            <text:p>8,5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33">
            <text:p>33</text:p>
          </table:table-cell>
          <table:table-cell table:style-name="ce7" office:value-type="float" office:value="13">
            <text:p>13</text:p>
          </table:table-cell>
          <table:table-cell table:style-name="ce19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19" office:value-type="float" office:value="25">
            <text:p>2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2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2">
            <text:p>32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3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4.2">
            <text:p>4,2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3.5">
            <text:p>3,5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5">
            <text:p>6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32">
            <text:p>32</text:p>
          </table:table-cell>
          <table:table-cell table:style-name="ce7" office:value-type="float" office:value="10">
            <text:p>10</text:p>
          </table:table-cell>
          <table:table-cell table:style-name="ce19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9"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4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.9">
            <text:p>3,9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7" office:value-type="float" office:value="16">
            <text:p>16</text:p>
          </table:table-cell>
          <table:table-cell table:style-name="ce19" office:value-type="float" office:value="3">
            <text:p>3</text:p>
          </table:table-cell>
          <table:table-cell table:style-name="ce7" office:value-type="float" office:value="16">
            <text:p>16</text:p>
          </table:table-cell>
          <table:table-cell table:style-name="ce19" office:value-type="float" office:value="10">
            <text:p>1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5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4.5">
            <text:p>4,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 table:style-name="ce2" office:value-type="float" office:value="45">
            <text:p>45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7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9" office:value-type="float" office:value="12">
            <text:p>1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6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63">
            <text:p>63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style-name="ce7" office:value-type="float" office:value="14">
            <text:p>14</text:p>
          </table:table-cell>
          <table:table-cell table:style-name="ce19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7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.6">
            <text:p>3,6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2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1.5">
            <text:p>1,5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float" office:value="80">
            <text:p>80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7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8</text:p>
          </table:table-cell>
          <table:table-cell table:style-name="ce8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12" office:value-type="float" office:value="14">
            <text:p>14</text:p>
          </table:table-cell>
          <table:table-cell table:style-name="ce3" office:value-type="float" office:value="3.7">
            <text:p>3,7</text:p>
          </table:table-cell>
          <table:table-cell table:style-name="ce8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8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8">
            <text:p>18</text:p>
          </table:table-cell>
          <table:table-cell table:style-name="ce3" office:value-type="float" office:value="60">
            <text:p>60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65">
            <text:p>65</text:p>
          </table:table-cell>
          <table:table-cell table:style-name="ce8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9">
            <text:p>19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3" office:value-type="float" office:value="40">
            <text:p>40</text:p>
          </table:table-cell>
          <table:table-cell table:style-name="ce8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 office:value-type="float" office:value="65">
            <text:p>65</text:p>
          </table:table-cell>
          <table:table-cell table:style-name="ce8" office:value-type="float" office:value="16">
            <text:p>16</text:p>
          </table:table-cell>
          <table:table-cell table:style-name="ce3" office:value-type="float" office:value="45">
            <text:p>45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23">
            <text:p>23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25">
            <text:p>25</text:p>
          </table:table-cell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14" office:value-type="float" office:value="7">
            <text:p>7</text:p>
          </table:table-cell>
          <table:table-cell table:style-name="ce15"/>
          <table:table-cell office:value-type="float" office:value="16">
            <text:p>1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>
          <table:table-cell table:number-columns-repeated="42"/>
          <table:table-cell/>
          <table:table-cell table:number-columns-repeated="98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iert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number-columns-repeated="983" table:default-cell-style-name="Excel_20_Built-in_20_Normal"/>
        <table:table-row table:style-name="ro1">
          <table:table-cell table:style-name="ce1" office:value-type="string">
            <text:p>normiert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16" office:value-type="float" office:value="20" table:number-columns-spanned="2" table:number-rows-spanned="1">
            <text:p>20</text:p>
          </table:table-cell>
          <table:covered-table-cell table:style-name="ce10"/>
          <table:table-cell table:style-name="ce16" office:value-type="float" office:value="21">
            <text:p>21</text:p>
          </table:table-cell>
          <table:table-cell table:style-name="ce10"/>
          <table:table-cell table:number-columns-repeated="981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</text:p>
          </table:table-cell>
          <table:table-cell table:style-name="ce7" office:value-type="float" office:value="2">
            <text:p>2</text:p>
          </table:table-cell>
          <table:table-cell table:style-name="ce2" table:formula="of:=[$Rohdaten.C3]*[$normiert.$C$43]" office:value-type="float" office:value="76.9230769230769">
            <text:p>76,9230769231</text:p>
          </table:table-cell>
          <table:table-cell table:style-name="ce7" office:value-type="float" office:value="14">
            <text:p>14</text:p>
          </table:table-cell>
          <table:table-cell table:style-name="ce2" table:formula="of:=[$Rohdaten.E3]*[$normiert.$E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G3]*[$normiert.$G$43]" office:value-type="float" office:value="71.4285714285714">
            <text:p>71,4285714286</text:p>
          </table:table-cell>
          <table:table-cell table:style-name="ce7" office:value-type="float" office:value="13">
            <text:p>13</text:p>
          </table:table-cell>
          <table:table-cell table:style-name="ce2" table:formula="of:=[$Rohdaten.I3]*[$normiert.$I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K3]*[$normiert.$K$43]" office:value-type="float" office:value="28.5714285714286">
            <text:p>28,5714285714</text:p>
          </table:table-cell>
          <table:table-cell table:style-name="ce7" office:value-type="float" office:value="8">
            <text:p>8</text:p>
          </table:table-cell>
          <table:table-cell table:style-name="ce2" table:formula="of:=[$Rohdaten.M3]*[$normiert.$M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O3]*[$normiert.$O$43]" office:value-type="float" office:value="69.4444444444444">
            <text:p>69,4444444444</text:p>
          </table:table-cell>
          <table:table-cell table:style-name="ce7" office:value-type="float" office:value="6">
            <text:p>6</text:p>
          </table:table-cell>
          <table:table-cell table:style-name="ce2" table:formula="of:=[$Rohdaten.Q3]*[$normiert.$Q$43]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2" table:formula="of:=[$Rohdaten.S3]*[$normiert.$S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" table:formula="of:=[$Rohdaten.U3]*[$normiert.$U$43]" office:value-type="float" office:value="55.5555555555556">
            <text:p>55,5555555556</text:p>
          </table:table-cell>
          <table:table-cell table:style-name="ce7" office:value-type="float" office:value="3">
            <text:p>3</text:p>
          </table:table-cell>
          <table:table-cell table:style-name="ce2" table:formula="of:=[$Rohdaten.W3]*[$normiert.$W$43]" office:value-type="float" office:value="83.3333333333333">
            <text:p>83,333333333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]*[$normiert.$Y$43]" office:value-type="float" office:value="55.5555555555556">
            <text:p>55,555555555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A3]*[$normiert.$AA$43]" office:value-type="float" office:value="55.5555555555556">
            <text:p>55,555555555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]*[$normiert.$AC$43]" office:value-type="float" office:value="55.5555555555556">
            <text:p>55,5555555556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]*[$normiert.$AE$43]" office:value-type="float" office:value="100">
            <text:p>100</text:p>
          </table:table-cell>
          <table:table-cell table:style-name="ce7" office:value-type="float" office:value="2">
            <text:p>2</text:p>
          </table:table-cell>
          <table:table-cell table:style-name="ce2" table:formula="of:=[$Rohdaten.AG3]*[$normiert.$AG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]*[$normiert.$AI$43]" office:value-type="float" office:value="62.5">
            <text:p>62,5</text:p>
          </table:table-cell>
          <table:table-cell table:style-name="ce7" office:value-type="float" office:value="9">
            <text:p>9</text:p>
          </table:table-cell>
          <table:table-cell table:style-name="ce2" table:formula="of:=[$Rohdaten.AK3]*[$normiert.$AK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AM3]*[$normiert.$AM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19" table:formula="of:=[$Rohdaten.AO3]*[$normiert.$AO$43]" office:value-type="float" office:value="100">
            <text:p>100</text:p>
          </table:table-cell>
          <table:table-cell table:style-name="ce7" office:value-type="float" office:value="16">
            <text:p>16</text:p>
          </table:table-cell>
          <table:table-cell table:style-name="ce24" table:formula="of:=[$Rohdaten.AQ3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C4]*[$normiert.$C$43]" office:value-type="float" office:value="92.3076923076923">
            <text:p>92,307692307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4]*[$normiert.$E$43]" office:value-type="float" office:value="85.7142857142857">
            <text:p>85,7142857143</text:p>
          </table:table-cell>
          <table:table-cell table:style-name="ce7" office:value-type="float" office:value="19">
            <text:p>19</text:p>
          </table:table-cell>
          <table:table-cell table:style-name="ce2" table:formula="of:=[$Rohdaten.G4]*[$normiert.$G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I4]*[$normiert.$I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4]*[$normiert.$K$43]" office:value-type="float" office:value="85.7142857142857">
            <text:p>85,7142857143</text:p>
          </table:table-cell>
          <table:table-cell table:style-name="ce7" office:value-type="float" office:value="6">
            <text:p>6</text:p>
          </table:table-cell>
          <table:table-cell table:style-name="ce2" table:formula="of:=[$Rohdaten.M4]*[$normiert.$M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4]*[$normiert.$O$43]" office:value-type="float" office:value="76.3888888888889">
            <text:p>76,388888888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Q4]*[$normiert.$Q$43]" office:value-type="float" office:value="100">
            <text:p>100</text:p>
          </table:table-cell>
          <table:table-cell table:style-name="ce7" office:value-type="float" office:value="8">
            <text:p>8</text:p>
          </table:table-cell>
          <table:table-cell table:style-name="ce2" table:formula="of:=[$Rohdaten.S4]*[$normiert.$S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4]*[$normiert.$U$43]" office:value-type="float" office:value="44.4444444444444">
            <text:p>44,444444444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4]*[$normiert.$W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4]*[$normiert.$Y$43]" office:value-type="float" office:value="44.4444444444444">
            <text:p>44,444444444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4]*[$normiert.$AA$43]" office:value-type="float" office:value="33.3333333333333">
            <text:p>33,333333333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4]*[$normiert.$AC$43]" office:value-type="float" office:value="77.7777777777778">
            <text:p>77,7777777778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4]*[$normiert.$AE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AG4]*[$normiert.$AG$43]" office:value-type="float" office:value="75">
            <text:p>7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4]*[$normiert.$AI$43]" office:value-type="float" office:value="75">
            <text:p>7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4]*[$normiert.$AK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AM4]*[$normiert.$AM$43]" office:value-type="float" office:value="55">
            <text:p>55</text:p>
          </table:table-cell>
          <table:table-cell table:style-name="ce7" office:value-type="float" office:value="6">
            <text:p>6</text:p>
          </table:table-cell>
          <table:table-cell table:style-name="ce19" table:formula="of:=[$Rohdaten.AO4]*[$normiert.$AO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4" table:formula="of:=[$Rohdaten.AQ4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5]*[$normiert.$C$43]" office:value-type="float" office:value="84.6153846153846">
            <text:p>84,615384615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5]*[$normiert.$E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" table:formula="of:=[$Rohdaten.G5]*[$normiert.$G$43]" office:value-type="float" office:value="57.1428571428571">
            <text:p>57,1428571429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5]*[$normiert.$I$43]" office:value-type="float" office:value="93.75">
            <text:p>93,75</text:p>
          </table:table-cell>
          <table:table-cell table:style-name="ce7" office:value-type="float" office:value="9">
            <text:p>9</text:p>
          </table:table-cell>
          <table:table-cell table:style-name="ce2" table:formula="of:=[$Rohdaten.K5]*[$normiert.$K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5]*[$normiert.$M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" table:formula="of:=[$Rohdaten.O5]*[$normiert.$O$43]" office:value-type="float" office:value="83.3333333333333">
            <text:p>83,3333333333</text:p>
          </table:table-cell>
          <table:table-cell table:style-name="ce7" office:value-type="float" office:value="4">
            <text:p>4</text:p>
          </table:table-cell>
          <table:table-cell table:style-name="ce2" table:formula="of:=[$Rohdaten.Q5]*[$normiert.$Q$43]" office:value-type="float" office:value="70">
            <text:p>7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5]*[$normiert.$S$43]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table:formula="of:=[$Rohdaten.U5]*[$normiert.$U$43]" office:value-type="float" office:value="33.3333333333333">
            <text:p>33,3333333333</text:p>
          </table:table-cell>
          <table:table-cell table:style-name="ce7" office:value-type="float" office:value="9">
            <text:p>9</text:p>
          </table:table-cell>
          <table:table-cell table:style-name="ce2" table:formula="of:=[$Rohdaten.W5]*[$normiert.$W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Y5]*[$normiert.$Y$43]" office:value-type="float" office:value="11.1111111111111">
            <text:p>11,1111111111</text:p>
          </table:table-cell>
          <table:table-cell table:style-name="ce7" office:value-type="float" office:value="4">
            <text:p>4</text:p>
          </table:table-cell>
          <table:table-cell table:style-name="ce2" table:formula="of:=[$Rohdaten.AA5]*[$normiert.$AA$43]" office:value-type="float" office:value="77.7777777777778">
            <text:p>77,7777777778</text:p>
          </table:table-cell>
          <table:table-cell table:style-name="ce7" office:value-type="float" office:value="7">
            <text:p>7</text:p>
          </table:table-cell>
          <table:table-cell table:style-name="ce2" table:formula="of:=[$Rohdaten.AC5]*[$normiert.$AC$43]" office:value-type="float" office:value="22.2222222222222">
            <text:p>22,2222222222</text:p>
          </table:table-cell>
          <table:table-cell table:style-name="ce7" office:value-type="float" office:value="2">
            <text:p>2</text:p>
          </table:table-cell>
          <table:table-cell table:style-name="ce2" table:formula="of:=[$Rohdaten.AE5]*[$normiert.$AE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5]*[$normiert.$AG$43]" office:value-type="float" office:value="87.5">
            <text:p>8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5]*[$normiert.$AI$43]" office:value-type="float" office:value="37.5">
            <text:p>37,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K5]*[$normiert.$AK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5]*[$normiert.$AM$43]" office:value-type="float" office:value="30">
            <text:p>30</text:p>
          </table:table-cell>
          <table:table-cell table:style-name="ce7" office:value-type="float" office:value="18">
            <text:p>18</text:p>
          </table:table-cell>
          <table:table-cell table:style-name="ce19" table:formula="of:=[$Rohdaten.AO5]*[$normiert.$AO$43]" office:value-type="float" office:value="90">
            <text:p>90</text:p>
          </table:table-cell>
          <table:table-cell table:style-name="ce7" office:value-type="float" office:value="18">
            <text:p>18</text:p>
          </table:table-cell>
          <table:table-cell table:style-name="ce24" table:formula="of:=[$Rohdaten.AQ5]*[$normiert.$AQ$43]" office:value-type="float" office:value="60">
            <text:p>6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4</text:p>
          </table:table-cell>
          <table:table-cell table:style-name="ce7" office:value-type="float" office:value="7">
            <text:p>7</text:p>
          </table:table-cell>
          <table:table-cell table:style-name="ce2" table:formula="of:=[$Rohdaten.C6]*[$normiert.$C$43]" office:value-type="float" office:value="46.1538461538462">
            <text:p>46,1538461538</text:p>
          </table:table-cell>
          <table:table-cell table:style-name="ce7" office:value-type="float" office:value="2">
            <text:p>2</text:p>
          </table:table-cell>
          <table:table-cell table:style-name="ce2" table:formula="of:=[$Rohdaten.E6]*[$normiert.$E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G6]*[$normiert.$G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6]*[$normiert.$I$43]" office:value-type="float" office:value="56.25">
            <text:p>56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6]*[$normiert.$K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" table:formula="of:=[$Rohdaten.M6]*[$normiert.$M$43]" office:value-type="float" office:value="85.7142857142857">
            <text:p>85,7142857143</text:p>
          </table:table-cell>
          <table:table-cell table:style-name="ce7" office:value-type="float" office:value="19">
            <text:p>19</text:p>
          </table:table-cell>
          <table:table-cell table:style-name="ce2" table:formula="of:=[$Rohdaten.O6]*[$normiert.$O$43]" office:value-type="float" office:value="55.5555555555556">
            <text:p>55,5555555556</text:p>
          </table:table-cell>
          <table:table-cell table:style-name="ce7" office:value-type="float" office:value="8">
            <text:p>8</text:p>
          </table:table-cell>
          <table:table-cell table:style-name="ce2" table:formula="of:=[$Rohdaten.Q6]*[$normiert.$Q$43]" office:value-type="float" office:value="70">
            <text:p>7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S6]*[$normiert.$S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U6]*[$normiert.$U$43]" office:value-type="float" office:value="44.4444444444444">
            <text:p>44,444444444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6]*[$normiert.$W$43]" office:value-type="float" office:value="33.3333333333333">
            <text:p>33,333333333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6]*[$normiert.$Y$43]" office:value-type="float" office:value="16.6666666666667">
            <text:p>16,6666666667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A6]*[$normiert.$AA$43]" office:value-type="float" office:value="100">
            <text:p>10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6]*[$normiert.$AC$43]" office:value-type="float" office:value="22.2222222222222">
            <text:p>22,2222222222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6]*[$normiert.$AE$43]" office:value-type="float" office:value="66.6666666666667">
            <text:p>66,6666666667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G6]*[$normiert.$AG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AI6]*[$normiert.$AI$43]" office:value-type="float" office:value="81.25">
            <text:p>81,2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6]*[$normiert.$AK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6]*[$normiert.$AM$43]" office:value-type="float" office:value="33.3333333333333">
            <text:p>33,3333333333</text:p>
          </table:table-cell>
          <table:table-cell table:style-name="ce7" office:value-type="float" office:value="19">
            <text:p>19</text:p>
          </table:table-cell>
          <table:table-cell table:style-name="ce19" table:formula="of:=[$Rohdaten.AO6]*[$normiert.$AO$43]" office:value-type="float" office:value="100">
            <text:p>100</text:p>
          </table:table-cell>
          <table:table-cell table:style-name="ce7" office:value-type="float" office:value="19">
            <text:p>19</text:p>
          </table:table-cell>
          <table:table-cell table:style-name="ce24" table:formula="of:=[$Rohdaten.AQ6]*[$normiert.$AQ$43]" office:value-type="float" office:value="60">
            <text:p>6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float" office:value="4">
            <text:p>4</text:p>
          </table:table-cell>
          <table:table-cell table:style-name="ce2" table:formula="of:=[$Rohdaten.C7]*[$normiert.$C$43]" office:value-type="float" office:value="61.5384615384615">
            <text:p>61,5384615385</text:p>
          </table:table-cell>
          <table:table-cell table:style-name="ce7" office:value-type="float" office:value="3">
            <text:p>3</text:p>
          </table:table-cell>
          <table:table-cell table:style-name="ce2" table:formula="of:=[$Rohdaten.E7]*[$normiert.$E$43]" office:value-type="float" office:value="55.7142857142857">
            <text:p>55,714285714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G7]*[$normiert.$G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" table:formula="of:=[$Rohdaten.I7]*[$normiert.$I$43]" office:value-type="float" office:value="68.75">
            <text:p>68,7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K7]*[$normiert.$K$43]" office:value-type="float" office:value="42.8571428571429">
            <text:p>4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7]*[$normiert.$M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O7]*[$normiert.$O$43]" office:value-type="float" office:value="83.3333333333333">
            <text:p>8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7]*[$normiert.$Q$43]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2" table:formula="of:=[$Rohdaten.S7]*[$normiert.$S$43]" office:value-type="float" office:value="62.5">
            <text:p>62,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U7]*[$normiert.$U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" table:formula="of:=[$Rohdaten.W7]*[$normiert.$W$43]" office:value-type="float" office:value="100">
            <text:p>10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Y7]*[$normiert.$Y$43]" office:value-type="float" office:value="20">
            <text:p>20</text:p>
          </table:table-cell>
          <table:table-cell table:style-name="ce7" office:value-type="float" office:value="9">
            <text:p>9</text:p>
          </table:table-cell>
          <table:table-cell table:style-name="ce2" table:formula="of:=[$Rohdaten.AA7]*[$normiert.$AA$43]" office:value-type="float" office:value="44.4444444444444">
            <text:p>44,4444444444</text:p>
          </table:table-cell>
          <table:table-cell table:style-name="ce7" office:value-type="float" office:value="5">
            <text:p>5</text:p>
          </table:table-cell>
          <table:table-cell table:style-name="ce2" table:formula="of:=[$Rohdaten.AC7]*[$normiert.$AC$43]" office:value-type="float" office:value="33.3333333333333">
            <text:p>33,3333333333</text:p>
          </table:table-cell>
          <table:table-cell table:style-name="ce7" office:value-type="float" office:value="8">
            <text:p>8</text:p>
          </table:table-cell>
          <table:table-cell table:style-name="ce2" table:formula="of:=[$Rohdaten.AE7]*[$normiert.$AE$43]" office:value-type="float" office:value="83.3333333333333">
            <text:p>8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7]*[$normiert.$AG$43]" office:value-type="float" office:value="68.75">
            <text:p>68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7]*[$normiert.$AI$43]" office:value-type="float" office:value="75">
            <text:p>75</text:p>
          </table:table-cell>
          <table:table-cell table:style-name="ce7" office:value-type="float" office:value="7">
            <text:p>7</text:p>
          </table:table-cell>
          <table:table-cell table:style-name="ce2" table:formula="of:=[$Rohdaten.AK7]*[$normiert.$AK$43]" office:value-type="float" office:value="71.4285714285714">
            <text:p>71,428571428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M7]*[$normiert.$AM$43]" office:value-type="float" office:value="100">
            <text:p>100</text:p>
          </table:table-cell>
          <table:table-cell table:style-name="ce7" office:value-type="float" office:value="10">
            <text:p>10</text:p>
          </table:table-cell>
          <table:table-cell table:style-name="ce19" table:formula="of:=[$Rohdaten.AO7]*[$normiert.$AO$43]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 table:style-name="ce24" table:formula="of:=[$Rohdaten.AQ7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C8]*[$normiert.$C$43]" office:value-type="float" office:value="46.1538461538462">
            <text:p>46,153846153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8]*[$normiert.$E$43]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8]*[$normiert.$G$43]" office:value-type="float" office:value="57.1428571428571">
            <text:p>57,1428571429</text:p>
          </table:table-cell>
          <table:table-cell table:style-name="ce7" office:value-type="float" office:value="1">
            <text:p>1</text:p>
          </table:table-cell>
          <table:table-cell table:style-name="ce2" table:formula="of:=[$Rohdaten.I8]*[$normiert.$I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8]*[$normiert.$M$43]" office:value-type="float" office:value="85.7142857142857">
            <text:p>85,714285714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8]*[$normiert.$O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Q8]*[$normiert.$Q$43]" office:value-type="float" office:value="80">
            <text:p>8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8]*[$normiert.$S$43]" office:value-type="float" office:value="37.5">
            <text:p>37,5</text:p>
          </table:table-cell>
          <table:table-cell table:style-name="ce7" office:value-type="float" office:value="5">
            <text:p>5</text:p>
          </table:table-cell>
          <table:table-cell table:style-name="ce2" table:formula="of:=[$Rohdaten.U8]*[$normiert.$U$43]" office:value-type="float" office:value="44.4444444444444">
            <text:p>44,4444444444</text:p>
          </table:table-cell>
          <table:table-cell table:style-name="ce7" office:value-type="float" office:value="4">
            <text:p>4</text:p>
          </table:table-cell>
          <table:table-cell table:style-name="ce2" table:formula="of:=[$Rohdaten.W8]*[$normiert.$W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" table:formula="of:=[$Rohdaten.Y8]*[$normiert.$Y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8]*[$normiert.$AA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AC8]*[$normiert.$AC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AE8]*[$normiert.$AE$43]" office:value-type="float" office:value="83.3333333333333">
            <text:p>8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8]*[$normiert.$AG$43]" office:value-type="float" office:value="37.5">
            <text:p>37,5</text:p>
          </table:table-cell>
          <table:table-cell table:style-name="ce7" office:value-type="float" office:value="6">
            <text:p>6</text:p>
          </table:table-cell>
          <table:table-cell table:style-name="ce2" table:formula="of:=[$Rohdaten.AI8]*[$normiert.$AI$43]" office:value-type="float" office:value="81.25">
            <text:p>81,25</text:p>
          </table:table-cell>
          <table:table-cell table:style-name="ce7" office:value-type="float" office:value="1">
            <text:p>1</text:p>
          </table:table-cell>
          <table:table-cell table:style-name="ce2" table:formula="of:=[$Rohdaten.AK8]*[$normiert.$AK$43]" office:value-type="float" office:value="78.5714285714286">
            <text:p>78,5714285714</text:p>
          </table:table-cell>
          <table:table-cell table:style-name="ce7" office:value-type="float" office:value="6">
            <text:p>6</text:p>
          </table:table-cell>
          <table:table-cell table:style-name="ce2" table:formula="of:=[$Rohdaten.AM8]*[$normiert.$AM$43]" office:value-type="float" office:value="91.6666666666667">
            <text:p>91,6666666667</text:p>
          </table:table-cell>
          <table:table-cell table:style-name="ce7" office:value-type="float" office:value="12">
            <text:p>12</text:p>
          </table:table-cell>
          <table:table-cell table:style-name="ce19" table:formula="of:=[$Rohdaten.AO8]*[$normiert.$AO$43]" office:value-type="float" office:value="40">
            <text:p>40</text:p>
          </table:table-cell>
          <table:table-cell table:style-name="ce7" office:value-type="float" office:value="12">
            <text:p>12</text:p>
          </table:table-cell>
          <table:table-cell table:style-name="ce24" table:formula="of:=[$Rohdaten.AQ8]*[$normiert.$AQ$43]" office:value-type="float" office:value="100">
            <text:p>10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9]*[$normiert.$C$43]" office:value-type="float" office:value="46.1538461538462">
            <text:p>46,1538461538</text:p>
          </table:table-cell>
          <table:table-cell table:style-name="ce7" office:value-type="float" office:value="7">
            <text:p>7</text:p>
          </table:table-cell>
          <table:table-cell table:style-name="ce2" table:formula="of:=[$Rohdaten.E9]*[$normiert.$E$43]" office:value-type="float" office:value="14.2857142857143">
            <text:p>14,2857142857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9]*[$normiert.$G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I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K9]*[$normiert.$K$43]" office:value-type="float" office:value="57.1428571428571">
            <text:p>57,1428571429</text:p>
          </table:table-cell>
          <table:table-cell table:style-name="ce7" office:value-type="float" office:value="19">
            <text:p>19</text:p>
          </table:table-cell>
          <table:table-cell table:style-name="ce2" table:formula="of:=[$Rohdaten.M9]*[$normiert.$M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O9]*[$normiert.$O$43]" office:value-type="float" office:value="90.2777777777778">
            <text:p>90,2777777778</text:p>
          </table:table-cell>
          <table:table-cell table:style-name="ce7" office:value-type="float" office:value="2">
            <text:p>2</text:p>
          </table:table-cell>
          <table:table-cell table:style-name="ce2" table:formula="of:=[$Rohdaten.Q9]*[$normiert.$Q$43]" office:value-type="float" office:value="60">
            <text:p>6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9]*[$normiert.$S$43]" office:value-type="float" office:value="87.5">
            <text:p>87,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9]*[$normiert.$U$43]" office:value-type="float" office:value="77.7777777777778">
            <text:p>77,7777777778</text:p>
          </table:table-cell>
          <table:table-cell table:style-name="ce7" office:value-type="float" office:value="1">
            <text:p>1</text:p>
          </table:table-cell>
          <table:table-cell table:style-name="ce2" table:formula="of:=[$Rohdaten.W9]*[$normiert.$W$43]" office:value-type="float" office:value="83.3333333333333">
            <text:p>8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Y9]*[$normiert.$Y$43]" office:value-type="float" office:value="22.2222222222222">
            <text:p>22,2222222222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9]*[$normiert.$AA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" table:formula="of:=[$Rohdaten.AC9]*[$normiert.$AC$43]" office:value-type="float" office:value="55.5555555555556">
            <text:p>55,5555555556</text:p>
          </table:table-cell>
          <table:table-cell table:style-name="ce7" office:value-type="float" office:value="4">
            <text:p>4</text:p>
          </table:table-cell>
          <table:table-cell table:style-name="ce2" table:formula="of:=[$Rohdaten.AE9]*[$normiert.$AE$43]" office:value-type="float" office:value="66.6666666666667">
            <text:p>66,666666666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9]*[$normiert.$AG$43]" office:value-type="float" office:value="37.5">
            <text:p>37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9]*[$normiert.$AI$43]" office:value-type="float" office:value="93.75">
            <text:p>93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9]*[$normiert.$AK$43]" office:value-type="float" office:value="64.2857142857143">
            <text:p>64,2857142857</text:p>
          </table:table-cell>
          <table:table-cell table:style-name="ce7" office:value-type="float" office:value="9">
            <text:p>9</text:p>
          </table:table-cell>
          <table:table-cell table:style-name="ce2" table:formula="of:=[$Rohdaten.AM9]*[$normiert.$AM$43]" office:value-type="float" office:value="95">
            <text:p>95</text:p>
          </table:table-cell>
          <table:table-cell table:style-name="ce7" office:value-type="float" office:value="17">
            <text:p>17</text:p>
          </table:table-cell>
          <table:table-cell table:style-name="ce19" table:formula="of:=[$Rohdaten.AO9]*[$normiert.$AO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4" table:formula="of:=[$Rohdaten.AQ9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10]*[$normiert.$C$43]" office:value-type="float" office:value="43.0769230769231">
            <text:p>43,0769230769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10]*[$normiert.$E$43]" office:value-type="float" office:value="35.7142857142857">
            <text:p>35,7142857143</text:p>
          </table:table-cell>
          <table:table-cell table:style-name="ce7" office:value-type="float" office:value="7">
            <text:p>7</text:p>
          </table:table-cell>
          <table:table-cell table:style-name="ce2" table:formula="of:=[$Rohdaten.G10]*[$normiert.$G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I10]*[$normiert.$I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10]*[$normiert.$K$43]" office:value-type="float" office:value="85.7142857142857">
            <text:p>85,714285714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10]*[$normiert.$M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O10]*[$normiert.$O$43]" office:value-type="float" office:value="76.3888888888889">
            <text:p>76,388888888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10]*[$normiert.$Q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S10]*[$normiert.$S$43]" office:value-type="float" office:value="75">
            <text:p>7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10]*[$normiert.$U$43]" office:value-type="float" office:value="88.8888888888889">
            <text:p>88,888888888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10]*[$normiert.$W$43]" office:value-type="float" office:value="83.3333333333333">
            <text:p>83,3333333333</text:p>
          </table:table-cell>
          <table:table-cell table:style-name="ce7" office:value-type="float" office:value="9">
            <text:p>9</text:p>
          </table:table-cell>
          <table:table-cell table:style-name="ce2" table:formula="of:=[$Rohdaten.Y10]*[$normiert.$Y$43]" office:value-type="float" office:value="35.5555555555556">
            <text:p>35,555555555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10]*[$normiert.$AA$43]" office:value-type="float" office:value="77.7777777777778">
            <text:p>77,7777777778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C10]*[$normiert.$AC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E10]*[$normiert.$AE$43]" office:value-type="float" office:value="100">
            <text:p>100</text:p>
          </table:table-cell>
          <table:table-cell table:style-name="ce7" office:value-type="float" office:value="4">
            <text:p>4</text:p>
          </table:table-cell>
          <table:table-cell table:style-name="ce2" table:formula="of:=[$Rohdaten.AG10]*[$normiert.$AG$43]" office:value-type="float" office:value="62.5">
            <text:p>62,5</text:p>
          </table:table-cell>
          <table:table-cell table:style-name="ce7" office:value-type="float" office:value="3">
            <text:p>3</text:p>
          </table:table-cell>
          <table:table-cell table:style-name="ce2" table:formula="of:=[$Rohdaten.AI10]*[$normiert.$AI$43]" office:value-type="float" office:value="68.75">
            <text:p>68,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10]*[$normiert.$AK$43]" office:value-type="float" office:value="57.1428571428571">
            <text:p>57,1428571429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10]*[$normiert.$AM$43]" office:value-type="float" office:value="66.6666666666667">
            <text:p>66,6666666667</text:p>
          </table:table-cell>
          <table:table-cell table:style-name="ce7" office:value-type="float" office:value="14">
            <text:p>14</text:p>
          </table:table-cell>
          <table:table-cell table:style-name="ce19" table:formula="of:=[$Rohdaten.AO10]*[$normiert.$AO$43]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24" table:formula="of:=[$Rohdaten.AQ10]*[$normiert.$AQ$43]"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float" office:value="8">
            <text:p>8</text:p>
          </table:table-cell>
          <table:table-cell table:style-name="ce2" table:formula="of:=[$Rohdaten.C11]*[$normiert.$C$43]" office:value-type="float" office:value="53.8461538461539">
            <text:p>53,8461538462</text:p>
          </table:table-cell>
          <table:table-cell table:style-name="ce7" office:value-type="float" office:value="19">
            <text:p>19</text:p>
          </table:table-cell>
          <table:table-cell table:style-name="ce2" table:formula="of:=[$Rohdaten.E11]*[$normiert.$E$43]" office:value-type="float" office:value="21.4285714285714">
            <text:p>21,4285714286</text:p>
          </table:table-cell>
          <table:table-cell table:style-name="ce7" office:value-type="float" office:value="4">
            <text:p>4</text:p>
          </table:table-cell>
          <table:table-cell table:style-name="ce2" table:formula="of:=[$Rohdaten.G11]*[$normiert.$G$43]" office:value-type="float" office:value="85.7142857142857">
            <text:p>85,7142857143</text:p>
          </table:table-cell>
          <table:table-cell table:style-name="ce7" office:value-type="float" office:value="2">
            <text:p>2</text:p>
          </table:table-cell>
          <table:table-cell table:style-name="ce2" table:formula="of:=[$Rohdaten.I11]*[$normiert.$I$43]" office:value-type="float" office:value="100">
            <text:p>10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11]*[$normiert.$K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11]*[$normiert.$M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11]*[$normiert.$O$43]" office:value-type="float" office:value="69.4444444444444">
            <text:p>69,4444444444</text:p>
          </table:table-cell>
          <table:table-cell table:style-name="ce7" office:value-type="float" office:value="9">
            <text:p>9</text:p>
          </table:table-cell>
          <table:table-cell table:style-name="ce2" table:formula="of:=[$Rohdaten.Q11]*[$normiert.$Q$43]" office:value-type="float" office:value="60">
            <text:p>6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S11]*[$normiert.$S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U11]*[$normiert.$U$43]" office:value-type="float" office:value="22.2222222222222">
            <text:p>22,2222222222</text:p>
          </table:table-cell>
          <table:table-cell table:style-name="ce7" office:value-type="float" office:value="6">
            <text:p>6</text:p>
          </table:table-cell>
          <table:table-cell table:style-name="ce2" table:formula="of:=[$Rohdaten.W11]*[$normiert.$W$43]" office:value-type="float" office:value="83.3333333333333">
            <text:p>8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11]*[$normiert.$Y$43]" office:value-type="float" office:value="11.1111111111111">
            <text:p>11,1111111111</text:p>
          </table:table-cell>
          <table:table-cell table:style-name="ce7" office:value-type="float" office:value="6">
            <text:p>6</text:p>
          </table:table-cell>
          <table:table-cell table:style-name="ce2" table:formula="of:=[$Rohdaten.AA11]*[$normiert.$AA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" table:formula="of:=[$Rohdaten.AC11]*[$normiert.$AC$43]" office:value-type="float" office:value="66.6666666666667">
            <text:p>66,6666666667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E11]*[$normiert.$AE$43]" office:value-type="float" office:value="33.3333333333333">
            <text:p>3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11]*[$normiert.$AG$43]" office:value-type="float" office:value="75">
            <text:p>7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I11]*[$normiert.$AI$43]" office:value-type="float" office:value="62.5">
            <text:p>62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11]*[$normiert.$AK$43]" office:value-type="float" office:value="42.8571428571429">
            <text:p>42,8571428571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M11]*[$normiert.$AM$43]" office:value-type="float" office:value="91.6666666666667">
            <text:p>91,6666666667</text:p>
          </table:table-cell>
          <table:table-cell table:style-name="ce7" office:value-type="float" office:value="5">
            <text:p>5</text:p>
          </table:table-cell>
          <table:table-cell table:style-name="ce19" table:formula="of:=[$Rohdaten.AO11]*[$normiert.$AO$43]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24" table:formula="of:=[$Rohdaten.AQ11]*[$normiert.$AQ$43]"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float" office:value="6">
            <text:p>6</text:p>
          </table:table-cell>
          <table:table-cell table:style-name="ce2" table:formula="of:=[$Rohdaten.C12]*[$normiert.$C$43]" office:value-type="float" office:value="38.4615384615385">
            <text:p>38,4615384615</text:p>
          </table:table-cell>
          <table:table-cell table:style-name="ce7" office:value-type="float" office:value="4">
            <text:p>4</text:p>
          </table:table-cell>
          <table:table-cell table:style-name="ce2" table:formula="of:=[$Rohdaten.E12]*[$normiert.$E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G12]*[$normiert.$G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" table:formula="of:=[$Rohdaten.I12]*[$normiert.$I$43]" office:value-type="float" office:value="56.25">
            <text:p>56,2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K12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M12]*[$normiert.$M$43]" office:value-type="float" office:value="71.4285714285714">
            <text:p>71,4285714286</text:p>
          </table:table-cell>
          <table:table-cell table:style-name="ce7" office:value-type="float" office:value="1">
            <text:p>1</text:p>
          </table:table-cell>
          <table:table-cell table:style-name="ce2" table:formula="of:=[$Rohdaten.O12]*[$normiert.$O$43]" office:value-type="float" office:value="83.3333333333333">
            <text:p>83,333333333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12]*[$normiert.$Q$43]" office:value-type="float" office:value="70">
            <text:p>7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12]*[$normiert.$S$43]" office:value-type="float" office:value="37.5">
            <text:p>37,5</text:p>
          </table:table-cell>
          <table:table-cell table:style-name="ce7" office:value-type="float" office:value="1">
            <text:p>1</text:p>
          </table:table-cell>
          <table:table-cell table:style-name="ce2" table:formula="of:=[$Rohdaten.U12]*[$normiert.$U$43]" office:value-type="float" office:value="55.5555555555556">
            <text:p>55,555555555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W12]*[$normiert.$W$43]" office:value-type="float" office:value="66.6666666666667">
            <text:p>66,6666666667</text:p>
          </table:table-cell>
          <table:table-cell table:style-name="ce7" office:value-type="float" office:value="1">
            <text:p>1</text:p>
          </table:table-cell>
          <table:table-cell table:style-name="ce2" table:formula="of:=[$Rohdaten.Y12]*[$normiert.$Y$43]" office:value-type="float" office:value="55.5555555555556">
            <text:p>55,5555555556</text:p>
          </table:table-cell>
          <table:table-cell table:style-name="ce7" office:value-type="float" office:value="5">
            <text:p>5</text:p>
          </table:table-cell>
          <table:table-cell table:style-name="ce2" table:formula="of:=[$Rohdaten.AA12]*[$normiert.$AA$43]" office:value-type="float" office:value="66.6666666666667">
            <text:p>66,6666666667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12]*[$normiert.$AC$43]" office:value-type="float" office:value="44.4444444444444">
            <text:p>44,4444444444</text:p>
          </table:table-cell>
          <table:table-cell table:style-name="ce7" office:value-type="float" office:value="6">
            <text:p>6</text:p>
          </table:table-cell>
          <table:table-cell table:style-name="ce2" table:formula="of:=[$Rohdaten.AE12]*[$normiert.$AE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AG12]*[$normiert.$AG$43]" office:value-type="float" office:value="81.25">
            <text:p>81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12]*[$normiert.$AI$43]" office:value-type="float" office:value="25">
            <text:p>25</text:p>
          </table:table-cell>
          <table:table-cell table:style-name="ce7" office:value-type="float" office:value="4">
            <text:p>4</text:p>
          </table:table-cell>
          <table:table-cell table:style-name="ce2" table:formula="of:=[$Rohdaten.AK12]*[$normiert.$AK$43]" office:value-type="float" office:value="64.2857142857143">
            <text:p>64,2857142857</text:p>
          </table:table-cell>
          <table:table-cell table:style-name="ce7" office:value-type="float" office:value="8">
            <text:p>8</text:p>
          </table:table-cell>
          <table:table-cell table:style-name="ce2" table:formula="of:=[$Rohdaten.AM12]*[$normiert.$AM$43]" office:value-type="float" office:value="75">
            <text:p>75</text:p>
          </table:table-cell>
          <table:table-cell table:style-name="ce7" office:value-type="float" office:value="7">
            <text:p>7</text:p>
          </table:table-cell>
          <table:table-cell table:style-name="ce19" table:formula="of:=[$Rohdaten.AO12]*[$normiert.$AO$43]" office:value-type="float" office:value="100">
            <text:p>100</text:p>
          </table:table-cell>
          <table:table-cell table:style-name="ce7" office:value-type="float" office:value="7">
            <text:p>7</text:p>
          </table:table-cell>
          <table:table-cell table:style-name="ce24" table:formula="of:=[$Rohdaten.AQ12]*[$normiert.$AQ$43]" office:value-type="float" office:value="40">
            <text:p>4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1</text:p>
          </table:table-cell>
          <table:table-cell table:style-name="ce7" office:value-type="float" office:value="9">
            <text:p>9</text:p>
          </table:table-cell>
          <table:table-cell table:style-name="ce2" table:formula="of:=[$Rohdaten.C13]*[$normiert.$C$43]" office:value-type="float" office:value="69.2307692307692">
            <text:p>69,230769230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13]*[$normiert.$E$43]" office:value-type="float" office:value="22.8571428571429">
            <text:p>22,8571428571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13]*[$normiert.$G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I13]*[$normiert.$I$43]" office:value-type="float" office:value="81.25">
            <text:p>81,25</text:p>
          </table:table-cell>
          <table:table-cell table:style-name="ce7" office:value-type="float" office:value="1">
            <text:p>1</text:p>
          </table:table-cell>
          <table:table-cell table:style-name="ce2" table:formula="of:=[$Rohdaten.K13]*[$normiert.$K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M13]*[$normiert.$M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13]*[$normiert.$O$43]" office:value-type="float" office:value="97.2222222222222">
            <text:p>97,2222222222</text:p>
          </table:table-cell>
          <table:table-cell table:style-name="ce7" office:value-type="float" office:value="3">
            <text:p>3</text:p>
          </table:table-cell>
          <table:table-cell table:style-name="ce2" table:formula="of:=[$Rohdaten.Q13]*[$normiert.$Q$43]" office:value-type="float" office:value="60">
            <text:p>6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13]*[$normiert.$S$43]" office:value-type="float" office:value="62.5">
            <text:p>62,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13]*[$normiert.$U$43]" office:value-type="float" office:value="77.7777777777778">
            <text:p>77,777777777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13]*[$normiert.$W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13]*[$normiert.$Y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AA13]*[$normiert.$AA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AC13]*[$normiert.$AC$43]" office:value-type="float" office:value="88.8888888888889">
            <text:p>88,888888888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13]*[$normiert.$AE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AG13]*[$normiert.$AG$43]" office:value-type="float" office:value="81.25">
            <text:p>81,25</text:p>
          </table:table-cell>
          <table:table-cell table:style-name="ce7" office:value-type="float" office:value="1">
            <text:p>1</text:p>
          </table:table-cell>
          <table:table-cell table:style-name="ce2" table:formula="of:=[$Rohdaten.AI13]*[$normiert.$AI$43]" office:value-type="float" office:value="37.5">
            <text:p>37,5</text:p>
          </table:table-cell>
          <table:table-cell table:style-name="ce7" office:value-type="float" office:value="6">
            <text:p>6</text:p>
          </table:table-cell>
          <table:table-cell table:style-name="ce2" table:formula="of:=[$Rohdaten.AK13]*[$normiert.$AK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AM13]*[$normiert.$AM$43]" office:value-type="float" office:value="33.3333333333333">
            <text:p>33,3333333333</text:p>
          </table:table-cell>
          <table:table-cell table:style-name="ce7" office:value-type="float" office:value="3">
            <text:p>3</text:p>
          </table:table-cell>
          <table:table-cell table:style-name="ce19" table:formula="of:=[$Rohdaten.AO13]*[$normiert.$AO$43]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24" table:formula="of:=[$Rohdaten.AQ13]*[$normiert.$AQ$43]" office:value-type="float" office:value="100">
            <text:p>10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14]*[$normiert.$C$43]" office:value-type="float" office:value="76.9230769230769">
            <text:p>76,9230769231</text:p>
          </table:table-cell>
          <table:table-cell table:style-name="ce7" office:value-type="float" office:value="9">
            <text:p>9</text:p>
          </table:table-cell>
          <table:table-cell table:style-name="ce2" table:formula="of:=[$Rohdaten.E14]*[$normiert.$E$43]" office:value-type="float" office:value="45.7142857142857">
            <text:p>45,7142857143</text:p>
          </table:table-cell>
          <table:table-cell table:style-name="ce7" office:value-type="float" office:value="8">
            <text:p>8</text:p>
          </table:table-cell>
          <table:table-cell table:style-name="ce2" table:formula="of:=[$Rohdaten.G14]*[$normiert.$G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14]*[$normiert.$I$43]" office:value-type="float" office:value="43.75">
            <text:p>43,75</text:p>
          </table:table-cell>
          <table:table-cell table:style-name="ce7" office:value-type="float" office:value="4">
            <text:p>4</text:p>
          </table:table-cell>
          <table:table-cell table:style-name="ce2" table:formula="of:=[$Rohdaten.K14]*[$normiert.$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M14]*[$normiert.$M$43]" office:value-type="float" office:value="71.4285714285714">
            <text:p>71,4285714286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14]*[$normiert.$O$43]" office:value-type="float" office:value="90.2777777777778">
            <text:p>90,2777777778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14]*[$normiert.$Q$43]" office:value-type="float" office:value="40">
            <text:p>40</text:p>
          </table:table-cell>
          <table:table-cell table:style-name="ce7" office:value-type="float" office:value="7">
            <text:p>7</text:p>
          </table:table-cell>
          <table:table-cell table:style-name="ce2" table:formula="of:=[$Rohdaten.S14]*[$normiert.$S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U14]*[$normiert.$U$43]" office:value-type="float" office:value="66.6666666666667">
            <text:p>66,6666666667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14]*[$normiert.$W$43]" office:value-type="float" office:value="33.3333333333333">
            <text:p>3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14]*[$normiert.$Y$43]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table:formula="of:=[$Rohdaten.AA14]*[$normiert.$AA$43]" office:value-type="float" office:value="55.5555555555556">
            <text:p>55,5555555556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14]*[$normiert.$AC$43]" office:value-type="float" office:value="77.7777777777778">
            <text:p>77,777777777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14]*[$normiert.$AE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table:formula="of:=[$Rohdaten.AG14]*[$normiert.$AG$43]" office:value-type="float" office:value="62.5">
            <text:p>62,5</text:p>
          </table:table-cell>
          <table:table-cell table:style-name="ce7" office:value-type="float" office:value="4">
            <text:p>4</text:p>
          </table:table-cell>
          <table:table-cell table:style-name="ce2" table:formula="of:=[$Rohdaten.AI14]*[$normiert.$AI$43]" office:value-type="float" office:value="56.25">
            <text:p>56,2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14]*[$normiert.$AK$43]" office:value-type="float" office:value="85.7142857142857">
            <text:p>85,714285714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14]*[$normiert.$AM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19" table:formula="of:=[$Rohdaten.AO14]*[$normiert.$AO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4" table:formula="of:=[$Rohdaten.AQ14]*[$normiert.$AQ$43]" office:value-type="float" office:value="100">
            <text:p>10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15]*[$normiert.$C$43]" office:value-type="float" office:value="53.8461538461539">
            <text:p>53,8461538462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15]*[$normiert.$E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table:formula="of:=[$Rohdaten.G15]*[$normiert.$G$43]" office:value-type="float" office:value="28.5714285714286">
            <text:p>28,571428571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I15]*[$normiert.$I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15]*[$normiert.$K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M15]*[$normiert.$M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O15]*[$normiert.$O$43]" office:value-type="float" office:value="69.4444444444444">
            <text:p>69,444444444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15]*[$normiert.$Q$43]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2" table:formula="of:=[$Rohdaten.S15]*[$normiert.$S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15]*[$normiert.$U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" table:formula="of:=[$Rohdaten.W15]*[$normiert.$W$43]" office:value-type="float" office:value="66.6666666666667">
            <text:p>66,666666666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15]*[$normiert.$Y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15]*[$normiert.$AA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15]*[$normiert.$AC$43]" office:value-type="float" office:value="88.8888888888889">
            <text:p>88,8888888889</text:p>
          </table:table-cell>
          <table:table-cell table:style-name="ce7" office:value-type="float" office:value="1">
            <text:p>1</text:p>
          </table:table-cell>
          <table:table-cell table:style-name="ce2" table:formula="of:=[$Rohdaten.AE15]*[$normiert.$AE$43]" office:value-type="float" office:value="50">
            <text:p>5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15]*[$normiert.$AG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15]*[$normiert.$AI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15]*[$normiert.$AK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15]*[$normiert.$AM$43]" office:value-type="float" office:value="58.3333333333333">
            <text:p>58,3333333333</text:p>
          </table:table-cell>
          <table:table-cell table:style-name="ce7" office:value-type="float" office:value="1">
            <text:p>1</text:p>
          </table:table-cell>
          <table:table-cell table:style-name="ce19" table:formula="of:=[$Rohdaten.AO15]*[$normiert.$AO$43]" office:value-type="float" office:value="90">
            <text:p>90</text:p>
          </table:table-cell>
          <table:table-cell table:style-name="ce7" office:value-type="float" office:value="1">
            <text:p>1</text:p>
          </table:table-cell>
          <table:table-cell table:style-name="ce24" table:formula="of:=[$Rohdaten.AQ15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4</text:p>
          </table:table-cell>
          <table:table-cell table:style-name="ce7" office:value-type="float" office:value="3">
            <text:p>3</text:p>
          </table:table-cell>
          <table:table-cell table:style-name="ce2" table:formula="of:=[$Rohdaten.C16]*[$normiert.$C$43]" office:value-type="float" office:value="100">
            <text:p>100</text:p>
          </table:table-cell>
          <table:table-cell table:style-name="ce7" office:value-type="float" office:value="8">
            <text:p>8</text:p>
          </table:table-cell>
          <table:table-cell table:style-name="ce2" table:formula="of:=[$Rohdaten.E16]*[$normiert.$E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16]*[$normiert.$G$43]" office:value-type="float" office:value="28.5714285714286">
            <text:p>28,571428571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16]*[$normiert.$I$43]" office:value-type="float" office:value="68.75">
            <text:p>68,75</text:p>
          </table:table-cell>
          <table:table-cell table:style-name="ce7" office:value-type="float" office:value="7">
            <text:p>7</text:p>
          </table:table-cell>
          <table:table-cell table:style-name="ce2" table:formula="of:=[$Rohdaten.K16]*[$normiert.$K$43]" office:value-type="float" office:value="85.7142857142857">
            <text:p>85,7142857143</text:p>
          </table:table-cell>
          <table:table-cell table:style-name="ce7" office:value-type="float" office:value="2">
            <text:p>2</text:p>
          </table:table-cell>
          <table:table-cell table:style-name="ce2" table:formula="of:=[$Rohdaten.M16]*[$normiert.$M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16]*[$normiert.$O$43]" office:value-type="float" office:value="48.6111111111111">
            <text:p>48,6111111111</text:p>
          </table:table-cell>
          <table:table-cell table:style-name="ce7" office:value-type="float" office:value="1">
            <text:p>1</text:p>
          </table:table-cell>
          <table:table-cell table:style-name="ce2" table:formula="of:=[$Rohdaten.Q16]*[$normiert.$Q$43]" office:value-type="float" office:value="60">
            <text:p>6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16]*[$normiert.$S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U16]*[$normiert.$U$43]" office:value-type="float" office:value="100">
            <text:p>100</text:p>
          </table:table-cell>
          <table:table-cell table:style-name="ce7" office:value-type="float" office:value="8">
            <text:p>8</text:p>
          </table:table-cell>
          <table:table-cell table:style-name="ce2" table:formula="of:=[$Rohdaten.W16]*[$normiert.$W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Y16]*[$normiert.$Y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16]*[$normiert.$AA$43]" office:value-type="float" office:value="55.5555555555556">
            <text:p>55,555555555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16]*[$normiert.$AC$43]" office:value-type="float" office:value="83.3333333333333">
            <text:p>8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16]*[$normiert.$AE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16]*[$normiert.$AG$43]" office:value-type="float" office:value="87.5">
            <text:p>87,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I16]*[$normiert.$AI$43]" office:value-type="float" office:value="43.75">
            <text:p>43,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16]*[$normiert.$AK$43]" office:value-type="float" office:value="78.5714285714286">
            <text:p>78,571428571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16]*[$normiert.$AM$43]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19" table:formula="of:=[$Rohdaten.AO16]*[$normiert.$AO$43]" office:value-type="float" office:value="60">
            <text:p>60</text:p>
          </table:table-cell>
          <table:table-cell table:style-name="ce7" office:value-type="float" office:value="2">
            <text:p>2</text:p>
          </table:table-cell>
          <table:table-cell table:style-name="ce24" table:formula="of:=[$Rohdaten.AQ16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5</text:p>
          </table:table-cell>
          <table:table-cell table:style-name="ce7" office:value-type="float" office:value="1">
            <text:p>1</text:p>
          </table:table-cell>
          <table:table-cell table:style-name="ce2" table:formula="of:=[$Rohdaten.C17]*[$normiert.$C$43]" office:value-type="float" office:value="61.5384615384615">
            <text:p>61,5384615385</text:p>
          </table:table-cell>
          <table:table-cell table:style-name="ce7" office:value-type="float" office:value="5">
            <text:p>5</text:p>
          </table:table-cell>
          <table:table-cell table:style-name="ce2" table:formula="of:=[$Rohdaten.E17]*[$normiert.$E$43]" office:value-type="float" office:value="25.7142857142857">
            <text:p>2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17]*[$normiert.$G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17]*[$normiert.$I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K17]*[$normiert.$K$43]" office:value-type="float" office:value="71.4285714285714">
            <text:p>71,428571428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M17]*[$normiert.$M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O17]*[$normiert.$O$43]" office:value-type="float" office:value="69.4444444444444">
            <text:p>69,4444444444</text:p>
          </table:table-cell>
          <table:table-cell table:style-name="ce7" office:value-type="float" office:value="5">
            <text:p>5</text:p>
          </table:table-cell>
          <table:table-cell table:style-name="ce2" table:formula="of:=[$Rohdaten.Q17]*[$normiert.$Q$43]" office:value-type="float" office:value="60">
            <text:p>60</text:p>
          </table:table-cell>
          <table:table-cell table:style-name="ce7" office:value-type="float" office:value="3">
            <text:p>3</text:p>
          </table:table-cell>
          <table:table-cell table:style-name="ce2" table:formula="of:=[$Rohdaten.S17]*[$normiert.$S$43]" office:value-type="float" office:value="75">
            <text:p>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17]*[$normiert.$U$43]" office:value-type="float" office:value="88.8888888888889">
            <text:p>88,8888888889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17]*[$normiert.$W$43]" office:value-type="float" office:value="33.3333333333333">
            <text:p>33,3333333333</text:p>
          </table:table-cell>
          <table:table-cell table:style-name="ce7" office:value-type="float" office:value="7">
            <text:p>7</text:p>
          </table:table-cell>
          <table:table-cell table:style-name="ce2" table:formula="of:=[$Rohdaten.Y17]*[$normiert.$Y$43]" office:value-type="float" office:value="66.6666666666667">
            <text:p>66,6666666667</text:p>
          </table:table-cell>
          <table:table-cell table:style-name="ce7" office:value-type="float" office:value="8">
            <text:p>8</text:p>
          </table:table-cell>
          <table:table-cell table:style-name="ce2" table:formula="of:=[$Rohdaten.AA17]*[$normiert.$AA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AC17]*[$normiert.$AC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AE17]*[$normiert.$AE$43]" office:value-type="float" office:value="83.3333333333333">
            <text:p>83,3333333333</text:p>
          </table:table-cell>
          <table:table-cell table:style-name="ce7" office:value-type="float" office:value="6">
            <text:p>6</text:p>
          </table:table-cell>
          <table:table-cell table:style-name="ce2" table:formula="of:=[$Rohdaten.AG17]*[$normiert.$AG$43]" office:value-type="float" office:value="62.5">
            <text:p>62,5</text:p>
          </table:table-cell>
          <table:table-cell table:style-name="ce7" office:value-type="float" office:value="8">
            <text:p>8</text:p>
          </table:table-cell>
          <table:table-cell table:style-name="ce2" table:formula="of:=[$Rohdaten.AI17]*[$normiert.$AI$43]" office:value-type="float" office:value="56.25">
            <text:p>56,2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K17]*[$normiert.$AK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17]*[$normiert.$AM$43]" office:value-type="float" office:value="31.6666666666667">
            <text:p>31,6666666667</text:p>
          </table:table-cell>
          <table:table-cell table:style-name="ce7" office:value-type="float" office:value="8">
            <text:p>8</text:p>
          </table:table-cell>
          <table:table-cell table:style-name="ce19" table:formula="of:=[$Rohdaten.AO17]*[$normiert.$AO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4" table:formula="of:=[$Rohdaten.AQ17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C18]*[$normiert.$C$43]" office:value-type="float" office:value="92.3076923076923">
            <text:p>92,3076923077</text:p>
          </table:table-cell>
          <table:table-cell table:style-name="ce7" office:value-type="float" office:value="6">
            <text:p>6</text:p>
          </table:table-cell>
          <table:table-cell table:style-name="ce2" table:formula="of:=[$Rohdaten.E18]*[$normiert.$E$43]" office:value-type="float" office:value="21.4285714285714">
            <text:p>2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G18]*[$normiert.$G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I18]*[$normiert.$I$43]" office:value-type="float" office:value="43.75">
            <text:p>43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K18]*[$normiert.$K$43]" office:value-type="float" office:value="42.8571428571429">
            <text:p>42,8571428571</text:p>
          </table:table-cell>
          <table:table-cell table:style-name="ce7" office:value-type="float" office:value="7">
            <text:p>7</text:p>
          </table:table-cell>
          <table:table-cell table:style-name="ce2" table:formula="of:=[$Rohdaten.M18]*[$normiert.$M$43]" office:value-type="float" office:value="85.7142857142857">
            <text:p>85,714285714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18]*[$normiert.$O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18]*[$normiert.$Q$43]" office:value-type="float" office:value="60">
            <text:p>60</text:p>
          </table:table-cell>
          <table:table-cell table:style-name="ce7" office:value-type="float" office:value="6">
            <text:p>6</text:p>
          </table:table-cell>
          <table:table-cell table:style-name="ce2" table:formula="of:=[$Rohdaten.S18]*[$normiert.$S$43]" office:value-type="float" office:value="62.5">
            <text:p>62,5</text:p>
          </table:table-cell>
          <table:table-cell table:style-name="ce7" office:value-type="float" office:value="8">
            <text:p>8</text:p>
          </table:table-cell>
          <table:table-cell table:style-name="ce2" table:formula="of:=[$Rohdaten.U18]*[$normiert.$U$43]" office:value-type="float" office:value="44.4444444444444">
            <text:p>44,4444444444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18]*[$normiert.$W$43]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table:formula="of:=[$Rohdaten.Y18]*[$normiert.$Y$43]" office:value-type="float" office:value="77.7777777777778">
            <text:p>77,777777777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18]*[$normiert.$AA$43]" office:value-type="float" office:value="88.8888888888889">
            <text:p>88,8888888889</text:p>
          </table:table-cell>
          <table:table-cell table:style-name="ce7" office:value-type="float" office:value="4">
            <text:p>4</text:p>
          </table:table-cell>
          <table:table-cell table:style-name="ce2" table:formula="of:=[$Rohdaten.AC18]*[$normiert.$AC$43]" office:value-type="float" office:value="72.2222222222222">
            <text:p>72,222222222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E18]*[$normiert.$AE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G18]*[$normiert.$AG$43]" office:value-type="float" office:value="75">
            <text:p>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18]*[$normiert.$AI$43]" office:value-type="float" office:value="25">
            <text:p>25</text:p>
          </table:table-cell>
          <table:table-cell table:style-name="ce7" office:value-type="float" office:value="2">
            <text:p>2</text:p>
          </table:table-cell>
          <table:table-cell table:style-name="ce2" table:formula="of:=[$Rohdaten.AK18]*[$normiert.$AK$43]" office:value-type="float" office:value="28.5714285714286">
            <text:p>28,5714285714</text:p>
          </table:table-cell>
          <table:table-cell table:style-name="ce7" office:value-type="float" office:value="1">
            <text:p>1</text:p>
          </table:table-cell>
          <table:table-cell table:style-name="ce2" table:formula="of:=[$Rohdaten.AM18]*[$normiert.$AM$43]" office:value-type="float" office:value="31.6666666666667">
            <text:p>31,6666666667</text:p>
          </table:table-cell>
          <table:table-cell table:style-name="ce7" office:value-type="float" office:value="4">
            <text:p>4</text:p>
          </table:table-cell>
          <table:table-cell table:style-name="ce19" table:formula="of:=[$Rohdaten.AO18]*[$normiert.$AO$43]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4" table:formula="of:=[$Rohdaten.AQ18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7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19]*[$normiert.$C$43]" office:value-type="float" office:value="84.6153846153846">
            <text:p>84,615384615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19]*[$normiert.$E$43]" office:value-type="float" office:value="17.1428571428571">
            <text:p>1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19]*[$normiert.$G$43]" office:value-type="float" office:value="28.5714285714286">
            <text:p>28,571428571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19]*[$normiert.$I$43]" office:value-type="float" office:value="37.5">
            <text:p>37,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19]*[$normiert.$K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" table:formula="of:=[$Rohdaten.M19]*[$normiert.$M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19]*[$normiert.$O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19]*[$normiert.$Q$43]" office:value-type="float" office:value="90">
            <text:p>9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19]*[$normiert.$S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19]*[$normiert.$U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W19]*[$normiert.$W$43]" office:value-type="float" office:value="16.6666666666667">
            <text:p>16,6666666667</text:p>
          </table:table-cell>
          <table:table-cell table:style-name="ce7" office:value-type="float" office:value="6">
            <text:p>6</text:p>
          </table:table-cell>
          <table:table-cell table:style-name="ce2" table:formula="of:=[$Rohdaten.Y19]*[$normiert.$Y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AA19]*[$normiert.$AA$43]" office:value-type="float" office:value="55.5555555555556">
            <text:p>55,555555555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C19]*[$normiert.$AC$43]" office:value-type="float" office:value="22.2222222222222">
            <text:p>22,2222222222</text:p>
          </table:table-cell>
          <table:table-cell table:style-name="ce7" office:value-type="float" office:value="5">
            <text:p>5</text:p>
          </table:table-cell>
          <table:table-cell table:style-name="ce2" table:formula="of:=[$Rohdaten.AE19]*[$normiert.$AE$43]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table:formula="of:=[$Rohdaten.AG19]*[$normiert.$AG$43]" office:value-type="float" office:value="75">
            <text:p>75</text:p>
          </table:table-cell>
          <table:table-cell table:style-name="ce7" office:value-type="float" office:value="5">
            <text:p>5</text:p>
          </table:table-cell>
          <table:table-cell table:style-name="ce2" table:formula="of:=[$Rohdaten.AI19]*[$normiert.$AI$43]" office:value-type="float" office:value="31.25">
            <text:p>31,25</text:p>
          </table:table-cell>
          <table:table-cell table:style-name="ce7" office:value-type="float" office:value="5">
            <text:p>5</text:p>
          </table:table-cell>
          <table:table-cell table:style-name="ce2" table:formula="of:=[$Rohdaten.AK19]*[$normiert.$AK$43]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table:formula="of:=[$Rohdaten.AM19]*[$normiert.$AM$43]" office:value-type="float" office:value="41.6666666666667">
            <text:p>41,6666666667</text:p>
          </table:table-cell>
          <table:table-cell table:style-name="ce7" office:value-type="float" office:value="13">
            <text:p>13</text:p>
          </table:table-cell>
          <table:table-cell table:style-name="ce19" table:formula="of:=[$Rohdaten.AO19]*[$normiert.$AO$43]" office:value-type="float" office:value="50">
            <text:p>50</text:p>
          </table:table-cell>
          <table:table-cell table:style-name="ce7" office:value-type="float" office:value="13">
            <text:p>13</text:p>
          </table:table-cell>
          <table:table-cell table:style-name="ce24" table:formula="of:=[$Rohdaten.AQ19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18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0]*[$normiert.$C$43]" office:value-type="float" office:value="61.5384615384615">
            <text:p>61,5384615385</text:p>
          </table:table-cell>
          <table:table-cell table:style-name="ce7" office:value-type="float" office:value="1">
            <text:p>1</text:p>
          </table:table-cell>
          <table:table-cell table:style-name="ce2" table:formula="of:=[$Rohdaten.E20]*[$normiert.$E$43]" office:value-type="float" office:value="17.1428571428571">
            <text:p>1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20]*[$normiert.$G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I20]*[$normiert.$I$43]" office:value-type="float" office:value="75">
            <text:p>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20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0]*[$normiert.$M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0]*[$normiert.$O$43]" office:value-type="float" office:value="69.4444444444444">
            <text:p>69,444444444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Q20]*[$normiert.$Q$43]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2" table:formula="of:=[$Rohdaten.S20]*[$normiert.$S$43]" office:value-type="float" office:value="75">
            <text:p>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0]*[$normiert.$U$43]" office:value-type="float" office:value="22.2222222222222">
            <text:p>22,2222222222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20]*[$normiert.$W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0]*[$normiert.$Y$43]" office:value-type="float" office:value="55.5555555555556">
            <text:p>55,555555555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20]*[$normiert.$AA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20]*[$normiert.$AC$43]" office:value-type="float" office:value="11.1111111111111">
            <text:p>11,1111111111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20]*[$normiert.$AE$43]" office:value-type="float" office:value="100">
            <text:p>10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20]*[$normiert.$AG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0]*[$normiert.$AI$43]" office:value-type="float" office:value="31.25">
            <text:p>31,25</text:p>
          </table:table-cell>
          <table:table-cell table:style-name="ce7" office:value-type="float" office:value="8">
            <text:p>8</text:p>
          </table:table-cell>
          <table:table-cell table:style-name="ce2" table:formula="of:=[$Rohdaten.AK20]*[$normiert.$AK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M20]*[$normiert.$AM$43]" office:value-type="float" office:value="25">
            <text:p>25</text:p>
          </table:table-cell>
          <table:table-cell table:style-name="ce7" office:value-type="float" office:value="9">
            <text:p>9</text:p>
          </table:table-cell>
          <table:table-cell table:style-name="ce19" table:formula="of:=[$Rohdaten.AO20]*[$normiert.$AO$43]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24" table:formula="of:=[$Rohdaten.AQ20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3" office:value-type="string">
            <text:p>#19</text:p>
          </table:table-cell>
          <table:table-cell table:style-name="ce8" office:value-type="float" office:value="5">
            <text:p>5</text:p>
          </table:table-cell>
          <table:table-cell table:style-name="ce3" table:formula="of:=[$Rohdaten.C21]*[$normiert.$C$43]" office:value-type="float" office:value="30.7692307692308">
            <text:p>30,7692307692</text:p>
          </table:table-cell>
          <table:table-cell table:style-name="ce8" office:value-type="float" office:value="17">
            <text:p>17</text:p>
          </table:table-cell>
          <table:table-cell table:style-name="ce3" table:formula="of:=[$Rohdaten.E21]*[$normiert.$E$43]" office:value-type="float" office:value="45.7142857142857">
            <text:p>45,7142857143</text:p>
          </table:table-cell>
          <table:table-cell table:style-name="ce8" office:value-type="float" office:value="14">
            <text:p>14</text:p>
          </table:table-cell>
          <table:table-cell table:style-name="ce3" table:formula="of:=[$Rohdaten.G21]*[$normiert.$G$43]" office:value-type="float" office:value="42.8571428571429">
            <text:p>42,8571428571</text:p>
          </table:table-cell>
          <table:table-cell table:style-name="ce8" office:value-type="float" office:value="10">
            <text:p>10</text:p>
          </table:table-cell>
          <table:table-cell table:style-name="ce3" table:formula="of:=[$Rohdaten.I21]*[$normiert.$I$43]" office:value-type="float" office:value="31.25">
            <text:p>31,25</text:p>
          </table:table-cell>
          <table:table-cell table:style-name="ce8" office:value-type="float" office:value="15">
            <text:p>15</text:p>
          </table:table-cell>
          <table:table-cell table:style-name="ce3" table:formula="of:=[$Rohdaten.K21]*[$normiert.$K$43]" office:value-type="float" office:value="28.5714285714286">
            <text:p>28,5714285714</text:p>
          </table:table-cell>
          <table:table-cell table:style-name="ce8" office:value-type="float" office:value="12">
            <text:p>12</text:p>
          </table:table-cell>
          <table:table-cell table:style-name="ce3" table:formula="of:=[$Rohdaten.M21]*[$normiert.$M$43]" office:value-type="float" office:value="71.4285714285714">
            <text:p>71,4285714286</text:p>
          </table:table-cell>
          <table:table-cell table:style-name="ce8" office:value-type="float" office:value="7">
            <text:p>7</text:p>
          </table:table-cell>
          <table:table-cell table:style-name="ce3" table:formula="of:=[$Rohdaten.O21]*[$normiert.$O$43]" office:value-type="float" office:value="75">
            <text:p>75</text:p>
          </table:table-cell>
          <table:table-cell table:style-name="ce8" office:value-type="float" office:value="13">
            <text:p>13</text:p>
          </table:table-cell>
          <table:table-cell table:style-name="ce3" table:formula="of:=[$Rohdaten.Q21]*[$normiert.$Q$43]" office:value-type="float" office:value="90">
            <text:p>90</text:p>
          </table:table-cell>
          <table:table-cell table:style-name="ce8" office:value-type="float" office:value="11">
            <text:p>11</text:p>
          </table:table-cell>
          <table:table-cell table:style-name="ce3" table:formula="of:=[$Rohdaten.S21]*[$normiert.$S$43]" office:value-type="float" office:value="87.5">
            <text:p>87,5</text:p>
          </table:table-cell>
          <table:table-cell table:style-name="ce8" office:value-type="float" office:value="13">
            <text:p>13</text:p>
          </table:table-cell>
          <table:table-cell table:style-name="ce3" table:formula="of:=[$Rohdaten.U21]*[$normiert.$U$43]" office:value-type="float" office:value="88.8888888888889">
            <text:p>88,8888888889</text:p>
          </table:table-cell>
          <table:table-cell table:style-name="ce8" office:value-type="float" office:value="14">
            <text:p>14</text:p>
          </table:table-cell>
          <table:table-cell table:style-name="ce3" table:formula="of:=[$Rohdaten.W21]*[$normiert.$W$43]" office:value-type="float" office:value="33.3333333333333">
            <text:p>33,3333333333</text:p>
          </table:table-cell>
          <table:table-cell table:style-name="ce8" office:value-type="float" office:value="8">
            <text:p>8</text:p>
          </table:table-cell>
          <table:table-cell table:style-name="ce3" table:formula="of:=[$Rohdaten.Y21]*[$normiert.$Y$43]" office:value-type="float" office:value="66.6666666666667">
            <text:p>66,6666666667</text:p>
          </table:table-cell>
          <table:table-cell table:style-name="ce8" office:value-type="float" office:value="7">
            <text:p>7</text:p>
          </table:table-cell>
          <table:table-cell table:style-name="ce3" table:formula="of:=[$Rohdaten.AA21]*[$normiert.$AA$43]" office:value-type="float" office:value="55.5555555555556">
            <text:p>55,5555555556</text:p>
          </table:table-cell>
          <table:table-cell table:style-name="ce8" office:value-type="float" office:value="8">
            <text:p>8</text:p>
          </table:table-cell>
          <table:table-cell table:style-name="ce3" table:formula="of:=[$Rohdaten.AC21]*[$normiert.$AC$43]" office:value-type="float" office:value="88.8888888888889">
            <text:p>88,8888888889</text:p>
          </table:table-cell>
          <table:table-cell table:style-name="ce8" office:value-type="float" office:value="16">
            <text:p>16</text:p>
          </table:table-cell>
          <table:table-cell table:style-name="ce3" table:formula="of:=[$Rohdaten.AE21]*[$normiert.$AE$43]" office:value-type="float" office:value="66.6666666666667">
            <text:p>66,6666666667</text:p>
          </table:table-cell>
          <table:table-cell table:style-name="ce8" office:value-type="float" office:value="7">
            <text:p>7</text:p>
          </table:table-cell>
          <table:table-cell table:style-name="ce3" table:formula="of:=[$Rohdaten.AG21]*[$normiert.$AG$43]" office:value-type="float" office:value="75">
            <text:p>75</text:p>
          </table:table-cell>
          <table:table-cell table:style-name="ce8" office:value-type="float" office:value="14">
            <text:p>14</text:p>
          </table:table-cell>
          <table:table-cell table:style-name="ce3" table:formula="of:=[$Rohdaten.AI21]*[$normiert.$AI$43]" office:value-type="float" office:value="37.5">
            <text:p>37,5</text:p>
          </table:table-cell>
          <table:table-cell table:style-name="ce8" office:value-type="float" office:value="3">
            <text:p>3</text:p>
          </table:table-cell>
          <table:table-cell table:style-name="ce3" table:formula="of:=[$Rohdaten.AK21]*[$normiert.$AK$43]" office:value-type="float" office:value="85.7142857142857">
            <text:p>85,7142857143</text:p>
          </table:table-cell>
          <table:table-cell table:style-name="ce8" office:value-type="float" office:value="3">
            <text:p>3</text:p>
          </table:table-cell>
          <table:table-cell table:style-name="ce3" table:formula="of:=[$Rohdaten.AM21]*[$normiert.$AM$43]" office:value-type="float" office:value="58.3333333333333">
            <text:p>58,3333333333</text:p>
          </table:table-cell>
          <table:table-cell table:style-name="ce8" office:value-type="float" office:value="15">
            <text:p>15</text:p>
          </table:table-cell>
          <table:table-cell table:style-name="ce22" table:formula="of:=[$Rohdaten.AO21]*[$normiert.$AO$43]" office:value-type="float" office:value="40">
            <text:p>40</text:p>
          </table:table-cell>
          <table:table-cell table:style-name="ce8" office:value-type="float" office:value="15">
            <text:p>15</text:p>
          </table:table-cell>
          <table:table-cell table:style-name="ce24" table:formula="of:=[$Rohdaten.AQ21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1">
          <table:table-cell table:style-name="ce4" office:value-type="string">
            <text:p>#20</text:p>
          </table:table-cell>
          <table:table-cell table:style-name="ce9" office:value-type="float" office:value="12">
            <text:p>12</text:p>
          </table:table-cell>
          <table:table-cell table:style-name="ce4" table:formula="of:=[$Rohdaten.C22]*[$normiert.$C$43]" office:value-type="float" office:value="69.2307692307692">
            <text:p>69,2307692308</text:p>
          </table:table-cell>
          <table:table-cell table:style-name="ce9" office:value-type="float" office:value="3">
            <text:p>3</text:p>
          </table:table-cell>
          <table:table-cell table:style-name="ce4" table:formula="of:=[$Rohdaten.E22]*[$normiert.$E$43]" office:value-type="float" office:value="57.1428571428571">
            <text:p>57,1428571429</text:p>
          </table:table-cell>
          <table:table-cell table:style-name="ce21" office:value-type="float" office:value="18">
            <text:p>18</text:p>
          </table:table-cell>
          <table:table-cell table:style-name="ce4" table:formula="of:=[$Rohdaten.G22]*[$normiert.$G$43]" office:value-type="float" office:value="42.8571428571429">
            <text:p>42,8571428571</text:p>
          </table:table-cell>
          <table:table-cell table:style-name="ce21" office:value-type="float" office:value="11">
            <text:p>11</text:p>
          </table:table-cell>
          <table:table-cell table:style-name="ce4" table:formula="of:=[$Rohdaten.I22]*[$normiert.$I$43]" office:value-type="float" office:value="87.5">
            <text:p>87,5</text:p>
          </table:table-cell>
          <table:table-cell table:style-name="ce21" office:value-type="float" office:value="19">
            <text:p>19</text:p>
          </table:table-cell>
          <table:table-cell table:style-name="ce4" table:formula="of:=[$Rohdaten.K22]*[$normiert.$K$43]" office:value-type="float" office:value="57.1428571428571">
            <text:p>57,1428571429</text:p>
          </table:table-cell>
          <table:table-cell table:style-name="ce21" office:value-type="float" office:value="10">
            <text:p>10</text:p>
          </table:table-cell>
          <table:table-cell table:style-name="ce4" table:formula="of:=[$Rohdaten.M22]*[$normiert.$M$43]" office:value-type="float" office:value="57.1428571428571">
            <text:p>57,1428571429</text:p>
          </table:table-cell>
          <table:table-cell table:style-name="ce21" office:value-type="float" office:value="19">
            <text:p>19</text:p>
          </table:table-cell>
          <table:table-cell table:style-name="ce4" table:formula="of:=[$Rohdaten.O22]*[$normiert.$O$43]" office:value-type="float" office:value="76.3888888888889">
            <text:p>76,3888888889</text:p>
          </table:table-cell>
          <table:table-cell table:style-name="ce21" office:value-type="float" office:value="4">
            <text:p>4</text:p>
          </table:table-cell>
          <table:table-cell table:style-name="ce4" table:formula="of:=[$Rohdaten.Q22]*[$normiert.$Q$43]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4" table:formula="of:=[$Rohdaten.S22]*[$normiert.$S$43]" office:value-type="float" office:value="50">
            <text:p>50</text:p>
          </table:table-cell>
          <table:table-cell table:style-name="ce21" office:value-type="float" office:value="8">
            <text:p>8</text:p>
          </table:table-cell>
          <table:table-cell table:style-name="ce4" table:formula="of:=[$Rohdaten.U22]*[$normiert.$U$43]" office:value-type="float" office:value="77.7777777777778">
            <text:p>77,7777777778</text:p>
          </table:table-cell>
          <table:table-cell table:style-name="ce21" office:value-type="float" office:value="3">
            <text:p>3</text:p>
          </table:table-cell>
          <table:table-cell table:style-name="ce4" table:formula="of:=[$Rohdaten.W22]*[$normiert.$W$43]" office:value-type="float" office:value="50">
            <text:p>50</text:p>
          </table:table-cell>
          <table:table-cell table:style-name="ce21" office:value-type="float" office:value="9">
            <text:p>9</text:p>
          </table:table-cell>
          <table:table-cell table:style-name="ce4" table:formula="of:=[$Rohdaten.Y22]*[$normiert.$Y$43]" office:value-type="float" office:value="66.6666666666667">
            <text:p>66,6666666667</text:p>
          </table:table-cell>
          <table:table-cell table:style-name="ce21" office:value-type="float" office:value="13">
            <text:p>13</text:p>
          </table:table-cell>
          <table:table-cell table:style-name="ce4" table:formula="of:=[$Rohdaten.AA22]*[$normiert.$AA$43]" office:value-type="float" office:value="66.6666666666667">
            <text:p>66,6666666667</text:p>
          </table:table-cell>
          <table:table-cell table:style-name="ce21" office:value-type="float" office:value="2">
            <text:p>2</text:p>
          </table:table-cell>
          <table:table-cell table:style-name="ce4" table:formula="of:=[$Rohdaten.AC22]*[$normiert.$AC$43]" office:value-type="float" office:value="55.5555555555556">
            <text:p>55,5555555556</text:p>
          </table:table-cell>
          <table:table-cell table:style-name="ce21" office:value-type="float" office:value="11">
            <text:p>11</text:p>
          </table:table-cell>
          <table:table-cell table:style-name="ce4" table:formula="of:=[$Rohdaten.AE22]*[$normiert.$AE$43]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4" table:formula="of:=[$Rohdaten.AG22]*[$normiert.$AG$43]" office:value-type="float" office:value="81.25">
            <text:p>81,25</text:p>
          </table:table-cell>
          <table:table-cell table:style-name="ce21" office:value-type="float" office:value="12">
            <text:p>12</text:p>
          </table:table-cell>
          <table:table-cell table:style-name="ce4" table:formula="of:=[$Rohdaten.AI22]*[$normiert.$AI$43]" office:value-type="float" office:value="62.5">
            <text:p>62,5</text:p>
          </table:table-cell>
          <table:table-cell table:style-name="ce21" office:value-type="float" office:value="1">
            <text:p>1</text:p>
          </table:table-cell>
          <table:table-cell table:style-name="ce4" table:formula="of:=[$Rohdaten.AK22]*[$normiert.$AK$43]" office:value-type="float" office:value="57.1428571428571">
            <text:p>57,1428571429</text:p>
          </table:table-cell>
          <table:table-cell table:style-name="ce21" office:value-type="float" office:value="18">
            <text:p>18</text:p>
          </table:table-cell>
          <table:table-cell table:style-name="ce4" table:formula="of:=[$Rohdaten.AM22]*[$normiert.$AM$43]" office:value-type="float" office:value="36.6666666666667">
            <text:p>36,6666666667</text:p>
          </table:table-cell>
          <table:table-cell table:style-name="ce21" office:value-type="float" office:value="19">
            <text:p>19</text:p>
          </table:table-cell>
          <table:table-cell table:style-name="ce23" table:formula="of:=[$Rohdaten.AO22]*[$normiert.$AO$43]" office:value-type="float" office:value="100">
            <text:p>100</text:p>
          </table:table-cell>
          <table:table-cell table:style-name="ce21" office:value-type="float" office:value="19">
            <text:p>19</text:p>
          </table:table-cell>
          <table:table-cell table:style-name="ce24" table:formula="of:=[$Rohdaten.AQ22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1</text:p>
          </table:table-cell>
          <table:table-cell table:style-name="ce7" office:value-type="float" office:value="9">
            <text:p>9</text:p>
          </table:table-cell>
          <table:table-cell table:style-name="ce2" table:formula="of:=[$Rohdaten.C2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" table:formula="of:=[$Rohdaten.E23]*[$normiert.$E$43]" office:value-type="float" office:value="54.2857142857143">
            <text:p>54,2857142857</text:p>
          </table:table-cell>
          <table:table-cell table:style-name="ce7" office:value-type="float" office:value="9">
            <text:p>9</text:p>
          </table:table-cell>
          <table:table-cell table:style-name="ce2" table:formula="of:=[$Rohdaten.G23]*[$normiert.$G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23]*[$normiert.$I$43]" office:value-type="float" office:value="56.25">
            <text:p>56,25</text:p>
          </table:table-cell>
          <table:table-cell table:style-name="ce7" office:value-type="float" office:value="1">
            <text:p>1</text:p>
          </table:table-cell>
          <table:table-cell table:style-name="ce2" table:formula="of:=[$Rohdaten.K23]*[$normiert.$K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" table:formula="of:=[$Rohdaten.M23]*[$normiert.$M$43]" office:value-type="float" office:value="85.7142857142857">
            <text:p>85,714285714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3]*[$normiert.$O$43]" office:value-type="float" office:value="65.2777777777778">
            <text:p>65,277777777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23]*[$normiert.$Q$43]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23]*[$normiert.$S$43]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2" table:formula="of:=[$Rohdaten.U23]*[$normiert.$U$43]" office:value-type="float" office:value="33.3333333333333">
            <text:p>33,333333333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23]*[$normiert.$W$43]" office:value-type="float" office:value="66.6666666666667">
            <text:p>66,6666666667</text:p>
          </table:table-cell>
          <table:table-cell table:style-name="ce7" office:value-type="float" office:value="8">
            <text:p>8</text:p>
          </table:table-cell>
          <table:table-cell table:style-name="ce2" table:formula="of:=[$Rohdaten.Y23]*[$normiert.$Y$43]" office:value-type="float" office:value="72.2222222222222">
            <text:p>72,2222222222</text:p>
          </table:table-cell>
          <table:table-cell table:style-name="ce7" office:value-type="float" office:value="6">
            <text:p>6</text:p>
          </table:table-cell>
          <table:table-cell table:style-name="ce2" table:formula="of:=[$Rohdaten.AA23]*[$normiert.$AA$43]" office:value-type="float" office:value="22.2222222222222">
            <text:p>22,222222222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23]*[$normiert.$AC$43]" office:value-type="float" office:value="77.7777777777778">
            <text:p>77,7777777778</text:p>
          </table:table-cell>
          <table:table-cell table:style-name="ce7" office:value-type="float" office:value="1">
            <text:p>1</text:p>
          </table:table-cell>
          <table:table-cell table:style-name="ce2" table:formula="of:=[$Rohdaten.AE23]*[$normiert.$AE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23]*[$normiert.$AG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I23]*[$normiert.$AI$43]" office:value-type="float" office:value="25">
            <text:p>25</text:p>
          </table:table-cell>
          <table:table-cell table:style-name="ce7" office:value-type="float" office:value="9">
            <text:p>9</text:p>
          </table:table-cell>
          <table:table-cell table:style-name="ce2" table:formula="of:=[$Rohdaten.AK23]*[$normiert.$AK$43]" office:value-type="float" office:value="64.2857142857143">
            <text:p>64,2857142857</text:p>
          </table:table-cell>
          <table:table-cell table:style-name="ce7" office:value-type="float" office:value="7">
            <text:p>7</text:p>
          </table:table-cell>
          <table:table-cell table:style-name="ce2" table:formula="of:=[$Rohdaten.AM23]*[$normiert.$AM$43]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19" table:formula="of:=[$Rohdaten.AO23]*[$normiert.$AO$43]" office:value-type="float" office:value="70">
            <text:p>70</text:p>
          </table:table-cell>
          <table:table-cell table:style-name="ce7" office:value-type="float" office:value="5">
            <text:p>5</text:p>
          </table:table-cell>
          <table:table-cell table:style-name="ce24" table:formula="of:=[$Rohdaten.AQ23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24]*[$normiert.$C$43]" office:value-type="float" office:value="61.5384615384615">
            <text:p>61,5384615385</text:p>
          </table:table-cell>
          <table:table-cell table:style-name="ce7" office:value-type="float" office:value="4">
            <text:p>4</text:p>
          </table:table-cell>
          <table:table-cell table:style-name="ce2" table:formula="of:=[$Rohdaten.E24]*[$normiert.$E$43]" office:value-type="float" office:value="64.2857142857143">
            <text:p>64,2857142857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24]*[$normiert.$G$43]" office:value-type="float" office:value="71.4285714285714">
            <text:p>71,4285714286</text:p>
          </table:table-cell>
          <table:table-cell table:style-name="ce7" office:value-type="float" office:value="2">
            <text:p>2</text:p>
          </table:table-cell>
          <table:table-cell table:style-name="ce2" table:formula="of:=[$Rohdaten.I24]*[$normiert.$I$43]" office:value-type="float" office:value="68.75">
            <text:p>68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K24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4]*[$normiert.$M$43]" office:value-type="float" office:value="85.7142857142857">
            <text:p>85,7142857143</text:p>
          </table:table-cell>
          <table:table-cell table:style-name="ce7" office:value-type="float" office:value="1">
            <text:p>1</text:p>
          </table:table-cell>
          <table:table-cell table:style-name="ce2" table:formula="of:=[$Rohdaten.O24]*[$normiert.$O$43]" office:value-type="float" office:value="55.5555555555556">
            <text:p>55,5555555556</text:p>
          </table:table-cell>
          <table:table-cell table:style-name="ce7" office:value-type="float" office:value="8">
            <text:p>8</text:p>
          </table:table-cell>
          <table:table-cell table:style-name="ce2" table:formula="of:=[$Rohdaten.Q24]*[$normiert.$Q$43]" office:value-type="float" office:value="60">
            <text:p>60</text:p>
          </table:table-cell>
          <table:table-cell table:style-name="ce7" office:value-type="float" office:value="7">
            <text:p>7</text:p>
          </table:table-cell>
          <table:table-cell table:style-name="ce2" table:formula="of:=[$Rohdaten.S24]*[$normiert.$S$43]" office:value-type="float" office:value="62.5">
            <text:p>62,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24]*[$normiert.$U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" table:formula="of:=[$Rohdaten.W24]*[$normiert.$W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24]*[$normiert.$Y$43]" office:value-type="float" office:value="11.1111111111111">
            <text:p>11,1111111111</text:p>
          </table:table-cell>
          <table:table-cell table:style-name="ce7" office:value-type="float" office:value="8">
            <text:p>8</text:p>
          </table:table-cell>
          <table:table-cell table:style-name="ce2" table:formula="of:=[$Rohdaten.AA24]*[$normiert.$AA$43]" office:value-type="float" office:value="33.3333333333333">
            <text:p>33,333333333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24]*[$normiert.$AC$43]" office:value-type="float" office:value="83.3333333333333">
            <text:p>83,3333333333</text:p>
          </table:table-cell>
          <table:table-cell table:style-name="ce7" office:value-type="float" office:value="4">
            <text:p>4</text:p>
          </table:table-cell>
          <table:table-cell table:style-name="ce2" table:formula="of:=[$Rohdaten.AE24]*[$normiert.$AE$43]" office:value-type="float" office:value="83.3333333333333">
            <text:p>83,3333333333</text:p>
          </table:table-cell>
          <table:table-cell table:style-name="ce7" office:value-type="float" office:value="9">
            <text:p>9</text:p>
          </table:table-cell>
          <table:table-cell table:style-name="ce2" table:formula="of:=[$Rohdaten.AG24]*[$normiert.$AG$43]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table:formula="of:=[$Rohdaten.AI24]*[$normiert.$AI$43]" office:value-type="float" office:value="31.25">
            <text:p>31,2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24]*[$normiert.$AK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24]*[$normiert.$AM$43]" office:value-type="float" office:value="25">
            <text:p>25</text:p>
          </table:table-cell>
          <table:table-cell table:style-name="ce7" office:value-type="float" office:value="12">
            <text:p>12</text:p>
          </table:table-cell>
          <table:table-cell table:style-name="ce19" table:formula="of:=[$Rohdaten.AO24]*[$normiert.$AO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4" table:formula="of:=[$Rohdaten.AQ24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5]*[$normiert.$C$43]" office:value-type="float" office:value="53.8461538461539">
            <text:p>53,846153846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25]*[$normiert.$E$43]" office:value-type="float" office:value="78.5714285714286">
            <text:p>78,571428571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G25]*[$normiert.$G$43]" office:value-type="float" office:value="42.8571428571429">
            <text:p>42,8571428571</text:p>
          </table:table-cell>
          <table:table-cell table:style-name="ce7" office:value-type="float" office:value="7">
            <text:p>7</text:p>
          </table:table-cell>
          <table:table-cell table:style-name="ce2" table:formula="of:=[$Rohdaten.I25]*[$normiert.$I$43]" office:value-type="float" office:value="81.25">
            <text:p>81,25</text:p>
          </table:table-cell>
          <table:table-cell table:style-name="ce7" office:value-type="float" office:value="6">
            <text:p>6</text:p>
          </table:table-cell>
          <table:table-cell table:style-name="ce2" table:formula="of:=[$Rohdaten.K25]*[$normiert.$K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M25]*[$normiert.$M$43]" office:value-type="float" office:value="71.4285714285714">
            <text:p>71,4285714286</text:p>
          </table:table-cell>
          <table:table-cell table:style-name="ce7" office:value-type="float" office:value="2">
            <text:p>2</text:p>
          </table:table-cell>
          <table:table-cell table:style-name="ce2" table:formula="of:=[$Rohdaten.O25]*[$normiert.$O$43]" office:value-type="float" office:value="83.3333333333333">
            <text:p>8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25]*[$normiert.$Q$43]" office:value-type="float" office:value="40">
            <text:p>4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S25]*[$normiert.$S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5]*[$normiert.$U$43]" office:value-type="float" office:value="44.4444444444444">
            <text:p>44,4444444444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25]*[$normiert.$W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Y25]*[$normiert.$Y$43]" office:value-type="float" office:value="77.7777777777778">
            <text:p>77,7777777778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25]*[$normiert.$AA$43]" office:value-type="float" office:value="44.4444444444444">
            <text:p>44,4444444444</text:p>
          </table:table-cell>
          <table:table-cell table:style-name="ce7" office:value-type="float" office:value="8">
            <text:p>8</text:p>
          </table:table-cell>
          <table:table-cell table:style-name="ce2" table:formula="of:=[$Rohdaten.AC25]*[$normiert.$AC$43]" office:value-type="float" office:value="33.3333333333333">
            <text:p>33,3333333333</text:p>
          </table:table-cell>
          <table:table-cell table:style-name="ce7" office:value-type="float" office:value="9">
            <text:p>9</text:p>
          </table:table-cell>
          <table:table-cell table:style-name="ce2" table:formula="of:=[$Rohdaten.AE25]*[$normiert.$AE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" table:formula="of:=[$Rohdaten.AG25]*[$normiert.$AG$43]" office:value-type="float" office:value="43.75">
            <text:p>43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AI25]*[$normiert.$AI$43]" office:value-type="float" office:value="37.5">
            <text:p>37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25]*[$normiert.$AK$43]" office:value-type="float" office:value="78.5714285714286">
            <text:p>78,5714285714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25]*[$normiert.$AM$43]" office:value-type="float" office:value="38.3333333333333">
            <text:p>38,3333333333</text:p>
          </table:table-cell>
          <table:table-cell table:style-name="ce7" office:value-type="float" office:value="9">
            <text:p>9</text:p>
          </table:table-cell>
          <table:table-cell table:style-name="ce19" table:formula="of:=[$Rohdaten.AO25]*[$normiert.$AO$43]" office:value-type="float" office:value="90">
            <text:p>90</text:p>
          </table:table-cell>
          <table:table-cell table:style-name="ce7" office:value-type="float" office:value="9">
            <text:p>9</text:p>
          </table:table-cell>
          <table:table-cell table:style-name="ce24" table:formula="of:=[$Rohdaten.AQ25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C26]*[$normiert.$C$43]" office:value-type="float" office:value="38.4615384615385">
            <text:p>38,4615384615</text:p>
          </table:table-cell>
          <table:table-cell table:style-name="ce7" office:value-type="float" office:value="5">
            <text:p>5</text:p>
          </table:table-cell>
          <table:table-cell table:style-name="ce2" table:formula="of:=[$Rohdaten.E26]*[$normiert.$E$43]" office:value-type="float" office:value="31.4285714285714">
            <text:p>31,428571428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26]*[$normiert.$G$43]" office:value-type="float" office:value="100">
            <text:p>100</text:p>
          </table:table-cell>
          <table:table-cell table:style-name="ce7" office:value-type="float" office:value="8">
            <text:p>8</text:p>
          </table:table-cell>
          <table:table-cell table:style-name="ce2" table:formula="of:=[$Rohdaten.I26]*[$normiert.$I$43]" office:value-type="float" office:value="68.75">
            <text:p>68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K26]*[$normiert.$K$43]" office:value-type="float" office:value="57.1428571428571">
            <text:p>57,1428571429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26]*[$normiert.$M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O26]*[$normiert.$O$43]" office:value-type="float" office:value="76.3888888888889">
            <text:p>76,3888888889</text:p>
          </table:table-cell>
          <table:table-cell table:style-name="ce7" office:value-type="float" office:value="19">
            <text:p>19</text:p>
          </table:table-cell>
          <table:table-cell table:style-name="ce2" table:formula="of:=[$Rohdaten.Q26]*[$normiert.$Q$43]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table:formula="of:=[$Rohdaten.S26]*[$normiert.$S$43]" office:value-type="float" office:value="75">
            <text:p>75</text:p>
          </table:table-cell>
          <table:table-cell table:style-name="ce7" office:value-type="float" office:value="6">
            <text:p>6</text:p>
          </table:table-cell>
          <table:table-cell table:style-name="ce2" table:formula="of:=[$Rohdaten.U26]*[$normiert.$U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" table:formula="of:=[$Rohdaten.W26]*[$normiert.$W$43]" office:value-type="float" office:value="66.6666666666667">
            <text:p>66,6666666667</text:p>
          </table:table-cell>
          <table:table-cell table:style-name="ce7" office:value-type="float" office:value="1">
            <text:p>1</text:p>
          </table:table-cell>
          <table:table-cell table:style-name="ce2" table:formula="of:=[$Rohdaten.Y26]*[$normiert.$Y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26]*[$normiert.$AA$43]" office:value-type="float" office:value="33.3333333333333">
            <text:p>33,3333333333</text:p>
          </table:table-cell>
          <table:table-cell table:style-name="ce7" office:value-type="float" office:value="1">
            <text:p>1</text:p>
          </table:table-cell>
          <table:table-cell table:style-name="ce2" table:formula="of:=[$Rohdaten.AC26]*[$normiert.$AC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26]*[$normiert.$AE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AG26]*[$normiert.$AG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26]*[$normiert.$AI$43]" office:value-type="float" office:value="31.25">
            <text:p>31,2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26]*[$normiert.$AK$43]" office:value-type="float" office:value="85.7142857142857">
            <text:p>85,714285714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26]*[$normiert.$AM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19" table:formula="of:=[$Rohdaten.AO26]*[$normiert.$AO$43]" office:value-type="float" office:value="30">
            <text:p>30</text:p>
          </table:table-cell>
          <table:table-cell table:style-name="ce7" office:value-type="float" office:value="15">
            <text:p>15</text:p>
          </table:table-cell>
          <table:table-cell table:style-name="ce24" table:formula="of:=[$Rohdaten.AQ26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5</text:p>
          </table:table-cell>
          <table:table-cell table:style-name="ce7" office:value-type="float" office:value="2">
            <text:p>2</text:p>
          </table:table-cell>
          <table:table-cell table:style-name="ce2" table:formula="of:=[$Rohdaten.C27]*[$normiert.$C$43]" office:value-type="float" office:value="30.7692307692308">
            <text:p>30,7692307692</text:p>
          </table:table-cell>
          <table:table-cell table:style-name="ce7" office:value-type="float" office:value="1">
            <text:p>1</text:p>
          </table:table-cell>
          <table:table-cell table:style-name="ce2" table:formula="of:=[$Rohdaten.E27]*[$normiert.$E$43]" office:value-type="float" office:value="54.2857142857143">
            <text:p>54,2857142857</text:p>
          </table:table-cell>
          <table:table-cell table:style-name="ce7" office:value-type="float" office:value="7">
            <text:p>7</text:p>
          </table:table-cell>
          <table:table-cell table:style-name="ce2" table:formula="of:=[$Rohdaten.G27]*[$normiert.$G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27]*[$normiert.$I$43]" office:value-type="float" office:value="56.25">
            <text:p>56,2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27]*[$normiert.$K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M27]*[$normiert.$M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O27]*[$normiert.$O$43]" office:value-type="float" office:value="48.6111111111111">
            <text:p>48,6111111111</text:p>
          </table:table-cell>
          <table:table-cell table:style-name="ce7" office:value-type="float" office:value="7">
            <text:p>7</text:p>
          </table:table-cell>
          <table:table-cell table:style-name="ce2" table:formula="of:=[$Rohdaten.Q27]*[$normiert.$Q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27]*[$normiert.$S$43]" office:value-type="float" office:value="62.5">
            <text:p>62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27]*[$normiert.$U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27]*[$normiert.$W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27]*[$normiert.$Y$43]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table:formula="of:=[$Rohdaten.AA27]*[$normiert.$AA$43]" office:value-type="float" office:value="55.5555555555556">
            <text:p>55,5555555556</text:p>
          </table:table-cell>
          <table:table-cell table:style-name="ce7" office:value-type="float" office:value="4">
            <text:p>4</text:p>
          </table:table-cell>
          <table:table-cell table:style-name="ce2" table:formula="of:=[$Rohdaten.AC27]*[$normiert.$AC$43]" office:value-type="float" office:value="77.7777777777778">
            <text:p>77,7777777778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E27]*[$normiert.$AE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AG27]*[$normiert.$AG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27]*[$normiert.$AI$43]" office:value-type="float" office:value="31.25">
            <text:p>31,25</text:p>
          </table:table-cell>
          <table:table-cell table:style-name="ce7" office:value-type="float" office:value="3">
            <text:p>3</text:p>
          </table:table-cell>
          <table:table-cell table:style-name="ce2" table:formula="of:=[$Rohdaten.AK27]*[$normiert.$A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27]*[$normiert.$AM$43]" office:value-type="float" office:value="41.6666666666667">
            <text:p>41,6666666667</text:p>
          </table:table-cell>
          <table:table-cell table:style-name="ce7" office:value-type="float" office:value="11">
            <text:p>11</text:p>
          </table:table-cell>
          <table:table-cell table:style-name="ce19" table:formula="of:=[$Rohdaten.AO27]*[$normiert.$AO$43]" office:value-type="float" office:value="40">
            <text:p>40</text:p>
          </table:table-cell>
          <table:table-cell table:style-name="ce7" office:value-type="float" office:value="11">
            <text:p>11</text:p>
          </table:table-cell>
          <table:table-cell table:style-name="ce24" table:formula="of:=[$Rohdaten.AQ27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6</text:p>
          </table:table-cell>
          <table:table-cell table:style-name="ce7" office:value-type="float" office:value="4">
            <text:p>4</text:p>
          </table:table-cell>
          <table:table-cell table:style-name="ce2" table:formula="of:=[$Rohdaten.C28]*[$normiert.$C$43]" office:value-type="float" office:value="46.1538461538462">
            <text:p>46,1538461538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28]*[$normiert.$E$43]" office:value-type="float" office:value="55.7142857142857">
            <text:p>55,7142857143</text:p>
          </table:table-cell>
          <table:table-cell table:style-name="ce7" office:value-type="float" office:value="2">
            <text:p>2</text:p>
          </table:table-cell>
          <table:table-cell table:style-name="ce2" table:formula="of:=[$Rohdaten.G28]*[$normiert.$G$43]" office:value-type="float" office:value="57.1428571428571">
            <text:p>57,1428571429</text:p>
          </table:table-cell>
          <table:table-cell table:style-name="ce7" office:value-type="float" office:value="1">
            <text:p>1</text:p>
          </table:table-cell>
          <table:table-cell table:style-name="ce2" table:formula="of:=[$Rohdaten.I28]*[$normiert.$I$43]" office:value-type="float" office:value="93.75">
            <text:p>93,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28]*[$normiert.$K$43]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28]*[$normiert.$M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O28]*[$normiert.$O$43]" office:value-type="float" office:value="51.3888888888889">
            <text:p>51,388888888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28]*[$normiert.$Q$43]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2" table:formula="of:=[$Rohdaten.S28]*[$normiert.$S$43]" office:value-type="float" office:value="87.5">
            <text:p>87,5</text:p>
          </table:table-cell>
          <table:table-cell table:style-name="ce7" office:value-type="float" office:value="4">
            <text:p>4</text:p>
          </table:table-cell>
          <table:table-cell table:style-name="ce2" table:formula="of:=[$Rohdaten.U28]*[$normiert.$U$43]" office:value-type="float" office:value="22.2222222222222">
            <text:p>22,222222222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28]*[$normiert.$W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" table:formula="of:=[$Rohdaten.Y28]*[$normiert.$Y$43]" office:value-type="float" office:value="55.5555555555556">
            <text:p>55,555555555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A28]*[$normiert.$AA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" table:formula="of:=[$Rohdaten.AC28]*[$normiert.$AC$43]" office:value-type="float" office:value="11.1111111111111">
            <text:p>11,1111111111</text:p>
          </table:table-cell>
          <table:table-cell table:style-name="ce7" office:value-type="float" office:value="2">
            <text:p>2</text:p>
          </table:table-cell>
          <table:table-cell table:style-name="ce2" table:formula="of:=[$Rohdaten.AE28]*[$normiert.$AE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28]*[$normiert.$AG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28]*[$normiert.$AI$43]" office:value-type="float" office:value="93.75">
            <text:p>93,7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K28]*[$normiert.$AK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28]*[$normiert.$AM$43]" office:value-type="float" office:value="36.6666666666667">
            <text:p>36,6666666667</text:p>
          </table:table-cell>
          <table:table-cell table:style-name="ce7" office:value-type="float" office:value="8">
            <text:p>8</text:p>
          </table:table-cell>
          <table:table-cell table:style-name="ce19" table:formula="of:=[$Rohdaten.AO28]*[$normiert.$AO$43]"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24" table:formula="of:=[$Rohdaten.AQ28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29]*[$normiert.$C$43]" office:value-type="float" office:value="38.4615384615385">
            <text:p>38,4615384615</text:p>
          </table:table-cell>
          <table:table-cell table:style-name="ce7" office:value-type="float" office:value="7">
            <text:p>7</text:p>
          </table:table-cell>
          <table:table-cell table:style-name="ce2" table:formula="of:=[$Rohdaten.E29]*[$normiert.$E$43]" office:value-type="float" office:value="68.5714285714286">
            <text:p>68,571428571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29]*[$normiert.$G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" table:formula="of:=[$Rohdaten.I29]*[$normiert.$I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K29]*[$normiert.$K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29]*[$normiert.$M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29]*[$normiert.$O$43]" office:value-type="float" office:value="55.5555555555556">
            <text:p>55,5555555556</text:p>
          </table:table-cell>
          <table:table-cell table:style-name="ce7" office:value-type="float" office:value="5">
            <text:p>5</text:p>
          </table:table-cell>
          <table:table-cell table:style-name="ce2" table:formula="of:=[$Rohdaten.Q29]*[$normiert.$Q$43]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29]*[$normiert.$S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29]*[$normiert.$U$43]" office:value-type="float" office:value="55.5555555555556">
            <text:p>55,555555555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29]*[$normiert.$W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9]*[$normiert.$Y$43]" office:value-type="float" office:value="77.7777777777778">
            <text:p>77,777777777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29]*[$normiert.$AA$43]" office:value-type="float" office:value="88.8888888888889">
            <text:p>88,888888888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29]*[$normiert.$AC$43]" office:value-type="float" office:value="11.1111111111111">
            <text:p>11,1111111111</text:p>
          </table:table-cell>
          <table:table-cell table:style-name="ce7" office:value-type="float" office:value="5">
            <text:p>5</text:p>
          </table:table-cell>
          <table:table-cell table:style-name="ce2" table:formula="of:=[$Rohdaten.AE29]*[$normiert.$AE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29]*[$normiert.$AG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9]*[$normiert.$AI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AK29]*[$normiert.$AK$43]" office:value-type="float" office:value="21.4285714285714">
            <text:p>2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AM29]*[$normiert.$AM$43]" office:value-type="float" office:value="53.3333333333333">
            <text:p>53,3333333333</text:p>
          </table:table-cell>
          <table:table-cell table:style-name="ce7" office:value-type="float" office:value="7">
            <text:p>7</text:p>
          </table:table-cell>
          <table:table-cell table:style-name="ce19" table:formula="of:=[$Rohdaten.AO29]*[$normiert.$AO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4" table:formula="of:=[$Rohdaten.AQ29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8</text:p>
          </table:table-cell>
          <table:table-cell table:style-name="ce7" office:value-type="float" office:value="1">
            <text:p>1</text:p>
          </table:table-cell>
          <table:table-cell table:style-name="ce2" table:formula="of:=[$Rohdaten.C30]*[$normiert.$C$43]" office:value-type="float" office:value="46.1538461538462">
            <text:p>46,1538461538</text:p>
          </table:table-cell>
          <table:table-cell table:style-name="ce7" office:value-type="float" office:value="6">
            <text:p>6</text:p>
          </table:table-cell>
          <table:table-cell table:style-name="ce2" table:formula="of:=[$Rohdaten.E30]*[$normiert.$E$43]" office:value-type="float" office:value="65.7142857142857">
            <text:p>65,7142857143</text:p>
          </table:table-cell>
          <table:table-cell table:style-name="ce7" office:value-type="float" office:value="1">
            <text:p>1</text:p>
          </table:table-cell>
          <table:table-cell table:style-name="ce2" table:formula="of:=[$Rohdaten.G30]*[$normiert.$G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I30]*[$normiert.$I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K30]*[$normiert.$K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M30]*[$normiert.$M$43]" office:value-type="float" office:value="71.4285714285714">
            <text:p>71,4285714286</text:p>
          </table:table-cell>
          <table:table-cell table:style-name="ce7" office:value-type="float" office:value="4">
            <text:p>4</text:p>
          </table:table-cell>
          <table:table-cell table:style-name="ce2" table:formula="of:=[$Rohdaten.O30]*[$normiert.$O$43]" office:value-type="float" office:value="76.3888888888889">
            <text:p>76,388888888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30]*[$normiert.$Q$43]" office:value-type="float" office:value="60">
            <text:p>6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30]*[$normiert.$S$43]" office:value-type="float" office:value="37.5">
            <text:p>37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U30]*[$normiert.$U$43]" office:value-type="float" office:value="77.7777777777778">
            <text:p>77,7777777778</text:p>
          </table:table-cell>
          <table:table-cell table:style-name="ce7" office:value-type="float" office:value="2">
            <text:p>2</text:p>
          </table:table-cell>
          <table:table-cell table:style-name="ce2" table:formula="of:=[$Rohdaten.W30]*[$normiert.$W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30]*[$normiert.$Y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30]*[$normiert.$AA$43]" office:value-type="float" office:value="55.5555555555556">
            <text:p>55,555555555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30]*[$normiert.$AC$43]" office:value-type="float" office:value="22.2222222222222">
            <text:p>22,2222222222</text:p>
          </table:table-cell>
          <table:table-cell table:style-name="ce7" office:value-type="float" office:value="6">
            <text:p>6</text:p>
          </table:table-cell>
          <table:table-cell table:style-name="ce2" table:formula="of:=[$Rohdaten.AE30]*[$normiert.$AE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30]*[$normiert.$AG$43]" office:value-type="float" office:value="56.25">
            <text:p>56,25</text:p>
          </table:table-cell>
          <table:table-cell table:style-name="ce7" office:value-type="float" office:value="7">
            <text:p>7</text:p>
          </table:table-cell>
          <table:table-cell table:style-name="ce2" table:formula="of:=[$Rohdaten.AI30]*[$normiert.$AI$43]" office:value-type="float" office:value="37.5">
            <text:p>3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30]*[$normiert.$AK$43]" office:value-type="float" office:value="28.5714285714286">
            <text:p>28,5714285714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30]*[$normiert.$AM$43]" office:value-type="float" office:value="33.3333333333333">
            <text:p>33,3333333333</text:p>
          </table:table-cell>
          <table:table-cell table:style-name="ce7" office:value-type="float" office:value="4">
            <text:p>4</text:p>
          </table:table-cell>
          <table:table-cell table:style-name="ce19" table:formula="of:=[$Rohdaten.AO30]*[$normiert.$AO$43]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4" table:formula="of:=[$Rohdaten.AQ30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29</text:p>
          </table:table-cell>
          <table:table-cell table:style-name="ce7" office:value-type="float" office:value="8">
            <text:p>8</text:p>
          </table:table-cell>
          <table:table-cell table:style-name="ce2" table:formula="of:=[$Rohdaten.C31]*[$normiert.$C$43]" office:value-type="float" office:value="46.1538461538462">
            <text:p>46,1538461538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31]*[$normiert.$E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31]*[$normiert.$G$43]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31]*[$normiert.$I$43]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2" table:formula="of:=[$Rohdaten.K31]*[$normiert.$K$43]" office:value-type="float" office:value="71.4285714285714">
            <text:p>71,4285714286</text:p>
          </table:table-cell>
          <table:table-cell table:style-name="ce7" office:value-type="float" office:value="1">
            <text:p>1</text:p>
          </table:table-cell>
          <table:table-cell table:style-name="ce2" table:formula="of:=[$Rohdaten.M31]*[$normiert.$M$43]" office:value-type="float" office:value="71.4285714285714">
            <text:p>71,428571428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31]*[$normiert.$O$43]" office:value-type="float" office:value="62.5">
            <text:p>62,5</text:p>
          </table:table-cell>
          <table:table-cell table:style-name="ce7" office:value-type="float" office:value="1">
            <text:p>1</text:p>
          </table:table-cell>
          <table:table-cell table:style-name="ce2" table:formula="of:=[$Rohdaten.Q31]*[$normiert.$Q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31]*[$normiert.$S$43]" office:value-type="float" office:value="25">
            <text:p>25</text:p>
          </table:table-cell>
          <table:table-cell table:style-name="ce7" office:value-type="float" office:value="3">
            <text:p>3</text:p>
          </table:table-cell>
          <table:table-cell table:style-name="ce2" table:formula="of:=[$Rohdaten.U31]*[$normiert.$U$43]" office:value-type="float" office:value="66.6666666666667">
            <text:p>66,6666666667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31]*[$normiert.$W$43]" office:value-type="float" office:value="33.3333333333333">
            <text:p>33,3333333333</text:p>
          </table:table-cell>
          <table:table-cell table:style-name="ce7" office:value-type="float" office:value="7">
            <text:p>7</text:p>
          </table:table-cell>
          <table:table-cell table:style-name="ce2" table:formula="of:=[$Rohdaten.Y31]*[$normiert.$Y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31]*[$normiert.$AA$43]" office:value-type="float" office:value="44.4444444444444">
            <text:p>44,4444444444</text:p>
          </table:table-cell>
          <table:table-cell table:style-name="ce7" office:value-type="float" office:value="6">
            <text:p>6</text:p>
          </table:table-cell>
          <table:table-cell table:style-name="ce2" table:formula="of:=[$Rohdaten.AC31]*[$normiert.$AC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31]*[$normiert.$AE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AG31]*[$normiert.$AG$43]" office:value-type="float" office:value="75">
            <text:p>75</text:p>
          </table:table-cell>
          <table:table-cell table:style-name="ce7" office:value-type="float" office:value="6">
            <text:p>6</text:p>
          </table:table-cell>
          <table:table-cell table:style-name="ce2" table:formula="of:=[$Rohdaten.AI31]*[$normiert.$AI$43]" office:value-type="float" office:value="37.5">
            <text:p>37,5</text:p>
          </table:table-cell>
          <table:table-cell table:style-name="ce7" office:value-type="float" office:value="6">
            <text:p>6</text:p>
          </table:table-cell>
          <table:table-cell table:style-name="ce2" table:formula="of:=[$Rohdaten.AK31]*[$normiert.$A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" table:formula="of:=[$Rohdaten.AM31]*[$normiert.$AM$43]" office:value-type="float" office:value="66.6666666666667">
            <text:p>66,6666666667</text:p>
          </table:table-cell>
          <table:table-cell table:style-name="ce7" office:value-type="float" office:value="17">
            <text:p>17</text:p>
          </table:table-cell>
          <table:table-cell table:style-name="ce19" table:formula="of:=[$Rohdaten.AO31]*[$normiert.$AO$43]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4" table:formula="of:=[$Rohdaten.AQ31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0</text:p>
          </table:table-cell>
          <table:table-cell table:style-name="ce7" office:value-type="float" office:value="3">
            <text:p>3</text:p>
          </table:table-cell>
          <table:table-cell table:style-name="ce2" table:formula="of:=[$Rohdaten.C32]*[$normiert.$C$43]" office:value-type="float" office:value="61.5384615384615">
            <text:p>61,538461538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E32]*[$normiert.$E$43]" office:value-type="float" office:value="42.8571428571429">
            <text:p>42,8571428571</text:p>
          </table:table-cell>
          <table:table-cell table:style-name="ce7" office:value-type="float" office:value="3">
            <text:p>3</text:p>
          </table:table-cell>
          <table:table-cell table:style-name="ce2" table:formula="of:=[$Rohdaten.G32]*[$normiert.$G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32]*[$normiert.$I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32]*[$normiert.$K$43]" office:value-type="float" office:value="85.7142857142857">
            <text:p>85,7142857143</text:p>
          </table:table-cell>
          <table:table-cell table:style-name="ce7" office:value-type="float" office:value="5">
            <text:p>5</text:p>
          </table:table-cell>
          <table:table-cell table:style-name="ce2" table:formula="of:=[$Rohdaten.M32]*[$normiert.$M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32]*[$normiert.$O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32]*[$normiert.$Q$43]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table:formula="of:=[$Rohdaten.S32]*[$normiert.$S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U32]*[$normiert.$U$43]" office:value-type="float" office:value="88.8888888888889">
            <text:p>88,8888888889</text:p>
          </table:table-cell>
          <table:table-cell table:style-name="ce7" office:value-type="float" office:value="6">
            <text:p>6</text:p>
          </table:table-cell>
          <table:table-cell table:style-name="ce2" table:formula="of:=[$Rohdaten.W32]*[$normiert.$W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32]*[$normiert.$Y$43]" office:value-type="float" office:value="44.4444444444444">
            <text:p>44,4444444444</text:p>
          </table:table-cell>
          <table:table-cell table:style-name="ce7" office:value-type="float" office:value="1">
            <text:p>1</text:p>
          </table:table-cell>
          <table:table-cell table:style-name="ce2" table:formula="of:=[$Rohdaten.AA32]*[$normiert.$AA$43]" office:value-type="float" office:value="55.5555555555556">
            <text:p>55,555555555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2]*[$normiert.$AC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E32]*[$normiert.$AE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32]*[$normiert.$AG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32]*[$normiert.$AI$43]" office:value-type="float" office:value="43.75">
            <text:p>43,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32]*[$normiert.$AK$43]" office:value-type="float" office:value="85.7142857142857">
            <text:p>85,7142857143</text:p>
          </table:table-cell>
          <table:table-cell table:style-name="ce7" office:value-type="float" office:value="6">
            <text:p>6</text:p>
          </table:table-cell>
          <table:table-cell table:style-name="ce2" table:formula="of:=[$Rohdaten.AM32]*[$normiert.$AM$43]" office:value-type="float" office:value="58.3333333333333">
            <text:p>58,3333333333</text:p>
          </table:table-cell>
          <table:table-cell table:style-name="ce7" office:value-type="float" office:value="1">
            <text:p>1</text:p>
          </table:table-cell>
          <table:table-cell table:style-name="ce19" table:formula="of:=[$Rohdaten.AO32]*[$normiert.$AO$43]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24" table:formula="of:=[$Rohdaten.AQ32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1</text:p>
          </table:table-cell>
          <table:table-cell table:style-name="ce7" office:value-type="float" office:value="7">
            <text:p>7</text:p>
          </table:table-cell>
          <table:table-cell table:style-name="ce2" table:formula="of:=[$Rohdaten.C33]*[$normiert.$C$43]" office:value-type="float" office:value="49.2307692307692">
            <text:p>49,230769230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33]*[$normiert.$E$43]" office:value-type="float" office:value="100">
            <text:p>10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33]*[$normiert.$G$43]" office:value-type="float" office:value="28.5714285714286">
            <text:p>28,571428571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33]*[$normiert.$I$43]" office:value-type="float" office:value="62.5">
            <text:p>62,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33]*[$normiert.$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" table:formula="of:=[$Rohdaten.M33]*[$normiert.$M$43]" office:value-type="float" office:value="71.4285714285714">
            <text:p>71,428571428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33]*[$normiert.$O$43]" office:value-type="float" office:value="90.2777777777778">
            <text:p>90,277777777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Q33]*[$normiert.$Q$43]" office:value-type="float" office:value="85">
            <text:p>8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S33]*[$normiert.$S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33]*[$normiert.$U$43]" office:value-type="float" office:value="55.5555555555556">
            <text:p>55,5555555556</text:p>
          </table:table-cell>
          <table:table-cell table:style-name="ce7" office:value-type="float" office:value="8">
            <text:p>8</text:p>
          </table:table-cell>
          <table:table-cell table:style-name="ce2" table:formula="of:=[$Rohdaten.W33]*[$normiert.$W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33]*[$normiert.$Y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" table:formula="of:=[$Rohdaten.AA33]*[$normiert.$AA$43]" office:value-type="float" office:value="44.4444444444444">
            <text:p>44,444444444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C33]*[$normiert.$AC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3]*[$normiert.$AE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AG33]*[$normiert.$AG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3]*[$normiert.$AI$43]" office:value-type="float" office:value="31.25">
            <text:p>31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AK33]*[$normiert.$AK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" table:formula="of:=[$Rohdaten.AM33]*[$normiert.$AM$43]" office:value-type="float" office:value="55">
            <text:p>55</text:p>
          </table:table-cell>
          <table:table-cell table:style-name="ce7" office:value-type="float" office:value="13">
            <text:p>13</text:p>
          </table:table-cell>
          <table:table-cell table:style-name="ce19" table:formula="of:=[$Rohdaten.AO33]*[$normiert.$AO$43]" office:value-type="float" office:value="40">
            <text:p>40</text:p>
          </table:table-cell>
          <table:table-cell table:style-name="ce7" office:value-type="float" office:value="13">
            <text:p>13</text:p>
          </table:table-cell>
          <table:table-cell table:style-name="ce24" table:formula="of:=[$Rohdaten.AQ33]*[$normiert.$AQ$43]" office:value-type="float" office:value="83.3333333333333">
            <text:p>8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2</text:p>
          </table:table-cell>
          <table:table-cell table:style-name="ce7" office:value-type="float" office:value="5">
            <text:p>5</text:p>
          </table:table-cell>
          <table:table-cell table:style-name="ce2" table:formula="of:=[$Rohdaten.C34]*[$normiert.$C$43]" office:value-type="float" office:value="61.5384615384615">
            <text:p>61,538461538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34]*[$normiert.$E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" table:formula="of:=[$Rohdaten.G34]*[$normiert.$G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I34]*[$normiert.$I$43]" office:value-type="float" office:value="75">
            <text:p>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34]*[$normiert.$K$43]" office:value-type="float" office:value="28.5714285714286">
            <text:p>28,5714285714</text:p>
          </table:table-cell>
          <table:table-cell table:style-name="ce7" office:value-type="float" office:value="19">
            <text:p>19</text:p>
          </table:table-cell>
          <table:table-cell table:style-name="ce2" table:formula="of:=[$Rohdaten.M34]*[$normiert.$M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34]*[$normiert.$O$43]" office:value-type="float" office:value="97.2222222222222">
            <text:p>97,2222222222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34]*[$normiert.$Q$43]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2" table:formula="of:=[$Rohdaten.S34]*[$normiert.$S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34]*[$normiert.$U$43]" office:value-type="float" office:value="100">
            <text:p>10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W34]*[$normiert.$W$43]" office:value-type="float" office:value="50">
            <text:p>50</text:p>
          </table:table-cell>
          <table:table-cell table:style-name="ce7" office:value-type="float" office:value="19">
            <text:p>19</text:p>
          </table:table-cell>
          <table:table-cell table:style-name="ce2" table:formula="of:=[$Rohdaten.Y34]*[$normiert.$Y$43]" office:value-type="float" office:value="77.7777777777778">
            <text:p>77,7777777778</text:p>
          </table:table-cell>
          <table:table-cell table:style-name="ce7" office:value-type="float" office:value="7">
            <text:p>7</text:p>
          </table:table-cell>
          <table:table-cell table:style-name="ce2" table:formula="of:=[$Rohdaten.AA34]*[$normiert.$AA$43]" office:value-type="float" office:value="55.5555555555556">
            <text:p>55,5555555556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34]*[$normiert.$AC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34]*[$normiert.$AE$43]" office:value-type="float" office:value="66.6666666666667">
            <text:p>66,6666666667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G34]*[$normiert.$AG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AI34]*[$normiert.$AI$43]" office:value-type="float" office:value="43.75">
            <text:p>43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AK34]*[$normiert.$AK$43]" office:value-type="float" office:value="35.7142857142857">
            <text:p>3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AM34]*[$normiert.$AM$43]" office:value-type="float" office:value="53.3333333333333">
            <text:p>53,3333333333</text:p>
          </table:table-cell>
          <table:table-cell table:style-name="ce7" office:value-type="float" office:value="6">
            <text:p>6</text:p>
          </table:table-cell>
          <table:table-cell table:style-name="ce19" table:formula="of:=[$Rohdaten.AO34]*[$normiert.$AO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4" table:formula="of:=[$Rohdaten.AQ34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3</text:p>
          </table:table-cell>
          <table:table-cell table:style-name="ce7" office:value-type="float" office:value="6">
            <text:p>6</text:p>
          </table:table-cell>
          <table:table-cell table:style-name="ce2" table:formula="of:=[$Rohdaten.C35]*[$normiert.$C$43]" office:value-type="float" office:value="69.2307692307692">
            <text:p>69,2307692308</text:p>
          </table:table-cell>
          <table:table-cell table:style-name="ce7" office:value-type="float" office:value="8">
            <text:p>8</text:p>
          </table:table-cell>
          <table:table-cell table:style-name="ce2" table:formula="of:=[$Rohdaten.E35]*[$normiert.$E$43]" office:value-type="float" office:value="60">
            <text:p>60</text:p>
          </table:table-cell>
          <table:table-cell table:style-name="ce7" office:value-type="float" office:value="5">
            <text:p>5</text:p>
          </table:table-cell>
          <table:table-cell table:style-name="ce2" table:formula="of:=[$Rohdaten.G35]*[$normiert.$G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35]*[$normiert.$I$43]" office:value-type="float" office:value="93.75">
            <text:p>93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35]*[$normiert.$K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35]*[$normiert.$M$43]" office:value-type="float" office:value="71.4285714285714">
            <text:p>71,4285714286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35]*[$normiert.$O$43]" office:value-type="float" office:value="41.6666666666667">
            <text:p>41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Q35]*[$normiert.$Q$43]" office:value-type="float" office:value="70">
            <text:p>7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35]*[$normiert.$S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35]*[$normiert.$U$43]" office:value-type="float" office:value="66.6666666666667">
            <text:p>66,6666666667</text:p>
          </table:table-cell>
          <table:table-cell table:style-name="ce7" office:value-type="float" office:value="14">
            <text:p>14</text:p>
          </table:table-cell>
          <table:table-cell table:style-name="ce2" table:formula="of:=[$Rohdaten.W35]*[$normiert.$W$43]" office:value-type="float" office:value="50">
            <text:p>5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5]*[$normiert.$Y$43]" office:value-type="float" office:value="88.8888888888889">
            <text:p>88,888888888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35]*[$normiert.$AA$43]" office:value-type="float" office:value="55.5555555555556">
            <text:p>55,5555555556</text:p>
          </table:table-cell>
          <table:table-cell table:style-name="ce7" office:value-type="float" office:value="3">
            <text:p>3</text:p>
          </table:table-cell>
          <table:table-cell table:style-name="ce2" table:formula="of:=[$Rohdaten.AC35]*[$normiert.$AC$43]" office:value-type="float" office:value="100">
            <text:p>100</text:p>
          </table:table-cell>
          <table:table-cell table:style-name="ce7" office:value-type="float" office:value="8">
            <text:p>8</text:p>
          </table:table-cell>
          <table:table-cell table:style-name="ce2" table:formula="of:=[$Rohdaten.AE35]*[$normiert.$AE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table:formula="of:=[$Rohdaten.AG35]*[$normiert.$AG$43]" office:value-type="float" office:value="43.75">
            <text:p>43,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35]*[$normiert.$AI$43]" office:value-type="float" office:value="81.25">
            <text:p>81,25</text:p>
          </table:table-cell>
          <table:table-cell table:style-name="ce7" office:value-type="float" office:value="5">
            <text:p>5</text:p>
          </table:table-cell>
          <table:table-cell table:style-name="ce2" table:formula="of:=[$Rohdaten.AK35]*[$normiert.$AK$43]" office:value-type="float" office:value="21.4285714285714">
            <text:p>2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AM35]*[$normiert.$AM$43]" office:value-type="float" office:value="53.3333333333333">
            <text:p>53,3333333333</text:p>
          </table:table-cell>
          <table:table-cell table:style-name="ce7" office:value-type="float" office:value="10">
            <text:p>10</text:p>
          </table:table-cell>
          <table:table-cell table:style-name="ce19" table:formula="of:=[$Rohdaten.AO35]*[$normiert.$AO$43]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 table:style-name="ce24" table:formula="of:=[$Rohdaten.AQ35]*[$normiert.$AQ$43]" office:value-type="float" office:value="40">
            <text:p>4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36]*[$normiert.$C$43]" office:value-type="float" office:value="61.5384615384615">
            <text:p>61,538461538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E36]*[$normiert.$E$43]" office:value-type="float" office:value="55.7142857142857">
            <text:p>55,714285714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36]*[$normiert.$G$43]" office:value-type="float" office:value="71.4285714285714">
            <text:p>71,428571428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I36]*[$normiert.$I$43]" office:value-type="float" office:value="87.5">
            <text:p>87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36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M36]*[$normiert.$M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" table:formula="of:=[$Rohdaten.O36]*[$normiert.$O$43]" office:value-type="float" office:value="76.3888888888889">
            <text:p>76,3888888889</text:p>
          </table:table-cell>
          <table:table-cell table:style-name="ce7" office:value-type="float" office:value="2">
            <text:p>2</text:p>
          </table:table-cell>
          <table:table-cell table:style-name="ce2" table:formula="of:=[$Rohdaten.Q36]*[$normiert.$Q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S36]*[$normiert.$S$43]" office:value-type="float" office:value="62.5">
            <text:p>62,5</text:p>
          </table:table-cell>
          <table:table-cell table:style-name="ce7" office:value-type="float" office:value="9">
            <text:p>9</text:p>
          </table:table-cell>
          <table:table-cell table:style-name="ce2" table:formula="of:=[$Rohdaten.U36]*[$normiert.$U$43]" office:value-type="float" office:value="55.5555555555556">
            <text:p>55,5555555556</text:p>
          </table:table-cell>
          <table:table-cell table:style-name="ce7" office:value-type="float" office:value="5">
            <text:p>5</text:p>
          </table:table-cell>
          <table:table-cell table:style-name="ce2" table:formula="of:=[$Rohdaten.W36]*[$normiert.$W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36]*[$normiert.$Y$43]" office:value-type="float" office:value="100">
            <text:p>10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36]*[$normiert.$AA$43]" office:value-type="float" office:value="55.5555555555556">
            <text:p>55,5555555556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36]*[$normiert.$AC$43]" office:value-type="float" office:value="22.2222222222222">
            <text:p>22,2222222222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36]*[$normiert.$AE$43]" office:value-type="float" office:value="33.3333333333333">
            <text:p>33,3333333333</text:p>
          </table:table-cell>
          <table:table-cell table:style-name="ce7" office:value-type="float" office:value="1">
            <text:p>1</text:p>
          </table:table-cell>
          <table:table-cell table:style-name="ce2" table:formula="of:=[$Rohdaten.AG36]*[$normiert.$AG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36]*[$normiert.$AI$43]" office:value-type="float" office:value="68.75">
            <text:p>68,75</text:p>
          </table:table-cell>
          <table:table-cell table:style-name="ce7" office:value-type="float" office:value="2">
            <text:p>2</text:p>
          </table:table-cell>
          <table:table-cell table:style-name="ce2" table:formula="of:=[$Rohdaten.AK36]*[$normiert.$AK$43]" office:value-type="float" office:value="21.4285714285714">
            <text:p>21,4285714286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M36]*[$normiert.$AM$43]" office:value-type="float" office:value="43.3333333333333">
            <text:p>43,3333333333</text:p>
          </table:table-cell>
          <table:table-cell table:style-name="ce7" office:value-type="float" office:value="16">
            <text:p>16</text:p>
          </table:table-cell>
          <table:table-cell table:style-name="ce19" table:formula="of:=[$Rohdaten.AO36]*[$normiert.$AO$43]" office:value-type="float" office:value="30">
            <text:p>30</text:p>
          </table:table-cell>
          <table:table-cell table:style-name="ce7" office:value-type="float" office:value="16">
            <text:p>16</text:p>
          </table:table-cell>
          <table:table-cell table:style-name="ce24" table:formula="of:=[$Rohdaten.AQ36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37]*[$normiert.$C$43]" office:value-type="float" office:value="69.2307692307692">
            <text:p>69,230769230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37]*[$normiert.$E$43]" office:value-type="float" office:value="64.2857142857143">
            <text:p>64,285714285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37]*[$normiert.$G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" table:formula="of:=[$Rohdaten.I37]*[$normiert.$I$43]" office:value-type="float" office:value="81.25">
            <text:p>81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37]*[$normiert.$K$43]" office:value-type="float" office:value="28.5714285714286">
            <text:p>28,5714285714</text:p>
          </table:table-cell>
          <table:table-cell table:style-name="ce7" office:value-type="float" office:value="8">
            <text:p>8</text:p>
          </table:table-cell>
          <table:table-cell table:style-name="ce2" table:formula="of:=[$Rohdaten.M37]*[$normiert.$M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37]*[$normiert.$O$43]" office:value-type="float" office:value="83.3333333333333">
            <text:p>83,3333333333</text:p>
          </table:table-cell>
          <table:table-cell table:style-name="ce7" office:value-type="float" office:value="6">
            <text:p>6</text:p>
          </table:table-cell>
          <table:table-cell table:style-name="ce2" table:formula="of:=[$Rohdaten.Q37]*[$normiert.$Q$43]" office:value-type="float" office:value="40">
            <text:p>4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37]*[$normiert.$S$43]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2" table:formula="of:=[$Rohdaten.U37]*[$normiert.$U$43]" office:value-type="float" office:value="100">
            <text:p>10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37]*[$normiert.$W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Y37]*[$normiert.$Y$43]" office:value-type="float" office:value="11.1111111111111">
            <text:p>11,1111111111</text:p>
          </table:table-cell>
          <table:table-cell table:style-name="ce7" office:value-type="float" office:value="2">
            <text:p>2</text:p>
          </table:table-cell>
          <table:table-cell table:style-name="ce2" table:formula="of:=[$Rohdaten.AA37]*[$normiert.$AA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37]*[$normiert.$AC$43]" office:value-type="float" office:value="44.4444444444444">
            <text:p>44,444444444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37]*[$normiert.$AE$43]" office:value-type="float" office:value="33.3333333333333">
            <text:p>33,333333333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37]*[$normiert.$AG$43]" office:value-type="float" office:value="75">
            <text:p>75</text:p>
          </table:table-cell>
          <table:table-cell table:style-name="ce7" office:value-type="float" office:value="19">
            <text:p>19</text:p>
          </table:table-cell>
          <table:table-cell table:style-name="ce2" table:formula="of:=[$Rohdaten.AI37]*[$normiert.$AI$43]" office:value-type="float" office:value="56.25">
            <text:p>56,2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37]*[$normiert.$AK$43]" office:value-type="float" office:value="35.7142857142857">
            <text:p>35,7142857143</text:p>
          </table:table-cell>
          <table:table-cell table:style-name="ce7" office:value-type="float" office:value="5">
            <text:p>5</text:p>
          </table:table-cell>
          <table:table-cell table:style-name="ce2" table:formula="of:=[$Rohdaten.AM37]*[$normiert.$AM$43]" office:value-type="float" office:value="41.6666666666667">
            <text:p>41,6666666667</text:p>
          </table:table-cell>
          <table:table-cell table:style-name="ce7" office:value-type="float" office:value="2">
            <text:p>2</text:p>
          </table:table-cell>
          <table:table-cell table:style-name="ce19" table:formula="of:=[$Rohdaten.AO37]*[$normiert.$AO$43]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24" table:formula="of:=[$Rohdaten.AQ37]*[$normiert.$AQ$43]" office:value-type="float" office:value="40">
            <text:p>4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38]*[$normiert.$C$43]" office:value-type="float" office:value="61.5384615384615">
            <text:p>61,538461538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38]*[$normiert.$E$43]" office:value-type="float" office:value="28.5714285714286">
            <text:p>28,5714285714</text:p>
          </table:table-cell>
          <table:table-cell table:style-name="ce7" office:value-type="float" office:value="8">
            <text:p>8</text:p>
          </table:table-cell>
          <table:table-cell table:style-name="ce2" table:formula="of:=[$Rohdaten.G38]*[$normiert.$G$43]" office:value-type="float" office:value="85.7142857142857">
            <text:p>85,714285714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I38]*[$normiert.$I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K38]*[$normiert.$K$43]" office:value-type="float" office:value="42.8571428571429">
            <text:p>4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38]*[$normiert.$M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38]*[$normiert.$O$43]" office:value-type="float" office:value="87.5">
            <text:p>87,5</text:p>
          </table:table-cell>
          <table:table-cell table:style-name="ce7" office:value-type="float" office:value="9">
            <text:p>9</text:p>
          </table:table-cell>
          <table:table-cell table:style-name="ce2" table:formula="of:=[$Rohdaten.Q38]*[$normiert.$Q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S38]*[$normiert.$S$43]" office:value-type="float" office:value="75">
            <text:p>7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38]*[$normiert.$U$43]" office:value-type="float" office:value="44.4444444444444">
            <text:p>44,4444444444</text:p>
          </table:table-cell>
          <table:table-cell table:style-name="ce7" office:value-type="float" office:value="9">
            <text:p>9</text:p>
          </table:table-cell>
          <table:table-cell table:style-name="ce2" table:formula="of:=[$Rohdaten.W38]*[$normiert.$W$43]"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2" table:formula="of:=[$Rohdaten.Y38]*[$normiert.$Y$43]" office:value-type="float" office:value="22.2222222222222">
            <text:p>22,222222222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38]*[$normiert.$AA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AC38]*[$normiert.$AC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38]*[$normiert.$AE$43]" office:value-type="float" office:value="83.3333333333333">
            <text:p>8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38]*[$normiert.$AG$43]" office:value-type="float" office:value="37.5">
            <text:p>37,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38]*[$normiert.$AI$43]" office:value-type="float" office:value="75">
            <text:p>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38]*[$normiert.$AK$43]" office:value-type="float" office:value="71.4285714285714">
            <text:p>71,4285714286</text:p>
          </table:table-cell>
          <table:table-cell table:style-name="ce7" office:value-type="float" office:value="1">
            <text:p>1</text:p>
          </table:table-cell>
          <table:table-cell table:style-name="ce2" table:formula="of:=[$Rohdaten.AM38]*[$normiert.$AM$43]" office:value-type="float" office:value="43.3333333333333">
            <text:p>43,3333333333</text:p>
          </table:table-cell>
          <table:table-cell table:style-name="ce7" office:value-type="float" office:value="14">
            <text:p>14</text:p>
          </table:table-cell>
          <table:table-cell table:style-name="ce19" table:formula="of:=[$Rohdaten.AO38]*[$normiert.$AO$43]" office:value-type="float" office:value="60">
            <text:p>60</text:p>
          </table:table-cell>
          <table:table-cell table:style-name="ce7" office:value-type="float" office:value="14">
            <text:p>14</text:p>
          </table:table-cell>
          <table:table-cell table:style-name="ce24" table:formula="of:=[$Rohdaten.AQ38]*[$normiert.$AQ$43]" office:value-type="float" office:value="50">
            <text:p>50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7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39]*[$normiert.$C$43]" office:value-type="float" office:value="76.9230769230769">
            <text:p>76,9230769231</text:p>
          </table:table-cell>
          <table:table-cell table:style-name="ce7" office:value-type="float" office:value="2">
            <text:p>2</text:p>
          </table:table-cell>
          <table:table-cell table:style-name="ce2" table:formula="of:=[$Rohdaten.E39]*[$normiert.$E$43]" office:value-type="float" office:value="51.4285714285714">
            <text:p>5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G39]*[$normiert.$G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I39]*[$normiert.$I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K39]*[$normiert.$K$43]" office:value-type="float" office:value="57.1428571428571">
            <text:p>57,1428571429</text:p>
          </table:table-cell>
          <table:table-cell table:style-name="ce7" office:value-type="float" office:value="12">
            <text:p>12</text:p>
          </table:table-cell>
          <table:table-cell table:style-name="ce2" table:formula="of:=[$Rohdaten.M39]*[$normiert.$M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O39]*[$normiert.$O$43]" office:value-type="float" office:value="83.3333333333333">
            <text:p>8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39]*[$normiert.$Q$43]" office:value-type="float" office:value="40">
            <text:p>40</text:p>
          </table:table-cell>
          <table:table-cell table:style-name="ce7" office:value-type="float" office:value="8">
            <text:p>8</text:p>
          </table:table-cell>
          <table:table-cell table:style-name="ce2" table:formula="of:=[$Rohdaten.S39]*[$normiert.$S$43]" office:value-type="float" office:value="87.5">
            <text:p>87,5</text:p>
          </table:table-cell>
          <table:table-cell table:style-name="ce7" office:value-type="float" office:value="2">
            <text:p>2</text:p>
          </table:table-cell>
          <table:table-cell table:style-name="ce2" table:formula="of:=[$Rohdaten.U39]*[$normiert.$U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39]*[$normiert.$W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" table:formula="of:=[$Rohdaten.Y39]*[$normiert.$Y$43]" office:value-type="float" office:value="16.6666666666667">
            <text:p>1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AA39]*[$normiert.$AA$43]" office:value-type="float" office:value="33.3333333333333">
            <text:p>33,3333333333</text:p>
          </table:table-cell>
          <table:table-cell table:style-name="ce7" office:value-type="float" office:value="7">
            <text:p>7</text:p>
          </table:table-cell>
          <table:table-cell table:style-name="ce2" table:formula="of:=[$Rohdaten.AC39]*[$normiert.$AC$43]" office:value-type="float" office:value="44.4444444444444">
            <text:p>44,4444444444</text:p>
          </table:table-cell>
          <table:table-cell table:style-name="ce7" office:value-type="float" office:value="3">
            <text:p>3</text:p>
          </table:table-cell>
          <table:table-cell table:style-name="ce2" table:formula="of:=[$Rohdaten.AE39]*[$normiert.$AE$43]" office:value-type="float" office:value="66.6666666666667">
            <text:p>66,666666666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39]*[$normiert.$AG$43]" office:value-type="float" office:value="37.5">
            <text:p>37,5</text:p>
          </table:table-cell>
          <table:table-cell table:style-name="ce7" office:value-type="float" office:value="3">
            <text:p>3</text:p>
          </table:table-cell>
          <table:table-cell table:style-name="ce2" table:formula="of:=[$Rohdaten.AI39]*[$normiert.$AI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39]*[$normiert.$AK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39]*[$normiert.$AM$43]" office:value-type="float" office:value="36.6666666666667">
            <text:p>36,6666666667</text:p>
          </table:table-cell>
          <table:table-cell table:style-name="ce7" office:value-type="float" office:value="18">
            <text:p>18</text:p>
          </table:table-cell>
          <table:table-cell table:style-name="ce19" table:formula="of:=[$Rohdaten.AO39]*[$normiert.$AO$43]" office:value-type="float" office:value="90">
            <text:p>90</text:p>
          </table:table-cell>
          <table:table-cell table:style-name="ce7" office:value-type="float" office:value="18">
            <text:p>18</text:p>
          </table:table-cell>
          <table:table-cell table:style-name="ce24" table:formula="of:=[$Rohdaten.AQ39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#38</text:p>
          </table:table-cell>
          <table:table-cell table:style-name="ce8" office:value-type="float" office:value="11">
            <text:p>11</text:p>
          </table:table-cell>
          <table:table-cell table:style-name="ce2" table:formula="of:=[$Rohdaten.C40]*[$normiert.$C$43]" office:value-type="float" office:value="69.2307692307692">
            <text:p>69,2307692308</text:p>
          </table:table-cell>
          <table:table-cell table:style-name="ce12" office:value-type="float" office:value="14">
            <text:p>14</text:p>
          </table:table-cell>
          <table:table-cell table:style-name="ce2" table:formula="of:=[$Rohdaten.E40]*[$normiert.$E$43]" office:value-type="float" office:value="52.8571428571429">
            <text:p>52,8571428571</text:p>
          </table:table-cell>
          <table:table-cell table:style-name="ce8" office:value-type="float" office:value="4">
            <text:p>4</text:p>
          </table:table-cell>
          <table:table-cell table:style-name="ce2" table:formula="of:=[$Rohdaten.G40]*[$normiert.$G$43]" office:value-type="float" office:value="100">
            <text:p>100</text:p>
          </table:table-cell>
          <table:table-cell table:style-name="ce8" office:value-type="float" office:value="13">
            <text:p>13</text:p>
          </table:table-cell>
          <table:table-cell table:style-name="ce2" table:formula="of:=[$Rohdaten.I40]*[$normiert.$I$43]" office:value-type="float" office:value="75">
            <text:p>75</text:p>
          </table:table-cell>
          <table:table-cell table:style-name="ce8" office:value-type="float" office:value="17">
            <text:p>17</text:p>
          </table:table-cell>
          <table:table-cell table:style-name="ce2" table:formula="of:=[$Rohdaten.K40]*[$normiert.$K$43]" office:value-type="float" office:value="71.4285714285714">
            <text:p>71,4285714286</text:p>
          </table:table-cell>
          <table:table-cell table:style-name="ce8" office:value-type="float" office:value="18">
            <text:p>18</text:p>
          </table:table-cell>
          <table:table-cell table:style-name="ce2" table:formula="of:=[$Rohdaten.M40]*[$normiert.$M$43]" office:value-type="float" office:value="85.7142857142857">
            <text:p>85,7142857143</text:p>
          </table:table-cell>
          <table:table-cell table:style-name="ce8" office:value-type="float" office:value="3">
            <text:p>3</text:p>
          </table:table-cell>
          <table:table-cell table:style-name="ce2" table:formula="of:=[$Rohdaten.O40]*[$normiert.$O$43]" office:value-type="float" office:value="90.2777777777778">
            <text:p>90,2777777778</text:p>
          </table:table-cell>
          <table:table-cell table:style-name="ce8" office:value-type="float" office:value="18">
            <text:p>18</text:p>
          </table:table-cell>
          <table:table-cell table:style-name="ce2" table:formula="of:=[$Rohdaten.Q40]*[$normiert.$Q$43]" office:value-type="float" office:value="60">
            <text:p>60</text:p>
          </table:table-cell>
          <table:table-cell table:style-name="ce8" office:value-type="float" office:value="5">
            <text:p>5</text:p>
          </table:table-cell>
          <table:table-cell table:style-name="ce2" table:formula="of:=[$Rohdaten.S40]*[$normiert.$S$43]" office:value-type="float" office:value="62.5">
            <text:p>62,5</text:p>
          </table:table-cell>
          <table:table-cell table:style-name="ce8" office:value-type="float" office:value="19">
            <text:p>19</text:p>
          </table:table-cell>
          <table:table-cell table:style-name="ce2" table:formula="of:=[$Rohdaten.U40]*[$normiert.$U$43]" office:value-type="float" office:value="88.8888888888889">
            <text:p>88,8888888889</text:p>
          </table:table-cell>
          <table:table-cell table:style-name="ce8" office:value-type="float" office:value="7">
            <text:p>7</text:p>
          </table:table-cell>
          <table:table-cell table:style-name="ce2" table:formula="of:=[$Rohdaten.W40]*[$normiert.$W$43]" office:value-type="float" office:value="66.6666666666667">
            <text:p>66,6666666667</text:p>
          </table:table-cell>
          <table:table-cell table:style-name="ce8" office:value-type="float" office:value="10">
            <text:p>10</text:p>
          </table:table-cell>
          <table:table-cell table:style-name="ce2" table:formula="of:=[$Rohdaten.Y40]*[$normiert.$Y$43]" office:value-type="float" office:value="44.4444444444444">
            <text:p>44,4444444444</text:p>
          </table:table-cell>
          <table:table-cell table:style-name="ce8" office:value-type="float" office:value="9">
            <text:p>9</text:p>
          </table:table-cell>
          <table:table-cell table:style-name="ce2" table:formula="of:=[$Rohdaten.AA40]*[$normiert.$AA$43]" office:value-type="float" office:value="22.2222222222222">
            <text:p>22,2222222222</text:p>
          </table:table-cell>
          <table:table-cell table:style-name="ce8" office:value-type="float" office:value="14">
            <text:p>14</text:p>
          </table:table-cell>
          <table:table-cell table:style-name="ce2" table:formula="of:=[$Rohdaten.AC40]*[$normiert.$AC$43]" office:value-type="float" office:value="55.5555555555556">
            <text:p>55,5555555556</text:p>
          </table:table-cell>
          <table:table-cell table:style-name="ce8" office:value-type="float" office:value="12">
            <text:p>12</text:p>
          </table:table-cell>
          <table:table-cell table:style-name="ce2" table:formula="of:=[$Rohdaten.AE40]*[$normiert.$AE$43]" office:value-type="float" office:value="50">
            <text:p>50</text:p>
          </table:table-cell>
          <table:table-cell table:style-name="ce8" office:value-type="float" office:value="18">
            <text:p>18</text:p>
          </table:table-cell>
          <table:table-cell table:style-name="ce2" table:formula="of:=[$Rohdaten.AG40]*[$normiert.$AG$43]"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2" table:formula="of:=[$Rohdaten.AI40]*[$normiert.$AI$43]" office:value-type="float" office:value="81.25">
            <text:p>81,25</text:p>
          </table:table-cell>
          <table:table-cell table:style-name="ce8" office:value-type="float" office:value="16">
            <text:p>16</text:p>
          </table:table-cell>
          <table:table-cell table:style-name="ce2" table:formula="of:=[$Rohdaten.AK40]*[$normiert.$AK$43]" office:value-type="float" office:value="64.2857142857143">
            <text:p>64,2857142857</text:p>
          </table:table-cell>
          <table:table-cell table:style-name="ce8" office:value-type="float" office:value="14">
            <text:p>14</text:p>
          </table:table-cell>
          <table:table-cell table:style-name="ce2" table:formula="of:=[$Rohdaten.AM40]*[$normiert.$AM$43]" office:value-type="float" office:value="38.3333333333333">
            <text:p>38,3333333333</text:p>
          </table:table-cell>
          <table:table-cell table:style-name="ce8" office:value-type="float" office:value="3">
            <text:p>3</text:p>
          </table:table-cell>
          <table:table-cell table:style-name="ce19" table:formula="of:=[$Rohdaten.AO40]*[$normiert.$AO$43]" office:value-type="float" office:value="40">
            <text:p>40</text:p>
          </table:table-cell>
          <table:table-cell table:style-name="ce8" office:value-type="float" office:value="3">
            <text:p>3</text:p>
          </table:table-cell>
          <table:table-cell table:style-name="ce24" table:formula="of:=[$Rohdaten.AQ40]*[$normiert.$AQ$43]" office:value-type="float" office:value="83.3333333333333">
            <text:p>83,3333333333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eal</text:p>
          </table:table-cell>
          <table:table-cell/>
          <table:table-cell table:formula="of:=[$Rohdaten.C42]" office:value-type="float" office:value="65">
            <text:p>65</text:p>
          </table:table-cell>
          <table:table-cell/>
          <table:table-cell table:formula="of:=[$Rohdaten.E42]" office:value-type="float" office:value="7">
            <text:p>7</text:p>
          </table:table-cell>
          <table:table-cell/>
          <table:table-cell table:formula="of:=[$Rohdaten.G42]" office:value-type="float" office:value="7">
            <text:p>7</text:p>
          </table:table-cell>
          <table:table-cell/>
          <table:table-cell table:formula="of:=[$Rohdaten.I42]" office:value-type="float" office:value="16">
            <text:p>16</text:p>
          </table:table-cell>
          <table:table-cell/>
          <table:table-cell table:formula="of:=[$Rohdaten.K42]" office:value-type="float" office:value="7">
            <text:p>7</text:p>
          </table:table-cell>
          <table:table-cell/>
          <table:table-cell table:formula="of:=[$Rohdaten.M42]" office:value-type="float" office:value="70">
            <text:p>70</text:p>
          </table:table-cell>
          <table:table-cell/>
          <table:table-cell table:formula="of:=[$Rohdaten.O42]" office:value-type="float" office:value="72">
            <text:p>72</text:p>
          </table:table-cell>
          <table:table-cell/>
          <table:table-cell table:formula="of:=[$Rohdaten.Q42]" office:value-type="float" office:value="10">
            <text:p>10</text:p>
          </table:table-cell>
          <table:table-cell/>
          <table:table-cell table:formula="of:=[$Rohdaten.S42]" office:value-type="float" office:value="8">
            <text:p>8</text:p>
          </table:table-cell>
          <table:table-cell/>
          <table:table-cell table:formula="of:=[$Rohdaten.U42]" office:value-type="float" office:value="9">
            <text:p>9</text:p>
          </table:table-cell>
          <table:table-cell/>
          <table:table-cell table:formula="of:=[$Rohdaten.W42]" office:value-type="float" office:value="60">
            <text:p>60</text:p>
          </table:table-cell>
          <table:table-cell/>
          <table:table-cell table:formula="of:=[$Rohdaten.Y42]" office:value-type="float" office:value="9">
            <text:p>9</text:p>
          </table:table-cell>
          <table:table-cell/>
          <table:table-cell table:formula="of:=[$Rohdaten.AA42]" office:value-type="float" office:value="9">
            <text:p>9</text:p>
          </table:table-cell>
          <table:table-cell/>
          <table:table-cell table:formula="of:=[$Rohdaten.AC42]" office:value-type="float" office:value="9">
            <text:p>9</text:p>
          </table:table-cell>
          <table:table-cell/>
          <table:table-cell table:formula="of:=[$Rohdaten.AE42]" office:value-type="float" office:value="6">
            <text:p>6</text:p>
          </table:table-cell>
          <table:table-cell/>
          <table:table-cell table:formula="of:=[$Rohdaten.AG42]" office:value-type="float" office:value="8">
            <text:p>8</text:p>
          </table:table-cell>
          <table:table-cell/>
          <table:table-cell table:formula="of:=[$Rohdaten.AI42]" office:value-type="float" office:value="80">
            <text:p>80</text:p>
          </table:table-cell>
          <table:table-cell/>
          <table:table-cell table:formula="of:=[$Rohdaten.AK42]" office:value-type="float" office:value="70">
            <text:p>70</text:p>
          </table:table-cell>
          <table:table-cell/>
          <table:table-cell table:formula="of:=[$Rohdaten.AM42]" office:value-type="float" office:value="60">
            <text:p>60</text:p>
          </table:table-cell>
          <table:table-cell/>
          <table:table-cell table:formula="of:=[$Rohdaten.AO42]" office:value-type="float" office:value="10">
            <text:p>10</text:p>
          </table:table-cell>
          <table:table-cell/>
          <table:table-cell table:formula="of:=[$Rohdaten.AQ42]"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formula="of:=100/[.C42]" office:value-type="float" office:value="1.53846153846154">
            <text:p>1,5384615385</text:p>
          </table:table-cell>
          <table:table-cell/>
          <table:table-cell table:formula="of:=100/[.E42]" office:value-type="float" office:value="14.2857142857143">
            <text:p>14,2857142857</text:p>
          </table:table-cell>
          <table:table-cell/>
          <table:table-cell table:formula="of:=100/[.G42]" office:value-type="float" office:value="14.2857142857143">
            <text:p>14,2857142857</text:p>
          </table:table-cell>
          <table:table-cell/>
          <table:table-cell table:formula="of:=100/[.I42]" office:value-type="float" office:value="6.25">
            <text:p>6,25</text:p>
          </table:table-cell>
          <table:table-cell/>
          <table:table-cell table:formula="of:=100/[.K42]" office:value-type="float" office:value="14.2857142857143">
            <text:p>14,2857142857</text:p>
          </table:table-cell>
          <table:table-cell/>
          <table:table-cell table:formula="of:=100/[.M42]" office:value-type="float" office:value="1.42857142857143">
            <text:p>1,4285714286</text:p>
          </table:table-cell>
          <table:table-cell/>
          <table:table-cell table:formula="of:=100/[.O42]" office:value-type="float" office:value="1.38888888888889">
            <text:p>1,3888888889</text:p>
          </table:table-cell>
          <table:table-cell/>
          <table:table-cell table:formula="of:=100/[.Q42]" office:value-type="float" office:value="10">
            <text:p>10</text:p>
          </table:table-cell>
          <table:table-cell/>
          <table:table-cell table:formula="of:=100/[.S42]" office:value-type="float" office:value="12.5">
            <text:p>12,5</text:p>
          </table:table-cell>
          <table:table-cell/>
          <table:table-cell table:formula="of:=100/[.U42]" office:value-type="float" office:value="11.1111111111111">
            <text:p>11,1111111111</text:p>
          </table:table-cell>
          <table:table-cell/>
          <table:table-cell table:formula="of:=100/[.W42]" office:value-type="float" office:value="1.66666666666667">
            <text:p>1,6666666667</text:p>
          </table:table-cell>
          <table:table-cell/>
          <table:table-cell table:formula="of:=100/[.Y42]" office:value-type="float" office:value="11.1111111111111">
            <text:p>11,1111111111</text:p>
          </table:table-cell>
          <table:table-cell/>
          <table:table-cell table:formula="of:=100/[.AA42]" office:value-type="float" office:value="11.1111111111111">
            <text:p>11,1111111111</text:p>
          </table:table-cell>
          <table:table-cell/>
          <table:table-cell table:formula="of:=100/[.AC42]" office:value-type="float" office:value="11.1111111111111">
            <text:p>11,1111111111</text:p>
          </table:table-cell>
          <table:table-cell/>
          <table:table-cell table:formula="of:=100/[.AE42]" office:value-type="float" office:value="16.6666666666667">
            <text:p>16,6666666667</text:p>
          </table:table-cell>
          <table:table-cell/>
          <table:table-cell table:formula="of:=100/[.AG42]" office:value-type="float" office:value="12.5">
            <text:p>12,5</text:p>
          </table:table-cell>
          <table:table-cell/>
          <table:table-cell table:formula="of:=100/[.AI42]" office:value-type="float" office:value="1.25">
            <text:p>1,25</text:p>
          </table:table-cell>
          <table:table-cell/>
          <table:table-cell table:formula="of:=100/[.AK42]" office:value-type="float" office:value="1.42857142857143">
            <text:p>1,4285714286</text:p>
          </table:table-cell>
          <table:table-cell/>
          <table:table-cell table:formula="of:=100/[.AM42]" office:value-type="float" office:value="1.66666666666667">
            <text:p>1,6666666667</text:p>
          </table:table-cell>
          <table:table-cell/>
          <table:table-cell table:formula="of:=100/[.AO42]" office:value-type="float" office:value="10">
            <text:p>10</text:p>
          </table:table-cell>
          <table:table-cell/>
          <table:table-cell table:formula="of:=100/[.AQ42]" office:value-type="float" office:value="3.33333333333333">
            <text:p>3,3333333333</text:p>
          </table:table-cell>
          <table:table-cell table:number-columns-repeated="981"/>
        </table:table-row>
        <table:table-row table:style-name="ro1">
          <table:table-cell office:value-type="string">
            <text:p>Mittel</text:p>
          </table:table-cell>
          <table:table-cell/>
          <table:table-cell table:formula="of:=AVERAGE([.C3:.C40])" office:value-type="float" office:value="60.5263157894737">
            <text:p>60,5263157895</text:p>
          </table:table-cell>
          <table:table-cell/>
          <table:table-cell table:formula="of:=AVERAGE([.E3:.E40])" office:value-type="float" office:value="50.2255639097744">
            <text:p>50,2255639098</text:p>
          </table:table-cell>
          <table:table-cell/>
          <table:table-cell table:formula="of:=AVERAGE([.G3:.G40])" office:value-type="float" office:value="64.2857142857143">
            <text:p>64,2857142857</text:p>
          </table:table-cell>
          <table:table-cell/>
          <table:table-cell table:formula="of:=AVERAGE([.I3:.I40])" office:value-type="float" office:value="69.9013157894737">
            <text:p>69,9013157895</text:p>
          </table:table-cell>
          <table:table-cell/>
          <table:table-cell table:formula="of:=AVERAGE([.K3:.K40])" office:value-type="float" office:value="58.6466165413534">
            <text:p>58,6466165414</text:p>
          </table:table-cell>
          <table:table-cell/>
          <table:table-cell table:formula="of:=AVERAGE([.M3:.M40])" office:value-type="float" office:value="70.3007518796993">
            <text:p>70,3007518797</text:p>
          </table:table-cell>
          <table:table-cell/>
          <table:table-cell table:formula="of:=AVERAGE([.O3:.O40])" office:value-type="float" office:value="73.5745614035088">
            <text:p>73,5745614035</text:p>
          </table:table-cell>
          <table:table-cell/>
          <table:table-cell table:formula="of:=AVERAGE([.Q3:.Q40])" office:value-type="float" office:value="61.8421052631579">
            <text:p>61,8421052632</text:p>
          </table:table-cell>
          <table:table-cell/>
          <table:table-cell table:formula="of:=AVERAGE([.S3:.S40])" office:value-type="float" office:value="65.7894736842105">
            <text:p>65,7894736842</text:p>
          </table:table-cell>
          <table:table-cell/>
          <table:table-cell table:formula="of:=AVERAGE([.U3:.U40])" office:value-type="float" office:value="59.6491228070176">
            <text:p>59,649122807</text:p>
          </table:table-cell>
          <table:table-cell/>
          <table:table-cell table:formula="of:=AVERAGE([.W3:.W40])" office:value-type="float" office:value="56.140350877193">
            <text:p>56,1403508772</text:p>
          </table:table-cell>
          <table:table-cell/>
          <table:table-cell table:formula="of:=AVERAGE([.Y3:.Y40])" office:value-type="float" office:value="46.9298245614035">
            <text:p>46,9298245614</text:p>
          </table:table-cell>
          <table:table-cell/>
          <table:table-cell table:formula="of:=AVERAGE([.AA3:.AA40])" office:value-type="float" office:value="53.8011695906433">
            <text:p>53,8011695906</text:p>
          </table:table-cell>
          <table:table-cell/>
          <table:table-cell table:formula="of:=AVERAGE([.AC3:.AC40])" office:value-type="float" office:value="53.6549707602339">
            <text:p>53,6549707602</text:p>
          </table:table-cell>
          <table:table-cell/>
          <table:table-cell table:formula="of:=AVERAGE([.AE3:.AE40])" office:value-type="float" office:value="61.8421052631579">
            <text:p>61,8421052632</text:p>
          </table:table-cell>
          <table:table-cell/>
          <table:table-cell table:formula="of:=AVERAGE([.AG3:.AG40])" office:value-type="float" office:value="62.9934210526316">
            <text:p>62,9934210526</text:p>
          </table:table-cell>
          <table:table-cell/>
          <table:table-cell table:formula="of:=AVERAGE([.AI3:.AI40])" office:value-type="float" office:value="55.5921052631579">
            <text:p>55,5921052632</text:p>
          </table:table-cell>
          <table:table-cell/>
          <table:table-cell table:formula="of:=AVERAGE([.AK3:.AK40])" office:value-type="float" office:value="58.2706766917293">
            <text:p>58,2706766917</text:p>
          </table:table-cell>
          <table:table-cell/>
          <table:table-cell table:formula="of:=AVERAGE([.AM3:.AM40])" office:value-type="float" office:value="48.9912280701754">
            <text:p>48,9912280702</text:p>
          </table:table-cell>
          <table:table-cell/>
          <table:table-cell table:formula="of:=AVERAGE([.AO3:.AO40])" office:value-type="float" office:value="66.5789473684211">
            <text:p>66,5789473684</text:p>
          </table:table-cell>
          <table:table-cell/>
          <table:table-cell table:formula="of:=AVERAGE([.AQ3:.AQ40])" office:value-type="float" office:value="49.5614035087719">
            <text:p>49,5614035088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ittel Mittel</text:p>
          </table:table-cell>
          <table:table-cell/>
          <table:table-cell table:formula="of:=AVERAGE([.C44:.AO44])" office:value-type="float" office:value="59.9768170426065">
            <text:p>59,9768170426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ert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number-columns-repeated="983" table:default-cell-style-name="Excel_20_Built-in_20_Normal"/>
        <table:table-row table:style-name="ro1">
          <table:table-cell table:style-name="ce1" office:value-type="string">
            <text:p>normiert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32" office:value-type="float" office:value="20" table:number-columns-spanned="2" table:number-rows-spanned="1">
            <text:p>20</text:p>
          </table:table-cell>
          <table:covered-table-cell table:style-name="ce38"/>
          <table:table-cell table:style-name="ce32" office:value-type="float" office:value="21">
            <text:p>21</text:p>
          </table:table-cell>
          <table:table-cell table:style-name="ce38"/>
          <table:table-cell table:number-columns-repeated="981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33" office:value-type="string">
            <text:p>Zufall</text:p>
          </table:table-cell>
          <table:table-cell table:style-name="ce39" office:value-type="string">
            <text:p>Proband</text:p>
          </table:table-cell>
          <table:table-cell table:style-name="ce33" office:value-type="string">
            <text:p>Zufall</text:p>
          </table:table-cell>
          <table:table-cell table:style-name="ce39" office:value-type="string">
            <text:p>Proband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</text:p>
          </table:table-cell>
          <table:table-cell table:style-name="ce7" office:value-type="float" office:value="1">
            <text:p>1</text:p>
          </table:table-cell>
          <table:table-cell table:style-name="ce28" table:formula="of:=[$Rohdaten.C17]*[$normiert.$C$43]" office:value-type="float" office:value="61.5384615384615">
            <text:p>61,5384615385</text:p>
          </table:table-cell>
          <table:table-cell table:style-name="ce7" office:value-type="float" office:value="1">
            <text:p>1</text:p>
          </table:table-cell>
          <table:table-cell table:style-name="ce28" table:formula="of:=[$Rohdaten.E20]*[$normiert.$E$43]" office:value-type="float" office:value="17.1428571428571">
            <text:p>17,1428571429</text:p>
          </table:table-cell>
          <table:table-cell table:style-name="ce7" office:value-type="float" office:value="1">
            <text:p>1</text:p>
          </table:table-cell>
          <table:table-cell table:style-name="ce28" table:formula="of:=[$Rohdaten.G5]*[$normiert.$G$43]" office:value-type="float" office:value="57.1428571428571">
            <text:p>57,1428571429</text:p>
          </table:table-cell>
          <table:table-cell table:style-name="ce7" office:value-type="float" office:value="1">
            <text:p>1</text:p>
          </table:table-cell>
          <table:table-cell table:style-name="ce28" table:formula="of:=[$Rohdaten.I8]*[$normiert.$I$43]"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28" table:formula="of:=[$Rohdaten.K13]*[$normiert.$K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8" table:formula="of:=[$Rohdaten.M19]*[$normiert.$M$43]" office:value-type="float" office:value="85.7142857142857">
            <text:p>85,7142857143</text:p>
          </table:table-cell>
          <table:table-cell table:style-name="ce7" office:value-type="float" office:value="1">
            <text:p>1</text:p>
          </table:table-cell>
          <table:table-cell table:style-name="ce28" table:formula="of:=[$Rohdaten.O12]*[$normiert.$O$43]" office:value-type="float" office:value="83.3333333333333">
            <text:p>83,3333333333</text:p>
          </table:table-cell>
          <table:table-cell table:style-name="ce7" office:value-type="float" office:value="1">
            <text:p>1</text:p>
          </table:table-cell>
          <table:table-cell table:style-name="ce28" table:formula="of:=[$Rohdaten.Q16]*[$normiert.$Q$43]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28" table:formula="of:=[$Rohdaten.S7]*[$normiert.$S$43]" office:value-type="float" office:value="62.5">
            <text:p>62,5</text:p>
          </table:table-cell>
          <table:table-cell table:style-name="ce7" office:value-type="float" office:value="1">
            <text:p>1</text:p>
          </table:table-cell>
          <table:table-cell table:style-name="ce28" table:formula="of:=[$Rohdaten.U12]*[$normiert.$U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8" table:formula="of:=[$Rohdaten.W9]*[$normiert.$W$43]" office:value-type="float" office:value="83.3333333333333">
            <text:p>83,3333333333</text:p>
          </table:table-cell>
          <table:table-cell table:style-name="ce7" office:value-type="float" office:value="1">
            <text:p>1</text:p>
          </table:table-cell>
          <table:table-cell table:style-name="ce28" table:formula="of:=[$Rohdaten.Y12]*[$normiert.$Y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8" table:formula="of:=[$Rohdaten.AA14]*[$normiert.$AA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8" table:formula="of:=[$Rohdaten.AC11]*[$normiert.$AC$43]" office:value-type="float" office:value="66.6666666666667">
            <text:p>66,6666666667</text:p>
          </table:table-cell>
          <table:table-cell table:style-name="ce7" office:value-type="float" office:value="1">
            <text:p>1</text:p>
          </table:table-cell>
          <table:table-cell table:style-name="ce28" table:formula="of:=[$Rohdaten.AE15]*[$normiert.$AE$43]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8" table:formula="of:=[$Rohdaten.AG19]*[$normiert.$AG$43]"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28" table:formula="of:=[$Rohdaten.AI13]*[$normiert.$AI$43]" office:value-type="float" office:value="37.5">
            <text:p>37,5</text:p>
          </table:table-cell>
          <table:table-cell table:style-name="ce7" office:value-type="float" office:value="1">
            <text:p>1</text:p>
          </table:table-cell>
          <table:table-cell table:style-name="ce28" table:formula="of:=[$Rohdaten.AK8]*[$normiert.$AK$43]" office:value-type="float" office:value="78.5714285714286">
            <text:p>78,5714285714</text:p>
          </table:table-cell>
          <table:table-cell table:style-name="ce7" office:value-type="float" office:value="1">
            <text:p>1</text:p>
          </table:table-cell>
          <table:table-cell table:style-name="ce28" table:formula="of:=[$Rohdaten.AM18]*[$normiert.$AM$43]" office:value-type="float" office:value="31.6666666666667">
            <text:p>31,6666666667</text:p>
          </table:table-cell>
          <table:table-cell table:style-name="ce34" office:value-type="float" office:value="1">
            <text:p>1</text:p>
          </table:table-cell>
          <table:table-cell table:style-name="ce40" table:formula="of:=[$Rohdaten.AO15]*[$normiert.$AO$43]" office:value-type="float" office:value="90">
            <text:p>90</text:p>
          </table:table-cell>
          <table:table-cell table:style-name="ce34" office:value-type="float" office:value="2">
            <text:p>2</text:p>
          </table:table-cell>
          <table:table-cell table:style-name="ce40" table:formula="of:=[$Rohdaten.AQ15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</text:p>
          </table:table-cell>
          <table:table-cell table:style-name="ce7" office:value-type="float" office:value="2">
            <text:p>2</text:p>
          </table:table-cell>
          <table:table-cell table:style-name="ce28" table:formula="of:=[$Rohdaten.C3]*[$normiert.$C$43]" office:value-type="float" office:value="76.9230769230769">
            <text:p>76,9230769231</text:p>
          </table:table-cell>
          <table:table-cell table:style-name="ce7" office:value-type="float" office:value="2">
            <text:p>2</text:p>
          </table:table-cell>
          <table:table-cell table:style-name="ce28" table:formula="of:=[$Rohdaten.E6]*[$normiert.$E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8" table:formula="of:=[$Rohdaten.G6]*[$normiert.$G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8" table:formula="of:=[$Rohdaten.I11]*[$normiert.$I$43]" office:value-type="float" office:value="100">
            <text:p>100</text:p>
          </table:table-cell>
          <table:table-cell table:style-name="ce7" office:value-type="float" office:value="2">
            <text:p>2</text:p>
          </table:table-cell>
          <table:table-cell table:style-name="ce28" table:formula="of:=[$Rohdaten.K3]*[$normiert.$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8" table:formula="of:=[$Rohdaten.M16]*[$normiert.$M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8" table:formula="of:=[$Rohdaten.O9]*[$normiert.$O$43]" office:value-type="float" office:value="90.2777777777778">
            <text:p>90,2777777778</text:p>
          </table:table-cell>
          <table:table-cell table:style-name="ce7" office:value-type="float" office:value="2">
            <text:p>2</text:p>
          </table:table-cell>
          <table:table-cell table:style-name="ce28" table:formula="of:=[$Rohdaten.Q9]*[$normiert.$Q$43]" office:value-type="float" office:value="60">
            <text:p>60</text:p>
          </table:table-cell>
          <table:table-cell table:style-name="ce7" office:value-type="float" office:value="2">
            <text:p>2</text:p>
          </table:table-cell>
          <table:table-cell table:style-name="ce28" table:formula="of:=[$Rohdaten.S15]*[$normiert.$S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8" table:formula="of:=[$Rohdaten.U11]*[$normiert.$U$43]" office:value-type="float" office:value="22.2222222222222">
            <text:p>22,2222222222</text:p>
          </table:table-cell>
          <table:table-cell table:style-name="ce7" office:value-type="float" office:value="2">
            <text:p>2</text:p>
          </table:table-cell>
          <table:table-cell table:style-name="ce28" table:formula="of:=[$Rohdaten.W19]*[$normiert.$W$43]" office:value-type="float" office:value="16.6666666666667">
            <text:p>16,6666666667</text:p>
          </table:table-cell>
          <table:table-cell table:style-name="ce7" office:value-type="float" office:value="2">
            <text:p>2</text:p>
          </table:table-cell>
          <table:table-cell table:style-name="ce28" table:formula="of:=[$Rohdaten.Y16]*[$normiert.$Y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8" table:formula="of:=[$Rohdaten.AA13]*[$normiert.$AA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8" table:formula="of:=[$Rohdaten.AC13]*[$normiert.$AC$43]" office:value-type="float" office:value="88.8888888888889">
            <text:p>88,8888888889</text:p>
          </table:table-cell>
          <table:table-cell table:style-name="ce7" office:value-type="float" office:value="2">
            <text:p>2</text:p>
          </table:table-cell>
          <table:table-cell table:style-name="ce28" table:formula="of:=[$Rohdaten.AE5]*[$normiert.$AE$43]" office:value-type="float" office:value="66.6666666666667">
            <text:p>66,6666666667</text:p>
          </table:table-cell>
          <table:table-cell table:style-name="ce7" office:value-type="float" office:value="2">
            <text:p>2</text:p>
          </table:table-cell>
          <table:table-cell table:style-name="ce28" table:formula="of:=[$Rohdaten.AG3]*[$normiert.$AG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8" table:formula="of:=[$Rohdaten.AI3]*[$normiert.$AI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8" table:formula="of:=[$Rohdaten.AK18]*[$normiert.$A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8" table:formula="of:=[$Rohdaten.AM4]*[$normiert.$AM$43]" office:value-type="float" office:value="55">
            <text:p>55</text:p>
          </table:table-cell>
          <table:table-cell table:style-name="ce34" office:value-type="float" office:value="2">
            <text:p>2</text:p>
          </table:table-cell>
          <table:table-cell table:style-name="ce40" table:formula="of:=[$Rohdaten.AO16]*[$normiert.$AO$43]" office:value-type="float" office:value="60">
            <text:p>60</text:p>
          </table:table-cell>
          <table:table-cell table:style-name="ce34" office:value-type="float" office:value="3">
            <text:p>3</text:p>
          </table:table-cell>
          <table:table-cell table:style-name="ce40" table:formula="of:=[$Rohdaten.AQ16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</text:p>
          </table:table-cell>
          <table:table-cell table:style-name="ce7" office:value-type="float" office:value="3">
            <text:p>3</text:p>
          </table:table-cell>
          <table:table-cell table:style-name="ce28" table:formula="of:=[$Rohdaten.C16]*[$normiert.$C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8" table:formula="of:=[$Rohdaten.E7]*[$normiert.$E$43]" office:value-type="float" office:value="55.7142857142857">
            <text:p>55,7142857143</text:p>
          </table:table-cell>
          <table:table-cell table:style-name="ce7" office:value-type="float" office:value="3">
            <text:p>3</text:p>
          </table:table-cell>
          <table:table-cell table:style-name="ce28" table:formula="of:=[$Rohdaten.G18]*[$normiert.$G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8" table:formula="of:=[$Rohdaten.I13]*[$normiert.$I$43]" office:value-type="float" office:value="81.25">
            <text:p>81,25</text:p>
          </table:table-cell>
          <table:table-cell table:style-name="ce7" office:value-type="float" office:value="3">
            <text:p>3</text:p>
          </table:table-cell>
          <table:table-cell table:style-name="ce28" table:formula="of:=[$Rohdaten.K17]*[$normiert.$K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8" table:formula="of:=[$Rohdaten.M12]*[$normiert.$M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8" table:formula="of:=[$Rohdaten.O7]*[$normiert.$O$43]" office:value-type="float" office:value="83.3333333333333">
            <text:p>83,3333333333</text:p>
          </table:table-cell>
          <table:table-cell table:style-name="ce7" office:value-type="float" office:value="3">
            <text:p>3</text:p>
          </table:table-cell>
          <table:table-cell table:style-name="ce28" table:formula="of:=[$Rohdaten.Q13]*[$normiert.$Q$43]" office:value-type="float" office:value="60">
            <text:p>60</text:p>
          </table:table-cell>
          <table:table-cell table:style-name="ce7" office:value-type="float" office:value="3">
            <text:p>3</text:p>
          </table:table-cell>
          <table:table-cell table:style-name="ce28" table:formula="of:=[$Rohdaten.S17]*[$normiert.$S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8" table:formula="of:=[$Rohdaten.U3]*[$normiert.$U$43]" office:value-type="float" office:value="55.5555555555556">
            <text:p>55,5555555556</text:p>
          </table:table-cell>
          <table:table-cell table:style-name="ce7" office:value-type="float" office:value="3">
            <text:p>3</text:p>
          </table:table-cell>
          <table:table-cell table:style-name="ce28" table:formula="of:=[$Rohdaten.W3]*[$normiert.$W$43]" office:value-type="float" office:value="83.3333333333333">
            <text:p>83,3333333333</text:p>
          </table:table-cell>
          <table:table-cell table:style-name="ce7" office:value-type="float" office:value="3">
            <text:p>3</text:p>
          </table:table-cell>
          <table:table-cell table:style-name="ce28" table:formula="of:=[$Rohdaten.Y5]*[$normiert.$Y$43]" office:value-type="float" office:value="11.1111111111111">
            <text:p>11,1111111111</text:p>
          </table:table-cell>
          <table:table-cell table:style-name="ce7" office:value-type="float" office:value="3">
            <text:p>3</text:p>
          </table:table-cell>
          <table:table-cell table:style-name="ce28" table:formula="of:=[$Rohdaten.AA19]*[$normiert.$AA$43]" office:value-type="float" office:value="55.5555555555556">
            <text:p>55,5555555556</text:p>
          </table:table-cell>
          <table:table-cell table:style-name="ce7" office:value-type="float" office:value="3">
            <text:p>3</text:p>
          </table:table-cell>
          <table:table-cell table:style-name="ce28" table:formula="of:=[$Rohdaten.AC17]*[$normiert.$AC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8" table:formula="of:=[$Rohdaten.AE17]*[$normiert.$AE$43]" office:value-type="float" office:value="83.3333333333333">
            <text:p>83,3333333333</text:p>
          </table:table-cell>
          <table:table-cell table:style-name="ce7" office:value-type="float" office:value="3">
            <text:p>3</text:p>
          </table:table-cell>
          <table:table-cell table:style-name="ce28" table:formula="of:=[$Rohdaten.AG4]*[$normiert.$AG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8" table:formula="of:=[$Rohdaten.AI10]*[$normiert.$AI$43]" office:value-type="float" office:value="68.75">
            <text:p>68,75</text:p>
          </table:table-cell>
          <table:table-cell table:style-name="ce7" office:value-type="float" office:value="3">
            <text:p>3</text:p>
          </table:table-cell>
          <table:table-cell table:style-name="ce28" table:formula="of:=[$Rohdaten.AK21]*[$normiert.$AK$43]" office:value-type="float" office:value="85.7142857142857">
            <text:p>85,7142857143</text:p>
          </table:table-cell>
          <table:table-cell table:style-name="ce7" office:value-type="float" office:value="3">
            <text:p>3</text:p>
          </table:table-cell>
          <table:table-cell table:style-name="ce28" table:formula="of:=[$Rohdaten.AM21]*[$normiert.$AM$43]" office:value-type="float" office:value="58.3333333333333">
            <text:p>58,3333333333</text:p>
          </table:table-cell>
          <table:table-cell table:style-name="ce34" office:value-type="float" office:value="3">
            <text:p>3</text:p>
          </table:table-cell>
          <table:table-cell table:style-name="ce40" table:formula="of:=[$Rohdaten.AO13]*[$normiert.$AO$43]" office:value-type="float" office:value="40">
            <text:p>40</text:p>
          </table:table-cell>
          <table:table-cell table:style-name="ce34" office:value-type="float" office:value="4">
            <text:p>4</text:p>
          </table:table-cell>
          <table:table-cell table:style-name="ce40" table:formula="of:=[$Rohdaten.AQ17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4</text:p>
          </table:table-cell>
          <table:table-cell table:style-name="ce7" office:value-type="float" office:value="4">
            <text:p>4</text:p>
          </table:table-cell>
          <table:table-cell table:style-name="ce28" table:formula="of:=[$Rohdaten.C7]*[$normiert.$C$43]" office:value-type="float" office:value="61.5384615384615">
            <text:p>61,5384615385</text:p>
          </table:table-cell>
          <table:table-cell table:style-name="ce7" office:value-type="float" office:value="4">
            <text:p>4</text:p>
          </table:table-cell>
          <table:table-cell table:style-name="ce28" table:formula="of:=[$Rohdaten.E12]*[$normiert.$E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8" table:formula="of:=[$Rohdaten.G11]*[$normiert.$G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8" table:formula="of:=[$Rohdaten.I12]*[$normiert.$I$43]" office:value-type="float" office:value="56.25">
            <text:p>56,25</text:p>
          </table:table-cell>
          <table:table-cell table:style-name="ce7" office:value-type="float" office:value="4">
            <text:p>4</text:p>
          </table:table-cell>
          <table:table-cell table:style-name="ce28" table:formula="of:=[$Rohdaten.K14]*[$normiert.$K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8" table:formula="of:=[$Rohdaten.M6]*[$normiert.$M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8" table:formula="of:=[$Rohdaten.O5]*[$normiert.$O$43]" office:value-type="float" office:value="83.3333333333333">
            <text:p>83,3333333333</text:p>
          </table:table-cell>
          <table:table-cell table:style-name="ce7" office:value-type="float" office:value="4">
            <text:p>4</text:p>
          </table:table-cell>
          <table:table-cell table:style-name="ce28" table:formula="of:=[$Rohdaten.Q5]*[$normiert.$Q$43]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28" table:formula="of:=[$Rohdaten.S20]*[$normiert.$S$43]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28" table:formula="of:=[$Rohdaten.U5]*[$normiert.$U$43]" office:value-type="float" office:value="33.3333333333333">
            <text:p>33,3333333333</text:p>
          </table:table-cell>
          <table:table-cell table:style-name="ce7" office:value-type="float" office:value="4">
            <text:p>4</text:p>
          </table:table-cell>
          <table:table-cell table:style-name="ce28" table:formula="of:=[$Rohdaten.W8]*[$normiert.$W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8" table:formula="of:=[$Rohdaten.Y18]*[$normiert.$Y$43]" office:value-type="float" office:value="77.7777777777778">
            <text:p>77,7777777778</text:p>
          </table:table-cell>
          <table:table-cell table:style-name="ce7" office:value-type="float" office:value="4">
            <text:p>4</text:p>
          </table:table-cell>
          <table:table-cell table:style-name="ce28" table:formula="of:=[$Rohdaten.AA5]*[$normiert.$AA$43]" office:value-type="float" office:value="77.7777777777778">
            <text:p>77,7777777778</text:p>
          </table:table-cell>
          <table:table-cell table:style-name="ce7" office:value-type="float" office:value="4">
            <text:p>4</text:p>
          </table:table-cell>
          <table:table-cell table:style-name="ce28" table:formula="of:=[$Rohdaten.AC18]*[$normiert.$AC$43]" office:value-type="float" office:value="72.2222222222222">
            <text:p>72,2222222222</text:p>
          </table:table-cell>
          <table:table-cell table:style-name="ce7" office:value-type="float" office:value="4">
            <text:p>4</text:p>
          </table:table-cell>
          <table:table-cell table:style-name="ce28" table:formula="of:=[$Rohdaten.AE9]*[$normiert.$AE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8" table:formula="of:=[$Rohdaten.AG10]*[$normiert.$AG$43]" office:value-type="float" office:value="62.5">
            <text:p>62,5</text:p>
          </table:table-cell>
          <table:table-cell table:style-name="ce7" office:value-type="float" office:value="4">
            <text:p>4</text:p>
          </table:table-cell>
          <table:table-cell table:style-name="ce28" table:formula="of:=[$Rohdaten.AI14]*[$normiert.$AI$43]" office:value-type="float" office:value="56.25">
            <text:p>56,25</text:p>
          </table:table-cell>
          <table:table-cell table:style-name="ce7" office:value-type="float" office:value="4">
            <text:p>4</text:p>
          </table:table-cell>
          <table:table-cell table:style-name="ce28" table:formula="of:=[$Rohdaten.AK12]*[$normiert.$AK$43]" office:value-type="float" office:value="64.2857142857143">
            <text:p>64,2857142857</text:p>
          </table:table-cell>
          <table:table-cell table:style-name="ce7" office:value-type="float" office:value="4">
            <text:p>4</text:p>
          </table:table-cell>
          <table:table-cell table:style-name="ce28" table:formula="of:=[$Rohdaten.AM19]*[$normiert.$AM$43]" office:value-type="float" office:value="41.6666666666667">
            <text:p>41,6666666667</text:p>
          </table:table-cell>
          <table:table-cell table:style-name="ce34" office:value-type="float" office:value="4">
            <text:p>4</text:p>
          </table:table-cell>
          <table:table-cell table:style-name="ce40" table:formula="of:=[$Rohdaten.AO18]*[$normiert.$AO$43]" office:value-type="float" office:value="60">
            <text:p>60</text:p>
          </table:table-cell>
          <table:table-cell table:style-name="ce34" office:value-type="float" office:value="5">
            <text:p>5</text:p>
          </table:table-cell>
          <table:table-cell table:style-name="ce40" table:formula="of:=[$Rohdaten.AQ18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5</text:p>
          </table:table-cell>
          <table:table-cell table:style-name="ce7" office:value-type="float" office:value="5">
            <text:p>5</text:p>
          </table:table-cell>
          <table:table-cell table:style-name="ce28" table:formula="of:=[$Rohdaten.C21]*[$normiert.$C$43]" office:value-type="float" office:value="30.7692307692308">
            <text:p>30,7692307692</text:p>
          </table:table-cell>
          <table:table-cell table:style-name="ce7" office:value-type="float" office:value="5">
            <text:p>5</text:p>
          </table:table-cell>
          <table:table-cell table:style-name="ce28" table:formula="of:=[$Rohdaten.E17]*[$normiert.$E$43]" office:value-type="float" office:value="25.7142857142857">
            <text:p>25,7142857143</text:p>
          </table:table-cell>
          <table:table-cell table:style-name="ce7" office:value-type="float" office:value="5">
            <text:p>5</text:p>
          </table:table-cell>
          <table:table-cell table:style-name="ce28" table:formula="of:=[$Rohdaten.G3]*[$normiert.$G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8" table:formula="of:=[$Rohdaten.I7]*[$normiert.$I$43]" office:value-type="float" office:value="68.75">
            <text:p>68,75</text:p>
          </table:table-cell>
          <table:table-cell table:style-name="ce7" office:value-type="float" office:value="5">
            <text:p>5</text:p>
          </table:table-cell>
          <table:table-cell table:style-name="ce28" table:formula="of:=[$Rohdaten.K18]*[$normiert.$K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8" table:formula="of:=[$Rohdaten.M15]*[$normiert.$M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8" table:formula="of:=[$Rohdaten.O3]*[$normiert.$O$43]" office:value-type="float" office:value="69.4444444444444">
            <text:p>69,4444444444</text:p>
          </table:table-cell>
          <table:table-cell table:style-name="ce7" office:value-type="float" office:value="5">
            <text:p>5</text:p>
          </table:table-cell>
          <table:table-cell table:style-name="ce28" table:formula="of:=[$Rohdaten.Q17]*[$normiert.$Q$43]" office:value-type="float" office:value="60">
            <text:p>60</text:p>
          </table:table-cell>
          <table:table-cell table:style-name="ce7" office:value-type="float" office:value="5">
            <text:p>5</text:p>
          </table:table-cell>
          <table:table-cell table:style-name="ce28" table:formula="of:=[$Rohdaten.S3]*[$normiert.$S$43]" office:value-type="float" office:value="75">
            <text:p>75</text:p>
          </table:table-cell>
          <table:table-cell table:style-name="ce7" office:value-type="float" office:value="5">
            <text:p>5</text:p>
          </table:table-cell>
          <table:table-cell table:style-name="ce28" table:formula="of:=[$Rohdaten.U8]*[$normiert.$U$43]" office:value-type="float" office:value="44.4444444444444">
            <text:p>44,4444444444</text:p>
          </table:table-cell>
          <table:table-cell table:style-name="ce7" office:value-type="float" office:value="5">
            <text:p>5</text:p>
          </table:table-cell>
          <table:table-cell table:style-name="ce28" table:formula="of:=[$Rohdaten.W7]*[$normiert.$W$43]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28" table:formula="of:=[$Rohdaten.Y8]*[$normiert.$Y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8" table:formula="of:=[$Rohdaten.AA12]*[$normiert.$AA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8" table:formula="of:=[$Rohdaten.AC7]*[$normiert.$AC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8" table:formula="of:=[$Rohdaten.AE19]*[$normiert.$AE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8" table:formula="of:=[$Rohdaten.AG14]*[$normiert.$AG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8" table:formula="of:=[$Rohdaten.AI19]*[$normiert.$AI$43]" office:value-type="float" office:value="31.25">
            <text:p>31,25</text:p>
          </table:table-cell>
          <table:table-cell table:style-name="ce7" office:value-type="float" office:value="5">
            <text:p>5</text:p>
          </table:table-cell>
          <table:table-cell table:style-name="ce28" table:formula="of:=[$Rohdaten.AK19]*[$normiert.$AK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8" table:formula="of:=[$Rohdaten.AM13]*[$normiert.$AM$43]" office:value-type="float" office:value="33.3333333333333">
            <text:p>33,3333333333</text:p>
          </table:table-cell>
          <table:table-cell table:style-name="ce34" office:value-type="float" office:value="5">
            <text:p>5</text:p>
          </table:table-cell>
          <table:table-cell table:style-name="ce40" table:formula="of:=[$Rohdaten.AO11]*[$normiert.$AO$43]" office:value-type="float" office:value="100">
            <text:p>100</text:p>
          </table:table-cell>
          <table:table-cell table:style-name="ce34" office:value-type="float" office:value="6">
            <text:p>6</text:p>
          </table:table-cell>
          <table:table-cell table:style-name="ce40" table:formula="of:=[$Rohdaten.AQ19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6</text:p>
          </table:table-cell>
          <table:table-cell table:style-name="ce7" office:value-type="float" office:value="6">
            <text:p>6</text:p>
          </table:table-cell>
          <table:table-cell table:style-name="ce28" table:formula="of:=[$Rohdaten.C12]*[$normiert.$C$43]" office:value-type="float" office:value="38.4615384615385">
            <text:p>38,4615384615</text:p>
          </table:table-cell>
          <table:table-cell table:style-name="ce7" office:value-type="float" office:value="6">
            <text:p>6</text:p>
          </table:table-cell>
          <table:table-cell table:style-name="ce28" table:formula="of:=[$Rohdaten.E18]*[$normiert.$E$43]" office:value-type="float" office:value="21.4285714285714">
            <text:p>21,4285714286</text:p>
          </table:table-cell>
          <table:table-cell table:style-name="ce7" office:value-type="float" office:value="6">
            <text:p>6</text:p>
          </table:table-cell>
          <table:table-cell table:style-name="ce28" table:formula="of:=[$Rohdaten.G15]*[$normiert.$G$43]" office:value-type="float" office:value="28.5714285714286">
            <text:p>28,5714285714</text:p>
          </table:table-cell>
          <table:table-cell table:style-name="ce7" office:value-type="float" office:value="6">
            <text:p>6</text:p>
          </table:table-cell>
          <table:table-cell table:style-name="ce28" table:formula="of:=[$Rohdaten.I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8" table:formula="of:=[$Rohdaten.K9]*[$normiert.$K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8" table:formula="of:=[$Rohdaten.M4]*[$normiert.$M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8" table:formula="of:=[$Rohdaten.O10]*[$normiert.$O$43]" office:value-type="float" office:value="76.3888888888889">
            <text:p>76,3888888889</text:p>
          </table:table-cell>
          <table:table-cell table:style-name="ce7" office:value-type="float" office:value="6">
            <text:p>6</text:p>
          </table:table-cell>
          <table:table-cell table:style-name="ce28" table:formula="of:=[$Rohdaten.Q3]*[$normiert.$Q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8" table:formula="of:=[$Rohdaten.S18]*[$normiert.$S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8" table:formula="of:=[$Rohdaten.U16]*[$normiert.$U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8" table:formula="of:=[$Rohdaten.W11]*[$normiert.$W$43]" office:value-type="float" office:value="83.3333333333333">
            <text:p>83,3333333333</text:p>
          </table:table-cell>
          <table:table-cell table:style-name="ce7" office:value-type="float" office:value="6">
            <text:p>6</text:p>
          </table:table-cell>
          <table:table-cell table:style-name="ce28" table:formula="of:=[$Rohdaten.Y19]*[$normiert.$Y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8" table:formula="of:=[$Rohdaten.AA11]*[$normiert.$AA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8" table:formula="of:=[$Rohdaten.AC9]*[$normiert.$AC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8" table:formula="of:=[$Rohdaten.AE12]*[$normiert.$AE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8" table:formula="of:=[$Rohdaten.AG17]*[$normiert.$AG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8" table:formula="of:=[$Rohdaten.AI8]*[$normiert.$AI$43]" office:value-type="float" office:value="81.25">
            <text:p>81,25</text:p>
          </table:table-cell>
          <table:table-cell table:style-name="ce7" office:value-type="float" office:value="6">
            <text:p>6</text:p>
          </table:table-cell>
          <table:table-cell table:style-name="ce28" table:formula="of:=[$Rohdaten.AK13]*[$normiert.$AK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8" table:formula="of:=[$Rohdaten.AM8]*[$normiert.$AM$43]" office:value-type="float" office:value="91.6666666666667">
            <text:p>91,6666666667</text:p>
          </table:table-cell>
          <table:table-cell table:style-name="ce34" office:value-type="float" office:value="6">
            <text:p>6</text:p>
          </table:table-cell>
          <table:table-cell table:style-name="ce40" table:formula="of:=[$Rohdaten.AO4]*[$normiert.$AO$43]" office:value-type="float" office:value="100">
            <text:p>100</text:p>
          </table:table-cell>
          <table:table-cell table:style-name="ce34" office:value-type="float" office:value="7">
            <text:p>7</text:p>
          </table:table-cell>
          <table:table-cell table:style-name="ce40" table:formula="of:=[$Rohdaten.AQ20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7</text:p>
          </table:table-cell>
          <table:table-cell table:style-name="ce7" office:value-type="float" office:value="7">
            <text:p>7</text:p>
          </table:table-cell>
          <table:table-cell table:style-name="ce28" table:formula="of:=[$Rohdaten.C6]*[$normiert.$C$43]" office:value-type="float" office:value="46.1538461538462">
            <text:p>46,1538461538</text:p>
          </table:table-cell>
          <table:table-cell table:style-name="ce7" office:value-type="float" office:value="7">
            <text:p>7</text:p>
          </table:table-cell>
          <table:table-cell table:style-name="ce28" table:formula="of:=[$Rohdaten.E9]*[$normiert.$E$43]" office:value-type="float" office:value="14.2857142857143">
            <text:p>14,2857142857</text:p>
          </table:table-cell>
          <table:table-cell table:style-name="ce7" office:value-type="float" office:value="7">
            <text:p>7</text:p>
          </table:table-cell>
          <table:table-cell table:style-name="ce28" table:formula="of:=[$Rohdaten.G10]*[$normiert.$G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8" table:formula="of:=[$Rohdaten.I10]*[$normiert.$I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8" table:formula="of:=[$Rohdaten.K16]*[$normiert.$K$43]" office:value-type="float" office:value="85.7142857142857">
            <text:p>85,7142857143</text:p>
          </table:table-cell>
          <table:table-cell table:style-name="ce7" office:value-type="float" office:value="7">
            <text:p>7</text:p>
          </table:table-cell>
          <table:table-cell table:style-name="ce28" table:formula="of:=[$Rohdaten.M18]*[$normiert.$M$43]" office:value-type="float" office:value="85.7142857142857">
            <text:p>85,7142857143</text:p>
          </table:table-cell>
          <table:table-cell table:style-name="ce7" office:value-type="float" office:value="7">
            <text:p>7</text:p>
          </table:table-cell>
          <table:table-cell table:style-name="ce28" table:formula="of:=[$Rohdaten.O21]*[$normiert.$O$43]" office:value-type="float" office:value="75">
            <text:p>75</text:p>
          </table:table-cell>
          <table:table-cell table:style-name="ce7" office:value-type="float" office:value="7">
            <text:p>7</text:p>
          </table:table-cell>
          <table:table-cell table:style-name="ce28" table:formula="of:=[$Rohdaten.Q8]*[$normiert.$Q$43]" office:value-type="float" office:value="80">
            <text:p>80</text:p>
          </table:table-cell>
          <table:table-cell table:style-name="ce7" office:value-type="float" office:value="7">
            <text:p>7</text:p>
          </table:table-cell>
          <table:table-cell table:style-name="ce28" table:formula="of:=[$Rohdaten.S14]*[$normiert.$S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8" table:formula="of:=[$Rohdaten.U6]*[$normiert.$U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8" table:formula="of:=[$Rohdaten.W15]*[$normiert.$W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8" table:formula="of:=[$Rohdaten.Y17]*[$normiert.$Y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8" table:formula="of:=[$Rohdaten.AA21]*[$normiert.$AA$43]" office:value-type="float" office:value="55.5555555555556">
            <text:p>55,5555555556</text:p>
          </table:table-cell>
          <table:table-cell table:style-name="ce7" office:value-type="float" office:value="7">
            <text:p>7</text:p>
          </table:table-cell>
          <table:table-cell table:style-name="ce28" table:formula="of:=[$Rohdaten.AC5]*[$normiert.$AC$43]" office:value-type="float" office:value="22.2222222222222">
            <text:p>22,2222222222</text:p>
          </table:table-cell>
          <table:table-cell table:style-name="ce7" office:value-type="float" office:value="7">
            <text:p>7</text:p>
          </table:table-cell>
          <table:table-cell table:style-name="ce28" table:formula="of:=[$Rohdaten.AE3]*[$normiert.$AE$43]" office:value-type="float" office:value="100">
            <text:p>100</text:p>
          </table:table-cell>
          <table:table-cell table:style-name="ce7" office:value-type="float" office:value="7">
            <text:p>7</text:p>
          </table:table-cell>
          <table:table-cell table:style-name="ce28" table:formula="of:=[$Rohdaten.AG21]*[$normiert.$AG$43]" office:value-type="float" office:value="75">
            <text:p>75</text:p>
          </table:table-cell>
          <table:table-cell table:style-name="ce7" office:value-type="float" office:value="7">
            <text:p>7</text:p>
          </table:table-cell>
          <table:table-cell table:style-name="ce28" table:formula="of:=[$Rohdaten.AI6]*[$normiert.$AI$43]" office:value-type="float" office:value="81.25">
            <text:p>81,25</text:p>
          </table:table-cell>
          <table:table-cell table:style-name="ce7" office:value-type="float" office:value="7">
            <text:p>7</text:p>
          </table:table-cell>
          <table:table-cell table:style-name="ce28" table:formula="of:=[$Rohdaten.AK7]*[$normiert.$AK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8" table:formula="of:=[$Rohdaten.AM3]*[$normiert.$AM$43]" office:value-type="float" office:value="50">
            <text:p>50</text:p>
          </table:table-cell>
          <table:table-cell table:style-name="ce34" office:value-type="float" office:value="7">
            <text:p>7</text:p>
          </table:table-cell>
          <table:table-cell table:style-name="ce40" table:formula="of:=[$Rohdaten.AO12]*[$normiert.$AO$43]" office:value-type="float" office:value="100">
            <text:p>100</text:p>
          </table:table-cell>
          <table:table-cell table:style-name="ce34" office:value-type="float" office:value="8">
            <text:p>8</text:p>
          </table:table-cell>
          <table:table-cell table:style-name="ce40" table:formula="of:=[$Rohdaten.AQ21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8</text:p>
          </table:table-cell>
          <table:table-cell table:style-name="ce7" office:value-type="float" office:value="8">
            <text:p>8</text:p>
          </table:table-cell>
          <table:table-cell table:style-name="ce28" table:formula="of:=[$Rohdaten.C11]*[$normiert.$C$43]" office:value-type="float" office:value="53.8461538461539">
            <text:p>53,8461538462</text:p>
          </table:table-cell>
          <table:table-cell table:style-name="ce7" office:value-type="float" office:value="8">
            <text:p>8</text:p>
          </table:table-cell>
          <table:table-cell table:style-name="ce28" table:formula="of:=[$Rohdaten.E16]*[$normiert.$E$43]" office:value-type="float" office:value="42.8571428571429">
            <text:p>42,8571428571</text:p>
          </table:table-cell>
          <table:table-cell table:style-name="ce7" office:value-type="float" office:value="8">
            <text:p>8</text:p>
          </table:table-cell>
          <table:table-cell table:style-name="ce28" table:formula="of:=[$Rohdaten.G14]*[$normiert.$G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8" table:formula="of:=[$Rohdaten.I18]*[$normiert.$I$43]" office:value-type="float" office:value="43.75">
            <text:p>43,75</text:p>
          </table:table-cell>
          <table:table-cell table:style-name="ce7" office:value-type="float" office:value="8">
            <text:p>8</text:p>
          </table:table-cell>
          <table:table-cell table:style-name="ce28" table:formula="of:=[$Rohdaten.K20]*[$normiert.$K$43]" office:value-type="float" office:value="57.1428571428571">
            <text:p>57,1428571429</text:p>
          </table:table-cell>
          <table:table-cell table:style-name="ce7" office:value-type="float" office:value="8">
            <text:p>8</text:p>
          </table:table-cell>
          <table:table-cell table:style-name="ce28" table:formula="of:=[$Rohdaten.M3]*[$normiert.$M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8" table:formula="of:=[$Rohdaten.O17]*[$normiert.$O$43]" office:value-type="float" office:value="69.4444444444444">
            <text:p>69,4444444444</text:p>
          </table:table-cell>
          <table:table-cell table:style-name="ce7" office:value-type="float" office:value="8">
            <text:p>8</text:p>
          </table:table-cell>
          <table:table-cell table:style-name="ce28" table:formula="of:=[$Rohdaten.Q6]*[$normiert.$Q$43]" office:value-type="float" office:value="70">
            <text:p>70</text:p>
          </table:table-cell>
          <table:table-cell table:style-name="ce7" office:value-type="float" office:value="8">
            <text:p>8</text:p>
          </table:table-cell>
          <table:table-cell table:style-name="ce28" table:formula="of:=[$Rohdaten.S4]*[$normiert.$S$43]" office:value-type="float" office:value="87.5">
            <text:p>87,5</text:p>
          </table:table-cell>
          <table:table-cell table:style-name="ce7" office:value-type="float" office:value="8">
            <text:p>8</text:p>
          </table:table-cell>
          <table:table-cell table:style-name="ce28" table:formula="of:=[$Rohdaten.U18]*[$normiert.$U$43]" office:value-type="float" office:value="44.4444444444444">
            <text:p>44,4444444444</text:p>
          </table:table-cell>
          <table:table-cell table:style-name="ce7" office:value-type="float" office:value="8">
            <text:p>8</text:p>
          </table:table-cell>
          <table:table-cell table:style-name="ce28" table:formula="of:=[$Rohdaten.W16]*[$normiert.$W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8" table:formula="of:=[$Rohdaten.Y21]*[$normiert.$Y$43]" office:value-type="float" office:value="66.6666666666667">
            <text:p>66,6666666667</text:p>
          </table:table-cell>
          <table:table-cell table:style-name="ce7" office:value-type="float" office:value="8">
            <text:p>8</text:p>
          </table:table-cell>
          <table:table-cell table:style-name="ce28" table:formula="of:=[$Rohdaten.AA17]*[$normiert.$AA$43]" office:value-type="float" office:value="66.6666666666667">
            <text:p>66,6666666667</text:p>
          </table:table-cell>
          <table:table-cell table:style-name="ce7" office:value-type="float" office:value="8">
            <text:p>8</text:p>
          </table:table-cell>
          <table:table-cell table:style-name="ce28" table:formula="of:=[$Rohdaten.AC21]*[$normiert.$AC$43]" office:value-type="float" office:value="88.8888888888889">
            <text:p>88,8888888889</text:p>
          </table:table-cell>
          <table:table-cell table:style-name="ce7" office:value-type="float" office:value="8">
            <text:p>8</text:p>
          </table:table-cell>
          <table:table-cell table:style-name="ce28" table:formula="of:=[$Rohdaten.AE7]*[$normiert.$AE$43]" office:value-type="float" office:value="83.3333333333333">
            <text:p>83,3333333333</text:p>
          </table:table-cell>
          <table:table-cell table:style-name="ce7" office:value-type="float" office:value="8">
            <text:p>8</text:p>
          </table:table-cell>
          <table:table-cell table:style-name="ce28" table:formula="of:=[$Rohdaten.AG12]*[$normiert.$AG$43]" office:value-type="float" office:value="81.25">
            <text:p>81,25</text:p>
          </table:table-cell>
          <table:table-cell table:style-name="ce7" office:value-type="float" office:value="8">
            <text:p>8</text:p>
          </table:table-cell>
          <table:table-cell table:style-name="ce28" table:formula="of:=[$Rohdaten.AI17]*[$normiert.$AI$43]" office:value-type="float" office:value="56.25">
            <text:p>56,25</text:p>
          </table:table-cell>
          <table:table-cell table:style-name="ce7" office:value-type="float" office:value="8">
            <text:p>8</text:p>
          </table:table-cell>
          <table:table-cell table:style-name="ce28" table:formula="of:=[$Rohdaten.AK20]*[$normiert.$AK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8" table:formula="of:=[$Rohdaten.AM12]*[$normiert.$AM$43]" office:value-type="float" office:value="75">
            <text:p>75</text:p>
          </table:table-cell>
          <table:table-cell table:style-name="ce34" office:value-type="float" office:value="8">
            <text:p>8</text:p>
          </table:table-cell>
          <table:table-cell table:style-name="ce40" table:formula="of:=[$Rohdaten.AO17]*[$normiert.$AO$43]" office:value-type="float" office:value="50">
            <text:p>50</text:p>
          </table:table-cell>
          <table:table-cell table:style-name="ce34" office:value-type="float" office:value="9">
            <text:p>9</text:p>
          </table:table-cell>
          <table:table-cell table:style-name="ce40" table:formula="of:=[$Rohdaten.AQ22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9</text:p>
          </table:table-cell>
          <table:table-cell table:style-name="ce7" office:value-type="float" office:value="9">
            <text:p>9</text:p>
          </table:table-cell>
          <table:table-cell table:style-name="ce28" table:formula="of:=[$Rohdaten.C1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8" table:formula="of:=[$Rohdaten.E14]*[$normiert.$E$43]" office:value-type="float" office:value="45.7142857142857">
            <text:p>45,7142857143</text:p>
          </table:table-cell>
          <table:table-cell table:style-name="ce7" office:value-type="float" office:value="9">
            <text:p>9</text:p>
          </table:table-cell>
          <table:table-cell table:style-name="ce28" table:formula="of:=[$Rohdaten.G12]*[$normiert.$G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8" table:formula="of:=[$Rohdaten.I4]*[$normiert.$I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8" table:formula="of:=[$Rohdaten.K5]*[$normiert.$K$43]" office:value-type="float" office:value="57.1428571428571">
            <text:p>57,1428571429</text:p>
          </table:table-cell>
          <table:table-cell table:style-name="ce7" office:value-type="float" office:value="9">
            <text:p>9</text:p>
          </table:table-cell>
          <table:table-cell table:style-name="ce28" table:formula="of:=[$Rohdaten.M13]*[$normiert.$M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8" table:formula="of:=[$Rohdaten.O15]*[$normiert.$O$43]" office:value-type="float" office:value="69.4444444444444">
            <text:p>69,4444444444</text:p>
          </table:table-cell>
          <table:table-cell table:style-name="ce7" office:value-type="float" office:value="9">
            <text:p>9</text:p>
          </table:table-cell>
          <table:table-cell table:style-name="ce28" table:formula="of:=[$Rohdaten.Q11]*[$normiert.$Q$43]" office:value-type="float" office:value="60">
            <text:p>60</text:p>
          </table:table-cell>
          <table:table-cell table:style-name="ce7" office:value-type="float" office:value="9">
            <text:p>9</text:p>
          </table:table-cell>
          <table:table-cell table:style-name="ce28" table:formula="of:=[$Rohdaten.S10]*[$normiert.$S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8" table:formula="of:=[$Rohdaten.U14]*[$normiert.$U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8" table:formula="of:=[$Rohdaten.W5]*[$normiert.$W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8" table:formula="of:=[$Rohdaten.Y10]*[$normiert.$Y$43]" office:value-type="float" office:value="35.5555555555556">
            <text:p>35,5555555556</text:p>
          </table:table-cell>
          <table:table-cell table:style-name="ce7" office:value-type="float" office:value="9">
            <text:p>9</text:p>
          </table:table-cell>
          <table:table-cell table:style-name="ce28" table:formula="of:=[$Rohdaten.AA7]*[$normiert.$AA$43]" office:value-type="float" office:value="44.4444444444444">
            <text:p>44,4444444444</text:p>
          </table:table-cell>
          <table:table-cell table:style-name="ce7" office:value-type="float" office:value="9">
            <text:p>9</text:p>
          </table:table-cell>
          <table:table-cell table:style-name="ce28" table:formula="of:=[$Rohdaten.AC8]*[$normiert.$AC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8" table:formula="of:=[$Rohdaten.AE8]*[$normiert.$AE$43]" office:value-type="float" office:value="83.3333333333333">
            <text:p>83,3333333333</text:p>
          </table:table-cell>
          <table:table-cell table:style-name="ce7" office:value-type="float" office:value="9">
            <text:p>9</text:p>
          </table:table-cell>
          <table:table-cell table:style-name="ce28" table:formula="of:=[$Rohdaten.AG13]*[$normiert.$AG$43]" office:value-type="float" office:value="81.25">
            <text:p>81,25</text:p>
          </table:table-cell>
          <table:table-cell table:style-name="ce7" office:value-type="float" office:value="9">
            <text:p>9</text:p>
          </table:table-cell>
          <table:table-cell table:style-name="ce28" table:formula="of:=[$Rohdaten.AI20]*[$normiert.$AI$43]" office:value-type="float" office:value="31.25">
            <text:p>31,25</text:p>
          </table:table-cell>
          <table:table-cell table:style-name="ce7" office:value-type="float" office:value="9">
            <text:p>9</text:p>
          </table:table-cell>
          <table:table-cell table:style-name="ce28" table:formula="of:=[$Rohdaten.AK3]*[$normiert.$AK$43]" office:value-type="float" office:value="71.4285714285714">
            <text:p>71,4285714286</text:p>
          </table:table-cell>
          <table:table-cell table:style-name="ce7" office:value-type="float" office:value="9">
            <text:p>9</text:p>
          </table:table-cell>
          <table:table-cell table:style-name="ce28" table:formula="of:=[$Rohdaten.AM9]*[$normiert.$AM$43]" office:value-type="float" office:value="95">
            <text:p>95</text:p>
          </table:table-cell>
          <table:table-cell table:style-name="ce34" office:value-type="float" office:value="9">
            <text:p>9</text:p>
          </table:table-cell>
          <table:table-cell table:style-name="ce40" table:formula="of:=[$Rohdaten.AO20]*[$normiert.$AO$43]" office:value-type="float" office:value="80">
            <text:p>80</text:p>
          </table:table-cell>
          <table:table-cell table:style-name="ce34" office:value-type="float" office:value="10">
            <text:p>10</text:p>
          </table:table-cell>
          <table:table-cell table:style-name="ce40" table:formula="of:=[$Rohdaten.AQ23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0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C20]*[$normiert.$C$43]" office:value-type="float" office:value="61.5384615384615">
            <text:p>61,538461538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E19]*[$normiert.$E$43]" office:value-type="float" office:value="17.1428571428571">
            <text:p>17,1428571429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G19]*[$normiert.$G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I21]*[$normiert.$I$43]" office:value-type="float" office:value="31.25">
            <text:p>31,2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K11]*[$normiert.$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M14]*[$normiert.$M$43]" office:value-type="float" office:value="71.4285714285714">
            <text:p>71,4285714286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O16]*[$normiert.$O$43]" office:value-type="float" office:value="48.6111111111111">
            <text:p>48,6111111111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Q10]*[$normiert.$Q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S12]*[$normiert.$S$43]" office:value-type="float" office:value="37.5">
            <text:p>37,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U9]*[$normiert.$U$43]" office:value-type="float" office:value="77.7777777777778">
            <text:p>77,7777777778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W20]*[$normiert.$W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Y9]*[$normiert.$Y$43]" office:value-type="float" office:value="22.2222222222222">
            <text:p>22,2222222222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A15]*[$normiert.$AA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C20]*[$normiert.$AC$43]" office:value-type="float" office:value="11.1111111111111">
            <text:p>11,1111111111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E4]*[$normiert.$AE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G7]*[$normiert.$AG$43]" office:value-type="float" office:value="68.75">
            <text:p>68,7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I4]*[$normiert.$AI$43]" office:value-type="float" office:value="75">
            <text:p>7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K14]*[$normiert.$AK$43]" office:value-type="float" office:value="85.7142857142857">
            <text:p>85,7142857143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M5]*[$normiert.$AM$43]" office:value-type="float" office:value="30">
            <text:p>30</text:p>
          </table:table-cell>
          <table:table-cell table:style-name="ce34" office:value-type="float" office:value="10">
            <text:p>10</text:p>
          </table:table-cell>
          <table:table-cell table:style-name="ce40" table:formula="of:=[$Rohdaten.AO7]*[$normiert.$AO$43]" office:value-type="float" office:value="60">
            <text:p>60</text:p>
          </table:table-cell>
          <table:table-cell table:style-name="ce34" office:value-type="float" office:value="11">
            <text:p>11</text:p>
          </table:table-cell>
          <table:table-cell table:style-name="ce40" table:formula="of:=[$Rohdaten.AQ24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1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C4]*[$normiert.$C$43]" office:value-type="float" office:value="92.3076923076923">
            <text:p>92,3076923077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E10]*[$normiert.$E$43]" office:value-type="float" office:value="35.7142857142857">
            <text:p>35,7142857143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G17]*[$normiert.$G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I20]*[$normiert.$I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K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M8]*[$normiert.$M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O19]*[$normiert.$O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Q19]*[$normiert.$Q$43]" office:value-type="float" office:value="90">
            <text:p>9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S21]*[$normiert.$S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U19]*[$normiert.$U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W18]*[$normiert.$W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Y20]*[$normiert.$Y$43]" office:value-type="float" office:value="55.5555555555556">
            <text:p>55,5555555556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A18]*[$normiert.$AA$43]" office:value-type="float" office:value="88.8888888888889">
            <text:p>88,8888888889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C15]*[$normiert.$AC$43]" office:value-type="float" office:value="88.8888888888889">
            <text:p>88,8888888889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E18]*[$normiert.$A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G16]*[$normiert.$AG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I15]*[$normiert.$AI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K16]*[$normiert.$AK$43]" office:value-type="float" office:value="78.5714285714286">
            <text:p>78,5714285714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M6]*[$normiert.$AM$43]" office:value-type="float" office:value="33.3333333333333">
            <text:p>33,3333333333</text:p>
          </table:table-cell>
          <table:table-cell table:style-name="ce34" office:value-type="float" office:value="11">
            <text:p>11</text:p>
          </table:table-cell>
          <table:table-cell table:style-name="ce40" table:formula="of:=[$Rohdaten.AO14]*[$normiert.$AO$43]" office:value-type="float" office:value="50">
            <text:p>50</text:p>
          </table:table-cell>
          <table:table-cell table:style-name="ce34" office:value-type="float" office:value="12">
            <text:p>12</text:p>
          </table:table-cell>
          <table:table-cell table:style-name="ce40" table:formula="of:=[$Rohdaten.AQ25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2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C8]*[$normiert.$C$43]" office:value-type="float" office:value="46.1538461538462">
            <text:p>46,1538461538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E4]*[$normiert.$E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G13]*[$normiert.$G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I5]*[$normiert.$I$43]" office:value-type="float" office:value="93.75">
            <text:p>93,75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K10]*[$normiert.$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M21]*[$normiert.$M$43]" office:value-type="float" office:value="71.4285714285714">
            <text:p>71,4285714286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O13]*[$normiert.$O$43]" office:value-type="float" office:value="97.2222222222222">
            <text:p>97,2222222222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Q12]*[$normiert.$Q$43]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S19]*[$normiert.$S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U13]*[$normiert.$U$43]" office:value-type="float" office:value="77.7777777777778">
            <text:p>77,7777777778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W17]*[$normiert.$W$43]" office:value-type="float" office:value="33.3333333333333">
            <text:p>33,333333333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Y4]*[$normiert.$Y$43]" office:value-type="float" office:value="44.4444444444444">
            <text:p>44,4444444444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A10]*[$normiert.$AA$43]" office:value-type="float" office:value="77.7777777777778">
            <text:p>77,7777777778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C16]*[$normiert.$AC$43]" office:value-type="float" office:value="83.3333333333333">
            <text:p>83,333333333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E10]*[$normiert.$AE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G5]*[$normiert.$AG$43]" office:value-type="float" office:value="87.5">
            <text:p>87,5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I11]*[$normiert.$AI$43]" office:value-type="float" office:value="62.5">
            <text:p>62,5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K15]*[$normiert.$AK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M10]*[$normiert.$AM$43]" office:value-type="float" office:value="66.6666666666667">
            <text:p>66,6666666667</text:p>
          </table:table-cell>
          <table:table-cell table:style-name="ce34" office:value-type="float" office:value="12">
            <text:p>12</text:p>
          </table:table-cell>
          <table:table-cell table:style-name="ce40" table:formula="of:=[$Rohdaten.AO8]*[$normiert.$AO$43]" office:value-type="float" office:value="40">
            <text:p>40</text:p>
          </table:table-cell>
          <table:table-cell table:style-name="ce34" office:value-type="float" office:value="13">
            <text:p>13</text:p>
          </table:table-cell>
          <table:table-cell table:style-name="ce40" table:formula="of:=[$Rohdaten.AQ26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3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C14]*[$normiert.$C$43]" office:value-type="float" office:value="76.9230769230769">
            <text:p>76,9230769231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E8]*[$normiert.$E$43]" office:value-type="float" office:value="60">
            <text:p>6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G20]*[$normiert.$G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I3]*[$normiert.$I$43]" office:value-type="float" office:value="62.5">
            <text:p>62,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K4]*[$normiert.$K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M20]*[$normiert.$M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O14]*[$normiert.$O$43]" office:value-type="float" office:value="90.2777777777778">
            <text:p>90,2777777778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Q21]*[$normiert.$Q$43]" office:value-type="float" office:value="90">
            <text:p>9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S9]*[$normiert.$S$43]" office:value-type="float" office:value="87.5">
            <text:p>87,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U21]*[$normiert.$U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W13]*[$normiert.$W$43]" office:value-type="float" office:value="33.3333333333333">
            <text:p>33,3333333333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Y3]*[$normiert.$Y$43]" office:value-type="float" office:value="55.5555555555556">
            <text:p>55,5555555556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A6]*[$normiert.$AA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C4]*[$normiert.$AC$43]" office:value-type="float" office:value="77.7777777777778">
            <text:p>77,7777777778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E20]*[$normiert.$AE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G15]*[$normiert.$AG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I9]*[$normiert.$AI$43]" office:value-type="float" office:value="93.75">
            <text:p>93,7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K6]*[$normiert.$AK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M15]*[$normiert.$AM$43]" office:value-type="float" office:value="58.3333333333333">
            <text:p>58,3333333333</text:p>
          </table:table-cell>
          <table:table-cell table:style-name="ce34" office:value-type="float" office:value="13">
            <text:p>13</text:p>
          </table:table-cell>
          <table:table-cell table:style-name="ce40" table:formula="of:=[$Rohdaten.AO19]*[$normiert.$AO$43]" office:value-type="float" office:value="50">
            <text:p>50</text:p>
          </table:table-cell>
          <table:table-cell table:style-name="ce34" office:value-type="float" office:value="14">
            <text:p>14</text:p>
          </table:table-cell>
          <table:table-cell table:style-name="ce40" table:formula="of:=[$Rohdaten.AQ27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4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C5]*[$normiert.$C$43]" office:value-type="float" office:value="84.6153846153846">
            <text:p>84,6153846154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E3]*[$normiert.$E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G21]*[$normiert.$G$43]" office:value-type="float" office:value="42.8571428571429">
            <text:p>42,8571428571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I14]*[$normiert.$I$43]" office:value-type="float" office:value="43.75">
            <text:p>43,7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K15]*[$normiert.$K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M10]*[$normiert.$M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O11]*[$normiert.$O$43]" office:value-type="float" office:value="69.4444444444444">
            <text:p>69,4444444444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Q14]*[$normiert.$Q$43]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S13]*[$normiert.$S$43]" office:value-type="float" office:value="62.5">
            <text:p>62,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U4]*[$normiert.$U$43]" office:value-type="float" office:value="44.4444444444444">
            <text:p>44,4444444444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W21]*[$normiert.$W$43]" office:value-type="float" office:value="33.3333333333333">
            <text:p>33,3333333333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Y14]*[$normiert.$Y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A16]*[$normiert.$AA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C10]*[$normiert.$AC$43]" office:value-type="float" office:value="66.6666666666667">
            <text:p>66,6666666667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E6]*[$normiert.$AE$43]" office:value-type="float" office:value="66.6666666666667">
            <text:p>66,6666666667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G11]*[$normiert.$AG$43]" office:value-type="float" office:value="75">
            <text:p>7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I21]*[$normiert.$AI$43]" office:value-type="float" office:value="37.5">
            <text:p>37,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K4]*[$normiert.$AK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M20]*[$normiert.$AM$43]" office:value-type="float" office:value="25">
            <text:p>25</text:p>
          </table:table-cell>
          <table:table-cell table:style-name="ce34" office:value-type="float" office:value="14">
            <text:p>14</text:p>
          </table:table-cell>
          <table:table-cell table:style-name="ce40" table:formula="of:=[$Rohdaten.AO10]*[$normiert.$AO$43]" office:value-type="float" office:value="100">
            <text:p>100</text:p>
          </table:table-cell>
          <table:table-cell table:style-name="ce34" office:value-type="float" office:value="15">
            <text:p>15</text:p>
          </table:table-cell>
          <table:table-cell table:style-name="ce40" table:formula="of:=[$Rohdaten.AQ28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C10]*[$normiert.$C$43]" office:value-type="float" office:value="43.0769230769231">
            <text:p>43,0769230769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E13]*[$normiert.$E$43]" office:value-type="float" office:value="22.8571428571429">
            <text:p>22,8571428571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G9]*[$normiert.$G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I16]*[$normiert.$I$43]" office:value-type="float" office:value="68.75">
            <text:p>68,7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K21]*[$normiert.$K$43]" office:value-type="float" office:value="28.5714285714286">
            <text:p>28,5714285714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M7]*[$normiert.$M$43]" office:value-type="float" office:value="71.4285714285714">
            <text:p>71,4285714286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O8]*[$normiert.$O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Q18]*[$normiert.$Q$43]" office:value-type="float" office:value="60">
            <text:p>60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S16]*[$normiert.$S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U20]*[$normiert.$U$43]" office:value-type="float" office:value="22.2222222222222">
            <text:p>22,2222222222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W14]*[$normiert.$W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Y11]*[$normiert.$Y$43]" office:value-type="float" office:value="11.1111111111111">
            <text:p>11,1111111111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A20]*[$normiert.$AA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C6]*[$normiert.$AC$43]" office:value-type="float" office:value="22.2222222222222">
            <text:p>22,2222222222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E14]*[$normiert.$AE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G8]*[$normiert.$AG$43]" office:value-type="float" office:value="37.5">
            <text:p>37,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I7]*[$normiert.$AI$43]" office:value-type="float" office:value="75">
            <text:p>7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K9]*[$normiert.$AK$43]" office:value-type="float" office:value="64.2857142857143">
            <text:p>64,2857142857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M14]*[$normiert.$AM$43]" office:value-type="float" office:value="33.3333333333333">
            <text:p>33,3333333333</text:p>
          </table:table-cell>
          <table:table-cell table:style-name="ce34" office:value-type="float" office:value="15">
            <text:p>15</text:p>
          </table:table-cell>
          <table:table-cell table:style-name="ce40" table:formula="of:=[$Rohdaten.AO21]*[$normiert.$AO$43]" office:value-type="float" office:value="40">
            <text:p>40</text:p>
          </table:table-cell>
          <table:table-cell table:style-name="ce34" office:value-type="float" office:value="16">
            <text:p>16</text:p>
          </table:table-cell>
          <table:table-cell table:style-name="ce40" table:formula="of:=[$Rohdaten.AQ29]*[$normiert.$AQ$43]" office:value-type="float" office:value="16.6666666666667">
            <text:p>1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6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C15]*[$normiert.$C$43]" office:value-type="float" office:value="53.8461538461539">
            <text:p>53,8461538462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E5]*[$normiert.$E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G8]*[$normiert.$G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I6]*[$normiert.$I$43]" office:value-type="float" office:value="56.25">
            <text:p>56,2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K6]*[$normiert.$K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M5]*[$normiert.$M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O18]*[$normiert.$O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Q7]*[$normiert.$Q$43]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S6]*[$normiert.$S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U15]*[$normiert.$U$43]" office:value-type="float" office:value="44.4444444444444">
            <text:p>44,4444444444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W6]*[$normiert.$W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Y13]*[$normiert.$Y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A8]*[$normiert.$AA$43]" office:value-type="float" office:value="66.6666666666667">
            <text:p>66,6666666667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C3]*[$normiert.$AC$43]" office:value-type="float" office:value="55.5555555555556">
            <text:p>55,5555555556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E21]*[$normiert.$AE$43]" office:value-type="float" office:value="66.6666666666667">
            <text:p>66,6666666667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G20]*[$normiert.$AG$43]" office:value-type="float" office:value="75">
            <text:p>7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I12]*[$normiert.$AI$43]" office:value-type="float" office:value="25">
            <text:p>2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K5]*[$normiert.$AK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M17]*[$normiert.$AM$43]" office:value-type="float" office:value="31.6666666666667">
            <text:p>31,6666666667</text:p>
          </table:table-cell>
          <table:table-cell table:style-name="ce34" office:value-type="float" office:value="16">
            <text:p>16</text:p>
          </table:table-cell>
          <table:table-cell table:style-name="ce40" table:formula="of:=[$Rohdaten.AO3]*[$normiert.$AO$43]" office:value-type="float" office:value="100">
            <text:p>100</text:p>
          </table:table-cell>
          <table:table-cell table:style-name="ce34" office:value-type="float" office:value="17">
            <text:p>17</text:p>
          </table:table-cell>
          <table:table-cell table:style-name="ce40" table:formula="of:=[$Rohdaten.AQ30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7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C9]*[$normiert.$C$43]" office:value-type="float" office:value="46.1538461538462">
            <text:p>46,1538461538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E21]*[$normiert.$E$43]" office:value-type="float" office:value="45.7142857142857">
            <text:p>45,714285714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G16]*[$normiert.$G$43]" office:value-type="float" office:value="28.5714285714286">
            <text:p>28,5714285714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I19]*[$normiert.$I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K7]*[$normiert.$K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M11]*[$normiert.$M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O4]*[$normiert.$O$43]" office:value-type="float" office:value="76.3888888888889">
            <text:p>76,3888888889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Q15]*[$normiert.$Q$43]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S5]*[$normiert.$S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U10]*[$normiert.$U$43]" office:value-type="float" office:value="88.8888888888889">
            <text:p>88,8888888889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W4]*[$normiert.$W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Y15]*[$normiert.$Y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A4]*[$normiert.$AA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C14]*[$normiert.$AC$43]" office:value-type="float" office:value="77.7777777777778">
            <text:p>77,7777777778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E16]*[$normiert.$AE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G9]*[$normiert.$AG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I5]*[$normiert.$AI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K11]*[$normiert.$AK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M16]*[$normiert.$AM$43]" office:value-type="float" office:value="30">
            <text:p>30</text:p>
          </table:table-cell>
          <table:table-cell table:style-name="ce34" office:value-type="float" office:value="17">
            <text:p>17</text:p>
          </table:table-cell>
          <table:table-cell table:style-name="ce40" table:formula="of:=[$Rohdaten.AO9]*[$normiert.$AO$43]" office:value-type="float" office:value="50">
            <text:p>50</text:p>
          </table:table-cell>
          <table:table-cell table:style-name="ce34" office:value-type="float" office:value="18">
            <text:p>18</text:p>
          </table:table-cell>
          <table:table-cell table:style-name="ce40" table:formula="of:=[$Rohdaten.AQ31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18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C19]*[$normiert.$C$43]" office:value-type="float" office:value="84.6153846153846">
            <text:p>84,6153846154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E15]*[$normiert.$E$43]" office:value-type="float" office:value="40">
            <text:p>4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G7]*[$normiert.$G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I17]*[$normiert.$I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K19]*[$normiert.$K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M17]*[$normiert.$M$43]" office:value-type="float" office:value="71.4285714285714">
            <text:p>71,4285714286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O20]*[$normiert.$O$43]" office:value-type="float" office:value="69.4444444444444">
            <text:p>69,4444444444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Q4]*[$normiert.$Q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S8]*[$normiert.$S$43]" office:value-type="float" office:value="37.5">
            <text:p>37,5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U17]*[$normiert.$U$43]" office:value-type="float" office:value="88.8888888888889">
            <text:p>88,8888888889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W10]*[$normiert.$W$43]" office:value-type="float" office:value="83.3333333333333">
            <text:p>83,3333333333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Y6]*[$normiert.$Y$43]" office:value-type="float" office:value="16.6666666666667">
            <text:p>16,6666666667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A9]*[$normiert.$AA$43]" office:value-type="float" office:value="55.5555555555556">
            <text:p>55,5555555556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C12]*[$normiert.$AC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E13]*[$normiert.$AE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G18]*[$normiert.$AG$43]" office:value-type="float" office:value="75">
            <text:p>75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I18]*[$normiert.$AI$43]" office:value-type="float" office:value="25">
            <text:p>25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K10]*[$normiert.$AK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M7]*[$normiert.$AM$43]" office:value-type="float" office:value="100">
            <text:p>100</text:p>
          </table:table-cell>
          <table:table-cell table:style-name="ce34" office:value-type="float" office:value="18">
            <text:p>18</text:p>
          </table:table-cell>
          <table:table-cell table:style-name="ce40" table:formula="of:=[$Rohdaten.AO5]*[$normiert.$AO$43]" office:value-type="float" office:value="90">
            <text:p>90</text:p>
          </table:table-cell>
          <table:table-cell table:style-name="ce34" office:value-type="float" office:value="19">
            <text:p>19</text:p>
          </table:table-cell>
          <table:table-cell table:style-name="ce40" table:formula="of:=[$Rohdaten.AQ32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3" office:value-type="string">
            <text:p>#19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C18]*[$normiert.$C$43]" office:value-type="float" office:value="92.3076923076923">
            <text:p>92,3076923077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E11]*[$normiert.$E$43]" office:value-type="float" office:value="21.4285714285714">
            <text:p>21,4285714286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G4]*[$normiert.$G$43]" office:value-type="float" office:value="85.7142857142857">
            <text:p>85,7142857143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I15]*[$normiert.$I$43]" office:value-type="float" office:value="87.5">
            <text:p>87,5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K12]*[$normiert.$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M9]*[$normiert.$M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O6]*[$normiert.$O$43]" office:value-type="float" office:value="55.5555555555556">
            <text:p>55,5555555556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Q20]*[$normiert.$Q$43]" office:value-type="float" office:value="85">
            <text:p>85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S11]*[$normiert.$S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U7]*[$normiert.$U$43]" office:value-type="float" office:value="66.6666666666667">
            <text:p>66,6666666667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W12]*[$normiert.$W$43]" office:value-type="float" office:value="66.6666666666667">
            <text:p>66,6666666667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Y7]*[$normiert.$Y$43]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A3]*[$normiert.$AA$43]" office:value-type="float" office:value="55.5555555555556">
            <text:p>55,5555555556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C19]*[$normiert.$AC$43]" office:value-type="float" office:value="22.2222222222222">
            <text:p>22,2222222222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E11]*[$normiert.$AE$43]" office:value-type="float" office:value="33.3333333333333">
            <text:p>33,3333333333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G6]*[$normiert.$AG$43]" office:value-type="float" office:value="62.5">
            <text:p>62,5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I16]*[$normiert.$AI$43]" office:value-type="float" office:value="43.75">
            <text:p>43,75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K17]*[$normiert.$A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29" table:formula="of:=[$Rohdaten.AM11]*[$normiert.$AM$43]" office:value-type="float" office:value="91.6666666666667">
            <text:p>91,6666666667</text:p>
          </table:table-cell>
          <table:table-cell table:style-name="ce35" office:value-type="float" office:value="19">
            <text:p>19</text:p>
          </table:table-cell>
          <table:table-cell table:style-name="ce41" table:formula="of:=[$Rohdaten.AO6]*[$normiert.$AO$43]" office:value-type="float" office:value="100">
            <text:p>100</text:p>
          </table:table-cell>
          <table:table-cell table:style-name="ce35" office:value-type="float" office:value="20">
            <text:p>20</text:p>
          </table:table-cell>
          <table:table-cell table:style-name="ce40" table:formula="of:=[$Rohdaten.AQ33]*[$normiert.$AQ$43]" office:value-type="float" office:value="83.3333333333333">
            <text:p>83,3333333333</text:p>
          </table:table-cell>
          <table:table-cell table:number-columns-repeated="981"/>
        </table:table-row>
        <table:table-row table:style-name="ro2">
          <table:table-cell table:style-name="ce4" office:value-type="string">
            <text:p>#20</text:p>
          </table:table-cell>
          <table:table-cell table:style-name="ce25" office:value-type="float" office:value="1">
            <text:p>1</text:p>
          </table:table-cell>
          <table:table-cell table:style-name="ce30" table:formula="of:=[$Rohdaten.C30]*[$normiert.$C$43]" office:value-type="float" office:value="46.1538461538462">
            <text:p>46,1538461538</text:p>
          </table:table-cell>
          <table:table-cell table:style-name="ce25" office:value-type="float" office:value="1">
            <text:p>1</text:p>
          </table:table-cell>
          <table:table-cell table:style-name="ce30" table:formula="of:=[$Rohdaten.E27]*[$normiert.$E$43]" office:value-type="float" office:value="54.2857142857143">
            <text:p>54,2857142857</text:p>
          </table:table-cell>
          <table:table-cell table:style-name="ce21" office:value-type="float" office:value="1">
            <text:p>1</text:p>
          </table:table-cell>
          <table:table-cell table:style-name="ce30" table:formula="of:=[$Rohdaten.G30]*[$normiert.$G$43]" office:value-type="float" office:value="42.8571428571429">
            <text:p>42,8571428571</text:p>
          </table:table-cell>
          <table:table-cell table:style-name="ce21" office:value-type="float" office:value="1">
            <text:p>1</text:p>
          </table:table-cell>
          <table:table-cell table:style-name="ce30" table:formula="of:=[$Rohdaten.I28]*[$normiert.$I$43]" office:value-type="float" office:value="93.75">
            <text:p>93,75</text:p>
          </table:table-cell>
          <table:table-cell table:style-name="ce21" office:value-type="float" office:value="1">
            <text:p>1</text:p>
          </table:table-cell>
          <table:table-cell table:style-name="ce30" table:formula="of:=[$Rohdaten.K23]*[$normiert.$K$43]" office:value-type="float" office:value="57.1428571428571">
            <text:p>57,1428571429</text:p>
          </table:table-cell>
          <table:table-cell table:style-name="ce21" office:value-type="float" office:value="1">
            <text:p>1</text:p>
          </table:table-cell>
          <table:table-cell table:style-name="ce30" table:formula="of:=[$Rohdaten.M31]*[$normiert.$M$43]" office:value-type="float" office:value="71.4285714285714">
            <text:p>71,4285714286</text:p>
          </table:table-cell>
          <table:table-cell table:style-name="ce21" office:value-type="float" office:value="1">
            <text:p>1</text:p>
          </table:table-cell>
          <table:table-cell table:style-name="ce30" table:formula="of:=[$Rohdaten.O24]*[$normiert.$O$43]" office:value-type="float" office:value="55.5555555555556">
            <text:p>55,5555555556</text:p>
          </table:table-cell>
          <table:table-cell table:style-name="ce21" office:value-type="float" office:value="1">
            <text:p>1</text:p>
          </table:table-cell>
          <table:table-cell table:style-name="ce30" table:formula="of:=[$Rohdaten.Q31]*[$normiert.$Q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30" table:formula="of:=[$Rohdaten.S32]*[$normiert.$S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30" table:formula="of:=[$Rohdaten.U37]*[$normiert.$U$43]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30" table:formula="of:=[$Rohdaten.W24]*[$normiert.$W$43]" office:value-type="float" office:value="33.3333333333333">
            <text:p>33,3333333333</text:p>
          </table:table-cell>
          <table:table-cell table:style-name="ce21" office:value-type="float" office:value="1">
            <text:p>1</text:p>
          </table:table-cell>
          <table:table-cell table:style-name="ce30" table:formula="of:=[$Rohdaten.Y26]*[$normiert.$Y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A32]*[$normiert.$AA$43]" office:value-type="float" office:value="55.5555555555556">
            <text:p>55,5555555556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C26]*[$normiert.$AC$43]" office:value-type="float" office:value="33.3333333333333">
            <text:p>33,3333333333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E23]*[$normiert.$AE$43]" office:value-type="float" office:value="66.6666666666667">
            <text:p>66,6666666667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G36]*[$normiert.$AG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I24]*[$normiert.$AI$43]" office:value-type="float" office:value="31.25">
            <text:p>31,25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K22]*[$normiert.$AK$43]" office:value-type="float" office:value="57.1428571428571">
            <text:p>57,1428571429</text:p>
          </table:table-cell>
          <table:table-cell table:style-name="ce21" office:value-type="float" office:value="1">
            <text:p>1</text:p>
          </table:table-cell>
          <table:table-cell table:style-name="ce30" table:formula="of:=[$Rohdaten.AM38]*[$normiert.$AM$43]" office:value-type="float" office:value="43.3333333333333">
            <text:p>43,3333333333</text:p>
          </table:table-cell>
          <table:table-cell table:style-name="ce36" office:value-type="float" office:value="1">
            <text:p>1</text:p>
          </table:table-cell>
          <table:table-cell table:style-name="ce42" table:formula="of:=[$Rohdaten.AO32]*[$normiert.$AO$43]" office:value-type="float" office:value="100">
            <text:p>100</text:p>
          </table:table-cell>
          <table:table-cell table:style-name="ce36" office:value-type="float" office:value="2">
            <text:p>2</text:p>
          </table:table-cell>
          <table:table-cell table:style-name="ce40" table:formula="of:=[$Rohdaten.AQ34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1</text:p>
          </table:table-cell>
          <table:table-cell table:style-name="ce7" office:value-type="float" office:value="2">
            <text:p>2</text:p>
          </table:table-cell>
          <table:table-cell table:style-name="ce28" table:formula="of:=[$Rohdaten.C27]*[$normiert.$C$43]" office:value-type="float" office:value="30.7692307692308">
            <text:p>30,7692307692</text:p>
          </table:table-cell>
          <table:table-cell table:style-name="ce7" office:value-type="float" office:value="2">
            <text:p>2</text:p>
          </table:table-cell>
          <table:table-cell table:style-name="ce28" table:formula="of:=[$Rohdaten.E39]*[$normiert.$E$43]" office:value-type="float" office:value="51.4285714285714">
            <text:p>51,4285714286</text:p>
          </table:table-cell>
          <table:table-cell table:style-name="ce7" office:value-type="float" office:value="2">
            <text:p>2</text:p>
          </table:table-cell>
          <table:table-cell table:style-name="ce28" table:formula="of:=[$Rohdaten.G28]*[$normiert.$G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8" table:formula="of:=[$Rohdaten.I24]*[$normiert.$I$43]" office:value-type="float" office:value="68.75">
            <text:p>68,75</text:p>
          </table:table-cell>
          <table:table-cell table:style-name="ce7" office:value-type="float" office:value="2">
            <text:p>2</text:p>
          </table:table-cell>
          <table:table-cell table:style-name="ce28" table:formula="of:=[$Rohdaten.K39]*[$normiert.$K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8" table:formula="of:=[$Rohdaten.M33]*[$normiert.$M$43]" office:value-type="float" office:value="71.4285714285714">
            <text:p>71,4285714286</text:p>
          </table:table-cell>
          <table:table-cell table:style-name="ce7" office:value-type="float" office:value="2">
            <text:p>2</text:p>
          </table:table-cell>
          <table:table-cell table:style-name="ce28" table:formula="of:=[$Rohdaten.O25]*[$normiert.$O$43]" office:value-type="float" office:value="83.3333333333333">
            <text:p>83,3333333333</text:p>
          </table:table-cell>
          <table:table-cell table:style-name="ce7" office:value-type="float" office:value="2">
            <text:p>2</text:p>
          </table:table-cell>
          <table:table-cell table:style-name="ce28" table:formula="of:=[$Rohdaten.Q36]*[$normiert.$Q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8" table:formula="of:=[$Rohdaten.S38]*[$normiert.$S$43]" office:value-type="float" office:value="75">
            <text:p>75</text:p>
          </table:table-cell>
          <table:table-cell table:style-name="ce7" office:value-type="float" office:value="2">
            <text:p>2</text:p>
          </table:table-cell>
          <table:table-cell table:style-name="ce28" table:formula="of:=[$Rohdaten.U39]*[$normiert.$U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8" table:formula="of:=[$Rohdaten.W30]*[$normiert.$W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8" table:formula="of:=[$Rohdaten.Y37]*[$normiert.$Y$43]" office:value-type="float" office:value="11.1111111111111">
            <text:p>11,1111111111</text:p>
          </table:table-cell>
          <table:table-cell table:style-name="ce7" office:value-type="float" office:value="2">
            <text:p>2</text:p>
          </table:table-cell>
          <table:table-cell table:style-name="ce28" table:formula="of:=[$Rohdaten.AA37]*[$normiert.$AA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8" table:formula="of:=[$Rohdaten.AC22]*[$normiert.$AC$43]" office:value-type="float" office:value="55.5555555555556">
            <text:p>55,5555555556</text:p>
          </table:table-cell>
          <table:table-cell table:style-name="ce7" office:value-type="float" office:value="2">
            <text:p>2</text:p>
          </table:table-cell>
          <table:table-cell table:style-name="ce28" table:formula="of:=[$Rohdaten.AE28]*[$normiert.$AE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8" table:formula="of:=[$Rohdaten.AG26]*[$normiert.$AG$43]" office:value-type="float" office:value="37.5">
            <text:p>37,5</text:p>
          </table:table-cell>
          <table:table-cell table:style-name="ce7" office:value-type="float" office:value="2">
            <text:p>2</text:p>
          </table:table-cell>
          <table:table-cell table:style-name="ce28" table:formula="of:=[$Rohdaten.AI33]*[$normiert.$AI$43]" office:value-type="float" office:value="31.25">
            <text:p>31,25</text:p>
          </table:table-cell>
          <table:table-cell table:style-name="ce7" office:value-type="float" office:value="2">
            <text:p>2</text:p>
          </table:table-cell>
          <table:table-cell table:style-name="ce28" table:formula="of:=[$Rohdaten.AK36]*[$normiert.$AK$43]" office:value-type="float" office:value="21.4285714285714">
            <text:p>21,4285714286</text:p>
          </table:table-cell>
          <table:table-cell table:style-name="ce7" office:value-type="float" office:value="2">
            <text:p>2</text:p>
          </table:table-cell>
          <table:table-cell table:style-name="ce28" table:formula="of:=[$Rohdaten.AM31]*[$normiert.$AM$43]" office:value-type="float" office:value="66.6666666666667">
            <text:p>66,6666666667</text:p>
          </table:table-cell>
          <table:table-cell table:style-name="ce34" office:value-type="float" office:value="2">
            <text:p>2</text:p>
          </table:table-cell>
          <table:table-cell table:style-name="ce40" table:formula="of:=[$Rohdaten.AO37]*[$normiert.$AO$43]" office:value-type="float" office:value="40">
            <text:p>40</text:p>
          </table:table-cell>
          <table:table-cell table:style-name="ce34" office:value-type="float" office:value="3">
            <text:p>3</text:p>
          </table:table-cell>
          <table:table-cell table:style-name="ce40" table:formula="of:=[$Rohdaten.AQ35]*[$normiert.$AQ$43]" office:value-type="float" office:value="40">
            <text:p>4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2</text:p>
          </table:table-cell>
          <table:table-cell table:style-name="ce7" office:value-type="float" office:value="3">
            <text:p>3</text:p>
          </table:table-cell>
          <table:table-cell table:style-name="ce28" table:formula="of:=[$Rohdaten.C32]*[$normiert.$C$43]" office:value-type="float" office:value="61.5384615384615">
            <text:p>61,5384615385</text:p>
          </table:table-cell>
          <table:table-cell table:style-name="ce7" office:value-type="float" office:value="3">
            <text:p>3</text:p>
          </table:table-cell>
          <table:table-cell table:style-name="ce28" table:formula="of:=[$Rohdaten.E22]*[$normiert.$E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8" table:formula="of:=[$Rohdaten.G32]*[$normiert.$G$43]" office:value-type="float" office:value="85.7142857142857">
            <text:p>85,7142857143</text:p>
          </table:table-cell>
          <table:table-cell table:style-name="ce7" office:value-type="float" office:value="3">
            <text:p>3</text:p>
          </table:table-cell>
          <table:table-cell table:style-name="ce28" table:formula="of:=[$Rohdaten.I34]*[$normiert.$I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8" table:formula="of:=[$Rohdaten.K30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8" table:formula="of:=[$Rohdaten.M36]*[$normiert.$M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8" table:formula="of:=[$Rohdaten.O40]*[$normiert.$O$43]" office:value-type="float" office:value="90.2777777777778">
            <text:p>90,2777777778</text:p>
          </table:table-cell>
          <table:table-cell table:style-name="ce7" office:value-type="float" office:value="3">
            <text:p>3</text:p>
          </table:table-cell>
          <table:table-cell table:style-name="ce28" table:formula="of:=[$Rohdaten.Q35]*[$normiert.$Q$43]" office:value-type="float" office:value="70">
            <text:p>70</text:p>
          </table:table-cell>
          <table:table-cell table:style-name="ce7" office:value-type="float" office:value="3">
            <text:p>3</text:p>
          </table:table-cell>
          <table:table-cell table:style-name="ce28" table:formula="of:=[$Rohdaten.S28]*[$normiert.$S$43]" office:value-type="float" office:value="87.5">
            <text:p>87,5</text:p>
          </table:table-cell>
          <table:table-cell table:style-name="ce7" office:value-type="float" office:value="3">
            <text:p>3</text:p>
          </table:table-cell>
          <table:table-cell table:style-name="ce28" table:formula="of:=[$Rohdaten.U31]*[$normiert.$U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8" table:formula="of:=[$Rohdaten.W22]*[$normiert.$W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8" table:formula="of:=[$Rohdaten.Y25]*[$normiert.$Y$43]" office:value-type="float" office:value="77.7777777777778">
            <text:p>77,7777777778</text:p>
          </table:table-cell>
          <table:table-cell table:style-name="ce7" office:value-type="float" office:value="3">
            <text:p>3</text:p>
          </table:table-cell>
          <table:table-cell table:style-name="ce28" table:formula="of:=[$Rohdaten.AA39]*[$normiert.$AA$43]" office:value-type="float" office:value="33.3333333333333">
            <text:p>33,3333333333</text:p>
          </table:table-cell>
          <table:table-cell table:style-name="ce7" office:value-type="float" office:value="3">
            <text:p>3</text:p>
          </table:table-cell>
          <table:table-cell table:style-name="ce28" table:formula="of:=[$Rohdaten.AC35]*[$normiert.$AC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8" table:formula="of:=[$Rohdaten.AE39]*[$normiert.$AE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8" table:formula="of:=[$Rohdaten.AG27]*[$normiert.$AG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8" table:formula="of:=[$Rohdaten.AI39]*[$normiert.$AI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8" table:formula="of:=[$Rohdaten.AK27]*[$normiert.$A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8" table:formula="of:=[$Rohdaten.AM29]*[$normiert.$AM$43]" office:value-type="float" office:value="53.3333333333333">
            <text:p>53,3333333333</text:p>
          </table:table-cell>
          <table:table-cell table:style-name="ce34" office:value-type="float" office:value="3">
            <text:p>3</text:p>
          </table:table-cell>
          <table:table-cell table:style-name="ce40" table:formula="of:=[$Rohdaten.AO40]*[$normiert.$AO$43]" office:value-type="float" office:value="40">
            <text:p>40</text:p>
          </table:table-cell>
          <table:table-cell table:style-name="ce34" office:value-type="float" office:value="4">
            <text:p>4</text:p>
          </table:table-cell>
          <table:table-cell table:style-name="ce40" table:formula="of:=[$Rohdaten.AQ36]*[$normiert.$AQ$43]" office:value-type="float" office:value="33.3333333333333">
            <text:p>3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3</text:p>
          </table:table-cell>
          <table:table-cell table:style-name="ce7" office:value-type="float" office:value="4">
            <text:p>4</text:p>
          </table:table-cell>
          <table:table-cell table:style-name="ce28" table:formula="of:=[$Rohdaten.C28]*[$normiert.$C$43]" office:value-type="float" office:value="46.1538461538462">
            <text:p>46,1538461538</text:p>
          </table:table-cell>
          <table:table-cell table:style-name="ce7" office:value-type="float" office:value="4">
            <text:p>4</text:p>
          </table:table-cell>
          <table:table-cell table:style-name="ce28" table:formula="of:=[$Rohdaten.E24]*[$normiert.$E$43]" office:value-type="float" office:value="64.2857142857143">
            <text:p>64,2857142857</text:p>
          </table:table-cell>
          <table:table-cell table:style-name="ce7" office:value-type="float" office:value="4">
            <text:p>4</text:p>
          </table:table-cell>
          <table:table-cell table:style-name="ce28" table:formula="of:=[$Rohdaten.G40]*[$normiert.$G$43]" office:value-type="float" office:value="100">
            <text:p>100</text:p>
          </table:table-cell>
          <table:table-cell table:style-name="ce7" office:value-type="float" office:value="4">
            <text:p>4</text:p>
          </table:table-cell>
          <table:table-cell table:style-name="ce28" table:formula="of:=[$Rohdaten.I37]*[$normiert.$I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8" table:formula="of:=[$Rohdaten.K31]*[$normiert.$K$43]" office:value-type="float" office:value="71.4285714285714">
            <text:p>71,4285714286</text:p>
          </table:table-cell>
          <table:table-cell table:style-name="ce7" office:value-type="float" office:value="4">
            <text:p>4</text:p>
          </table:table-cell>
          <table:table-cell table:style-name="ce28" table:formula="of:=[$Rohdaten.M23]*[$normiert.$M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8" table:formula="of:=[$Rohdaten.O30]*[$normiert.$O$43]" office:value-type="float" office:value="76.3888888888889">
            <text:p>76,3888888889</text:p>
          </table:table-cell>
          <table:table-cell table:style-name="ce7" office:value-type="float" office:value="4">
            <text:p>4</text:p>
          </table:table-cell>
          <table:table-cell table:style-name="ce28" table:formula="of:=[$Rohdaten.Q22]*[$normiert.$Q$43]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8" table:formula="of:=[$Rohdaten.S26]*[$normiert.$S$43]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28" table:formula="of:=[$Rohdaten.U28]*[$normiert.$U$43]" office:value-type="float" office:value="22.2222222222222">
            <text:p>22,2222222222</text:p>
          </table:table-cell>
          <table:table-cell table:style-name="ce7" office:value-type="float" office:value="4">
            <text:p>4</text:p>
          </table:table-cell>
          <table:table-cell table:style-name="ce28" table:formula="of:=[$Rohdaten.W26]*[$normiert.$W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8" table:formula="of:=[$Rohdaten.Y38]*[$normiert.$Y$43]" office:value-type="float" office:value="22.2222222222222">
            <text:p>22,2222222222</text:p>
          </table:table-cell>
          <table:table-cell table:style-name="ce7" office:value-type="float" office:value="4">
            <text:p>4</text:p>
          </table:table-cell>
          <table:table-cell table:style-name="ce28" table:formula="of:=[$Rohdaten.AA27]*[$normiert.$AA$43]" office:value-type="float" office:value="55.5555555555556">
            <text:p>55,5555555556</text:p>
          </table:table-cell>
          <table:table-cell table:style-name="ce7" office:value-type="float" office:value="4">
            <text:p>4</text:p>
          </table:table-cell>
          <table:table-cell table:style-name="ce28" table:formula="of:=[$Rohdaten.AC27]*[$normiert.$AC$43]" office:value-type="float" office:value="77.7777777777778">
            <text:p>77,7777777778</text:p>
          </table:table-cell>
          <table:table-cell table:style-name="ce7" office:value-type="float" office:value="4">
            <text:p>4</text:p>
          </table:table-cell>
          <table:table-cell table:style-name="ce28" table:formula="of:=[$Rohdaten.AE24]*[$normiert.$AE$43]" office:value-type="float" office:value="83.3333333333333">
            <text:p>83,3333333333</text:p>
          </table:table-cell>
          <table:table-cell table:style-name="ce7" office:value-type="float" office:value="4">
            <text:p>4</text:p>
          </table:table-cell>
          <table:table-cell table:style-name="ce28" table:formula="of:=[$Rohdaten.AG22]*[$normiert.$AG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8" table:formula="of:=[$Rohdaten.AI40]*[$normiert.$AI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8" table:formula="of:=[$Rohdaten.AK33]*[$normiert.$AK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8" table:formula="of:=[$Rohdaten.AM33]*[$normiert.$AM$43]" office:value-type="float" office:value="55">
            <text:p>55</text:p>
          </table:table-cell>
          <table:table-cell table:style-name="ce34" office:value-type="float" office:value="4">
            <text:p>4</text:p>
          </table:table-cell>
          <table:table-cell table:style-name="ce40" table:formula="of:=[$Rohdaten.AO30]*[$normiert.$AO$43]" office:value-type="float" office:value="60">
            <text:p>60</text:p>
          </table:table-cell>
          <table:table-cell table:style-name="ce34" office:value-type="float" office:value="5">
            <text:p>5</text:p>
          </table:table-cell>
          <table:table-cell table:style-name="ce40" table:formula="of:=[$Rohdaten.AQ37]*[$normiert.$AQ$43]" office:value-type="float" office:value="40">
            <text:p>4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4</text:p>
          </table:table-cell>
          <table:table-cell table:style-name="ce7" office:value-type="float" office:value="5">
            <text:p>5</text:p>
          </table:table-cell>
          <table:table-cell table:style-name="ce28" table:formula="of:=[$Rohdaten.C34]*[$normiert.$C$43]" office:value-type="float" office:value="61.5384615384615">
            <text:p>61,5384615385</text:p>
          </table:table-cell>
          <table:table-cell table:style-name="ce7" office:value-type="float" office:value="5">
            <text:p>5</text:p>
          </table:table-cell>
          <table:table-cell table:style-name="ce28" table:formula="of:=[$Rohdaten.E26]*[$normiert.$E$43]" office:value-type="float" office:value="31.4285714285714">
            <text:p>31,4285714286</text:p>
          </table:table-cell>
          <table:table-cell table:style-name="ce7" office:value-type="float" office:value="5">
            <text:p>5</text:p>
          </table:table-cell>
          <table:table-cell table:style-name="ce28" table:formula="of:=[$Rohdaten.G35]*[$normiert.$G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8" table:formula="of:=[$Rohdaten.I29]*[$normiert.$I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8" table:formula="of:=[$Rohdaten.K24]*[$normiert.$K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8" table:formula="of:=[$Rohdaten.M32]*[$normiert.$M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8" table:formula="of:=[$Rohdaten.O36]*[$normiert.$O$43]" office:value-type="float" office:value="76.3888888888889">
            <text:p>76,3888888889</text:p>
          </table:table-cell>
          <table:table-cell table:style-name="ce7" office:value-type="float" office:value="5">
            <text:p>5</text:p>
          </table:table-cell>
          <table:table-cell table:style-name="ce28" table:formula="of:=[$Rohdaten.Q29]*[$normiert.$Q$43]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8" table:formula="of:=[$Rohdaten.S40]*[$normiert.$S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8" table:formula="of:=[$Rohdaten.U23]*[$normiert.$U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8" table:formula="of:=[$Rohdaten.W36]*[$normiert.$W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8" table:formula="of:=[$Rohdaten.Y39]*[$normiert.$Y$43]" office:value-type="float" office:value="16.6666666666667">
            <text:p>16,6666666667</text:p>
          </table:table-cell>
          <table:table-cell table:style-name="ce7" office:value-type="float" office:value="5">
            <text:p>5</text:p>
          </table:table-cell>
          <table:table-cell table:style-name="ce28" table:formula="of:=[$Rohdaten.AA33]*[$normiert.$AA$43]" office:value-type="float" office:value="44.4444444444444">
            <text:p>44,4444444444</text:p>
          </table:table-cell>
          <table:table-cell table:style-name="ce7" office:value-type="float" office:value="5">
            <text:p>5</text:p>
          </table:table-cell>
          <table:table-cell table:style-name="ce28" table:formula="of:=[$Rohdaten.AC28]*[$normiert.$AC$43]" office:value-type="float" office:value="11.1111111111111">
            <text:p>11,1111111111</text:p>
          </table:table-cell>
          <table:table-cell table:style-name="ce7" office:value-type="float" office:value="5">
            <text:p>5</text:p>
          </table:table-cell>
          <table:table-cell table:style-name="ce28" table:formula="of:=[$Rohdaten.AE29]*[$normiert.$AE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8" table:formula="of:=[$Rohdaten.AG35]*[$normiert.$AG$43]" office:value-type="float" office:value="43.75">
            <text:p>43,75</text:p>
          </table:table-cell>
          <table:table-cell table:style-name="ce7" office:value-type="float" office:value="5">
            <text:p>5</text:p>
          </table:table-cell>
          <table:table-cell table:style-name="ce28" table:formula="of:=[$Rohdaten.AI25]*[$normiert.$AI$43]" office:value-type="float" office:value="37.5">
            <text:p>37,5</text:p>
          </table:table-cell>
          <table:table-cell table:style-name="ce7" office:value-type="float" office:value="5">
            <text:p>5</text:p>
          </table:table-cell>
          <table:table-cell table:style-name="ce28" table:formula="of:=[$Rohdaten.AK35]*[$normiert.$AK$43]" office:value-type="float" office:value="21.4285714285714">
            <text:p>21,4285714286</text:p>
          </table:table-cell>
          <table:table-cell table:style-name="ce7" office:value-type="float" office:value="5">
            <text:p>5</text:p>
          </table:table-cell>
          <table:table-cell table:style-name="ce28" table:formula="of:=[$Rohdaten.AM37]*[$normiert.$AM$43]" office:value-type="float" office:value="41.6666666666667">
            <text:p>41,6666666667</text:p>
          </table:table-cell>
          <table:table-cell table:style-name="ce34" office:value-type="float" office:value="5">
            <text:p>5</text:p>
          </table:table-cell>
          <table:table-cell table:style-name="ce40" table:formula="of:=[$Rohdaten.AO23]*[$normiert.$AO$43]" office:value-type="float" office:value="70">
            <text:p>70</text:p>
          </table:table-cell>
          <table:table-cell table:style-name="ce34" office:value-type="float" office:value="6">
            <text:p>6</text:p>
          </table:table-cell>
          <table:table-cell table:style-name="ce40" table:formula="of:=[$Rohdaten.AQ38]*[$normiert.$AQ$43]" office:value-type="float" office:value="50">
            <text:p>5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5</text:p>
          </table:table-cell>
          <table:table-cell table:style-name="ce7" office:value-type="float" office:value="6">
            <text:p>6</text:p>
          </table:table-cell>
          <table:table-cell table:style-name="ce28" table:formula="of:=[$Rohdaten.C35]*[$normiert.$C$43]" office:value-type="float" office:value="69.2307692307692">
            <text:p>69,2307692308</text:p>
          </table:table-cell>
          <table:table-cell table:style-name="ce7" office:value-type="float" office:value="6">
            <text:p>6</text:p>
          </table:table-cell>
          <table:table-cell table:style-name="ce28" table:formula="of:=[$Rohdaten.E30]*[$normiert.$E$43]" office:value-type="float" office:value="65.7142857142857">
            <text:p>65,7142857143</text:p>
          </table:table-cell>
          <table:table-cell table:style-name="ce7" office:value-type="float" office:value="6">
            <text:p>6</text:p>
          </table:table-cell>
          <table:table-cell table:style-name="ce28" table:formula="of:=[$Rohdaten.G39]*[$normiert.$G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8" table:formula="of:=[$Rohdaten.I3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8" table:formula="of:=[$Rohdaten.K25]*[$normiert.$K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8" table:formula="of:=[$Rohdaten.M30]*[$normiert.$M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8" table:formula="of:=[$Rohdaten.O27]*[$normiert.$O$43]" office:value-type="float" office:value="48.6111111111111">
            <text:p>48,6111111111</text:p>
          </table:table-cell>
          <table:table-cell table:style-name="ce7" office:value-type="float" office:value="6">
            <text:p>6</text:p>
          </table:table-cell>
          <table:table-cell table:style-name="ce28" table:formula="of:=[$Rohdaten.Q37]*[$normiert.$Q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8" table:formula="of:=[$Rohdaten.S36]*[$normiert.$S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8" table:formula="of:=[$Rohdaten.U26]*[$normiert.$U$43]" office:value-type="float" office:value="66.6666666666667">
            <text:p>66,6666666667</text:p>
          </table:table-cell>
          <table:table-cell table:style-name="ce7" office:value-type="float" office:value="6">
            <text:p>6</text:p>
          </table:table-cell>
          <table:table-cell table:style-name="ce28" table:formula="of:=[$Rohdaten.W32]*[$normiert.$W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8" table:formula="of:=[$Rohdaten.Y28]*[$normiert.$Y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8" table:formula="of:=[$Rohdaten.AA23]*[$normiert.$AA$43]" office:value-type="float" office:value="22.2222222222222">
            <text:p>22,2222222222</text:p>
          </table:table-cell>
          <table:table-cell table:style-name="ce7" office:value-type="float" office:value="6">
            <text:p>6</text:p>
          </table:table-cell>
          <table:table-cell table:style-name="ce28" table:formula="of:=[$Rohdaten.AC31]*[$normiert.$AC$43]" office:value-type="float" office:value="33.3333333333333">
            <text:p>33,3333333333</text:p>
          </table:table-cell>
          <table:table-cell table:style-name="ce7" office:value-type="float" office:value="6">
            <text:p>6</text:p>
          </table:table-cell>
          <table:table-cell table:style-name="ce28" table:formula="of:=[$Rohdaten.AE30]*[$normiert.$AE$43]" office:value-type="float" office:value="33.3333333333333">
            <text:p>33,3333333333</text:p>
          </table:table-cell>
          <table:table-cell table:style-name="ce7" office:value-type="float" office:value="6">
            <text:p>6</text:p>
          </table:table-cell>
          <table:table-cell table:style-name="ce28" table:formula="of:=[$Rohdaten.AG33]*[$normiert.$AG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8" table:formula="of:=[$Rohdaten.AI31]*[$normiert.$AI$43]" office:value-type="float" office:value="37.5">
            <text:p>37,5</text:p>
          </table:table-cell>
          <table:table-cell table:style-name="ce7" office:value-type="float" office:value="6">
            <text:p>6</text:p>
          </table:table-cell>
          <table:table-cell table:style-name="ce28" table:formula="of:=[$Rohdaten.AK31]*[$normiert.$AK$43]" office:value-type="float" office:value="28.5714285714286">
            <text:p>28,5714285714</text:p>
          </table:table-cell>
          <table:table-cell table:style-name="ce7" office:value-type="float" office:value="6">
            <text:p>6</text:p>
          </table:table-cell>
          <table:table-cell table:style-name="ce28" table:formula="of:=[$Rohdaten.AM32]*[$normiert.$AM$43]" office:value-type="float" office:value="58.3333333333333">
            <text:p>58,3333333333</text:p>
          </table:table-cell>
          <table:table-cell table:style-name="ce34" office:value-type="float" office:value="6">
            <text:p>6</text:p>
          </table:table-cell>
          <table:table-cell table:style-name="ce40" table:formula="of:=[$Rohdaten.AO34]*[$normiert.$AO$43]" office:value-type="float" office:value="100">
            <text:p>100</text:p>
          </table:table-cell>
          <table:table-cell table:style-name="ce34" office:value-type="float" office:value="7">
            <text:p>7</text:p>
          </table:table-cell>
          <table:table-cell table:style-name="ce40" table:formula="of:=[$Rohdaten.AQ39]*[$normiert.$AQ$43]" office:value-type="float" office:value="66.6666666666667">
            <text:p>66,6666666667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6</text:p>
          </table:table-cell>
          <table:table-cell table:style-name="ce7" office:value-type="float" office:value="7">
            <text:p>7</text:p>
          </table:table-cell>
          <table:table-cell table:style-name="ce28" table:formula="of:=[$Rohdaten.C33]*[$normiert.$C$43]" office:value-type="float" office:value="49.2307692307692">
            <text:p>49,2307692308</text:p>
          </table:table-cell>
          <table:table-cell table:style-name="ce7" office:value-type="float" office:value="7">
            <text:p>7</text:p>
          </table:table-cell>
          <table:table-cell table:style-name="ce28" table:formula="of:=[$Rohdaten.E29]*[$normiert.$E$43]" office:value-type="float" office:value="68.5714285714286">
            <text:p>68,5714285714</text:p>
          </table:table-cell>
          <table:table-cell table:style-name="ce7" office:value-type="float" office:value="7">
            <text:p>7</text:p>
          </table:table-cell>
          <table:table-cell table:style-name="ce28" table:formula="of:=[$Rohdaten.G27]*[$normiert.$G$43]" office:value-type="float" office:value="57.1428571428571">
            <text:p>57,1428571429</text:p>
          </table:table-cell>
          <table:table-cell table:style-name="ce7" office:value-type="float" office:value="7">
            <text:p>7</text:p>
          </table:table-cell>
          <table:table-cell table:style-name="ce28" table:formula="of:=[$Rohdaten.I25]*[$normiert.$I$43]" office:value-type="float" office:value="81.25">
            <text:p>81,25</text:p>
          </table:table-cell>
          <table:table-cell table:style-name="ce7" office:value-type="float" office:value="7">
            <text:p>7</text:p>
          </table:table-cell>
          <table:table-cell table:style-name="ce28" table:formula="of:=[$Rohdaten.K29]*[$normiert.$K$43]" office:value-type="float" office:value="57.1428571428571">
            <text:p>57,1428571429</text:p>
          </table:table-cell>
          <table:table-cell table:style-name="ce7" office:value-type="float" office:value="7">
            <text:p>7</text:p>
          </table:table-cell>
          <table:table-cell table:style-name="ce28" table:formula="of:=[$Rohdaten.M25]*[$normiert.$M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8" table:formula="of:=[$Rohdaten.O39]*[$normiert.$O$43]" office:value-type="float" office:value="83.3333333333333">
            <text:p>83,3333333333</text:p>
          </table:table-cell>
          <table:table-cell table:style-name="ce7" office:value-type="float" office:value="7">
            <text:p>7</text:p>
          </table:table-cell>
          <table:table-cell table:style-name="ce28" table:formula="of:=[$Rohdaten.Q27]*[$normiert.$Q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8" table:formula="of:=[$Rohdaten.S24]*[$normiert.$S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8" table:formula="of:=[$Rohdaten.U32]*[$normiert.$U$43]" office:value-type="float" office:value="88.8888888888889">
            <text:p>88,8888888889</text:p>
          </table:table-cell>
          <table:table-cell table:style-name="ce7" office:value-type="float" office:value="7">
            <text:p>7</text:p>
          </table:table-cell>
          <table:table-cell table:style-name="ce28" table:formula="of:=[$Rohdaten.W40]*[$normiert.$W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8" table:formula="of:=[$Rohdaten.Y31]*[$normiert.$Y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8" table:formula="of:=[$Rohdaten.AA34]*[$normiert.$AA$43]" office:value-type="float" office:value="55.5555555555556">
            <text:p>55,5555555556</text:p>
          </table:table-cell>
          <table:table-cell table:style-name="ce7" office:value-type="float" office:value="7">
            <text:p>7</text:p>
          </table:table-cell>
          <table:table-cell table:style-name="ce28" table:formula="of:=[$Rohdaten.AC39]*[$normiert.$AC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8" table:formula="of:=[$Rohdaten.AE33]*[$normiert.$AE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8" table:formula="of:=[$Rohdaten.AG25]*[$normiert.$AG$43]" office:value-type="float" office:value="43.75">
            <text:p>43,75</text:p>
          </table:table-cell>
          <table:table-cell table:style-name="ce7" office:value-type="float" office:value="7">
            <text:p>7</text:p>
          </table:table-cell>
          <table:table-cell table:style-name="ce28" table:formula="of:=[$Rohdaten.AI30]*[$normiert.$AI$43]" office:value-type="float" office:value="37.5">
            <text:p>37,5</text:p>
          </table:table-cell>
          <table:table-cell table:style-name="ce7" office:value-type="float" office:value="7">
            <text:p>7</text:p>
          </table:table-cell>
          <table:table-cell table:style-name="ce28" table:formula="of:=[$Rohdaten.AK29]*[$normiert.$AK$43]" office:value-type="float" office:value="21.4285714285714">
            <text:p>21,4285714286</text:p>
          </table:table-cell>
          <table:table-cell table:style-name="ce7" office:value-type="float" office:value="7">
            <text:p>7</text:p>
          </table:table-cell>
          <table:table-cell table:style-name="ce28" table:formula="of:=[$Rohdaten.AM23]*[$normiert.$AM$43]" office:value-type="float" office:value="25">
            <text:p>25</text:p>
          </table:table-cell>
          <table:table-cell table:style-name="ce34" office:value-type="float" office:value="7">
            <text:p>7</text:p>
          </table:table-cell>
          <table:table-cell table:style-name="ce40" table:formula="of:=[$Rohdaten.AO29]*[$normiert.$AO$43]" office:value-type="float" office:value="50">
            <text:p>50</text:p>
          </table:table-cell>
          <table:table-cell table:style-name="ce34" office:value-type="float" office:value="8">
            <text:p>8</text:p>
          </table:table-cell>
          <table:table-cell table:style-name="ce40" table:formula="of:=[$Rohdaten.AQ40]*[$normiert.$AQ$43]" office:value-type="float" office:value="83.3333333333333">
            <text:p>83,3333333333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7</text:p>
          </table:table-cell>
          <table:table-cell table:style-name="ce7" office:value-type="float" office:value="8">
            <text:p>8</text:p>
          </table:table-cell>
          <table:table-cell table:style-name="ce28" table:formula="of:=[$Rohdaten.C31]*[$normiert.$C$43]" office:value-type="float" office:value="46.1538461538462">
            <text:p>46,1538461538</text:p>
          </table:table-cell>
          <table:table-cell table:style-name="ce7" office:value-type="float" office:value="8">
            <text:p>8</text:p>
          </table:table-cell>
          <table:table-cell table:style-name="ce28" table:formula="of:=[$Rohdaten.E35]*[$normiert.$E$43]"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28" table:formula="of:=[$Rohdaten.G38]*[$normiert.$G$43]" office:value-type="float" office:value="85.7142857142857">
            <text:p>85,7142857143</text:p>
          </table:table-cell>
          <table:table-cell table:style-name="ce7" office:value-type="float" office:value="8">
            <text:p>8</text:p>
          </table:table-cell>
          <table:table-cell table:style-name="ce28" table:formula="of:=[$Rohdaten.I26]*[$normiert.$I$43]" office:value-type="float" office:value="68.75">
            <text:p>68,75</text:p>
          </table:table-cell>
          <table:table-cell table:style-name="ce7" office:value-type="float" office:value="8">
            <text:p>8</text:p>
          </table:table-cell>
          <table:table-cell table:style-name="ce28" table:formula="of:=[$Rohdaten.K35]*[$normiert.$K$43]" office:value-type="float" office:value="42.8571428571429">
            <text:p>42,8571428571</text:p>
          </table:table-cell>
          <table:table-cell table:style-name="ce7" office:value-type="float" office:value="8">
            <text:p>8</text:p>
          </table:table-cell>
          <table:table-cell table:style-name="ce28" table:formula="of:=[$Rohdaten.M37]*[$normiert.$M$43]" office:value-type="float" office:value="85.7142857142857">
            <text:p>85,7142857143</text:p>
          </table:table-cell>
          <table:table-cell table:style-name="ce7" office:value-type="float" office:value="8">
            <text:p>8</text:p>
          </table:table-cell>
          <table:table-cell table:style-name="ce28" table:formula="of:=[$Rohdaten.O26]*[$normiert.$O$43]" office:value-type="float" office:value="76.3888888888889">
            <text:p>76,3888888889</text:p>
          </table:table-cell>
          <table:table-cell table:style-name="ce7" office:value-type="float" office:value="8">
            <text:p>8</text:p>
          </table:table-cell>
          <table:table-cell table:style-name="ce28" table:formula="of:=[$Rohdaten.Q24]*[$normiert.$Q$43]"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28" table:formula="of:=[$Rohdaten.S39]*[$normiert.$S$43]" office:value-type="float" office:value="87.5">
            <text:p>87,5</text:p>
          </table:table-cell>
          <table:table-cell table:style-name="ce7" office:value-type="float" office:value="8">
            <text:p>8</text:p>
          </table:table-cell>
          <table:table-cell table:style-name="ce28" table:formula="of:=[$Rohdaten.U22]*[$normiert.$U$43]" office:value-type="float" office:value="77.7777777777778">
            <text:p>77,7777777778</text:p>
          </table:table-cell>
          <table:table-cell table:style-name="ce7" office:value-type="float" office:value="8">
            <text:p>8</text:p>
          </table:table-cell>
          <table:table-cell table:style-name="ce28" table:formula="of:=[$Rohdaten.W33]*[$normiert.$W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8" table:formula="of:=[$Rohdaten.Y23]*[$normiert.$Y$43]" office:value-type="float" office:value="72.2222222222222">
            <text:p>72,2222222222</text:p>
          </table:table-cell>
          <table:table-cell table:style-name="ce7" office:value-type="float" office:value="8">
            <text:p>8</text:p>
          </table:table-cell>
          <table:table-cell table:style-name="ce28" table:formula="of:=[$Rohdaten.AA24]*[$normiert.$AA$43]" office:value-type="float" office:value="33.3333333333333">
            <text:p>33,3333333333</text:p>
          </table:table-cell>
          <table:table-cell table:style-name="ce7" office:value-type="float" office:value="8">
            <text:p>8</text:p>
          </table:table-cell>
          <table:table-cell table:style-name="ce28" table:formula="of:=[$Rohdaten.AC25]*[$normiert.$AC$43]" office:value-type="float" office:value="33.3333333333333">
            <text:p>33,3333333333</text:p>
          </table:table-cell>
          <table:table-cell table:style-name="ce7" office:value-type="float" office:value="8">
            <text:p>8</text:p>
          </table:table-cell>
          <table:table-cell table:style-name="ce28" table:formula="of:=[$Rohdaten.AE35]*[$normiert.$AE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8" table:formula="of:=[$Rohdaten.AG31]*[$normiert.$AG$43]" office:value-type="float" office:value="75">
            <text:p>75</text:p>
          </table:table-cell>
          <table:table-cell table:style-name="ce7" office:value-type="float" office:value="8">
            <text:p>8</text:p>
          </table:table-cell>
          <table:table-cell table:style-name="ce28" table:formula="of:=[$Rohdaten.AI34]*[$normiert.$AI$43]" office:value-type="float" office:value="43.75">
            <text:p>43,75</text:p>
          </table:table-cell>
          <table:table-cell table:style-name="ce7" office:value-type="float" office:value="8">
            <text:p>8</text:p>
          </table:table-cell>
          <table:table-cell table:style-name="ce28" table:formula="of:=[$Rohdaten.AK34]*[$normiert.$AK$43]" office:value-type="float" office:value="35.7142857142857">
            <text:p>35,7142857143</text:p>
          </table:table-cell>
          <table:table-cell table:style-name="ce7" office:value-type="float" office:value="8">
            <text:p>8</text:p>
          </table:table-cell>
          <table:table-cell table:style-name="ce28" table:formula="of:=[$Rohdaten.AM35]*[$normiert.$AM$43]" office:value-type="float" office:value="53.3333333333333">
            <text:p>53,3333333333</text:p>
          </table:table-cell>
          <table:table-cell table:style-name="ce34" office:value-type="float" office:value="8">
            <text:p>8</text:p>
          </table:table-cell>
          <table:table-cell table:style-name="ce40" table:formula="of:=[$Rohdaten.AO28]*[$normiert.$AO$43]" office:value-type="float" office:value="80">
            <text:p>80</text:p>
          </table:table-cell>
          <table:table-cell table:style-name="ce34" office:value-type="float" office:value="9">
            <text:p>9</text:p>
          </table:table-cell>
          <table:table-cell table:style-name="ce40" table:formula="of:=[$Rohdaten.AQ41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8</text:p>
          </table:table-cell>
          <table:table-cell table:style-name="ce7" office:value-type="float" office:value="9">
            <text:p>9</text:p>
          </table:table-cell>
          <table:table-cell table:style-name="ce28" table:formula="of:=[$Rohdaten.C2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8" table:formula="of:=[$Rohdaten.E23]*[$normiert.$E$43]" office:value-type="float" office:value="54.2857142857143">
            <text:p>54,2857142857</text:p>
          </table:table-cell>
          <table:table-cell table:style-name="ce7" office:value-type="float" office:value="9">
            <text:p>9</text:p>
          </table:table-cell>
          <table:table-cell table:style-name="ce28" table:formula="of:=[$Rohdaten.G23]*[$normiert.$G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8" table:formula="of:=[$Rohdaten.I30]*[$normiert.$I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8" table:formula="of:=[$Rohdaten.K38]*[$normiert.$K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8" table:formula="of:=[$Rohdaten.M27]*[$normiert.$M$43]" office:value-type="float" office:value="57.1428571428571">
            <text:p>57,1428571429</text:p>
          </table:table-cell>
          <table:table-cell table:style-name="ce7" office:value-type="float" office:value="9">
            <text:p>9</text:p>
          </table:table-cell>
          <table:table-cell table:style-name="ce28" table:formula="of:=[$Rohdaten.O28]*[$normiert.$O$43]" office:value-type="float" office:value="51.3888888888889">
            <text:p>51,3888888889</text:p>
          </table:table-cell>
          <table:table-cell table:style-name="ce7" office:value-type="float" office:value="9">
            <text:p>9</text:p>
          </table:table-cell>
          <table:table-cell table:style-name="ce28" table:formula="of:=[$Rohdaten.Q38]*[$normiert.$Q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8" table:formula="of:=[$Rohdaten.S34]*[$normiert.$S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8" table:formula="of:=[$Rohdaten.U36]*[$normiert.$U$43]" office:value-type="float" office:value="55.5555555555556">
            <text:p>55,5555555556</text:p>
          </table:table-cell>
          <table:table-cell table:style-name="ce7" office:value-type="float" office:value="9">
            <text:p>9</text:p>
          </table:table-cell>
          <table:table-cell table:style-name="ce28" table:formula="of:=[$Rohdaten.W38]*[$normiert.$W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8" table:formula="of:=[$Rohdaten.Y22]*[$normiert.$Y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8" table:formula="of:=[$Rohdaten.AA40]*[$normiert.$AA$43]" office:value-type="float" office:value="22.2222222222222">
            <text:p>22,2222222222</text:p>
          </table:table-cell>
          <table:table-cell table:style-name="ce7" office:value-type="float" office:value="9">
            <text:p>9</text:p>
          </table:table-cell>
          <table:table-cell table:style-name="ce28" table:formula="of:=[$Rohdaten.AC38]*[$normiert.$AC$43]" office:value-type="float" office:value="55.5555555555556">
            <text:p>55,5555555556</text:p>
          </table:table-cell>
          <table:table-cell table:style-name="ce7" office:value-type="float" office:value="9">
            <text:p>9</text:p>
          </table:table-cell>
          <table:table-cell table:style-name="ce28" table:formula="of:=[$Rohdaten.AE25]*[$normiert.$AE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8" table:formula="of:=[$Rohdaten.AG24]*[$normiert.$AG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8" table:formula="of:=[$Rohdaten.AI29]*[$normiert.$AI$43]" office:value-type="float" office:value="62.5">
            <text:p>62,5</text:p>
          </table:table-cell>
          <table:table-cell table:style-name="ce7" office:value-type="float" office:value="9">
            <text:p>9</text:p>
          </table:table-cell>
          <table:table-cell table:style-name="ce28" table:formula="of:=[$Rohdaten.AK23]*[$normiert.$AK$43]" office:value-type="float" office:value="64.2857142857143">
            <text:p>64,2857142857</text:p>
          </table:table-cell>
          <table:table-cell table:style-name="ce7" office:value-type="float" office:value="9">
            <text:p>9</text:p>
          </table:table-cell>
          <table:table-cell table:style-name="ce28" table:formula="of:=[$Rohdaten.AM34]*[$normiert.$AM$43]" office:value-type="float" office:value="53.3333333333333">
            <text:p>53,3333333333</text:p>
          </table:table-cell>
          <table:table-cell table:style-name="ce34" office:value-type="float" office:value="9">
            <text:p>9</text:p>
          </table:table-cell>
          <table:table-cell table:style-name="ce40" table:formula="of:=[$Rohdaten.AO25]*[$normiert.$AO$43]" office:value-type="float" office:value="90">
            <text:p>90</text:p>
          </table:table-cell>
          <table:table-cell table:style-name="ce34" office:value-type="float" office:value="10">
            <text:p>10</text:p>
          </table:table-cell>
          <table:table-cell table:style-name="ce40" table:formula="of:=[$Rohdaten.AQ42]*[$normiert.$AQ$43]" office:value-type="float" office:value="100">
            <text:p>10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29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C25]*[$normiert.$C$43]" office:value-type="float" office:value="53.8461538461539">
            <text:p>53,8461538462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E38]*[$normiert.$E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G33]*[$normiert.$G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I38]*[$normiert.$I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K33]*[$normiert.$K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M22]*[$normiert.$M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O35]*[$normiert.$O$43]" office:value-type="float" office:value="41.6666666666667">
            <text:p>41,6666666667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Q28]*[$normiert.$Q$43]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S31]*[$normiert.$S$43]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U24]*[$normiert.$U$43]" office:value-type="float" office:value="55.5555555555556">
            <text:p>55,5555555556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W31]*[$normiert.$W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Y40]*[$normiert.$Y$43]" office:value-type="float" office:value="44.4444444444444">
            <text:p>44,4444444444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A26]*[$normiert.$AA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C36]*[$normiert.$AC$43]" office:value-type="float" office:value="22.2222222222222">
            <text:p>22,2222222222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E31]*[$normiert.$AE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G30]*[$normiert.$AG$43]" office:value-type="float" office:value="56.25">
            <text:p>56,2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I38]*[$normiert.$AI$43]" office:value-type="float" office:value="75">
            <text:p>75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K24]*[$normiert.$A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8" table:formula="of:=[$Rohdaten.AM28]*[$normiert.$AM$43]" office:value-type="float" office:value="36.6666666666667">
            <text:p>36,6666666667</text:p>
          </table:table-cell>
          <table:table-cell table:style-name="ce34" office:value-type="float" office:value="10">
            <text:p>10</text:p>
          </table:table-cell>
          <table:table-cell table:style-name="ce40" table:formula="of:=[$Rohdaten.AO35]*[$normiert.$AO$43]" office:value-type="float" office:value="60">
            <text:p>60</text:p>
          </table:table-cell>
          <table:table-cell table:style-name="ce34" office:value-type="float" office:value="11">
            <text:p>11</text:p>
          </table:table-cell>
          <table:table-cell table:style-name="ce40" table:formula="of:=[$Rohdaten.AQ43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C40]*[$normiert.$C$43]" office:value-type="float" office:value="69.2307692307692">
            <text:p>69,2307692308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E33]*[$normiert.$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G24]*[$normiert.$G$43]" office:value-type="float" office:value="71.4285714285714">
            <text:p>71,4285714286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I22]*[$normiert.$I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K2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M26]*[$normiert.$M$43]" office:value-type="float" office:value="71.4285714285714">
            <text:p>71,4285714286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O34]*[$normiert.$O$43]" office:value-type="float" office:value="97.2222222222222">
            <text:p>97,2222222222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Q23]*[$normiert.$Q$43]" office:value-type="float" office:value="70">
            <text:p>7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S33]*[$normiert.$S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U34]*[$normiert.$U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W28]*[$normiert.$W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Y29]*[$normiert.$Y$43]" office:value-type="float" office:value="77.7777777777778">
            <text:p>77,7777777778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A38]*[$normiert.$AA$43]" office:value-type="float" office:value="66.6666666666667">
            <text:p>66,6666666667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C23]*[$normiert.$AC$43]" office:value-type="float" office:value="77.7777777777778">
            <text:p>77,7777777778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E22]*[$normiert.$A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G28]*[$normiert.$AG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I28]*[$normiert.$AI$43]" office:value-type="float" office:value="93.75">
            <text:p>93,75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K32]*[$normiert.$AK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8" table:formula="of:=[$Rohdaten.AM30]*[$normiert.$AM$43]" office:value-type="float" office:value="33.3333333333333">
            <text:p>33,3333333333</text:p>
          </table:table-cell>
          <table:table-cell table:style-name="ce34" office:value-type="float" office:value="11">
            <text:p>11</text:p>
          </table:table-cell>
          <table:table-cell table:style-name="ce40" table:formula="of:=[$Rohdaten.AO27]*[$normiert.$AO$43]" office:value-type="float" office:value="40">
            <text:p>40</text:p>
          </table:table-cell>
          <table:table-cell table:style-name="ce34" office:value-type="float" office:value="12">
            <text:p>12</text:p>
          </table:table-cell>
          <table:table-cell table:style-name="ce40" table:formula="of:=[$Rohdaten.AQ44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1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C22]*[$normiert.$C$43]" office:value-type="float" office:value="69.2307692307692">
            <text:p>69,2307692308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E37]*[$normiert.$E$43]" office:value-type="float" office:value="64.2857142857143">
            <text:p>64,2857142857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G26]*[$normiert.$G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I32]*[$normiert.$I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K32]*[$normiert.$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M39]*[$normiert.$M$43]" office:value-type="float" office:value="71.4285714285714">
            <text:p>71,4285714286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O33]*[$normiert.$O$43]" office:value-type="float" office:value="90.2777777777778">
            <text:p>90,2777777778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Q34]*[$normiert.$Q$43]" office:value-type="float" office:value="80">
            <text:p>8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S23]*[$normiert.$S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U35]*[$normiert.$U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W23]*[$normiert.$W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Y36]*[$normiert.$Y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A29]*[$normiert.$AA$43]" office:value-type="float" office:value="88.8888888888889">
            <text:p>88,8888888889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C24]*[$normiert.$AC$43]" office:value-type="float" office:value="83.3333333333333">
            <text:p>83,333333333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E40]*[$normiert.$AE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G23]*[$normiert.$AG$43]" office:value-type="float" office:value="87.5">
            <text:p>87,5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I22]*[$normiert.$AI$43]" office:value-type="float" office:value="62.5">
            <text:p>62,5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K26]*[$normiert.$A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8" table:formula="of:=[$Rohdaten.AM25]*[$normiert.$AM$43]" office:value-type="float" office:value="38.3333333333333">
            <text:p>38,3333333333</text:p>
          </table:table-cell>
          <table:table-cell table:style-name="ce34" office:value-type="float" office:value="12">
            <text:p>12</text:p>
          </table:table-cell>
          <table:table-cell table:style-name="ce40" table:formula="of:=[$Rohdaten.AO24]*[$normiert.$AO$43]" office:value-type="float" office:value="50">
            <text:p>50</text:p>
          </table:table-cell>
          <table:table-cell table:style-name="ce34" office:value-type="float" office:value="13">
            <text:p>13</text:p>
          </table:table-cell>
          <table:table-cell table:style-name="ce40" table:formula="of:=[$Rohdaten.AQ45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2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C24]*[$normiert.$C$43]" office:value-type="float" office:value="61.5384615384615">
            <text:p>61,538461538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E25]*[$normiert.$E$43]" office:value-type="float" office:value="78.5714285714286">
            <text:p>78,5714285714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G31]*[$normiert.$G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I40]*[$normiert.$I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K36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M24]*[$normiert.$M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O37]*[$normiert.$O$43]" office:value-type="float" office:value="83.3333333333333">
            <text:p>83,3333333333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Q33]*[$normiert.$Q$43]" office:value-type="float" office:value="85">
            <text:p>8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S37]*[$normiert.$S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U30]*[$normiert.$U$43]" office:value-type="float" office:value="77.7777777777778">
            <text:p>77,7777777778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W25]*[$normiert.$W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Y35]*[$normiert.$Y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A22]*[$normiert.$AA$43]" office:value-type="float" office:value="66.6666666666667">
            <text:p>66,6666666667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C34]*[$normiert.$AC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E34]*[$normiert.$AE$43]" office:value-type="float" office:value="66.6666666666667">
            <text:p>66,6666666667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G37]*[$normiert.$AG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I35]*[$normiert.$AI$43]" office:value-type="float" office:value="81.25">
            <text:p>81,25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K25]*[$normiert.$AK$43]" office:value-type="float" office:value="78.5714285714286">
            <text:p>78,5714285714</text:p>
          </table:table-cell>
          <table:table-cell table:style-name="ce7" office:value-type="float" office:value="13">
            <text:p>13</text:p>
          </table:table-cell>
          <table:table-cell table:style-name="ce28" table:formula="of:=[$Rohdaten.AM27]*[$normiert.$AM$43]" office:value-type="float" office:value="41.6666666666667">
            <text:p>41,6666666667</text:p>
          </table:table-cell>
          <table:table-cell table:style-name="ce34" office:value-type="float" office:value="13">
            <text:p>13</text:p>
          </table:table-cell>
          <table:table-cell table:style-name="ce40" table:formula="of:=[$Rohdaten.AO33]*[$normiert.$AO$43]" office:value-type="float" office:value="40">
            <text:p>40</text:p>
          </table:table-cell>
          <table:table-cell table:style-name="ce34" office:value-type="float" office:value="14">
            <text:p>14</text:p>
          </table:table-cell>
          <table:table-cell table:style-name="ce40" table:formula="of:=[$Rohdaten.AQ46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3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C36]*[$normiert.$C$43]" office:value-type="float" office:value="61.5384615384615">
            <text:p>61,538461538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E40]*[$normiert.$E$43]" office:value-type="float" office:value="52.8571428571429">
            <text:p>52,8571428571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G34]*[$normiert.$G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I31]*[$normiert.$I$43]" office:value-type="float" office:value="75">
            <text:p>7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K27]*[$normiert.$K$43]" office:value-type="float" office:value="85.7142857142857">
            <text:p>85,7142857143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M28]*[$normiert.$M$43]" office:value-type="float" office:value="42.8571428571429">
            <text:p>42,8571428571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O38]*[$normiert.$O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Q25]*[$normiert.$Q$43]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S29]*[$normiert.$S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U33]*[$normiert.$U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W35]*[$normiert.$W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Y33]*[$normiert.$Y$43]" office:value-type="float" office:value="33.3333333333333">
            <text:p>33,3333333333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A25]*[$normiert.$AA$43]" office:value-type="float" office:value="44.4444444444444">
            <text:p>44,4444444444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C40]*[$normiert.$AC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E38]*[$normiert.$AE$43]" office:value-type="float" office:value="83.3333333333333">
            <text:p>83,3333333333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G38]*[$normiert.$AG$43]" office:value-type="float" office:value="37.5">
            <text:p>37,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I23]*[$normiert.$AI$43]" office:value-type="float" office:value="25">
            <text:p>25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K30]*[$normiert.$AK$43]" office:value-type="float" office:value="28.5714285714286">
            <text:p>28,5714285714</text:p>
          </table:table-cell>
          <table:table-cell table:style-name="ce7" office:value-type="float" office:value="14">
            <text:p>14</text:p>
          </table:table-cell>
          <table:table-cell table:style-name="ce28" table:formula="of:=[$Rohdaten.AM40]*[$normiert.$AM$43]" office:value-type="float" office:value="38.3333333333333">
            <text:p>38,3333333333</text:p>
          </table:table-cell>
          <table:table-cell table:style-name="ce34" office:value-type="float" office:value="14">
            <text:p>14</text:p>
          </table:table-cell>
          <table:table-cell table:style-name="ce40" table:formula="of:=[$Rohdaten.AO38]*[$normiert.$AO$43]" office:value-type="float" office:value="60">
            <text:p>60</text:p>
          </table:table-cell>
          <table:table-cell table:style-name="ce34" office:value-type="float" office:value="15">
            <text:p>15</text:p>
          </table:table-cell>
          <table:table-cell table:style-name="ce40" table:formula="of:=[$Rohdaten.AQ47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4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C38]*[$normiert.$C$43]" office:value-type="float" office:value="61.5384615384615">
            <text:p>61,538461538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E28]*[$normiert.$E$43]" office:value-type="float" office:value="55.7142857142857">
            <text:p>55,7142857143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G29]*[$normiert.$G$43]" office:value-type="float" office:value="42.8571428571429">
            <text:p>42,8571428571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I33]*[$normiert.$I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K26]*[$normiert.$K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M38]*[$normiert.$M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O29]*[$normiert.$O$43]" office:value-type="float" office:value="55.5555555555556">
            <text:p>55,5555555556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Q32]*[$normiert.$Q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S27]*[$normiert.$S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U25]*[$normiert.$U$43]" office:value-type="float" office:value="44.4444444444444">
            <text:p>44,4444444444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W39]*[$normiert.$W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Y30]*[$normiert.$Y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A30]*[$normiert.$AA$43]" office:value-type="float" office:value="55.5555555555556">
            <text:p>55,5555555556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C30]*[$normiert.$AC$43]" office:value-type="float" office:value="22.2222222222222">
            <text:p>22,2222222222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E26]*[$normiert.$AE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G29]*[$normiert.$AG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I32]*[$normiert.$AI$43]" office:value-type="float" office:value="43.75">
            <text:p>43,75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K38]*[$normiert.$AK$43]" office:value-type="float" office:value="71.4285714285714">
            <text:p>71,4285714286</text:p>
          </table:table-cell>
          <table:table-cell table:style-name="ce7" office:value-type="float" office:value="15">
            <text:p>15</text:p>
          </table:table-cell>
          <table:table-cell table:style-name="ce28" table:formula="of:=[$Rohdaten.AM39]*[$normiert.$AM$43]" office:value-type="float" office:value="36.6666666666667">
            <text:p>36,6666666667</text:p>
          </table:table-cell>
          <table:table-cell table:style-name="ce34" office:value-type="float" office:value="15">
            <text:p>15</text:p>
          </table:table-cell>
          <table:table-cell table:style-name="ce40" table:formula="of:=[$Rohdaten.AO26]*[$normiert.$AO$43]" office:value-type="float" office:value="30">
            <text:p>30</text:p>
          </table:table-cell>
          <table:table-cell table:style-name="ce34" office:value-type="float" office:value="16">
            <text:p>16</text:p>
          </table:table-cell>
          <table:table-cell table:style-name="ce40" table:formula="of:=[$Rohdaten.AQ48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C39]*[$normiert.$C$43]" office:value-type="float" office:value="76.9230769230769">
            <text:p>76,9230769231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E31]*[$normiert.$E$43]" office:value-type="float" office:value="100">
            <text:p>10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G36]*[$normiert.$G$43]" office:value-type="float" office:value="71.4285714285714">
            <text:p>71,4285714286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I35]*[$normiert.$I$43]" office:value-type="float" office:value="93.75">
            <text:p>93,7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K37]*[$normiert.$K$43]" office:value-type="float" office:value="28.5714285714286">
            <text:p>28,5714285714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M35]*[$normiert.$M$43]" office:value-type="float" office:value="71.4285714285714">
            <text:p>71,4285714286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O31]*[$normiert.$O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Q39]*[$normiert.$Q$43]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S22]*[$normiert.$S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U38]*[$normiert.$U$43]" office:value-type="float" office:value="44.4444444444444">
            <text:p>44,4444444444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W27]*[$normiert.$W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Y27]*[$normiert.$Y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A35]*[$normiert.$AA$43]" office:value-type="float" office:value="55.5555555555556">
            <text:p>55,5555555556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C32]*[$normiert.$AC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E32]*[$normiert.$AE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G32]*[$normiert.$AG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I27]*[$normiert.$AI$43]" office:value-type="float" office:value="31.25">
            <text:p>31,25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K40]*[$normiert.$AK$43]" office:value-type="float" office:value="64.2857142857143">
            <text:p>64,2857142857</text:p>
          </table:table-cell>
          <table:table-cell table:style-name="ce7" office:value-type="float" office:value="16">
            <text:p>16</text:p>
          </table:table-cell>
          <table:table-cell table:style-name="ce28" table:formula="of:=[$Rohdaten.AM24]*[$normiert.$AM$43]" office:value-type="float" office:value="25">
            <text:p>25</text:p>
          </table:table-cell>
          <table:table-cell table:style-name="ce34" office:value-type="float" office:value="16">
            <text:p>16</text:p>
          </table:table-cell>
          <table:table-cell table:style-name="ce40" table:formula="of:=[$Rohdaten.AO36]*[$normiert.$AO$43]" office:value-type="float" office:value="30">
            <text:p>30</text:p>
          </table:table-cell>
          <table:table-cell table:style-name="ce34" office:value-type="float" office:value="17">
            <text:p>17</text:p>
          </table:table-cell>
          <table:table-cell table:style-name="ce40" table:formula="of:=[$Rohdaten.AQ49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6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C29]*[$normiert.$C$43]" office:value-type="float" office:value="38.4615384615385">
            <text:p>38,461538461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E36]*[$normiert.$E$43]" office:value-type="float" office:value="55.7142857142857">
            <text:p>55,714285714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G37]*[$normiert.$G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I27]*[$normiert.$I$43]" office:value-type="float" office:value="56.25">
            <text:p>56,2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K40]*[$normiert.$K$43]" office:value-type="float" office:value="71.4285714285714">
            <text:p>71,4285714286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M29]*[$normiert.$M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O32]*[$normiert.$O$43]" office:value-type="float" office:value="62.5">
            <text:p>62,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Q30]*[$normiert.$Q$43]" office:value-type="float" office:value="60">
            <text:p>6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S35]*[$normiert.$S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U27]*[$normiert.$U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W37]*[$normiert.$W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Y24]*[$normiert.$Y$43]" office:value-type="float" office:value="11.1111111111111">
            <text:p>11,1111111111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A36]*[$normiert.$AA$43]" office:value-type="float" office:value="55.5555555555556">
            <text:p>55,5555555556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C37]*[$normiert.$AC$43]" office:value-type="float" office:value="44.4444444444444">
            <text:p>44,4444444444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E37]*[$normiert.$AE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G39]*[$normiert.$AG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I26]*[$normiert.$AI$43]" office:value-type="float" office:value="31.25">
            <text:p>31,25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K37]*[$normiert.$AK$43]" office:value-type="float" office:value="35.7142857142857">
            <text:p>35,7142857143</text:p>
          </table:table-cell>
          <table:table-cell table:style-name="ce7" office:value-type="float" office:value="17">
            <text:p>17</text:p>
          </table:table-cell>
          <table:table-cell table:style-name="ce28" table:formula="of:=[$Rohdaten.AM26]*[$normiert.$AM$43]" office:value-type="float" office:value="50">
            <text:p>50</text:p>
          </table:table-cell>
          <table:table-cell table:style-name="ce34" office:value-type="float" office:value="17">
            <text:p>17</text:p>
          </table:table-cell>
          <table:table-cell table:style-name="ce40" table:formula="of:=[$Rohdaten.AO31]*[$normiert.$AO$43]" office:value-type="float" office:value="40">
            <text:p>40</text:p>
          </table:table-cell>
          <table:table-cell table:style-name="ce34" office:value-type="float" office:value="18">
            <text:p>18</text:p>
          </table:table-cell>
          <table:table-cell table:style-name="ce40" table:formula="of:=[$Rohdaten.AQ50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7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C37]*[$normiert.$C$43]" office:value-type="float" office:value="69.2307692307692">
            <text:p>69,2307692308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E34]*[$normiert.$E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G22]*[$normiert.$G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I23]*[$normiert.$I$43]" office:value-type="float" office:value="56.25">
            <text:p>56,25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K34]*[$normiert.$K$43]" office:value-type="float" office:value="28.5714285714286">
            <text:p>28,5714285714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M40]*[$normiert.$M$43]" office:value-type="float" office:value="85.7142857142857">
            <text:p>85,7142857143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O23]*[$normiert.$O$43]" office:value-type="float" office:value="65.2777777777778">
            <text:p>65,2777777778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Q40]*[$normiert.$Q$43]" office:value-type="float" office:value="60">
            <text:p>6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S30]*[$normiert.$S$43]" office:value-type="float" office:value="37.5">
            <text:p>37,5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U29]*[$normiert.$U$43]" office:value-type="float" office:value="55.5555555555556">
            <text:p>55,5555555556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W29]*[$normiert.$W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Y32]*[$normiert.$Y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A31]*[$normiert.$AA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C29]*[$normiert.$AC$43]" office:value-type="float" office:value="11.1111111111111">
            <text:p>11,1111111111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E36]*[$normiert.$AE$43]" office:value-type="float" office:value="33.3333333333333">
            <text:p>33,3333333333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G40]*[$normiert.$AG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I36]*[$normiert.$AI$43]" office:value-type="float" office:value="68.75">
            <text:p>68,75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K39]*[$normiert.$AK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8" table:formula="of:=[$Rohdaten.AM22]*[$normiert.$AM$43]" office:value-type="float" office:value="36.6666666666667">
            <text:p>36,6666666667</text:p>
          </table:table-cell>
          <table:table-cell table:style-name="ce34" office:value-type="float" office:value="18">
            <text:p>18</text:p>
          </table:table-cell>
          <table:table-cell table:style-name="ce40" table:formula="of:=[$Rohdaten.AO39]*[$normiert.$AO$43]" office:value-type="float" office:value="90">
            <text:p>90</text:p>
          </table:table-cell>
          <table:table-cell table:style-name="ce34" office:value-type="float" office:value="19">
            <text:p>19</text:p>
          </table:table-cell>
          <table:table-cell table:style-name="ce40" table:formula="of:=[$Rohdaten.AQ51]*[$normiert.$AQ$43]" office:value-type="float" office:value="0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#38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C26]*[$normiert.$C$43]" office:value-type="float" office:value="38.4615384615385">
            <text:p>38,4615384615</text:p>
          </table:table-cell>
          <table:table-cell table:style-name="ce12" office:value-type="float" office:value="19">
            <text:p>19</text:p>
          </table:table-cell>
          <table:table-cell table:style-name="ce28" table:formula="of:=[$Rohdaten.E32]*[$normiert.$E$43]" office:value-type="float" office:value="42.8571428571429">
            <text:p>42,8571428571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G25]*[$normiert.$G$43]" office:value-type="float" office:value="42.8571428571429">
            <text:p>42,8571428571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I36]*[$normiert.$I$43]" office:value-type="float" office:value="87.5">
            <text:p>87,5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K22]*[$normiert.$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M34]*[$normiert.$M$43]" office:value-type="float" office:value="85.7142857142857">
            <text:p>85,7142857143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O22]*[$normiert.$O$43]" office:value-type="float" office:value="76.3888888888889">
            <text:p>76,3888888889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Q26]*[$normiert.$Q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S25]*[$normiert.$S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U40]*[$normiert.$U$43]" office:value-type="float" office:value="88.8888888888889">
            <text:p>88,8888888889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W34]*[$normiert.$W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Y34]*[$normiert.$Y$43]" office:value-type="float" office:value="77.7777777777778">
            <text:p>77,7777777778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A28]*[$normiert.$AA$43]" office:value-type="float" office:value="66.6666666666667">
            <text:p>66,6666666667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C33]*[$normiert.$AC$43]" office:value-type="float" office:value="44.4444444444444">
            <text:p>44,4444444444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E27]*[$normiert.$AE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G34]*[$normiert.$AG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I37]*[$normiert.$AI$43]" office:value-type="float" office:value="56.25">
            <text:p>56,25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K28]*[$normiert.$AK$43]" office:value-type="float" office:value="28.5714285714286">
            <text:p>28,5714285714</text:p>
          </table:table-cell>
          <table:table-cell table:style-name="ce8" office:value-type="float" office:value="19">
            <text:p>19</text:p>
          </table:table-cell>
          <table:table-cell table:style-name="ce28" table:formula="of:=[$Rohdaten.AM36]*[$normiert.$AM$43]" office:value-type="float" office:value="43.3333333333333">
            <text:p>43,3333333333</text:p>
          </table:table-cell>
          <table:table-cell table:style-name="ce37" office:value-type="float" office:value="19">
            <text:p>19</text:p>
          </table:table-cell>
          <table:table-cell table:style-name="ce43" table:formula="of:=[$Rohdaten.AO22]*[$normiert.$AO$43]" office:value-type="float" office:value="100">
            <text:p>100</text:p>
          </table:table-cell>
          <table:table-cell table:style-name="ce37" office:value-type="float" office:value="20">
            <text:p>20</text:p>
          </table:table-cell>
          <table:table-cell table:style-name="ce40" table:formula="of:=[$Rohdaten.AQ52]*[$normiert.$AQ$43]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AVERAGE([.C47];[.C50];[.C53];[.C56];[.C59];[.C62])" office:value-type="float" office:value="57.9312423687424">
            <text:p>57,9312423687</text:p>
          </table:table-cell>
          <table:table-cell table:formula="of:=AVERAGE([.C48];[.C49];[.C51];[.C52];[.C54];[.C55];[.C57];[.C58];[.C60];[.C61];[.C63];[.C64])" office:value-type="float" office:value="61.0676256613757">
            <text:p>61,0676256614</text:p>
          </table:table-cell>
          <table:table-cell/>
          <table:table-cell table:formula="of:=AVERAGE([.C47];[.C50];[.C62])" office:value-type="float" office:value="50.1249364061864">
            <text:p>50,1249364062</text:p>
          </table:table-cell>
          <table:table-cell table:formula="of:=AVERAGE([.C48];[.C49];[.C51];[.C52];[.C63];[.C64])" office:value-type="float" office:value="61.6689751221001">
            <text:p>61,6689751221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>
            <text:p>Mittelwerte:</text:p>
          </table:table-cell>
          <table:table-cell table:number-columns-repeated="1022"/>
        </table:table-row>
        <table:table-row table:style-name="ro1">
          <table:table-cell table:number-columns-repeated="5"/>
          <table:table-cell>
            <draw:frame table:end-cell-address="sortiert.AO90" table:end-x="0.604cm" table:end-y="0.178cm" draw:z-index="0" draw:name="Diagramm 1" draw:style-name="gr1" draw:text-style-name="P1" svg:width="49.452cm" svg:height="22.84cm" svg:x="0.517cm" svg:y="0.053cm">
              <draw:object draw:notify-on-update-of-ranges="sortiert.C3:sortiert.C21 sortiert.B3:sortiert.B21 sortiert.C22:sortiert.C40 sortiert.B3:sortiert.B21 sortiert.E3:sortiert.E21 sortiert.D3:sortiert.D21 sortiert.E22:sortiert.E40 sortiert.D3:sortiert.D21 sortiert.G3:sortiert.G21 sortiert.F3:sortiert.F21 sortiert.G22:sortiert.G40 sortiert.F3:sortiert.F21 sortiert.I3:sortiert.I21 sortiert.H3:sortiert.H21 sortiert.I22:sortiert.I40 sortiert.H3:sortiert.H21 sortiert.K3:sortiert.K21 sortiert.J3:sortiert.J21 sortiert.K22:sortiert.K40 sortiert.J3:sortiert.J21 sortiert.M3:sortiert.M21 sortiert.L3:sortiert.L21 sortiert.M22:sortiert.M40 sortiert.L3:sortiert.L21 sortiert.O3:sortiert.O21 sortiert.N3:sortiert.N21 sortiert.O22:sortiert.O40 sortiert.N3:sortiert.N21 sortiert.Q3:sortiert.Q21 sortiert.P3:sortiert.P21 sortiert.Q22:sortiert.Q40 sortiert.P3:sortiert.P21 sortiert.S3:sortiert.S21 sortiert.R3:sortiert.R21 sortiert.S22:sortiert.S40 sortiert.R3:sortiert.R21 sortiert.U3:sortiert.U21 sortiert.T3:sortiert.T21 sortiert.U22:sortiert.U40 sortiert.T3:sortiert.T21 sortiert.W3:sortiert.W21 sortiert.V3:sortiert.V21 sortiert.W22:sortiert.W40 sortiert.V3:sortiert.V21 sortiert.Y3:sortiert.Y21 sortiert.X3:sortiert.X21 sortiert.Y3:sortiert.Y21 sortiert.X3:sortiert.X21 sortiert.AA3:sortiert.AA21 sortiert.Z3:sortiert.Z21 sortiert.AA22:sortiert.AA40 sortiert.Z3:sortiert.Z21 sortiert.AC3:sortiert.AC21 sortiert.AB3:sortiert.AB21 sortiert.AC22:sortiert.AC40 sortiert.AB2:sortiert.AB21 sortiert.AE3:sortiert.AE21 sortiert.AD3:sortiert.AD21 sortiert.AE22:sortiert.AE40 sortiert.AD3:sortiert.AD21 sortiert.AG3:sortiert.AG21 sortiert.AF3:sortiert.AF21 sortiert.AG22:sortiert.AG40 sortiert.AF3:sortiert.AF21 sortiert.AI3:sortiert.AI21 sortiert.AH3:sortiert.AH21 sortiert.AI22:sortiert.AI40 sortiert.AH3:sortiert.AH21 sortiert.AK3:sortiert.AK21 sortiert.AJ3:sortiert.AJ21 sortiert.AK22:sortiert.AK40 sortiert.AJ3:sortiert.AJ21 sortiert.AM3:sortiert.AM21 sortiert.AL3:sortiert.AL21 sortiert.AM22:sortiert.AM40 sortiert.AL3:sortiert.AL21 sortiert.AO3:sortiert.AO21 sortiert.AN3:sortiert.AN21 sortiert.AO22:sortiert.AO40 sortiert.AN3:sortiert.AN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0" office:value-type="string">
            <text:p>gesamt</text:p>
          </table:table-cell>
          <table:table-cell table:style-name="ce20" office:value-type="string">
            <text:p>1.</text:p>
          </table:table-cell>
          <table:table-cell table:style-name="ce20" office:value-type="string">
            <text:p>2.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1">
            <text:p>1</text:p>
          </table:table-cell>
          <table:table-cell table:style-name="ce26" table:formula="of:=([.C3]+[.E3]+[.G3]+[.I3]+[.K3]+[.M3]+[.O3]+[.Q3]+[.S3]+[.U3]+[.W3]+[.Y3]+[.AA3]+[.AC3]+[.AE3]+[.AG3]+[.AI3]+[.AK3]+[.AM3]+[.AO3]+[.C22]+[.E22]+[.G22]+[.I22]+[.K22]+[.M22]+[.O22]+[.Q22]+[.S22]+[.U22]+[.W22]+[.Y22]+[.AA22]+[.AC22]+[.AE22]+[.AG22]+[.AI22]+[.AM22]+[.AK22]+[.AO22])/40" office:value-type="float" office:value="59.1605616605617">
            <text:p>59,1605616606</text:p>
          </table:table-cell>
          <table:table-cell table:style-name="ce26" table:formula="of:=([.C3]+[.E3]+[.G3]+[.I3]+[.K3]+[.M3]+[.O3]+[.Q3]+[.S3]+[.U3]+[.W3]+[.Y3]+[.AA3]+[.AC3]+[.AE3]+[.AG3]+[.AI3]+[.AK3]+[.AM3]+[.AO3])/20" office:value-type="float" office:value="61.231684981685">
            <text:p>61,2316849817</text:p>
          </table:table-cell>
          <table:table-cell table:style-name="ce26" table:formula="of:=([.C22]+[.E22]+[.G22]+[.I22]+[.K22]+[.M22]+[.O22]+[.Q22]+[.S22]+[.U22]+[.W22]+[.Y22]+[.AA22]+[.AC22]+[.AE22]+[.AG22]+[.AI22]+[.AK22]+[.AM22]+[.AO22])/20" office:value-type="float" office:value="57.0894383394383">
            <text:p>57,0894383394</text:p>
          </table:table-cell>
          <table:table-cell table:number-columns-repeated="1019"/>
        </table:table-row>
        <table:table-row table:style-name="ro1">
          <table:table-cell office:value-type="string">
            <text:p>Lustr</text:p>
          </table:table-cell>
          <table:table-cell office:value-type="float" office:value="2">
            <text:p>2</text:p>
          </table:table-cell>
          <table:table-cell table:formula="of:=([.C4]+[.E4]+[.G4]+[.I4]+[.K4]+[.M4]+[.O4]+[.Q4]+[.S4]+[.U4]+[.W4]+[.Y4]+[.AA4]+[.AC4]+[.AE4]+[.AG4]+[.AI4]+[.AK4]+[.AM4]+[.AO4]+[.C23]+[.E23]+[.G23]+[.I23]+[.K23]+[.M23]+[.O23]+[.Q23]+[.S23]+[.U23]+[.W23]+[.Y23]+[.AA23]+[.AC23]+[.AE23]+[.AG23]+[.AI23]+[.AM23]+[.AK23]+[.AO23])/40" office:value-type="float" office:value="52.7806013431013">
            <text:p>52,7806013431</text:p>
          </table:table-cell>
          <table:table-cell table:formula="of:=([.C4]+[.E4]+[.G4]+[.I4]+[.K4]+[.M4]+[.O4]+[.Q4]+[.S4]+[.U4]+[.W4]+[.Y4]+[.AA4]+[.AC4]+[.AE4]+[.AG4]+[.AI4]+[.AK4]+[.AM4]+[.AO4])/20" office:value-type="float" office:value="56.8025030525031">
            <text:p>56,8025030525</text:p>
          </table:table-cell>
          <table:table-cell table:formula="of:=([.C23]+[.E23]+[.G23]+[.I23]+[.K23]+[.M23]+[.O23]+[.Q23]+[.S23]+[.U23]+[.W23]+[.Y23]+[.AA23]+[.AC23]+[.AE23]+[.AG23]+[.AI23]+[.AK23]+[.AM23]+[.AO23])/20" office:value-type="float" office:value="48.7586996336996">
            <text:p>48,75869963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C5]+[.E5]+[.G5]+[.I5]+[.K5]+[.M5]+[.O5]+[.Q5]+[.S5]+[.U5]+[.W5]+[.Y5]+[.AA5]+[.AC5]+[.AE5]+[.AG5]+[.AI5]+[.AK5]+[.AM5]+[.AO5]+[.C24]+[.E24]+[.G24]+[.I24]+[.K24]+[.M24]+[.O24]+[.Q24]+[.S24]+[.U24]+[.W24]+[.Y24]+[.AA24]+[.AC24]+[.AE24]+[.AG24]+[.AI24]+[.AM24]+[.AK24]+[.AO24])/40" office:value-type="float" office:value="67.232905982906">
            <text:p>67,2329059829</text:p>
          </table:table-cell>
          <table:table-cell table:formula="of:=([.C5]+[.E5]+[.G5]+[.I5]+[.K5]+[.M5]+[.O5]+[.Q5]+[.S5]+[.U5]+[.W5]+[.Y5]+[.AA5]+[.AC5]+[.AE5]+[.AG5]+[.AI5]+[.AK5]+[.AM5]+[.AO5])/20" office:value-type="float" office:value="67.6468253968254">
            <text:p>67,6468253968</text:p>
          </table:table-cell>
          <table:table-cell table:formula="of:=([.C24]+[.E24]+[.G24]+[.I24]+[.K24]+[.M24]+[.O24]+[.Q24]+[.S24]+[.U24]+[.W24]+[.Y24]+[.AA24]+[.AC24]+[.AE24]+[.AG24]+[.AI24]+[.AK24]+[.AM24]+[.AO24])/20" office:value-type="float" office:value="66.8189865689866">
            <text:p>66,818986569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float" office:value="4">
            <text:p>4</text:p>
          </table:table-cell>
          <table:table-cell table:style-name="ce26" table:formula="of:=([.C6]+[.E6]+[.G6]+[.I6]+[.K6]+[.M6]+[.O6]+[.Q6]+[.S6]+[.U6]+[.W6]+[.Y6]+[.AA6]+[.AC6]+[.AE6]+[.AG6]+[.AI6]+[.AK6]+[.AM6]+[.AO6]+[.C25]+[.E25]+[.G25]+[.I25]+[.K25]+[.M25]+[.O25]+[.Q25]+[.S25]+[.U25]+[.W25]+[.Y25]+[.AA25]+[.AC25]+[.AE25]+[.AG25]+[.AI25]+[.AM25]+[.AK25]+[.AO25])/40" office:value-type="float" office:value="65.1263354700855">
            <text:p>65,1263354701</text:p>
          </table:table-cell>
          <table:table-cell table:style-name="ce26" table:formula="of:=([.C6]+[.E6]+[.G6]+[.I6]+[.K6]+[.M6]+[.O6]+[.Q6]+[.S6]+[.U6]+[.W6]+[.Y6]+[.AA6]+[.AC6]+[.AE6]+[.AG6]+[.AI6]+[.AK6]+[.AM6]+[.AO6])/20" office:value-type="float" office:value="64.8348595848596">
            <text:p>64,8348595849</text:p>
          </table:table-cell>
          <table:table-cell table:style-name="ce26" table:formula="of:=([.C25]+[.E25]+[.G25]+[.I25]+[.K25]+[.M25]+[.O25]+[.Q25]+[.S25]+[.U25]+[.W25]+[.Y25]+[.AA25]+[.AC25]+[.AE25]+[.AG25]+[.AI25]+[.AK25]+[.AM25]+[.AO25])/20" office:value-type="float" office:value="65.4178113553114">
            <text:p>65,4178113553</text:p>
          </table:table-cell>
          <table:table-cell table:number-columns-repeated="1019"/>
        </table:table-row>
        <table:table-row table:style-name="ro1">
          <table:table-cell office:value-type="string">
            <text:p>Encore</text:p>
          </table:table-cell>
          <table:table-cell office:value-type="float" office:value="5">
            <text:p>5</text:p>
          </table:table-cell>
          <table:table-cell table:formula="of:=([.C7]+[.E7]+[.G7]+[.I7]+[.K7]+[.M7]+[.O7]+[.Q7]+[.S7]+[.U7]+[.W7]+[.Y7]+[.AA7]+[.AC7]+[.AE7]+[.AG7]+[.AI7]+[.AK7]+[.AM7]+[.AO7]+[.C26]+[.E26]+[.G26]+[.I26]+[.K26]+[.M26]+[.O26]+[.Q26]+[.S26]+[.U26]+[.W26]+[.Y26]+[.AA26]+[.AC26]+[.AE26]+[.AG26]+[.AI26]+[.AM26]+[.AK26]+[.AO26])/40" office:value-type="float" office:value="50.4341804029304">
            <text:p>50,4341804029</text:p>
          </table:table-cell>
          <table:table-cell table:formula="of:=([.C7]+[.E7]+[.G7]+[.I7]+[.K7]+[.M7]+[.O7]+[.Q7]+[.S7]+[.U7]+[.W7]+[.Y7]+[.AA7]+[.AC7]+[.AE7]+[.AG7]+[.AI7]+[.AK7]+[.AM7]+[.AO7])/20" office:value-type="float" office:value="54.5840964590965">
            <text:p>54,5840964591</text:p>
          </table:table-cell>
          <table:table-cell table:formula="of:=([.C26]+[.E26]+[.G26]+[.I26]+[.K26]+[.M26]+[.O26]+[.Q26]+[.S26]+[.U26]+[.W26]+[.Y26]+[.AA26]+[.AC26]+[.AE26]+[.AG26]+[.AI26]+[.AK26]+[.AM26]+[.AO26])/20" office:value-type="float" office:value="46.2842643467643">
            <text:p>46,28426434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C8]+[.E8]+[.G8]+[.I8]+[.K8]+[.M8]+[.O8]+[.Q8]+[.S8]+[.U8]+[.W8]+[.Y8]+[.AA8]+[.AC8]+[.AE8]+[.AG8]+[.AI8]+[.AK8]+[.AM8]+[.AO8]+[.C27]+[.E27]+[.G27]+[.I27]+[.K27]+[.M27]+[.O27]+[.Q27]+[.S27]+[.U27]+[.W27]+[.Y27]+[.AA27]+[.AC27]+[.AE27]+[.AG27]+[.AI27]+[.AM27]+[.AK27]+[.AO27])/40" office:value-type="float" office:value="59.7374465811966">
            <text:p>59,7374465812</text:p>
          </table:table-cell>
          <table:table-cell table:formula="of:=([.C8]+[.E8]+[.G8]+[.I8]+[.K8]+[.M8]+[.O8]+[.Q8]+[.S8]+[.U8]+[.W8]+[.Y8]+[.AA8]+[.AC8]+[.AE8]+[.AG8]+[.AI8]+[.AK8]+[.AM8]+[.AO8])/20" office:value-type="float" office:value="65.2712912087912">
            <text:p>65,2712912088</text:p>
          </table:table-cell>
          <table:table-cell table:formula="of:=([.C27]+[.E27]+[.G27]+[.I27]+[.K27]+[.M27]+[.O27]+[.Q27]+[.S27]+[.U27]+[.W27]+[.Y27]+[.AA27]+[.AC27]+[.AE27]+[.AG27]+[.AI27]+[.AK27]+[.AM27]+[.AO27])/20" office:value-type="float" office:value="54.2036019536019">
            <text:p>54,2036019536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7">
            <text:p>7</text:p>
          </table:table-cell>
          <table:table-cell table:style-name="ce27" table:formula="of:=([.C9]+[.E9]+[.G9]+[.I9]+[.K9]+[.M9]+[.O9]+[.Q9]+[.S9]+[.U9]+[.W9]+[.Y9]+[.AA9]+[.AC9]+[.AE9]+[.AG9]+[.AI9]+[.AK9]+[.AM9]+[.AO9]+[.C28]+[.E28]+[.G28]+[.I28]+[.K28]+[.M28]+[.O28]+[.Q28]+[.S28]+[.U28]+[.W28]+[.Y28]+[.AA28]+[.AC28]+[.AE28]+[.AG28]+[.AI28]+[.AM28]+[.AK28]+[.AO28])/40" office:value-type="float" office:value="59.9952304639805">
            <text:p>59,995230464</text:p>
          </table:table-cell>
          <table:table-cell table:style-name="ce27" table:formula="of:=([.C9]+[.E9]+[.G9]+[.I9]+[.K9]+[.M9]+[.O9]+[.Q9]+[.S9]+[.U9]+[.W9]+[.Y9]+[.AA9]+[.AC9]+[.AE9]+[.AG9]+[.AI9]+[.AK9]+[.AM9]+[.AO9])/20" office:value-type="float" office:value="64.5765415140415">
            <text:p>64,576541514</text:p>
          </table:table-cell>
          <table:table-cell table:style-name="ce27" table:formula="of:=([.C28]+[.E28]+[.G28]+[.I28]+[.K28]+[.M28]+[.O28]+[.Q28]+[.S28]+[.U28]+[.W28]+[.Y28]+[.AA28]+[.AC28]+[.AE28]+[.AG28]+[.AI28]+[.AK28]+[.AM28]+[.AO28])/20" office:value-type="float" office:value="55.4139194139194">
            <text:p>55,4139194139</text:p>
          </table:table-cell>
          <table:table-cell table:number-columns-repeated="1019"/>
        </table:table-row>
        <table:table-row table:style-name="ro1">
          <table:table-cell office:value-type="string">
            <text:p>DL7F</text:p>
          </table:table-cell>
          <table:table-cell office:value-type="float" office:value="8">
            <text:p>8</text:p>
          </table:table-cell>
          <table:table-cell table:formula="of:=([.C10]+[.E10]+[.G10]+[.I10]+[.K10]+[.M10]+[.O10]+[.Q10]+[.S10]+[.U10]+[.W10]+[.Y10]+[.AA10]+[.AC10]+[.AE10]+[.AG10]+[.AI10]+[.AK10]+[.AM10]+[.AO10]+[.C29]+[.E29]+[.G29]+[.I29]+[.K29]+[.M29]+[.O29]+[.Q29]+[.S29]+[.U29]+[.W29]+[.Y29]+[.AA29]+[.AC29]+[.AE29]+[.AG29]+[.AI29]+[.AM29]+[.AK29]+[.AO29])/40" office:value-type="float" office:value="62.9717261904762">
            <text:p>62,9717261905</text:p>
          </table:table-cell>
          <table:table-cell table:formula="of:=([.C10]+[.E10]+[.G10]+[.I10]+[.K10]+[.M10]+[.O10]+[.Q10]+[.S10]+[.U10]+[.W10]+[.Y10]+[.AA10]+[.AC10]+[.AE10]+[.AG10]+[.AI10]+[.AK10]+[.AM10]+[.AO10])/20" office:value-type="float" office:value="65.0663156288156">
            <text:p>65,0663156288</text:p>
          </table:table-cell>
          <table:table-cell table:formula="of:=([.C29]+[.E29]+[.G29]+[.I29]+[.K29]+[.M29]+[.O29]+[.Q29]+[.S29]+[.U29]+[.W29]+[.Y29]+[.AA29]+[.AC29]+[.AE29]+[.AG29]+[.AI29]+[.AK29]+[.AM29]+[.AO29])/20" office:value-type="float" office:value="60.8771367521368">
            <text:p>60,87713675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C11]+[.E11]+[.G11]+[.I11]+[.K11]+[.M11]+[.O11]+[.Q11]+[.S11]+[.U11]+[.W11]+[.Y11]+[.AA11]+[.AC11]+[.AE11]+[.AG11]+[.AI11]+[.AK11]+[.AM11]+[.AO11]+[.C30]+[.E30]+[.G30]+[.I30]+[.K30]+[.M30]+[.O30]+[.Q30]+[.S30]+[.U30]+[.W30]+[.Y30]+[.AA30]+[.AC30]+[.AE30]+[.AG30]+[.AI30]+[.AM30]+[.AK30]+[.AO30])/40" office:value-type="float" office:value="61.8692765567766">
            <text:p>61,8692765568</text:p>
          </table:table-cell>
          <table:table-cell table:formula="of:=([.C11]+[.E11]+[.G11]+[.I11]+[.K11]+[.M11]+[.O11]+[.Q11]+[.S11]+[.U11]+[.W11]+[.Y11]+[.AA11]+[.AC11]+[.AE11]+[.AG11]+[.AI11]+[.AK11]+[.AM11]+[.AO11])/20" office:value-type="float" office:value="67.2611416361416">
            <text:p>67,2611416361</text:p>
          </table:table-cell>
          <table:table-cell table:formula="of:=([.C30]+[.E30]+[.G30]+[.I30]+[.K30]+[.M30]+[.O30]+[.Q30]+[.S30]+[.U30]+[.W30]+[.Y30]+[.AA30]+[.AC30]+[.AE30]+[.AG30]+[.AI30]+[.AK30]+[.AM30]+[.AO30])/20" office:value-type="float" office:value="56.4774114774115">
            <text:p>56,4774114774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10">
            <text:p>10</text:p>
          </table:table-cell>
          <table:table-cell table:style-name="ce27" table:formula="of:=([.C12]+[.E12]+[.G12]+[.I12]+[.K12]+[.M12]+[.O12]+[.Q12]+[.S12]+[.U12]+[.W12]+[.Y12]+[.AA12]+[.AC12]+[.AE12]+[.AG12]+[.AI12]+[.AK12]+[.AM12]+[.AO12]+[.C31]+[.E31]+[.G31]+[.I31]+[.K31]+[.M31]+[.O31]+[.Q31]+[.S31]+[.U31]+[.W31]+[.Y31]+[.AA31]+[.AC31]+[.AE31]+[.AG31]+[.AI31]+[.AM31]+[.AK31]+[.AO31])/40" office:value-type="float" office:value="45.6936431623932">
            <text:p>45,6936431624</text:p>
          </table:table-cell>
          <table:table-cell table:style-name="ce27" table:formula="of:=([.C12]+[.E12]+[.G12]+[.I12]+[.K12]+[.M12]+[.O12]+[.Q12]+[.S12]+[.U12]+[.W12]+[.Y12]+[.AA12]+[.AC12]+[.AE12]+[.AG12]+[.AI12]+[.AK12]+[.AM12]+[.AO12])/20" office:value-type="float" office:value="47.5213675213675">
            <text:p>47,5213675214</text:p>
          </table:table-cell>
          <table:table-cell table:style-name="ce27" table:formula="of:=([.C31]+[.E31]+[.G31]+[.I31]+[.K31]+[.M31]+[.O31]+[.Q31]+[.S31]+[.U31]+[.W31]+[.Y31]+[.AA31]+[.AC31]+[.AE31]+[.AG31]+[.AI31]+[.AK31]+[.AM31]+[.AO31])/20" office:value-type="float" office:value="43.8659188034188">
            <text:p>43,8659188034</text:p>
          </table:table-cell>
          <table:table-cell table:number-columns-repeated="1019"/>
        </table:table-row>
        <table:table-row table:style-name="ro1">
          <table:table-cell office:value-type="string">
            <text:p>Impression</text:p>
          </table:table-cell>
          <table:table-cell office:value-type="float" office:value="11">
            <text:p>11</text:p>
          </table:table-cell>
          <table:table-cell table:formula="of:=([.C13]+[.E13]+[.G13]+[.I13]+[.K13]+[.M13]+[.O13]+[.Q13]+[.S13]+[.U13]+[.W13]+[.Y13]+[.AA13]+[.AC13]+[.AE13]+[.AG13]+[.AI13]+[.AK13]+[.AM13]+[.AO13]+[.C32]+[.E32]+[.G32]+[.I32]+[.K32]+[.M32]+[.O32]+[.Q32]+[.S32]+[.U32]+[.W32]+[.Y32]+[.AA32]+[.AC32]+[.AE32]+[.AG32]+[.AI32]+[.AM32]+[.AK32]+[.AO32])/40" office:value-type="float" office:value="78.4159416971917">
            <text:p>78,4159416972</text:p>
          </table:table-cell>
          <table:table-cell table:formula="of:=([.C13]+[.E13]+[.G13]+[.I13]+[.K13]+[.M13]+[.O13]+[.Q13]+[.S13]+[.U13]+[.W13]+[.Y13]+[.AA13]+[.AC13]+[.AE13]+[.AG13]+[.AI13]+[.AK13]+[.AM13]+[.AO13])/20" office:value-type="float" office:value="76.6153846153846">
            <text:p>76,6153846154</text:p>
          </table:table-cell>
          <table:table-cell table:formula="of:=([.C32]+[.E32]+[.G32]+[.I32]+[.K32]+[.M32]+[.O32]+[.Q32]+[.S32]+[.U32]+[.W32]+[.Y32]+[.AA32]+[.AC32]+[.AE32]+[.AG32]+[.AI32]+[.AK32]+[.AM32]+[.AO32])/20" office:value-type="float" office:value="80.2164987789988">
            <text:p>80,2164987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C14]+[.E14]+[.G14]+[.I14]+[.K14]+[.M14]+[.O14]+[.Q14]+[.S14]+[.U14]+[.W14]+[.Y14]+[.AA14]+[.AC14]+[.AE14]+[.AG14]+[.AI14]+[.AK14]+[.AM14]+[.AO14]+[.C33]+[.E33]+[.G33]+[.I33]+[.K33]+[.M33]+[.O33]+[.Q33]+[.S33]+[.U33]+[.W33]+[.Y33]+[.AA33]+[.AC33]+[.AE33]+[.AG33]+[.AI33]+[.AM33]+[.AK33]+[.AO33])/40" office:value-type="float" office:value="76.5964209401709">
            <text:p>76,5964209402</text:p>
          </table:table-cell>
          <table:table-cell table:formula="of:=([.C14]+[.E14]+[.G14]+[.I14]+[.K14]+[.M14]+[.O14]+[.Q14]+[.S14]+[.U14]+[.W14]+[.Y14]+[.AA14]+[.AC14]+[.AE14]+[.AG14]+[.AI14]+[.AK14]+[.AM14]+[.AO14])/20" office:value-type="float" office:value="76.1658272283272">
            <text:p>76,1658272283</text:p>
          </table:table-cell>
          <table:table-cell table:formula="of:=([.C33]+[.E33]+[.G33]+[.I33]+[.K33]+[.M33]+[.O33]+[.Q33]+[.S33]+[.U33]+[.W33]+[.Y33]+[.AA33]+[.AC33]+[.AE33]+[.AG33]+[.AI33]+[.AK33]+[.AM33]+[.AO33])/20" office:value-type="float" office:value="77.0270146520146">
            <text:p>77,027014652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13">
            <text:p>13</text:p>
          </table:table-cell>
          <table:table-cell table:style-name="ce27" table:formula="of:=([.C15]+[.E15]+[.G15]+[.I15]+[.K15]+[.M15]+[.O15]+[.Q15]+[.S15]+[.U15]+[.W15]+[.Y15]+[.AA15]+[.AC15]+[.AE15]+[.AG15]+[.AI15]+[.AK15]+[.AM15]+[.AO15]+[.C34]+[.E34]+[.G34]+[.I34]+[.K34]+[.M34]+[.O34]+[.Q34]+[.S34]+[.U34]+[.W34]+[.Y34]+[.AA34]+[.AC34]+[.AE34]+[.AG34]+[.AI34]+[.AM34]+[.AK34]+[.AO34])/40" office:value-type="float" office:value="78.1986416361416">
            <text:p>78,1986416361</text:p>
          </table:table-cell>
          <table:table-cell table:style-name="ce27" table:formula="of:=([.C15]+[.E15]+[.G15]+[.I15]+[.K15]+[.M15]+[.O15]+[.Q15]+[.S15]+[.U15]+[.W15]+[.Y15]+[.AA15]+[.AC15]+[.AE15]+[.AG15]+[.AI15]+[.AK15]+[.AM15]+[.AO15])/20" office:value-type="float" office:value="79.8134157509158">
            <text:p>79,8134157509</text:p>
          </table:table-cell>
          <table:table-cell table:style-name="ce27" table:formula="of:=([.C34]+[.E34]+[.G34]+[.I34]+[.K34]+[.M34]+[.O34]+[.Q34]+[.S34]+[.U34]+[.W34]+[.Y34]+[.AA34]+[.AC34]+[.AE34]+[.AG34]+[.AI34]+[.AK34]+[.AM34]+[.AO34])/20" office:value-type="float" office:value="76.5838675213675">
            <text:p>76,5838675214</text:p>
          </table:table-cell>
          <table:table-cell table:number-columns-repeated="1019"/>
        </table:table-row>
        <table:table-row table:style-name="ro1">
          <table:table-cell office:value-type="string">
            <text:p>Ghibli</text:p>
          </table:table-cell>
          <table:table-cell office:value-type="float" office:value="14">
            <text:p>14</text:p>
          </table:table-cell>
          <table:table-cell table:formula="of:=([.C16]+[.E16]+[.G16]+[.I16]+[.K16]+[.M16]+[.O16]+[.Q16]+[.S16]+[.U16]+[.W16]+[.Y16]+[.AA16]+[.AC16]+[.AE16]+[.AG16]+[.AI16]+[.AK16]+[.AM16]+[.AO16]+[.C35]+[.E35]+[.G35]+[.I35]+[.K35]+[.M35]+[.O35]+[.Q35]+[.S35]+[.U35]+[.W35]+[.Y35]+[.AA35]+[.AC35]+[.AE35]+[.AG35]+[.AI35]+[.AM35]+[.AK35]+[.AO35])/40" office:value-type="float" office:value="55.8249771062271">
            <text:p>55,8249771062</text:p>
          </table:table-cell>
          <table:table-cell table:formula="of:=([.C16]+[.E16]+[.G16]+[.I16]+[.K16]+[.M16]+[.O16]+[.Q16]+[.S16]+[.U16]+[.W16]+[.Y16]+[.AA16]+[.AC16]+[.AE16]+[.AG16]+[.AI16]+[.AK16]+[.AM16]+[.AO16])/20" office:value-type="float" office:value="58.4381105006105">
            <text:p>58,4381105006</text:p>
          </table:table-cell>
          <table:table-cell table:formula="of:=([.C35]+[.E35]+[.G35]+[.I35]+[.K35]+[.M35]+[.O35]+[.Q35]+[.S35]+[.U35]+[.W35]+[.Y35]+[.AA35]+[.AC35]+[.AE35]+[.AG35]+[.AI35]+[.AK35]+[.AM35]+[.AO35])/20" office:value-type="float" office:value="53.2118437118437">
            <text:p>53,21184371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[.C17]+[.E17]+[.G17]+[.I17]+[.K17]+[.M17]+[.O17]+[.Q17]+[.S17]+[.U17]+[.W17]+[.Y17]+[.AA17]+[.AC17]+[.AE17]+[.AG17]+[.AI17]+[.AK17]+[.AM17]+[.AO17]+[.C36]+[.E36]+[.G36]+[.I36]+[.K36]+[.M36]+[.O36]+[.Q36]+[.S36]+[.U36]+[.W36]+[.Y36]+[.AA36]+[.AC36]+[.AE36]+[.AG36]+[.AI36]+[.AM36]+[.AK36]+[.AO36])/40" office:value-type="float" office:value="46.1421703296703">
            <text:p>46,1421703297</text:p>
          </table:table-cell>
          <table:table-cell table:formula="of:=([.C17]+[.E17]+[.G17]+[.I17]+[.K17]+[.M17]+[.O17]+[.Q17]+[.S17]+[.U17]+[.W17]+[.Y17]+[.AA17]+[.AC17]+[.AE17]+[.AG17]+[.AI17]+[.AK17]+[.AM17]+[.AO17])/20" office:value-type="float" office:value="44.3334096459097">
            <text:p>44,3334096459</text:p>
          </table:table-cell>
          <table:table-cell table:formula="of:=([.C36]+[.E36]+[.G36]+[.I36]+[.K36]+[.M36]+[.O36]+[.Q36]+[.S36]+[.U36]+[.W36]+[.Y36]+[.AA36]+[.AC36]+[.AE36]+[.AG36]+[.AI36]+[.AK36]+[.AM36]+[.AO36])/20" office:value-type="float" office:value="47.950931013431">
            <text:p>47,9509310134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16">
            <text:p>16</text:p>
          </table:table-cell>
          <table:table-cell table:style-name="ce27" table:formula="of:=([.C18]+[.E18]+[.G18]+[.I18]+[.K18]+[.M18]+[.O18]+[.Q18]+[.S18]+[.U18]+[.W18]+[.Y18]+[.AA18]+[.AC18]+[.AE18]+[.AG18]+[.AI18]+[.AK18]+[.AM18]+[.AO18]+[.C37]+[.E37]+[.G37]+[.I37]+[.K37]+[.M37]+[.O37]+[.Q37]+[.S37]+[.U37]+[.W37]+[.Y37]+[.AA37]+[.AC37]+[.AE37]+[.AG37]+[.AI37]+[.AM37]+[.AK37]+[.AO37])/40" office:value-type="float" office:value="54.2975045787546">
            <text:p>54,2975045788</text:p>
          </table:table-cell>
          <table:table-cell table:style-name="ce27" table:formula="of:=([.C18]+[.E18]+[.G18]+[.I18]+[.K18]+[.M18]+[.O18]+[.Q18]+[.S18]+[.U18]+[.W18]+[.Y18]+[.AA18]+[.AC18]+[.AE18]+[.AG18]+[.AI18]+[.AK18]+[.AM18]+[.AO18])/20" office:value-type="float" office:value="54.6714743589744">
            <text:p>54,671474359</text:p>
          </table:table-cell>
          <table:table-cell table:style-name="ce27" table:formula="of:=([.C37]+[.E37]+[.G37]+[.I37]+[.K37]+[.M37]+[.O37]+[.Q37]+[.S37]+[.U37]+[.W37]+[.Y37]+[.AA37]+[.AC37]+[.AE37]+[.AG37]+[.AI37]+[.AK37]+[.AM37]+[.AO37])/20" office:value-type="float" office:value="53.9235347985348">
            <text:p>53,9235347985</text:p>
          </table:table-cell>
          <table:table-cell table:number-columns-repeated="1019"/>
        </table:table-row>
        <table:table-row table:style-name="ro1">
          <table:table-cell office:value-type="string">
            <text:p>K-Eye</text:p>
          </table:table-cell>
          <table:table-cell office:value-type="float" office:value="17">
            <text:p>17</text:p>
          </table:table-cell>
          <table:table-cell table:formula="of:=([.C19]+[.E19]+[.G19]+[.I19]+[.K19]+[.M19]+[.O19]+[.Q19]+[.S19]+[.U19]+[.W19]+[.Y19]+[.AA19]+[.AC19]+[.AE19]+[.AG19]+[.AI19]+[.AK19]+[.AM19]+[.AO19]+[.C38]+[.E38]+[.G38]+[.I38]+[.K38]+[.M38]+[.O38]+[.Q38]+[.S38]+[.U38]+[.W38]+[.Y38]+[.AA38]+[.AC38]+[.AE38]+[.AG38]+[.AI38]+[.AM38]+[.AK38]+[.AO38])/40" office:value-type="float" office:value="47.1600274725275">
            <text:p>47,1600274725</text:p>
          </table:table-cell>
          <table:table-cell table:formula="of:=([.C19]+[.E19]+[.G19]+[.I19]+[.K19]+[.M19]+[.O19]+[.Q19]+[.S19]+[.U19]+[.W19]+[.Y19]+[.AA19]+[.AC19]+[.AE19]+[.AG19]+[.AI19]+[.AK19]+[.AM19]+[.AO19])/20" office:value-type="float" office:value="47.7759462759463">
            <text:p>47,7759462759</text:p>
          </table:table-cell>
          <table:table-cell table:formula="of:=([.C38]+[.E38]+[.G38]+[.I38]+[.K38]+[.M38]+[.O38]+[.Q38]+[.S38]+[.U38]+[.W38]+[.Y38]+[.AA38]+[.AC38]+[.AE38]+[.AG38]+[.AI38]+[.AK38]+[.AM38]+[.AO38])/20" office:value-type="float" office:value="46.5441086691087">
            <text:p>46,54410866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[.C20]+[.E20]+[.G20]+[.I20]+[.K20]+[.M20]+[.O20]+[.Q20]+[.S20]+[.U20]+[.W20]+[.Y20]+[.AA20]+[.AC20]+[.AE20]+[.AG20]+[.AI20]+[.AK20]+[.AM20]+[.AO20]+[.C39]+[.E39]+[.G39]+[.I39]+[.K39]+[.M39]+[.O39]+[.Q39]+[.S39]+[.U39]+[.W39]+[.Y39]+[.AA39]+[.AC39]+[.AE39]+[.AG39]+[.AI39]+[.AM39]+[.AK39]+[.AO39])/40" office:value-type="float" office:value="57.9681776556777">
            <text:p>57,9681776557</text:p>
          </table:table-cell>
          <table:table-cell table:formula="of:=([.C20]+[.E20]+[.G20]+[.I20]+[.K20]+[.M20]+[.O20]+[.Q20]+[.S20]+[.U20]+[.W20]+[.Y20]+[.AA20]+[.AC20]+[.AE20]+[.AG20]+[.AI20]+[.AK20]+[.AM20]+[.AO20])/20" office:value-type="float" office:value="63.7367216117216">
            <text:p>63,7367216117</text:p>
          </table:table-cell>
          <table:table-cell table:formula="of:=([.C39]+[.E39]+[.G39]+[.I39]+[.K39]+[.M39]+[.O39]+[.Q39]+[.S39]+[.U39]+[.W39]+[.Y39]+[.AA39]+[.AC39]+[.AE39]+[.AG39]+[.AI39]+[.AK39]+[.AM39]+[.AO39])/20" office:value-type="float" office:value="52.1996336996337">
            <text:p>52,19963369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[.C21]+[.E21]+[.G21]+[.I21]+[.K21]+[.M21]+[.O21]+[.Q21]+[.S21]+[.U21]+[.W21]+[.Y21]+[.AA21]+[.AC21]+[.AE21]+[.AG21]+[.AI21]+[.AK21]+[.AM21]+[.AO21]+[.C40]+[.E40]+[.G40]+[.I40]+[.K40]+[.M40]+[.O40]+[.Q40]+[.S40]+[.U40]+[.W40]+[.Y40]+[.AA40]+[.AC40]+[.AE40]+[.AG40]+[.AI40]+[.AM40]+[.AK40]+[.AO40])/40" office:value-type="float" office:value="59.9537545787546">
            <text:p>59,9537545788</text:p>
          </table:table-cell>
          <table:table-cell table:formula="of:=([.C21]+[.E21]+[.G21]+[.I21]+[.K21]+[.M21]+[.O21]+[.Q21]+[.S21]+[.U21]+[.W21]+[.Y21]+[.AA21]+[.AC21]+[.AE21]+[.AG21]+[.AI21]+[.AK21]+[.AM21]+[.AO21])/20" office:value-type="float" office:value="60.5647893772894">
            <text:p>60,5647893773</text:p>
          </table:table-cell>
          <table:table-cell table:formula="of:=([.C40]+[.E40]+[.G40]+[.I40]+[.K40]+[.M40]+[.O40]+[.Q40]+[.S40]+[.U40]+[.W40]+[.Y40]+[.AA40]+[.AC40]+[.AE40]+[.AG40]+[.AI40]+[.AK40]+[.AM40]+[.AO40])/20" office:value-type="float" office:value="59.3427197802198">
            <text:p>59,342719780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" office:value-type="float" office:value="1">
            <text:p>1</text:p>
          </table:table-cell>
          <table:table-cell table:style-name="ce26"/>
          <table:table-cell table:number-columns-repeated="1021"/>
        </table:table-row>
        <table:table-row table:style-name="ro1">
          <table:table-cell office:value-type="string">
            <text:p>Lustr</text:p>
          </table:table-cell>
          <table:table-cell office:value-type="float" office:value="2">
            <text:p>2</text:p>
          </table:table-cell>
          <table:table-cell table:style-name="ce31"/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6" table:formula="of:=[.C48]-[.$C$47]" office:value-type="float" office:value="14.4523046398047">
            <text:p>14,4523046398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float" office:value="4">
            <text:p>4</text:p>
          </table:table-cell>
          <table:table-cell table:style-name="ce26" table:formula="of:=[.C49]-[.$C$47]" office:value-type="float" office:value="12.3457341269841">
            <text:p>12,345734127</text:p>
          </table:table-cell>
          <table:table-cell table:number-columns-repeated="1021"/>
        </table:table-row>
        <table:table-row table:style-name="ro1">
          <table:table-cell office:value-type="string">
            <text:p>Encore</text:p>
          </table:table-cell>
          <table:table-cell office:value-type="float" office:value="5">
            <text:p>5</text:p>
          </table:table-cell>
          <table:table-cell table:style-name="ce26"/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6" table:formula="of:=[.C51]-[.$C$50]" office:value-type="float" office:value="9.3032661782662">
            <text:p>9,3032661783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float" office:value="7">
            <text:p>7</text:p>
          </table:table-cell>
          <table:table-cell table:style-name="ce26" table:formula="of:=[.C52]-[.$C$50]" office:value-type="float" office:value="9.56105006105007">
            <text:p>9,5610500611</text:p>
          </table:table-cell>
          <table:table-cell table:number-columns-repeated="1021"/>
        </table:table-row>
        <table:table-row table:style-name="ro1">
          <table:table-cell office:value-type="string">
            <text:p>DL7F</text:p>
          </table:table-cell>
          <table:table-cell office:value-type="float" office:value="8">
            <text:p>8</text:p>
          </table:table-cell>
          <table:table-cell table:style-name="ce26"/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6" table:formula="of:=[.C54]-[.$C$53]" office:value-type="float" office:value="-1.10244963369966">
            <text:p>-1,1024496337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float" office:value="10">
            <text:p>10</text:p>
          </table:table-cell>
          <table:table-cell table:style-name="ce26" table:formula="of:=[.C55]-[.$C$53]" office:value-type="float" office:value="-17.2780830280831">
            <text:p>-17,2780830281</text:p>
          </table:table-cell>
          <table:table-cell table:number-columns-repeated="1021"/>
        </table:table-row>
        <table:table-row table:style-name="ro1">
          <table:table-cell office:value-type="string">
            <text:p>Impression</text:p>
          </table:table-cell>
          <table:table-cell office:value-type="float" office:value="11">
            <text:p>11</text:p>
          </table:table-cell>
          <table:table-cell table:style-name="ce26"/>
          <table:table-cell table:number-columns-repeated="10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6" table:formula="of:=[.C57]-[.$C$56]" office:value-type="float" office:value="-1.81952075702077">
            <text:p>-1,819520757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float" office:value="13">
            <text:p>13</text:p>
          </table:table-cell>
          <table:table-cell table:style-name="ce26" table:formula="of:=[.C58]-[.$C$56]" office:value-type="float" office:value="-0.217300061050082">
            <text:p>-0,2173000611</text:p>
          </table:table-cell>
          <table:table-cell table:number-columns-repeated="1021"/>
        </table:table-row>
        <table:table-row table:style-name="ro1">
          <table:table-cell office:value-type="string">
            <text:p>Ghibli</text:p>
          </table:table-cell>
          <table:table-cell office:value-type="float" office:value="14">
            <text:p>14</text:p>
          </table:table-cell>
          <table:table-cell table:style-name="ce26"/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6" table:formula="of:=[.C60]-[.$C$59]" office:value-type="float" office:value="-9.68280677655679">
            <text:p>-9,6828067766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float" office:value="16">
            <text:p>16</text:p>
          </table:table-cell>
          <table:table-cell table:style-name="ce26" table:formula="of:=[.C61]-[.$C$59]" office:value-type="float" office:value="-1.52747252747254">
            <text:p>-1,5274725275</text:p>
          </table:table-cell>
          <table:table-cell table:number-columns-repeated="1021"/>
        </table:table-row>
        <table:table-row table:style-name="ro1">
          <table:table-cell office:value-type="string">
            <text:p>K-Eye</text:p>
          </table:table-cell>
          <table:table-cell office:value-type="float" office:value="17">
            <text:p>17</text:p>
          </table:table-cell>
          <table:table-cell table:style-name="ce26"/>
          <table:table-cell table:number-columns-repeated="1021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6" table:formula="of:=[.C63]-[.$C$62]" office:value-type="float" office:value="10.8081501831502">
            <text:p>10,80815018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6" table:formula="of:=[.C64]-[.$C$62]" office:value-type="float" office:value="12.7937271062271">
            <text:p>12,793727106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ortiert.AO138" table:end-x="1.293cm" table:end-y="0.192cm" draw:z-index="1" draw:name="Diagramm 2" draw:style-name="gr1" draw:text-style-name="P1" svg:width="49.405cm" svg:height="22.973cm" svg:x="0.075cm" svg:y="0.427cm">
              <draw:object draw:notify-on-update-of-ranges="sortiert.C3:sortiert.C21 sortiert.B3:sortiert.B21 sortiert.E3:sortiert.E21 sortiert.D3:sortiert.D21 sortiert.G3:sortiert.G21 sortiert.F3:sortiert.F21 sortiert.I3:sortiert.I21 sortiert.H3:sortiert.H21 sortiert.K3:sortiert.K21 sortiert.J3:sortiert.J21 sortiert.M3:sortiert.M21 sortiert.L3:sortiert.L21 sortiert.O3:sortiert.O21 sortiert.N3:sortiert.N21 sortiert.Q3:sortiert.Q21 sortiert.P3:sortiert.P21 sortiert.S3:sortiert.S21 sortiert.R3:sortiert.R21 sortiert.U3:sortiert.U21 sortiert.T3:sortiert.T21 sortiert.W3:sortiert.W21 sortiert.V3:sortiert.V21 sortiert.Y3:sortiert.Y21 sortiert.X3:sortiert.X21 sortiert.AA3:sortiert.AA21 sortiert.Z3:sortiert.Z21 sortiert.AC3:sortiert.AC21 sortiert.AB3:sortiert.AB21 sortiert.AE3:sortiert.AE21 sortiert.AD3:sortiert.AD21 sortiert.AG3:sortiert.AG21 sortiert.AF3:sortiert.AF21 sortiert.AI3:sortiert.AI21 sortiert.AH3:sortiert.AH21 sortiert.AK3:sortiert.AK21 sortiert.AJ3:sortiert.AJ21 sortiert.AM3:sortiert.AM21 sortiert.AL3:sortiert.AL21 sortiert.AO3:sortiert.AO21 sortiert.AN3:sortiert.AN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ortiert.AO186" table:end-x="1.293cm" table:end-y="0.192cm" draw:z-index="2" draw:name="Diagramm 3" draw:style-name="gr1" draw:text-style-name="P1" svg:width="49.405cm" svg:height="22.974cm" svg:x="0.075cm" svg:y="0.427cm">
              <draw:object draw:notify-on-update-of-ranges="sortiert.C22:sortiert.C40 sortiert.B3:sortiert.B21 sortiert.E22:sortiert.E40 sortiert.D3:sortiert.D21 sortiert.G22:sortiert.G40 sortiert.F3:sortiert.F21 sortiert.I22:sortiert.I40 sortiert.H3:sortiert.H21 sortiert.K22:sortiert.K40 sortiert.J3:sortiert.J21 sortiert.M22:sortiert.M40 sortiert.L3:sortiert.L21 sortiert.O22:sortiert.O40 sortiert.N3:sortiert.N21 sortiert.Q22:sortiert.Q40 sortiert.P3:sortiert.P21 sortiert.S22:sortiert.S40 sortiert.R3:sortiert.R21 sortiert.U22:sortiert.U40 sortiert.T3:sortiert.T21 sortiert.W22:sortiert.W40 sortiert.V3:sortiert.V21 sortiert.Y3:sortiert.Y21 sortiert.X3:sortiert.X21 sortiert.AA22:sortiert.AA40 sortiert.Z3:sortiert.Z21 sortiert.AC22:sortiert.AC40 sortiert.AB2:sortiert.AB21 sortiert.AE22:sortiert.AE40 sortiert.AD3:sortiert.AD21 sortiert.AG22:sortiert.AG40 sortiert.AF3:sortiert.AF21 sortiert.AI22:sortiert.AI40 sortiert.AH3:sortiert.AH21 sortiert.AK22:sortiert.AK40 sortiert.AJ3:sortiert.AJ21 sortiert.AM22:sortiert.AM40 sortiert.AL3:sortiert.AL21 sortiert.AO22:sortiert.AO40 sortiert.AN3:sortiert.AN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4" table:style-name="ta4" table:print="false">
        <office:forms form:automatic-focus="false" form:apply-design-mode="false"/>
        <table:table-column table:style-name="co5" table:number-columns-repeated="1024" table:default-cell-style-name="Excel_20_Built-in_20_Normal"/>
        <table:table-row table:style-name="ro1">
          <table:table-cell>
            <draw:frame table:end-cell-address="Tabelle4.M24" table:end-x="1.471cm" table:end-y="0.122cm" draw:z-index="0" draw:name="Diagramm 1" draw:style-name="gr1" draw:text-style-name="P1" svg:width="26.532cm" svg:height="11.479cm" svg:x="0.075cm" svg:y="0cm">
              <draw:object draw:notify-on-update-of-ranges="sortiert.B3:sortiert.B21 sortiert.C3:sortiert.C21 sortiert.C22:sortiert.C40 sortiert.E3:sortiert.E21 sortiert.E22:sortiert.E40 sortiert.G3:sortiert.G21 sortiert.G22:sortiert.G40 sortiert.I3:sortiert.I21 sortiert.I22:sortiert.I40 sortiert.K3:sortiert.K21 sortiert.K22:sortiert.K40 sortiert.M3:sortiert.M21 sortiert.M22:sortiert.M40 sortiert.O3:sortiert.O21 sortiert.O22:sortiert.O40 sortiert.Q3:sortiert.Q21 sortiert.Q22:sortiert.Q40 sortiert.S3:sortiert.S21 sortiert.U3:sortiert.U21 sortiert.U22:sortiert.U40 sortiert.W3:sortiert.W21 sortiert.W22:sortiert.W40 sortiert.Y3:sortiert.Y21 sortiert.Y3:sortiert.Y21 sortiert.AA3:sortiert.AA21 sortiert.AA22:sortiert.AA40 sortiert.AC3:sortiert.AC21 sortiert.AC22:sortiert.AC40 sortiert.AE3:sortiert.AE21 sortiert.AE22:sortiert.AE40 sortiert.AG3:sortiert.AG21 sortiert.AG22:sortiert.AG40 sortiert.AI3:sortiert.AI21 sortiert.AI22:sortiert.AI40 sortiert.AK3:sortiert.AK21 sortiert.AK22:sortiert.AK40 sortiert.AM3:sortiert.AM21 sortiert.AM22:sortiert.AM40 sortiert.AO3:sortiert.AO21 sortiert.AO22:sortiert.AO4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denzintervall" table:style-name="ta5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5" table:number-columns-repeated="982" table:default-cell-style-name="Excel_20_Built-in_20_Normal"/>
        <table:table-row table:style-name="ro1">
          <table:table-cell table:style-name="ce1" office:value-type="string">
            <text:p>normiert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10"/>
          <table:table-cell table:style-name="ce5" office:value-type="float" office:value="4" table:number-columns-spanned="2" table:number-rows-spanned="1">
            <text:p>4</text:p>
          </table:table-cell>
          <table:covered-table-cell table:style-name="ce10"/>
          <table:table-cell table:style-name="ce16" office:value-type="float" office:value="5" table:number-columns-spanned="2" table:number-rows-spanned="1">
            <text:p>5</text:p>
          </table:table-cell>
          <table:covered-table-cell table:style-name="ce10"/>
          <table:table-cell table:style-name="ce16" office:value-type="float" office:value="6" table:number-columns-spanned="2" table:number-rows-spanned="1">
            <text:p>6</text:p>
          </table:table-cell>
          <table:covered-table-cell table:style-name="ce10"/>
          <table:table-cell table:style-name="ce16" office:value-type="float" office:value="7" table:number-columns-spanned="2" table:number-rows-spanned="1">
            <text:p>7</text:p>
          </table:table-cell>
          <table:covered-table-cell table:style-name="ce10"/>
          <table:table-cell table:style-name="ce16" office:value-type="float" office:value="8" table:number-columns-spanned="2" table:number-rows-spanned="1">
            <text:p>8</text:p>
          </table:table-cell>
          <table:covered-table-cell table:style-name="ce10"/>
          <table:table-cell table:style-name="ce16" office:value-type="float" office:value="9" table:number-columns-spanned="2" table:number-rows-spanned="1">
            <text:p>9</text:p>
          </table:table-cell>
          <table:covered-table-cell table:style-name="ce10"/>
          <table:table-cell table:style-name="ce16" office:value-type="float" office:value="10" table:number-columns-spanned="2" table:number-rows-spanned="1">
            <text:p>10</text:p>
          </table:table-cell>
          <table:covered-table-cell table:style-name="ce10"/>
          <table:table-cell table:style-name="ce16" office:value-type="float" office:value="11" table:number-columns-spanned="2" table:number-rows-spanned="1">
            <text:p>11</text:p>
          </table:table-cell>
          <table:covered-table-cell table:style-name="ce10"/>
          <table:table-cell table:style-name="ce16" office:value-type="float" office:value="12" table:number-columns-spanned="2" table:number-rows-spanned="1">
            <text:p>12</text:p>
          </table:table-cell>
          <table:covered-table-cell table:style-name="ce10"/>
          <table:table-cell table:style-name="ce16" office:value-type="float" office:value="13" table:number-columns-spanned="2" table:number-rows-spanned="1">
            <text:p>13</text:p>
          </table:table-cell>
          <table:covered-table-cell table:style-name="ce10"/>
          <table:table-cell table:style-name="ce16" office:value-type="float" office:value="14" table:number-columns-spanned="2" table:number-rows-spanned="1">
            <text:p>14</text:p>
          </table:table-cell>
          <table:covered-table-cell table:style-name="ce10"/>
          <table:table-cell table:style-name="ce16" office:value-type="float" office:value="15" table:number-columns-spanned="2" table:number-rows-spanned="1">
            <text:p>15</text:p>
          </table:table-cell>
          <table:covered-table-cell table:style-name="ce10"/>
          <table:table-cell table:style-name="ce16" office:value-type="float" office:value="16" table:number-columns-spanned="2" table:number-rows-spanned="1">
            <text:p>16</text:p>
          </table:table-cell>
          <table:covered-table-cell table:style-name="ce10"/>
          <table:table-cell table:style-name="ce16" office:value-type="float" office:value="17" table:number-columns-spanned="2" table:number-rows-spanned="1">
            <text:p>17</text:p>
          </table:table-cell>
          <table:covered-table-cell table:style-name="ce10"/>
          <table:table-cell table:style-name="ce16" office:value-type="float" office:value="18" table:number-columns-spanned="2" table:number-rows-spanned="1">
            <text:p>18</text:p>
          </table:table-cell>
          <table:covered-table-cell table:style-name="ce10"/>
          <table:table-cell table:style-name="ce16" office:value-type="float" office:value="19" table:number-columns-spanned="2" table:number-rows-spanned="1">
            <text:p>19</text:p>
          </table:table-cell>
          <table:covered-table-cell table:style-name="ce10"/>
          <table:table-cell table:style-name="ce16" office:value-type="float" office:value="20" table:number-columns-spanned="2" table:number-rows-spanned="1">
            <text:p>20</text:p>
          </table:table-cell>
          <table:covered-table-cell table:style-name="ce10"/>
          <table:table-cell table:style-name="ce44"/>
          <table:table-cell table:number-columns-repeated="2"/>
          <table:table-cell office:value-type="string">
            <text:p>Mittelwerte</text:p>
          </table:table-cell>
          <table:table-cell office:value-type="string">
            <text:p>Zwischenwert</text:p>
          </table:table-cell>
          <table:table-cell office:value-type="string">
            <text:p>Varianz</text:p>
          </table:table-cell>
          <table:table-cell office:value-type="string">
            <text:p>Freiheitsgrad</text:p>
          </table:table-cell>
          <table:table-cell office:value-type="string">
            <text:p>AB -</text:p>
          </table:table-cell>
          <table:table-cell office:value-type="string">
            <text:p>Mittel</text:p>
          </table:table-cell>
          <table:table-cell office:value-type="string">
            <text:p>Ab +</text:p>
          </table:table-cell>
          <table:table-cell office:value-type="string">
            <text:p>TLCI </text:p>
          </table:table-cell>
          <table:table-cell table:number-columns-repeated="972"/>
        </table:table-row>
        <table:table-row table:style-name="ro1">
          <table:table-cell table:style-name="ce1"/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6" office:value-type="string">
            <text:p>Zufall</text:p>
          </table:table-cell>
          <table:table-cell table:style-name="ce1" office:value-type="string">
            <text:p>Proband</text:p>
          </table:table-cell>
          <table:table-cell table:style-name="ce45"/>
          <table:table-cell table:number-columns-repeated="982"/>
        </table:table-row>
        <table:table-row table:style-name="ro1">
          <table:table-cell table:style-name="ce2" office:value-type="string">
            <text:p>#1</text:p>
          </table:table-cell>
          <table:table-cell table:style-name="ce7" office:value-type="float" office:value="1">
            <text:p>1</text:p>
          </table:table-cell>
          <table:table-cell table:style-name="ce2" table:formula="of:=[$Rohdaten.C17]*[$normiert.$C$43]" office:value-type="float" office:value="61.5384615384615">
            <text:p>61,5384615385</text:p>
          </table:table-cell>
          <table:table-cell table:style-name="ce7" office:value-type="float" office:value="1">
            <text:p>1</text:p>
          </table:table-cell>
          <table:table-cell table:style-name="ce2" table:formula="of:=[$Rohdaten.E20]*[$normiert.$E$43]" office:value-type="float" office:value="17.1428571428571">
            <text:p>17,1428571429</text:p>
          </table:table-cell>
          <table:table-cell table:style-name="ce7" office:value-type="float" office:value="1">
            <text:p>1</text:p>
          </table:table-cell>
          <table:table-cell table:style-name="ce2" table:formula="of:=[$Rohdaten.G5]*[$normiert.$G$43]" office:value-type="float" office:value="57.1428571428571">
            <text:p>57,1428571429</text:p>
          </table:table-cell>
          <table:table-cell table:style-name="ce7" office:value-type="float" office:value="1">
            <text:p>1</text:p>
          </table:table-cell>
          <table:table-cell table:style-name="ce2" table:formula="of:=[$Rohdaten.I8]*[$normiert.$I$43]"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2" table:formula="of:=[$Rohdaten.K13]*[$normiert.$K$43]" office:value-type="float" office:value="42.8571428571429">
            <text:p>42,8571428571</text:p>
          </table:table-cell>
          <table:table-cell table:style-name="ce7" office:value-type="float" office:value="1">
            <text:p>1</text:p>
          </table:table-cell>
          <table:table-cell table:style-name="ce2" table:formula="of:=[$Rohdaten.M19]*[$normiert.$M$43]" office:value-type="float" office:value="85.7142857142857">
            <text:p>85,7142857143</text:p>
          </table:table-cell>
          <table:table-cell table:style-name="ce7" office:value-type="float" office:value="1">
            <text:p>1</text:p>
          </table:table-cell>
          <table:table-cell table:style-name="ce2" table:formula="of:=[$Rohdaten.O12]*[$normiert.$O$43]" office:value-type="float" office:value="83.3333333333333">
            <text:p>83,3333333333</text:p>
          </table:table-cell>
          <table:table-cell table:style-name="ce7" office:value-type="float" office:value="1">
            <text:p>1</text:p>
          </table:table-cell>
          <table:table-cell table:style-name="ce2" table:formula="of:=[$Rohdaten.Q16]*[$normiert.$Q$43]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2" table:formula="of:=[$Rohdaten.S7]*[$normiert.$S$43]" office:value-type="float" office:value="62.5">
            <text:p>62,5</text:p>
          </table:table-cell>
          <table:table-cell table:style-name="ce7" office:value-type="float" office:value="1">
            <text:p>1</text:p>
          </table:table-cell>
          <table:table-cell table:style-name="ce2" table:formula="of:=[$Rohdaten.U12]*[$normiert.$U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" table:formula="of:=[$Rohdaten.W9]*[$normiert.$W$43]" office:value-type="float" office:value="83.3333333333333">
            <text:p>83,3333333333</text:p>
          </table:table-cell>
          <table:table-cell table:style-name="ce7" office:value-type="float" office:value="1">
            <text:p>1</text:p>
          </table:table-cell>
          <table:table-cell table:style-name="ce2" table:formula="of:=[$Rohdaten.Y12]*[$normiert.$Y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" table:formula="of:=[$Rohdaten.AA14]*[$normiert.$AA$43]" office:value-type="float" office:value="55.5555555555556">
            <text:p>55,5555555556</text:p>
          </table:table-cell>
          <table:table-cell table:style-name="ce7" office:value-type="float" office:value="1">
            <text:p>1</text:p>
          </table:table-cell>
          <table:table-cell table:style-name="ce2" table:formula="of:=[$Rohdaten.AC11]*[$normiert.$AC$43]" office:value-type="float" office:value="66.6666666666667">
            <text:p>66,6666666667</text:p>
          </table:table-cell>
          <table:table-cell table:style-name="ce7" office:value-type="float" office:value="1">
            <text:p>1</text:p>
          </table:table-cell>
          <table:table-cell table:style-name="ce2" table:formula="of:=[$Rohdaten.AE15]*[$normiert.$AE$43]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2" table:formula="of:=[$Rohdaten.AG19]*[$normiert.$AG$43]" office:value-type="float" office:value="75">
            <text:p>75</text:p>
          </table:table-cell>
          <table:table-cell table:style-name="ce7" office:value-type="float" office:value="1">
            <text:p>1</text:p>
          </table:table-cell>
          <table:table-cell table:style-name="ce2" table:formula="of:=[$Rohdaten.AI13]*[$normiert.$AI$43]" office:value-type="float" office:value="37.5">
            <text:p>37,5</text:p>
          </table:table-cell>
          <table:table-cell table:style-name="ce7" office:value-type="float" office:value="1">
            <text:p>1</text:p>
          </table:table-cell>
          <table:table-cell table:style-name="ce2" table:formula="of:=[$Rohdaten.AK8]*[$normiert.$AK$43]" office:value-type="float" office:value="78.5714285714286">
            <text:p>78,5714285714</text:p>
          </table:table-cell>
          <table:table-cell table:style-name="ce7" office:value-type="float" office:value="1">
            <text:p>1</text:p>
          </table:table-cell>
          <table:table-cell table:style-name="ce2" table:formula="of:=[$Rohdaten.AM18]*[$normiert.$AM$43]" office:value-type="float" office:value="31.6666666666667">
            <text:p>31,6666666667</text:p>
          </table:table-cell>
          <table:table-cell table:style-name="ce7" office:value-type="float" office:value="1">
            <text:p>1</text:p>
          </table:table-cell>
          <table:table-cell table:style-name="ce19" table:formula="of:=[$Rohdaten.AO15]*[$normiert.$AO$43]" office:value-type="float" office:value="90">
            <text:p>90</text:p>
          </table:table-cell>
          <table:table-cell table:style-name="ce46"/>
          <table:table-cell office:value-type="string">
            <text:p>Arri</text:p>
          </table:table-cell>
          <table:table-cell table:style-name="ce7" office:value-type="float" office:value="1">
            <text:p>1</text:p>
          </table:table-cell>
          <table:table-cell table:formula="of:=([.C3]+[.E3]+[.G3]+[.I3]+[.K3]+[.M3]+[.O3]+[.Q3]+[.S3]+[.U3]+[.W3]+[.Y3]+[.AA3]+[.AC3]+[.AE3]+[.AG3]+[.AI3]+[.AK3]+[.AM3]+[.AO3]+[.C22]+[.E22]+[.G22]+[.I22]+[.K22]+[.M22]+[.O22]+[.Q22]+[.S22]+[.U22]+[.W22]+[.Y22]+[.AA22]+[.AC22]+[.AE22]+[.AG22]+[.AI22]+[.AM22]+[.AK22]+[.AO22])/40" office:value-type="float" office:value="59.1605616605617">
            <text:p>59,1605616606</text:p>
          </table:table-cell>
          <table:table-cell table:formula="of:=[.AS43]" office:value-type="float" office:value="377.292747645026">
            <text:p>377,292747645</text:p>
          </table:table-cell>
          <table:table-cell table:formula="of:=SQRT([.AT3])" office:value-type="float" office:value="19.4240250114395">
            <text:p>19,4240250114</text:p>
          </table:table-cell>
          <table:table-cell office:value-type="float" office:value="0.975">
            <text:p>0,975</text:p>
          </table:table-cell>
          <table:table-cell table:formula="of:=[.AS3]-([.$AV$5]*([.AU3]/[.$AV$6]))" office:value-type="float" office:value="52.9567214637748">
            <text:p>52,9567214638</text:p>
          </table:table-cell>
          <table:table-cell table:formula="of:=[.AS3]" office:value-type="float" office:value="59.1605616605617">
            <text:p>59,1605616606</text:p>
          </table:table-cell>
          <table:table-cell table:formula="of:=[.AS3]+([.$AV$5]*([.AU3]/[.$AV$6]))" office:value-type="float" office:value="65.3644018573486">
            <text:p>65,3644018573</text:p>
          </table:table-cell>
          <table:table-cell office:value-type="float" office:value="85">
            <text:p>85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2</text:p>
          </table:table-cell>
          <table:table-cell table:style-name="ce7" office:value-type="float" office:value="2">
            <text:p>2</text:p>
          </table:table-cell>
          <table:table-cell table:style-name="ce2" table:formula="of:=[$Rohdaten.C3]*[$normiert.$C$43]" office:value-type="float" office:value="76.9230769230769">
            <text:p>76,9230769231</text:p>
          </table:table-cell>
          <table:table-cell table:style-name="ce7" office:value-type="float" office:value="2">
            <text:p>2</text:p>
          </table:table-cell>
          <table:table-cell table:style-name="ce2" table:formula="of:=[$Rohdaten.E6]*[$normiert.$E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G6]*[$normiert.$G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I11]*[$normiert.$I$43]" office:value-type="float" office:value="100">
            <text:p>100</text:p>
          </table:table-cell>
          <table:table-cell table:style-name="ce7" office:value-type="float" office:value="2">
            <text:p>2</text:p>
          </table:table-cell>
          <table:table-cell table:style-name="ce2" table:formula="of:=[$Rohdaten.K3]*[$normiert.$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" table:formula="of:=[$Rohdaten.M16]*[$normiert.$M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O9]*[$normiert.$O$43]" office:value-type="float" office:value="90.2777777777778">
            <text:p>90,2777777778</text:p>
          </table:table-cell>
          <table:table-cell table:style-name="ce7" office:value-type="float" office:value="2">
            <text:p>2</text:p>
          </table:table-cell>
          <table:table-cell table:style-name="ce2" table:formula="of:=[$Rohdaten.Q9]*[$normiert.$Q$43]" office:value-type="float" office:value="60">
            <text:p>60</text:p>
          </table:table-cell>
          <table:table-cell table:style-name="ce7" office:value-type="float" office:value="2">
            <text:p>2</text:p>
          </table:table-cell>
          <table:table-cell table:style-name="ce2" table:formula="of:=[$Rohdaten.S15]*[$normiert.$S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U11]*[$normiert.$U$43]" office:value-type="float" office:value="22.2222222222222">
            <text:p>22,2222222222</text:p>
          </table:table-cell>
          <table:table-cell table:style-name="ce7" office:value-type="float" office:value="2">
            <text:p>2</text:p>
          </table:table-cell>
          <table:table-cell table:style-name="ce2" table:formula="of:=[$Rohdaten.W19]*[$normiert.$W$43]" office:value-type="float" office:value="16.6666666666667">
            <text:p>16,6666666667</text:p>
          </table:table-cell>
          <table:table-cell table:style-name="ce7" office:value-type="float" office:value="2">
            <text:p>2</text:p>
          </table:table-cell>
          <table:table-cell table:style-name="ce2" table:formula="of:=[$Rohdaten.Y16]*[$normiert.$Y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AA13]*[$normiert.$AA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AC13]*[$normiert.$AC$43]" office:value-type="float" office:value="88.8888888888889">
            <text:p>88,8888888889</text:p>
          </table:table-cell>
          <table:table-cell table:style-name="ce7" office:value-type="float" office:value="2">
            <text:p>2</text:p>
          </table:table-cell>
          <table:table-cell table:style-name="ce2" table:formula="of:=[$Rohdaten.AE5]*[$normiert.$AE$43]" office:value-type="float" office:value="66.6666666666667">
            <text:p>66,6666666667</text:p>
          </table:table-cell>
          <table:table-cell table:style-name="ce7" office:value-type="float" office:value="2">
            <text:p>2</text:p>
          </table:table-cell>
          <table:table-cell table:style-name="ce2" table:formula="of:=[$Rohdaten.AG3]*[$normiert.$AG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]*[$normiert.$AI$43]" office:value-type="float" office:value="62.5">
            <text:p>62,5</text:p>
          </table:table-cell>
          <table:table-cell table:style-name="ce7" office:value-type="float" office:value="2">
            <text:p>2</text:p>
          </table:table-cell>
          <table:table-cell table:style-name="ce2" table:formula="of:=[$Rohdaten.AK18]*[$normiert.$AK$43]" office:value-type="float" office:value="28.5714285714286">
            <text:p>28,5714285714</text:p>
          </table:table-cell>
          <table:table-cell table:style-name="ce7" office:value-type="float" office:value="2">
            <text:p>2</text:p>
          </table:table-cell>
          <table:table-cell table:style-name="ce2" table:formula="of:=[$Rohdaten.AM4]*[$normiert.$AM$43]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19" table:formula="of:=[$Rohdaten.AO16]*[$normiert.$AO$43]" office:value-type="float" office:value="60">
            <text:p>60</text:p>
          </table:table-cell>
          <table:table-cell table:style-name="ce46"/>
          <table:table-cell office:value-type="string">
            <text:p>Lustr</text:p>
          </table:table-cell>
          <table:table-cell table:style-name="ce7" office:value-type="float" office:value="2">
            <text:p>2</text:p>
          </table:table-cell>
          <table:table-cell table:formula="of:=([.C4]+[.E4]+[.G4]+[.I4]+[.K4]+[.M4]+[.O4]+[.Q4]+[.S4]+[.U4]+[.W4]+[.Y4]+[.AA4]+[.AC4]+[.AE4]+[.AG4]+[.AI4]+[.AK4]+[.AM4]+[.AO4]+[.C23]+[.E23]+[.G23]+[.I23]+[.K23]+[.M23]+[.O23]+[.Q23]+[.S23]+[.U23]+[.W23]+[.Y23]+[.AA23]+[.AC23]+[.AE23]+[.AG23]+[.AI23]+[.AM23]+[.AK23]+[.AO23])/40" office:value-type="float" office:value="52.7806013431013">
            <text:p>52,7806013431</text:p>
          </table:table-cell>
          <table:table-cell table:formula="of:=[.AS44]" office:value-type="float" office:value="426.878029971508">
            <text:p>426,8780299715</text:p>
          </table:table-cell>
          <table:table-cell table:formula="of:=SQRT([.AT4])" office:value-type="float" office:value="20.661026837297">
            <text:p>20,6610268373</text:p>
          </table:table-cell>
          <table:table-cell table:formula="of:=40-1" office:value-type="float" office:value="39">
            <text:p>39</text:p>
          </table:table-cell>
          <table:table-cell table:formula="of:=[.AS4]-([.$AV$5]*([.AU4]/[.$AV$6]))" office:value-type="float" office:value="46.1816750791252">
            <text:p>46,1816750791</text:p>
          </table:table-cell>
          <table:table-cell table:formula="of:=[.AS4]" office:value-type="float" office:value="52.7806013431013">
            <text:p>52,7806013431</text:p>
          </table:table-cell>
          <table:table-cell table:formula="of:=[.AS4]+([.$AV$5]*([.AU4]/[.$AV$6]))" office:value-type="float" office:value="59.3795276070774">
            <text:p>59,3795276071</text:p>
          </table:table-cell>
          <table:table-cell office:value-type="float" office:value="89">
            <text:p>89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3</text:p>
          </table:table-cell>
          <table:table-cell table:style-name="ce7" office:value-type="float" office:value="3">
            <text:p>3</text:p>
          </table:table-cell>
          <table:table-cell table:style-name="ce2" table:formula="of:=[$Rohdaten.C16]*[$normiert.$C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E7]*[$normiert.$E$43]" office:value-type="float" office:value="55.7142857142857">
            <text:p>55,7142857143</text:p>
          </table:table-cell>
          <table:table-cell table:style-name="ce7" office:value-type="float" office:value="3">
            <text:p>3</text:p>
          </table:table-cell>
          <table:table-cell table:style-name="ce2" table:formula="of:=[$Rohdaten.G18]*[$normiert.$G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I13]*[$normiert.$I$43]" office:value-type="float" office:value="81.25">
            <text:p>81,25</text:p>
          </table:table-cell>
          <table:table-cell table:style-name="ce7" office:value-type="float" office:value="3">
            <text:p>3</text:p>
          </table:table-cell>
          <table:table-cell table:style-name="ce2" table:formula="of:=[$Rohdaten.K17]*[$normiert.$K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M12]*[$normiert.$M$43]" office:value-type="float" office:value="71.4285714285714">
            <text:p>71,4285714286</text:p>
          </table:table-cell>
          <table:table-cell table:style-name="ce7" office:value-type="float" office:value="3">
            <text:p>3</text:p>
          </table:table-cell>
          <table:table-cell table:style-name="ce2" table:formula="of:=[$Rohdaten.O7]*[$normiert.$O$43]" office:value-type="float" office:value="83.3333333333333">
            <text:p>83,3333333333</text:p>
          </table:table-cell>
          <table:table-cell table:style-name="ce7" office:value-type="float" office:value="3">
            <text:p>3</text:p>
          </table:table-cell>
          <table:table-cell table:style-name="ce2" table:formula="of:=[$Rohdaten.Q13]*[$normiert.$Q$43]" office:value-type="float" office:value="60">
            <text:p>60</text:p>
          </table:table-cell>
          <table:table-cell table:style-name="ce7" office:value-type="float" office:value="3">
            <text:p>3</text:p>
          </table:table-cell>
          <table:table-cell table:style-name="ce2" table:formula="of:=[$Rohdaten.S17]*[$normiert.$S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" table:formula="of:=[$Rohdaten.U3]*[$normiert.$U$43]" office:value-type="float" office:value="55.5555555555556">
            <text:p>55,5555555556</text:p>
          </table:table-cell>
          <table:table-cell table:style-name="ce7" office:value-type="float" office:value="3">
            <text:p>3</text:p>
          </table:table-cell>
          <table:table-cell table:style-name="ce2" table:formula="of:=[$Rohdaten.W3]*[$normiert.$W$43]" office:value-type="float" office:value="83.3333333333333">
            <text:p>83,3333333333</text:p>
          </table:table-cell>
          <table:table-cell table:style-name="ce7" office:value-type="float" office:value="3">
            <text:p>3</text:p>
          </table:table-cell>
          <table:table-cell table:style-name="ce2" table:formula="of:=[$Rohdaten.Y5]*[$normiert.$Y$43]" office:value-type="float" office:value="11.1111111111111">
            <text:p>11,1111111111</text:p>
          </table:table-cell>
          <table:table-cell table:style-name="ce7" office:value-type="float" office:value="3">
            <text:p>3</text:p>
          </table:table-cell>
          <table:table-cell table:style-name="ce2" table:formula="of:=[$Rohdaten.AA19]*[$normiert.$AA$43]" office:value-type="float" office:value="55.5555555555556">
            <text:p>55,5555555556</text:p>
          </table:table-cell>
          <table:table-cell table:style-name="ce7" office:value-type="float" office:value="3">
            <text:p>3</text:p>
          </table:table-cell>
          <table:table-cell table:style-name="ce2" table:formula="of:=[$Rohdaten.AC17]*[$normiert.$AC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AE17]*[$normiert.$AE$43]" office:value-type="float" office:value="83.3333333333333">
            <text:p>83,3333333333</text:p>
          </table:table-cell>
          <table:table-cell table:style-name="ce7" office:value-type="float" office:value="3">
            <text:p>3</text:p>
          </table:table-cell>
          <table:table-cell table:style-name="ce2" table:formula="of:=[$Rohdaten.AG4]*[$normiert.$AG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" table:formula="of:=[$Rohdaten.AI10]*[$normiert.$AI$43]" office:value-type="float" office:value="68.75">
            <text:p>68,75</text:p>
          </table:table-cell>
          <table:table-cell table:style-name="ce7" office:value-type="float" office:value="3">
            <text:p>3</text:p>
          </table:table-cell>
          <table:table-cell table:style-name="ce2" table:formula="of:=[$Rohdaten.AK21]*[$normiert.$AK$43]" office:value-type="float" office:value="85.7142857142857">
            <text:p>85,7142857143</text:p>
          </table:table-cell>
          <table:table-cell table:style-name="ce7" office:value-type="float" office:value="3">
            <text:p>3</text:p>
          </table:table-cell>
          <table:table-cell table:style-name="ce2" table:formula="of:=[$Rohdaten.AM21]*[$normiert.$AM$43]" office:value-type="float" office:value="58.3333333333333">
            <text:p>58,3333333333</text:p>
          </table:table-cell>
          <table:table-cell table:style-name="ce7" office:value-type="float" office:value="3">
            <text:p>3</text:p>
          </table:table-cell>
          <table:table-cell table:style-name="ce19" table:formula="of:=[$Rohdaten.AO13]*[$normiert.$AO$43]" office:value-type="float" office:value="40">
            <text:p>40</text:p>
          </table:table-cell>
          <table:table-cell table:style-name="ce46"/>
          <table:table-cell office:value-type="string">
            <text:p>Lustr 027</text:p>
          </table:table-cell>
          <table:table-cell table:style-name="ce7" office:value-type="float" office:value="3">
            <text:p>3</text:p>
          </table:table-cell>
          <table:table-cell table:formula="of:=([.C5]+[.E5]+[.G5]+[.I5]+[.K5]+[.M5]+[.O5]+[.Q5]+[.S5]+[.U5]+[.W5]+[.Y5]+[.AA5]+[.AC5]+[.AE5]+[.AG5]+[.AI5]+[.AK5]+[.AM5]+[.AO5]+[.C24]+[.E24]+[.G24]+[.I24]+[.K24]+[.M24]+[.O24]+[.Q24]+[.S24]+[.U24]+[.W24]+[.Y24]+[.AA24]+[.AC24]+[.AE24]+[.AG24]+[.AI24]+[.AM24]+[.AK24]+[.AO24])/40" office:value-type="float" office:value="67.232905982906">
            <text:p>67,2329059829</text:p>
          </table:table-cell>
          <table:table-cell table:formula="of:=[.AS45]" office:value-type="float" office:value="343.046841688955">
            <text:p>343,046841689</text:p>
          </table:table-cell>
          <table:table-cell table:formula="of:=SQRT([.AT5])" office:value-type="float" office:value="18.5215237410143">
            <text:p>18,521523741</text:p>
          </table:table-cell>
          <table:table-cell office:value-type="float" office:value="2.02">
            <text:p>2,02</text:p>
          </table:table-cell>
          <table:table-cell table:formula="of:=[.AS5]-([.$AV$5]*([.AU5]/[.$AV$6]))" office:value-type="float" office:value="61.3173157062987">
            <text:p>61,3173157063</text:p>
          </table:table-cell>
          <table:table-cell table:formula="of:=[.AS5]" office:value-type="float" office:value="67.232905982906">
            <text:p>67,2329059829</text:p>
          </table:table-cell>
          <table:table-cell table:formula="of:=[.AS5]+([.$AV$5]*([.AU5]/[.$AV$6]))" office:value-type="float" office:value="73.1484962595132">
            <text:p>73,1484962595</text:p>
          </table:table-cell>
          <table:table-cell office:value-type="float" office:value="95">
            <text:p>95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4</text:p>
          </table:table-cell>
          <table:table-cell table:style-name="ce7" office:value-type="float" office:value="4">
            <text:p>4</text:p>
          </table:table-cell>
          <table:table-cell table:style-name="ce2" table:formula="of:=[$Rohdaten.C7]*[$normiert.$C$43]" office:value-type="float" office:value="61.5384615384615">
            <text:p>61,5384615385</text:p>
          </table:table-cell>
          <table:table-cell table:style-name="ce7" office:value-type="float" office:value="4">
            <text:p>4</text:p>
          </table:table-cell>
          <table:table-cell table:style-name="ce2" table:formula="of:=[$Rohdaten.E12]*[$normiert.$E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" table:formula="of:=[$Rohdaten.G11]*[$normiert.$G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" table:formula="of:=[$Rohdaten.I12]*[$normiert.$I$43]" office:value-type="float" office:value="56.25">
            <text:p>56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K14]*[$normiert.$K$43]" office:value-type="float" office:value="57.1428571428571">
            <text:p>57,1428571429</text:p>
          </table:table-cell>
          <table:table-cell table:style-name="ce7" office:value-type="float" office:value="4">
            <text:p>4</text:p>
          </table:table-cell>
          <table:table-cell table:style-name="ce2" table:formula="of:=[$Rohdaten.M6]*[$normiert.$M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" table:formula="of:=[$Rohdaten.O5]*[$normiert.$O$43]" office:value-type="float" office:value="83.3333333333333">
            <text:p>83,3333333333</text:p>
          </table:table-cell>
          <table:table-cell table:style-name="ce7" office:value-type="float" office:value="4">
            <text:p>4</text:p>
          </table:table-cell>
          <table:table-cell table:style-name="ce2" table:formula="of:=[$Rohdaten.Q5]*[$normiert.$Q$43]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2" table:formula="of:=[$Rohdaten.S20]*[$normiert.$S$43]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2" table:formula="of:=[$Rohdaten.U5]*[$normiert.$U$43]" office:value-type="float" office:value="33.3333333333333">
            <text:p>33,3333333333</text:p>
          </table:table-cell>
          <table:table-cell table:style-name="ce7" office:value-type="float" office:value="4">
            <text:p>4</text:p>
          </table:table-cell>
          <table:table-cell table:style-name="ce2" table:formula="of:=[$Rohdaten.W8]*[$normiert.$W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" table:formula="of:=[$Rohdaten.Y18]*[$normiert.$Y$43]" office:value-type="float" office:value="77.7777777777778">
            <text:p>77,7777777778</text:p>
          </table:table-cell>
          <table:table-cell table:style-name="ce7" office:value-type="float" office:value="4">
            <text:p>4</text:p>
          </table:table-cell>
          <table:table-cell table:style-name="ce2" table:formula="of:=[$Rohdaten.AA5]*[$normiert.$AA$43]" office:value-type="float" office:value="77.7777777777778">
            <text:p>77,7777777778</text:p>
          </table:table-cell>
          <table:table-cell table:style-name="ce7" office:value-type="float" office:value="4">
            <text:p>4</text:p>
          </table:table-cell>
          <table:table-cell table:style-name="ce2" table:formula="of:=[$Rohdaten.AC18]*[$normiert.$AC$43]" office:value-type="float" office:value="72.2222222222222">
            <text:p>72,2222222222</text:p>
          </table:table-cell>
          <table:table-cell table:style-name="ce7" office:value-type="float" office:value="4">
            <text:p>4</text:p>
          </table:table-cell>
          <table:table-cell table:style-name="ce2" table:formula="of:=[$Rohdaten.AE9]*[$normiert.$AE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" table:formula="of:=[$Rohdaten.AG10]*[$normiert.$AG$43]" office:value-type="float" office:value="62.5">
            <text:p>62,5</text:p>
          </table:table-cell>
          <table:table-cell table:style-name="ce7" office:value-type="float" office:value="4">
            <text:p>4</text:p>
          </table:table-cell>
          <table:table-cell table:style-name="ce2" table:formula="of:=[$Rohdaten.AI14]*[$normiert.$AI$43]" office:value-type="float" office:value="56.25">
            <text:p>56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AK12]*[$normiert.$AK$43]" office:value-type="float" office:value="64.2857142857143">
            <text:p>64,2857142857</text:p>
          </table:table-cell>
          <table:table-cell table:style-name="ce7" office:value-type="float" office:value="4">
            <text:p>4</text:p>
          </table:table-cell>
          <table:table-cell table:style-name="ce2" table:formula="of:=[$Rohdaten.AM19]*[$normiert.$AM$43]" office:value-type="float" office:value="41.6666666666667">
            <text:p>41,6666666667</text:p>
          </table:table-cell>
          <table:table-cell table:style-name="ce7" office:value-type="float" office:value="4">
            <text:p>4</text:p>
          </table:table-cell>
          <table:table-cell table:style-name="ce19" table:formula="of:=[$Rohdaten.AO18]*[$normiert.$AO$43]" office:value-type="float" office:value="60">
            <text:p>60</text:p>
          </table:table-cell>
          <table:table-cell table:style-name="ce46"/>
          <table:table-cell office:value-type="string">
            <text:p>Lustr 787</text:p>
          </table:table-cell>
          <table:table-cell table:style-name="ce7" office:value-type="float" office:value="4">
            <text:p>4</text:p>
          </table:table-cell>
          <table:table-cell table:formula="of:=([.C6]+[.E6]+[.G6]+[.I6]+[.K6]+[.M6]+[.O6]+[.Q6]+[.S6]+[.U6]+[.W6]+[.Y6]+[.AA6]+[.AC6]+[.AE6]+[.AG6]+[.AI6]+[.AK6]+[.AM6]+[.AO6]+[.C25]+[.E25]+[.G25]+[.I25]+[.K25]+[.M25]+[.O25]+[.Q25]+[.S25]+[.U25]+[.W25]+[.Y25]+[.AA25]+[.AC25]+[.AE25]+[.AG25]+[.AI25]+[.AM25]+[.AK25]+[.AO25])/40" office:value-type="float" office:value="65.1263354700855">
            <text:p>65,1263354701</text:p>
          </table:table-cell>
          <table:table-cell table:formula="of:=[.AS46]" office:value-type="float" office:value="299.088914085026">
            <text:p>299,088914085</text:p>
          </table:table-cell>
          <table:table-cell table:formula="of:=SQRT([.AT6])" office:value-type="float" office:value="17.2941872918338">
            <text:p>17,2941872918</text:p>
          </table:table-cell>
          <table:table-cell table:formula="of:=SQRT(40)" office:value-type="float" office:value="6.32455532033676">
            <text:p>6,3245553203</text:p>
          </table:table-cell>
          <table:table-cell table:formula="of:=[.AS6]-([.$AV$5]*([.AU6]/[.$AV$6]))" office:value-type="float" office:value="59.6027442355884">
            <text:p>59,6027442356</text:p>
          </table:table-cell>
          <table:table-cell table:formula="of:=[.AS6]" office:value-type="float" office:value="65.1263354700855">
            <text:p>65,1263354701</text:p>
          </table:table-cell>
          <table:table-cell table:formula="of:=[.AS6]+([.$AV$5]*([.AU6]/[.$AV$6]))" office:value-type="float" office:value="70.6499267045826">
            <text:p>70,6499267046</text:p>
          </table:table-cell>
          <table:table-cell office:value-type="float" office:value="95">
            <text:p>95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5</text:p>
          </table:table-cell>
          <table:table-cell table:style-name="ce7" office:value-type="float" office:value="5">
            <text:p>5</text:p>
          </table:table-cell>
          <table:table-cell table:style-name="ce2" table:formula="of:=[$Rohdaten.C21]*[$normiert.$C$43]" office:value-type="float" office:value="30.7692307692308">
            <text:p>30,7692307692</text:p>
          </table:table-cell>
          <table:table-cell table:style-name="ce7" office:value-type="float" office:value="5">
            <text:p>5</text:p>
          </table:table-cell>
          <table:table-cell table:style-name="ce2" table:formula="of:=[$Rohdaten.E17]*[$normiert.$E$43]" office:value-type="float" office:value="25.7142857142857">
            <text:p>25,7142857143</text:p>
          </table:table-cell>
          <table:table-cell table:style-name="ce7" office:value-type="float" office:value="5">
            <text:p>5</text:p>
          </table:table-cell>
          <table:table-cell table:style-name="ce2" table:formula="of:=[$Rohdaten.G3]*[$normiert.$G$43]" office:value-type="float" office:value="71.4285714285714">
            <text:p>7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I7]*[$normiert.$I$43]" office:value-type="float" office:value="68.75">
            <text:p>68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K18]*[$normiert.$K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" table:formula="of:=[$Rohdaten.M15]*[$normiert.$M$43]" office:value-type="float" office:value="42.8571428571429">
            <text:p>42,8571428571</text:p>
          </table:table-cell>
          <table:table-cell table:style-name="ce7" office:value-type="float" office:value="5">
            <text:p>5</text:p>
          </table:table-cell>
          <table:table-cell table:style-name="ce2" table:formula="of:=[$Rohdaten.O3]*[$normiert.$O$43]" office:value-type="float" office:value="69.4444444444444">
            <text:p>69,4444444444</text:p>
          </table:table-cell>
          <table:table-cell table:style-name="ce7" office:value-type="float" office:value="5">
            <text:p>5</text:p>
          </table:table-cell>
          <table:table-cell table:style-name="ce2" table:formula="of:=[$Rohdaten.Q17]*[$normiert.$Q$43]" office:value-type="float" office:value="60">
            <text:p>60</text:p>
          </table:table-cell>
          <table:table-cell table:style-name="ce7" office:value-type="float" office:value="5">
            <text:p>5</text:p>
          </table:table-cell>
          <table:table-cell table:style-name="ce2" table:formula="of:=[$Rohdaten.S3]*[$normiert.$S$43]" office:value-type="float" office:value="75">
            <text:p>75</text:p>
          </table:table-cell>
          <table:table-cell table:style-name="ce7" office:value-type="float" office:value="5">
            <text:p>5</text:p>
          </table:table-cell>
          <table:table-cell table:style-name="ce2" table:formula="of:=[$Rohdaten.U8]*[$normiert.$U$43]" office:value-type="float" office:value="44.4444444444444">
            <text:p>44,4444444444</text:p>
          </table:table-cell>
          <table:table-cell table:style-name="ce7" office:value-type="float" office:value="5">
            <text:p>5</text:p>
          </table:table-cell>
          <table:table-cell table:style-name="ce2" table:formula="of:=[$Rohdaten.W7]*[$normiert.$W$43]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2" table:formula="of:=[$Rohdaten.Y8]*[$normiert.$Y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" table:formula="of:=[$Rohdaten.AA12]*[$normiert.$AA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" table:formula="of:=[$Rohdaten.AC7]*[$normiert.$AC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" table:formula="of:=[$Rohdaten.AE19]*[$normiert.$AE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table:formula="of:=[$Rohdaten.AG14]*[$normiert.$AG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" table:formula="of:=[$Rohdaten.AI19]*[$normiert.$AI$43]" office:value-type="float" office:value="31.25">
            <text:p>31,25</text:p>
          </table:table-cell>
          <table:table-cell table:style-name="ce7" office:value-type="float" office:value="5">
            <text:p>5</text:p>
          </table:table-cell>
          <table:table-cell table:style-name="ce2" table:formula="of:=[$Rohdaten.AK19]*[$normiert.$AK$43]" office:value-type="float" office:value="50">
            <text:p>50</text:p>
          </table:table-cell>
          <table:table-cell table:style-name="ce7" office:value-type="float" office:value="5">
            <text:p>5</text:p>
          </table:table-cell>
          <table:table-cell table:style-name="ce2" table:formula="of:=[$Rohdaten.AM13]*[$normiert.$AM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19" table:formula="of:=[$Rohdaten.AO11]*[$normiert.$AO$43]" office:value-type="float" office:value="100">
            <text:p>100</text:p>
          </table:table-cell>
          <table:table-cell table:style-name="ce46"/>
          <table:table-cell office:value-type="string">
            <text:p>Encore</text:p>
          </table:table-cell>
          <table:table-cell table:style-name="ce7" office:value-type="float" office:value="5">
            <text:p>5</text:p>
          </table:table-cell>
          <table:table-cell table:formula="of:=([.C7]+[.E7]+[.G7]+[.I7]+[.K7]+[.M7]+[.O7]+[.Q7]+[.S7]+[.U7]+[.W7]+[.Y7]+[.AA7]+[.AC7]+[.AE7]+[.AG7]+[.AI7]+[.AK7]+[.AM7]+[.AO7]+[.C26]+[.E26]+[.G26]+[.I26]+[.K26]+[.M26]+[.O26]+[.Q26]+[.S26]+[.U26]+[.W26]+[.Y26]+[.AA26]+[.AC26]+[.AE26]+[.AG26]+[.AI26]+[.AM26]+[.AK26]+[.AO26])/40" office:value-type="float" office:value="50.4341804029304">
            <text:p>50,4341804029</text:p>
          </table:table-cell>
          <table:table-cell table:formula="of:=[.AS47]" office:value-type="float" office:value="408.161141201409">
            <text:p>408,1611412014</text:p>
          </table:table-cell>
          <table:table-cell table:formula="of:=SQRT([.AT7])" office:value-type="float" office:value="20.2029983220662">
            <text:p>20,2029983221</text:p>
          </table:table-cell>
          <table:table-cell/>
          <table:table-cell table:formula="of:=[.AS7]-([.$AV$5]*([.AU7]/[.$AV$6]))" office:value-type="float" office:value="43.9815438864392">
            <text:p>43,9815438864</text:p>
          </table:table-cell>
          <table:table-cell table:formula="of:=[.AS7]" office:value-type="float" office:value="50.4341804029304">
            <text:p>50,4341804029</text:p>
          </table:table-cell>
          <table:table-cell table:formula="of:=[.AS7]+([.$AV$5]*([.AU7]/[.$AV$6]))" office:value-type="float" office:value="56.8868169194216">
            <text:p>56,8868169194</text:p>
          </table:table-cell>
          <table:table-cell office:value-type="float" office:value="75">
            <text:p>75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6</text:p>
          </table:table-cell>
          <table:table-cell table:style-name="ce7" office:value-type="float" office:value="6">
            <text:p>6</text:p>
          </table:table-cell>
          <table:table-cell table:style-name="ce2" table:formula="of:=[$Rohdaten.C12]*[$normiert.$C$43]" office:value-type="float" office:value="38.4615384615385">
            <text:p>38,4615384615</text:p>
          </table:table-cell>
          <table:table-cell table:style-name="ce7" office:value-type="float" office:value="6">
            <text:p>6</text:p>
          </table:table-cell>
          <table:table-cell table:style-name="ce2" table:formula="of:=[$Rohdaten.E18]*[$normiert.$E$43]" office:value-type="float" office:value="21.4285714285714">
            <text:p>2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G15]*[$normiert.$G$43]" office:value-type="float" office:value="28.5714285714286">
            <text:p>28,5714285714</text:p>
          </table:table-cell>
          <table:table-cell table:style-name="ce7" office:value-type="float" office:value="6">
            <text:p>6</text:p>
          </table:table-cell>
          <table:table-cell table:style-name="ce2" table:formula="of:=[$Rohdaten.I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K9]*[$normiert.$K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M4]*[$normiert.$M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O10]*[$normiert.$O$43]" office:value-type="float" office:value="76.3888888888889">
            <text:p>76,3888888889</text:p>
          </table:table-cell>
          <table:table-cell table:style-name="ce7" office:value-type="float" office:value="6">
            <text:p>6</text:p>
          </table:table-cell>
          <table:table-cell table:style-name="ce2" table:formula="of:=[$Rohdaten.Q3]*[$normiert.$Q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" table:formula="of:=[$Rohdaten.S18]*[$normiert.$S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U16]*[$normiert.$U$43]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2" table:formula="of:=[$Rohdaten.W11]*[$normiert.$W$43]" office:value-type="float" office:value="83.3333333333333">
            <text:p>83,3333333333</text:p>
          </table:table-cell>
          <table:table-cell table:style-name="ce7" office:value-type="float" office:value="6">
            <text:p>6</text:p>
          </table:table-cell>
          <table:table-cell table:style-name="ce2" table:formula="of:=[$Rohdaten.Y19]*[$normiert.$Y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AA11]*[$normiert.$AA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" table:formula="of:=[$Rohdaten.AC9]*[$normiert.$AC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" table:formula="of:=[$Rohdaten.AE12]*[$normiert.$AE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AG17]*[$normiert.$AG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AI8]*[$normiert.$AI$43]" office:value-type="float" office:value="81.25">
            <text:p>81,25</text:p>
          </table:table-cell>
          <table:table-cell table:style-name="ce7" office:value-type="float" office:value="6">
            <text:p>6</text:p>
          </table:table-cell>
          <table:table-cell table:style-name="ce2" table:formula="of:=[$Rohdaten.AK13]*[$normiert.$AK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AM8]*[$normiert.$AM$43]" office:value-type="float" office:value="91.6666666666667">
            <text:p>91,6666666667</text:p>
          </table:table-cell>
          <table:table-cell table:style-name="ce7" office:value-type="float" office:value="6">
            <text:p>6</text:p>
          </table:table-cell>
          <table:table-cell table:style-name="ce19" table:formula="of:=[$Rohdaten.AO4]*[$normiert.$AO$43]" office:value-type="float" office:value="100">
            <text:p>100</text:p>
          </table:table-cell>
          <table:table-cell table:style-name="ce46"/>
          <table:table-cell office:value-type="string">
            <text:p>Encore 027</text:p>
          </table:table-cell>
          <table:table-cell table:style-name="ce7" office:value-type="float" office:value="6">
            <text:p>6</text:p>
          </table:table-cell>
          <table:table-cell table:formula="of:=([.C8]+[.E8]+[.G8]+[.I8]+[.K8]+[.M8]+[.O8]+[.Q8]+[.S8]+[.U8]+[.W8]+[.Y8]+[.AA8]+[.AC8]+[.AE8]+[.AG8]+[.AI8]+[.AK8]+[.AM8]+[.AO8]+[.C27]+[.E27]+[.G27]+[.I27]+[.K27]+[.M27]+[.O27]+[.Q27]+[.S27]+[.U27]+[.W27]+[.Y27]+[.AA27]+[.AC27]+[.AE27]+[.AG27]+[.AI27]+[.AM27]+[.AK27]+[.AO27])/40" office:value-type="float" office:value="59.7374465811966">
            <text:p>59,7374465812</text:p>
          </table:table-cell>
          <table:table-cell table:formula="of:=[.AS48]" office:value-type="float" office:value="438.726283524364">
            <text:p>438,7262835244</text:p>
          </table:table-cell>
          <table:table-cell table:formula="of:=SQRT([.AT8])" office:value-type="float" office:value="20.9457939339707">
            <text:p>20,945793934</text:p>
          </table:table-cell>
          <table:table-cell/>
          <table:table-cell table:formula="of:=[.AS8]-([.$AV$5]*([.AU8]/[.$AV$6]))" office:value-type="float" office:value="53.0475685417761">
            <text:p>53,0475685418</text:p>
          </table:table-cell>
          <table:table-cell table:formula="of:=[.AS8]" office:value-type="float" office:value="59.7374465811966">
            <text:p>59,7374465812</text:p>
          </table:table-cell>
          <table:table-cell table:formula="of:=[.AS8]+([.$AV$5]*([.AU8]/[.$AV$6]))" office:value-type="float" office:value="66.4273246206171">
            <text:p>66,4273246206</text:p>
          </table:table-cell>
          <table:table-cell office:value-type="float" office:value="91">
            <text:p>91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7</text:p>
          </table:table-cell>
          <table:table-cell table:style-name="ce7" office:value-type="float" office:value="7">
            <text:p>7</text:p>
          </table:table-cell>
          <table:table-cell table:style-name="ce2" table:formula="of:=[$Rohdaten.C6]*[$normiert.$C$43]" office:value-type="float" office:value="46.1538461538462">
            <text:p>46,1538461538</text:p>
          </table:table-cell>
          <table:table-cell table:style-name="ce7" office:value-type="float" office:value="7">
            <text:p>7</text:p>
          </table:table-cell>
          <table:table-cell table:style-name="ce2" table:formula="of:=[$Rohdaten.E9]*[$normiert.$E$43]" office:value-type="float" office:value="14.2857142857143">
            <text:p>14,2857142857</text:p>
          </table:table-cell>
          <table:table-cell table:style-name="ce7" office:value-type="float" office:value="7">
            <text:p>7</text:p>
          </table:table-cell>
          <table:table-cell table:style-name="ce2" table:formula="of:=[$Rohdaten.G10]*[$normiert.$G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I10]*[$normiert.$I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K16]*[$normiert.$K$43]" office:value-type="float" office:value="85.7142857142857">
            <text:p>85,7142857143</text:p>
          </table:table-cell>
          <table:table-cell table:style-name="ce7" office:value-type="float" office:value="7">
            <text:p>7</text:p>
          </table:table-cell>
          <table:table-cell table:style-name="ce2" table:formula="of:=[$Rohdaten.M18]*[$normiert.$M$43]" office:value-type="float" office:value="85.7142857142857">
            <text:p>85,7142857143</text:p>
          </table:table-cell>
          <table:table-cell table:style-name="ce7" office:value-type="float" office:value="7">
            <text:p>7</text:p>
          </table:table-cell>
          <table:table-cell table:style-name="ce2" table:formula="of:=[$Rohdaten.O21]*[$normiert.$O$43]" office:value-type="float" office:value="75">
            <text:p>75</text:p>
          </table:table-cell>
          <table:table-cell table:style-name="ce7" office:value-type="float" office:value="7">
            <text:p>7</text:p>
          </table:table-cell>
          <table:table-cell table:style-name="ce2" table:formula="of:=[$Rohdaten.Q8]*[$normiert.$Q$43]" office:value-type="float" office:value="80">
            <text:p>80</text:p>
          </table:table-cell>
          <table:table-cell table:style-name="ce7" office:value-type="float" office:value="7">
            <text:p>7</text:p>
          </table:table-cell>
          <table:table-cell table:style-name="ce2" table:formula="of:=[$Rohdaten.S14]*[$normiert.$S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U6]*[$normiert.$U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" table:formula="of:=[$Rohdaten.W15]*[$normiert.$W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" table:formula="of:=[$Rohdaten.Y17]*[$normiert.$Y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" table:formula="of:=[$Rohdaten.AA21]*[$normiert.$AA$43]" office:value-type="float" office:value="55.5555555555556">
            <text:p>55,5555555556</text:p>
          </table:table-cell>
          <table:table-cell table:style-name="ce7" office:value-type="float" office:value="7">
            <text:p>7</text:p>
          </table:table-cell>
          <table:table-cell table:style-name="ce2" table:formula="of:=[$Rohdaten.AC5]*[$normiert.$AC$43]" office:value-type="float" office:value="22.2222222222222">
            <text:p>22,2222222222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]*[$normiert.$AE$43]" office:value-type="float" office:value="100">
            <text:p>100</text:p>
          </table:table-cell>
          <table:table-cell table:style-name="ce7" office:value-type="float" office:value="7">
            <text:p>7</text:p>
          </table:table-cell>
          <table:table-cell table:style-name="ce2" table:formula="of:=[$Rohdaten.AG21]*[$normiert.$AG$43]" office:value-type="float" office:value="75">
            <text:p>75</text:p>
          </table:table-cell>
          <table:table-cell table:style-name="ce7" office:value-type="float" office:value="7">
            <text:p>7</text:p>
          </table:table-cell>
          <table:table-cell table:style-name="ce2" table:formula="of:=[$Rohdaten.AI6]*[$normiert.$AI$43]" office:value-type="float" office:value="81.25">
            <text:p>81,25</text:p>
          </table:table-cell>
          <table:table-cell table:style-name="ce7" office:value-type="float" office:value="7">
            <text:p>7</text:p>
          </table:table-cell>
          <table:table-cell table:style-name="ce2" table:formula="of:=[$Rohdaten.AK7]*[$normiert.$AK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AM3]*[$normiert.$AM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19" table:formula="of:=[$Rohdaten.AO12]*[$normiert.$AO$43]" office:value-type="float" office:value="100">
            <text:p>100</text:p>
          </table:table-cell>
          <table:table-cell table:style-name="ce46"/>
          <table:table-cell office:value-type="string">
            <text:p>Encore 787</text:p>
          </table:table-cell>
          <table:table-cell table:style-name="ce7" office:value-type="float" office:value="7">
            <text:p>7</text:p>
          </table:table-cell>
          <table:table-cell table:formula="of:=([.C9]+[.E9]+[.G9]+[.I9]+[.K9]+[.M9]+[.O9]+[.Q9]+[.S9]+[.U9]+[.W9]+[.Y9]+[.AA9]+[.AC9]+[.AE9]+[.AG9]+[.AI9]+[.AK9]+[.AM9]+[.AO9]+[.C28]+[.E28]+[.G28]+[.I28]+[.K28]+[.M28]+[.O28]+[.Q28]+[.S28]+[.U28]+[.W28]+[.Y28]+[.AA28]+[.AC28]+[.AE28]+[.AG28]+[.AI28]+[.AM28]+[.AK28]+[.AO28])/40" office:value-type="float" office:value="59.9952304639805">
            <text:p>59,995230464</text:p>
          </table:table-cell>
          <table:table-cell table:formula="of:=[.AS49]" office:value-type="float" office:value="423.723745560488">
            <text:p>423,7237455605</text:p>
          </table:table-cell>
          <table:table-cell table:formula="of:=SQRT([.AT9])" office:value-type="float" office:value="20.5845511381834">
            <text:p>20,5845511382</text:p>
          </table:table-cell>
          <table:table-cell/>
          <table:table-cell table:formula="of:=[.AS9]-([.$AV$5]*([.AU9]/[.$AV$6]))" office:value-type="float" office:value="53.4207297768845">
            <text:p>53,4207297769</text:p>
          </table:table-cell>
          <table:table-cell table:formula="of:=[.AS9]" office:value-type="float" office:value="59.9952304639805">
            <text:p>59,995230464</text:p>
          </table:table-cell>
          <table:table-cell table:formula="of:=[.AS9]+([.$AV$5]*([.AU9]/[.$AV$6]))" office:value-type="float" office:value="66.5697311510764">
            <text:p>66,5697311511</text:p>
          </table:table-cell>
          <table:table-cell office:value-type="float" office:value="84">
            <text:p>84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8</text:p>
          </table:table-cell>
          <table:table-cell table:style-name="ce7" office:value-type="float" office:value="8">
            <text:p>8</text:p>
          </table:table-cell>
          <table:table-cell table:style-name="ce2" table:formula="of:=[$Rohdaten.C11]*[$normiert.$C$43]" office:value-type="float" office:value="53.8461538461539">
            <text:p>53,8461538462</text:p>
          </table:table-cell>
          <table:table-cell table:style-name="ce7" office:value-type="float" office:value="8">
            <text:p>8</text:p>
          </table:table-cell>
          <table:table-cell table:style-name="ce2" table:formula="of:=[$Rohdaten.E16]*[$normiert.$E$43]" office:value-type="float" office:value="42.8571428571429">
            <text:p>42,8571428571</text:p>
          </table:table-cell>
          <table:table-cell table:style-name="ce7" office:value-type="float" office:value="8">
            <text:p>8</text:p>
          </table:table-cell>
          <table:table-cell table:style-name="ce2" table:formula="of:=[$Rohdaten.G14]*[$normiert.$G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I18]*[$normiert.$I$43]" office:value-type="float" office:value="43.75">
            <text:p>43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20]*[$normiert.$K$43]" office:value-type="float" office:value="57.1428571428571">
            <text:p>57,1428571429</text:p>
          </table:table-cell>
          <table:table-cell table:style-name="ce7" office:value-type="float" office:value="8">
            <text:p>8</text:p>
          </table:table-cell>
          <table:table-cell table:style-name="ce2" table:formula="of:=[$Rohdaten.M3]*[$normiert.$M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O17]*[$normiert.$O$43]" office:value-type="float" office:value="69.4444444444444">
            <text:p>69,4444444444</text:p>
          </table:table-cell>
          <table:table-cell table:style-name="ce7" office:value-type="float" office:value="8">
            <text:p>8</text:p>
          </table:table-cell>
          <table:table-cell table:style-name="ce2" table:formula="of:=[$Rohdaten.Q6]*[$normiert.$Q$43]" office:value-type="float" office:value="70">
            <text:p>70</text:p>
          </table:table-cell>
          <table:table-cell table:style-name="ce7" office:value-type="float" office:value="8">
            <text:p>8</text:p>
          </table:table-cell>
          <table:table-cell table:style-name="ce2" table:formula="of:=[$Rohdaten.S4]*[$normiert.$S$43]" office:value-type="float" office:value="87.5">
            <text:p>87,5</text:p>
          </table:table-cell>
          <table:table-cell table:style-name="ce7" office:value-type="float" office:value="8">
            <text:p>8</text:p>
          </table:table-cell>
          <table:table-cell table:style-name="ce2" table:formula="of:=[$Rohdaten.U18]*[$normiert.$U$43]" office:value-type="float" office:value="44.4444444444444">
            <text:p>44,4444444444</text:p>
          </table:table-cell>
          <table:table-cell table:style-name="ce7" office:value-type="float" office:value="8">
            <text:p>8</text:p>
          </table:table-cell>
          <table:table-cell table:style-name="ce2" table:formula="of:=[$Rohdaten.W16]*[$normiert.$W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Y21]*[$normiert.$Y$43]" office:value-type="float" office:value="66.6666666666667">
            <text:p>66,6666666667</text:p>
          </table:table-cell>
          <table:table-cell table:style-name="ce7" office:value-type="float" office:value="8">
            <text:p>8</text:p>
          </table:table-cell>
          <table:table-cell table:style-name="ce2" table:formula="of:=[$Rohdaten.AA17]*[$normiert.$AA$43]" office:value-type="float" office:value="66.6666666666667">
            <text:p>66,6666666667</text:p>
          </table:table-cell>
          <table:table-cell table:style-name="ce7" office:value-type="float" office:value="8">
            <text:p>8</text:p>
          </table:table-cell>
          <table:table-cell table:style-name="ce2" table:formula="of:=[$Rohdaten.AC21]*[$normiert.$AC$43]" office:value-type="float" office:value="88.8888888888889">
            <text:p>88,8888888889</text:p>
          </table:table-cell>
          <table:table-cell table:style-name="ce7" office:value-type="float" office:value="8">
            <text:p>8</text:p>
          </table:table-cell>
          <table:table-cell table:style-name="ce2" table:formula="of:=[$Rohdaten.AE7]*[$normiert.$AE$43]" office:value-type="float" office:value="83.3333333333333">
            <text:p>83,3333333333</text:p>
          </table:table-cell>
          <table:table-cell table:style-name="ce7" office:value-type="float" office:value="8">
            <text:p>8</text:p>
          </table:table-cell>
          <table:table-cell table:style-name="ce2" table:formula="of:=[$Rohdaten.AG12]*[$normiert.$AG$43]" office:value-type="float" office:value="81.25">
            <text:p>81,25</text:p>
          </table:table-cell>
          <table:table-cell table:style-name="ce7" office:value-type="float" office:value="8">
            <text:p>8</text:p>
          </table:table-cell>
          <table:table-cell table:style-name="ce2" table:formula="of:=[$Rohdaten.AI17]*[$normiert.$AI$43]" office:value-type="float" office:value="56.25">
            <text:p>56,25</text:p>
          </table:table-cell>
          <table:table-cell table:style-name="ce7" office:value-type="float" office:value="8">
            <text:p>8</text:p>
          </table:table-cell>
          <table:table-cell table:style-name="ce2" table:formula="of:=[$Rohdaten.AK20]*[$normiert.$AK$43]" office:value-type="float" office:value="71.4285714285714">
            <text:p>71,4285714286</text:p>
          </table:table-cell>
          <table:table-cell table:style-name="ce7" office:value-type="float" office:value="8">
            <text:p>8</text:p>
          </table:table-cell>
          <table:table-cell table:style-name="ce2" table:formula="of:=[$Rohdaten.AM12]*[$normiert.$AM$43]" office:value-type="float" office:value="75">
            <text:p>75</text:p>
          </table:table-cell>
          <table:table-cell table:style-name="ce7" office:value-type="float" office:value="8">
            <text:p>8</text:p>
          </table:table-cell>
          <table:table-cell table:style-name="ce19" table:formula="of:=[$Rohdaten.AO17]*[$normiert.$AO$43]" office:value-type="float" office:value="50">
            <text:p>50</text:p>
          </table:table-cell>
          <table:table-cell table:style-name="ce46"/>
          <table:table-cell office:value-type="string">
            <text:p>DL7F</text:p>
          </table:table-cell>
          <table:table-cell table:style-name="ce7" office:value-type="float" office:value="8">
            <text:p>8</text:p>
          </table:table-cell>
          <table:table-cell table:formula="of:=([.C10]+[.E10]+[.G10]+[.I10]+[.K10]+[.M10]+[.O10]+[.Q10]+[.S10]+[.U10]+[.W10]+[.Y10]+[.AA10]+[.AC10]+[.AE10]+[.AG10]+[.AI10]+[.AK10]+[.AM10]+[.AO10]+[.C29]+[.E29]+[.G29]+[.I29]+[.K29]+[.M29]+[.O29]+[.Q29]+[.S29]+[.U29]+[.W29]+[.Y29]+[.AA29]+[.AC29]+[.AE29]+[.AG29]+[.AI29]+[.AM29]+[.AK29]+[.AO29])/40" office:value-type="float" office:value="62.9717261904762">
            <text:p>62,9717261905</text:p>
          </table:table-cell>
          <table:table-cell table:formula="of:=[.AS50]" office:value-type="float" office:value="267.723013882215">
            <text:p>267,7230138822</text:p>
          </table:table-cell>
          <table:table-cell table:formula="of:=SQRT([.AT10])" office:value-type="float" office:value="16.3622435467211">
            <text:p>16,3622435467</text:p>
          </table:table-cell>
          <table:table-cell/>
          <table:table-cell table:formula="of:=[.AS10]-([.$AV$5]*([.AU10]/[.$AV$6]))" office:value-type="float" office:value="57.7457885094352">
            <text:p>57,7457885094</text:p>
          </table:table-cell>
          <table:table-cell table:formula="of:=[.AS10]" office:value-type="float" office:value="62.9717261904762">
            <text:p>62,9717261905</text:p>
          </table:table-cell>
          <table:table-cell table:formula="of:=[.AS10]+([.$AV$5]*([.AU10]/[.$AV$6]))" office:value-type="float" office:value="68.1976638715173">
            <text:p>68,1976638715</text:p>
          </table:table-cell>
          <table:table-cell office:value-type="float" office:value="93">
            <text:p>93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9</text:p>
          </table:table-cell>
          <table:table-cell table:style-name="ce7" office:value-type="float" office:value="9">
            <text:p>9</text:p>
          </table:table-cell>
          <table:table-cell table:style-name="ce2" table:formula="of:=[$Rohdaten.C1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" table:formula="of:=[$Rohdaten.E14]*[$normiert.$E$43]" office:value-type="float" office:value="45.7142857142857">
            <text:p>4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G12]*[$normiert.$G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I4]*[$normiert.$I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" table:formula="of:=[$Rohdaten.K5]*[$normiert.$K$43]" office:value-type="float" office:value="57.1428571428571">
            <text:p>57,1428571429</text:p>
          </table:table-cell>
          <table:table-cell table:style-name="ce7" office:value-type="float" office:value="9">
            <text:p>9</text:p>
          </table:table-cell>
          <table:table-cell table:style-name="ce2" table:formula="of:=[$Rohdaten.M13]*[$normiert.$M$43]" office:value-type="float" office:value="85.7142857142857">
            <text:p>85,7142857143</text:p>
          </table:table-cell>
          <table:table-cell table:style-name="ce7" office:value-type="float" office:value="9">
            <text:p>9</text:p>
          </table:table-cell>
          <table:table-cell table:style-name="ce2" table:formula="of:=[$Rohdaten.O15]*[$normiert.$O$43]" office:value-type="float" office:value="69.4444444444444">
            <text:p>69,4444444444</text:p>
          </table:table-cell>
          <table:table-cell table:style-name="ce7" office:value-type="float" office:value="9">
            <text:p>9</text:p>
          </table:table-cell>
          <table:table-cell table:style-name="ce2" table:formula="of:=[$Rohdaten.Q11]*[$normiert.$Q$43]" office:value-type="float" office:value="60">
            <text:p>60</text:p>
          </table:table-cell>
          <table:table-cell table:style-name="ce7" office:value-type="float" office:value="9">
            <text:p>9</text:p>
          </table:table-cell>
          <table:table-cell table:style-name="ce2" table:formula="of:=[$Rohdaten.S10]*[$normiert.$S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" table:formula="of:=[$Rohdaten.U14]*[$normiert.$U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W5]*[$normiert.$W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Y10]*[$normiert.$Y$43]" office:value-type="float" office:value="35.5555555555556">
            <text:p>35,5555555556</text:p>
          </table:table-cell>
          <table:table-cell table:style-name="ce7" office:value-type="float" office:value="9">
            <text:p>9</text:p>
          </table:table-cell>
          <table:table-cell table:style-name="ce2" table:formula="of:=[$Rohdaten.AA7]*[$normiert.$AA$43]" office:value-type="float" office:value="44.4444444444444">
            <text:p>44,4444444444</text:p>
          </table:table-cell>
          <table:table-cell table:style-name="ce7" office:value-type="float" office:value="9">
            <text:p>9</text:p>
          </table:table-cell>
          <table:table-cell table:style-name="ce2" table:formula="of:=[$Rohdaten.AC8]*[$normiert.$AC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AE8]*[$normiert.$AE$43]" office:value-type="float" office:value="83.3333333333333">
            <text:p>83,3333333333</text:p>
          </table:table-cell>
          <table:table-cell table:style-name="ce7" office:value-type="float" office:value="9">
            <text:p>9</text:p>
          </table:table-cell>
          <table:table-cell table:style-name="ce2" table:formula="of:=[$Rohdaten.AG13]*[$normiert.$AG$43]" office:value-type="float" office:value="81.25">
            <text:p>81,25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0]*[$normiert.$AI$43]" office:value-type="float" office:value="31.25">
            <text:p>31,25</text:p>
          </table:table-cell>
          <table:table-cell table:style-name="ce7" office:value-type="float" office:value="9">
            <text:p>9</text:p>
          </table:table-cell>
          <table:table-cell table:style-name="ce2" table:formula="of:=[$Rohdaten.AK3]*[$normiert.$AK$43]" office:value-type="float" office:value="71.4285714285714">
            <text:p>71,4285714286</text:p>
          </table:table-cell>
          <table:table-cell table:style-name="ce7" office:value-type="float" office:value="9">
            <text:p>9</text:p>
          </table:table-cell>
          <table:table-cell table:style-name="ce2" table:formula="of:=[$Rohdaten.AM9]*[$normiert.$AM$43]" office:value-type="float" office:value="95">
            <text:p>95</text:p>
          </table:table-cell>
          <table:table-cell table:style-name="ce7" office:value-type="float" office:value="9">
            <text:p>9</text:p>
          </table:table-cell>
          <table:table-cell table:style-name="ce19" table:formula="of:=[$Rohdaten.AO20]*[$normiert.$AO$43]" office:value-type="float" office:value="80">
            <text:p>80</text:p>
          </table:table-cell>
          <table:table-cell table:style-name="ce46"/>
          <table:table-cell office:value-type="string">
            <text:p>DL7F 027</text:p>
          </table:table-cell>
          <table:table-cell table:style-name="ce7" office:value-type="float" office:value="9">
            <text:p>9</text:p>
          </table:table-cell>
          <table:table-cell table:formula="of:=([.C11]+[.E11]+[.G11]+[.I11]+[.K11]+[.M11]+[.O11]+[.Q11]+[.S11]+[.U11]+[.W11]+[.Y11]+[.AA11]+[.AC11]+[.AE11]+[.AG11]+[.AI11]+[.AK11]+[.AM11]+[.AO11]+[.C30]+[.E30]+[.G30]+[.I30]+[.K30]+[.M30]+[.O30]+[.Q30]+[.S30]+[.U30]+[.W30]+[.Y30]+[.AA30]+[.AC30]+[.AE30]+[.AG30]+[.AI30]+[.AM30]+[.AK30]+[.AO30])/40" office:value-type="float" office:value="61.8692765567766">
            <text:p>61,8692765568</text:p>
          </table:table-cell>
          <table:table-cell table:formula="of:=[.AS51]" office:value-type="float" office:value="262.697475534086">
            <text:p>262,6974755341</text:p>
          </table:table-cell>
          <table:table-cell table:formula="of:=SQRT([.AT11])" office:value-type="float" office:value="16.2079448275864">
            <text:p>16,2079448276</text:p>
          </table:table-cell>
          <table:table-cell/>
          <table:table-cell table:formula="of:=[.AS11]-([.$AV$5]*([.AU11]/[.$AV$6]))" office:value-type="float" office:value="56.6926203503792">
            <text:p>56,6926203504</text:p>
          </table:table-cell>
          <table:table-cell table:formula="of:=[.AS11]" office:value-type="float" office:value="61.8692765567766">
            <text:p>61,8692765568</text:p>
          </table:table-cell>
          <table:table-cell table:formula="of:=[.AS11]+([.$AV$5]*([.AU11]/[.$AV$6]))" office:value-type="float" office:value="67.0459327631739">
            <text:p>67,0459327632</text:p>
          </table:table-cell>
          <table:table-cell office:value-type="float" office:value="89">
            <text:p>89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0]*[$normiert.$C$43]" office:value-type="float" office:value="61.5384615384615">
            <text:p>61,538461538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19]*[$normiert.$E$43]" office:value-type="float" office:value="17.1428571428571">
            <text:p>1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19]*[$normiert.$G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I21]*[$normiert.$I$43]" office:value-type="float" office:value="31.25">
            <text:p>31,2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11]*[$normiert.$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M14]*[$normiert.$M$43]" office:value-type="float" office:value="71.4285714285714">
            <text:p>71,4285714286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16]*[$normiert.$O$43]" office:value-type="float" office:value="48.6111111111111">
            <text:p>48,6111111111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10]*[$normiert.$Q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12]*[$normiert.$S$43]" office:value-type="float" office:value="37.5">
            <text:p>37,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9]*[$normiert.$U$43]" office:value-type="float" office:value="77.7777777777778">
            <text:p>77,7777777778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20]*[$normiert.$W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Y9]*[$normiert.$Y$43]" office:value-type="float" office:value="22.2222222222222">
            <text:p>22,2222222222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15]*[$normiert.$AA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20]*[$normiert.$AC$43]" office:value-type="float" office:value="11.1111111111111">
            <text:p>11,1111111111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4]*[$normiert.$AE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7]*[$normiert.$AG$43]" office:value-type="float" office:value="68.75">
            <text:p>68,7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4]*[$normiert.$AI$43]" office:value-type="float" office:value="75">
            <text:p>7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14]*[$normiert.$AK$43]" office:value-type="float" office:value="85.7142857142857">
            <text:p>85,714285714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5]*[$normiert.$AM$43]" office:value-type="float" office:value="30">
            <text:p>30</text:p>
          </table:table-cell>
          <table:table-cell table:style-name="ce7" office:value-type="float" office:value="10">
            <text:p>10</text:p>
          </table:table-cell>
          <table:table-cell table:style-name="ce19" table:formula="of:=[$Rohdaten.AO7]*[$normiert.$AO$43]" office:value-type="float" office:value="60">
            <text:p>60</text:p>
          </table:table-cell>
          <table:table-cell table:style-name="ce46"/>
          <table:table-cell office:value-type="string">
            <text:p>DL7F 787</text:p>
          </table:table-cell>
          <table:table-cell table:style-name="ce7" office:value-type="float" office:value="10">
            <text:p>10</text:p>
          </table:table-cell>
          <table:table-cell table:formula="of:=([.C12]+[.E12]+[.G12]+[.I12]+[.K12]+[.M12]+[.O12]+[.Q12]+[.S12]+[.U12]+[.W12]+[.Y12]+[.AA12]+[.AC12]+[.AE12]+[.AG12]+[.AI12]+[.AK12]+[.AM12]+[.AO12]+[.C31]+[.E31]+[.G31]+[.I31]+[.K31]+[.M31]+[.O31]+[.Q31]+[.S31]+[.U31]+[.W31]+[.Y31]+[.AA31]+[.AC31]+[.AE31]+[.AG31]+[.AI31]+[.AM31]+[.AK31]+[.AO31])/40" office:value-type="float" office:value="45.6936431623932">
            <text:p>45,6936431624</text:p>
          </table:table-cell>
          <table:table-cell table:formula="of:=[.AS52]" office:value-type="float" office:value="323.320274819792">
            <text:p>323,3202748198</text:p>
          </table:table-cell>
          <table:table-cell table:formula="of:=SQRT([.AT12])" office:value-type="float" office:value="17.9811088317654">
            <text:p>17,9811088318</text:p>
          </table:table-cell>
          <table:table-cell/>
          <table:table-cell table:formula="of:=[.AS12]-([.$AV$5]*([.AU12]/[.$AV$6]))" office:value-type="float" office:value="39.9506560272546">
            <text:p>39,9506560273</text:p>
          </table:table-cell>
          <table:table-cell table:formula="of:=[.AS12]" office:value-type="float" office:value="45.6936431623932">
            <text:p>45,6936431624</text:p>
          </table:table-cell>
          <table:table-cell table:formula="of:=[.AS12]+([.$AV$5]*([.AU12]/[.$AV$6]))" office:value-type="float" office:value="51.4366302975317">
            <text:p>51,4366302975</text:p>
          </table:table-cell>
          <table:table-cell office:value-type="float" office:value="92">
            <text:p>92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1</text:p>
          </table:table-cell>
          <table:table-cell table:style-name="ce7" office:value-type="float" office:value="11">
            <text:p>11</text:p>
          </table:table-cell>
          <table:table-cell table:style-name="ce2" table:formula="of:=[$Rohdaten.C4]*[$normiert.$C$43]" office:value-type="float" office:value="92.3076923076923">
            <text:p>92,3076923077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10]*[$normiert.$E$43]" office:value-type="float" office:value="35.7142857142857">
            <text:p>3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17]*[$normiert.$G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I20]*[$normiert.$I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8]*[$normiert.$M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19]*[$normiert.$O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19]*[$normiert.$Q$43]" office:value-type="float" office:value="90">
            <text:p>9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S21]*[$normiert.$S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19]*[$normiert.$U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18]*[$normiert.$W$43]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0]*[$normiert.$Y$43]" office:value-type="float" office:value="55.5555555555556">
            <text:p>55,5555555556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18]*[$normiert.$AA$43]" office:value-type="float" office:value="88.8888888888889">
            <text:p>88,8888888889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15]*[$normiert.$AC$43]" office:value-type="float" office:value="88.8888888888889">
            <text:p>88,8888888889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E18]*[$normiert.$A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16]*[$normiert.$AG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15]*[$normiert.$AI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16]*[$normiert.$AK$43]" office:value-type="float" office:value="78.5714285714286">
            <text:p>78,5714285714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6]*[$normiert.$AM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19" table:formula="of:=[$Rohdaten.AO14]*[$normiert.$AO$43]" office:value-type="float" office:value="50">
            <text:p>50</text:p>
          </table:table-cell>
          <table:table-cell table:style-name="ce46"/>
          <table:table-cell office:value-type="string">
            <text:p>X4L</text:p>
          </table:table-cell>
          <table:table-cell table:style-name="ce7" office:value-type="float" office:value="11">
            <text:p>11</text:p>
          </table:table-cell>
          <table:table-cell table:formula="of:=([.C13]+[.E13]+[.G13]+[.I13]+[.K13]+[.M13]+[.O13]+[.Q13]+[.S13]+[.U13]+[.W13]+[.Y13]+[.AA13]+[.AC13]+[.AE13]+[.AG13]+[.AI13]+[.AK13]+[.AM13]+[.AO13]+[.C32]+[.E32]+[.G32]+[.I32]+[.K32]+[.M32]+[.O32]+[.Q32]+[.S32]+[.U32]+[.W32]+[.Y32]+[.AA32]+[.AC32]+[.AE32]+[.AG32]+[.AI32]+[.AM32]+[.AK32]+[.AO32])/40" office:value-type="float" office:value="78.4159416971917">
            <text:p>78,4159416972</text:p>
          </table:table-cell>
          <table:table-cell table:formula="of:=[.AS53]" office:value-type="float" office:value="454.495171131593">
            <text:p>454,4951711316</text:p>
          </table:table-cell>
          <table:table-cell table:formula="of:=SQRT([.AT13])" office:value-type="float" office:value="21.3188923523619">
            <text:p>21,3188923524</text:p>
          </table:table-cell>
          <table:table-cell/>
          <table:table-cell table:formula="of:=[.AS13]-([.$AV$5]*([.AU13]/[.$AV$6]))" office:value-type="float" office:value="71.6068997376255">
            <text:p>71,6068997376</text:p>
          </table:table-cell>
          <table:table-cell table:formula="of:=[.AS13]" office:value-type="float" office:value="78.4159416971917">
            <text:p>78,4159416972</text:p>
          </table:table-cell>
          <table:table-cell table:formula="of:=[.AS13]+([.$AV$5]*([.AU13]/[.$AV$6]))" office:value-type="float" office:value="85.2249836567579">
            <text:p>85,2249836568</text:p>
          </table:table-cell>
          <table:table-cell office:value-type="float" office:value="60">
            <text:p>60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2</text:p>
          </table:table-cell>
          <table:table-cell table:style-name="ce7" office:value-type="float" office:value="12">
            <text:p>12</text:p>
          </table:table-cell>
          <table:table-cell table:style-name="ce2" table:formula="of:=[$Rohdaten.C8]*[$normiert.$C$43]" office:value-type="float" office:value="46.1538461538462">
            <text:p>46,153846153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4]*[$normiert.$E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13]*[$normiert.$G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5]*[$normiert.$I$43]" office:value-type="float" office:value="93.75">
            <text:p>93,7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10]*[$normiert.$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M21]*[$normiert.$M$43]" office:value-type="float" office:value="71.4285714285714">
            <text:p>71,428571428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13]*[$normiert.$O$43]" office:value-type="float" office:value="97.2222222222222">
            <text:p>97,2222222222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12]*[$normiert.$Q$43]" office:value-type="float" office:value="70">
            <text:p>7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19]*[$normiert.$S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13]*[$normiert.$U$43]" office:value-type="float" office:value="77.7777777777778">
            <text:p>77,777777777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17]*[$normiert.$W$43]" office:value-type="float" office:value="33.3333333333333">
            <text:p>33,333333333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4]*[$normiert.$Y$43]" office:value-type="float" office:value="44.4444444444444">
            <text:p>44,4444444444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10]*[$normiert.$AA$43]" office:value-type="float" office:value="77.7777777777778">
            <text:p>77,777777777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16]*[$normiert.$AC$43]" office:value-type="float" office:value="83.3333333333333">
            <text:p>83,333333333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E10]*[$normiert.$AE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5]*[$normiert.$AG$43]" office:value-type="float" office:value="87.5">
            <text:p>87,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I11]*[$normiert.$AI$43]" office:value-type="float" office:value="62.5">
            <text:p>62,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15]*[$normiert.$AK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10]*[$normiert.$AM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19" table:formula="of:=[$Rohdaten.AO8]*[$normiert.$AO$43]" office:value-type="float" office:value="40">
            <text:p>40</text:p>
          </table:table-cell>
          <table:table-cell table:style-name="ce46"/>
          <table:table-cell office:value-type="string">
            <text:p>X4L 027</text:p>
          </table:table-cell>
          <table:table-cell table:style-name="ce7" office:value-type="float" office:value="12">
            <text:p>12</text:p>
          </table:table-cell>
          <table:table-cell table:formula="of:=([.C14]+[.E14]+[.G14]+[.I14]+[.K14]+[.M14]+[.O14]+[.Q14]+[.S14]+[.U14]+[.W14]+[.Y14]+[.AA14]+[.AC14]+[.AE14]+[.AG14]+[.AI14]+[.AK14]+[.AM14]+[.AO14]+[.C33]+[.E33]+[.G33]+[.I33]+[.K33]+[.M33]+[.O33]+[.Q33]+[.S33]+[.U33]+[.W33]+[.Y33]+[.AA33]+[.AC33]+[.AE33]+[.AG33]+[.AI33]+[.AM33]+[.AK33]+[.AO33])/40" office:value-type="float" office:value="76.5964209401709">
            <text:p>76,5964209402</text:p>
          </table:table-cell>
          <table:table-cell table:formula="of:=[.AS54]" office:value-type="float" office:value="379.037131482877">
            <text:p>379,0371314829</text:p>
          </table:table-cell>
          <table:table-cell table:formula="of:=SQRT([.AT14])" office:value-type="float" office:value="19.4688759686551">
            <text:p>19,4688759687</text:p>
          </table:table-cell>
          <table:table-cell/>
          <table:table-cell table:formula="of:=[.AS14]-([.$AV$5]*([.AU14]/[.$AV$6]))" office:value-type="float" office:value="70.3782557942">
            <text:p>70,3782557942</text:p>
          </table:table-cell>
          <table:table-cell table:formula="of:=[.AS14]" office:value-type="float" office:value="76.5964209401709">
            <text:p>76,5964209402</text:p>
          </table:table-cell>
          <table:table-cell table:formula="of:=[.AS14]+([.$AV$5]*([.AU14]/[.$AV$6]))" office:value-type="float" office:value="82.8145860861419">
            <text:p>82,8145860861</text:p>
          </table:table-cell>
          <table:table-cell office:value-type="float" office:value="53">
            <text:p>53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14]*[$normiert.$C$43]" office:value-type="float" office:value="76.9230769230769">
            <text:p>76,9230769231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8]*[$normiert.$E$43]" office:value-type="float" office:value="60">
            <text:p>6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20]*[$normiert.$G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I3]*[$normiert.$I$43]" office:value-type="float" office:value="62.5">
            <text:p>62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4]*[$normiert.$K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0]*[$normiert.$M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14]*[$normiert.$O$43]" office:value-type="float" office:value="90.2777777777778">
            <text:p>90,277777777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Q21]*[$normiert.$Q$43]" office:value-type="float" office:value="90">
            <text:p>9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9]*[$normiert.$S$43]" office:value-type="float" office:value="87.5">
            <text:p>87,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U21]*[$normiert.$U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13]*[$normiert.$W$43]" office:value-type="float" office:value="33.3333333333333">
            <text:p>33,333333333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]*[$normiert.$Y$43]" office:value-type="float" office:value="55.5555555555556">
            <text:p>55,5555555556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A6]*[$normiert.$AA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4]*[$normiert.$AC$43]" office:value-type="float" office:value="77.7777777777778">
            <text:p>77,777777777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20]*[$normiert.$AE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15]*[$normiert.$AG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9]*[$normiert.$AI$43]" office:value-type="float" office:value="93.75">
            <text:p>93,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6]*[$normiert.$AK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15]*[$normiert.$AM$43]" office:value-type="float" office:value="58.3333333333333">
            <text:p>58,3333333333</text:p>
          </table:table-cell>
          <table:table-cell table:style-name="ce7" office:value-type="float" office:value="13">
            <text:p>13</text:p>
          </table:table-cell>
          <table:table-cell table:style-name="ce19" table:formula="of:=[$Rohdaten.AO19]*[$normiert.$AO$43]" office:value-type="float" office:value="50">
            <text:p>50</text:p>
          </table:table-cell>
          <table:table-cell table:style-name="ce46"/>
          <table:table-cell office:value-type="string">
            <text:p>X4L 787</text:p>
          </table:table-cell>
          <table:table-cell table:style-name="ce7" office:value-type="float" office:value="13">
            <text:p>13</text:p>
          </table:table-cell>
          <table:table-cell table:formula="of:=([.C15]+[.E15]+[.G15]+[.I15]+[.K15]+[.M15]+[.O15]+[.Q15]+[.S15]+[.U15]+[.W15]+[.Y15]+[.AA15]+[.AC15]+[.AE15]+[.AG15]+[.AI15]+[.AK15]+[.AM15]+[.AO15]+[.C34]+[.E34]+[.G34]+[.I34]+[.K34]+[.M34]+[.O34]+[.Q34]+[.S34]+[.U34]+[.W34]+[.Y34]+[.AA34]+[.AC34]+[.AE34]+[.AG34]+[.AI34]+[.AM34]+[.AK34]+[.AO34])/40" office:value-type="float" office:value="78.1986416361416">
            <text:p>78,1986416361</text:p>
          </table:table-cell>
          <table:table-cell table:formula="of:=[.AS55]" office:value-type="float" office:value="327.6631367383">
            <text:p>327,6631367383</text:p>
          </table:table-cell>
          <table:table-cell table:formula="of:=SQRT([.AT15])" office:value-type="float" office:value="18.1014678061836">
            <text:p>18,1014678062</text:p>
          </table:table-cell>
          <table:table-cell/>
          <table:table-cell table:formula="of:=[.AS15]-([.$AV$5]*([.AU15]/[.$AV$6]))" office:value-type="float" office:value="72.4172130429067">
            <text:p>72,4172130429</text:p>
          </table:table-cell>
          <table:table-cell table:formula="of:=[.AS15]" office:value-type="float" office:value="78.1986416361416">
            <text:p>78,1986416361</text:p>
          </table:table-cell>
          <table:table-cell table:formula="of:=[.AS15]+([.$AV$5]*([.AU15]/[.$AV$6]))" office:value-type="float" office:value="83.9800702293765">
            <text:p>83,9800702294</text:p>
          </table:table-cell>
          <table:table-cell office:value-type="float" office:value="57">
            <text:p>57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5]*[$normiert.$C$43]" office:value-type="float" office:value="84.6153846153846">
            <text:p>84,615384615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E3]*[$normiert.$E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G21]*[$normiert.$G$43]" office:value-type="float" office:value="42.8571428571429">
            <text:p>42,8571428571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14]*[$normiert.$I$43]" office:value-type="float" office:value="43.75">
            <text:p>43,7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15]*[$normiert.$K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10]*[$normiert.$M$43]" office:value-type="float" office:value="71.4285714285714">
            <text:p>71,428571428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11]*[$normiert.$O$43]" office:value-type="float" office:value="69.4444444444444">
            <text:p>69,444444444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14]*[$normiert.$Q$43]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13]*[$normiert.$S$43]" office:value-type="float" office:value="62.5">
            <text:p>62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4]*[$normiert.$U$43]" office:value-type="float" office:value="44.4444444444444">
            <text:p>44,444444444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W21]*[$normiert.$W$43]" office:value-type="float" office:value="33.3333333333333">
            <text:p>3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14]*[$normiert.$Y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16]*[$normiert.$AA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C10]*[$normiert.$AC$43]" office:value-type="float" office:value="66.6666666666667">
            <text:p>66,6666666667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6]*[$normiert.$AE$43]" office:value-type="float" office:value="66.6666666666667">
            <text:p>66,6666666667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11]*[$normiert.$AG$43]" office:value-type="float" office:value="75">
            <text:p>7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I21]*[$normiert.$AI$43]" office:value-type="float" office:value="37.5">
            <text:p>3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4]*[$normiert.$AK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M20]*[$normiert.$AM$43]" office:value-type="float" office:value="25">
            <text:p>25</text:p>
          </table:table-cell>
          <table:table-cell table:style-name="ce7" office:value-type="float" office:value="14">
            <text:p>14</text:p>
          </table:table-cell>
          <table:table-cell table:style-name="ce19" table:formula="of:=[$Rohdaten.AO10]*[$normiert.$AO$43]" office:value-type="float" office:value="100">
            <text:p>100</text:p>
          </table:table-cell>
          <table:table-cell table:style-name="ce46"/>
          <table:table-cell office:value-type="string">
            <text:p>Ghibli</text:p>
          </table:table-cell>
          <table:table-cell table:style-name="ce7" office:value-type="float" office:value="14">
            <text:p>14</text:p>
          </table:table-cell>
          <table:table-cell table:formula="of:=([.C16]+[.E16]+[.G16]+[.I16]+[.K16]+[.M16]+[.O16]+[.Q16]+[.S16]+[.U16]+[.W16]+[.Y16]+[.AA16]+[.AC16]+[.AE16]+[.AG16]+[.AI16]+[.AK16]+[.AM16]+[.AO16]+[.C35]+[.E35]+[.G35]+[.I35]+[.K35]+[.M35]+[.O35]+[.Q35]+[.S35]+[.U35]+[.W35]+[.Y35]+[.AA35]+[.AC35]+[.AE35]+[.AG35]+[.AI35]+[.AM35]+[.AK35]+[.AO35])/40" office:value-type="float" office:value="55.8249771062271">
            <text:p>55,8249771062</text:p>
          </table:table-cell>
          <table:table-cell table:formula="of:=[.AS56]" office:value-type="float" office:value="335.085991297047">
            <text:p>335,085991297</text:p>
          </table:table-cell>
          <table:table-cell table:formula="of:=SQRT([.AT16])" office:value-type="float" office:value="18.3053541702161">
            <text:p>18,3053541702</text:p>
          </table:table-cell>
          <table:table-cell/>
          <table:table-cell table:formula="of:=[.AS16]-([.$AV$5]*([.AU16]/[.$AV$6]))" office:value-type="float" office:value="49.9784292382787">
            <text:p>49,9784292383</text:p>
          </table:table-cell>
          <table:table-cell table:formula="of:=[.AS16]" office:value-type="float" office:value="55.8249771062271">
            <text:p>55,8249771062</text:p>
          </table:table-cell>
          <table:table-cell table:formula="of:=[.AS16]+([.$AV$5]*([.AU16]/[.$AV$6]))" office:value-type="float" office:value="61.6715249741755">
            <text:p>61,6715249742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10]*[$normiert.$C$43]" office:value-type="float" office:value="43.0769230769231">
            <text:p>43,076923076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13]*[$normiert.$E$43]" office:value-type="float" office:value="22.8571428571429">
            <text:p>2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9]*[$normiert.$G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16]*[$normiert.$I$43]" office:value-type="float" office:value="68.75">
            <text:p>68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K21]*[$normiert.$K$43]" office:value-type="float" office:value="28.5714285714286">
            <text:p>28,571428571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7]*[$normiert.$M$43]" office:value-type="float" office:value="71.4285714285714">
            <text:p>71,428571428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8]*[$normiert.$O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18]*[$normiert.$Q$43]" office:value-type="float" office:value="60">
            <text:p>6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16]*[$normiert.$S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0]*[$normiert.$U$43]" office:value-type="float" office:value="22.2222222222222">
            <text:p>22,2222222222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14]*[$normiert.$W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11]*[$normiert.$Y$43]" office:value-type="float" office:value="11.1111111111111">
            <text:p>11,111111111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20]*[$normiert.$AA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6]*[$normiert.$AC$43]" office:value-type="float" office:value="22.2222222222222">
            <text:p>22,2222222222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14]*[$normiert.$AE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8]*[$normiert.$AG$43]" office:value-type="float" office:value="37.5">
            <text:p>37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7]*[$normiert.$AI$43]" office:value-type="float" office:value="75">
            <text:p>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9]*[$normiert.$AK$43]" office:value-type="float" office:value="64.2857142857143">
            <text:p>64,2857142857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14]*[$normiert.$AM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19" table:formula="of:=[$Rohdaten.AO21]*[$normiert.$AO$43]" office:value-type="float" office:value="40">
            <text:p>40</text:p>
          </table:table-cell>
          <table:table-cell table:style-name="ce46"/>
          <table:table-cell office:value-type="string">
            <text:p>Ghibli 027</text:p>
          </table:table-cell>
          <table:table-cell table:style-name="ce7" office:value-type="float" office:value="15">
            <text:p>15</text:p>
          </table:table-cell>
          <table:table-cell table:formula="of:=([.C17]+[.E17]+[.G17]+[.I17]+[.K17]+[.M17]+[.O17]+[.Q17]+[.S17]+[.U17]+[.W17]+[.Y17]+[.AA17]+[.AC17]+[.AE17]+[.AG17]+[.AI17]+[.AK17]+[.AM17]+[.AO17]+[.C36]+[.E36]+[.G36]+[.I36]+[.K36]+[.M36]+[.O36]+[.Q36]+[.S36]+[.U36]+[.W36]+[.Y36]+[.AA36]+[.AC36]+[.AE36]+[.AG36]+[.AI36]+[.AM36]+[.AK36]+[.AO36])/40" office:value-type="float" office:value="46.1421703296703">
            <text:p>46,1421703297</text:p>
          </table:table-cell>
          <table:table-cell table:formula="of:=[.AS57]" office:value-type="float" office:value="253.641891745672">
            <text:p>253,6418917457</text:p>
          </table:table-cell>
          <table:table-cell table:formula="of:=SQRT([.AT17])" office:value-type="float" office:value="15.9261386326276">
            <text:p>15,9261386326</text:p>
          </table:table-cell>
          <table:table-cell/>
          <table:table-cell table:formula="of:=[.AS17]-([.$AV$5]*([.AU17]/[.$AV$6]))" office:value-type="float" office:value="41.0555202161894">
            <text:p>41,0555202162</text:p>
          </table:table-cell>
          <table:table-cell table:formula="of:=[.AS17]" office:value-type="float" office:value="46.1421703296703">
            <text:p>46,1421703297</text:p>
          </table:table-cell>
          <table:table-cell table:formula="of:=[.AS17]+([.$AV$5]*([.AU17]/[.$AV$6]))" office:value-type="float" office:value="51.2288204431513">
            <text:p>51,2288204432</text:p>
          </table:table-cell>
          <table:table-cell office:value-type="float" office:value="57">
            <text:p>57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15]*[$normiert.$C$43]" office:value-type="float" office:value="53.8461538461539">
            <text:p>53,8461538462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5]*[$normiert.$E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8]*[$normiert.$G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6]*[$normiert.$I$43]" office:value-type="float" office:value="56.25">
            <text:p>56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6]*[$normiert.$K$43]" office:value-type="float" office:value="42.8571428571429">
            <text:p>42,857142857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5]*[$normiert.$M$43]" office:value-type="float" office:value="57.1428571428571">
            <text:p>57,1428571429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18]*[$normiert.$O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7]*[$normiert.$Q$43]" office:value-type="float" office:value="60">
            <text:p>6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S6]*[$normiert.$S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15]*[$normiert.$U$43]" office:value-type="float" office:value="44.4444444444444">
            <text:p>44,444444444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6]*[$normiert.$W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13]*[$normiert.$Y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8]*[$normiert.$AA$43]" office:value-type="float" office:value="66.6666666666667">
            <text:p>66,6666666667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]*[$normiert.$AC$43]" office:value-type="float" office:value="55.5555555555556">
            <text:p>55,555555555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E21]*[$normiert.$AE$43]" office:value-type="float" office:value="66.6666666666667">
            <text:p>66,6666666667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20]*[$normiert.$AG$43]" office:value-type="float" office:value="75">
            <text:p>7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12]*[$normiert.$AI$43]" office:value-type="float" office:value="25">
            <text:p>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K5]*[$normiert.$AK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17]*[$normiert.$AM$43]" office:value-type="float" office:value="31.6666666666667">
            <text:p>31,6666666667</text:p>
          </table:table-cell>
          <table:table-cell table:style-name="ce7" office:value-type="float" office:value="16">
            <text:p>16</text:p>
          </table:table-cell>
          <table:table-cell table:style-name="ce19" table:formula="of:=[$Rohdaten.AO3]*[$normiert.$AO$43]" office:value-type="float" office:value="100">
            <text:p>100</text:p>
          </table:table-cell>
          <table:table-cell table:style-name="ce46"/>
          <table:table-cell office:value-type="string">
            <text:p>Ghibli 787</text:p>
          </table:table-cell>
          <table:table-cell table:style-name="ce7" office:value-type="float" office:value="16">
            <text:p>16</text:p>
          </table:table-cell>
          <table:table-cell table:formula="of:=([.C18]+[.E18]+[.G18]+[.I18]+[.K18]+[.M18]+[.O18]+[.Q18]+[.S18]+[.U18]+[.W18]+[.Y18]+[.AA18]+[.AC18]+[.AE18]+[.AG18]+[.AI18]+[.AK18]+[.AM18]+[.AO18]+[.C37]+[.E37]+[.G37]+[.I37]+[.K37]+[.M37]+[.O37]+[.Q37]+[.S37]+[.U37]+[.W37]+[.Y37]+[.AA37]+[.AC37]+[.AE37]+[.AG37]+[.AI37]+[.AM37]+[.AK37]+[.AO37])/40" office:value-type="float" office:value="54.2975045787546">
            <text:p>54,2975045788</text:p>
          </table:table-cell>
          <table:table-cell table:formula="of:=[.AS58]" office:value-type="float" office:value="340.143348607438">
            <text:p>340,1433486074</text:p>
          </table:table-cell>
          <table:table-cell table:formula="of:=SQRT([.AT18])" office:value-type="float" office:value="18.4429755898401">
            <text:p>18,4429755898</text:p>
          </table:table-cell>
          <table:table-cell/>
          <table:table-cell table:formula="of:=[.AS18]-([.$AV$5]*([.AU18]/[.$AV$6]))" office:value-type="float" office:value="48.4070017995816">
            <text:p>48,4070017996</text:p>
          </table:table-cell>
          <table:table-cell table:formula="of:=[.AS18]" office:value-type="float" office:value="54.2975045787546">
            <text:p>54,2975045788</text:p>
          </table:table-cell>
          <table:table-cell table:formula="of:=[.AS18]+([.$AV$5]*([.AU18]/[.$AV$6]))" office:value-type="float" office:value="60.1880073579276">
            <text:p>60,1880073579</text:p>
          </table:table-cell>
          <table:table-cell office:value-type="float" office:value="56">
            <text:p>56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7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9]*[$normiert.$C$43]" office:value-type="float" office:value="46.1538461538462">
            <text:p>46,1538461538</text:p>
          </table:table-cell>
          <table:table-cell table:style-name="ce7" office:value-type="float" office:value="17">
            <text:p>17</text:p>
          </table:table-cell>
          <table:table-cell table:style-name="ce2" table:formula="of:=[$Rohdaten.E21]*[$normiert.$E$43]" office:value-type="float" office:value="45.7142857142857">
            <text:p>45,714285714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16]*[$normiert.$G$43]" office:value-type="float" office:value="28.5714285714286">
            <text:p>28,571428571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19]*[$normiert.$I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K7]*[$normiert.$K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11]*[$normiert.$M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4]*[$normiert.$O$43]" office:value-type="float" office:value="76.3888888888889">
            <text:p>76,388888888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15]*[$normiert.$Q$43]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5]*[$normiert.$S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10]*[$normiert.$U$43]" office:value-type="float" office:value="88.8888888888889">
            <text:p>88,888888888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4]*[$normiert.$W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15]*[$normiert.$Y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4]*[$normiert.$AA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14]*[$normiert.$AC$43]" office:value-type="float" office:value="77.7777777777778">
            <text:p>77,7777777778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16]*[$normiert.$AE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9]*[$normiert.$AG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5]*[$normiert.$AI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11]*[$normiert.$AK$43]" office:value-type="float" office:value="42.8571428571429">
            <text:p>42,8571428571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16]*[$normiert.$AM$43]" office:value-type="float" office:value="30">
            <text:p>30</text:p>
          </table:table-cell>
          <table:table-cell table:style-name="ce7" office:value-type="float" office:value="17">
            <text:p>17</text:p>
          </table:table-cell>
          <table:table-cell table:style-name="ce19" table:formula="of:=[$Rohdaten.AO9]*[$normiert.$AO$43]" office:value-type="float" office:value="50">
            <text:p>50</text:p>
          </table:table-cell>
          <table:table-cell table:style-name="ce46"/>
          <table:table-cell office:value-type="string">
            <text:p>K-Eye</text:p>
          </table:table-cell>
          <table:table-cell table:style-name="ce7" office:value-type="float" office:value="17">
            <text:p>17</text:p>
          </table:table-cell>
          <table:table-cell table:formula="of:=([.C19]+[.E19]+[.G19]+[.I19]+[.K19]+[.M19]+[.O19]+[.Q19]+[.S19]+[.U19]+[.W19]+[.Y19]+[.AA19]+[.AC19]+[.AE19]+[.AG19]+[.AI19]+[.AK19]+[.AM19]+[.AO19]+[.C38]+[.E38]+[.G38]+[.I38]+[.K38]+[.M38]+[.O38]+[.Q38]+[.S38]+[.U38]+[.W38]+[.Y38]+[.AA38]+[.AC38]+[.AE38]+[.AG38]+[.AI38]+[.AM38]+[.AK38]+[.AO38])/40" office:value-type="float" office:value="47.1600274725275">
            <text:p>47,1600274725</text:p>
          </table:table-cell>
          <table:table-cell table:formula="of:=[.AS59]" office:value-type="float" office:value="219.78167309104">
            <text:p>219,781673091</text:p>
          </table:table-cell>
          <table:table-cell table:formula="of:=SQRT([.AT19])" office:value-type="float" office:value="14.8250353487282">
            <text:p>14,8250353487</text:p>
          </table:table-cell>
          <table:table-cell/>
          <table:table-cell table:formula="of:=[.AS19]-([.$AV$5]*([.AU19]/[.$AV$6]))" office:value-type="float" office:value="42.425058784984">
            <text:p>42,425058785</text:p>
          </table:table-cell>
          <table:table-cell table:formula="of:=[.AS19]" office:value-type="float" office:value="47.1600274725275">
            <text:p>47,1600274725</text:p>
          </table:table-cell>
          <table:table-cell table:formula="of:=[.AS19]+([.$AV$5]*([.AU19]/[.$AV$6]))" office:value-type="float" office:value="51.8949961600709">
            <text:p>51,8949961601</text:p>
          </table:table-cell>
          <table:table-cell office:value-type="float" office:value="98">
            <text:p>98</text:p>
          </table:table-cell>
          <table:table-cell table:number-columns-repeated="972"/>
        </table:table-row>
        <table:table-row table:style-name="ro1">
          <table:table-cell table:style-name="ce2" office:value-type="string">
            <text:p>#18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19]*[$normiert.$C$43]" office:value-type="float" office:value="84.6153846153846">
            <text:p>84,615384615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15]*[$normiert.$E$43]" office:value-type="float" office:value="40">
            <text:p>4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G7]*[$normiert.$G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17]*[$normiert.$I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19]*[$normiert.$K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" table:formula="of:=[$Rohdaten.M17]*[$normiert.$M$43]" office:value-type="float" office:value="71.4285714285714">
            <text:p>71,428571428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0]*[$normiert.$O$43]" office:value-type="float" office:value="69.4444444444444">
            <text:p>69,444444444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Q4]*[$normiert.$Q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8]*[$normiert.$S$43]" office:value-type="float" office:value="37.5">
            <text:p>37,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17]*[$normiert.$U$43]" office:value-type="float" office:value="88.8888888888889">
            <text:p>88,888888888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10]*[$normiert.$W$43]" office:value-type="float" office:value="83.3333333333333">
            <text:p>83,333333333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6]*[$normiert.$Y$43]" office:value-type="float" office:value="16.6666666666667">
            <text:p>16,6666666667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9]*[$normiert.$AA$43]" office:value-type="float" office:value="55.5555555555556">
            <text:p>55,555555555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12]*[$normiert.$AC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13]*[$normiert.$AE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G18]*[$normiert.$AG$43]" office:value-type="float" office:value="75">
            <text:p>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18]*[$normiert.$AI$43]" office:value-type="float" office:value="25">
            <text:p>2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10]*[$normiert.$AK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M7]*[$normiert.$AM$43]" office:value-type="float" office:value="100">
            <text:p>100</text:p>
          </table:table-cell>
          <table:table-cell table:style-name="ce7" office:value-type="float" office:value="18">
            <text:p>18</text:p>
          </table:table-cell>
          <table:table-cell table:style-name="ce19" table:formula="of:=[$Rohdaten.AO5]*[$normiert.$AO$43]" office:value-type="float" office:value="90">
            <text:p>90</text:p>
          </table:table-cell>
          <table:table-cell table:style-name="ce46"/>
          <table:table-cell office:value-type="string">
            <text:p>K-Eye 027</text:p>
          </table:table-cell>
          <table:table-cell table:style-name="ce7" office:value-type="float" office:value="18">
            <text:p>18</text:p>
          </table:table-cell>
          <table:table-cell table:formula="of:=([.C20]+[.E20]+[.G20]+[.I20]+[.K20]+[.M20]+[.O20]+[.Q20]+[.S20]+[.U20]+[.W20]+[.Y20]+[.AA20]+[.AC20]+[.AE20]+[.AG20]+[.AI20]+[.AK20]+[.AM20]+[.AO20]+[.C39]+[.E39]+[.G39]+[.I39]+[.K39]+[.M39]+[.O39]+[.Q39]+[.S39]+[.U39]+[.W39]+[.Y39]+[.AA39]+[.AC39]+[.AE39]+[.AG39]+[.AI39]+[.AM39]+[.AK39]+[.AO39])/40" office:value-type="float" office:value="57.9681776556777">
            <text:p>57,9681776557</text:p>
          </table:table-cell>
          <table:table-cell table:formula="of:=[.AS60]" office:value-type="float" office:value="521.244629205438">
            <text:p>521,2446292054</text:p>
          </table:table-cell>
          <table:table-cell table:formula="of:=SQRT([.AT20])" office:value-type="float" office:value="22.8307824921845">
            <text:p>22,8307824922</text:p>
          </table:table-cell>
          <table:table-cell/>
          <table:table-cell table:formula="of:=[.AS20]-([.$AV$5]*([.AU20]/[.$AV$6]))" office:value-type="float" office:value="50.6762530383186">
            <text:p>50,6762530383</text:p>
          </table:table-cell>
          <table:table-cell table:formula="of:=[.AS20]" office:value-type="float" office:value="57.9681776556777">
            <text:p>57,9681776557</text:p>
          </table:table-cell>
          <table:table-cell table:formula="of:=[.AS20]+([.$AV$5]*([.AU20]/[.$AV$6]))" office:value-type="float" office:value="65.2601022730367">
            <text:p>65,260102273</text:p>
          </table:table-cell>
          <table:table-cell office:value-type="float" office:value="99">
            <text:p>99</text:p>
          </table:table-cell>
          <table:table-cell table:number-columns-repeated="972"/>
        </table:table-row>
        <table:table-row table:style-name="ro1">
          <table:table-cell table:style-name="ce3" office:value-type="string">
            <text:p>#19</text:p>
          </table:table-cell>
          <table:table-cell table:style-name="ce8" office:value-type="float" office:value="19">
            <text:p>19</text:p>
          </table:table-cell>
          <table:table-cell table:style-name="ce3" table:formula="of:=[$Rohdaten.C18]*[$normiert.$C$43]" office:value-type="float" office:value="92.3076923076923">
            <text:p>92,3076923077</text:p>
          </table:table-cell>
          <table:table-cell table:style-name="ce8" office:value-type="float" office:value="19">
            <text:p>19</text:p>
          </table:table-cell>
          <table:table-cell table:style-name="ce3" table:formula="of:=[$Rohdaten.E11]*[$normiert.$E$43]" office:value-type="float" office:value="21.4285714285714">
            <text:p>21,4285714286</text:p>
          </table:table-cell>
          <table:table-cell table:style-name="ce8" office:value-type="float" office:value="19">
            <text:p>19</text:p>
          </table:table-cell>
          <table:table-cell table:style-name="ce3" table:formula="of:=[$Rohdaten.G4]*[$normiert.$G$43]" office:value-type="float" office:value="85.7142857142857">
            <text:p>85,7142857143</text:p>
          </table:table-cell>
          <table:table-cell table:style-name="ce8" office:value-type="float" office:value="19">
            <text:p>19</text:p>
          </table:table-cell>
          <table:table-cell table:style-name="ce3" table:formula="of:=[$Rohdaten.I15]*[$normiert.$I$43]" office:value-type="float" office:value="87.5">
            <text:p>87,5</text:p>
          </table:table-cell>
          <table:table-cell table:style-name="ce8" office:value-type="float" office:value="19">
            <text:p>19</text:p>
          </table:table-cell>
          <table:table-cell table:style-name="ce3" table:formula="of:=[$Rohdaten.K12]*[$normiert.$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3" table:formula="of:=[$Rohdaten.M9]*[$normiert.$M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3" table:formula="of:=[$Rohdaten.O6]*[$normiert.$O$43]" office:value-type="float" office:value="55.5555555555556">
            <text:p>55,5555555556</text:p>
          </table:table-cell>
          <table:table-cell table:style-name="ce8" office:value-type="float" office:value="19">
            <text:p>19</text:p>
          </table:table-cell>
          <table:table-cell table:style-name="ce3" table:formula="of:=[$Rohdaten.Q20]*[$normiert.$Q$43]" office:value-type="float" office:value="85">
            <text:p>85</text:p>
          </table:table-cell>
          <table:table-cell table:style-name="ce8" office:value-type="float" office:value="19">
            <text:p>19</text:p>
          </table:table-cell>
          <table:table-cell table:style-name="ce3" table:formula="of:=[$Rohdaten.S11]*[$normiert.$S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3" table:formula="of:=[$Rohdaten.U7]*[$normiert.$U$43]" office:value-type="float" office:value="66.6666666666667">
            <text:p>66,6666666667</text:p>
          </table:table-cell>
          <table:table-cell table:style-name="ce8" office:value-type="float" office:value="19">
            <text:p>19</text:p>
          </table:table-cell>
          <table:table-cell table:style-name="ce3" table:formula="of:=[$Rohdaten.W12]*[$normiert.$W$43]" office:value-type="float" office:value="66.6666666666667">
            <text:p>66,6666666667</text:p>
          </table:table-cell>
          <table:table-cell table:style-name="ce8" office:value-type="float" office:value="19">
            <text:p>19</text:p>
          </table:table-cell>
          <table:table-cell table:style-name="ce3" table:formula="of:=[$Rohdaten.Y7]*[$normiert.$Y$43]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A3]*[$normiert.$AA$43]" office:value-type="float" office:value="55.5555555555556">
            <text:p>55,5555555556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C19]*[$normiert.$AC$43]" office:value-type="float" office:value="22.2222222222222">
            <text:p>22,2222222222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E11]*[$normiert.$AE$43]" office:value-type="float" office:value="33.3333333333333">
            <text:p>33,3333333333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G6]*[$normiert.$AG$43]" office:value-type="float" office:value="62.5">
            <text:p>62,5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I16]*[$normiert.$AI$43]" office:value-type="float" office:value="43.75">
            <text:p>43,75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K17]*[$normiert.$A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3" table:formula="of:=[$Rohdaten.AM11]*[$normiert.$AM$43]" office:value-type="float" office:value="91.6666666666667">
            <text:p>91,6666666667</text:p>
          </table:table-cell>
          <table:table-cell table:style-name="ce8" office:value-type="float" office:value="19">
            <text:p>19</text:p>
          </table:table-cell>
          <table:table-cell table:style-name="ce22" table:formula="of:=[$Rohdaten.AO6]*[$normiert.$AO$43]" office:value-type="float" office:value="100">
            <text:p>100</text:p>
          </table:table-cell>
          <table:table-cell table:style-name="ce46"/>
          <table:table-cell office:value-type="string">
            <text:p>K-Eye 787</text:p>
          </table:table-cell>
          <table:table-cell table:style-name="ce8" office:value-type="float" office:value="19">
            <text:p>19</text:p>
          </table:table-cell>
          <table:table-cell table:formula="of:=([.C21]+[.E21]+[.G21]+[.I21]+[.K21]+[.M21]+[.O21]+[.Q21]+[.S21]+[.U21]+[.W21]+[.Y21]+[.AA21]+[.AC21]+[.AE21]+[.AG21]+[.AI21]+[.AK21]+[.AM21]+[.AO21]+[.C40]+[.E40]+[.G40]+[.I40]+[.K40]+[.M40]+[.O40]+[.Q40]+[.S40]+[.U40]+[.W40]+[.Y40]+[.AA40]+[.AC40]+[.AE40]+[.AG40]+[.AI40]+[.AM40]+[.AK40]+[.AO40])/40" office:value-type="float" office:value="59.9537545787546">
            <text:p>59,9537545788</text:p>
          </table:table-cell>
          <table:table-cell table:formula="of:=[.AS61]" office:value-type="float" office:value="475.017601183581">
            <text:p>475,0176011836</text:p>
          </table:table-cell>
          <table:table-cell table:formula="of:=SQRT([.AT21])" office:value-type="float" office:value="21.7948985128076">
            <text:p>21,7948985128</text:p>
          </table:table-cell>
          <table:table-cell/>
          <table:table-cell table:formula="of:=[.AS21]-([.$AV$5]*([.AU21]/[.$AV$6]))" office:value-type="float" office:value="52.9926809908131">
            <text:p>52,9926809908</text:p>
          </table:table-cell>
          <table:table-cell table:formula="of:=[.AS21]" office:value-type="float" office:value="59.9537545787546">
            <text:p>59,9537545788</text:p>
          </table:table-cell>
          <table:table-cell table:formula="of:=[.AS21]+([.$AV$5]*([.AU21]/[.$AV$6]))" office:value-type="float" office:value="66.9148281666961">
            <text:p>66,9148281667</text:p>
          </table:table-cell>
          <table:table-cell office:value-type="float" office:value="99">
            <text:p>99</text:p>
          </table:table-cell>
          <table:table-cell table:number-columns-repeated="972"/>
        </table:table-row>
        <table:table-row table:style-name="ro1">
          <table:table-cell table:style-name="ce4" office:value-type="string">
            <text:p>#20</text:p>
          </table:table-cell>
          <table:table-cell table:style-name="ce25" office:value-type="float" office:value="1">
            <text:p>1</text:p>
          </table:table-cell>
          <table:table-cell table:style-name="ce4" table:formula="of:=[$Rohdaten.C30]*[$normiert.$C$43]" office:value-type="float" office:value="46.1538461538462">
            <text:p>46,1538461538</text:p>
          </table:table-cell>
          <table:table-cell table:style-name="ce25" office:value-type="float" office:value="1">
            <text:p>1</text:p>
          </table:table-cell>
          <table:table-cell table:style-name="ce4" table:formula="of:=[$Rohdaten.E27]*[$normiert.$E$43]" office:value-type="float" office:value="54.2857142857143">
            <text:p>54,2857142857</text:p>
          </table:table-cell>
          <table:table-cell table:style-name="ce21" office:value-type="float" office:value="1">
            <text:p>1</text:p>
          </table:table-cell>
          <table:table-cell table:style-name="ce4" table:formula="of:=[$Rohdaten.G30]*[$normiert.$G$43]" office:value-type="float" office:value="42.8571428571429">
            <text:p>42,8571428571</text:p>
          </table:table-cell>
          <table:table-cell table:style-name="ce21" office:value-type="float" office:value="1">
            <text:p>1</text:p>
          </table:table-cell>
          <table:table-cell table:style-name="ce4" table:formula="of:=[$Rohdaten.I28]*[$normiert.$I$43]" office:value-type="float" office:value="93.75">
            <text:p>93,75</text:p>
          </table:table-cell>
          <table:table-cell table:style-name="ce21" office:value-type="float" office:value="1">
            <text:p>1</text:p>
          </table:table-cell>
          <table:table-cell table:style-name="ce4" table:formula="of:=[$Rohdaten.K23]*[$normiert.$K$43]" office:value-type="float" office:value="57.1428571428571">
            <text:p>57,1428571429</text:p>
          </table:table-cell>
          <table:table-cell table:style-name="ce21" office:value-type="float" office:value="1">
            <text:p>1</text:p>
          </table:table-cell>
          <table:table-cell table:style-name="ce4" table:formula="of:=[$Rohdaten.M31]*[$normiert.$M$43]" office:value-type="float" office:value="71.4285714285714">
            <text:p>71,4285714286</text:p>
          </table:table-cell>
          <table:table-cell table:style-name="ce21" office:value-type="float" office:value="1">
            <text:p>1</text:p>
          </table:table-cell>
          <table:table-cell table:style-name="ce4" table:formula="of:=[$Rohdaten.O24]*[$normiert.$O$43]" office:value-type="float" office:value="55.5555555555556">
            <text:p>55,5555555556</text:p>
          </table:table-cell>
          <table:table-cell table:style-name="ce21" office:value-type="float" office:value="1">
            <text:p>1</text:p>
          </table:table-cell>
          <table:table-cell table:style-name="ce4" table:formula="of:=[$Rohdaten.Q31]*[$normiert.$Q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4" table:formula="of:=[$Rohdaten.S32]*[$normiert.$S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4" table:formula="of:=[$Rohdaten.U37]*[$normiert.$U$43]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4" table:formula="of:=[$Rohdaten.W24]*[$normiert.$W$43]" office:value-type="float" office:value="33.3333333333333">
            <text:p>33,3333333333</text:p>
          </table:table-cell>
          <table:table-cell table:style-name="ce21" office:value-type="float" office:value="1">
            <text:p>1</text:p>
          </table:table-cell>
          <table:table-cell table:style-name="ce4" table:formula="of:=[$Rohdaten.Y26]*[$normiert.$Y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4" table:formula="of:=[$Rohdaten.AA32]*[$normiert.$AA$43]" office:value-type="float" office:value="55.5555555555556">
            <text:p>55,5555555556</text:p>
          </table:table-cell>
          <table:table-cell table:style-name="ce21" office:value-type="float" office:value="1">
            <text:p>1</text:p>
          </table:table-cell>
          <table:table-cell table:style-name="ce4" table:formula="of:=[$Rohdaten.AC26]*[$normiert.$AC$43]" office:value-type="float" office:value="33.3333333333333">
            <text:p>33,3333333333</text:p>
          </table:table-cell>
          <table:table-cell table:style-name="ce21" office:value-type="float" office:value="1">
            <text:p>1</text:p>
          </table:table-cell>
          <table:table-cell table:style-name="ce4" table:formula="of:=[$Rohdaten.AE23]*[$normiert.$AE$43]" office:value-type="float" office:value="66.6666666666667">
            <text:p>66,6666666667</text:p>
          </table:table-cell>
          <table:table-cell table:style-name="ce21" office:value-type="float" office:value="1">
            <text:p>1</text:p>
          </table:table-cell>
          <table:table-cell table:style-name="ce4" table:formula="of:=[$Rohdaten.AG36]*[$normiert.$AG$43]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4" table:formula="of:=[$Rohdaten.AI24]*[$normiert.$AI$43]" office:value-type="float" office:value="31.25">
            <text:p>31,25</text:p>
          </table:table-cell>
          <table:table-cell table:style-name="ce21" office:value-type="float" office:value="1">
            <text:p>1</text:p>
          </table:table-cell>
          <table:table-cell table:style-name="ce4" table:formula="of:=[$Rohdaten.AK22]*[$normiert.$AK$43]" office:value-type="float" office:value="57.1428571428571">
            <text:p>57,1428571429</text:p>
          </table:table-cell>
          <table:table-cell table:style-name="ce21" office:value-type="float" office:value="1">
            <text:p>1</text:p>
          </table:table-cell>
          <table:table-cell table:style-name="ce4" table:formula="of:=[$Rohdaten.AM38]*[$normiert.$AM$43]" office:value-type="float" office:value="43.3333333333333">
            <text:p>43,3333333333</text:p>
          </table:table-cell>
          <table:table-cell table:style-name="ce21" office:value-type="float" office:value="1">
            <text:p>1</text:p>
          </table:table-cell>
          <table:table-cell table:style-name="ce23" table:formula="of:=[$Rohdaten.AO32]*[$normiert.$AO$43]" office:value-type="float" office:value="100">
            <text:p>100</text:p>
          </table:table-cell>
          <table:table-cell table:style-name="ce46"/>
          <table:table-cell/>
          <table:table-cell table:style-name="ce47" table:formula="of:=[.AR3]" office:value-type="float" office:value="1">
            <text:p>1</text:p>
          </table:table-cell>
          <table:table-cell table:style-name="ce47" table:formula="of:=[.AS3]" office:value-type="float" office:value="59.1605616605617">
            <text:p>59,1605616606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1</text:p>
          </table:table-cell>
          <table:table-cell table:style-name="ce7" office:value-type="float" office:value="2">
            <text:p>2</text:p>
          </table:table-cell>
          <table:table-cell table:style-name="ce2" table:formula="of:=[$Rohdaten.C27]*[$normiert.$C$43]" office:value-type="float" office:value="30.7692307692308">
            <text:p>30,7692307692</text:p>
          </table:table-cell>
          <table:table-cell table:style-name="ce7" office:value-type="float" office:value="2">
            <text:p>2</text:p>
          </table:table-cell>
          <table:table-cell table:style-name="ce2" table:formula="of:=[$Rohdaten.E39]*[$normiert.$E$43]" office:value-type="float" office:value="51.4285714285714">
            <text:p>51,4285714286</text:p>
          </table:table-cell>
          <table:table-cell table:style-name="ce7" office:value-type="float" office:value="2">
            <text:p>2</text:p>
          </table:table-cell>
          <table:table-cell table:style-name="ce2" table:formula="of:=[$Rohdaten.G28]*[$normiert.$G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I24]*[$normiert.$I$43]" office:value-type="float" office:value="68.75">
            <text:p>68,75</text:p>
          </table:table-cell>
          <table:table-cell table:style-name="ce7" office:value-type="float" office:value="2">
            <text:p>2</text:p>
          </table:table-cell>
          <table:table-cell table:style-name="ce2" table:formula="of:=[$Rohdaten.K39]*[$normiert.$K$43]" office:value-type="float" office:value="57.1428571428571">
            <text:p>57,1428571429</text:p>
          </table:table-cell>
          <table:table-cell table:style-name="ce7" office:value-type="float" office:value="2">
            <text:p>2</text:p>
          </table:table-cell>
          <table:table-cell table:style-name="ce2" table:formula="of:=[$Rohdaten.M33]*[$normiert.$M$43]" office:value-type="float" office:value="71.4285714285714">
            <text:p>71,4285714286</text:p>
          </table:table-cell>
          <table:table-cell table:style-name="ce7" office:value-type="float" office:value="2">
            <text:p>2</text:p>
          </table:table-cell>
          <table:table-cell table:style-name="ce2" table:formula="of:=[$Rohdaten.O25]*[$normiert.$O$43]" office:value-type="float" office:value="83.3333333333333">
            <text:p>8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Q36]*[$normiert.$Q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S38]*[$normiert.$S$43]" office:value-type="float" office:value="75">
            <text:p>75</text:p>
          </table:table-cell>
          <table:table-cell table:style-name="ce7" office:value-type="float" office:value="2">
            <text:p>2</text:p>
          </table:table-cell>
          <table:table-cell table:style-name="ce2" table:formula="of:=[$Rohdaten.U39]*[$normiert.$U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W30]*[$normiert.$W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Y37]*[$normiert.$Y$43]" office:value-type="float" office:value="11.1111111111111">
            <text:p>11,1111111111</text:p>
          </table:table-cell>
          <table:table-cell table:style-name="ce7" office:value-type="float" office:value="2">
            <text:p>2</text:p>
          </table:table-cell>
          <table:table-cell table:style-name="ce2" table:formula="of:=[$Rohdaten.AA37]*[$normiert.$AA$43]" office:value-type="float" office:value="33.3333333333333">
            <text:p>33,3333333333</text:p>
          </table:table-cell>
          <table:table-cell table:style-name="ce7" office:value-type="float" office:value="2">
            <text:p>2</text:p>
          </table:table-cell>
          <table:table-cell table:style-name="ce2" table:formula="of:=[$Rohdaten.AC22]*[$normiert.$AC$43]" office:value-type="float" office:value="55.5555555555556">
            <text:p>55,5555555556</text:p>
          </table:table-cell>
          <table:table-cell table:style-name="ce7" office:value-type="float" office:value="2">
            <text:p>2</text:p>
          </table:table-cell>
          <table:table-cell table:style-name="ce2" table:formula="of:=[$Rohdaten.AE28]*[$normiert.$AE$43]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2" table:formula="of:=[$Rohdaten.AG26]*[$normiert.$AG$43]" office:value-type="float" office:value="37.5">
            <text:p>37,5</text:p>
          </table:table-cell>
          <table:table-cell table:style-name="ce7" office:value-type="float" office:value="2">
            <text:p>2</text:p>
          </table:table-cell>
          <table:table-cell table:style-name="ce2" table:formula="of:=[$Rohdaten.AI33]*[$normiert.$AI$43]" office:value-type="float" office:value="31.25">
            <text:p>31,25</text:p>
          </table:table-cell>
          <table:table-cell table:style-name="ce7" office:value-type="float" office:value="2">
            <text:p>2</text:p>
          </table:table-cell>
          <table:table-cell table:style-name="ce2" table:formula="of:=[$Rohdaten.AK36]*[$normiert.$AK$43]" office:value-type="float" office:value="21.4285714285714">
            <text:p>21,4285714286</text:p>
          </table:table-cell>
          <table:table-cell table:style-name="ce7" office:value-type="float" office:value="2">
            <text:p>2</text:p>
          </table:table-cell>
          <table:table-cell table:style-name="ce2" table:formula="of:=[$Rohdaten.AM31]*[$normiert.$AM$43]" office:value-type="float" office:value="66.6666666666667">
            <text:p>66,6666666667</text:p>
          </table:table-cell>
          <table:table-cell table:style-name="ce7" office:value-type="float" office:value="2">
            <text:p>2</text:p>
          </table:table-cell>
          <table:table-cell table:style-name="ce19" table:formula="of:=[$Rohdaten.AO37]*[$normiert.$AO$43]" office:value-type="float" office:value="40">
            <text:p>40</text:p>
          </table:table-cell>
          <table:table-cell table:style-name="ce46"/>
          <table:table-cell/>
          <table:table-cell table:style-name="ce47" table:formula="of:=[.AR4]" office:value-type="float" office:value="2">
            <text:p>2</text:p>
          </table:table-cell>
          <table:table-cell table:style-name="ce47" table:formula="of:=[.AS4]" office:value-type="float" office:value="52.7806013431013">
            <text:p>52,7806013431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2</text:p>
          </table:table-cell>
          <table:table-cell table:style-name="ce7" office:value-type="float" office:value="3">
            <text:p>3</text:p>
          </table:table-cell>
          <table:table-cell table:style-name="ce2" table:formula="of:=[$Rohdaten.C32]*[$normiert.$C$43]" office:value-type="float" office:value="61.5384615384615">
            <text:p>61,5384615385</text:p>
          </table:table-cell>
          <table:table-cell table:style-name="ce7" office:value-type="float" office:value="3">
            <text:p>3</text:p>
          </table:table-cell>
          <table:table-cell table:style-name="ce2" table:formula="of:=[$Rohdaten.E22]*[$normiert.$E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G32]*[$normiert.$G$43]" office:value-type="float" office:value="85.7142857142857">
            <text:p>85,7142857143</text:p>
          </table:table-cell>
          <table:table-cell table:style-name="ce7" office:value-type="float" office:value="3">
            <text:p>3</text:p>
          </table:table-cell>
          <table:table-cell table:style-name="ce2" table:formula="of:=[$Rohdaten.I34]*[$normiert.$I$43]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2" table:formula="of:=[$Rohdaten.K30]*[$normiert.$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M36]*[$normiert.$M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O40]*[$normiert.$O$43]" office:value-type="float" office:value="90.2777777777778">
            <text:p>90,2777777778</text:p>
          </table:table-cell>
          <table:table-cell table:style-name="ce7" office:value-type="float" office:value="3">
            <text:p>3</text:p>
          </table:table-cell>
          <table:table-cell table:style-name="ce2" table:formula="of:=[$Rohdaten.Q35]*[$normiert.$Q$43]" office:value-type="float" office:value="70">
            <text:p>70</text:p>
          </table:table-cell>
          <table:table-cell table:style-name="ce7" office:value-type="float" office:value="3">
            <text:p>3</text:p>
          </table:table-cell>
          <table:table-cell table:style-name="ce2" table:formula="of:=[$Rohdaten.S28]*[$normiert.$S$43]" office:value-type="float" office:value="87.5">
            <text:p>87,5</text:p>
          </table:table-cell>
          <table:table-cell table:style-name="ce7" office:value-type="float" office:value="3">
            <text:p>3</text:p>
          </table:table-cell>
          <table:table-cell table:style-name="ce2" table:formula="of:=[$Rohdaten.U31]*[$normiert.$U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W22]*[$normiert.$W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Y25]*[$normiert.$Y$43]" office:value-type="float" office:value="77.7777777777778">
            <text:p>77,7777777778</text:p>
          </table:table-cell>
          <table:table-cell table:style-name="ce7" office:value-type="float" office:value="3">
            <text:p>3</text:p>
          </table:table-cell>
          <table:table-cell table:style-name="ce2" table:formula="of:=[$Rohdaten.AA39]*[$normiert.$AA$43]" office:value-type="float" office:value="33.3333333333333">
            <text:p>33,3333333333</text:p>
          </table:table-cell>
          <table:table-cell table:style-name="ce7" office:value-type="float" office:value="3">
            <text:p>3</text:p>
          </table:table-cell>
          <table:table-cell table:style-name="ce2" table:formula="of:=[$Rohdaten.AC35]*[$normiert.$AC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AE39]*[$normiert.$AE$43]" office:value-type="float" office:value="66.6666666666667">
            <text:p>66,6666666667</text:p>
          </table:table-cell>
          <table:table-cell table:style-name="ce7" office:value-type="float" office:value="3">
            <text:p>3</text:p>
          </table:table-cell>
          <table:table-cell table:style-name="ce2" table:formula="of:=[$Rohdaten.AG27]*[$normiert.$AG$43]" office:value-type="float" office:value="50">
            <text:p>50</text:p>
          </table:table-cell>
          <table:table-cell table:style-name="ce7" office:value-type="float" office:value="3">
            <text:p>3</text:p>
          </table:table-cell>
          <table:table-cell table:style-name="ce2" table:formula="of:=[$Rohdaten.AI39]*[$normiert.$AI$43]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 table:style-name="ce2" table:formula="of:=[$Rohdaten.AK27]*[$normiert.$AK$43]" office:value-type="float" office:value="57.1428571428571">
            <text:p>57,1428571429</text:p>
          </table:table-cell>
          <table:table-cell table:style-name="ce7" office:value-type="float" office:value="3">
            <text:p>3</text:p>
          </table:table-cell>
          <table:table-cell table:style-name="ce2" table:formula="of:=[$Rohdaten.AM29]*[$normiert.$AM$43]" office:value-type="float" office:value="53.3333333333333">
            <text:p>53,3333333333</text:p>
          </table:table-cell>
          <table:table-cell table:style-name="ce7" office:value-type="float" office:value="3">
            <text:p>3</text:p>
          </table:table-cell>
          <table:table-cell table:style-name="ce19" table:formula="of:=[$Rohdaten.AO40]*[$normiert.$AO$43]" office:value-type="float" office:value="40">
            <text:p>40</text:p>
          </table:table-cell>
          <table:table-cell table:style-name="ce46"/>
          <table:table-cell/>
          <table:table-cell table:style-name="ce47" table:formula="of:=[.AR5]" office:value-type="float" office:value="3">
            <text:p>3</text:p>
          </table:table-cell>
          <table:table-cell table:style-name="ce47" table:formula="of:=[.AS5]" office:value-type="float" office:value="67.232905982906">
            <text:p>67,2329059829</text:p>
          </table:table-cell>
          <table:table-cell table:style-name="ce47"/>
          <table:table-cell table:number-columns-repeated="3"/>
          <table:table-cell>
            <draw:frame table:end-cell-address="Konfidenzintervall.BS73" table:end-x="1.451cm" table:end-y="0.172cm" draw:z-index="1" draw:name="Diagramm 4" draw:style-name="gr1" draw:text-style-name="P1" svg:width="45.265cm" svg:height="23.941cm" svg:x="0.175cm" svg:y="0.427cm">
              <draw:object draw:notify-on-update-of-ranges="Konfidenzintervall.AW3:Konfidenzintervall.AW21 Konfidenzintervall.AQ3:Konfidenzintervall.AQ21 Konfidenzintervall.AX3:Konfidenzintervall.AX21 Konfidenzintervall.AQ3:Konfidenzintervall.AQ21 Konfidenzintervall.AY3:Konfidenzintervall.AY21 Konfidenzintervall.AQ3:Konfidenzintervall.AQ21 Konfidenzintervall.AZ3:Konfidenzintervall.AZ21 Konfidenzintervall.AQ3:Konfidenzintervall.AQ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74"/>
        </table:table-row>
        <table:table-row table:style-name="ro1">
          <table:table-cell table:style-name="ce2" office:value-type="string">
            <text:p>#23</text:p>
          </table:table-cell>
          <table:table-cell table:style-name="ce7" office:value-type="float" office:value="4">
            <text:p>4</text:p>
          </table:table-cell>
          <table:table-cell table:style-name="ce2" table:formula="of:=[$Rohdaten.C28]*[$normiert.$C$43]" office:value-type="float" office:value="46.1538461538462">
            <text:p>46,1538461538</text:p>
          </table:table-cell>
          <table:table-cell table:style-name="ce7" office:value-type="float" office:value="4">
            <text:p>4</text:p>
          </table:table-cell>
          <table:table-cell table:style-name="ce2" table:formula="of:=[$Rohdaten.E24]*[$normiert.$E$43]" office:value-type="float" office:value="64.2857142857143">
            <text:p>64,2857142857</text:p>
          </table:table-cell>
          <table:table-cell table:style-name="ce7" office:value-type="float" office:value="4">
            <text:p>4</text:p>
          </table:table-cell>
          <table:table-cell table:style-name="ce2" table:formula="of:=[$Rohdaten.G40]*[$normiert.$G$43]" office:value-type="float" office:value="100">
            <text:p>100</text:p>
          </table:table-cell>
          <table:table-cell table:style-name="ce7" office:value-type="float" office:value="4">
            <text:p>4</text:p>
          </table:table-cell>
          <table:table-cell table:style-name="ce2" table:formula="of:=[$Rohdaten.I37]*[$normiert.$I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K31]*[$normiert.$K$43]" office:value-type="float" office:value="71.4285714285714">
            <text:p>71,4285714286</text:p>
          </table:table-cell>
          <table:table-cell table:style-name="ce7" office:value-type="float" office:value="4">
            <text:p>4</text:p>
          </table:table-cell>
          <table:table-cell table:style-name="ce2" table:formula="of:=[$Rohdaten.M23]*[$normiert.$M$43]" office:value-type="float" office:value="85.7142857142857">
            <text:p>85,7142857143</text:p>
          </table:table-cell>
          <table:table-cell table:style-name="ce7" office:value-type="float" office:value="4">
            <text:p>4</text:p>
          </table:table-cell>
          <table:table-cell table:style-name="ce2" table:formula="of:=[$Rohdaten.O30]*[$normiert.$O$43]" office:value-type="float" office:value="76.3888888888889">
            <text:p>76,3888888889</text:p>
          </table:table-cell>
          <table:table-cell table:style-name="ce7" office:value-type="float" office:value="4">
            <text:p>4</text:p>
          </table:table-cell>
          <table:table-cell table:style-name="ce2" table:formula="of:=[$Rohdaten.Q22]*[$normiert.$Q$43]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2" table:formula="of:=[$Rohdaten.S26]*[$normiert.$S$43]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2" table:formula="of:=[$Rohdaten.U28]*[$normiert.$U$43]" office:value-type="float" office:value="22.2222222222222">
            <text:p>22,2222222222</text:p>
          </table:table-cell>
          <table:table-cell table:style-name="ce7" office:value-type="float" office:value="4">
            <text:p>4</text:p>
          </table:table-cell>
          <table:table-cell table:style-name="ce2" table:formula="of:=[$Rohdaten.W26]*[$normiert.$W$43]" office:value-type="float" office:value="66.6666666666667">
            <text:p>66,6666666667</text:p>
          </table:table-cell>
          <table:table-cell table:style-name="ce7" office:value-type="float" office:value="4">
            <text:p>4</text:p>
          </table:table-cell>
          <table:table-cell table:style-name="ce2" table:formula="of:=[$Rohdaten.Y38]*[$normiert.$Y$43]" office:value-type="float" office:value="22.2222222222222">
            <text:p>22,2222222222</text:p>
          </table:table-cell>
          <table:table-cell table:style-name="ce7" office:value-type="float" office:value="4">
            <text:p>4</text:p>
          </table:table-cell>
          <table:table-cell table:style-name="ce2" table:formula="of:=[$Rohdaten.AA27]*[$normiert.$AA$43]" office:value-type="float" office:value="55.5555555555556">
            <text:p>55,5555555556</text:p>
          </table:table-cell>
          <table:table-cell table:style-name="ce7" office:value-type="float" office:value="4">
            <text:p>4</text:p>
          </table:table-cell>
          <table:table-cell table:style-name="ce2" table:formula="of:=[$Rohdaten.AC27]*[$normiert.$AC$43]" office:value-type="float" office:value="77.7777777777778">
            <text:p>77,7777777778</text:p>
          </table:table-cell>
          <table:table-cell table:style-name="ce7" office:value-type="float" office:value="4">
            <text:p>4</text:p>
          </table:table-cell>
          <table:table-cell table:style-name="ce2" table:formula="of:=[$Rohdaten.AE24]*[$normiert.$AE$43]" office:value-type="float" office:value="83.3333333333333">
            <text:p>83,3333333333</text:p>
          </table:table-cell>
          <table:table-cell table:style-name="ce7" office:value-type="float" office:value="4">
            <text:p>4</text:p>
          </table:table-cell>
          <table:table-cell table:style-name="ce2" table:formula="of:=[$Rohdaten.AG22]*[$normiert.$AG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AI40]*[$normiert.$AI$43]" office:value-type="float" office:value="81.25">
            <text:p>81,25</text:p>
          </table:table-cell>
          <table:table-cell table:style-name="ce7" office:value-type="float" office:value="4">
            <text:p>4</text:p>
          </table:table-cell>
          <table:table-cell table:style-name="ce2" table:formula="of:=[$Rohdaten.AK33]*[$normiert.$AK$43]" office:value-type="float" office:value="42.8571428571429">
            <text:p>42,8571428571</text:p>
          </table:table-cell>
          <table:table-cell table:style-name="ce7" office:value-type="float" office:value="4">
            <text:p>4</text:p>
          </table:table-cell>
          <table:table-cell table:style-name="ce2" table:formula="of:=[$Rohdaten.AM33]*[$normiert.$AM$43]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19" table:formula="of:=[$Rohdaten.AO30]*[$normiert.$AO$43]" office:value-type="float" office:value="60">
            <text:p>60</text:p>
          </table:table-cell>
          <table:table-cell table:style-name="ce46"/>
          <table:table-cell/>
          <table:table-cell table:style-name="ce47" table:formula="of:=[.AR6]" office:value-type="float" office:value="4">
            <text:p>4</text:p>
          </table:table-cell>
          <table:table-cell table:style-name="ce47" table:formula="of:=[.AS6]" office:value-type="float" office:value="65.1263354700855">
            <text:p>65,1263354701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4</text:p>
          </table:table-cell>
          <table:table-cell table:style-name="ce7" office:value-type="float" office:value="5">
            <text:p>5</text:p>
          </table:table-cell>
          <table:table-cell table:style-name="ce2" table:formula="of:=[$Rohdaten.C34]*[$normiert.$C$43]" office:value-type="float" office:value="61.5384615384615">
            <text:p>61,5384615385</text:p>
          </table:table-cell>
          <table:table-cell table:style-name="ce7" office:value-type="float" office:value="5">
            <text:p>5</text:p>
          </table:table-cell>
          <table:table-cell table:style-name="ce2" table:formula="of:=[$Rohdaten.E26]*[$normiert.$E$43]" office:value-type="float" office:value="31.4285714285714">
            <text:p>3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G35]*[$normiert.$G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" table:formula="of:=[$Rohdaten.I29]*[$normiert.$I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" table:formula="of:=[$Rohdaten.K24]*[$normiert.$K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" table:formula="of:=[$Rohdaten.M32]*[$normiert.$M$43]" office:value-type="float" office:value="57.1428571428571">
            <text:p>57,1428571429</text:p>
          </table:table-cell>
          <table:table-cell table:style-name="ce7" office:value-type="float" office:value="5">
            <text:p>5</text:p>
          </table:table-cell>
          <table:table-cell table:style-name="ce2" table:formula="of:=[$Rohdaten.O36]*[$normiert.$O$43]" office:value-type="float" office:value="76.3888888888889">
            <text:p>76,3888888889</text:p>
          </table:table-cell>
          <table:table-cell table:style-name="ce7" office:value-type="float" office:value="5">
            <text:p>5</text:p>
          </table:table-cell>
          <table:table-cell table:style-name="ce2" table:formula="of:=[$Rohdaten.Q29]*[$normiert.$Q$43]" office:value-type="float" office:value="40">
            <text:p>40</text:p>
          </table:table-cell>
          <table:table-cell table:style-name="ce7" office:value-type="float" office:value="5">
            <text:p>5</text:p>
          </table:table-cell>
          <table:table-cell table:style-name="ce2" table:formula="of:=[$Rohdaten.S40]*[$normiert.$S$43]" office:value-type="float" office:value="62.5">
            <text:p>62,5</text:p>
          </table:table-cell>
          <table:table-cell table:style-name="ce7" office:value-type="float" office:value="5">
            <text:p>5</text:p>
          </table:table-cell>
          <table:table-cell table:style-name="ce2" table:formula="of:=[$Rohdaten.U23]*[$normiert.$U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" table:formula="of:=[$Rohdaten.W36]*[$normiert.$W$43]" office:value-type="float" office:value="66.6666666666667">
            <text:p>66,6666666667</text:p>
          </table:table-cell>
          <table:table-cell table:style-name="ce7" office:value-type="float" office:value="5">
            <text:p>5</text:p>
          </table:table-cell>
          <table:table-cell table:style-name="ce2" table:formula="of:=[$Rohdaten.Y39]*[$normiert.$Y$43]" office:value-type="float" office:value="16.6666666666667">
            <text:p>16,6666666667</text:p>
          </table:table-cell>
          <table:table-cell table:style-name="ce7" office:value-type="float" office:value="5">
            <text:p>5</text:p>
          </table:table-cell>
          <table:table-cell table:style-name="ce2" table:formula="of:=[$Rohdaten.AA33]*[$normiert.$AA$43]" office:value-type="float" office:value="44.4444444444444">
            <text:p>44,4444444444</text:p>
          </table:table-cell>
          <table:table-cell table:style-name="ce7" office:value-type="float" office:value="5">
            <text:p>5</text:p>
          </table:table-cell>
          <table:table-cell table:style-name="ce2" table:formula="of:=[$Rohdaten.AC28]*[$normiert.$AC$43]" office:value-type="float" office:value="11.1111111111111">
            <text:p>11,1111111111</text:p>
          </table:table-cell>
          <table:table-cell table:style-name="ce7" office:value-type="float" office:value="5">
            <text:p>5</text:p>
          </table:table-cell>
          <table:table-cell table:style-name="ce2" table:formula="of:=[$Rohdaten.AE29]*[$normiert.$AE$43]" office:value-type="float" office:value="33.3333333333333">
            <text:p>33,3333333333</text:p>
          </table:table-cell>
          <table:table-cell table:style-name="ce7" office:value-type="float" office:value="5">
            <text:p>5</text:p>
          </table:table-cell>
          <table:table-cell table:style-name="ce2" table:formula="of:=[$Rohdaten.AG35]*[$normiert.$AG$43]" office:value-type="float" office:value="43.75">
            <text:p>43,75</text:p>
          </table:table-cell>
          <table:table-cell table:style-name="ce7" office:value-type="float" office:value="5">
            <text:p>5</text:p>
          </table:table-cell>
          <table:table-cell table:style-name="ce2" table:formula="of:=[$Rohdaten.AI25]*[$normiert.$AI$43]" office:value-type="float" office:value="37.5">
            <text:p>37,5</text:p>
          </table:table-cell>
          <table:table-cell table:style-name="ce7" office:value-type="float" office:value="5">
            <text:p>5</text:p>
          </table:table-cell>
          <table:table-cell table:style-name="ce2" table:formula="of:=[$Rohdaten.AK35]*[$normiert.$AK$43]" office:value-type="float" office:value="21.4285714285714">
            <text:p>21,4285714286</text:p>
          </table:table-cell>
          <table:table-cell table:style-name="ce7" office:value-type="float" office:value="5">
            <text:p>5</text:p>
          </table:table-cell>
          <table:table-cell table:style-name="ce2" table:formula="of:=[$Rohdaten.AM37]*[$normiert.$AM$43]" office:value-type="float" office:value="41.6666666666667">
            <text:p>41,6666666667</text:p>
          </table:table-cell>
          <table:table-cell table:style-name="ce7" office:value-type="float" office:value="5">
            <text:p>5</text:p>
          </table:table-cell>
          <table:table-cell table:style-name="ce19" table:formula="of:=[$Rohdaten.AO23]*[$normiert.$AO$43]" office:value-type="float" office:value="70">
            <text:p>70</text:p>
          </table:table-cell>
          <table:table-cell table:style-name="ce46"/>
          <table:table-cell/>
          <table:table-cell table:style-name="ce47" table:formula="of:=[.AR7]" office:value-type="float" office:value="5">
            <text:p>5</text:p>
          </table:table-cell>
          <table:table-cell table:style-name="ce47" table:formula="of:=[.AS7]" office:value-type="float" office:value="50.4341804029304">
            <text:p>50,4341804029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5</text:p>
          </table:table-cell>
          <table:table-cell table:style-name="ce7" office:value-type="float" office:value="6">
            <text:p>6</text:p>
          </table:table-cell>
          <table:table-cell table:style-name="ce2" table:formula="of:=[$Rohdaten.C35]*[$normiert.$C$43]" office:value-type="float" office:value="69.2307692307692">
            <text:p>69,2307692308</text:p>
          </table:table-cell>
          <table:table-cell table:style-name="ce7" office:value-type="float" office:value="6">
            <text:p>6</text:p>
          </table:table-cell>
          <table:table-cell table:style-name="ce2" table:formula="of:=[$Rohdaten.E30]*[$normiert.$E$43]" office:value-type="float" office:value="65.7142857142857">
            <text:p>65,7142857143</text:p>
          </table:table-cell>
          <table:table-cell table:style-name="ce7" office:value-type="float" office:value="6">
            <text:p>6</text:p>
          </table:table-cell>
          <table:table-cell table:style-name="ce2" table:formula="of:=[$Rohdaten.G39]*[$normiert.$G$43]" office:value-type="float" office:value="57.1428571428571">
            <text:p>57,1428571429</text:p>
          </table:table-cell>
          <table:table-cell table:style-name="ce7" office:value-type="float" office:value="6">
            <text:p>6</text:p>
          </table:table-cell>
          <table:table-cell table:style-name="ce2" table:formula="of:=[$Rohdaten.I39]*[$normiert.$I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K25]*[$normiert.$K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M30]*[$normiert.$M$43]" office:value-type="float" office:value="71.4285714285714">
            <text:p>71,4285714286</text:p>
          </table:table-cell>
          <table:table-cell table:style-name="ce7" office:value-type="float" office:value="6">
            <text:p>6</text:p>
          </table:table-cell>
          <table:table-cell table:style-name="ce2" table:formula="of:=[$Rohdaten.O27]*[$normiert.$O$43]" office:value-type="float" office:value="48.6111111111111">
            <text:p>48,6111111111</text:p>
          </table:table-cell>
          <table:table-cell table:style-name="ce7" office:value-type="float" office:value="6">
            <text:p>6</text:p>
          </table:table-cell>
          <table:table-cell table:style-name="ce2" table:formula="of:=[$Rohdaten.Q37]*[$normiert.$Q$43]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2" table:formula="of:=[$Rohdaten.S36]*[$normiert.$S$43]" office:value-type="float" office:value="62.5">
            <text:p>62,5</text:p>
          </table:table-cell>
          <table:table-cell table:style-name="ce7" office:value-type="float" office:value="6">
            <text:p>6</text:p>
          </table:table-cell>
          <table:table-cell table:style-name="ce2" table:formula="of:=[$Rohdaten.U26]*[$normiert.$U$43]" office:value-type="float" office:value="66.6666666666667">
            <text:p>66,6666666667</text:p>
          </table:table-cell>
          <table:table-cell table:style-name="ce7" office:value-type="float" office:value="6">
            <text:p>6</text:p>
          </table:table-cell>
          <table:table-cell table:style-name="ce2" table:formula="of:=[$Rohdaten.W32]*[$normiert.$W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Y28]*[$normiert.$Y$43]" office:value-type="float" office:value="55.5555555555556">
            <text:p>55,5555555556</text:p>
          </table:table-cell>
          <table:table-cell table:style-name="ce7" office:value-type="float" office:value="6">
            <text:p>6</text:p>
          </table:table-cell>
          <table:table-cell table:style-name="ce2" table:formula="of:=[$Rohdaten.AA23]*[$normiert.$AA$43]" office:value-type="float" office:value="22.2222222222222">
            <text:p>22,2222222222</text:p>
          </table:table-cell>
          <table:table-cell table:style-name="ce7" office:value-type="float" office:value="6">
            <text:p>6</text:p>
          </table:table-cell>
          <table:table-cell table:style-name="ce2" table:formula="of:=[$Rohdaten.AC31]*[$normiert.$AC$43]" office:value-type="float" office:value="33.3333333333333">
            <text:p>33,3333333333</text:p>
          </table:table-cell>
          <table:table-cell table:style-name="ce7" office:value-type="float" office:value="6">
            <text:p>6</text:p>
          </table:table-cell>
          <table:table-cell table:style-name="ce2" table:formula="of:=[$Rohdaten.AE30]*[$normiert.$AE$43]" office:value-type="float" office:value="33.3333333333333">
            <text:p>33,3333333333</text:p>
          </table:table-cell>
          <table:table-cell table:style-name="ce7" office:value-type="float" office:value="6">
            <text:p>6</text:p>
          </table:table-cell>
          <table:table-cell table:style-name="ce2" table:formula="of:=[$Rohdaten.AG33]*[$normiert.$AG$43]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2" table:formula="of:=[$Rohdaten.AI31]*[$normiert.$AI$43]" office:value-type="float" office:value="37.5">
            <text:p>37,5</text:p>
          </table:table-cell>
          <table:table-cell table:style-name="ce7" office:value-type="float" office:value="6">
            <text:p>6</text:p>
          </table:table-cell>
          <table:table-cell table:style-name="ce2" table:formula="of:=[$Rohdaten.AK31]*[$normiert.$AK$43]" office:value-type="float" office:value="28.5714285714286">
            <text:p>28,5714285714</text:p>
          </table:table-cell>
          <table:table-cell table:style-name="ce7" office:value-type="float" office:value="6">
            <text:p>6</text:p>
          </table:table-cell>
          <table:table-cell table:style-name="ce2" table:formula="of:=[$Rohdaten.AM32]*[$normiert.$AM$43]" office:value-type="float" office:value="58.3333333333333">
            <text:p>58,3333333333</text:p>
          </table:table-cell>
          <table:table-cell table:style-name="ce7" office:value-type="float" office:value="6">
            <text:p>6</text:p>
          </table:table-cell>
          <table:table-cell table:style-name="ce19" table:formula="of:=[$Rohdaten.AO34]*[$normiert.$AO$43]" office:value-type="float" office:value="100">
            <text:p>100</text:p>
          </table:table-cell>
          <table:table-cell table:style-name="ce46"/>
          <table:table-cell/>
          <table:table-cell table:style-name="ce47" table:formula="of:=[.AR8]" office:value-type="float" office:value="6">
            <text:p>6</text:p>
          </table:table-cell>
          <table:table-cell table:style-name="ce47" table:formula="of:=[.AS8]" office:value-type="float" office:value="59.7374465811966">
            <text:p>59,7374465812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6</text:p>
          </table:table-cell>
          <table:table-cell table:style-name="ce7" office:value-type="float" office:value="7">
            <text:p>7</text:p>
          </table:table-cell>
          <table:table-cell table:style-name="ce2" table:formula="of:=[$Rohdaten.C33]*[$normiert.$C$43]" office:value-type="float" office:value="49.2307692307692">
            <text:p>49,2307692308</text:p>
          </table:table-cell>
          <table:table-cell table:style-name="ce7" office:value-type="float" office:value="7">
            <text:p>7</text:p>
          </table:table-cell>
          <table:table-cell table:style-name="ce2" table:formula="of:=[$Rohdaten.E29]*[$normiert.$E$43]" office:value-type="float" office:value="68.5714285714286">
            <text:p>68,5714285714</text:p>
          </table:table-cell>
          <table:table-cell table:style-name="ce7" office:value-type="float" office:value="7">
            <text:p>7</text:p>
          </table:table-cell>
          <table:table-cell table:style-name="ce2" table:formula="of:=[$Rohdaten.G27]*[$normiert.$G$43]" office:value-type="float" office:value="57.1428571428571">
            <text:p>57,1428571429</text:p>
          </table:table-cell>
          <table:table-cell table:style-name="ce7" office:value-type="float" office:value="7">
            <text:p>7</text:p>
          </table:table-cell>
          <table:table-cell table:style-name="ce2" table:formula="of:=[$Rohdaten.I25]*[$normiert.$I$43]" office:value-type="float" office:value="81.25">
            <text:p>81,25</text:p>
          </table:table-cell>
          <table:table-cell table:style-name="ce7" office:value-type="float" office:value="7">
            <text:p>7</text:p>
          </table:table-cell>
          <table:table-cell table:style-name="ce2" table:formula="of:=[$Rohdaten.K29]*[$normiert.$K$43]" office:value-type="float" office:value="57.1428571428571">
            <text:p>57,1428571429</text:p>
          </table:table-cell>
          <table:table-cell table:style-name="ce7" office:value-type="float" office:value="7">
            <text:p>7</text:p>
          </table:table-cell>
          <table:table-cell table:style-name="ce2" table:formula="of:=[$Rohdaten.M25]*[$normiert.$M$43]" office:value-type="float" office:value="71.4285714285714">
            <text:p>7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O39]*[$normiert.$O$43]" office:value-type="float" office:value="83.3333333333333">
            <text:p>83,3333333333</text:p>
          </table:table-cell>
          <table:table-cell table:style-name="ce7" office:value-type="float" office:value="7">
            <text:p>7</text:p>
          </table:table-cell>
          <table:table-cell table:style-name="ce2" table:formula="of:=[$Rohdaten.Q27]*[$normiert.$Q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S24]*[$normiert.$S$43]" office:value-type="float" office:value="62.5">
            <text:p>62,5</text:p>
          </table:table-cell>
          <table:table-cell table:style-name="ce7" office:value-type="float" office:value="7">
            <text:p>7</text:p>
          </table:table-cell>
          <table:table-cell table:style-name="ce2" table:formula="of:=[$Rohdaten.U32]*[$normiert.$U$43]" office:value-type="float" office:value="88.8888888888889">
            <text:p>88,8888888889</text:p>
          </table:table-cell>
          <table:table-cell table:style-name="ce7" office:value-type="float" office:value="7">
            <text:p>7</text:p>
          </table:table-cell>
          <table:table-cell table:style-name="ce2" table:formula="of:=[$Rohdaten.W40]*[$normiert.$W$43]" office:value-type="float" office:value="66.6666666666667">
            <text:p>66,6666666667</text:p>
          </table:table-cell>
          <table:table-cell table:style-name="ce7" office:value-type="float" office:value="7">
            <text:p>7</text:p>
          </table:table-cell>
          <table:table-cell table:style-name="ce2" table:formula="of:=[$Rohdaten.Y31]*[$normiert.$Y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" table:formula="of:=[$Rohdaten.AA34]*[$normiert.$AA$43]" office:value-type="float" office:value="55.5555555555556">
            <text:p>55,5555555556</text:p>
          </table:table-cell>
          <table:table-cell table:style-name="ce7" office:value-type="float" office:value="7">
            <text:p>7</text:p>
          </table:table-cell>
          <table:table-cell table:style-name="ce2" table:formula="of:=[$Rohdaten.AC39]*[$normiert.$AC$43]" office:value-type="float" office:value="44.4444444444444">
            <text:p>44,4444444444</text:p>
          </table:table-cell>
          <table:table-cell table:style-name="ce7" office:value-type="float" office:value="7">
            <text:p>7</text:p>
          </table:table-cell>
          <table:table-cell table:style-name="ce2" table:formula="of:=[$Rohdaten.AE33]*[$normiert.$AE$43]" office:value-type="float" office:value="50">
            <text:p>50</text:p>
          </table:table-cell>
          <table:table-cell table:style-name="ce7" office:value-type="float" office:value="7">
            <text:p>7</text:p>
          </table:table-cell>
          <table:table-cell table:style-name="ce2" table:formula="of:=[$Rohdaten.AG25]*[$normiert.$AG$43]" office:value-type="float" office:value="43.75">
            <text:p>43,75</text:p>
          </table:table-cell>
          <table:table-cell table:style-name="ce7" office:value-type="float" office:value="7">
            <text:p>7</text:p>
          </table:table-cell>
          <table:table-cell table:style-name="ce2" table:formula="of:=[$Rohdaten.AI30]*[$normiert.$AI$43]" office:value-type="float" office:value="37.5">
            <text:p>37,5</text:p>
          </table:table-cell>
          <table:table-cell table:style-name="ce7" office:value-type="float" office:value="7">
            <text:p>7</text:p>
          </table:table-cell>
          <table:table-cell table:style-name="ce2" table:formula="of:=[$Rohdaten.AK29]*[$normiert.$AK$43]" office:value-type="float" office:value="21.4285714285714">
            <text:p>21,4285714286</text:p>
          </table:table-cell>
          <table:table-cell table:style-name="ce7" office:value-type="float" office:value="7">
            <text:p>7</text:p>
          </table:table-cell>
          <table:table-cell table:style-name="ce2" table:formula="of:=[$Rohdaten.AM23]*[$normiert.$AM$43]" office:value-type="float" office:value="25">
            <text:p>25</text:p>
          </table:table-cell>
          <table:table-cell table:style-name="ce7" office:value-type="float" office:value="7">
            <text:p>7</text:p>
          </table:table-cell>
          <table:table-cell table:style-name="ce19" table:formula="of:=[$Rohdaten.AO29]*[$normiert.$AO$43]" office:value-type="float" office:value="50">
            <text:p>50</text:p>
          </table:table-cell>
          <table:table-cell table:style-name="ce46"/>
          <table:table-cell/>
          <table:table-cell table:style-name="ce47" table:formula="of:=[.AR9]" office:value-type="float" office:value="7">
            <text:p>7</text:p>
          </table:table-cell>
          <table:table-cell table:style-name="ce47" table:formula="of:=[.AS9]" office:value-type="float" office:value="59.9952304639805">
            <text:p>59,995230464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7</text:p>
          </table:table-cell>
          <table:table-cell table:style-name="ce7" office:value-type="float" office:value="8">
            <text:p>8</text:p>
          </table:table-cell>
          <table:table-cell table:style-name="ce2" table:formula="of:=[$Rohdaten.C31]*[$normiert.$C$43]" office:value-type="float" office:value="46.1538461538462">
            <text:p>46,1538461538</text:p>
          </table:table-cell>
          <table:table-cell table:style-name="ce7" office:value-type="float" office:value="8">
            <text:p>8</text:p>
          </table:table-cell>
          <table:table-cell table:style-name="ce2" table:formula="of:=[$Rohdaten.E35]*[$normiert.$E$43]"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2" table:formula="of:=[$Rohdaten.G38]*[$normiert.$G$43]" office:value-type="float" office:value="85.7142857142857">
            <text:p>85,7142857143</text:p>
          </table:table-cell>
          <table:table-cell table:style-name="ce7" office:value-type="float" office:value="8">
            <text:p>8</text:p>
          </table:table-cell>
          <table:table-cell table:style-name="ce2" table:formula="of:=[$Rohdaten.I26]*[$normiert.$I$43]" office:value-type="float" office:value="68.75">
            <text:p>68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K35]*[$normiert.$K$43]" office:value-type="float" office:value="42.8571428571429">
            <text:p>42,8571428571</text:p>
          </table:table-cell>
          <table:table-cell table:style-name="ce7" office:value-type="float" office:value="8">
            <text:p>8</text:p>
          </table:table-cell>
          <table:table-cell table:style-name="ce2" table:formula="of:=[$Rohdaten.M37]*[$normiert.$M$43]" office:value-type="float" office:value="85.7142857142857">
            <text:p>85,7142857143</text:p>
          </table:table-cell>
          <table:table-cell table:style-name="ce7" office:value-type="float" office:value="8">
            <text:p>8</text:p>
          </table:table-cell>
          <table:table-cell table:style-name="ce2" table:formula="of:=[$Rohdaten.O26]*[$normiert.$O$43]" office:value-type="float" office:value="76.3888888888889">
            <text:p>76,3888888889</text:p>
          </table:table-cell>
          <table:table-cell table:style-name="ce7" office:value-type="float" office:value="8">
            <text:p>8</text:p>
          </table:table-cell>
          <table:table-cell table:style-name="ce2" table:formula="of:=[$Rohdaten.Q24]*[$normiert.$Q$43]"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2" table:formula="of:=[$Rohdaten.S39]*[$normiert.$S$43]" office:value-type="float" office:value="87.5">
            <text:p>87,5</text:p>
          </table:table-cell>
          <table:table-cell table:style-name="ce7" office:value-type="float" office:value="8">
            <text:p>8</text:p>
          </table:table-cell>
          <table:table-cell table:style-name="ce2" table:formula="of:=[$Rohdaten.U22]*[$normiert.$U$43]" office:value-type="float" office:value="77.7777777777778">
            <text:p>77,7777777778</text:p>
          </table:table-cell>
          <table:table-cell table:style-name="ce7" office:value-type="float" office:value="8">
            <text:p>8</text:p>
          </table:table-cell>
          <table:table-cell table:style-name="ce2" table:formula="of:=[$Rohdaten.W33]*[$normiert.$W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Y23]*[$normiert.$Y$43]" office:value-type="float" office:value="72.2222222222222">
            <text:p>72,2222222222</text:p>
          </table:table-cell>
          <table:table-cell table:style-name="ce7" office:value-type="float" office:value="8">
            <text:p>8</text:p>
          </table:table-cell>
          <table:table-cell table:style-name="ce2" table:formula="of:=[$Rohdaten.AA24]*[$normiert.$AA$43]" office:value-type="float" office:value="33.3333333333333">
            <text:p>33,3333333333</text:p>
          </table:table-cell>
          <table:table-cell table:style-name="ce7" office:value-type="float" office:value="8">
            <text:p>8</text:p>
          </table:table-cell>
          <table:table-cell table:style-name="ce2" table:formula="of:=[$Rohdaten.AC25]*[$normiert.$AC$43]" office:value-type="float" office:value="33.3333333333333">
            <text:p>33,3333333333</text:p>
          </table:table-cell>
          <table:table-cell table:style-name="ce7" office:value-type="float" office:value="8">
            <text:p>8</text:p>
          </table:table-cell>
          <table:table-cell table:style-name="ce2" table:formula="of:=[$Rohdaten.AE35]*[$normiert.$AE$43]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2" table:formula="of:=[$Rohdaten.AG31]*[$normiert.$AG$43]" office:value-type="float" office:value="75">
            <text:p>75</text:p>
          </table:table-cell>
          <table:table-cell table:style-name="ce7" office:value-type="float" office:value="8">
            <text:p>8</text:p>
          </table:table-cell>
          <table:table-cell table:style-name="ce2" table:formula="of:=[$Rohdaten.AI34]*[$normiert.$AI$43]" office:value-type="float" office:value="43.75">
            <text:p>43,75</text:p>
          </table:table-cell>
          <table:table-cell table:style-name="ce7" office:value-type="float" office:value="8">
            <text:p>8</text:p>
          </table:table-cell>
          <table:table-cell table:style-name="ce2" table:formula="of:=[$Rohdaten.AK34]*[$normiert.$AK$43]" office:value-type="float" office:value="35.7142857142857">
            <text:p>35,7142857143</text:p>
          </table:table-cell>
          <table:table-cell table:style-name="ce7" office:value-type="float" office:value="8">
            <text:p>8</text:p>
          </table:table-cell>
          <table:table-cell table:style-name="ce2" table:formula="of:=[$Rohdaten.AM35]*[$normiert.$AM$43]" office:value-type="float" office:value="53.3333333333333">
            <text:p>53,3333333333</text:p>
          </table:table-cell>
          <table:table-cell table:style-name="ce7" office:value-type="float" office:value="8">
            <text:p>8</text:p>
          </table:table-cell>
          <table:table-cell table:style-name="ce19" table:formula="of:=[$Rohdaten.AO28]*[$normiert.$AO$43]" office:value-type="float" office:value="80">
            <text:p>80</text:p>
          </table:table-cell>
          <table:table-cell table:style-name="ce46"/>
          <table:table-cell/>
          <table:table-cell table:style-name="ce47" table:formula="of:=[.AR10]" office:value-type="float" office:value="8">
            <text:p>8</text:p>
          </table:table-cell>
          <table:table-cell table:style-name="ce47" table:formula="of:=[.AS10]" office:value-type="float" office:value="62.9717261904762">
            <text:p>62,9717261905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8</text:p>
          </table:table-cell>
          <table:table-cell table:style-name="ce7" office:value-type="float" office:value="9">
            <text:p>9</text:p>
          </table:table-cell>
          <table:table-cell table:style-name="ce2" table:formula="of:=[$Rohdaten.C23]*[$normiert.$C$43]" office:value-type="float" office:value="69.2307692307692">
            <text:p>69,2307692308</text:p>
          </table:table-cell>
          <table:table-cell table:style-name="ce7" office:value-type="float" office:value="9">
            <text:p>9</text:p>
          </table:table-cell>
          <table:table-cell table:style-name="ce2" table:formula="of:=[$Rohdaten.E23]*[$normiert.$E$43]" office:value-type="float" office:value="54.2857142857143">
            <text:p>54,2857142857</text:p>
          </table:table-cell>
          <table:table-cell table:style-name="ce7" office:value-type="float" office:value="9">
            <text:p>9</text:p>
          </table:table-cell>
          <table:table-cell table:style-name="ce2" table:formula="of:=[$Rohdaten.G23]*[$normiert.$G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I30]*[$normiert.$I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K38]*[$normiert.$K$43]" office:value-type="float" office:value="42.8571428571429">
            <text:p>42,8571428571</text:p>
          </table:table-cell>
          <table:table-cell table:style-name="ce7" office:value-type="float" office:value="9">
            <text:p>9</text:p>
          </table:table-cell>
          <table:table-cell table:style-name="ce2" table:formula="of:=[$Rohdaten.M27]*[$normiert.$M$43]" office:value-type="float" office:value="57.1428571428571">
            <text:p>57,1428571429</text:p>
          </table:table-cell>
          <table:table-cell table:style-name="ce7" office:value-type="float" office:value="9">
            <text:p>9</text:p>
          </table:table-cell>
          <table:table-cell table:style-name="ce2" table:formula="of:=[$Rohdaten.O28]*[$normiert.$O$43]" office:value-type="float" office:value="51.3888888888889">
            <text:p>51,3888888889</text:p>
          </table:table-cell>
          <table:table-cell table:style-name="ce7" office:value-type="float" office:value="9">
            <text:p>9</text:p>
          </table:table-cell>
          <table:table-cell table:style-name="ce2" table:formula="of:=[$Rohdaten.Q38]*[$normiert.$Q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S34]*[$normiert.$S$43]" office:value-type="float" office:value="75">
            <text:p>75</text:p>
          </table:table-cell>
          <table:table-cell table:style-name="ce7" office:value-type="float" office:value="9">
            <text:p>9</text:p>
          </table:table-cell>
          <table:table-cell table:style-name="ce2" table:formula="of:=[$Rohdaten.U36]*[$normiert.$U$43]" office:value-type="float" office:value="55.5555555555556">
            <text:p>55,5555555556</text:p>
          </table:table-cell>
          <table:table-cell table:style-name="ce7" office:value-type="float" office:value="9">
            <text:p>9</text:p>
          </table:table-cell>
          <table:table-cell table:style-name="ce2" table:formula="of:=[$Rohdaten.W38]*[$normiert.$W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Y22]*[$normiert.$Y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AA40]*[$normiert.$AA$43]" office:value-type="float" office:value="22.2222222222222">
            <text:p>22,2222222222</text:p>
          </table:table-cell>
          <table:table-cell table:style-name="ce7" office:value-type="float" office:value="9">
            <text:p>9</text:p>
          </table:table-cell>
          <table:table-cell table:style-name="ce2" table:formula="of:=[$Rohdaten.AC38]*[$normiert.$AC$43]" office:value-type="float" office:value="55.5555555555556">
            <text:p>55,5555555556</text:p>
          </table:table-cell>
          <table:table-cell table:style-name="ce7" office:value-type="float" office:value="9">
            <text:p>9</text:p>
          </table:table-cell>
          <table:table-cell table:style-name="ce2" table:formula="of:=[$Rohdaten.AE25]*[$normiert.$AE$43]" office:value-type="float" office:value="66.6666666666667">
            <text:p>66,6666666667</text:p>
          </table:table-cell>
          <table:table-cell table:style-name="ce7" office:value-type="float" office:value="9">
            <text:p>9</text:p>
          </table:table-cell>
          <table:table-cell table:style-name="ce2" table:formula="of:=[$Rohdaten.AG24]*[$normiert.$AG$43]" office:value-type="float" office:value="50">
            <text:p>50</text:p>
          </table:table-cell>
          <table:table-cell table:style-name="ce7" office:value-type="float" office:value="9">
            <text:p>9</text:p>
          </table:table-cell>
          <table:table-cell table:style-name="ce2" table:formula="of:=[$Rohdaten.AI29]*[$normiert.$AI$43]" office:value-type="float" office:value="62.5">
            <text:p>62,5</text:p>
          </table:table-cell>
          <table:table-cell table:style-name="ce7" office:value-type="float" office:value="9">
            <text:p>9</text:p>
          </table:table-cell>
          <table:table-cell table:style-name="ce2" table:formula="of:=[$Rohdaten.AK23]*[$normiert.$AK$43]" office:value-type="float" office:value="64.2857142857143">
            <text:p>64,2857142857</text:p>
          </table:table-cell>
          <table:table-cell table:style-name="ce7" office:value-type="float" office:value="9">
            <text:p>9</text:p>
          </table:table-cell>
          <table:table-cell table:style-name="ce2" table:formula="of:=[$Rohdaten.AM34]*[$normiert.$AM$43]" office:value-type="float" office:value="53.3333333333333">
            <text:p>53,3333333333</text:p>
          </table:table-cell>
          <table:table-cell table:style-name="ce7" office:value-type="float" office:value="9">
            <text:p>9</text:p>
          </table:table-cell>
          <table:table-cell table:style-name="ce19" table:formula="of:=[$Rohdaten.AO25]*[$normiert.$AO$43]" office:value-type="float" office:value="90">
            <text:p>90</text:p>
          </table:table-cell>
          <table:table-cell table:style-name="ce46"/>
          <table:table-cell/>
          <table:table-cell table:style-name="ce47" table:formula="of:=[.AR11]" office:value-type="float" office:value="9">
            <text:p>9</text:p>
          </table:table-cell>
          <table:table-cell table:style-name="ce47" table:formula="of:=[.AS11]" office:value-type="float" office:value="61.8692765567766">
            <text:p>61,8692765568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C25]*[$normiert.$C$43]" office:value-type="float" office:value="53.8461538461539">
            <text:p>53,8461538462</text:p>
          </table:table-cell>
          <table:table-cell table:style-name="ce7" office:value-type="float" office:value="10">
            <text:p>10</text:p>
          </table:table-cell>
          <table:table-cell table:style-name="ce2" table:formula="of:=[$Rohdaten.E38]*[$normiert.$E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G33]*[$normiert.$G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I38]*[$normiert.$I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K33]*[$normiert.$K$43]" office:value-type="float" office:value="28.5714285714286">
            <text:p>28,571428571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M22]*[$normiert.$M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O35]*[$normiert.$O$43]" office:value-type="float" office:value="41.6666666666667">
            <text:p>41,6666666667</text:p>
          </table:table-cell>
          <table:table-cell table:style-name="ce7" office:value-type="float" office:value="10">
            <text:p>10</text:p>
          </table:table-cell>
          <table:table-cell table:style-name="ce2" table:formula="of:=[$Rohdaten.Q28]*[$normiert.$Q$43]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S31]*[$normiert.$S$43]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U24]*[$normiert.$U$43]" office:value-type="float" office:value="55.5555555555556">
            <text:p>55,5555555556</text:p>
          </table:table-cell>
          <table:table-cell table:style-name="ce7" office:value-type="float" office:value="10">
            <text:p>10</text:p>
          </table:table-cell>
          <table:table-cell table:style-name="ce2" table:formula="of:=[$Rohdaten.W31]*[$normiert.$W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Y40]*[$normiert.$Y$43]" office:value-type="float" office:value="44.4444444444444">
            <text:p>44,4444444444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A26]*[$normiert.$AA$43]" office:value-type="float" office:value="33.3333333333333">
            <text:p>33,3333333333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C36]*[$normiert.$AC$43]" office:value-type="float" office:value="22.2222222222222">
            <text:p>22,2222222222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E31]*[$normiert.$AE$43]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G30]*[$normiert.$AG$43]" office:value-type="float" office:value="56.25">
            <text:p>56,2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I38]*[$normiert.$AI$43]" office:value-type="float" office:value="75">
            <text:p>75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K24]*[$normiert.$AK$43]" office:value-type="float" office:value="57.1428571428571">
            <text:p>57,1428571429</text:p>
          </table:table-cell>
          <table:table-cell table:style-name="ce7" office:value-type="float" office:value="10">
            <text:p>10</text:p>
          </table:table-cell>
          <table:table-cell table:style-name="ce2" table:formula="of:=[$Rohdaten.AM28]*[$normiert.$AM$43]" office:value-type="float" office:value="36.6666666666667">
            <text:p>36,6666666667</text:p>
          </table:table-cell>
          <table:table-cell table:style-name="ce7" office:value-type="float" office:value="10">
            <text:p>10</text:p>
          </table:table-cell>
          <table:table-cell table:style-name="ce19" table:formula="of:=[$Rohdaten.AO35]*[$normiert.$AO$43]" office:value-type="float" office:value="60">
            <text:p>60</text:p>
          </table:table-cell>
          <table:table-cell table:style-name="ce46"/>
          <table:table-cell/>
          <table:table-cell table:style-name="ce47" table:formula="of:=[.AR12]" office:value-type="float" office:value="10">
            <text:p>10</text:p>
          </table:table-cell>
          <table:table-cell table:style-name="ce47" table:formula="of:=[.AS12]" office:value-type="float" office:value="45.6936431623932">
            <text:p>45,6936431624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C40]*[$normiert.$C$43]" office:value-type="float" office:value="69.2307692307692">
            <text:p>69,230769230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E33]*[$normiert.$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G24]*[$normiert.$G$43]" office:value-type="float" office:value="71.4285714285714">
            <text:p>71,4285714286</text:p>
          </table:table-cell>
          <table:table-cell table:style-name="ce7" office:value-type="float" office:value="11">
            <text:p>11</text:p>
          </table:table-cell>
          <table:table-cell table:style-name="ce2" table:formula="of:=[$Rohdaten.I22]*[$normiert.$I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K28]*[$normiert.$K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M26]*[$normiert.$M$43]" office:value-type="float" office:value="71.4285714285714">
            <text:p>71,4285714286</text:p>
          </table:table-cell>
          <table:table-cell table:style-name="ce7" office:value-type="float" office:value="11">
            <text:p>11</text:p>
          </table:table-cell>
          <table:table-cell table:style-name="ce2" table:formula="of:=[$Rohdaten.O34]*[$normiert.$O$43]" office:value-type="float" office:value="97.2222222222222">
            <text:p>97,2222222222</text:p>
          </table:table-cell>
          <table:table-cell table:style-name="ce7" office:value-type="float" office:value="11">
            <text:p>11</text:p>
          </table:table-cell>
          <table:table-cell table:style-name="ce2" table:formula="of:=[$Rohdaten.Q23]*[$normiert.$Q$43]" office:value-type="float" office:value="70">
            <text:p>7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S33]*[$normiert.$S$43]" office:value-type="float" office:value="87.5">
            <text:p>87,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U34]*[$normiert.$U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W28]*[$normiert.$W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Y29]*[$normiert.$Y$43]" office:value-type="float" office:value="77.7777777777778">
            <text:p>77,777777777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A38]*[$normiert.$AA$43]" office:value-type="float" office:value="66.6666666666667">
            <text:p>66,6666666667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C23]*[$normiert.$AC$43]" office:value-type="float" office:value="77.7777777777778">
            <text:p>77,7777777778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E22]*[$normiert.$AE$43]" office:value-type="float" office:value="100">
            <text:p>100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G28]*[$normiert.$AG$43]" office:value-type="float" office:value="75">
            <text:p>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I28]*[$normiert.$AI$43]" office:value-type="float" office:value="93.75">
            <text:p>93,75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K32]*[$normiert.$AK$43]" office:value-type="float" office:value="85.7142857142857">
            <text:p>85,7142857143</text:p>
          </table:table-cell>
          <table:table-cell table:style-name="ce7" office:value-type="float" office:value="11">
            <text:p>11</text:p>
          </table:table-cell>
          <table:table-cell table:style-name="ce2" table:formula="of:=[$Rohdaten.AM30]*[$normiert.$AM$43]" office:value-type="float" office:value="33.3333333333333">
            <text:p>33,3333333333</text:p>
          </table:table-cell>
          <table:table-cell table:style-name="ce7" office:value-type="float" office:value="11">
            <text:p>11</text:p>
          </table:table-cell>
          <table:table-cell table:style-name="ce19" table:formula="of:=[$Rohdaten.AO27]*[$normiert.$AO$43]" office:value-type="float" office:value="40">
            <text:p>40</text:p>
          </table:table-cell>
          <table:table-cell table:style-name="ce46"/>
          <table:table-cell/>
          <table:table-cell table:style-name="ce47" table:formula="of:=[.AR13]" office:value-type="float" office:value="11">
            <text:p>11</text:p>
          </table:table-cell>
          <table:table-cell table:style-name="ce47" table:formula="of:=[.AS13]" office:value-type="float" office:value="78.4159416971917">
            <text:p>78,4159416972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1</text:p>
          </table:table-cell>
          <table:table-cell table:style-name="ce7" office:value-type="float" office:value="12">
            <text:p>12</text:p>
          </table:table-cell>
          <table:table-cell table:style-name="ce2" table:formula="of:=[$Rohdaten.C22]*[$normiert.$C$43]" office:value-type="float" office:value="69.2307692307692">
            <text:p>69,230769230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E37]*[$normiert.$E$43]" office:value-type="float" office:value="64.2857142857143">
            <text:p>64,285714285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G26]*[$normiert.$G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I32]*[$normiert.$I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K32]*[$normiert.$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M39]*[$normiert.$M$43]" office:value-type="float" office:value="71.4285714285714">
            <text:p>71,4285714286</text:p>
          </table:table-cell>
          <table:table-cell table:style-name="ce7" office:value-type="float" office:value="12">
            <text:p>12</text:p>
          </table:table-cell>
          <table:table-cell table:style-name="ce2" table:formula="of:=[$Rohdaten.O33]*[$normiert.$O$43]" office:value-type="float" office:value="90.2777777777778">
            <text:p>90,2777777778</text:p>
          </table:table-cell>
          <table:table-cell table:style-name="ce7" office:value-type="float" office:value="12">
            <text:p>12</text:p>
          </table:table-cell>
          <table:table-cell table:style-name="ce2" table:formula="of:=[$Rohdaten.Q34]*[$normiert.$Q$43]" office:value-type="float" office:value="80">
            <text:p>8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S23]*[$normiert.$S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U35]*[$normiert.$U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W23]*[$normiert.$W$43]" office:value-type="float" office:value="66.6666666666667">
            <text:p>66,6666666667</text:p>
          </table:table-cell>
          <table:table-cell table:style-name="ce7" office:value-type="float" office:value="12">
            <text:p>12</text:p>
          </table:table-cell>
          <table:table-cell table:style-name="ce2" table:formula="of:=[$Rohdaten.Y36]*[$normiert.$Y$43]" office:value-type="float" office:value="100">
            <text:p>10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A29]*[$normiert.$AA$43]" office:value-type="float" office:value="88.8888888888889">
            <text:p>88,8888888889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C24]*[$normiert.$AC$43]" office:value-type="float" office:value="83.3333333333333">
            <text:p>83,333333333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E40]*[$normiert.$AE$43]" office:value-type="float" office:value="50">
            <text:p>50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G23]*[$normiert.$AG$43]" office:value-type="float" office:value="87.5">
            <text:p>87,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I22]*[$normiert.$AI$43]" office:value-type="float" office:value="62.5">
            <text:p>62,5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K26]*[$normiert.$AK$43]" office:value-type="float" office:value="85.7142857142857">
            <text:p>85,7142857143</text:p>
          </table:table-cell>
          <table:table-cell table:style-name="ce7" office:value-type="float" office:value="12">
            <text:p>12</text:p>
          </table:table-cell>
          <table:table-cell table:style-name="ce2" table:formula="of:=[$Rohdaten.AM25]*[$normiert.$AM$43]" office:value-type="float" office:value="38.3333333333333">
            <text:p>38,3333333333</text:p>
          </table:table-cell>
          <table:table-cell table:style-name="ce7" office:value-type="float" office:value="12">
            <text:p>12</text:p>
          </table:table-cell>
          <table:table-cell table:style-name="ce19" table:formula="of:=[$Rohdaten.AO24]*[$normiert.$AO$43]" office:value-type="float" office:value="50">
            <text:p>50</text:p>
          </table:table-cell>
          <table:table-cell table:style-name="ce46"/>
          <table:table-cell/>
          <table:table-cell table:style-name="ce47" table:formula="of:=[.AR14]" office:value-type="float" office:value="12">
            <text:p>12</text:p>
          </table:table-cell>
          <table:table-cell table:style-name="ce47" table:formula="of:=[.AS14]" office:value-type="float" office:value="76.5964209401709">
            <text:p>76,5964209402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2</text:p>
          </table:table-cell>
          <table:table-cell table:style-name="ce7" office:value-type="float" office:value="13">
            <text:p>13</text:p>
          </table:table-cell>
          <table:table-cell table:style-name="ce2" table:formula="of:=[$Rohdaten.C24]*[$normiert.$C$43]" office:value-type="float" office:value="61.5384615384615">
            <text:p>61,538461538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E25]*[$normiert.$E$43]" office:value-type="float" office:value="78.5714285714286">
            <text:p>78,5714285714</text:p>
          </table:table-cell>
          <table:table-cell table:style-name="ce7" office:value-type="float" office:value="13">
            <text:p>13</text:p>
          </table:table-cell>
          <table:table-cell table:style-name="ce2" table:formula="of:=[$Rohdaten.G31]*[$normiert.$G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I40]*[$normiert.$I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K36]*[$normiert.$K$43]" office:value-type="float" office:value="57.1428571428571">
            <text:p>57,142857142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M24]*[$normiert.$M$43]" office:value-type="float" office:value="85.7142857142857">
            <text:p>85,714285714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O37]*[$normiert.$O$43]" office:value-type="float" office:value="83.3333333333333">
            <text:p>83,3333333333</text:p>
          </table:table-cell>
          <table:table-cell table:style-name="ce7" office:value-type="float" office:value="13">
            <text:p>13</text:p>
          </table:table-cell>
          <table:table-cell table:style-name="ce2" table:formula="of:=[$Rohdaten.Q33]*[$normiert.$Q$43]" office:value-type="float" office:value="85">
            <text:p>8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S37]*[$normiert.$S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U30]*[$normiert.$U$43]" office:value-type="float" office:value="77.7777777777778">
            <text:p>77,7777777778</text:p>
          </table:table-cell>
          <table:table-cell table:style-name="ce7" office:value-type="float" office:value="13">
            <text:p>13</text:p>
          </table:table-cell>
          <table:table-cell table:style-name="ce2" table:formula="of:=[$Rohdaten.W25]*[$normiert.$W$43]" office:value-type="float" office:value="100">
            <text:p>100</text:p>
          </table:table-cell>
          <table:table-cell table:style-name="ce7" office:value-type="float" office:value="13">
            <text:p>13</text:p>
          </table:table-cell>
          <table:table-cell table:style-name="ce2" table:formula="of:=[$Rohdaten.Y35]*[$normiert.$Y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A22]*[$normiert.$AA$43]" office:value-type="float" office:value="66.6666666666667">
            <text:p>66,6666666667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C34]*[$normiert.$AC$43]" office:value-type="float" office:value="88.8888888888889">
            <text:p>88,8888888889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E34]*[$normiert.$AE$43]" office:value-type="float" office:value="66.6666666666667">
            <text:p>66,6666666667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G37]*[$normiert.$AG$43]" office:value-type="float" office:value="75">
            <text:p>7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I35]*[$normiert.$AI$43]" office:value-type="float" office:value="81.25">
            <text:p>81,25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K25]*[$normiert.$AK$43]" office:value-type="float" office:value="78.5714285714286">
            <text:p>78,5714285714</text:p>
          </table:table-cell>
          <table:table-cell table:style-name="ce7" office:value-type="float" office:value="13">
            <text:p>13</text:p>
          </table:table-cell>
          <table:table-cell table:style-name="ce2" table:formula="of:=[$Rohdaten.AM27]*[$normiert.$AM$43]" office:value-type="float" office:value="41.6666666666667">
            <text:p>41,6666666667</text:p>
          </table:table-cell>
          <table:table-cell table:style-name="ce7" office:value-type="float" office:value="13">
            <text:p>13</text:p>
          </table:table-cell>
          <table:table-cell table:style-name="ce19" table:formula="of:=[$Rohdaten.AO33]*[$normiert.$AO$43]" office:value-type="float" office:value="40">
            <text:p>40</text:p>
          </table:table-cell>
          <table:table-cell table:style-name="ce46"/>
          <table:table-cell/>
          <table:table-cell table:style-name="ce47" table:formula="of:=[.AR15]" office:value-type="float" office:value="13">
            <text:p>13</text:p>
          </table:table-cell>
          <table:table-cell table:style-name="ce47" table:formula="of:=[.AS15]" office:value-type="float" office:value="78.1986416361416">
            <text:p>78,1986416361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C36]*[$normiert.$C$43]" office:value-type="float" office:value="61.5384615384615">
            <text:p>61,538461538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E40]*[$normiert.$E$43]" office:value-type="float" office:value="52.8571428571429">
            <text:p>52,8571428571</text:p>
          </table:table-cell>
          <table:table-cell table:style-name="ce7" office:value-type="float" office:value="14">
            <text:p>14</text:p>
          </table:table-cell>
          <table:table-cell table:style-name="ce2" table:formula="of:=[$Rohdaten.G34]*[$normiert.$G$43]" office:value-type="float" office:value="57.1428571428571">
            <text:p>57,1428571429</text:p>
          </table:table-cell>
          <table:table-cell table:style-name="ce7" office:value-type="float" office:value="14">
            <text:p>14</text:p>
          </table:table-cell>
          <table:table-cell table:style-name="ce2" table:formula="of:=[$Rohdaten.I31]*[$normiert.$I$43]" office:value-type="float" office:value="75">
            <text:p>7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K27]*[$normiert.$K$43]" office:value-type="float" office:value="85.7142857142857">
            <text:p>85,714285714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M28]*[$normiert.$M$43]" office:value-type="float" office:value="42.8571428571429">
            <text:p>42,8571428571</text:p>
          </table:table-cell>
          <table:table-cell table:style-name="ce7" office:value-type="float" office:value="14">
            <text:p>14</text:p>
          </table:table-cell>
          <table:table-cell table:style-name="ce2" table:formula="of:=[$Rohdaten.O38]*[$normiert.$O$43]" office:value-type="float" office:value="87.5">
            <text:p>8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Q25]*[$normiert.$Q$43]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S29]*[$normiert.$S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U33]*[$normiert.$U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W35]*[$normiert.$W$43]" office:value-type="float" office:value="50">
            <text:p>50</text:p>
          </table:table-cell>
          <table:table-cell table:style-name="ce7" office:value-type="float" office:value="14">
            <text:p>14</text:p>
          </table:table-cell>
          <table:table-cell table:style-name="ce2" table:formula="of:=[$Rohdaten.Y33]*[$normiert.$Y$43]" office:value-type="float" office:value="33.3333333333333">
            <text:p>3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A25]*[$normiert.$AA$43]" office:value-type="float" office:value="44.4444444444444">
            <text:p>44,444444444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C40]*[$normiert.$AC$43]" office:value-type="float" office:value="55.5555555555556">
            <text:p>55,5555555556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E38]*[$normiert.$AE$43]" office:value-type="float" office:value="83.3333333333333">
            <text:p>83,3333333333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G38]*[$normiert.$AG$43]" office:value-type="float" office:value="37.5">
            <text:p>37,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I23]*[$normiert.$AI$43]" office:value-type="float" office:value="25">
            <text:p>25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K30]*[$normiert.$AK$43]" office:value-type="float" office:value="28.5714285714286">
            <text:p>28,5714285714</text:p>
          </table:table-cell>
          <table:table-cell table:style-name="ce7" office:value-type="float" office:value="14">
            <text:p>14</text:p>
          </table:table-cell>
          <table:table-cell table:style-name="ce2" table:formula="of:=[$Rohdaten.AM40]*[$normiert.$AM$43]" office:value-type="float" office:value="38.3333333333333">
            <text:p>38,3333333333</text:p>
          </table:table-cell>
          <table:table-cell table:style-name="ce7" office:value-type="float" office:value="14">
            <text:p>14</text:p>
          </table:table-cell>
          <table:table-cell table:style-name="ce19" table:formula="of:=[$Rohdaten.AO38]*[$normiert.$AO$43]" office:value-type="float" office:value="60">
            <text:p>60</text:p>
          </table:table-cell>
          <table:table-cell table:style-name="ce46"/>
          <table:table-cell/>
          <table:table-cell table:style-name="ce47" table:formula="of:=[.AR16]" office:value-type="float" office:value="14">
            <text:p>14</text:p>
          </table:table-cell>
          <table:table-cell table:style-name="ce47" table:formula="of:=[.AS16]" office:value-type="float" office:value="55.8249771062271">
            <text:p>55,8249771062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C38]*[$normiert.$C$43]" office:value-type="float" office:value="61.5384615384615">
            <text:p>61,538461538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E28]*[$normiert.$E$43]" office:value-type="float" office:value="55.7142857142857">
            <text:p>55,714285714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G29]*[$normiert.$G$43]" office:value-type="float" office:value="42.8571428571429">
            <text:p>42,8571428571</text:p>
          </table:table-cell>
          <table:table-cell table:style-name="ce7" office:value-type="float" office:value="15">
            <text:p>15</text:p>
          </table:table-cell>
          <table:table-cell table:style-name="ce2" table:formula="of:=[$Rohdaten.I33]*[$normiert.$I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K26]*[$normiert.$K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M38]*[$normiert.$M$43]" office:value-type="float" office:value="57.1428571428571">
            <text:p>57,1428571429</text:p>
          </table:table-cell>
          <table:table-cell table:style-name="ce7" office:value-type="float" office:value="15">
            <text:p>15</text:p>
          </table:table-cell>
          <table:table-cell table:style-name="ce2" table:formula="of:=[$Rohdaten.O29]*[$normiert.$O$43]" office:value-type="float" office:value="55.5555555555556">
            <text:p>55,555555555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Q32]*[$normiert.$Q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S27]*[$normiert.$S$43]" office:value-type="float" office:value="62.5">
            <text:p>62,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U25]*[$normiert.$U$43]" office:value-type="float" office:value="44.4444444444444">
            <text:p>44,4444444444</text:p>
          </table:table-cell>
          <table:table-cell table:style-name="ce7" office:value-type="float" office:value="15">
            <text:p>15</text:p>
          </table:table-cell>
          <table:table-cell table:style-name="ce2" table:formula="of:=[$Rohdaten.W39]*[$normiert.$W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Y30]*[$normiert.$Y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A30]*[$normiert.$AA$43]" office:value-type="float" office:value="55.5555555555556">
            <text:p>55,555555555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C30]*[$normiert.$AC$43]" office:value-type="float" office:value="22.2222222222222">
            <text:p>22,2222222222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E26]*[$normiert.$AE$43]" office:value-type="float" office:value="33.3333333333333">
            <text:p>33,3333333333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G29]*[$normiert.$AG$43]" office:value-type="float" office:value="50">
            <text:p>50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I32]*[$normiert.$AI$43]" office:value-type="float" office:value="43.75">
            <text:p>43,75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K38]*[$normiert.$AK$43]" office:value-type="float" office:value="71.4285714285714">
            <text:p>71,4285714286</text:p>
          </table:table-cell>
          <table:table-cell table:style-name="ce7" office:value-type="float" office:value="15">
            <text:p>15</text:p>
          </table:table-cell>
          <table:table-cell table:style-name="ce2" table:formula="of:=[$Rohdaten.AM39]*[$normiert.$AM$43]" office:value-type="float" office:value="36.6666666666667">
            <text:p>36,6666666667</text:p>
          </table:table-cell>
          <table:table-cell table:style-name="ce7" office:value-type="float" office:value="15">
            <text:p>15</text:p>
          </table:table-cell>
          <table:table-cell table:style-name="ce19" table:formula="of:=[$Rohdaten.AO26]*[$normiert.$AO$43]" office:value-type="float" office:value="30">
            <text:p>30</text:p>
          </table:table-cell>
          <table:table-cell table:style-name="ce46"/>
          <table:table-cell/>
          <table:table-cell table:style-name="ce47" table:formula="of:=[.AR17]" office:value-type="float" office:value="15">
            <text:p>15</text:p>
          </table:table-cell>
          <table:table-cell table:style-name="ce47" table:formula="of:=[.AS17]" office:value-type="float" office:value="46.1421703296703">
            <text:p>46,1421703297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C39]*[$normiert.$C$43]" office:value-type="float" office:value="76.9230769230769">
            <text:p>76,9230769231</text:p>
          </table:table-cell>
          <table:table-cell table:style-name="ce7" office:value-type="float" office:value="16">
            <text:p>16</text:p>
          </table:table-cell>
          <table:table-cell table:style-name="ce2" table:formula="of:=[$Rohdaten.E31]*[$normiert.$E$43]" office:value-type="float" office:value="100">
            <text:p>10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G36]*[$normiert.$G$43]" office:value-type="float" office:value="71.4285714285714">
            <text:p>71,428571428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I35]*[$normiert.$I$43]" office:value-type="float" office:value="93.75">
            <text:p>93,7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K37]*[$normiert.$K$43]" office:value-type="float" office:value="28.5714285714286">
            <text:p>28,571428571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M35]*[$normiert.$M$43]" office:value-type="float" office:value="71.4285714285714">
            <text:p>71,428571428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O31]*[$normiert.$O$43]" office:value-type="float" office:value="62.5">
            <text:p>62,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Q39]*[$normiert.$Q$43]" office:value-type="float" office:value="40">
            <text:p>4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S22]*[$normiert.$S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U38]*[$normiert.$U$43]" office:value-type="float" office:value="44.4444444444444">
            <text:p>44,4444444444</text:p>
          </table:table-cell>
          <table:table-cell table:style-name="ce7" office:value-type="float" office:value="16">
            <text:p>16</text:p>
          </table:table-cell>
          <table:table-cell table:style-name="ce2" table:formula="of:=[$Rohdaten.W27]*[$normiert.$W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Y27]*[$normiert.$Y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A35]*[$normiert.$AA$43]" office:value-type="float" office:value="55.5555555555556">
            <text:p>55,5555555556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C32]*[$normiert.$AC$43]" office:value-type="float" office:value="33.3333333333333">
            <text:p>33,3333333333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E32]*[$normiert.$AE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G32]*[$normiert.$AG$43]" office:value-type="float" office:value="50">
            <text:p>50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I27]*[$normiert.$AI$43]" office:value-type="float" office:value="31.25">
            <text:p>31,25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K40]*[$normiert.$AK$43]" office:value-type="float" office:value="64.2857142857143">
            <text:p>64,2857142857</text:p>
          </table:table-cell>
          <table:table-cell table:style-name="ce7" office:value-type="float" office:value="16">
            <text:p>16</text:p>
          </table:table-cell>
          <table:table-cell table:style-name="ce2" table:formula="of:=[$Rohdaten.AM24]*[$normiert.$AM$43]" office:value-type="float" office:value="25">
            <text:p>25</text:p>
          </table:table-cell>
          <table:table-cell table:style-name="ce7" office:value-type="float" office:value="16">
            <text:p>16</text:p>
          </table:table-cell>
          <table:table-cell table:style-name="ce19" table:formula="of:=[$Rohdaten.AO36]*[$normiert.$AO$43]" office:value-type="float" office:value="30">
            <text:p>30</text:p>
          </table:table-cell>
          <table:table-cell table:style-name="ce46"/>
          <table:table-cell/>
          <table:table-cell table:style-name="ce47" table:formula="of:=[.AR18]" office:value-type="float" office:value="16">
            <text:p>16</text:p>
          </table:table-cell>
          <table:table-cell table:style-name="ce47" table:formula="of:=[.AS18]" office:value-type="float" office:value="54.2975045787546">
            <text:p>54,2975045788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6</text:p>
          </table:table-cell>
          <table:table-cell table:style-name="ce7" office:value-type="float" office:value="17">
            <text:p>17</text:p>
          </table:table-cell>
          <table:table-cell table:style-name="ce2" table:formula="of:=[$Rohdaten.C29]*[$normiert.$C$43]" office:value-type="float" office:value="38.4615384615385">
            <text:p>38,461538461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E36]*[$normiert.$E$43]" office:value-type="float" office:value="55.7142857142857">
            <text:p>55,714285714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G37]*[$normiert.$G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I27]*[$normiert.$I$43]" office:value-type="float" office:value="56.25">
            <text:p>56,2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K40]*[$normiert.$K$43]" office:value-type="float" office:value="71.4285714285714">
            <text:p>71,4285714286</text:p>
          </table:table-cell>
          <table:table-cell table:style-name="ce7" office:value-type="float" office:value="17">
            <text:p>17</text:p>
          </table:table-cell>
          <table:table-cell table:style-name="ce2" table:formula="of:=[$Rohdaten.M29]*[$normiert.$M$43]" office:value-type="float" office:value="57.1428571428571">
            <text:p>57,1428571429</text:p>
          </table:table-cell>
          <table:table-cell table:style-name="ce7" office:value-type="float" office:value="17">
            <text:p>17</text:p>
          </table:table-cell>
          <table:table-cell table:style-name="ce2" table:formula="of:=[$Rohdaten.O32]*[$normiert.$O$43]" office:value-type="float" office:value="62.5">
            <text:p>62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Q30]*[$normiert.$Q$43]" office:value-type="float" office:value="60">
            <text:p>6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S35]*[$normiert.$S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U27]*[$normiert.$U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W37]*[$normiert.$W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2" table:formula="of:=[$Rohdaten.Y24]*[$normiert.$Y$43]" office:value-type="float" office:value="11.1111111111111">
            <text:p>11,1111111111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A36]*[$normiert.$AA$43]" office:value-type="float" office:value="55.5555555555556">
            <text:p>55,5555555556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C37]*[$normiert.$AC$43]" office:value-type="float" office:value="44.4444444444444">
            <text:p>44,4444444444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E37]*[$normiert.$AE$43]" office:value-type="float" office:value="33.3333333333333">
            <text:p>33,333333333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G39]*[$normiert.$AG$43]" office:value-type="float" office:value="37.5">
            <text:p>37,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I26]*[$normiert.$AI$43]" office:value-type="float" office:value="31.25">
            <text:p>31,25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K37]*[$normiert.$AK$43]" office:value-type="float" office:value="35.7142857142857">
            <text:p>35,7142857143</text:p>
          </table:table-cell>
          <table:table-cell table:style-name="ce7" office:value-type="float" office:value="17">
            <text:p>17</text:p>
          </table:table-cell>
          <table:table-cell table:style-name="ce2" table:formula="of:=[$Rohdaten.AM26]*[$normiert.$AM$43]" office:value-type="float" office:value="50">
            <text:p>50</text:p>
          </table:table-cell>
          <table:table-cell table:style-name="ce7" office:value-type="float" office:value="17">
            <text:p>17</text:p>
          </table:table-cell>
          <table:table-cell table:style-name="ce19" table:formula="of:=[$Rohdaten.AO31]*[$normiert.$AO$43]" office:value-type="float" office:value="40">
            <text:p>40</text:p>
          </table:table-cell>
          <table:table-cell table:style-name="ce46"/>
          <table:table-cell/>
          <table:table-cell table:style-name="ce47" table:formula="of:=[.AR19]" office:value-type="float" office:value="17">
            <text:p>17</text:p>
          </table:table-cell>
          <table:table-cell table:style-name="ce47" table:formula="of:=[.AS19]" office:value-type="float" office:value="47.1600274725275">
            <text:p>47,1600274725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7</text:p>
          </table:table-cell>
          <table:table-cell table:style-name="ce7" office:value-type="float" office:value="18">
            <text:p>18</text:p>
          </table:table-cell>
          <table:table-cell table:style-name="ce2" table:formula="of:=[$Rohdaten.C37]*[$normiert.$C$43]" office:value-type="float" office:value="69.2307692307692">
            <text:p>69,2307692308</text:p>
          </table:table-cell>
          <table:table-cell table:style-name="ce7" office:value-type="float" office:value="18">
            <text:p>18</text:p>
          </table:table-cell>
          <table:table-cell table:style-name="ce2" table:formula="of:=[$Rohdaten.E34]*[$normiert.$E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G22]*[$normiert.$G$43]" office:value-type="float" office:value="42.8571428571429">
            <text:p>42,8571428571</text:p>
          </table:table-cell>
          <table:table-cell table:style-name="ce7" office:value-type="float" office:value="18">
            <text:p>18</text:p>
          </table:table-cell>
          <table:table-cell table:style-name="ce2" table:formula="of:=[$Rohdaten.I23]*[$normiert.$I$43]" office:value-type="float" office:value="56.25">
            <text:p>56,2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K34]*[$normiert.$K$43]" office:value-type="float" office:value="28.5714285714286">
            <text:p>28,571428571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M40]*[$normiert.$M$43]" office:value-type="float" office:value="85.7142857142857">
            <text:p>85,714285714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O23]*[$normiert.$O$43]" office:value-type="float" office:value="65.2777777777778">
            <text:p>65,2777777778</text:p>
          </table:table-cell>
          <table:table-cell table:style-name="ce7" office:value-type="float" office:value="18">
            <text:p>18</text:p>
          </table:table-cell>
          <table:table-cell table:style-name="ce2" table:formula="of:=[$Rohdaten.Q40]*[$normiert.$Q$43]" office:value-type="float" office:value="60">
            <text:p>6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S30]*[$normiert.$S$43]" office:value-type="float" office:value="37.5">
            <text:p>37,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U29]*[$normiert.$U$43]" office:value-type="float" office:value="55.5555555555556">
            <text:p>55,5555555556</text:p>
          </table:table-cell>
          <table:table-cell table:style-name="ce7" office:value-type="float" office:value="18">
            <text:p>18</text:p>
          </table:table-cell>
          <table:table-cell table:style-name="ce2" table:formula="of:=[$Rohdaten.W29]*[$normiert.$W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Y32]*[$normiert.$Y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A31]*[$normiert.$AA$43]" office:value-type="float" office:value="44.4444444444444">
            <text:p>44,4444444444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C29]*[$normiert.$AC$43]" office:value-type="float" office:value="11.1111111111111">
            <text:p>11,1111111111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E36]*[$normiert.$AE$43]" office:value-type="float" office:value="33.3333333333333">
            <text:p>33,3333333333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G40]*[$normiert.$AG$43]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I36]*[$normiert.$AI$43]" office:value-type="float" office:value="68.75">
            <text:p>68,75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K39]*[$normiert.$AK$43]" office:value-type="float" office:value="57.1428571428571">
            <text:p>57,1428571429</text:p>
          </table:table-cell>
          <table:table-cell table:style-name="ce7" office:value-type="float" office:value="18">
            <text:p>18</text:p>
          </table:table-cell>
          <table:table-cell table:style-name="ce2" table:formula="of:=[$Rohdaten.AM22]*[$normiert.$AM$43]" office:value-type="float" office:value="36.6666666666667">
            <text:p>36,6666666667</text:p>
          </table:table-cell>
          <table:table-cell table:style-name="ce7" office:value-type="float" office:value="18">
            <text:p>18</text:p>
          </table:table-cell>
          <table:table-cell table:style-name="ce19" table:formula="of:=[$Rohdaten.AO39]*[$normiert.$AO$43]" office:value-type="float" office:value="90">
            <text:p>90</text:p>
          </table:table-cell>
          <table:table-cell table:style-name="ce46"/>
          <table:table-cell/>
          <table:table-cell table:style-name="ce47" table:formula="of:=[.AR20]" office:value-type="float" office:value="18">
            <text:p>18</text:p>
          </table:table-cell>
          <table:table-cell table:style-name="ce47" table:formula="of:=[.AS20]" office:value-type="float" office:value="57.9681776556777">
            <text:p>57,9681776557</text:p>
          </table:table-cell>
          <table:table-cell table:style-name="ce47"/>
          <table:table-cell table:number-columns-repeated="978"/>
        </table:table-row>
        <table:table-row table:style-name="ro1">
          <table:table-cell table:style-name="ce2" office:value-type="string">
            <text:p>#38</text:p>
          </table:table-cell>
          <table:table-cell table:style-name="ce8" office:value-type="float" office:value="19">
            <text:p>19</text:p>
          </table:table-cell>
          <table:table-cell table:style-name="ce2" table:formula="of:=[$Rohdaten.C26]*[$normiert.$C$43]" office:value-type="float" office:value="38.4615384615385">
            <text:p>38,4615384615</text:p>
          </table:table-cell>
          <table:table-cell table:style-name="ce12" office:value-type="float" office:value="19">
            <text:p>19</text:p>
          </table:table-cell>
          <table:table-cell table:style-name="ce2" table:formula="of:=[$Rohdaten.E32]*[$normiert.$E$43]" office:value-type="float" office:value="42.8571428571429">
            <text:p>42,8571428571</text:p>
          </table:table-cell>
          <table:table-cell table:style-name="ce8" office:value-type="float" office:value="19">
            <text:p>19</text:p>
          </table:table-cell>
          <table:table-cell table:style-name="ce2" table:formula="of:=[$Rohdaten.G25]*[$normiert.$G$43]" office:value-type="float" office:value="42.8571428571429">
            <text:p>42,8571428571</text:p>
          </table:table-cell>
          <table:table-cell table:style-name="ce8" office:value-type="float" office:value="19">
            <text:p>19</text:p>
          </table:table-cell>
          <table:table-cell table:style-name="ce2" table:formula="of:=[$Rohdaten.I36]*[$normiert.$I$43]" office:value-type="float" office:value="87.5">
            <text:p>87,5</text:p>
          </table:table-cell>
          <table:table-cell table:style-name="ce8" office:value-type="float" office:value="19">
            <text:p>19</text:p>
          </table:table-cell>
          <table:table-cell table:style-name="ce2" table:formula="of:=[$Rohdaten.K22]*[$normiert.$K$43]" office:value-type="float" office:value="57.1428571428571">
            <text:p>57,1428571429</text:p>
          </table:table-cell>
          <table:table-cell table:style-name="ce8" office:value-type="float" office:value="19">
            <text:p>19</text:p>
          </table:table-cell>
          <table:table-cell table:style-name="ce2" table:formula="of:=[$Rohdaten.M34]*[$normiert.$M$43]" office:value-type="float" office:value="85.7142857142857">
            <text:p>85,7142857143</text:p>
          </table:table-cell>
          <table:table-cell table:style-name="ce8" office:value-type="float" office:value="19">
            <text:p>19</text:p>
          </table:table-cell>
          <table:table-cell table:style-name="ce2" table:formula="of:=[$Rohdaten.O22]*[$normiert.$O$43]" office:value-type="float" office:value="76.3888888888889">
            <text:p>76,3888888889</text:p>
          </table:table-cell>
          <table:table-cell table:style-name="ce8" office:value-type="float" office:value="19">
            <text:p>19</text:p>
          </table:table-cell>
          <table:table-cell table:style-name="ce2" table:formula="of:=[$Rohdaten.Q26]*[$normiert.$Q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" table:formula="of:=[$Rohdaten.S25]*[$normiert.$S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" table:formula="of:=[$Rohdaten.U40]*[$normiert.$U$43]" office:value-type="float" office:value="88.8888888888889">
            <text:p>88,8888888889</text:p>
          </table:table-cell>
          <table:table-cell table:style-name="ce8" office:value-type="float" office:value="19">
            <text:p>19</text:p>
          </table:table-cell>
          <table:table-cell table:style-name="ce2" table:formula="of:=[$Rohdaten.W34]*[$normiert.$W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" table:formula="of:=[$Rohdaten.Y34]*[$normiert.$Y$43]" office:value-type="float" office:value="77.7777777777778">
            <text:p>77,7777777778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A28]*[$normiert.$AA$43]" office:value-type="float" office:value="66.6666666666667">
            <text:p>66,6666666667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C33]*[$normiert.$AC$43]" office:value-type="float" office:value="44.4444444444444">
            <text:p>44,4444444444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E27]*[$normiert.$AE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G34]*[$normiert.$AG$43]" office:value-type="float" office:value="50">
            <text:p>50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I37]*[$normiert.$AI$43]" office:value-type="float" office:value="56.25">
            <text:p>56,25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K28]*[$normiert.$AK$43]" office:value-type="float" office:value="28.5714285714286">
            <text:p>28,5714285714</text:p>
          </table:table-cell>
          <table:table-cell table:style-name="ce8" office:value-type="float" office:value="19">
            <text:p>19</text:p>
          </table:table-cell>
          <table:table-cell table:style-name="ce2" table:formula="of:=[$Rohdaten.AM36]*[$normiert.$AM$43]" office:value-type="float" office:value="43.3333333333333">
            <text:p>43,3333333333</text:p>
          </table:table-cell>
          <table:table-cell table:style-name="ce8" office:value-type="float" office:value="19">
            <text:p>19</text:p>
          </table:table-cell>
          <table:table-cell table:style-name="ce19" table:formula="of:=[$Rohdaten.AO22]*[$normiert.$AO$43]" office:value-type="float" office:value="100">
            <text:p>100</text:p>
          </table:table-cell>
          <table:table-cell table:style-name="ce46"/>
          <table:table-cell/>
          <table:table-cell table:style-name="ce47" table:formula="of:=[.AR21]" office:value-type="float" office:value="19">
            <text:p>19</text:p>
          </table:table-cell>
          <table:table-cell table:style-name="ce47" table:formula="of:=[.AS21]" office:value-type="float" office:value="59.9537545787546">
            <text:p>59,9537545788</text:p>
          </table:table-cell>
          <table:table-cell table:style-name="ce47"/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formula="of:=([.C3]-[.$AS3])^2" office:value-type="float" office:value="5.65440782931619">
            <text:p>5,6544078293</text:p>
          </table:table-cell>
          <table:table-cell table:formula="of:=([.D3]-[.$AS3])^2" office:value-type="float" office:value="3382.650932672">
            <text:p>3382,650932672</text:p>
          </table:table-cell>
          <table:table-cell table:formula="of:=([.E3]-[.$AS3])^2" office:value-type="float" office:value="1765.48749293713">
            <text:p>1765,4874929371</text:p>
          </table:table-cell>
          <table:table-cell table:formula="of:=([.F3]-[.$AS3])^2" office:value-type="float" office:value="3382.650932672">
            <text:p>3382,650932672</text:p>
          </table:table-cell>
          <table:table-cell table:formula="of:=([.G3]-[.$AS3])^2" office:value-type="float" office:value="4.07113152076527">
            <text:p>4,0711315208</text:p>
          </table:table-cell>
          <table:table-cell table:formula="of:=([.H3]-[.$AS3])^2" office:value-type="float" office:value="3382.650932672">
            <text:p>3382,650932672</text:p>
          </table:table-cell>
          <table:table-cell table:formula="of:=([.I3]-[.$AS3])^2" office:value-type="float" office:value="250.887806908869">
            <text:p>250,8878069089</text:p>
          </table:table-cell>
          <table:table-cell table:formula="of:=([.J3]-[.$AS3])^2" office:value-type="float" office:value="3382.650932672">
            <text:p>3382,650932672</text:p>
          </table:table-cell>
          <table:table-cell table:formula="of:=([.K3]-[.$AS3])^2" office:value-type="float" office:value="265.80146467967">
            <text:p>265,8014646797</text:p>
          </table:table-cell>
          <table:table-cell table:formula="of:=([.L3]-[.$AS3])^2" office:value-type="float" office:value="3382.650932672">
            <text:p>3382,650932672</text:p>
          </table:table-cell>
          <table:table-cell table:formula="of:=([.M3]-[.$AS3])^2" office:value-type="float" office:value="705.100261121323">
            <text:p>705,1002611213</text:p>
          </table:table-cell>
          <table:table-cell table:formula="of:=([.N3]-[.$AS3])^2" office:value-type="float" office:value="3382.650932672">
            <text:p>3382,650932672</text:p>
          </table:table-cell>
          <table:table-cell table:formula="of:=([.O3]-[.$AS3])^2" office:value-type="float" office:value="584.322890343952">
            <text:p>584,322890344</text:p>
          </table:table-cell>
          <table:table-cell table:formula="of:=([.P3]-[.$AS3])^2" office:value-type="float" office:value="3382.650932672">
            <text:p>3382,650932672</text:p>
          </table:table-cell>
          <table:table-cell table:formula="of:=([.Q3]-[.$AS3])^2" office:value-type="float" office:value="0.704656725718971">
            <text:p>0,7046567257</text:p>
          </table:table-cell>
          <table:table-cell table:formula="of:=([.R3]-[.$AS3])^2" office:value-type="float" office:value="3382.650932672">
            <text:p>3382,650932672</text:p>
          </table:table-cell>
          <table:table-cell table:formula="of:=([.S3]-[.$AS3])^2" office:value-type="float" office:value="11.1518484229106">
            <text:p>11,1518484229</text:p>
          </table:table-cell>
          <table:table-cell table:formula="of:=([.T3]-[.$AS3])^2" office:value-type="float" office:value="3382.650932672">
            <text:p>3382,650932672</text:p>
          </table:table-cell>
          <table:table-cell table:formula="of:=([.U3]-[.$AS3])^2" office:value-type="float" office:value="12.9960690171314">
            <text:p>12,9960690171</text:p>
          </table:table-cell>
          <table:table-cell table:formula="of:=([.V3]-[.$AS3])^2" office:value-type="float" office:value="3382.650932672">
            <text:p>3382,650932672</text:p>
          </table:table-cell>
          <table:table-cell table:formula="of:=([.W3]-[.$AS3])^2" office:value-type="float" office:value="584.322890343952">
            <text:p>584,322890344</text:p>
          </table:table-cell>
          <table:table-cell table:formula="of:=([.X3]-[.$AS3])^2" office:value-type="float" office:value="3382.650932672">
            <text:p>3382,650932672</text:p>
          </table:table-cell>
          <table:table-cell table:formula="of:=([.Y3]-[.$AS3])^2" office:value-type="float" office:value="12.9960690171314">
            <text:p>12,9960690171</text:p>
          </table:table-cell>
          <table:table-cell table:formula="of:=([.Z3]-[.$AS3])^2" office:value-type="float" office:value="3382.650932672">
            <text:p>3382,650932672</text:p>
          </table:table-cell>
          <table:table-cell table:formula="of:=([.AA3]-[.$AS3])^2" office:value-type="float" office:value="12.9960690171314">
            <text:p>12,9960690171</text:p>
          </table:table-cell>
          <table:table-cell table:formula="of:=([.AB3]-[.$AS3])^2" office:value-type="float" office:value="3382.650932672">
            <text:p>3382,650932672</text:p>
          </table:table-cell>
          <table:table-cell table:formula="of:=([.AC3]-[.$AS3])^2" office:value-type="float" office:value="56.3416123626743">
            <text:p>56,3416123627</text:p>
          </table:table-cell>
          <table:table-cell table:formula="of:=([.AD3]-[.$AS3])^2" office:value-type="float" office:value="3382.650932672">
            <text:p>3382,650932672</text:p>
          </table:table-cell>
          <table:table-cell table:formula="of:=([.AE3]-[.$AS3])^2" office:value-type="float" office:value="83.9158899369525">
            <text:p>83,915889937</text:p>
          </table:table-cell>
          <table:table-cell table:formula="of:=([.AF3]-[.$AS3])^2" office:value-type="float" office:value="3382.650932672">
            <text:p>3382,650932672</text:p>
          </table:table-cell>
          <table:table-cell table:formula="of:=([.AG3]-[.$AS3])^2" office:value-type="float" office:value="250.887806908869">
            <text:p>250,8878069089</text:p>
          </table:table-cell>
          <table:table-cell table:formula="of:=([.AH3]-[.$AS3])^2" office:value-type="float" office:value="3382.650932672">
            <text:p>3382,650932672</text:p>
          </table:table-cell>
          <table:table-cell table:formula="of:=([.AI3]-[.$AS3])^2" office:value-type="float" office:value="469.179931450994">
            <text:p>469,179931451</text:p>
          </table:table-cell>
          <table:table-cell table:formula="of:=([.AJ3]-[.$AS3])^2" office:value-type="float" office:value="3382.650932672">
            <text:p>3382,650932672</text:p>
          </table:table-cell>
          <table:table-cell table:formula="of:=([.AK3]-[.$AS3])^2" office:value-type="float" office:value="376.781754231387">
            <text:p>376,7817542314</text:p>
          </table:table-cell>
          <table:table-cell table:formula="of:=([.AL3]-[.$AS3])^2" office:value-type="float" office:value="3382.650932672">
            <text:p>3382,650932672</text:p>
          </table:table-cell>
          <table:table-cell table:formula="of:=([.AM3]-[.$AS3])^2" office:value-type="float" office:value="755.914261935325">
            <text:p>755,9142619353</text:p>
          </table:table-cell>
          <table:table-cell table:formula="of:=([.AN3]-[.$AS3])^2" office:value-type="float" office:value="3382.650932672">
            <text:p>3382,650932672</text:p>
          </table:table-cell>
          <table:table-cell table:formula="of:=([.AO3]-[.$AS3])^2" office:value-type="float" office:value="951.070957092018">
            <text:p>951,070957092</text:p>
          </table:table-cell>
          <table:table-cell table:number-columns-repeated="3"/>
          <table:table-cell table:formula="of:=([.C43]+[.E43]+[.G43]+[.I43]+[.K43]+[.M43]+[.O43]+[.Q43]+[.S43]+[.U43]+[.W43]+[.Y43]+[.AA43]+[.AC43]+[.AE43]+[.AG43]+[.AI43]+[.AK43]+[.AM43]+[.AO43]+[.C62]+[.E62]+[.G62]+[.I62]+[.K62]+[.M62]+[.O62]+[.Q62]+[.S62]+[.U62]+[.W62]+[.Y62]+[.AA62]+[.AC62]+[.AE62]+[.AG62]+[.AI62]+[.AM62]+[.AK62]+[.AO62])/40" office:value-type="float" office:value="377.292747645026">
            <text:p>377,29274764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formula="of:=([.C4]-[.$AS4])^2" office:value-type="float" office:value="582.859127129718">
            <text:p>582,8591271297</text:p>
          </table:table-cell>
          <table:table-cell table:formula="of:=([.D4]-[.$AS4])^2" office:value-type="float" office:value="2578.66947276698">
            <text:p>2578,669472767</text:p>
          </table:table-cell>
          <table:table-cell table:formula="of:=([.E4]-[.$AS4])^2" office:value-type="float" office:value="19.0292756625032">
            <text:p>19,0292756625</text:p>
          </table:table-cell>
          <table:table-cell table:formula="of:=([.F4]-[.$AS4])^2" office:value-type="float" office:value="2578.66947276698">
            <text:p>2578,669472767</text:p>
          </table:table-cell>
          <table:table-cell table:formula="of:=([.G4]-[.$AS4])^2" office:value-type="float" office:value="19.0292756625032">
            <text:p>19,0292756625</text:p>
          </table:table-cell>
          <table:table-cell table:formula="of:=([.H4]-[.$AS4])^2" office:value-type="float" office:value="2578.66947276698">
            <text:p>2578,669472767</text:p>
          </table:table-cell>
          <table:table-cell table:formula="of:=([.I4]-[.$AS4])^2" office:value-type="float" office:value="2229.67160951912">
            <text:p>2229,6716095191</text:p>
          </table:table-cell>
          <table:table-cell table:formula="of:=([.J4]-[.$AS4])^2" office:value-type="float" office:value="2578.66947276698">
            <text:p>2578,669472767</text:p>
          </table:table-cell>
          <table:table-cell table:formula="of:=([.K4]-[.$AS4])^2" office:value-type="float" office:value="586.084046288702">
            <text:p>586,0840462887</text:p>
          </table:table-cell>
          <table:table-cell table:formula="of:=([.L4]-[.$AS4])^2" office:value-type="float" office:value="2578.66947276698">
            <text:p>2578,669472767</text:p>
          </table:table-cell>
          <table:table-cell table:formula="of:=([.M4]-[.$AS4])^2" office:value-type="float" office:value="19.0292756625032">
            <text:p>19,0292756625</text:p>
          </table:table-cell>
          <table:table-cell table:formula="of:=([.N4]-[.$AS4])^2" office:value-type="float" office:value="2578.66947276698">
            <text:p>2578,669472767</text:p>
          </table:table-cell>
          <table:table-cell table:formula="of:=([.O4]-[.$AS4])^2" office:value-type="float" office:value="1406.03824057325">
            <text:p>1406,0382405733</text:p>
          </table:table-cell>
          <table:table-cell table:formula="of:=([.P4]-[.$AS4])^2" office:value-type="float" office:value="2578.66947276698">
            <text:p>2578,669472767</text:p>
          </table:table-cell>
          <table:table-cell table:formula="of:=([.Q4]-[.$AS4])^2" office:value-type="float" office:value="52.1197169672303">
            <text:p>52,1197169672</text:p>
          </table:table-cell>
          <table:table-cell table:formula="of:=([.R4]-[.$AS4])^2" office:value-type="float" office:value="2578.66947276698">
            <text:p>2578,669472767</text:p>
          </table:table-cell>
          <table:table-cell table:formula="of:=([.S4]-[.$AS4])^2" office:value-type="float" office:value="94.4667102517236">
            <text:p>94,4667102517</text:p>
          </table:table-cell>
          <table:table-cell table:formula="of:=([.T4]-[.$AS4])^2" office:value-type="float" office:value="2578.66947276698">
            <text:p>2578,669472767</text:p>
          </table:table-cell>
          <table:table-cell table:formula="of:=([.U4]-[.$AS4])^2" office:value-type="float" office:value="933.81453449538">
            <text:p>933,8145344954</text:p>
          </table:table-cell>
          <table:table-cell table:formula="of:=([.V4]-[.$AS4])^2" office:value-type="float" office:value="2578.66947276698">
            <text:p>2578,669472767</text:p>
          </table:table-cell>
          <table:table-cell table:formula="of:=([.W4]-[.$AS4])^2" office:value-type="float" office:value="1304.21627781379">
            <text:p>1304,2162778138</text:p>
          </table:table-cell>
          <table:table-cell table:formula="of:=([.X4]-[.$AS4])^2" office:value-type="float" office:value="2578.66947276698">
            <text:p>2578,669472767</text:p>
          </table:table-cell>
          <table:table-cell table:formula="of:=([.Y4]-[.$AS4])^2" office:value-type="float" office:value="7.73174382925693">
            <text:p>7,7317438293</text:p>
          </table:table-cell>
          <table:table-cell table:formula="of:=([.Z4]-[.$AS4])^2" office:value-type="float" office:value="2578.66947276698">
            <text:p>2578,669472767</text:p>
          </table:table-cell>
          <table:table-cell table:formula="of:=([.AA4]-[.$AS4])^2" office:value-type="float" office:value="378.196233043746">
            <text:p>378,1962330437</text:p>
          </table:table-cell>
          <table:table-cell table:formula="of:=([.AB4]-[.$AS4])^2" office:value-type="float" office:value="2578.66947276698">
            <text:p>2578,669472767</text:p>
          </table:table-cell>
          <table:table-cell table:formula="of:=([.AC4]-[.$AS4])^2" office:value-type="float" office:value="1303.80842948928">
            <text:p>1303,8084294893</text:p>
          </table:table-cell>
          <table:table-cell table:formula="of:=([.AD4]-[.$AS4])^2" office:value-type="float" office:value="2578.66947276698">
            <text:p>2578,669472767</text:p>
          </table:table-cell>
          <table:table-cell table:formula="of:=([.AE4]-[.$AS4])^2" office:value-type="float" office:value="192.822810170324">
            <text:p>192,8228101703</text:p>
          </table:table-cell>
          <table:table-cell table:formula="of:=([.AF4]-[.$AS4])^2" office:value-type="float" office:value="2578.66947276698">
            <text:p>2578,669472767</text:p>
          </table:table-cell>
          <table:table-cell table:formula="of:=([.AG4]-[.$AS4])^2" office:value-type="float" office:value="94.4667102517236">
            <text:p>94,4667102517</text:p>
          </table:table-cell>
          <table:table-cell table:formula="of:=([.AH4]-[.$AS4])^2" office:value-type="float" office:value="2578.66947276698">
            <text:p>2578,669472767</text:p>
          </table:table-cell>
          <table:table-cell table:formula="of:=([.AI4]-[.$AS4])^2" office:value-type="float" office:value="94.4667102517236">
            <text:p>94,4667102517</text:p>
          </table:table-cell>
          <table:table-cell table:formula="of:=([.AJ4]-[.$AS4])^2" office:value-type="float" office:value="2578.66947276698">
            <text:p>2578,669472767</text:p>
          </table:table-cell>
          <table:table-cell table:formula="of:=([.AK4]-[.$AS4])^2" office:value-type="float" office:value="586.084046288702">
            <text:p>586,0840462887</text:p>
          </table:table-cell>
          <table:table-cell table:formula="of:=([.AL4]-[.$AS4])^2" office:value-type="float" office:value="2578.66947276698">
            <text:p>2578,669472767</text:p>
          </table:table-cell>
          <table:table-cell table:formula="of:=([.AM4]-[.$AS4])^2" office:value-type="float" office:value="4.92573039824362">
            <text:p>4,9257303982</text:p>
          </table:table-cell>
          <table:table-cell table:formula="of:=([.AN4]-[.$AS4])^2" office:value-type="float" office:value="2578.66947276698">
            <text:p>2578,669472767</text:p>
          </table:table-cell>
          <table:table-cell table:formula="of:=([.AO4]-[.$AS4])^2" office:value-type="float" office:value="52.1197169672303">
            <text:p>52,1197169672</text:p>
          </table:table-cell>
          <table:table-cell table:number-columns-repeated="3"/>
          <table:table-cell table:formula="of:=([.C44]+[.E44]+[.G44]+[.I44]+[.K44]+[.M44]+[.O44]+[.Q44]+[.S44]+[.U44]+[.W44]+[.Y44]+[.AA44]+[.AC44]+[.AE44]+[.AG44]+[.AI44]+[.AK44]+[.AM44]+[.AO44]+[.C63]+[.E63]+[.G63]+[.I63]+[.K63]+[.M63]+[.O63]+[.Q63]+[.S63]+[.U63]+[.W63]+[.Y63]+[.AA63]+[.AC63]+[.AE63]+[.AG63]+[.AI63]+[.AM63]+[.AK63]+[.AO63])/40" office:value-type="float" office:value="426.878029971508">
            <text:p>426,878029971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3">
            <text:p>3</text:p>
          </table:table-cell>
          <table:table-cell table:formula="of:=([.C5]-[.$AS5])^2" office:value-type="float" office:value="1073.68245032508">
            <text:p>1073,6824503251</text:p>
          </table:table-cell>
          <table:table-cell table:formula="of:=([.D5]-[.$AS5])^2" office:value-type="float" office:value="4125.86621100884">
            <text:p>4125,8662110088</text:p>
          </table:table-cell>
          <table:table-cell table:formula="of:=([.E5]-[.$AS5])^2" office:value-type="float" office:value="132.67861289267">
            <text:p>132,6786128927</text:p>
          </table:table-cell>
          <table:table-cell table:formula="of:=([.F5]-[.$AS5])^2" office:value-type="float" office:value="4125.86621100884">
            <text:p>4125,8662110088</text:p>
          </table:table-cell>
          <table:table-cell table:formula="of:=([.G5]-[.$AS5])^2" office:value-type="float" office:value="17.603608531951">
            <text:p>17,603608532</text:p>
          </table:table-cell>
          <table:table-cell table:formula="of:=([.H5]-[.$AS5])^2" office:value-type="float" office:value="4125.86621100884">
            <text:p>4125,8662110088</text:p>
          </table:table-cell>
          <table:table-cell table:formula="of:=([.I5]-[.$AS5])^2" office:value-type="float" office:value="196.478924684053">
            <text:p>196,4789246841</text:p>
          </table:table-cell>
          <table:table-cell table:formula="of:=([.J5]-[.$AS5])^2" office:value-type="float" office:value="4125.86621100884">
            <text:p>4125,8662110088</text:p>
          </table:table-cell>
          <table:table-cell table:formula="of:=([.K5]-[.$AS5])^2" office:value-type="float" office:value="17.603608531951">
            <text:p>17,603608532</text:p>
          </table:table-cell>
          <table:table-cell table:formula="of:=([.L5]-[.$AS5])^2" office:value-type="float" office:value="4125.86621100884">
            <text:p>4125,8662110088</text:p>
          </table:table-cell>
          <table:table-cell table:formula="of:=([.M5]-[.$AS5])^2" office:value-type="float" office:value="17.603608531951">
            <text:p>17,603608532</text:p>
          </table:table-cell>
          <table:table-cell table:formula="of:=([.N5]-[.$AS5])^2" office:value-type="float" office:value="4125.86621100884">
            <text:p>4125,8662110088</text:p>
          </table:table-cell>
          <table:table-cell table:formula="of:=([.O5]-[.$AS5])^2" office:value-type="float" office:value="259.223760866389">
            <text:p>259,2237608664</text:p>
          </table:table-cell>
          <table:table-cell table:formula="of:=([.P5]-[.$AS5])^2" office:value-type="float" office:value="4125.86621100884">
            <text:p>4125,8662110088</text:p>
          </table:table-cell>
          <table:table-cell table:formula="of:=([.Q5]-[.$AS5])^2" office:value-type="float" office:value="52.3149289575573">
            <text:p>52,3149289576</text:p>
          </table:table-cell>
          <table:table-cell table:formula="of:=([.R5]-[.$AS5])^2" office:value-type="float" office:value="4125.86621100884">
            <text:p>4125,8662110088</text:p>
          </table:table-cell>
          <table:table-cell table:formula="of:=([.S5]-[.$AS5])^2" office:value-type="float" office:value="60.3277494703776">
            <text:p>60,3277494704</text:p>
          </table:table-cell>
          <table:table-cell table:formula="of:=([.T5]-[.$AS5])^2" office:value-type="float" office:value="4125.86621100884">
            <text:p>4125,8662110088</text:p>
          </table:table-cell>
          <table:table-cell table:formula="of:=([.U5]-[.$AS5])^2" office:value-type="float" office:value="136.360513003141">
            <text:p>136,3605130031</text:p>
          </table:table-cell>
          <table:table-cell table:formula="of:=([.V5]-[.$AS5])^2" office:value-type="float" office:value="4125.86621100884">
            <text:p>4125,8662110088</text:p>
          </table:table-cell>
          <table:table-cell table:formula="of:=([.W5]-[.$AS5])^2" office:value-type="float" office:value="259.223760866389">
            <text:p>259,2237608664</text:p>
          </table:table-cell>
          <table:table-cell table:formula="of:=([.X5]-[.$AS5])^2" office:value-type="float" office:value="4125.86621100884">
            <text:p>4125,8662110088</text:p>
          </table:table-cell>
          <table:table-cell table:formula="of:=([.Y5]-[.$AS5])^2" office:value-type="float" office:value="3149.65585963182">
            <text:p>3149,6558596318</text:p>
          </table:table-cell>
          <table:table-cell table:formula="of:=([.Z5]-[.$AS5])^2" office:value-type="float" office:value="4125.86621100884">
            <text:p>4125,8662110088</text:p>
          </table:table-cell>
          <table:table-cell table:formula="of:=([.AA5]-[.$AS5])^2" office:value-type="float" office:value="136.360513003141">
            <text:p>136,3605130031</text:p>
          </table:table-cell>
          <table:table-cell table:formula="of:=([.AB5]-[.$AS5])^2" office:value-type="float" office:value="4125.86621100884">
            <text:p>4125,8662110088</text:p>
          </table:table-cell>
          <table:table-cell table:formula="of:=([.AC5]-[.$AS5])^2" office:value-type="float" office:value="0.320626963255187">
            <text:p>0,3206269633</text:p>
          </table:table-cell>
          <table:table-cell table:formula="of:=([.AD5]-[.$AS5])^2" office:value-type="float" office:value="4125.86621100884">
            <text:p>4125,8662110088</text:p>
          </table:table-cell>
          <table:table-cell table:formula="of:=([.AE5]-[.$AS5])^2" office:value-type="float" office:value="259.223760866389">
            <text:p>259,2237608664</text:p>
          </table:table-cell>
          <table:table-cell table:formula="of:=([.AF5]-[.$AS5])^2" office:value-type="float" office:value="4125.86621100884">
            <text:p>4125,8662110088</text:p>
          </table:table-cell>
          <table:table-cell table:formula="of:=([.AG5]-[.$AS5])^2" office:value-type="float" office:value="60.3277494703776">
            <text:p>60,3277494704</text:p>
          </table:table-cell>
          <table:table-cell table:formula="of:=([.AH5]-[.$AS5])^2" office:value-type="float" office:value="4125.86621100884">
            <text:p>4125,8662110088</text:p>
          </table:table-cell>
          <table:table-cell table:formula="of:=([.AI5]-[.$AS5])^2" office:value-type="float" office:value="2.30157425670244">
            <text:p>2,3015742567</text:p>
          </table:table-cell>
          <table:table-cell table:formula="of:=([.AJ5]-[.$AS5])^2" office:value-type="float" office:value="4125.86621100884">
            <text:p>4125,8662110088</text:p>
          </table:table-cell>
          <table:table-cell table:formula="of:=([.AK5]-[.$AS5])^2" office:value-type="float" office:value="341.561396775454">
            <text:p>341,5613967755</text:p>
          </table:table-cell>
          <table:table-cell table:formula="of:=([.AL5]-[.$AS5])^2" office:value-type="float" office:value="4125.86621100884">
            <text:p>4125,8662110088</text:p>
          </table:table-cell>
          <table:table-cell table:formula="of:=([.AM5]-[.$AS5])^2" office:value-type="float" office:value="79.2023933450216">
            <text:p>79,202393345</text:p>
          </table:table-cell>
          <table:table-cell table:formula="of:=([.AN5]-[.$AS5])^2" office:value-type="float" office:value="4125.86621100884">
            <text:p>4125,8662110088</text:p>
          </table:table-cell>
          <table:table-cell table:formula="of:=([.AO5]-[.$AS5])^2" office:value-type="float" office:value="741.631168273797">
            <text:p>741,6311682738</text:p>
          </table:table-cell>
          <table:table-cell table:number-columns-repeated="3"/>
          <table:table-cell table:formula="of:=([.C45]+[.E45]+[.G45]+[.I45]+[.K45]+[.M45]+[.O45]+[.Q45]+[.S45]+[.U45]+[.W45]+[.Y45]+[.AA45]+[.AC45]+[.AE45]+[.AG45]+[.AI45]+[.AK45]+[.AM45]+[.AO45]+[.C64]+[.E64]+[.G64]+[.I64]+[.K64]+[.M64]+[.O64]+[.Q64]+[.S64]+[.U64]+[.W64]+[.Y64]+[.AA64]+[.AC64]+[.AE64]+[.AG64]+[.AI64]+[.AM64]+[.AK64]+[.AO64])/40" office:value-type="float" office:value="343.046841688955">
            <text:p>343,046841689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4">
            <text:p>4</text:p>
          </table:table-cell>
          <table:table-cell table:formula="of:=([.C6]-[.$AS6])^2" office:value-type="float" office:value="12.8728393492266">
            <text:p>12,8728393492</text:p>
          </table:table-cell>
          <table:table-cell table:formula="of:=([.D6]-[.$AS6])^2" office:value-type="float" office:value="3736.42888800143">
            <text:p>3736,4288880014</text:p>
          </table:table-cell>
          <table:table-cell table:formula="of:=([.E6]-[.$AS6])^2" office:value-type="float" office:value="495.916939632338">
            <text:p>495,9169396323</text:p>
          </table:table-cell>
          <table:table-cell table:formula="of:=([.F6]-[.$AS6])^2" office:value-type="float" office:value="3736.42888800143">
            <text:p>3736,4288880014</text:p>
          </table:table-cell>
          <table:table-cell table:formula="of:=([.G6]-[.$AS6])^2" office:value-type="float" office:value="423.863695257665">
            <text:p>423,8636952577</text:p>
          </table:table-cell>
          <table:table-cell table:formula="of:=([.H6]-[.$AS6])^2" office:value-type="float" office:value="3736.42888800143">
            <text:p>3736,4288880014</text:p>
          </table:table-cell>
          <table:table-cell table:formula="of:=([.I6]-[.$AS6])^2" office:value-type="float" office:value="78.7893313774976">
            <text:p>78,7893313775</text:p>
          </table:table-cell>
          <table:table-cell table:formula="of:=([.J6]-[.$AS6])^2" office:value-type="float" office:value="3736.42888800143">
            <text:p>3736,4288880014</text:p>
          </table:table-cell>
          <table:table-cell table:formula="of:=([.K6]-[.$AS6])^2" office:value-type="float" office:value="63.7359262013245">
            <text:p>63,7359262013</text:p>
          </table:table-cell>
          <table:table-cell table:formula="of:=([.L6]-[.$AS6])^2" office:value-type="float" office:value="3736.42888800143">
            <text:p>3736,4288880014</text:p>
          </table:table-cell>
          <table:table-cell table:formula="of:=([.M6]-[.$AS6])^2" office:value-type="float" office:value="423.863695257665">
            <text:p>423,8636952577</text:p>
          </table:table-cell>
          <table:table-cell table:formula="of:=([.N6]-[.$AS6])^2" office:value-type="float" office:value="3736.42888800143">
            <text:p>3736,4288880014</text:p>
          </table:table-cell>
          <table:table-cell table:formula="of:=([.O6]-[.$AS6])^2" office:value-type="float" office:value="331.494771192312">
            <text:p>331,4947711923</text:p>
          </table:table-cell>
          <table:table-cell table:formula="of:=([.P6]-[.$AS6])^2" office:value-type="float" office:value="3736.42888800143">
            <text:p>3736,4288880014</text:p>
          </table:table-cell>
          <table:table-cell table:formula="of:=([.Q6]-[.$AS6])^2" office:value-type="float" office:value="23.7526059501469">
            <text:p>23,7526059501</text:p>
          </table:table-cell>
          <table:table-cell table:formula="of:=([.R6]-[.$AS6])^2" office:value-type="float" office:value="3736.42888800143">
            <text:p>3736,4288880014</text:p>
          </table:table-cell>
          <table:table-cell table:formula="of:=([.S6]-[.$AS6])^2" office:value-type="float" office:value="97.4892512492921">
            <text:p>97,4892512493</text:p>
          </table:table-cell>
          <table:table-cell table:formula="of:=([.T6]-[.$AS6])^2" office:value-type="float" office:value="3736.42888800143">
            <text:p>3736,4288880014</text:p>
          </table:table-cell>
          <table:table-cell table:formula="of:=([.U6]-[.$AS6])^2" office:value-type="float" office:value="1010.79498486753">
            <text:p>1010,7949848675</text:p>
          </table:table-cell>
          <table:table-cell table:formula="of:=([.V6]-[.$AS6])^2" office:value-type="float" office:value="3736.42888800143">
            <text:p>3736,4288880014</text:p>
          </table:table-cell>
          <table:table-cell table:formula="of:=([.W6]-[.$AS6])^2" office:value-type="float" office:value="2.37262019516125">
            <text:p>2,3726201952</text:p>
          </table:table-cell>
          <table:table-cell table:formula="of:=([.X6]-[.$AS6])^2" office:value-type="float" office:value="3736.42888800143">
            <text:p>3736,4288880014</text:p>
          </table:table-cell>
          <table:table-cell table:formula="of:=([.Y6]-[.$AS6])^2" office:value-type="float" office:value="160.058992464866">
            <text:p>160,0589924649</text:p>
          </table:table-cell>
          <table:table-cell table:formula="of:=([.Z6]-[.$AS6])^2" office:value-type="float" office:value="3736.42888800143">
            <text:p>3736,4288880014</text:p>
          </table:table-cell>
          <table:table-cell table:formula="of:=([.AA6]-[.$AS6])^2" office:value-type="float" office:value="160.058992464866">
            <text:p>160,0589924649</text:p>
          </table:table-cell>
          <table:table-cell table:formula="of:=([.AB6]-[.$AS6])^2" office:value-type="float" office:value="3736.42888800143">
            <text:p>3736,4288880014</text:p>
          </table:table-cell>
          <table:table-cell table:formula="of:=([.AC6]-[.$AS6])^2" office:value-type="float" office:value="50.3516087991496">
            <text:p>50,3516087991</text:p>
          </table:table-cell>
          <table:table-cell table:formula="of:=([.AD6]-[.$AS6])^2" office:value-type="float" office:value="3736.42888800143">
            <text:p>3736,4288880014</text:p>
          </table:table-cell>
          <table:table-cell table:formula="of:=([.AE6]-[.$AS6])^2" office:value-type="float" office:value="2.37262019516125">
            <text:p>2,3726201952</text:p>
          </table:table-cell>
          <table:table-cell table:formula="of:=([.AF6]-[.$AS6])^2" office:value-type="float" office:value="3736.42888800143">
            <text:p>3736,4288880014</text:p>
          </table:table-cell>
          <table:table-cell table:formula="of:=([.AG6]-[.$AS6])^2" office:value-type="float" office:value="6.89763800142911">
            <text:p>6,8976380014</text:p>
          </table:table-cell>
          <table:table-cell table:formula="of:=([.AH6]-[.$AS6])^2" office:value-type="float" office:value="3736.42888800143">
            <text:p>3736,4288880014</text:p>
          </table:table-cell>
          <table:table-cell table:formula="of:=([.AI6]-[.$AS6])^2" office:value-type="float" office:value="78.7893313774976">
            <text:p>78,7893313775</text:p>
          </table:table-cell>
          <table:table-cell table:formula="of:=([.AJ6]-[.$AS6])^2" office:value-type="float" office:value="3736.42888800143">
            <text:p>3736,4288880014</text:p>
          </table:table-cell>
          <table:table-cell table:formula="of:=([.AK6]-[.$AS6])^2" office:value-type="float" office:value="0.706643975613618">
            <text:p>0,7066439756</text:p>
          </table:table-cell>
          <table:table-cell table:formula="of:=([.AL6]-[.$AS6])^2" office:value-type="float" office:value="3736.42888800143">
            <text:p>3736,4288880014</text:p>
          </table:table-cell>
          <table:table-cell table:formula="of:=([.AM6]-[.$AS6])^2" office:value-type="float" office:value="550.356060366102">
            <text:p>550,3560603661</text:p>
          </table:table-cell>
          <table:table-cell table:formula="of:=([.AN6]-[.$AS6])^2" office:value-type="float" office:value="3736.42888800143">
            <text:p>3736,4288880014</text:p>
          </table:table-cell>
          <table:table-cell table:formula="of:=([.AO6]-[.$AS6])^2" office:value-type="float" office:value="26.2793153518565">
            <text:p>26,2793153519</text:p>
          </table:table-cell>
          <table:table-cell table:number-columns-repeated="3"/>
          <table:table-cell table:formula="of:=([.C46]+[.E46]+[.G46]+[.I46]+[.K46]+[.M46]+[.O46]+[.Q46]+[.S46]+[.U46]+[.W46]+[.Y46]+[.AA46]+[.AC46]+[.AE46]+[.AG46]+[.AI46]+[.AK46]+[.AM46]+[.AO46]+[.C65]+[.E65]+[.G65]+[.I65]+[.K65]+[.M65]+[.O65]+[.Q65]+[.S65]+[.U65]+[.W65]+[.Y65]+[.AA65]+[.AC65]+[.AE65]+[.AG65]+[.AI65]+[.AM65]+[.AK65]+[.AO65])/40" office:value-type="float" office:value="299.088914085026">
            <text:p>299,08891408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5">
            <text:p>5</text:p>
          </table:table-cell>
          <table:table-cell table:formula="of:=([.C7]-[.$AS7])^2" office:value-type="float" office:value="386.710244095943">
            <text:p>386,7102440959</text:p>
          </table:table-cell>
          <table:table-cell table:formula="of:=([.D7]-[.$AS7])^2" office:value-type="float" office:value="2064.26474888602">
            <text:p>2064,264748886</text:p>
          </table:table-cell>
          <table:table-cell table:formula="of:=([.E7]-[.$AS7])^2" office:value-type="float" office:value="611.073193417684">
            <text:p>611,0731934177</text:p>
          </table:table-cell>
          <table:table-cell table:formula="of:=([.F7]-[.$AS7])^2" office:value-type="float" office:value="2064.26474888602">
            <text:p>2064,264748886</text:p>
          </table:table-cell>
          <table:table-cell table:formula="of:=([.G7]-[.$AS7])^2" office:value-type="float" office:value="440.764454537517">
            <text:p>440,7644545375</text:p>
          </table:table-cell>
          <table:table-cell table:formula="of:=([.H7]-[.$AS7])^2" office:value-type="float" office:value="2064.26474888602">
            <text:p>2064,264748886</text:p>
          </table:table-cell>
          <table:table-cell table:formula="of:=([.I7]-[.$AS7])^2" office:value-type="float" office:value="335.469247512399">
            <text:p>335,4692475124</text:p>
          </table:table-cell>
          <table:table-cell table:formula="of:=([.J7]-[.$AS7])^2" office:value-type="float" office:value="2064.26474888602">
            <text:p>2064,264748886</text:p>
          </table:table-cell>
          <table:table-cell table:formula="of:=([.K7]-[.$AS7])^2" office:value-type="float" office:value="57.411497970274">
            <text:p>57,4114979703</text:p>
          </table:table-cell>
          <table:table-cell table:formula="of:=([.L7]-[.$AS7])^2" office:value-type="float" office:value="2064.26474888602">
            <text:p>2064,264748886</text:p>
          </table:table-cell>
          <table:table-cell table:formula="of:=([.M7]-[.$AS7])^2" office:value-type="float" office:value="57.411497970274">
            <text:p>57,4114979703</text:p>
          </table:table-cell>
          <table:table-cell table:formula="of:=([.N7]-[.$AS7])^2" office:value-type="float" office:value="2064.26474888602">
            <text:p>2064,264748886</text:p>
          </table:table-cell>
          <table:table-cell table:formula="of:=([.O7]-[.$AS7])^2" office:value-type="float" office:value="361.390138928082">
            <text:p>361,3901389281</text:p>
          </table:table-cell>
          <table:table-cell table:formula="of:=([.P7]-[.$AS7])^2" office:value-type="float" office:value="2064.26474888602">
            <text:p>2064,264748886</text:p>
          </table:table-cell>
          <table:table-cell table:formula="of:=([.Q7]-[.$AS7])^2" office:value-type="float" office:value="91.5049045636809">
            <text:p>91,5049045637</text:p>
          </table:table-cell>
          <table:table-cell table:formula="of:=([.R7]-[.$AS7])^2" office:value-type="float" office:value="2064.26474888602">
            <text:p>2064,264748886</text:p>
          </table:table-cell>
          <table:table-cell table:formula="of:=([.S7]-[.$AS7])^2" office:value-type="float" office:value="603.479492475769">
            <text:p>603,4794924758</text:p>
          </table:table-cell>
          <table:table-cell table:formula="of:=([.T7]-[.$AS7])^2" office:value-type="float" office:value="2064.26474888602">
            <text:p>2064,264748886</text:p>
          </table:table-cell>
          <table:table-cell table:formula="of:=([.U7]-[.$AS7])^2" office:value-type="float" office:value="35.8769368523796">
            <text:p>35,8769368524</text:p>
          </table:table-cell>
          <table:table-cell table:formula="of:=([.V7]-[.$AS7])^2" office:value-type="float" office:value="2064.26474888602">
            <text:p>2064,264748886</text:p>
          </table:table-cell>
          <table:table-cell table:formula="of:=([.W7]-[.$AS7])^2" office:value-type="float" office:value="2456.77047232925">
            <text:p>2456,7704723293</text:p>
          </table:table-cell>
          <table:table-cell table:formula="of:=([.X7]-[.$AS7])^2" office:value-type="float" office:value="2064.26474888602">
            <text:p>2064,264748886</text:p>
          </table:table-cell>
          <table:table-cell table:formula="of:=([.Y7]-[.$AS7])^2" office:value-type="float" office:value="292.438970497747">
            <text:p>292,4389704977</text:p>
          </table:table-cell>
          <table:table-cell table:formula="of:=([.Z7]-[.$AS7])^2" office:value-type="float" office:value="2064.26474888602">
            <text:p>2064,264748886</text:p>
          </table:table-cell>
          <table:table-cell table:formula="of:=([.AA7]-[.$AS7])^2" office:value-type="float" office:value="263.493610302386">
            <text:p>263,4936103024</text:p>
          </table:table-cell>
          <table:table-cell table:formula="of:=([.AB7]-[.$AS7])^2" office:value-type="float" office:value="2064.26474888602">
            <text:p>2064,264748886</text:p>
          </table:table-cell>
          <table:table-cell table:formula="of:=([.AC7]-[.$AS7])^2" office:value-type="float" office:value="292.438970497747">
            <text:p>292,4389704977</text:p>
          </table:table-cell>
          <table:table-cell table:formula="of:=([.AD7]-[.$AS7])^2" office:value-type="float" office:value="2064.26474888602">
            <text:p>2064,264748886</text:p>
          </table:table-cell>
          <table:table-cell table:formula="of:=([.AE7]-[.$AS7])^2" office:value-type="float" office:value="0.1885126222888">
            <text:p>0,1885126223</text:p>
          </table:table-cell>
          <table:table-cell table:formula="of:=([.AF7]-[.$AS7])^2" office:value-type="float" office:value="2064.26474888602">
            <text:p>2064,264748886</text:p>
          </table:table-cell>
          <table:table-cell table:formula="of:=([.AG7]-[.$AS7])^2" office:value-type="float" office:value="145.584002549029">
            <text:p>145,584002549</text:p>
          </table:table-cell>
          <table:table-cell table:formula="of:=([.AH7]-[.$AS7])^2" office:value-type="float" office:value="2064.26474888602">
            <text:p>2064,264748886</text:p>
          </table:table-cell>
          <table:table-cell table:formula="of:=([.AI7]-[.$AS7])^2" office:value-type="float" office:value="368.032777732179">
            <text:p>368,0327777322</text:p>
          </table:table-cell>
          <table:table-cell table:formula="of:=([.AJ7]-[.$AS7])^2" office:value-type="float" office:value="2064.26474888602">
            <text:p>2064,264748886</text:p>
          </table:table-cell>
          <table:table-cell table:formula="of:=([.AK7]-[.$AS7])^2" office:value-type="float" office:value="0.1885126222888">
            <text:p>0,1885126223</text:p>
          </table:table-cell>
          <table:table-cell table:formula="of:=([.AL7]-[.$AS7])^2" office:value-type="float" office:value="2064.26474888602">
            <text:p>2064,264748886</text:p>
          </table:table-cell>
          <table:table-cell table:formula="of:=([.AM7]-[.$AS7])^2" office:value-type="float" office:value="292.438970497746">
            <text:p>292,4389704977</text:p>
          </table:table-cell>
          <table:table-cell table:formula="of:=([.AN7]-[.$AS7])^2" office:value-type="float" office:value="2064.26474888602">
            <text:p>2064,264748886</text:p>
          </table:table-cell>
          <table:table-cell table:formula="of:=([.AO7]-[.$AS7])^2" office:value-type="float" office:value="2456.77047232925">
            <text:p>2456,7704723293</text:p>
          </table:table-cell>
          <table:table-cell table:number-columns-repeated="3"/>
          <table:table-cell table:formula="of:=([.C47]+[.E47]+[.G47]+[.I47]+[.K47]+[.M47]+[.O47]+[.Q47]+[.S47]+[.U47]+[.W47]+[.Y47]+[.AA47]+[.AC47]+[.AE47]+[.AG47]+[.AI47]+[.AK47]+[.AM47]+[.AO47]+[.C66]+[.E66]+[.G66]+[.I66]+[.K66]+[.M66]+[.O66]+[.Q66]+[.S66]+[.U66]+[.W66]+[.Y66]+[.AA66]+[.AC66]+[.AE66]+[.AG66]+[.AI66]+[.AM66]+[.AK66]+[.AO66])/40" office:value-type="float" office:value="408.161141201409">
            <text:p>408,1611412014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formula="of:=([.C8]-[.$AS8])^2" office:value-type="float" office:value="452.664266316135">
            <text:p>452,6642663161</text:p>
          </table:table-cell>
          <table:table-cell table:formula="of:=([.D8]-[.$AS8])^2" office:value-type="float" office:value="2887.71316506696">
            <text:p>2887,713165067</text:p>
          </table:table-cell>
          <table:table-cell table:formula="of:=([.E8]-[.$AS8])^2" office:value-type="float" office:value="1467.56991545942">
            <text:p>1467,5699154594</text:p>
          </table:table-cell>
          <table:table-cell table:formula="of:=([.F8]-[.$AS8])^2" office:value-type="float" office:value="2887.71316506696">
            <text:p>2887,713165067</text:p>
          </table:table-cell>
          <table:table-cell table:formula="of:=([.G8]-[.$AS8])^2" office:value-type="float" office:value="971.320678585185">
            <text:p>971,3206785852</text:p>
          </table:table-cell>
          <table:table-cell table:formula="of:=([.H8]-[.$AS8])^2" office:value-type="float" office:value="2887.71316506696">
            <text:p>2887,713165067</text:p>
          </table:table-cell>
          <table:table-cell table:formula="of:=([.I8]-[.$AS8])^2" office:value-type="float" office:value="7.63170139174239">
            <text:p>7,6317013917</text:p>
          </table:table-cell>
          <table:table-cell table:formula="of:=([.J8]-[.$AS8])^2" office:value-type="float" office:value="2887.71316506696">
            <text:p>2887,713165067</text:p>
          </table:table-cell>
          <table:table-cell table:formula="of:=([.K8]-[.$AS8])^2" office:value-type="float" office:value="6.73189435354261">
            <text:p>6,7318943535</text:p>
          </table:table-cell>
          <table:table-cell table:formula="of:=([.L8]-[.$AS8])^2" office:value-type="float" office:value="2887.71316506696">
            <text:p>2887,713165067</text:p>
          </table:table-cell>
          <table:table-cell table:formula="of:=([.M8]-[.$AS8])^2" office:value-type="float" office:value="6.73189435354261">
            <text:p>6,7318943535</text:p>
          </table:table-cell>
          <table:table-cell table:formula="of:=([.N8]-[.$AS8])^2" office:value-type="float" office:value="2887.71316506696">
            <text:p>2887,713165067</text:p>
          </table:table-cell>
          <table:table-cell table:formula="of:=([.O8]-[.$AS8])^2" office:value-type="float" office:value="277.270530926405">
            <text:p>277,2705309264</text:p>
          </table:table-cell>
          <table:table-cell table:formula="of:=([.P8]-[.$AS8])^2" office:value-type="float" office:value="2887.71316506696">
            <text:p>2887,713165067</text:p>
          </table:table-cell>
          <table:table-cell table:formula="of:=([.Q8]-[.$AS8])^2" office:value-type="float" office:value="1621.073207802">
            <text:p>1621,073207802</text:p>
          </table:table-cell>
          <table:table-cell table:formula="of:=([.R8]-[.$AS8])^2" office:value-type="float" office:value="2887.71316506696">
            <text:p>2887,713165067</text:p>
          </table:table-cell>
          <table:table-cell table:formula="of:=([.S8]-[.$AS8])^2" office:value-type="float" office:value="7.63170139174239">
            <text:p>7,6317013917</text:p>
          </table:table-cell>
          <table:table-cell table:formula="of:=([.T8]-[.$AS8])^2" office:value-type="float" office:value="2887.71316506696">
            <text:p>2887,713165067</text:p>
          </table:table-cell>
          <table:table-cell table:formula="of:=([.U8]-[.$AS8])^2" office:value-type="float" office:value="1621.073207802">
            <text:p>1621,073207802</text:p>
          </table:table-cell>
          <table:table-cell table:formula="of:=([.V8]-[.$AS8])^2" office:value-type="float" office:value="2887.71316506696">
            <text:p>2887,713165067</text:p>
          </table:table-cell>
          <table:table-cell table:formula="of:=([.W8]-[.$AS8])^2" office:value-type="float" office:value="556.765871619663">
            <text:p>556,7658716197</text:p>
          </table:table-cell>
          <table:table-cell table:formula="of:=([.X8]-[.$AS8])^2" office:value-type="float" office:value="2887.71316506696">
            <text:p>2887,713165067</text:p>
          </table:table-cell>
          <table:table-cell table:formula="of:=([.Y8]-[.$AS8])^2" office:value-type="float" office:value="94.8178659216572">
            <text:p>94,8178659217</text:p>
          </table:table-cell>
          <table:table-cell table:formula="of:=([.Z8]-[.$AS8])^2" office:value-type="float" office:value="2887.71316506696">
            <text:p>2887,713165067</text:p>
          </table:table-cell>
          <table:table-cell table:formula="of:=([.AA8]-[.$AS8])^2" office:value-type="float" office:value="17.488212550337">
            <text:p>17,4882125503</text:p>
          </table:table-cell>
          <table:table-cell table:formula="of:=([.AB8]-[.$AS8])^2" office:value-type="float" office:value="2887.71316506696">
            <text:p>2887,713165067</text:p>
          </table:table-cell>
          <table:table-cell table:formula="of:=([.AC8]-[.$AS8])^2" office:value-type="float" office:value="17.488212550337">
            <text:p>17,4882125503</text:p>
          </table:table-cell>
          <table:table-cell table:formula="of:=([.AD8]-[.$AS8])^2" office:value-type="float" office:value="2887.71316506696">
            <text:p>2887,713165067</text:p>
          </table:table-cell>
          <table:table-cell table:formula="of:=([.AE8]-[.$AS8])^2" office:value-type="float" office:value="94.8178659216572">
            <text:p>94,8178659217</text:p>
          </table:table-cell>
          <table:table-cell table:formula="of:=([.AF8]-[.$AS8])^2" office:value-type="float" office:value="2887.71316506696">
            <text:p>2887,713165067</text:p>
          </table:table-cell>
          <table:table-cell table:formula="of:=([.AG8]-[.$AS8])^2" office:value-type="float" office:value="7.63170139174239">
            <text:p>7,6317013917</text:p>
          </table:table-cell>
          <table:table-cell table:formula="of:=([.AH8]-[.$AS8])^2" office:value-type="float" office:value="2887.71316506696">
            <text:p>2887,713165067</text:p>
          </table:table-cell>
          <table:table-cell table:formula="of:=([.AI8]-[.$AS8])^2" office:value-type="float" office:value="462.78995459687">
            <text:p>462,7899545969</text:p>
          </table:table-cell>
          <table:table-cell table:formula="of:=([.AJ8]-[.$AS8])^2" office:value-type="float" office:value="2887.71316506696">
            <text:p>2887,713165067</text:p>
          </table:table-cell>
          <table:table-cell table:formula="of:=([.AK8]-[.$AS8])^2" office:value-type="float" office:value="136.682400196905">
            <text:p>136,6824001969</text:p>
          </table:table-cell>
          <table:table-cell table:formula="of:=([.AL8]-[.$AS8])^2" office:value-type="float" office:value="2887.71316506696">
            <text:p>2887,713165067</text:p>
          </table:table-cell>
          <table:table-cell table:formula="of:=([.AM8]-[.$AS8])^2" office:value-type="float" office:value="1019.47509526639">
            <text:p>1019,4750952664</text:p>
          </table:table-cell>
          <table:table-cell table:formula="of:=([.AN8]-[.$AS8])^2" office:value-type="float" office:value="2887.71316506696">
            <text:p>2887,713165067</text:p>
          </table:table-cell>
          <table:table-cell table:formula="of:=([.AO8]-[.$AS8])^2" office:value-type="float" office:value="1621.073207802">
            <text:p>1621,073207802</text:p>
          </table:table-cell>
          <table:table-cell table:number-columns-repeated="3"/>
          <table:table-cell table:formula="of:=([.C48]+[.E48]+[.G48]+[.I48]+[.K48]+[.M48]+[.O48]+[.Q48]+[.S48]+[.U48]+[.W48]+[.Y48]+[.AA48]+[.AC48]+[.AE48]+[.AG48]+[.AI48]+[.AK48]+[.AM48]+[.AO48]+[.C67]+[.E67]+[.G67]+[.I67]+[.K67]+[.M67]+[.O67]+[.Q67]+[.S67]+[.U67]+[.W67]+[.Y67]+[.AA67]+[.AC67]+[.AE67]+[.AG67]+[.AI67]+[.AM67]+[.AK67]+[.AO67])/40" office:value-type="float" office:value="438.726283524364">
            <text:p>438,7262835244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7">
            <text:p>7</text:p>
          </table:table-cell>
          <table:table-cell table:formula="of:=([.C9]-[.$AS9])^2" office:value-type="float" office:value="191.583919620832">
            <text:p>191,5839196208</text:p>
          </table:table-cell>
          <table:table-cell table:formula="of:=([.D9]-[.$AS9])^2" office:value-type="float" office:value="2808.4944519304">
            <text:p>2808,4944519304</text:p>
          </table:table-cell>
          <table:table-cell table:formula="of:=([.E9]-[.$AS9])^2" office:value-type="float" office:value="2089.35986925118">
            <text:p>2089,3598692512</text:p>
          </table:table-cell>
          <table:table-cell table:formula="of:=([.F9]-[.$AS9])^2" office:value-type="float" office:value="2808.4944519304">
            <text:p>2808,4944519304</text:p>
          </table:table-cell>
          <table:table-cell table:formula="of:=([.G9]-[.$AS9])^2" office:value-type="float" office:value="130.721285612594">
            <text:p>130,7212856126</text:p>
          </table:table-cell>
          <table:table-cell table:formula="of:=([.H9]-[.$AS9])^2" office:value-type="float" office:value="2808.4944519304">
            <text:p>2808,4944519304</text:p>
          </table:table-cell>
          <table:table-cell table:formula="of:=([.I9]-[.$AS9])^2" office:value-type="float" office:value="99.9046320280831">
            <text:p>99,9046320281</text:p>
          </table:table-cell>
          <table:table-cell table:formula="of:=([.J9]-[.$AS9])^2" office:value-type="float" office:value="2808.4944519304">
            <text:p>2808,4944519304</text:p>
          </table:table-cell>
          <table:table-cell table:formula="of:=([.K9]-[.$AS9])^2" office:value-type="float" office:value="661.469802968255">
            <text:p>661,4698029683</text:p>
          </table:table-cell>
          <table:table-cell table:formula="of:=([.L9]-[.$AS9])^2" office:value-type="float" office:value="2808.4944519304">
            <text:p>2808,4944519304</text:p>
          </table:table-cell>
          <table:table-cell table:formula="of:=([.M9]-[.$AS9])^2" office:value-type="float" office:value="661.469802968255">
            <text:p>661,4698029683</text:p>
          </table:table-cell>
          <table:table-cell table:formula="of:=([.N9]-[.$AS9])^2" office:value-type="float" office:value="2808.4944519304">
            <text:p>2808,4944519304</text:p>
          </table:table-cell>
          <table:table-cell table:formula="of:=([.O9]-[.$AS9])^2" office:value-type="float" office:value="225.14310882906">
            <text:p>225,1431088291</text:p>
          </table:table-cell>
          <table:table-cell table:formula="of:=([.P9]-[.$AS9])^2" office:value-type="float" office:value="2808.4944519304">
            <text:p>2808,4944519304</text:p>
          </table:table-cell>
          <table:table-cell table:formula="of:=([.Q9]-[.$AS9])^2" office:value-type="float" office:value="400.190804189255">
            <text:p>400,1908041893</text:p>
          </table:table-cell>
          <table:table-cell table:formula="of:=([.R9]-[.$AS9])^2" office:value-type="float" office:value="2808.4944519304">
            <text:p>2808,4944519304</text:p>
          </table:table-cell>
          <table:table-cell table:formula="of:=([.S9]-[.$AS9])^2" office:value-type="float" office:value="99.9046320280831">
            <text:p>99,9046320281</text:p>
          </table:table-cell>
          <table:table-cell table:formula="of:=([.T9]-[.$AS9])^2" office:value-type="float" office:value="2808.4944519304">
            <text:p>2808,4944519304</text:p>
          </table:table-cell>
          <table:table-cell table:formula="of:=([.U9]-[.$AS9])^2" office:value-type="float" office:value="241.826945825397">
            <text:p>241,8269458254</text:p>
          </table:table-cell>
          <table:table-cell table:formula="of:=([.V9]-[.$AS9])^2" office:value-type="float" office:value="2808.4944519304">
            <text:p>2808,4944519304</text:p>
          </table:table-cell>
          <table:table-cell table:formula="of:=([.W9]-[.$AS9])^2" office:value-type="float" office:value="44.5080610065122">
            <text:p>44,5080610065</text:p>
          </table:table-cell>
          <table:table-cell table:formula="of:=([.X9]-[.$AS9])^2" office:value-type="float" office:value="2808.4944519304">
            <text:p>2808,4944519304</text:p>
          </table:table-cell>
          <table:table-cell table:formula="of:=([.Y9]-[.$AS9])^2" office:value-type="float" office:value="44.508061006512">
            <text:p>44,5080610065</text:p>
          </table:table-cell>
          <table:table-cell table:formula="of:=([.Z9]-[.$AS9])^2" office:value-type="float" office:value="2808.4944519304">
            <text:p>2808,4944519304</text:p>
          </table:table-cell>
          <table:table-cell table:formula="of:=([.AA9]-[.$AS9])^2" office:value-type="float" office:value="19.7107132924977">
            <text:p>19,7107132925</text:p>
          </table:table-cell>
          <table:table-cell table:formula="of:=([.AB9]-[.$AS9])^2" office:value-type="float" office:value="2808.4944519304">
            <text:p>2808,4944519304</text:p>
          </table:table-cell>
          <table:table-cell table:formula="of:=([.AC9]-[.$AS9])^2" office:value-type="float" office:value="1426.80015163194">
            <text:p>1426,8001516319</text:p>
          </table:table-cell>
          <table:table-cell table:formula="of:=([.AD9]-[.$AS9])^2" office:value-type="float" office:value="2808.4944519304">
            <text:p>2808,4944519304</text:p>
          </table:table-cell>
          <table:table-cell table:formula="of:=([.AE9]-[.$AS9])^2" office:value-type="float" office:value="1600.38158563004">
            <text:p>1600,38158563</text:p>
          </table:table-cell>
          <table:table-cell table:formula="of:=([.AF9]-[.$AS9])^2" office:value-type="float" office:value="2808.4944519304">
            <text:p>2808,4944519304</text:p>
          </table:table-cell>
          <table:table-cell table:formula="of:=([.AG9]-[.$AS9])^2" office:value-type="float" office:value="225.14310882906">
            <text:p>225,1431088291</text:p>
          </table:table-cell>
          <table:table-cell table:formula="of:=([.AH9]-[.$AS9])^2" office:value-type="float" office:value="2808.4944519304">
            <text:p>2808,4944519304</text:p>
          </table:table-cell>
          <table:table-cell table:formula="of:=([.AI9]-[.$AS9])^2" office:value-type="float" office:value="451.765228029304">
            <text:p>451,7652280293</text:p>
          </table:table-cell>
          <table:table-cell table:formula="of:=([.AJ9]-[.$AS9])^2" office:value-type="float" office:value="2808.4944519304">
            <text:p>2808,4944519304</text:p>
          </table:table-cell>
          <table:table-cell table:formula="of:=([.AK9]-[.$AS9])^2" office:value-type="float" office:value="130.721285612594">
            <text:p>130,7212856126</text:p>
          </table:table-cell>
          <table:table-cell table:formula="of:=([.AL9]-[.$AS9])^2" office:value-type="float" office:value="2808.4944519304">
            <text:p>2808,4944519304</text:p>
          </table:table-cell>
          <table:table-cell table:formula="of:=([.AM9]-[.$AS9])^2" office:value-type="float" office:value="99.9046320280831">
            <text:p>99,9046320281</text:p>
          </table:table-cell>
          <table:table-cell table:formula="of:=([.AN9]-[.$AS9])^2" office:value-type="float" office:value="2808.4944519304">
            <text:p>2808,4944519304</text:p>
          </table:table-cell>
          <table:table-cell table:formula="of:=([.AO9]-[.$AS9])^2" office:value-type="float" office:value="1600.38158563004">
            <text:p>1600,38158563</text:p>
          </table:table-cell>
          <table:table-cell table:number-columns-repeated="3"/>
          <table:table-cell table:formula="of:=([.C49]+[.E49]+[.G49]+[.I49]+[.K49]+[.M49]+[.O49]+[.Q49]+[.S49]+[.U49]+[.W49]+[.Y49]+[.AA49]+[.AC49]+[.AE49]+[.AG49]+[.AI49]+[.AK49]+[.AM49]+[.AO49]+[.C68]+[.E68]+[.G68]+[.I68]+[.K68]+[.M68]+[.O68]+[.Q68]+[.S68]+[.U68]+[.W68]+[.Y68]+[.AA68]+[.AC68]+[.AE68]+[.AG68]+[.AI68]+[.AM68]+[.AK68]+[.AO68])/40" office:value-type="float" office:value="423.723745560488">
            <text:p>423,723745560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8">
            <text:p>8</text:p>
          </table:table-cell>
          <table:table-cell table:formula="of:=([.C10]-[.$AS10])^2" office:value-type="float" office:value="83.2760706114613">
            <text:p>83,2760706115</text:p>
          </table:table-cell>
          <table:table-cell table:formula="of:=([.D10]-[.$AS10])^2" office:value-type="float" office:value="3021.89068036069">
            <text:p>3021,8906803607</text:p>
          </table:table-cell>
          <table:table-cell table:formula="of:=([.E10]-[.$AS10])^2" office:value-type="float" office:value="404.596462673612">
            <text:p>404,5964626736</text:p>
          </table:table-cell>
          <table:table-cell table:formula="of:=([.F10]-[.$AS10])^2" office:value-type="float" office:value="3021.89068036069">
            <text:p>3021,8906803607</text:p>
          </table:table-cell>
          <table:table-cell table:formula="of:=([.G10]-[.$AS10])^2" office:value-type="float" office:value="71.5182313810937">
            <text:p>71,5182313811</text:p>
          </table:table-cell>
          <table:table-cell table:formula="of:=([.H10]-[.$AS10])^2" office:value-type="float" office:value="3021.89068036069">
            <text:p>3021,8906803607</text:p>
          </table:table-cell>
          <table:table-cell table:formula="of:=([.I10]-[.$AS10])^2" office:value-type="float" office:value="369.474757741639">
            <text:p>369,4747577416</text:p>
          </table:table-cell>
          <table:table-cell table:formula="of:=([.J10]-[.$AS10])^2" office:value-type="float" office:value="3021.89068036069">
            <text:p>3021,8906803607</text:p>
          </table:table-cell>
          <table:table-cell table:formula="of:=([.K10]-[.$AS10])^2" office:value-type="float" office:value="33.9757143742917">
            <text:p>33,9757143743</text:p>
          </table:table-cell>
          <table:table-cell table:formula="of:=([.L10]-[.$AS10])^2" office:value-type="float" office:value="3021.89068036069">
            <text:p>3021,8906803607</text:p>
          </table:table-cell>
          <table:table-cell table:formula="of:=([.M10]-[.$AS10])^2" office:value-type="float" office:value="71.5182313810937">
            <text:p>71,5182313811</text:p>
          </table:table-cell>
          <table:table-cell table:formula="of:=([.N10]-[.$AS10])^2" office:value-type="float" office:value="3021.89068036069">
            <text:p>3021,8906803607</text:p>
          </table:table-cell>
          <table:table-cell table:formula="of:=([.O10]-[.$AS10])^2" office:value-type="float" office:value="41.8960815952535">
            <text:p>41,8960815953</text:p>
          </table:table-cell>
          <table:table-cell table:formula="of:=([.P10]-[.$AS10])^2" office:value-type="float" office:value="3021.89068036069">
            <text:p>3021,8906803607</text:p>
          </table:table-cell>
          <table:table-cell table:formula="of:=([.Q10]-[.$AS10])^2" office:value-type="float" office:value="49.3966327416379">
            <text:p>49,3966327416</text:p>
          </table:table-cell>
          <table:table-cell table:formula="of:=([.R10]-[.$AS10])^2" office:value-type="float" office:value="3021.89068036069">
            <text:p>3021,8906803607</text:p>
          </table:table-cell>
          <table:table-cell table:formula="of:=([.S10]-[.$AS10])^2" office:value-type="float" office:value="601.63621607497">
            <text:p>601,636216075</text:p>
          </table:table-cell>
          <table:table-cell table:formula="of:=([.T10]-[.$AS10])^2" office:value-type="float" office:value="3021.89068036069">
            <text:p>3021,8906803607</text:p>
          </table:table-cell>
          <table:table-cell table:formula="of:=([.U10]-[.$AS10])^2" office:value-type="float" office:value="343.260168896842">
            <text:p>343,2601688968</text:p>
          </table:table-cell>
          <table:table-cell table:formula="of:=([.V10]-[.$AS10])^2" office:value-type="float" office:value="3021.89068036069">
            <text:p>3021,8906803607</text:p>
          </table:table-cell>
          <table:table-cell table:formula="of:=([.W10]-[.$AS10])^2" office:value-type="float" office:value="168.265680360687">
            <text:p>168,2656803607</text:p>
          </table:table-cell>
          <table:table-cell table:formula="of:=([.X10]-[.$AS10])^2" office:value-type="float" office:value="3021.89068036069">
            <text:p>3021,8906803607</text:p>
          </table:table-cell>
          <table:table-cell table:formula="of:=([.Y10]-[.$AS10])^2" office:value-type="float" office:value="13.6525851225904">
            <text:p>13,6525851226</text:p>
          </table:table-cell>
          <table:table-cell table:formula="of:=([.Z10]-[.$AS10])^2" office:value-type="float" office:value="3021.89068036069">
            <text:p>3021,8906803607</text:p>
          </table:table-cell>
          <table:table-cell table:formula="of:=([.AA10]-[.$AS10])^2" office:value-type="float" office:value="13.6525851225904">
            <text:p>13,6525851226</text:p>
          </table:table-cell>
          <table:table-cell table:formula="of:=([.AB10]-[.$AS10])^2" office:value-type="float" office:value="3021.89068036069">
            <text:p>3021,8906803607</text:p>
          </table:table-cell>
          <table:table-cell table:formula="of:=([.AC10]-[.$AS10])^2" office:value-type="float" office:value="671.699322335993">
            <text:p>671,699322336</text:p>
          </table:table-cell>
          <table:table-cell table:formula="of:=([.AD10]-[.$AS10])^2" office:value-type="float" office:value="3021.89068036069">
            <text:p>3021,8906803607</text:p>
          </table:table-cell>
          <table:table-cell table:formula="of:=([.AE10]-[.$AS10])^2" office:value-type="float" office:value="414.59504544005">
            <text:p>414,5950454401</text:p>
          </table:table-cell>
          <table:table-cell table:formula="of:=([.AF10]-[.$AS10])^2" office:value-type="float" office:value="3021.89068036069">
            <text:p>3021,8906803607</text:p>
          </table:table-cell>
          <table:table-cell table:formula="of:=([.AG10]-[.$AS10])^2" office:value-type="float" office:value="334.095293455923">
            <text:p>334,0952934559</text:p>
          </table:table-cell>
          <table:table-cell table:formula="of:=([.AH10]-[.$AS10])^2" office:value-type="float" office:value="3021.89068036069">
            <text:p>3021,8906803607</text:p>
          </table:table-cell>
          <table:table-cell table:formula="of:=([.AI10]-[.$AS10])^2" office:value-type="float" office:value="45.1816029797339">
            <text:p>45,1816029797</text:p>
          </table:table-cell>
          <table:table-cell table:formula="of:=([.AJ10]-[.$AS10])^2" office:value-type="float" office:value="3021.89068036069">
            <text:p>3021,8906803607</text:p>
          </table:table-cell>
          <table:table-cell table:formula="of:=([.AK10]-[.$AS10])^2" office:value-type="float" office:value="71.5182313810937">
            <text:p>71,5182313811</text:p>
          </table:table-cell>
          <table:table-cell table:formula="of:=([.AL10]-[.$AS10])^2" office:value-type="float" office:value="3021.89068036069">
            <text:p>3021,8906803607</text:p>
          </table:table-cell>
          <table:table-cell table:formula="of:=([.AM10]-[.$AS10])^2" office:value-type="float" office:value="144.679370836876">
            <text:p>144,6793708369</text:p>
          </table:table-cell>
          <table:table-cell table:formula="of:=([.AN10]-[.$AS10])^2" office:value-type="float" office:value="3021.89068036069">
            <text:p>3021,8906803607</text:p>
          </table:table-cell>
          <table:table-cell table:formula="of:=([.AO10]-[.$AS10])^2" office:value-type="float" office:value="168.265680360687">
            <text:p>168,2656803607</text:p>
          </table:table-cell>
          <table:table-cell table:number-columns-repeated="3"/>
          <table:table-cell table:formula="of:=([.C50]+[.E50]+[.G50]+[.I50]+[.K50]+[.M50]+[.O50]+[.Q50]+[.S50]+[.U50]+[.W50]+[.Y50]+[.AA50]+[.AC50]+[.AE50]+[.AG50]+[.AI50]+[.AK50]+[.AM50]+[.AO50]+[.C69]+[.E69]+[.G69]+[.I69]+[.K69]+[.M69]+[.O69]+[.Q69]+[.S69]+[.U69]+[.W69]+[.Y69]+[.AA69]+[.AC69]+[.AE69]+[.AG69]+[.AI69]+[.AM69]+[.AK69]+[.AO69])/40" office:value-type="float" office:value="267.723013882215">
            <text:p>267,7230138822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9">
            <text:p>9</text:p>
          </table:table-cell>
          <table:table-cell table:formula="of:=([.C11]-[.$AS11])^2" office:value-type="float" office:value="54.1915743892479">
            <text:p>54,1915743892</text:p>
          </table:table-cell>
          <table:table-cell table:formula="of:=([.D11]-[.$AS11])^2" office:value-type="float" office:value="2795.16040363692">
            <text:p>2795,1604036369</text:p>
          </table:table-cell>
          <table:table-cell table:formula="of:=([.E11]-[.$AS11])^2" office:value-type="float" office:value="260.983729120963">
            <text:p>260,983729121</text:p>
          </table:table-cell>
          <table:table-cell table:formula="of:=([.F11]-[.$AS11])^2" office:value-type="float" office:value="2795.16040363692">
            <text:p>2795,1604036369</text:p>
          </table:table-cell>
          <table:table-cell table:formula="of:=([.G11]-[.$AS11])^2" office:value-type="float" office:value="568.584461721696">
            <text:p>568,5844617217</text:p>
          </table:table-cell>
          <table:table-cell table:formula="of:=([.H11]-[.$AS11])^2" office:value-type="float" office:value="2795.16040363692">
            <text:p>2795,1604036369</text:p>
          </table:table-cell>
          <table:table-cell table:formula="of:=([.I11]-[.$AS11])^2" office:value-type="float" office:value="172.415898142418">
            <text:p>172,4158981424</text:p>
          </table:table-cell>
          <table:table-cell table:formula="of:=([.J11]-[.$AS11])^2" office:value-type="float" office:value="2795.16040363692">
            <text:p>2795,1604036369</text:p>
          </table:table-cell>
          <table:table-cell table:formula="of:=([.K11]-[.$AS11])^2" office:value-type="float" office:value="22.3390404762744">
            <text:p>22,3390404763</text:p>
          </table:table-cell>
          <table:table-cell table:formula="of:=([.L11]-[.$AS11])^2" office:value-type="float" office:value="2795.16040363692">
            <text:p>2795,1604036369</text:p>
          </table:table-cell>
          <table:table-cell table:formula="of:=([.M11]-[.$AS11])^2" office:value-type="float" office:value="568.584461721696">
            <text:p>568,5844617217</text:p>
          </table:table-cell>
          <table:table-cell table:formula="of:=([.N11]-[.$AS11])^2" office:value-type="float" office:value="2795.16040363692">
            <text:p>2795,1604036369</text:p>
          </table:table-cell>
          <table:table-cell table:formula="of:=([.O11]-[.$AS11])^2" office:value-type="float" office:value="57.3831685263547">
            <text:p>57,3831685264</text:p>
          </table:table-cell>
          <table:table-cell table:formula="of:=([.P11]-[.$AS11])^2" office:value-type="float" office:value="2795.16040363692">
            <text:p>2795,1604036369</text:p>
          </table:table-cell>
          <table:table-cell table:formula="of:=([.Q11]-[.$AS11])^2" office:value-type="float" office:value="3.49419484571444">
            <text:p>3,4941948457</text:p>
          </table:table-cell>
          <table:table-cell table:formula="of:=([.R11]-[.$AS11])^2" office:value-type="float" office:value="2795.16040363692">
            <text:p>2795,1604036369</text:p>
          </table:table-cell>
          <table:table-cell table:formula="of:=([.S11]-[.$AS11])^2" office:value-type="float" office:value="172.415898142418">
            <text:p>172,4158981424</text:p>
          </table:table-cell>
          <table:table-cell table:formula="of:=([.T11]-[.$AS11])^2" office:value-type="float" office:value="2795.16040363692">
            <text:p>2795,1604036369</text:p>
          </table:table-cell>
          <table:table-cell table:formula="of:=([.U11]-[.$AS11])^2" office:value-type="float" office:value="23.0149518664713">
            <text:p>23,0149518665</text:p>
          </table:table-cell>
          <table:table-cell table:formula="of:=([.V11]-[.$AS11])^2" office:value-type="float" office:value="2795.16040363692">
            <text:p>2795,1604036369</text:p>
          </table:table-cell>
          <table:table-cell table:formula="of:=([.W11]-[.$AS11])^2" office:value-type="float" office:value="23.0149518664714">
            <text:p>23,0149518665</text:p>
          </table:table-cell>
          <table:table-cell table:formula="of:=([.X11]-[.$AS11])^2" office:value-type="float" office:value="2795.16040363692">
            <text:p>2795,1604036369</text:p>
          </table:table-cell>
          <table:table-cell table:formula="of:=([.Y11]-[.$AS11])^2" office:value-type="float" office:value="692.411912930099">
            <text:p>692,4119129301</text:p>
          </table:table-cell>
          <table:table-cell table:formula="of:=([.Z11]-[.$AS11])^2" office:value-type="float" office:value="2795.16040363692">
            <text:p>2795,1604036369</text:p>
          </table:table-cell>
          <table:table-cell table:formula="of:=([.AA11]-[.$AS11])^2" office:value-type="float" office:value="303.624774142961">
            <text:p>303,624774143</text:p>
          </table:table-cell>
          <table:table-cell table:formula="of:=([.AB11]-[.$AS11])^2" office:value-type="float" office:value="2795.16040363692">
            <text:p>2795,1604036369</text:p>
          </table:table-cell>
          <table:table-cell table:formula="of:=([.AC11]-[.$AS11])^2" office:value-type="float" office:value="23.0149518664713">
            <text:p>23,0149518665</text:p>
          </table:table-cell>
          <table:table-cell table:formula="of:=([.AD11]-[.$AS11])^2" office:value-type="float" office:value="2795.16040363692">
            <text:p>2795,1604036369</text:p>
          </table:table-cell>
          <table:table-cell table:formula="of:=([.AE11]-[.$AS11])^2" office:value-type="float" office:value="460.705733307253">
            <text:p>460,7057333073</text:p>
          </table:table-cell>
          <table:table-cell table:formula="of:=([.AF11]-[.$AS11])^2" office:value-type="float" office:value="2795.16040363692">
            <text:p>2795,1604036369</text:p>
          </table:table-cell>
          <table:table-cell table:formula="of:=([.AG11]-[.$AS11])^2" office:value-type="float" office:value="375.612441182711">
            <text:p>375,6124411827</text:p>
          </table:table-cell>
          <table:table-cell table:formula="of:=([.AH11]-[.$AS11])^2" office:value-type="float" office:value="2795.16040363692">
            <text:p>2795,1604036369</text:p>
          </table:table-cell>
          <table:table-cell table:formula="of:=([.AI11]-[.$AS11])^2" office:value-type="float" office:value="937.540096860367">
            <text:p>937,5400968604</text:p>
          </table:table-cell>
          <table:table-cell table:formula="of:=([.AJ11]-[.$AS11])^2" office:value-type="float" office:value="2795.16040363692">
            <text:p>2795,1604036369</text:p>
          </table:table-cell>
          <table:table-cell table:formula="of:=([.AK11]-[.$AS11])^2" office:value-type="float" office:value="91.3801184459237">
            <text:p>91,3801184459</text:p>
          </table:table-cell>
          <table:table-cell table:formula="of:=([.AL11]-[.$AS11])^2" office:value-type="float" office:value="2795.16040363692">
            <text:p>2795,1604036369</text:p>
          </table:table-cell>
          <table:table-cell table:formula="of:=([.AM11]-[.$AS11])^2" office:value-type="float" office:value="1097.64483587136">
            <text:p>1097,6448358714</text:p>
          </table:table-cell>
          <table:table-cell table:formula="of:=([.AN11]-[.$AS11])^2" office:value-type="float" office:value="2795.16040363692">
            <text:p>2795,1604036369</text:p>
          </table:table-cell>
          <table:table-cell table:formula="of:=([.AO11]-[.$AS11])^2" office:value-type="float" office:value="328.723132574652">
            <text:p>328,7231325747</text:p>
          </table:table-cell>
          <table:table-cell table:number-columns-repeated="3"/>
          <table:table-cell table:formula="of:=([.C51]+[.E51]+[.G51]+[.I51]+[.K51]+[.M51]+[.O51]+[.Q51]+[.S51]+[.U51]+[.W51]+[.Y51]+[.AA51]+[.AC51]+[.AE51]+[.AG51]+[.AI51]+[.AK51]+[.AM51]+[.AO51]+[.C70]+[.E70]+[.G70]+[.I70]+[.K70]+[.M70]+[.O70]+[.Q70]+[.S70]+[.U70]+[.W70]+[.Y70]+[.AA70]+[.AC70]+[.AE70]+[.AG70]+[.AI70]+[.AM70]+[.AK70]+[.AO70])/40" office:value-type="float" office:value="262.697475534086">
            <text:p>262,6974755341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0">
            <text:p>10</text:p>
          </table:table-cell>
          <table:table-cell table:formula="of:=([.C12]-[.$AS12])^2" office:value-type="float" office:value="251.058269370594">
            <text:p>251,0582693706</text:p>
          </table:table-cell>
          <table:table-cell table:formula="of:=([.D12]-[.$AS12])^2" office:value-type="float" office:value="1274.03616220426">
            <text:p>1274,0361622043</text:p>
          </table:table-cell>
          <table:table-cell table:formula="of:=([.E12]-[.$AS12])^2" office:value-type="float" office:value="815.147382333334">
            <text:p>815,1473823333</text:p>
          </table:table-cell>
          <table:table-cell table:formula="of:=([.F12]-[.$AS12])^2" office:value-type="float" office:value="1274.03616220426">
            <text:p>1274,0361622043</text:p>
          </table:table-cell>
          <table:table-cell table:formula="of:=([.G12]-[.$AS12])^2" office:value-type="float" office:value="293.170232499041">
            <text:p>293,170232499</text:p>
          </table:table-cell>
          <table:table-cell table:formula="of:=([.H12]-[.$AS12])^2" office:value-type="float" office:value="1274.03616220426">
            <text:p>1274,0361622043</text:p>
          </table:table-cell>
          <table:table-cell table:formula="of:=([.I12]-[.$AS12])^2" office:value-type="float" office:value="208.618827802547">
            <text:p>208,6188278025</text:p>
          </table:table-cell>
          <table:table-cell table:formula="of:=([.J12]-[.$AS12])^2" office:value-type="float" office:value="1274.03616220426">
            <text:p>1274,0361622043</text:p>
          </table:table-cell>
          <table:table-cell table:formula="of:=([.K12]-[.$AS12])^2" office:value-type="float" office:value="131.084500770452">
            <text:p>131,0845007705</text:p>
          </table:table-cell>
          <table:table-cell table:formula="of:=([.L12]-[.$AS12])^2" office:value-type="float" office:value="1274.03616220426">
            <text:p>1274,0361622043</text:p>
          </table:table-cell>
          <table:table-cell table:formula="of:=([.M12]-[.$AS12])^2" office:value-type="float" office:value="662.286532865341">
            <text:p>662,2865328653</text:p>
          </table:table-cell>
          <table:table-cell table:formula="of:=([.N12]-[.$AS12])^2" office:value-type="float" office:value="1274.03616220426">
            <text:p>1274,0361622043</text:p>
          </table:table-cell>
          <table:table-cell table:formula="of:=([.O12]-[.$AS12])^2" office:value-type="float" office:value="8.51161923179648">
            <text:p>8,5116192318</text:p>
          </table:table-cell>
          <table:table-cell table:formula="of:=([.P12]-[.$AS12])^2" office:value-type="float" office:value="1274.03616220426">
            <text:p>1274,0361622043</text:p>
          </table:table-cell>
          <table:table-cell table:formula="of:=([.Q12]-[.$AS12])^2" office:value-type="float" office:value="18.5447092128031">
            <text:p>18,5447092128</text:p>
          </table:table-cell>
          <table:table-cell table:formula="of:=([.R12]-[.$AS12])^2" office:value-type="float" office:value="1274.03616220426">
            <text:p>1274,0361622043</text:p>
          </table:table-cell>
          <table:table-cell table:formula="of:=([.S12]-[.$AS12])^2" office:value-type="float" office:value="67.1357882726323">
            <text:p>67,1357882726</text:p>
          </table:table-cell>
          <table:table-cell table:formula="of:=([.T12]-[.$AS12])^2" office:value-type="float" office:value="1274.03616220426">
            <text:p>1274,0361622043</text:p>
          </table:table-cell>
          <table:table-cell table:formula="of:=([.U12]-[.$AS12])^2" office:value-type="float" office:value="1029.39169401812">
            <text:p>1029,3916940181</text:p>
          </table:table-cell>
          <table:table-cell table:formula="of:=([.V12]-[.$AS12])^2" office:value-type="float" office:value="1274.03616220426">
            <text:p>1274,0361622043</text:p>
          </table:table-cell>
          <table:table-cell table:formula="of:=([.W12]-[.$AS12])^2" office:value-type="float" office:value="152.777259070353">
            <text:p>152,7772590704</text:p>
          </table:table-cell>
          <table:table-cell table:formula="of:=([.X12]-[.$AS12])^2" office:value-type="float" office:value="1274.03616220426">
            <text:p>1274,0361622043</text:p>
          </table:table-cell>
          <table:table-cell table:formula="of:=([.Y12]-[.$AS12])^2" office:value-type="float" office:value="550.907600950695">
            <text:p>550,9076009507</text:p>
          </table:table-cell>
          <table:table-cell table:formula="of:=([.Z12]-[.$AS12])^2" office:value-type="float" office:value="1274.03616220426">
            <text:p>1274,0361622043</text:p>
          </table:table-cell>
          <table:table-cell table:formula="of:=([.AA12]-[.$AS12])^2" office:value-type="float" office:value="152.777259070353">
            <text:p>152,7772590704</text:p>
          </table:table-cell>
          <table:table-cell table:formula="of:=([.AB12]-[.$AS12])^2" office:value-type="float" office:value="1274.03616220426">
            <text:p>1274,0361622043</text:p>
          </table:table-cell>
          <table:table-cell table:formula="of:=([.AC12]-[.$AS12])^2" office:value-type="float" office:value="1195.95152307795">
            <text:p>1195,951523078</text:p>
          </table:table-cell>
          <table:table-cell table:formula="of:=([.AD12]-[.$AS12])^2" office:value-type="float" office:value="1274.03616220426">
            <text:p>1274,0361622043</text:p>
          </table:table-cell>
          <table:table-cell table:formula="of:=([.AE12]-[.$AS12])^2" office:value-type="float" office:value="18.5447092128031">
            <text:p>18,5447092128</text:p>
          </table:table-cell>
          <table:table-cell table:formula="of:=([.AF12]-[.$AS12])^2" office:value-type="float" office:value="1274.03616220426">
            <text:p>1274,0361622043</text:p>
          </table:table-cell>
          <table:table-cell table:formula="of:=([.AG12]-[.$AS12])^2" office:value-type="float" office:value="531.59559062306">
            <text:p>531,5955906231</text:p>
          </table:table-cell>
          <table:table-cell table:formula="of:=([.AH12]-[.$AS12])^2" office:value-type="float" office:value="1274.03616220426">
            <text:p>1274,0361622043</text:p>
          </table:table-cell>
          <table:table-cell table:formula="of:=([.AI12]-[.$AS12])^2" office:value-type="float" office:value="858.862551093145">
            <text:p>858,8625510931</text:p>
          </table:table-cell>
          <table:table-cell table:formula="of:=([.AJ12]-[.$AS12])^2" office:value-type="float" office:value="1274.03616220426">
            <text:p>1274,0361622043</text:p>
          </table:table-cell>
          <table:table-cell table:formula="of:=([.AK12]-[.$AS12])^2" office:value-type="float" office:value="1601.65183026635">
            <text:p>1601,6518302664</text:p>
          </table:table-cell>
          <table:table-cell table:formula="of:=([.AL12]-[.$AS12])^2" office:value-type="float" office:value="1274.03616220426">
            <text:p>1274,0361622043</text:p>
          </table:table-cell>
          <table:table-cell table:formula="of:=([.AM12]-[.$AS12])^2" office:value-type="float" office:value="246.29043570853">
            <text:p>246,2904357085</text:p>
          </table:table-cell>
          <table:table-cell table:formula="of:=([.AN12]-[.$AS12])^2" office:value-type="float" office:value="1274.03616220426">
            <text:p>1274,0361622043</text:p>
          </table:table-cell>
          <table:table-cell table:formula="of:=([.AO12]-[.$AS12])^2" office:value-type="float" office:value="204.67184596494">
            <text:p>204,6718459649</text:p>
          </table:table-cell>
          <table:table-cell table:number-columns-repeated="3"/>
          <table:table-cell table:formula="of:=([.C52]+[.E52]+[.G52]+[.I52]+[.K52]+[.M52]+[.O52]+[.Q52]+[.S52]+[.U52]+[.W52]+[.Y52]+[.AA52]+[.AC52]+[.AE52]+[.AG52]+[.AI52]+[.AK52]+[.AM52]+[.AO52]+[.C71]+[.E71]+[.G71]+[.I71]+[.K71]+[.M71]+[.O71]+[.Q71]+[.S71]+[.U71]+[.W71]+[.Y71]+[.AA71]+[.AC71]+[.AE71]+[.AG71]+[.AI71]+[.AM71]+[.AK71]+[.AO71])/40" office:value-type="float" office:value="323.320274819792">
            <text:p>323,3202748198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1">
            <text:p>11</text:p>
          </table:table-cell>
          <table:table-cell table:formula="of:=([.C13]-[.$AS13])^2" office:value-type="float" office:value="192.980735024344">
            <text:p>192,9807350243</text:p>
          </table:table-cell>
          <table:table-cell table:formula="of:=([.D13]-[.$AS13])^2" office:value-type="float" office:value="4544.90919491915">
            <text:p>4544,9091949192</text:p>
          </table:table-cell>
          <table:table-cell table:formula="of:=([.E13]-[.$AS13])^2" office:value-type="float" office:value="1823.43142368245">
            <text:p>1823,4314236825</text:p>
          </table:table-cell>
          <table:table-cell table:formula="of:=([.F13]-[.$AS13])^2" office:value-type="float" office:value="4544.90919491915">
            <text:p>4544,9091949192</text:p>
          </table:table-cell>
          <table:table-cell table:formula="of:=([.G13]-[.$AS13])^2" office:value-type="float" office:value="465.871572819028">
            <text:p>465,871572819</text:p>
          </table:table-cell>
          <table:table-cell table:formula="of:=([.H13]-[.$AS13])^2" office:value-type="float" office:value="4544.90919491915">
            <text:p>4544,9091949192</text:p>
          </table:table-cell>
          <table:table-cell table:formula="of:=([.I13]-[.$AS13])^2" office:value-type="float" office:value="11.6686576786129">
            <text:p>11,6686576786</text:p>
          </table:table-cell>
          <table:table-cell table:formula="of:=([.J13]-[.$AS13])^2" office:value-type="float" office:value="4544.90919491915">
            <text:p>4544,9091949192</text:p>
          </table:table-cell>
          <table:table-cell table:formula="of:=([.K13]-[.$AS13])^2" office:value-type="float" office:value="465.871572819028">
            <text:p>465,871572819</text:p>
          </table:table-cell>
          <table:table-cell table:formula="of:=([.L13]-[.$AS13])^2" office:value-type="float" office:value="4544.90919491915">
            <text:p>4544,9091949192</text:p>
          </table:table-cell>
          <table:table-cell table:formula="of:=([.M13]-[.$AS13])^2" office:value-type="float" office:value="53.2658253918521">
            <text:p>53,2658253919</text:p>
          </table:table-cell>
          <table:table-cell table:formula="of:=([.N13]-[.$AS13])^2" office:value-type="float" office:value="4544.90919491915">
            <text:p>4544,9091949192</text:p>
          </table:table-cell>
          <table:table-cell table:formula="of:=([.O13]-[.$AS13])^2" office:value-type="float" office:value="465.871572819028">
            <text:p>465,871572819</text:p>
          </table:table-cell>
          <table:table-cell table:formula="of:=([.P13]-[.$AS13])^2" office:value-type="float" office:value="4544.90919491915">
            <text:p>4544,9091949192</text:p>
          </table:table-cell>
          <table:table-cell table:formula="of:=([.Q13]-[.$AS13])^2" office:value-type="float" office:value="134.190406762862">
            <text:p>134,1904067629</text:p>
          </table:table-cell>
          <table:table-cell table:formula="of:=([.R13]-[.$AS13])^2" office:value-type="float" office:value="4544.90919491915">
            <text:p>4544,9091949192</text:p>
          </table:table-cell>
          <table:table-cell table:formula="of:=([.S13]-[.$AS13])^2" office:value-type="float" office:value="82.5201152488205">
            <text:p>82,5201152488</text:p>
          </table:table-cell>
          <table:table-cell table:formula="of:=([.T13]-[.$AS13])^2" office:value-type="float" office:value="4544.90919491915">
            <text:p>4544,9091949192</text:p>
          </table:table-cell>
          <table:table-cell table:formula="of:=([.U13]-[.$AS13])^2" office:value-type="float" office:value="2032.44157688903">
            <text:p>2032,441576889</text:p>
          </table:table-cell>
          <table:table-cell table:formula="of:=([.V13]-[.$AS13])^2" office:value-type="float" office:value="4544.90919491915">
            <text:p>4544,9091949192</text:p>
          </table:table-cell>
          <table:table-cell table:formula="of:=([.W13]-[.$AS13])^2" office:value-type="float" office:value="807.465742538198">
            <text:p>807,4657425382</text:p>
          </table:table-cell>
          <table:table-cell table:formula="of:=([.X13]-[.$AS13])^2" office:value-type="float" office:value="4544.90919491915">
            <text:p>4544,9091949192</text:p>
          </table:table-cell>
          <table:table-cell table:formula="of:=([.Y13]-[.$AS13])^2" office:value-type="float" office:value="522.59725454471">
            <text:p>522,5972545447</text:p>
          </table:table-cell>
          <table:table-cell table:formula="of:=([.Z13]-[.$AS13])^2" office:value-type="float" office:value="4544.90919491915">
            <text:p>4544,9091949192</text:p>
          </table:table-cell>
          <table:table-cell table:formula="of:=([.AA13]-[.$AS13])^2" office:value-type="float" office:value="109.682622880078">
            <text:p>109,6826228801</text:p>
          </table:table-cell>
          <table:table-cell table:formula="of:=([.AB13]-[.$AS13])^2" office:value-type="float" office:value="4544.90919491915">
            <text:p>4544,9091949192</text:p>
          </table:table-cell>
          <table:table-cell table:formula="of:=([.AC13]-[.$AS13])^2" office:value-type="float" office:value="109.682622880078">
            <text:p>109,6826228801</text:p>
          </table:table-cell>
          <table:table-cell table:formula="of:=([.AD13]-[.$AS13])^2" office:value-type="float" office:value="4544.90919491915">
            <text:p>4544,9091949192</text:p>
          </table:table-cell>
          <table:table-cell table:formula="of:=([.AE13]-[.$AS13])^2" office:value-type="float" office:value="465.871572819028">
            <text:p>465,871572819</text:p>
          </table:table-cell>
          <table:table-cell table:formula="of:=([.AF13]-[.$AS13])^2" office:value-type="float" office:value="4544.90919491915">
            <text:p>4544,9091949192</text:p>
          </table:table-cell>
          <table:table-cell table:formula="of:=([.AG13]-[.$AS13])^2" office:value-type="float" office:value="82.5201152488205">
            <text:p>82,5201152488</text:p>
          </table:table-cell>
          <table:table-cell table:formula="of:=([.AH13]-[.$AS13])^2" office:value-type="float" office:value="4544.90919491915">
            <text:p>4544,9091949192</text:p>
          </table:table-cell>
          <table:table-cell table:formula="of:=([.AI13]-[.$AS13])^2" office:value-type="float" office:value="465.871572819028">
            <text:p>465,871572819</text:p>
          </table:table-cell>
          <table:table-cell table:formula="of:=([.AJ13]-[.$AS13])^2" office:value-type="float" office:value="4544.90919491915">
            <text:p>4544,9091949192</text:p>
          </table:table-cell>
          <table:table-cell table:formula="of:=([.AK13]-[.$AS13])^2" office:value-type="float" office:value="0.0241761680599526">
            <text:p>0,0241761681</text:p>
          </table:table-cell>
          <table:table-cell table:formula="of:=([.AL13]-[.$AS13])^2" office:value-type="float" office:value="4544.90919491915">
            <text:p>4544,9091949192</text:p>
          </table:table-cell>
          <table:table-cell table:formula="of:=([.AM13]-[.$AS13])^2" office:value-type="float" office:value="2032.44157688903">
            <text:p>2032,441576889</text:p>
          </table:table-cell>
          <table:table-cell table:formula="of:=([.AN13]-[.$AS13])^2" office:value-type="float" office:value="4544.90919491915">
            <text:p>4544,9091949192</text:p>
          </table:table-cell>
          <table:table-cell table:formula="of:=([.AO13]-[.$AS13])^2" office:value-type="float" office:value="807.465742538198">
            <text:p>807,4657425382</text:p>
          </table:table-cell>
          <table:table-cell table:number-columns-repeated="3"/>
          <table:table-cell table:formula="of:=([.C53]+[.E53]+[.G53]+[.I53]+[.K53]+[.M53]+[.O53]+[.Q53]+[.S53]+[.U53]+[.W53]+[.Y53]+[.AA53]+[.AC53]+[.AE53]+[.AG53]+[.AI53]+[.AK53]+[.AM53]+[.AO53]+[.C72]+[.E72]+[.G72]+[.I72]+[.K72]+[.M72]+[.O72]+[.Q72]+[.S72]+[.U72]+[.W72]+[.Y72]+[.AA72]+[.AC72]+[.AE72]+[.AG72]+[.AI72]+[.AM72]+[.AK72]+[.AO72])/40" office:value-type="float" office:value="454.495171131593">
            <text:p>454,4951711316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2">
            <text:p>12</text:p>
          </table:table-cell>
          <table:table-cell table:formula="of:=([.C14]-[.$AS14])^2" office:value-type="float" office:value="926.750359620977">
            <text:p>926,750359621</text:p>
          </table:table-cell>
          <table:table-cell table:formula="of:=([.D14]-[.$AS14])^2" office:value-type="float" office:value="4172.69759827975">
            <text:p>4172,6975982798</text:p>
          </table:table-cell>
          <table:table-cell table:formula="of:=([.E14]-[.$AS14])^2" office:value-type="float" office:value="83.1354580390434">
            <text:p>83,135458039</text:p>
          </table:table-cell>
          <table:table-cell table:formula="of:=([.F14]-[.$AS14])^2" office:value-type="float" office:value="4172.69759827975">
            <text:p>4172,6975982798</text:p>
          </table:table-cell>
          <table:table-cell table:formula="of:=([.G14]-[.$AS14])^2" office:value-type="float" office:value="547.72751280967">
            <text:p>547,7275128097</text:p>
          </table:table-cell>
          <table:table-cell table:formula="of:=([.H14]-[.$AS14])^2" office:value-type="float" office:value="4172.69759827975">
            <text:p>4172,6975982798</text:p>
          </table:table-cell>
          <table:table-cell table:formula="of:=([.I14]-[.$AS14])^2" office:value-type="float" office:value="294.245274561806">
            <text:p>294,2452745618</text:p>
          </table:table-cell>
          <table:table-cell table:formula="of:=([.J14]-[.$AS14])^2" office:value-type="float" office:value="4172.69759827975">
            <text:p>4172,6975982798</text:p>
          </table:table-cell>
          <table:table-cell table:formula="of:=([.K14]-[.$AS14])^2" office:value-type="float" office:value="83.1354580390434">
            <text:p>83,135458039</text:p>
          </table:table-cell>
          <table:table-cell table:formula="of:=([.L14]-[.$AS14])^2" office:value-type="float" office:value="4172.69759827975">
            <text:p>4172,6975982798</text:p>
          </table:table-cell>
          <table:table-cell table:formula="of:=([.M14]-[.$AS14])^2" office:value-type="float" office:value="26.7066685745392">
            <text:p>26,7066685745</text:p>
          </table:table-cell>
          <table:table-cell table:formula="of:=([.N14]-[.$AS14])^2" office:value-type="float" office:value="4172.69759827975">
            <text:p>4172,6975982798</text:p>
          </table:table-cell>
          <table:table-cell table:formula="of:=([.O14]-[.$AS14])^2" office:value-type="float" office:value="425.423678526668">
            <text:p>425,4236785267</text:p>
          </table:table-cell>
          <table:table-cell table:formula="of:=([.P14]-[.$AS14])^2" office:value-type="float" office:value="4172.69759827975">
            <text:p>4172,6975982798</text:p>
          </table:table-cell>
          <table:table-cell table:formula="of:=([.Q14]-[.$AS14])^2" office:value-type="float" office:value="43.5127692199255">
            <text:p>43,5127692199</text:p>
          </table:table-cell>
          <table:table-cell table:formula="of:=([.R14]-[.$AS14])^2" office:value-type="float" office:value="4172.69759827975">
            <text:p>4172,6975982798</text:p>
          </table:table-cell>
          <table:table-cell table:formula="of:=([.S14]-[.$AS14])^2" office:value-type="float" office:value="547.72751280967">
            <text:p>547,7275128097</text:p>
          </table:table-cell>
          <table:table-cell table:formula="of:=([.T14]-[.$AS14])^2" office:value-type="float" office:value="4172.69759827975">
            <text:p>4172,6975982798</text:p>
          </table:table-cell>
          <table:table-cell table:formula="of:=([.U14]-[.$AS14])^2" office:value-type="float" office:value="1.39560397776044">
            <text:p>1,3956039778</text:p>
          </table:table-cell>
          <table:table-cell table:formula="of:=([.V14]-[.$AS14])^2" office:value-type="float" office:value="4172.69759827975">
            <text:p>4172,6975982798</text:p>
          </table:table-cell>
          <table:table-cell table:formula="of:=([.W14]-[.$AS14])^2" office:value-type="float" office:value="1871.6947492769">
            <text:p>1871,6947492769</text:p>
          </table:table-cell>
          <table:table-cell table:formula="of:=([.X14]-[.$AS14])^2" office:value-type="float" office:value="4172.69759827975">
            <text:p>4172,6975982798</text:p>
          </table:table-cell>
          <table:table-cell table:formula="of:=([.Y14]-[.$AS14])^2" office:value-type="float" office:value="1033.74959258175">
            <text:p>1033,7495925818</text:p>
          </table:table-cell>
          <table:table-cell table:formula="of:=([.Z14]-[.$AS14])^2" office:value-type="float" office:value="4172.69759827975">
            <text:p>4172,6975982798</text:p>
          </table:table-cell>
          <table:table-cell table:formula="of:=([.AA14]-[.$AS14])^2" office:value-type="float" office:value="1.39560397776044">
            <text:p>1,3956039778</text:p>
          </table:table-cell>
          <table:table-cell table:formula="of:=([.AB14]-[.$AS14])^2" office:value-type="float" office:value="4172.69759827975">
            <text:p>4172,6975982798</text:p>
          </table:table-cell>
          <table:table-cell table:formula="of:=([.AC14]-[.$AS14])^2" office:value-type="float" office:value="45.3859885931451">
            <text:p>45,3859885931</text:p>
          </table:table-cell>
          <table:table-cell table:formula="of:=([.AD14]-[.$AS14])^2" office:value-type="float" office:value="4172.69759827975">
            <text:p>4172,6975982798</text:p>
          </table:table-cell>
          <table:table-cell table:formula="of:=([.AE14]-[.$AS14])^2" office:value-type="float" office:value="547.72751280967">
            <text:p>547,7275128097</text:p>
          </table:table-cell>
          <table:table-cell table:formula="of:=([.AF14]-[.$AS14])^2" office:value-type="float" office:value="4172.69759827975">
            <text:p>4172,6975982798</text:p>
          </table:table-cell>
          <table:table-cell table:formula="of:=([.AG14]-[.$AS14])^2" office:value-type="float" office:value="118.888036313943">
            <text:p>118,8880363139</text:p>
          </table:table-cell>
          <table:table-cell table:formula="of:=([.AH14]-[.$AS14])^2" office:value-type="float" office:value="4172.69759827975">
            <text:p>4172,6975982798</text:p>
          </table:table-cell>
          <table:table-cell table:formula="of:=([.AI14]-[.$AS14])^2" office:value-type="float" office:value="198.709083322489">
            <text:p>198,7090833225</text:p>
          </table:table-cell>
          <table:table-cell table:formula="of:=([.AJ14]-[.$AS14])^2" office:value-type="float" office:value="4172.69759827975">
            <text:p>4172,6975982798</text:p>
          </table:table-cell>
          <table:table-cell table:formula="of:=([.AK14]-[.$AS14])^2" office:value-type="float" office:value="547.72751280967">
            <text:p>547,7275128097</text:p>
          </table:table-cell>
          <table:table-cell table:formula="of:=([.AL14]-[.$AS14])^2" office:value-type="float" office:value="4172.69759827975">
            <text:p>4172,6975982798</text:p>
          </table:table-cell>
          <table:table-cell table:formula="of:=([.AM14]-[.$AS14])^2" office:value-type="float" office:value="98.6000199321761">
            <text:p>98,6000199322</text:p>
          </table:table-cell>
          <table:table-cell table:formula="of:=([.AN14]-[.$AS14])^2" office:value-type="float" office:value="4172.69759827975">
            <text:p>4172,6975982798</text:p>
          </table:table-cell>
          <table:table-cell table:formula="of:=([.AO14]-[.$AS14])^2" office:value-type="float" office:value="1339.29802563018">
            <text:p>1339,2980256302</text:p>
          </table:table-cell>
          <table:table-cell table:number-columns-repeated="3"/>
          <table:table-cell table:formula="of:=([.C54]+[.E54]+[.G54]+[.I54]+[.K54]+[.M54]+[.O54]+[.Q54]+[.S54]+[.U54]+[.W54]+[.Y54]+[.AA54]+[.AC54]+[.AE54]+[.AG54]+[.AI54]+[.AK54]+[.AM54]+[.AO54]+[.C73]+[.E73]+[.G73]+[.I73]+[.K73]+[.M73]+[.O73]+[.Q73]+[.S73]+[.U73]+[.W73]+[.Y73]+[.AA73]+[.AC73]+[.AE73]+[.AG73]+[.AI73]+[.AM73]+[.AK73]+[.AO73])/40" office:value-type="float" office:value="379.037131482877">
            <text:p>379,0371314829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3">
            <text:p>13</text:p>
          </table:table-cell>
          <table:table-cell table:formula="of:=([.C15]-[.$AS15])^2" office:value-type="float" office:value="1.62706533721578">
            <text:p>1,6270653372</text:p>
          </table:table-cell>
          <table:table-cell table:formula="of:=([.D15]-[.$AS15])^2" office:value-type="float" office:value="4250.86287119802">
            <text:p>4250,862871198</text:p>
          </table:table-cell>
          <table:table-cell table:formula="of:=([.E15]-[.$AS15])^2" office:value-type="float" office:value="331.190557400707">
            <text:p>331,1905574007</text:p>
          </table:table-cell>
          <table:table-cell table:formula="of:=([.F15]-[.$AS15])^2" office:value-type="float" office:value="4250.86287119802">
            <text:p>4250,862871198</text:p>
          </table:table-cell>
          <table:table-cell table:formula="of:=([.G15]-[.$AS15])^2" office:value-type="float" office:value="475.299226509378">
            <text:p>475,2992265094</text:p>
          </table:table-cell>
          <table:table-cell table:formula="of:=([.H15]-[.$AS15])^2" office:value-type="float" office:value="4250.86287119802">
            <text:p>4250,862871198</text:p>
          </table:table-cell>
          <table:table-cell table:formula="of:=([.I15]-[.$AS15])^2" office:value-type="float" office:value="246.447349219999">
            <text:p>246,44734922</text:p>
          </table:table-cell>
          <table:table-cell table:formula="of:=([.J15]-[.$AS15])^2" office:value-type="float" office:value="4250.86287119802">
            <text:p>4250,862871198</text:p>
          </table:table-cell>
          <table:table-cell table:formula="of:=([.K15]-[.$AS15])^2" office:value-type="float" office:value="56.4849059093426">
            <text:p>56,4849059093</text:p>
          </table:table-cell>
          <table:table-cell table:formula="of:=([.L15]-[.$AS15])^2" office:value-type="float" office:value="4250.86287119802">
            <text:p>4250,862871198</text:p>
          </table:table-cell>
          <table:table-cell table:formula="of:=([.M15]-[.$AS15])^2" office:value-type="float" office:value="475.299226509378">
            <text:p>475,2992265094</text:p>
          </table:table-cell>
          <table:table-cell table:formula="of:=([.N15]-[.$AS15])^2" office:value-type="float" office:value="4250.86287119802">
            <text:p>4250,862871198</text:p>
          </table:table-cell>
          <table:table-cell table:formula="of:=([.O15]-[.$AS15])^2" office:value-type="float" office:value="145.905529928181">
            <text:p>145,9055299282</text:p>
          </table:table-cell>
          <table:table-cell table:formula="of:=([.P15]-[.$AS15])^2" office:value-type="float" office:value="4250.86287119802">
            <text:p>4250,862871198</text:p>
          </table:table-cell>
          <table:table-cell table:formula="of:=([.Q15]-[.$AS15])^2" office:value-type="float" office:value="139.27205923221">
            <text:p>139,2720592322</text:p>
          </table:table-cell>
          <table:table-cell table:formula="of:=([.R15]-[.$AS15])^2" office:value-type="float" office:value="4250.86287119802">
            <text:p>4250,862871198</text:p>
          </table:table-cell>
          <table:table-cell table:formula="of:=([.S15]-[.$AS15])^2" office:value-type="float" office:value="86.5152674129183">
            <text:p>86,5152674129</text:p>
          </table:table-cell>
          <table:table-cell table:formula="of:=([.T15]-[.$AS15])^2" office:value-type="float" office:value="4250.86287119802">
            <text:p>4250,862871198</text:p>
          </table:table-cell>
          <table:table-cell table:formula="of:=([.U15]-[.$AS15])^2" office:value-type="float" office:value="114.281386324871">
            <text:p>114,2813863249</text:p>
          </table:table-cell>
          <table:table-cell table:formula="of:=([.V15]-[.$AS15])^2" office:value-type="float" office:value="4250.86287119802">
            <text:p>4250,862871198</text:p>
          </table:table-cell>
          <table:table-cell table:formula="of:=([.W15]-[.$AS15])^2" office:value-type="float" office:value="2012.89588910604">
            <text:p>2012,895889106</text:p>
          </table:table-cell>
          <table:table-cell table:formula="of:=([.X15]-[.$AS15])^2" office:value-type="float" office:value="4250.86287119802">
            <text:p>4250,862871198</text:p>
          </table:table-cell>
          <table:table-cell table:formula="of:=([.Y15]-[.$AS15])^2" office:value-type="float" office:value="512.70934725283">
            <text:p>512,7093472528</text:p>
          </table:table-cell>
          <table:table-cell table:formula="of:=([.Z15]-[.$AS15])^2" office:value-type="float" office:value="4250.86287119802">
            <text:p>4250,862871198</text:p>
          </table:table-cell>
          <table:table-cell table:formula="of:=([.AA15]-[.$AS15])^2" office:value-type="float" office:value="475.299226509378">
            <text:p>475,2992265094</text:p>
          </table:table-cell>
          <table:table-cell table:formula="of:=([.AB15]-[.$AS15])^2" office:value-type="float" office:value="4250.86287119802">
            <text:p>4250,862871198</text:p>
          </table:table-cell>
          <table:table-cell table:formula="of:=([.AC15]-[.$AS15])^2" office:value-type="float" office:value="0.177126387276902">
            <text:p>0,1771263873</text:p>
          </table:table-cell>
          <table:table-cell table:formula="of:=([.AD15]-[.$AS15])^2" office:value-type="float" office:value="4250.86287119802">
            <text:p>4250,862871198</text:p>
          </table:table-cell>
          <table:table-cell table:formula="of:=([.AE15]-[.$AS15])^2" office:value-type="float" office:value="475.299226509378">
            <text:p>475,2992265094</text:p>
          </table:table-cell>
          <table:table-cell table:formula="of:=([.AF15]-[.$AS15])^2" office:value-type="float" office:value="4250.86287119802">
            <text:p>4250,862871198</text:p>
          </table:table-cell>
          <table:table-cell table:formula="of:=([.AG15]-[.$AS15])^2" office:value-type="float" office:value="475.299226509378">
            <text:p>475,2992265094</text:p>
          </table:table-cell>
          <table:table-cell table:formula="of:=([.AH15]-[.$AS15])^2" office:value-type="float" office:value="4250.86287119802">
            <text:p>4250,862871198</text:p>
          </table:table-cell>
          <table:table-cell table:formula="of:=([.AI15]-[.$AS15])^2" office:value-type="float" office:value="241.844746961148">
            <text:p>241,8447469611</text:p>
          </table:table-cell>
          <table:table-cell table:formula="of:=([.AJ15]-[.$AS15])^2" office:value-type="float" office:value="4250.86287119802">
            <text:p>4250,862871198</text:p>
          </table:table-cell>
          <table:table-cell table:formula="of:=([.AK15]-[.$AS15])^2" office:value-type="float" office:value="56.4849059093426">
            <text:p>56,4849059093</text:p>
          </table:table-cell>
          <table:table-cell table:formula="of:=([.AL15]-[.$AS15])^2" office:value-type="float" office:value="4250.86287119802">
            <text:p>4250,862871198</text:p>
          </table:table-cell>
          <table:table-cell table:formula="of:=([.AM15]-[.$AS15])^2" office:value-type="float" office:value="394.630473965624">
            <text:p>394,6304739656</text:p>
          </table:table-cell>
          <table:table-cell table:formula="of:=([.AN15]-[.$AS15])^2" office:value-type="float" office:value="4250.86287119802">
            <text:p>4250,862871198</text:p>
          </table:table-cell>
          <table:table-cell table:formula="of:=([.AO15]-[.$AS15])^2" office:value-type="float" office:value="795.16339012354">
            <text:p>795,1633901235</text:p>
          </table:table-cell>
          <table:table-cell table:number-columns-repeated="3"/>
          <table:table-cell table:formula="of:=([.C55]+[.E55]+[.G55]+[.I55]+[.K55]+[.M55]+[.O55]+[.Q55]+[.S55]+[.U55]+[.W55]+[.Y55]+[.AA55]+[.AC55]+[.AE55]+[.AG55]+[.AI55]+[.AK55]+[.AM55]+[.AO55]+[.C74]+[.E74]+[.G74]+[.I74]+[.K74]+[.M74]+[.O74]+[.Q74]+[.S74]+[.U74]+[.W74]+[.Y74]+[.AA74]+[.AC74]+[.AE74]+[.AG74]+[.AI74]+[.AM74]+[.AK74]+[.AO74])/40" office:value-type="float" office:value="327.6631367383">
            <text:p>327,6631367383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4">
            <text:p>14</text:p>
          </table:table-cell>
          <table:table-cell table:formula="of:=([.C16]-[.$AS16])^2" office:value-type="float" office:value="828.887564543353">
            <text:p>828,8875645434</text:p>
          </table:table-cell>
          <table:table-cell table:formula="of:=([.D16]-[.$AS16])^2" office:value-type="float" office:value="1749.32870993642">
            <text:p>1749,3287099364</text:p>
          </table:table-cell>
          <table:table-cell table:formula="of:=([.E16]-[.$AS16])^2" office:value-type="float" office:value="243.472155776296">
            <text:p>243,4721557763</text:p>
          </table:table-cell>
          <table:table-cell table:formula="of:=([.F16]-[.$AS16])^2" office:value-type="float" office:value="1749.32870993642">
            <text:p>1749,3287099364</text:p>
          </table:table-cell>
          <table:table-cell table:formula="of:=([.G16]-[.$AS16])^2" office:value-type="float" office:value="168.164725111722">
            <text:p>168,1647251117</text:p>
          </table:table-cell>
          <table:table-cell table:formula="of:=([.H16]-[.$AS16])^2" office:value-type="float" office:value="1749.32870993642">
            <text:p>1749,3287099364</text:p>
          </table:table-cell>
          <table:table-cell table:formula="of:=([.I16]-[.$AS16])^2" office:value-type="float" office:value="145.805072115909">
            <text:p>145,8050721159</text:p>
          </table:table-cell>
          <table:table-cell table:formula="of:=([.J16]-[.$AS16])^2" office:value-type="float" office:value="1749.32870993642">
            <text:p>1749,3287099364</text:p>
          </table:table-cell>
          <table:table-cell table:formula="of:=([.K16]-[.$AS16])^2" office:value-type="float" office:value="243.472155776296">
            <text:p>243,4721557763</text:p>
          </table:table-cell>
          <table:table-cell table:formula="of:=([.L16]-[.$AS16])^2" office:value-type="float" office:value="1749.32870993642">
            <text:p>1749,3287099364</text:p>
          </table:table-cell>
          <table:table-cell table:formula="of:=([.M16]-[.$AS16])^2" office:value-type="float" office:value="243.472155776296">
            <text:p>243,4721557763</text:p>
          </table:table-cell>
          <table:table-cell table:formula="of:=([.N16]-[.$AS16])^2" office:value-type="float" office:value="1749.32870993642">
            <text:p>1749,3287099364</text:p>
          </table:table-cell>
          <table:table-cell table:formula="of:=([.O16]-[.$AS16])^2" office:value-type="float" office:value="185.489890576769">
            <text:p>185,4898905768</text:p>
          </table:table-cell>
          <table:table-cell table:formula="of:=([.P16]-[.$AS16])^2" office:value-type="float" office:value="1749.32870993642">
            <text:p>1749,3287099364</text:p>
          </table:table-cell>
          <table:table-cell table:formula="of:=([.Q16]-[.$AS16])^2" office:value-type="float" office:value="250.429900412612">
            <text:p>250,4299004126</text:p>
          </table:table-cell>
          <table:table-cell table:formula="of:=([.R16]-[.$AS16])^2" office:value-type="float" office:value="1749.32870993642">
            <text:p>1749,3287099364</text:p>
          </table:table-cell>
          <table:table-cell table:formula="of:=([.S16]-[.$AS16])^2" office:value-type="float" office:value="44.5559306323922">
            <text:p>44,5559306324</text:p>
          </table:table-cell>
          <table:table-cell table:formula="of:=([.T16]-[.$AS16])^2" office:value-type="float" office:value="1749.32870993642">
            <text:p>1749,3287099364</text:p>
          </table:table-cell>
          <table:table-cell table:formula="of:=([.U16]-[.$AS16])^2" office:value-type="float" office:value="129.516523665902">
            <text:p>129,5165236659</text:p>
          </table:table-cell>
          <table:table-cell table:formula="of:=([.V16]-[.$AS16])^2" office:value-type="float" office:value="1749.32870993642">
            <text:p>1749,3287099364</text:p>
          </table:table-cell>
          <table:table-cell table:formula="of:=([.W16]-[.$AS16])^2" office:value-type="float" office:value="505.874039606751">
            <text:p>505,8740396068</text:p>
          </table:table-cell>
          <table:table-cell table:formula="of:=([.X16]-[.$AS16])^2" office:value-type="float" office:value="1749.32870993642">
            <text:p>1749,3287099364</text:p>
          </table:table-cell>
          <table:table-cell table:formula="of:=([.Y16]-[.$AS16])^2" office:value-type="float" office:value="33.9303582880699">
            <text:p>33,9303582881</text:p>
          </table:table-cell>
          <table:table-cell table:formula="of:=([.Z16]-[.$AS16])^2" office:value-type="float" office:value="1749.32870993642">
            <text:p>1749,3287099364</text:p>
          </table:table-cell>
          <table:table-cell table:formula="of:=([.AA16]-[.$AS16])^2" office:value-type="float" office:value="0.0725879719662638">
            <text:p>0,072587972</text:p>
          </table:table-cell>
          <table:table-cell table:formula="of:=([.AB16]-[.$AS16])^2" office:value-type="float" office:value="1749.32870993642">
            <text:p>1749,3287099364</text:p>
          </table:table-cell>
          <table:table-cell table:formula="of:=([.AC16]-[.$AS16])^2" office:value-type="float" office:value="117.542232524944">
            <text:p>117,5422325249</text:p>
          </table:table-cell>
          <table:table-cell table:formula="of:=([.AD16]-[.$AS16])^2" office:value-type="float" office:value="1749.32870993642">
            <text:p>1749,3287099364</text:p>
          </table:table-cell>
          <table:table-cell table:formula="of:=([.AE16]-[.$AS16])^2" office:value-type="float" office:value="117.542232524944">
            <text:p>117,5422325249</text:p>
          </table:table-cell>
          <table:table-cell table:formula="of:=([.AF16]-[.$AS16])^2" office:value-type="float" office:value="1749.32870993642">
            <text:p>1749,3287099364</text:p>
          </table:table-cell>
          <table:table-cell table:formula="of:=([.AG16]-[.$AS16])^2" office:value-type="float" office:value="367.681502976714">
            <text:p>367,6815029767</text:p>
          </table:table-cell>
          <table:table-cell table:formula="of:=([.AH16]-[.$AS16])^2" office:value-type="float" office:value="1749.32870993642">
            <text:p>1749,3287099364</text:p>
          </table:table-cell>
          <table:table-cell table:formula="of:=([.AI16]-[.$AS16])^2" office:value-type="float" office:value="335.804785943748">
            <text:p>335,8047859437</text:p>
          </table:table-cell>
          <table:table-cell table:formula="of:=([.AJ16]-[.$AS16])^2" office:value-type="float" office:value="1749.32870993642">
            <text:p>1749,3287099364</text:p>
          </table:table-cell>
          <table:table-cell table:formula="of:=([.AK16]-[.$AS16])^2" office:value-type="float" office:value="1.73680779094799">
            <text:p>1,7368077909</text:p>
          </table:table-cell>
          <table:table-cell table:formula="of:=([.AL16]-[.$AS16])^2" office:value-type="float" office:value="1749.32870993642">
            <text:p>1749,3287099364</text:p>
          </table:table-cell>
          <table:table-cell table:formula="of:=([.AM16]-[.$AS16])^2" office:value-type="float" office:value="950.179213599425">
            <text:p>950,1792135994</text:p>
          </table:table-cell>
          <table:table-cell table:formula="of:=([.AN16]-[.$AS16])^2" office:value-type="float" office:value="1749.32870993642">
            <text:p>1749,3287099364</text:p>
          </table:table-cell>
          <table:table-cell table:formula="of:=([.AO16]-[.$AS16])^2" office:value-type="float" office:value="1951.43264766536">
            <text:p>1951,4326476654</text:p>
          </table:table-cell>
          <table:table-cell table:number-columns-repeated="3"/>
          <table:table-cell table:formula="of:=([.C56]+[.E56]+[.G56]+[.I56]+[.K56]+[.M56]+[.O56]+[.Q56]+[.S56]+[.U56]+[.W56]+[.Y56]+[.AA56]+[.AC56]+[.AE56]+[.AG56]+[.AI56]+[.AK56]+[.AM56]+[.AO56]+[.C75]+[.E75]+[.G75]+[.I75]+[.K75]+[.M75]+[.O75]+[.Q75]+[.S75]+[.U75]+[.W75]+[.Y75]+[.AA75]+[.AC75]+[.AE75]+[.AG75]+[.AI75]+[.AM75]+[.AK75]+[.AO75])/40" office:value-type="float" office:value="335.085991297047">
            <text:p>335,085991297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5">
            <text:p>15</text:p>
          </table:table-cell>
          <table:table-cell table:formula="of:=([.C17]-[.$AS17])^2" office:value-type="float" office:value="9.39574072047451">
            <text:p>9,3957407205</text:p>
          </table:table-cell>
          <table:table-cell table:formula="of:=([.D17]-[.$AS17])^2" office:value-type="float" office:value="969.834772842199">
            <text:p>969,8347728422</text:p>
          </table:table-cell>
          <table:table-cell table:formula="of:=([.E17]-[.$AS17])^2" office:value-type="float" office:value="542.192504396359">
            <text:p>542,1925043964</text:p>
          </table:table-cell>
          <table:table-cell table:formula="of:=([.F17]-[.$AS17])^2" office:value-type="float" office:value="969.834772842199">
            <text:p>969,8347728422</text:p>
          </table:table-cell>
          <table:table-cell table:formula="of:=([.G17]-[.$AS17])^2" office:value-type="float" office:value="121.015110361822">
            <text:p>121,0151103618</text:p>
          </table:table-cell>
          <table:table-cell table:formula="of:=([.H17]-[.$AS17])^2" office:value-type="float" office:value="969.834772842199">
            <text:p>969,8347728422</text:p>
          </table:table-cell>
          <table:table-cell table:formula="of:=([.I17]-[.$AS17])^2" office:value-type="float" office:value="511.113962402639">
            <text:p>511,1139624026</text:p>
          </table:table-cell>
          <table:table-cell table:formula="of:=([.J17]-[.$AS17])^2" office:value-type="float" office:value="969.834772842199">
            <text:p>969,8347728422</text:p>
          </table:table-cell>
          <table:table-cell table:formula="of:=([.K17]-[.$AS17])^2" office:value-type="float" office:value="308.73096593482">
            <text:p>308,7309659348</text:p>
          </table:table-cell>
          <table:table-cell table:formula="of:=([.L17]-[.$AS17])^2" office:value-type="float" office:value="969.834772842199">
            <text:p>969,8347728422</text:p>
          </table:table-cell>
          <table:table-cell table:formula="of:=([.M17]-[.$AS17])^2" office:value-type="float" office:value="639.402080534507">
            <text:p>639,4020805345</text:p>
          </table:table-cell>
          <table:table-cell table:formula="of:=([.N17]-[.$AS17])^2" office:value-type="float" office:value="969.834772842199">
            <text:p>969,8347728422</text:p>
          </table:table-cell>
          <table:table-cell table:formula="of:=([.O17]-[.$AS17])^2" office:value-type="float" office:value="267.578591523518">
            <text:p>267,5785915235</text:p>
          </table:table-cell>
          <table:table-cell table:formula="of:=([.P17]-[.$AS17])^2" office:value-type="float" office:value="969.834772842199">
            <text:p>969,8347728422</text:p>
          </table:table-cell>
          <table:table-cell table:formula="of:=([.Q17]-[.$AS17])^2" office:value-type="float" office:value="192.03944317187">
            <text:p>192,0394431719</text:p>
          </table:table-cell>
          <table:table-cell table:formula="of:=([.R17]-[.$AS17])^2" office:value-type="float" office:value="969.834772842199">
            <text:p>969,8347728422</text:p>
          </table:table-cell>
          <table:table-cell table:formula="of:=([.S17]-[.$AS17])^2" office:value-type="float" office:value="14.882849765276">
            <text:p>14,8828497653</text:p>
          </table:table-cell>
          <table:table-cell table:formula="of:=([.T17]-[.$AS17])^2" office:value-type="float" office:value="969.834772842199">
            <text:p>969,8347728422</text:p>
          </table:table-cell>
          <table:table-cell table:formula="of:=([.U17]-[.$AS17])^2" office:value-type="float" office:value="572.16391746301">
            <text:p>572,163917463</text:p>
          </table:table-cell>
          <table:table-cell table:formula="of:=([.V17]-[.$AS17])^2" office:value-type="float" office:value="969.834772842199">
            <text:p>969,8347728422</text:p>
          </table:table-cell>
          <table:table-cell table:formula="of:=([.W17]-[.$AS17])^2" office:value-type="float" office:value="164.066305198731">
            <text:p>164,0663051987</text:p>
          </table:table-cell>
          <table:table-cell table:formula="of:=([.X17]-[.$AS17])^2" office:value-type="float" office:value="969.834772842199">
            <text:p>969,8347728422</text:p>
          </table:table-cell>
          <table:table-cell table:formula="of:=([.Y17]-[.$AS17])^2" office:value-type="float" office:value="1227.1751099742">
            <text:p>1227,1751099742</text:p>
          </table:table-cell>
          <table:table-cell table:formula="of:=([.Z17]-[.$AS17])^2" office:value-type="float" office:value="969.834772842199">
            <text:p>969,8347728422</text:p>
          </table:table-cell>
          <table:table-cell table:formula="of:=([.AA17]-[.$AS17])^2" office:value-type="float" office:value="164.066305198731">
            <text:p>164,0663051987</text:p>
          </table:table-cell>
          <table:table-cell table:formula="of:=([.AB17]-[.$AS17])^2" office:value-type="float" office:value="969.834772842199">
            <text:p>969,8347728422</text:p>
          </table:table-cell>
          <table:table-cell table:formula="of:=([.AC17]-[.$AS17])^2" office:value-type="float" office:value="572.16391746301">
            <text:p>572,163917463</text:p>
          </table:table-cell>
          <table:table-cell table:formula="of:=([.AD17]-[.$AS17])^2" office:value-type="float" office:value="969.834772842199">
            <text:p>969,8347728422</text:p>
          </table:table-cell>
          <table:table-cell table:formula="of:=([.AE17]-[.$AS17])^2" office:value-type="float" office:value="14.882849765276">
            <text:p>14,8828497653</text:p>
          </table:table-cell>
          <table:table-cell table:formula="of:=([.AF17]-[.$AS17])^2" office:value-type="float" office:value="969.834772842199">
            <text:p>969,8347728422</text:p>
          </table:table-cell>
          <table:table-cell table:formula="of:=([.AG17]-[.$AS17])^2" office:value-type="float" office:value="74.687108007034">
            <text:p>74,687108007</text:p>
          </table:table-cell>
          <table:table-cell table:formula="of:=([.AH17]-[.$AS17])^2" office:value-type="float" office:value="969.834772842199">
            <text:p>969,8347728422</text:p>
          </table:table-cell>
          <table:table-cell table:formula="of:=([.AI17]-[.$AS17])^2" office:value-type="float" office:value="832.77433328176">
            <text:p>832,7743332818</text:p>
          </table:table-cell>
          <table:table-cell table:formula="of:=([.AJ17]-[.$AS17])^2" office:value-type="float" office:value="969.834772842199">
            <text:p>969,8347728422</text:p>
          </table:table-cell>
          <table:table-cell table:formula="of:=([.AK17]-[.$AS17])^2" office:value-type="float" office:value="329.1881872849">
            <text:p>329,1881872849</text:p>
          </table:table-cell>
          <table:table-cell table:formula="of:=([.AL17]-[.$AS17])^2" office:value-type="float" office:value="969.834772842199">
            <text:p>969,8347728422</text:p>
          </table:table-cell>
          <table:table-cell table:formula="of:=([.AM17]-[.$AS17])^2" office:value-type="float" office:value="164.066305198731">
            <text:p>164,0663051987</text:p>
          </table:table-cell>
          <table:table-cell table:formula="of:=([.AN17]-[.$AS17])^2" office:value-type="float" office:value="969.834772842199">
            <text:p>969,8347728422</text:p>
          </table:table-cell>
          <table:table-cell table:formula="of:=([.AO17]-[.$AS17])^2" office:value-type="float" office:value="37.7262563586824">
            <text:p>37,7262563587</text:p>
          </table:table-cell>
          <table:table-cell table:number-columns-repeated="3"/>
          <table:table-cell table:formula="of:=([.C57]+[.E57]+[.G57]+[.I57]+[.K57]+[.M57]+[.O57]+[.Q57]+[.S57]+[.U57]+[.W57]+[.Y57]+[.AA57]+[.AC57]+[.AE57]+[.AG57]+[.AI57]+[.AK57]+[.AM57]+[.AO57]+[.C76]+[.E76]+[.G76]+[.I76]+[.K76]+[.M76]+[.O76]+[.Q76]+[.S76]+[.U76]+[.W76]+[.Y76]+[.AA76]+[.AC76]+[.AE76]+[.AG76]+[.AI76]+[.AM76]+[.AK76]+[.AO76])/40" office:value-type="float" office:value="253.641891745672">
            <text:p>253,6418917457</text:p>
          </table:table-cell>
          <table:table-cell table:number-columns-repeated="9"/>
          <table:table-cell>
            <draw:custom-shape table:end-cell-address="Konfidenzintervall.BE64" table:end-x="2.017cm" table:end-y="0.496cm" draw:z-index="2" draw:name="Textfeld 1" draw:style-name="gr2" draw:text-style-name="P2" svg:width="4.885cm" svg:height="3.687cm" svg:x="1.322cm" svg:y="0.266cm">
              <text:p text:style-name="P2"><text:span text:style-name="T1">MAC Encor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Konfidenzintervall.BI65" table:end-x="0.142cm" table:end-y="0.019cm" draw:z-index="3" draw:name="Textfeld 1" draw:style-name="gr2" draw:text-style-name="P2" svg:width="4.885cm" svg:height="3.687cm" svg:x="1.542cm" svg:y="0.283cm">
              <text:p text:style-name="P2"><text:span text:style-name="T1">Robe DL7F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Konfidenzintervall.BL65" table:end-x="0.306cm" table:end-y="0.032cm" draw:z-index="4" draw:name="Textfeld 1" draw:style-name="gr2" draw:text-style-name="P2" svg:width="4.775cm" svg:height="3.687cm" svg:x="1.815cm" svg:y="0.296cm">
              <text:p text:style-name="P2"><text:span text:style-name="T1">GLP </text:span></text:p>
              <text:p text:style-name="P2"><text:span text:style-name="T1">X4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Konfidenzintervall.BO65" table:end-x="0.684cm" table:end-y="0.06cm" draw:z-index="5" draw:name="Textfeld 1" draw:style-name="gr2" draw:text-style-name="P2" svg:width="4.775cm" svg:height="3.687cm" svg:x="0.099cm" svg:y="0.324cm">
              <text:p text:style-name="P2"><text:span text:style-name="T1">Ayrton</text:span></text:p>
              <text:p text:style-name="P2"><text:span text:style-name="T1">Ghibli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Konfidenzintervall.BR65" table:end-x="1.049cm" table:end-y="0.077cm" draw:z-index="6" draw:name="Textfeld 1" draw:style-name="gr2" draw:text-style-name="P2" svg:width="4.885cm" svg:height="3.687cm" svg:x="0.354cm" svg:y="0.341cm">
              <text:p text:style-name="P2"><text:span text:style-name="T1">Clay Paky K-Ey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56"/>
        </table:table-row>
        <table:table-row table:style-name="ro1">
          <table:table-cell/>
          <table:table-cell table:style-name="ce7" office:value-type="float" office:value="16">
            <text:p>16</text:p>
          </table:table-cell>
          <table:table-cell table:formula="of:=([.C18]-[.$AS18])^2" office:value-type="float" office:value="0.203717483819209">
            <text:p>0,2037174838</text:p>
          </table:table-cell>
          <table:table-cell table:formula="of:=([.D18]-[.$AS18])^2" office:value-type="float" office:value="1466.69885695973">
            <text:p>1466,6988569597</text:p>
          </table:table-cell>
          <table:table-cell table:formula="of:=([.E18]-[.$AS18])^2" office:value-type="float" office:value="130.881876321318">
            <text:p>130,8818763213</text:p>
          </table:table-cell>
          <table:table-cell table:formula="of:=([.F18]-[.$AS18])^2" office:value-type="float" office:value="1466.69885695973">
            <text:p>1466,6988569597</text:p>
          </table:table-cell>
          <table:table-cell table:formula="of:=([.G18]-[.$AS18])^2" office:value-type="float" office:value="8.09603121404511">
            <text:p>8,096031214</text:p>
          </table:table-cell>
          <table:table-cell table:formula="of:=([.H18]-[.$AS18])^2" office:value-type="float" office:value="1466.69885695973">
            <text:p>1466,6988569597</text:p>
          </table:table-cell>
          <table:table-cell table:formula="of:=([.I18]-[.$AS18])^2" office:value-type="float" office:value="3.81223836998437">
            <text:p>3,81223837</text:p>
          </table:table-cell>
          <table:table-cell table:formula="of:=([.J18]-[.$AS18])^2" office:value-type="float" office:value="1466.69885695973">
            <text:p>1466,6988569597</text:p>
          </table:table-cell>
          <table:table-cell table:formula="of:=([.K18]-[.$AS18])^2" office:value-type="float" office:value="130.881876321318">
            <text:p>130,8818763213</text:p>
          </table:table-cell>
          <table:table-cell table:formula="of:=([.L18]-[.$AS18])^2" office:value-type="float" office:value="1466.69885695973">
            <text:p>1466,6988569597</text:p>
          </table:table-cell>
          <table:table-cell table:formula="of:=([.M18]-[.$AS18])^2" office:value-type="float" office:value="8.09603121404511">
            <text:p>8,096031214</text:p>
          </table:table-cell>
          <table:table-cell table:formula="of:=([.N18]-[.$AS18])^2" office:value-type="float" office:value="1466.69885695973">
            <text:p>1466,6988569597</text:p>
          </table:table-cell>
          <table:table-cell table:formula="of:=([.O18]-[.$AS18])^2" office:value-type="float" office:value="67.2809311355523">
            <text:p>67,2809311356</text:p>
          </table:table-cell>
          <table:table-cell table:formula="of:=([.P18]-[.$AS18])^2" office:value-type="float" office:value="1466.69885695973">
            <text:p>1466,6988569597</text:p>
          </table:table-cell>
          <table:table-cell table:formula="of:=([.Q18]-[.$AS18])^2" office:value-type="float" office:value="32.5184540293251">
            <text:p>32,5184540293</text:p>
          </table:table-cell>
          <table:table-cell table:formula="of:=([.R18]-[.$AS18])^2" office:value-type="float" office:value="1466.69885695973">
            <text:p>1466,6988569597</text:p>
          </table:table-cell>
          <table:table-cell table:formula="of:=([.S18]-[.$AS18])^2" office:value-type="float" office:value="67.2809311355523">
            <text:p>67,2809311356</text:p>
          </table:table-cell>
          <table:table-cell table:formula="of:=([.T18]-[.$AS18])^2" office:value-type="float" office:value="1466.69885695973">
            <text:p>1466,6988569597</text:p>
          </table:table-cell>
          <table:table-cell table:formula="of:=([.U18]-[.$AS18])^2" office:value-type="float" office:value="97.0827940103315">
            <text:p>97,0827940103</text:p>
          </table:table-cell>
          <table:table-cell table:formula="of:=([.V18]-[.$AS18])^2" office:value-type="float" office:value="1466.69885695973">
            <text:p>1466,6988569597</text:p>
          </table:table-cell>
          <table:table-cell table:formula="of:=([.W18]-[.$AS18])^2" office:value-type="float" office:value="439.496476007346">
            <text:p>439,4964760073</text:p>
          </table:table-cell>
          <table:table-cell table:formula="of:=([.X18]-[.$AS18])^2" office:value-type="float" office:value="1466.69885695973">
            <text:p>1466,6988569597</text:p>
          </table:table-cell>
          <table:table-cell table:formula="of:=([.Y18]-[.$AS18])^2" office:value-type="float" office:value="18.4685456044165">
            <text:p>18,4685456044</text:p>
          </table:table-cell>
          <table:table-cell table:formula="of:=([.Z18]-[.$AS18])^2" office:value-type="float" office:value="1466.69885695973">
            <text:p>1466,6988569597</text:p>
          </table:table-cell>
          <table:table-cell table:formula="of:=([.AA18]-[.$AS18])^2" office:value-type="float" office:value="152.996170757042">
            <text:p>152,996170757</text:p>
          </table:table-cell>
          <table:table-cell table:formula="of:=([.AB18]-[.$AS18])^2" office:value-type="float" office:value="1466.69885695973">
            <text:p>1466,6988569597</text:p>
          </table:table-cell>
          <table:table-cell table:formula="of:=([.AC18]-[.$AS18])^2" office:value-type="float" office:value="1.58269226022992">
            <text:p>1,5826922602</text:p>
          </table:table-cell>
          <table:table-cell table:formula="of:=([.AD18]-[.$AS18])^2" office:value-type="float" office:value="1466.69885695973">
            <text:p>1466,6988569597</text:p>
          </table:table-cell>
          <table:table-cell table:formula="of:=([.AE18]-[.$AS18])^2" office:value-type="float" office:value="152.996170757042">
            <text:p>152,996170757</text:p>
          </table:table-cell>
          <table:table-cell table:formula="of:=([.AF18]-[.$AS18])^2" office:value-type="float" office:value="1466.69885695973">
            <text:p>1466,6988569597</text:p>
          </table:table-cell>
          <table:table-cell table:formula="of:=([.AG18]-[.$AS18])^2" office:value-type="float" office:value="428.593316666688">
            <text:p>428,5933166667</text:p>
          </table:table-cell>
          <table:table-cell table:formula="of:=([.AH18]-[.$AS18])^2" office:value-type="float" office:value="1466.69885695973">
            <text:p>1466,6988569597</text:p>
          </table:table-cell>
          <table:table-cell table:formula="of:=([.AI18]-[.$AS18])^2" office:value-type="float" office:value="858.343774542145">
            <text:p>858,3437745421</text:p>
          </table:table-cell>
          <table:table-cell table:formula="of:=([.AJ18]-[.$AS18])^2" office:value-type="float" office:value="1466.69885695973">
            <text:p>1466,6988569597</text:p>
          </table:table-cell>
          <table:table-cell table:formula="of:=([.AK18]-[.$AS18])^2" office:value-type="float" office:value="18.4685456044165">
            <text:p>18,4685456044</text:p>
          </table:table-cell>
          <table:table-cell table:formula="of:=([.AL18]-[.$AS18])^2" office:value-type="float" office:value="1466.69885695973">
            <text:p>1466,6988569597</text:p>
          </table:table-cell>
          <table:table-cell table:formula="of:=([.AM18]-[.$AS18])^2" office:value-type="float" office:value="512.154824603195">
            <text:p>512,1548246032</text:p>
          </table:table-cell>
          <table:table-cell table:formula="of:=([.AN18]-[.$AS18])^2" office:value-type="float" office:value="1466.69885695973">
            <text:p>1466,6988569597</text:p>
          </table:table-cell>
          <table:table-cell table:formula="of:=([.AO18]-[.$AS18])^2" office:value-type="float" office:value="2088.71808772896">
            <text:p>2088,718087729</text:p>
          </table:table-cell>
          <table:table-cell table:number-columns-repeated="3"/>
          <table:table-cell table:formula="of:=([.C58]+[.E58]+[.G58]+[.I58]+[.K58]+[.M58]+[.O58]+[.Q58]+[.S58]+[.U58]+[.W58]+[.Y58]+[.AA58]+[.AC58]+[.AE58]+[.AG58]+[.AI58]+[.AK58]+[.AM58]+[.AO58]+[.C77]+[.E77]+[.G77]+[.I77]+[.K77]+[.M77]+[.O77]+[.Q77]+[.S77]+[.U77]+[.W77]+[.Y77]+[.AA77]+[.AC77]+[.AE77]+[.AG77]+[.AI77]+[.AM77]+[.AK77]+[.AO77])/40" office:value-type="float" office:value="340.143348607438">
            <text:p>340,1433486074</text:p>
          </table:table-cell>
          <table:table-cell table:number-columns-repeated="5"/>
          <table:table-cell>
            <draw:custom-shape table:end-cell-address="Konfidenzintervall.AZ63" table:end-x="0.828cm" table:end-y="0.176cm" draw:z-index="7" draw:name="Textfeld 1" draw:style-name="gr2" draw:text-style-name="P2" svg:width="2.912cm" svg:height="2.235cm" svg:x="0.01cm" svg:y="0.41cm">
              <text:p text:style-name="P2"><text:span text:style-name="T1">Arri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73"/>
        </table:table-row>
        <table:table-row table:style-name="ro1">
          <table:table-cell/>
          <table:table-cell table:style-name="ce7" office:value-type="float" office:value="17">
            <text:p>17</text:p>
          </table:table-cell>
          <table:table-cell table:formula="of:=([.C19]-[.$AS19])^2" office:value-type="float" office:value="1.01240084606327">
            <text:p>1,0124008461</text:p>
          </table:table-cell>
          <table:table-cell table:formula="of:=([.D19]-[.$AS19])^2" office:value-type="float" office:value="909.627257143612">
            <text:p>909,6272571436</text:p>
          </table:table-cell>
          <table:table-cell table:formula="of:=([.E19]-[.$AS19])^2" office:value-type="float" office:value="2.09016923152393">
            <text:p>2,0901692315</text:p>
          </table:table-cell>
          <table:table-cell table:formula="of:=([.F19]-[.$AS19])^2" office:value-type="float" office:value="909.627257143612">
            <text:p>909,6272571436</text:p>
          </table:table-cell>
          <table:table-cell table:formula="of:=([.G19]-[.$AS19])^2" office:value-type="float" office:value="345.536009105935">
            <text:p>345,5360091059</text:p>
          </table:table-cell>
          <table:table-cell table:formula="of:=([.H19]-[.$AS19])^2" office:value-type="float" office:value="909.627257143612">
            <text:p>909,6272571436</text:p>
          </table:table-cell>
          <table:table-cell table:formula="of:=([.I19]-[.$AS19])^2" office:value-type="float" office:value="93.3161307699854">
            <text:p>93,31613077</text:p>
          </table:table-cell>
          <table:table-cell table:formula="of:=([.J19]-[.$AS19])^2" office:value-type="float" office:value="909.627257143612">
            <text:p>909,6272571436</text:p>
          </table:table-cell>
          <table:table-cell table:formula="of:=([.K19]-[.$AS19])^2" office:value-type="float" office:value="18.5148160133135">
            <text:p>18,5148160133</text:p>
          </table:table-cell>
          <table:table-cell table:formula="of:=([.L19]-[.$AS19])^2" office:value-type="float" office:value="909.627257143612">
            <text:p>909,6272571436</text:p>
          </table:table-cell>
          <table:table-cell table:formula="of:=([.M19]-[.$AS19])^2" office:value-type="float" office:value="99.6568882268146">
            <text:p>99,6568882268</text:p>
          </table:table-cell>
          <table:table-cell table:formula="of:=([.N19]-[.$AS19])^2" office:value-type="float" office:value="909.627257143612">
            <text:p>909,6272571436</text:p>
          </table:table-cell>
          <table:table-cell table:formula="of:=([.O19]-[.$AS19])^2" office:value-type="float" office:value="854.326339696861">
            <text:p>854,3263396969</text:p>
          </table:table-cell>
          <table:table-cell table:formula="of:=([.P19]-[.$AS19])^2" office:value-type="float" office:value="909.627257143612">
            <text:p>909,6272571436</text:p>
          </table:table-cell>
          <table:table-cell table:formula="of:=([.Q19]-[.$AS19])^2" office:value-type="float" office:value="51.2659934073481">
            <text:p>51,2659934073</text:p>
          </table:table-cell>
          <table:table-cell table:formula="of:=([.R19]-[.$AS19])^2" office:value-type="float" office:value="909.627257143612">
            <text:p>909,6272571436</text:p>
          </table:table-cell>
          <table:table-cell table:formula="of:=([.S19]-[.$AS19])^2" office:value-type="float" office:value="8.06544395679873">
            <text:p>8,0654439568</text:p>
          </table:table-cell>
          <table:table-cell table:formula="of:=([.T19]-[.$AS19])^2" office:value-type="float" office:value="909.627257143612">
            <text:p>909,6272571436</text:p>
          </table:table-cell>
          <table:table-cell table:formula="of:=([.U19]-[.$AS19])^2" office:value-type="float" office:value="1741.2978751059">
            <text:p>1741,2978751059</text:p>
          </table:table-cell>
          <table:table-cell table:formula="of:=([.V19]-[.$AS19])^2" office:value-type="float" office:value="909.627257143612">
            <text:p>909,6272571436</text:p>
          </table:table-cell>
          <table:table-cell table:formula="of:=([.W19]-[.$AS19])^2" office:value-type="float" office:value="8.06544395679873">
            <text:p>8,0654439568</text:p>
          </table:table-cell>
          <table:table-cell table:formula="of:=([.X19]-[.$AS19])^2" office:value-type="float" office:value="909.627257143612">
            <text:p>909,6272571436</text:p>
          </table:table-cell>
          <table:table-cell table:formula="of:=([.Y19]-[.$AS19])^2" office:value-type="float" office:value="191.177470818826">
            <text:p>191,1774708188</text:p>
          </table:table-cell>
          <table:table-cell table:formula="of:=([.Z19]-[.$AS19])^2" office:value-type="float" office:value="909.627257143612">
            <text:p>909,6272571436</text:p>
          </table:table-cell>
          <table:table-cell table:formula="of:=([.AA19]-[.$AS19])^2" office:value-type="float" office:value="191.177470818826">
            <text:p>191,1774708188</text:p>
          </table:table-cell>
          <table:table-cell table:formula="of:=([.AB19]-[.$AS19])^2" office:value-type="float" office:value="909.627257143612">
            <text:p>909,6272571436</text:p>
          </table:table-cell>
          <table:table-cell table:formula="of:=([.AC19]-[.$AS19])^2" office:value-type="float" office:value="937.446633754655">
            <text:p>937,4466337547</text:p>
          </table:table-cell>
          <table:table-cell table:formula="of:=([.AD19]-[.$AS19])^2" office:value-type="float" office:value="909.627257143612">
            <text:p>909,6272571436</text:p>
          </table:table-cell>
          <table:table-cell table:formula="of:=([.AE19]-[.$AS19])^2" office:value-type="float" office:value="8.06544395679873">
            <text:p>8,0654439568</text:p>
          </table:table-cell>
          <table:table-cell table:formula="of:=([.AF19]-[.$AS19])^2" office:value-type="float" office:value="909.627257143612">
            <text:p>909,6272571436</text:p>
          </table:table-cell>
          <table:table-cell table:formula="of:=([.AG19]-[.$AS19])^2" office:value-type="float" office:value="93.3161307699854">
            <text:p>93,31613077</text:p>
          </table:table-cell>
          <table:table-cell table:formula="of:=([.AH19]-[.$AS19])^2" office:value-type="float" office:value="909.627257143612">
            <text:p>909,6272571436</text:p>
          </table:table-cell>
          <table:table-cell table:formula="of:=([.AI19]-[.$AS19])^2" office:value-type="float" office:value="93.3161307699854">
            <text:p>93,31613077</text:p>
          </table:table-cell>
          <table:table-cell table:formula="of:=([.AJ19]-[.$AS19])^2" office:value-type="float" office:value="909.627257143612">
            <text:p>909,6272571436</text:p>
          </table:table-cell>
          <table:table-cell table:formula="of:=([.AK19]-[.$AS19])^2" office:value-type="float" office:value="18.5148160133135">
            <text:p>18,5148160133</text:p>
          </table:table-cell>
          <table:table-cell table:formula="of:=([.AL19]-[.$AS19])^2" office:value-type="float" office:value="909.627257143612">
            <text:p>909,6272571436</text:p>
          </table:table-cell>
          <table:table-cell table:formula="of:=([.AM19]-[.$AS19])^2" office:value-type="float" office:value="294.466542857897">
            <text:p>294,4665428579</text:p>
          </table:table-cell>
          <table:table-cell table:formula="of:=([.AN19]-[.$AS19])^2" office:value-type="float" office:value="909.627257143612">
            <text:p>909,6272571436</text:p>
          </table:table-cell>
          <table:table-cell table:formula="of:=([.AO19]-[.$AS19])^2" office:value-type="float" office:value="8.06544395679873">
            <text:p>8,0654439568</text:p>
          </table:table-cell>
          <table:table-cell table:number-columns-repeated="3"/>
          <table:table-cell table:formula="of:=([.C59]+[.E59]+[.G59]+[.I59]+[.K59]+[.M59]+[.O59]+[.Q59]+[.S59]+[.U59]+[.W59]+[.Y59]+[.AA59]+[.AC59]+[.AE59]+[.AG59]+[.AI59]+[.AK59]+[.AM59]+[.AO59]+[.C78]+[.E78]+[.G78]+[.I78]+[.K78]+[.M78]+[.O78]+[.Q78]+[.S78]+[.U78]+[.W78]+[.Y78]+[.AA78]+[.AC78]+[.AE78]+[.AG78]+[.AI78]+[.AM78]+[.AK78]+[.AO78])/40" office:value-type="float" office:value="219.78167309104">
            <text:p>219,781673091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8">
            <text:p>18</text:p>
          </table:table-cell>
          <table:table-cell table:formula="of:=([.C20]-[.$AS20])^2" office:value-type="float" office:value="710.073638753454">
            <text:p>710,0736387535</text:p>
          </table:table-cell>
          <table:table-cell table:formula="of:=([.D20]-[.$AS20])^2" office:value-type="float" office:value="1597.45522511581">
            <text:p>1597,4552251158</text:p>
          </table:table-cell>
          <table:table-cell table:formula="of:=([.E20]-[.$AS20])^2" office:value-type="float" office:value="322.855408265994">
            <text:p>322,855408266</text:p>
          </table:table-cell>
          <table:table-cell table:formula="of:=([.F20]-[.$AS20])^2" office:value-type="float" office:value="1597.45522511581">
            <text:p>1597,4552251158</text:p>
          </table:table-cell>
          <table:table-cell table:formula="of:=([.G20]-[.$AS20])^2" office:value-type="float" office:value="228.34337268253">
            <text:p>228,3433726825</text:p>
          </table:table-cell>
          <table:table-cell table:formula="of:=([.H20]-[.$AS20])^2" office:value-type="float" office:value="1597.45522511581">
            <text:p>1597,4552251158</text:p>
          </table:table-cell>
          <table:table-cell table:formula="of:=([.I20]-[.$AS20])^2" office:value-type="float" office:value="1766.67408958467">
            <text:p>1766,6740895847</text:p>
          </table:table-cell>
          <table:table-cell table:formula="of:=([.J20]-[.$AS20])^2" office:value-type="float" office:value="1597.45522511581">
            <text:p>1597,4552251158</text:p>
          </table:table-cell>
          <table:table-cell table:formula="of:=([.K20]-[.$AS20])^2" office:value-type="float" office:value="228.34337268253">
            <text:p>228,3433726825</text:p>
          </table:table-cell>
          <table:table-cell table:formula="of:=([.L20]-[.$AS20])^2" office:value-type="float" office:value="1597.45522511581">
            <text:p>1597,4552251158</text:p>
          </table:table-cell>
          <table:table-cell table:formula="of:=([.M20]-[.$AS20])^2" office:value-type="float" office:value="181.182200521357">
            <text:p>181,1822005214</text:p>
          </table:table-cell>
          <table:table-cell table:formula="of:=([.N20]-[.$AS20])^2" office:value-type="float" office:value="1597.45522511581">
            <text:p>1597,4552251158</text:p>
          </table:table-cell>
          <table:table-cell table:formula="of:=([.O20]-[.$AS20])^2" office:value-type="float" office:value="131.704699406951">
            <text:p>131,704699407</text:p>
          </table:table-cell>
          <table:table-cell table:formula="of:=([.P20]-[.$AS20])^2" office:value-type="float" office:value="1597.45522511581">
            <text:p>1597,4552251158</text:p>
          </table:table-cell>
          <table:table-cell table:formula="of:=([.Q20]-[.$AS20])^2" office:value-type="float" office:value="1766.67408958467">
            <text:p>1766,6740895847</text:p>
          </table:table-cell>
          <table:table-cell table:formula="of:=([.R20]-[.$AS20])^2" office:value-type="float" office:value="1597.45522511581">
            <text:p>1597,4552251158</text:p>
          </table:table-cell>
          <table:table-cell table:formula="of:=([.S20]-[.$AS20])^2" office:value-type="float" office:value="418.946296544382">
            <text:p>418,9462965444</text:p>
          </table:table-cell>
          <table:table-cell table:formula="of:=([.T20]-[.$AS20])^2" office:value-type="float" office:value="1597.45522511581">
            <text:p>1597,4552251158</text:p>
          </table:table-cell>
          <table:table-cell table:formula="of:=([.U20]-[.$AS20])^2" office:value-type="float" office:value="956.090383167635">
            <text:p>956,0903831676</text:p>
          </table:table-cell>
          <table:table-cell table:formula="of:=([.V20]-[.$AS20])^2" office:value-type="float" office:value="1597.45522511581">
            <text:p>1597,4552251158</text:p>
          </table:table-cell>
          <table:table-cell table:formula="of:=([.W20]-[.$AS20])^2" office:value-type="float" office:value="643.391122551708">
            <text:p>643,3911225517</text:p>
          </table:table-cell>
          <table:table-cell table:formula="of:=([.X20]-[.$AS20])^2" office:value-type="float" office:value="1597.45522511581">
            <text:p>1597,4552251158</text:p>
          </table:table-cell>
          <table:table-cell table:formula="of:=([.Y20]-[.$AS20])^2" office:value-type="float" office:value="1705.8148099754">
            <text:p>1705,8148099754</text:p>
          </table:table-cell>
          <table:table-cell table:formula="of:=([.Z20]-[.$AS20])^2" office:value-type="float" office:value="1597.45522511581">
            <text:p>1597,4552251158</text:p>
          </table:table-cell>
          <table:table-cell table:formula="of:=([.AA20]-[.$AS20])^2" office:value-type="float" office:value="5.82074539799761">
            <text:p>5,820745398</text:p>
          </table:table-cell>
          <table:table-cell table:formula="of:=([.AB20]-[.$AS20])^2" office:value-type="float" office:value="1597.45522511581">
            <text:p>1597,4552251158</text:p>
          </table:table-cell>
          <table:table-cell table:formula="of:=([.AC20]-[.$AS20])^2" office:value-type="float" office:value="182.891359968612">
            <text:p>182,8913599686</text:p>
          </table:table-cell>
          <table:table-cell table:formula="of:=([.AD20]-[.$AS20])^2" office:value-type="float" office:value="1597.45522511581">
            <text:p>1597,4552251158</text:p>
          </table:table-cell>
          <table:table-cell table:formula="of:=([.AE20]-[.$AS20])^2" office:value-type="float" office:value="63.4918551524408">
            <text:p>63,4918551524</text:p>
          </table:table-cell>
          <table:table-cell table:formula="of:=([.AF20]-[.$AS20])^2" office:value-type="float" office:value="1597.45522511581">
            <text:p>1597,4552251158</text:p>
          </table:table-cell>
          <table:table-cell table:formula="of:=([.AG20]-[.$AS20])^2" office:value-type="float" office:value="290.082972368558">
            <text:p>290,0829723686</text:p>
          </table:table-cell>
          <table:table-cell table:formula="of:=([.AH20]-[.$AS20])^2" office:value-type="float" office:value="1597.45522511581">
            <text:p>1597,4552251158</text:p>
          </table:table-cell>
          <table:table-cell table:formula="of:=([.AI20]-[.$AS20])^2" office:value-type="float" office:value="1086.90073793632">
            <text:p>1086,9007379363</text:p>
          </table:table-cell>
          <table:table-cell table:formula="of:=([.AJ20]-[.$AS20])^2" office:value-type="float" office:value="1597.45522511581">
            <text:p>1597,4552251158</text:p>
          </table:table-cell>
          <table:table-cell table:formula="of:=([.AK20]-[.$AS20])^2" office:value-type="float" office:value="0.681153948882323">
            <text:p>0,6811539489</text:p>
          </table:table-cell>
          <table:table-cell table:formula="of:=([.AL20]-[.$AS20])^2" office:value-type="float" office:value="1597.45522511581">
            <text:p>1597,4552251158</text:p>
          </table:table-cell>
          <table:table-cell table:formula="of:=([.AM20]-[.$AS20])^2" office:value-type="float" office:value="1766.67408958467">
            <text:p>1766,6740895847</text:p>
          </table:table-cell>
          <table:table-cell table:formula="of:=([.AN20]-[.$AS20])^2" office:value-type="float" office:value="1597.45522511581">
            <text:p>1597,4552251158</text:p>
          </table:table-cell>
          <table:table-cell table:formula="of:=([.AO20]-[.$AS20])^2" office:value-type="float" office:value="1026.03764269823">
            <text:p>1026,0376426982</text:p>
          </table:table-cell>
          <table:table-cell table:number-columns-repeated="3"/>
          <table:table-cell table:formula="of:=([.C60]+[.E60]+[.G60]+[.I60]+[.K60]+[.M60]+[.O60]+[.Q60]+[.S60]+[.U60]+[.W60]+[.Y60]+[.AA60]+[.AC60]+[.AE60]+[.AG60]+[.AI60]+[.AK60]+[.AM60]+[.AO60]+[.C79]+[.E79]+[.G79]+[.I79]+[.K79]+[.M79]+[.O79]+[.Q79]+[.S79]+[.U79]+[.W79]+[.Y79]+[.AA79]+[.AC79]+[.AE79]+[.AG79]+[.AI79]+[.AM79]+[.AK79]+[.AO79])/40" office:value-type="float" office:value="521.244629205438">
            <text:p>521,2446292054</text:p>
          </table:table-cell>
          <table:table-cell table:number-columns-repeated="979"/>
        </table:table-row>
        <table:table-row table:style-name="ro1">
          <table:table-cell table:style-name="ce26"/>
          <table:table-cell table:style-name="ce7" office:value-type="float" office:value="19">
            <text:p>19</text:p>
          </table:table-cell>
          <table:table-cell table:formula="of:=([.C21]-[.$AS21])^2" office:value-type="float" office:value="1046.77728656798">
            <text:p>1046,777286568</text:p>
          </table:table-cell>
          <table:table-cell table:formula="of:=([.D21]-[.$AS21])^2" office:value-type="float" office:value="1677.21001409686">
            <text:p>1677,2100140969</text:p>
          </table:table-cell>
          <table:table-cell table:formula="of:=([.E21]-[.$AS21])^2" office:value-type="float" office:value="1484.18973675516">
            <text:p>1484,1897367552</text:p>
          </table:table-cell>
          <table:table-cell table:formula="of:=([.F21]-[.$AS21])^2" office:value-type="float" office:value="1677.21001409686">
            <text:p>1677,2100140969</text:p>
          </table:table-cell>
          <table:table-cell table:formula="of:=([.G21]-[.$AS21])^2" office:value-type="float" office:value="663.604964384669">
            <text:p>663,6049643847</text:p>
          </table:table-cell>
          <table:table-cell table:formula="of:=([.H21]-[.$AS21])^2" office:value-type="float" office:value="1677.21001409686">
            <text:p>1677,2100140969</text:p>
          </table:table-cell>
          <table:table-cell table:formula="of:=([.I21]-[.$AS21])^2" office:value-type="float" office:value="758.795636807484">
            <text:p>758,7956368075</text:p>
          </table:table-cell>
          <table:table-cell table:formula="of:=([.J21]-[.$AS21])^2" office:value-type="float" office:value="1677.21001409686">
            <text:p>1677,2100140969</text:p>
          </table:table-cell>
          <table:table-cell table:formula="of:=([.K21]-[.$AS21])^2" office:value-type="float" office:value="7.90114439513483">
            <text:p>7,9011443951</text:p>
          </table:table-cell>
          <table:table-cell table:formula="of:=([.L21]-[.$AS21])^2" office:value-type="float" office:value="1677.21001409686">
            <text:p>1677,2100140969</text:p>
          </table:table-cell>
          <table:table-cell table:formula="of:=([.M21]-[.$AS21])^2" office:value-type="float" office:value="7.90114439513483">
            <text:p>7,9011443951</text:p>
          </table:table-cell>
          <table:table-cell table:formula="of:=([.N21]-[.$AS21])^2" office:value-type="float" office:value="1677.21001409686">
            <text:p>1677,2100140969</text:p>
          </table:table-cell>
          <table:table-cell table:formula="of:=([.O21]-[.$AS21])^2" office:value-type="float" office:value="19.3441546476689">
            <text:p>19,3441546477</text:p>
          </table:table-cell>
          <table:table-cell table:formula="of:=([.P21]-[.$AS21])^2" office:value-type="float" office:value="1677.21001409686">
            <text:p>1677,2100140969</text:p>
          </table:table-cell>
          <table:table-cell table:formula="of:=([.Q21]-[.$AS21])^2" office:value-type="float" office:value="627.314409701257">
            <text:p>627,3144097013</text:p>
          </table:table-cell>
          <table:table-cell table:formula="of:=([.R21]-[.$AS21])^2" office:value-type="float" office:value="1677.21001409686">
            <text:p>1677,2100140969</text:p>
          </table:table-cell>
          <table:table-cell table:formula="of:=([.S21]-[.$AS21])^2" office:value-type="float" office:value="99.077230214078">
            <text:p>99,0772302141</text:p>
          </table:table-cell>
          <table:table-cell table:formula="of:=([.T21]-[.$AS21])^2" office:value-type="float" office:value="1677.21001409686">
            <text:p>1677,2100140969</text:p>
          </table:table-cell>
          <table:table-cell table:formula="of:=([.U21]-[.$AS21])^2" office:value-type="float" office:value="45.0631887000359">
            <text:p>45,0631887</text:p>
          </table:table-cell>
          <table:table-cell table:formula="of:=([.V21]-[.$AS21])^2" office:value-type="float" office:value="1677.21001409686">
            <text:p>1677,2100140969</text:p>
          </table:table-cell>
          <table:table-cell table:formula="of:=([.W21]-[.$AS21])^2" office:value-type="float" office:value="45.0631887000361">
            <text:p>45,0631887</text:p>
          </table:table-cell>
          <table:table-cell table:formula="of:=([.X21]-[.$AS21])^2" office:value-type="float" office:value="1677.21001409686">
            <text:p>1677,2100140969</text:p>
          </table:table-cell>
          <table:table-cell table:formula="of:=([.Y21]-[.$AS21])^2" office:value-type="float" office:value="1596.30250493935">
            <text:p>1596,3025049394</text:p>
          </table:table-cell>
          <table:table-cell table:formula="of:=([.Z21]-[.$AS21])^2" office:value-type="float" office:value="1677.21001409686">
            <text:p>1677,2100140969</text:p>
          </table:table-cell>
          <table:table-cell table:formula="of:=([.AA21]-[.$AS21])^2" office:value-type="float" office:value="19.3441546476689">
            <text:p>19,3441546477</text:p>
          </table:table-cell>
          <table:table-cell table:formula="of:=([.AB21]-[.$AS21])^2" office:value-type="float" office:value="1677.21001409686">
            <text:p>1677,2100140969</text:p>
          </table:table-cell>
          <table:table-cell table:formula="of:=([.AC21]-[.$AS21])^2" office:value-type="float" office:value="1423.66853397205">
            <text:p>1423,6685339721</text:p>
          </table:table-cell>
          <table:table-cell table:formula="of:=([.AD21]-[.$AS21])^2" office:value-type="float" office:value="1677.21001409686">
            <text:p>1677,2100140969</text:p>
          </table:table-cell>
          <table:table-cell table:formula="of:=([.AE21]-[.$AS21])^2" office:value-type="float" office:value="708.646827283675">
            <text:p>708,6468272837</text:p>
          </table:table-cell>
          <table:table-cell table:formula="of:=([.AF21]-[.$AS21])^2" office:value-type="float" office:value="1677.21001409686">
            <text:p>1677,2100140969</text:p>
          </table:table-cell>
          <table:table-cell table:formula="of:=([.AG21]-[.$AS21])^2" office:value-type="float" office:value="6.48336574521321">
            <text:p>6,4833657452</text:p>
          </table:table-cell>
          <table:table-cell table:formula="of:=([.AH21]-[.$AS21])^2" office:value-type="float" office:value="1677.21001409686">
            <text:p>1677,2100140969</text:p>
          </table:table-cell>
          <table:table-cell table:formula="of:=([.AI21]-[.$AS21])^2" office:value-type="float" office:value="262.56166244851">
            <text:p>262,5616624485</text:p>
          </table:table-cell>
          <table:table-cell table:formula="of:=([.AJ21]-[.$AS21])^2" office:value-type="float" office:value="1677.21001409686">
            <text:p>1677,2100140969</text:p>
          </table:table-cell>
          <table:table-cell table:formula="of:=([.AK21]-[.$AS21])^2" office:value-type="float" office:value="7.90114439513483">
            <text:p>7,9011443951</text:p>
          </table:table-cell>
          <table:table-cell table:formula="of:=([.AL21]-[.$AS21])^2" office:value-type="float" office:value="1677.21001409686">
            <text:p>1677,2100140969</text:p>
          </table:table-cell>
          <table:table-cell table:formula="of:=([.AM21]-[.$AS21])^2" office:value-type="float" office:value="1005.70879309564">
            <text:p>1005,7087930956</text:p>
          </table:table-cell>
          <table:table-cell table:formula="of:=([.AN21]-[.$AS21])^2" office:value-type="float" office:value="1677.21001409686">
            <text:p>1677,2100140969</text:p>
          </table:table-cell>
          <table:table-cell table:formula="of:=([.AO21]-[.$AS21])^2" office:value-type="float" office:value="1603.70177233862">
            <text:p>1603,7017723386</text:p>
          </table:table-cell>
          <table:table-cell table:style-name="ce26" table:number-columns-repeated="3"/>
          <table:table-cell table:style-name="ce26" table:formula="of:=([.C61]+[.E61]+[.G61]+[.I61]+[.K61]+[.M61]+[.O61]+[.Q61]+[.S61]+[.U61]+[.W61]+[.Y61]+[.AA61]+[.AC61]+[.AE61]+[.AG61]+[.AI61]+[.AK61]+[.AM61]+[.AO61]+[.C80]+[.E80]+[.G80]+[.I80]+[.K80]+[.M80]+[.O80]+[.Q80]+[.S80]+[.U80]+[.W80]+[.Y80]+[.AA80]+[.AC80]+[.AE80]+[.AG80]+[.AI80]+[.AM80]+[.AK80]+[.AO80])/40" office:value-type="float" office:value="475.017601183581">
            <text:p>475,0176011836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formula="of:=([.C22]-[.$AS22])^2" office:value-type="float" office:value="169.174648272634">
            <text:p>169,1746482726</text:p>
          </table:table-cell>
          <table:table-cell table:formula="of:=([.D22]-[.$AS22])^2" office:value-type="float" office:value="3382.650932672">
            <text:p>3382,650932672</text:p>
          </table:table-cell>
          <table:table-cell table:formula="of:=([.E22]-[.$AS22])^2" office:value-type="float" office:value="23.7641369280565">
            <text:p>23,7641369281</text:p>
          </table:table-cell>
          <table:table-cell table:formula="of:=([.F22]-[.$AS22])^2" office:value-type="float" office:value="3382.650932672">
            <text:p>3382,650932672</text:p>
          </table:table-cell>
          <table:table-cell table:formula="of:=([.G22]-[.$AS22])^2" office:value-type="float" office:value="265.80146467967">
            <text:p>265,8014646797</text:p>
          </table:table-cell>
          <table:table-cell table:formula="of:=([.H22]-[.$AS22])^2" office:value-type="float" office:value="3382.650932672">
            <text:p>3382,650932672</text:p>
          </table:table-cell>
          <table:table-cell table:formula="of:=([.I22]-[.$AS22])^2" office:value-type="float" office:value="1196.42924463781">
            <text:p>1196,4292446378</text:p>
          </table:table-cell>
          <table:table-cell table:formula="of:=([.J22]-[.$AS22])^2" office:value-type="float" office:value="3382.650932672">
            <text:p>3382,650932672</text:p>
          </table:table-cell>
          <table:table-cell table:formula="of:=([.K22]-[.$AS22])^2" office:value-type="float" office:value="4.07113152076527">
            <text:p>4,0711315208</text:p>
          </table:table-cell>
          <table:table-cell table:formula="of:=([.L22]-[.$AS22])^2" office:value-type="float" office:value="3382.650932672">
            <text:p>3382,650932672</text:p>
          </table:table-cell>
          <table:table-cell table:formula="of:=([.M22]-[.$AS22])^2" office:value-type="float" office:value="150.504063667983">
            <text:p>150,504063668</text:p>
          </table:table-cell>
          <table:table-cell table:formula="of:=([.N22]-[.$AS22])^2" office:value-type="float" office:value="3382.650932672">
            <text:p>3382,650932672</text:p>
          </table:table-cell>
          <table:table-cell table:formula="of:=([.O22]-[.$AS22])^2" office:value-type="float" office:value="12.9960690171314">
            <text:p>12,9960690171</text:p>
          </table:table-cell>
          <table:table-cell table:formula="of:=([.P22]-[.$AS22])^2" office:value-type="float" office:value="3382.650932672">
            <text:p>3382,650932672</text:p>
          </table:table-cell>
          <table:table-cell table:formula="of:=([.Q22]-[.$AS22])^2" office:value-type="float" office:value="83.9158899369525">
            <text:p>83,915889937</text:p>
          </table:table-cell>
          <table:table-cell table:formula="of:=([.R22]-[.$AS22])^2" office:value-type="float" office:value="3382.650932672">
            <text:p>3382,650932672</text:p>
          </table:table-cell>
          <table:table-cell table:formula="of:=([.S22]-[.$AS22])^2" office:value-type="float" office:value="83.9158899369525">
            <text:p>83,915889937</text:p>
          </table:table-cell>
          <table:table-cell table:formula="of:=([.T22]-[.$AS22])^2" office:value-type="float" office:value="3382.650932672">
            <text:p>3382,650932672</text:p>
          </table:table-cell>
          <table:table-cell table:formula="of:=([.U22]-[.$AS22])^2" office:value-type="float" office:value="1667.85972388078">
            <text:p>1667,8597238808</text:p>
          </table:table-cell>
          <table:table-cell table:formula="of:=([.V22]-[.$AS22])^2" office:value-type="float" office:value="3382.650932672">
            <text:p>3382,650932672</text:p>
          </table:table-cell>
          <table:table-cell table:formula="of:=([.W22]-[.$AS22])^2" office:value-type="float" office:value="667.045723066786">
            <text:p>667,0457230668</text:p>
          </table:table-cell>
          <table:table-cell table:formula="of:=([.X22]-[.$AS22])^2" office:value-type="float" office:value="3382.650932672">
            <text:p>3382,650932672</text:p>
          </table:table-cell>
          <table:table-cell table:formula="of:=([.Y22]-[.$AS22])^2" office:value-type="float" office:value="83.9158899369525">
            <text:p>83,915889937</text:p>
          </table:table-cell>
          <table:table-cell table:formula="of:=([.Z22]-[.$AS22])^2" office:value-type="float" office:value="3382.650932672">
            <text:p>3382,650932672</text:p>
          </table:table-cell>
          <table:table-cell table:formula="of:=([.AA22]-[.$AS22])^2" office:value-type="float" office:value="12.9960690171314">
            <text:p>12,9960690171</text:p>
          </table:table-cell>
          <table:table-cell table:formula="of:=([.AB22]-[.$AS22])^2" office:value-type="float" office:value="3382.650932672">
            <text:p>3382,650932672</text:p>
          </table:table-cell>
          <table:table-cell table:formula="of:=([.AC22]-[.$AS22])^2" office:value-type="float" office:value="667.045723066786">
            <text:p>667,0457230668</text:p>
          </table:table-cell>
          <table:table-cell table:formula="of:=([.AD22]-[.$AS22])^2" office:value-type="float" office:value="3382.650932672">
            <text:p>3382,650932672</text:p>
          </table:table-cell>
          <table:table-cell table:formula="of:=([.AE22]-[.$AS22])^2" office:value-type="float" office:value="56.3416123626745">
            <text:p>56,3416123627</text:p>
          </table:table-cell>
          <table:table-cell table:formula="of:=([.AF22]-[.$AS22])^2" office:value-type="float" office:value="3382.650932672">
            <text:p>3382,650932672</text:p>
          </table:table-cell>
          <table:table-cell table:formula="of:=([.AG22]-[.$AS22])^2" office:value-type="float" office:value="83.9158899369525">
            <text:p>83,915889937</text:p>
          </table:table-cell>
          <table:table-cell table:formula="of:=([.AH22]-[.$AS22])^2" office:value-type="float" office:value="3382.650932672">
            <text:p>3382,650932672</text:p>
          </table:table-cell>
          <table:table-cell table:formula="of:=([.AI22]-[.$AS22])^2" office:value-type="float" office:value="778.999452208015">
            <text:p>778,999452208</text:p>
          </table:table-cell>
          <table:table-cell table:formula="of:=([.AJ22]-[.$AS22])^2" office:value-type="float" office:value="3382.650932672">
            <text:p>3382,650932672</text:p>
          </table:table-cell>
          <table:table-cell table:formula="of:=([.AK22]-[.$AS22])^2" office:value-type="float" office:value="4.07113152076527">
            <text:p>4,0711315208</text:p>
          </table:table-cell>
          <table:table-cell table:formula="of:=([.AL22]-[.$AS22])^2" office:value-type="float" office:value="3382.650932672">
            <text:p>3382,650932672</text:p>
          </table:table-cell>
          <table:table-cell table:formula="of:=([.AM22]-[.$AS22])^2" office:value-type="float" office:value="250.501156522219">
            <text:p>250,5011565222</text:p>
          </table:table-cell>
          <table:table-cell table:formula="of:=([.AN22]-[.$AS22])^2" office:value-type="float" office:value="3382.650932672">
            <text:p>3382,650932672</text:p>
          </table:table-cell>
          <table:table-cell table:formula="of:=([.AO22]-[.$AS22])^2" office:value-type="float" office:value="1667.85972388078">
            <text:p>1667,8597238808</text:p>
          </table:table-cell>
          <table:table-cell table:number-columns-repeated="3"/>
          <table:table-cell table:style-name="ce15" table:formula="of:=[.AS43]" office:value-type="float" office:value="377.292747645026">
            <text:p>377,29274764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formula="of:=([.C23]-[.$AS23])^2" office:value-type="float" office:value="484.500434540255">
            <text:p>484,5004345403</text:p>
          </table:table-cell>
          <table:table-cell table:formula="of:=([.D23]-[.$AS23])^2" office:value-type="float" office:value="2578.66947276698">
            <text:p>2578,669472767</text:p>
          </table:table-cell>
          <table:table-cell table:formula="of:=([.E23]-[.$AS23])^2" office:value-type="float" office:value="1.82798488978373">
            <text:p>1,8279848898</text:p>
          </table:table-cell>
          <table:table-cell table:formula="of:=([.F23]-[.$AS23])^2" office:value-type="float" office:value="2578.66947276698">
            <text:p>2578,669472767</text:p>
          </table:table-cell>
          <table:table-cell table:formula="of:=([.G23]-[.$AS23])^2" office:value-type="float" office:value="19.0292756625032">
            <text:p>19,0292756625</text:p>
          </table:table-cell>
          <table:table-cell table:formula="of:=([.H23]-[.$AS23])^2" office:value-type="float" office:value="2578.66947276698">
            <text:p>2578,669472767</text:p>
          </table:table-cell>
          <table:table-cell table:formula="of:=([.I23]-[.$AS23])^2" office:value-type="float" office:value="255.021693462957">
            <text:p>255,021693463</text:p>
          </table:table-cell>
          <table:table-cell table:formula="of:=([.J23]-[.$AS23])^2" office:value-type="float" office:value="2578.66947276698">
            <text:p>2578,669472767</text:p>
          </table:table-cell>
          <table:table-cell table:formula="of:=([.K23]-[.$AS23])^2" office:value-type="float" office:value="19.0292756625032">
            <text:p>19,0292756625</text:p>
          </table:table-cell>
          <table:table-cell table:formula="of:=([.L23]-[.$AS23])^2" office:value-type="float" office:value="2578.66947276698">
            <text:p>2578,669472767</text:p>
          </table:table-cell>
          <table:table-cell table:formula="of:=([.M23]-[.$AS23])^2" office:value-type="float" office:value="347.746788308588">
            <text:p>347,7467883086</text:p>
          </table:table-cell>
          <table:table-cell table:formula="of:=([.N23]-[.$AS23])^2" office:value-type="float" office:value="2578.66947276698">
            <text:p>2578,669472767</text:p>
          </table:table-cell>
          <table:table-cell table:formula="of:=([.O23]-[.$AS23])^2" office:value-type="float" office:value="933.469432066946">
            <text:p>933,4694320669</text:p>
          </table:table-cell>
          <table:table-cell table:formula="of:=([.P23]-[.$AS23])^2" office:value-type="float" office:value="2578.66947276698">
            <text:p>2578,669472767</text:p>
          </table:table-cell>
          <table:table-cell table:formula="of:=([.Q23]-[.$AS23])^2" office:value-type="float" office:value="7.73174382925693">
            <text:p>7,7317438293</text:p>
          </table:table-cell>
          <table:table-cell table:formula="of:=([.R23]-[.$AS23])^2" office:value-type="float" office:value="2578.66947276698">
            <text:p>2578,669472767</text:p>
          </table:table-cell>
          <table:table-cell table:formula="of:=([.S23]-[.$AS23])^2" office:value-type="float" office:value="493.70167667419">
            <text:p>493,7016766742</text:p>
          </table:table-cell>
          <table:table-cell table:formula="of:=([.T23]-[.$AS23])^2" office:value-type="float" office:value="2578.66947276698">
            <text:p>2578,669472767</text:p>
          </table:table-cell>
          <table:table-cell table:formula="of:=([.U23]-[.$AS23])^2" office:value-type="float" office:value="378.196233043746">
            <text:p>378,1962330437</text:p>
          </table:table-cell>
          <table:table-cell table:formula="of:=([.V23]-[.$AS23])^2" office:value-type="float" office:value="2578.66947276698">
            <text:p>2578,669472767</text:p>
          </table:table-cell>
          <table:table-cell table:formula="of:=([.W23]-[.$AS23])^2" office:value-type="float" office:value="7.73174382925693">
            <text:p>7,7317438293</text:p>
          </table:table-cell>
          <table:table-cell table:formula="of:=([.X23]-[.$AS23])^2" office:value-type="float" office:value="2578.66947276698">
            <text:p>2578,669472767</text:p>
          </table:table-cell>
          <table:table-cell table:formula="of:=([.Y23]-[.$AS23])^2" office:value-type="float" office:value="1736.34641619393">
            <text:p>1736,3464161939</text:p>
          </table:table-cell>
          <table:table-cell table:formula="of:=([.Z23]-[.$AS23])^2" office:value-type="float" office:value="2578.66947276698">
            <text:p>2578,669472767</text:p>
          </table:table-cell>
          <table:table-cell table:formula="of:=([.AA23]-[.$AS23])^2" office:value-type="float" office:value="378.196233043746">
            <text:p>378,1962330437</text:p>
          </table:table-cell>
          <table:table-cell table:formula="of:=([.AB23]-[.$AS23])^2" office:value-type="float" office:value="2578.66947276698">
            <text:p>2578,669472767</text:p>
          </table:table-cell>
          <table:table-cell table:formula="of:=([.AC23]-[.$AS23])^2" office:value-type="float" office:value="7.70037088121745">
            <text:p>7,7003708812</text:p>
          </table:table-cell>
          <table:table-cell table:formula="of:=([.AD23]-[.$AS23])^2" office:value-type="float" office:value="2578.66947276698">
            <text:p>2578,669472767</text:p>
          </table:table-cell>
          <table:table-cell table:formula="of:=([.AE23]-[.$AS23])^2" office:value-type="float" office:value="7.73174382925693">
            <text:p>7,7317438293</text:p>
          </table:table-cell>
          <table:table-cell table:formula="of:=([.AF23]-[.$AS23])^2" office:value-type="float" office:value="2578.66947276698">
            <text:p>2578,669472767</text:p>
          </table:table-cell>
          <table:table-cell table:formula="of:=([.AG23]-[.$AS23])^2" office:value-type="float" office:value="233.49677740679">
            <text:p>233,4967774068</text:p>
          </table:table-cell>
          <table:table-cell table:formula="of:=([.AH23]-[.$AS23])^2" office:value-type="float" office:value="2578.66947276698">
            <text:p>2578,669472767</text:p>
          </table:table-cell>
          <table:table-cell table:formula="of:=([.AI23]-[.$AS23])^2" office:value-type="float" office:value="463.566794195557">
            <text:p>463,5667941956</text:p>
          </table:table-cell>
          <table:table-cell table:formula="of:=([.AJ23]-[.$AS23])^2" office:value-type="float" office:value="2578.66947276698">
            <text:p>2578,669472767</text:p>
          </table:table-cell>
          <table:table-cell table:formula="of:=([.AK23]-[.$AS23])^2" office:value-type="float" office:value="982.949779761578">
            <text:p>982,9497797616</text:p>
          </table:table-cell>
          <table:table-cell table:formula="of:=([.AL23]-[.$AS23])^2" office:value-type="float" office:value="2578.66947276698">
            <text:p>2578,669472767</text:p>
          </table:table-cell>
          <table:table-cell table:formula="of:=([.AM23]-[.$AS23])^2" office:value-type="float" office:value="192.822810170324">
            <text:p>192,8228101703</text:p>
          </table:table-cell>
          <table:table-cell table:formula="of:=([.AN23]-[.$AS23])^2" office:value-type="float" office:value="2578.66947276698">
            <text:p>2578,669472767</text:p>
          </table:table-cell>
          <table:table-cell table:formula="of:=([.AO23]-[.$AS23])^2" office:value-type="float" office:value="163.343770691284">
            <text:p>163,3437706913</text:p>
          </table:table-cell>
          <table:table-cell table:number-columns-repeated="3"/>
          <table:table-cell table:style-name="ce15" table:formula="of:=[.AS44]" office:value-type="float" office:value="426.878029971508">
            <text:p>426,878029971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3">
            <text:p>3</text:p>
          </table:table-cell>
          <table:table-cell table:formula="of:=([.C24]-[.$AS24])^2" office:value-type="float" office:value="32.4266975308643">
            <text:p>32,4266975309</text:p>
          </table:table-cell>
          <table:table-cell table:formula="of:=([.D24]-[.$AS24])^2" office:value-type="float" office:value="4125.86621100884">
            <text:p>4125,8662110088</text:p>
          </table:table-cell>
          <table:table-cell table:formula="of:=([.E24]-[.$AS24])^2" office:value-type="float" office:value="101.809085594571">
            <text:p>101,8090855946</text:p>
          </table:table-cell>
          <table:table-cell table:formula="of:=([.F24]-[.$AS24])^2" office:value-type="float" office:value="4125.86621100884">
            <text:p>4125,8662110088</text:p>
          </table:table-cell>
          <table:table-cell table:formula="of:=([.G24]-[.$AS24])^2" office:value-type="float" office:value="341.561396775454">
            <text:p>341,5613967755</text:p>
          </table:table-cell>
          <table:table-cell table:formula="of:=([.H24]-[.$AS24])^2" office:value-type="float" office:value="4125.86621100884">
            <text:p>4125,8662110088</text:p>
          </table:table-cell>
          <table:table-cell table:formula="of:=([.I24]-[.$AS24])^2" office:value-type="float" office:value="60.3277494703776">
            <text:p>60,3277494704</text:p>
          </table:table-cell>
          <table:table-cell table:formula="of:=([.J24]-[.$AS24])^2" office:value-type="float" office:value="4125.86621100884">
            <text:p>4125,8662110088</text:p>
          </table:table-cell>
          <table:table-cell table:formula="of:=([.K24]-[.$AS24])^2" office:value-type="float" office:value="101.809085594571">
            <text:p>101,8090855946</text:p>
          </table:table-cell>
          <table:table-cell table:formula="of:=([.L24]-[.$AS24])^2" office:value-type="float" office:value="4125.86621100884">
            <text:p>4125,8662110088</text:p>
          </table:table-cell>
          <table:table-cell table:formula="of:=([.M24]-[.$AS24])^2" office:value-type="float" office:value="101.809085594571">
            <text:p>101,8090855946</text:p>
          </table:table-cell>
          <table:table-cell table:formula="of:=([.N24]-[.$AS24])^2" office:value-type="float" office:value="4125.86621100884">
            <text:p>4125,8662110088</text:p>
          </table:table-cell>
          <table:table-cell table:formula="of:=([.O24]-[.$AS24])^2" office:value-type="float" office:value="531.066116042077">
            <text:p>531,0661160421</text:p>
          </table:table-cell>
          <table:table-cell table:formula="of:=([.P24]-[.$AS24])^2" office:value-type="float" office:value="4125.86621100884">
            <text:p>4125,8662110088</text:p>
          </table:table-cell>
          <table:table-cell table:formula="of:=([.Q24]-[.$AS24])^2" office:value-type="float" office:value="7.65680929943747">
            <text:p>7,6568092994</text:p>
          </table:table-cell>
          <table:table-cell table:formula="of:=([.R24]-[.$AS24])^2" office:value-type="float" office:value="4125.86621100884">
            <text:p>4125,8662110088</text:p>
          </table:table-cell>
          <table:table-cell table:formula="of:=([.S24]-[.$AS24])^2" office:value-type="float" office:value="410.755099897728">
            <text:p>410,7550998977</text:p>
          </table:table-cell>
          <table:table-cell table:formula="of:=([.T24]-[.$AS24])^2" office:value-type="float" office:value="4125.86621100884">
            <text:p>4125,8662110088</text:p>
          </table:table-cell>
          <table:table-cell table:formula="of:=([.U24]-[.$AS24])^2" office:value-type="float" office:value="0.320626963255187">
            <text:p>0,3206269633</text:p>
          </table:table-cell>
          <table:table-cell table:formula="of:=([.V24]-[.$AS24])^2" office:value-type="float" office:value="4125.86621100884">
            <text:p>4125,8662110088</text:p>
          </table:table-cell>
          <table:table-cell table:formula="of:=([.W24]-[.$AS24])^2" office:value-type="float" office:value="296.973048615677">
            <text:p>296,9730486157</text:p>
          </table:table-cell>
          <table:table-cell table:formula="of:=([.X24]-[.$AS24])^2" office:value-type="float" office:value="4125.86621100884">
            <text:p>4125,8662110088</text:p>
          </table:table-cell>
          <table:table-cell table:formula="of:=([.Y24]-[.$AS24])^2" office:value-type="float" office:value="111.194321170282">
            <text:p>111,1943211703</text:p>
          </table:table-cell>
          <table:table-cell table:formula="of:=([.Z24]-[.$AS24])^2" office:value-type="float" office:value="4125.86621100884">
            <text:p>4125,8662110088</text:p>
          </table:table-cell>
          <table:table-cell table:formula="of:=([.AA24]-[.$AS24])^2" office:value-type="float" office:value="1149.18102582365">
            <text:p>1149,1810258237</text:p>
          </table:table-cell>
          <table:table-cell table:formula="of:=([.AB24]-[.$AS24])^2" office:value-type="float" office:value="4125.86621100884">
            <text:p>4125,8662110088</text:p>
          </table:table-cell>
          <table:table-cell table:formula="of:=([.AC24]-[.$AS24])^2" office:value-type="float" office:value="1073.68245032508">
            <text:p>1073,6824503251</text:p>
          </table:table-cell>
          <table:table-cell table:formula="of:=([.AD24]-[.$AS24])^2" office:value-type="float" office:value="4125.86621100884">
            <text:p>4125,8662110088</text:p>
          </table:table-cell>
          <table:table-cell table:formula="of:=([.AE24]-[.$AS24])^2" office:value-type="float" office:value="0.320626963255171">
            <text:p>0,3206269633</text:p>
          </table:table-cell>
          <table:table-cell table:formula="of:=([.AF24]-[.$AS24])^2" office:value-type="float" office:value="4125.86621100884">
            <text:p>4125,8662110088</text:p>
          </table:table-cell>
          <table:table-cell table:formula="of:=([.AG24]-[.$AS24])^2" office:value-type="float" office:value="296.973048615677">
            <text:p>296,9730486157</text:p>
          </table:table-cell>
          <table:table-cell table:formula="of:=([.AH24]-[.$AS24])^2" office:value-type="float" office:value="4125.86621100884">
            <text:p>4125,8662110088</text:p>
          </table:table-cell>
          <table:table-cell table:formula="of:=([.AI24]-[.$AS24])^2" office:value-type="float" office:value="1073.68245032508">
            <text:p>1073,6824503251</text:p>
          </table:table-cell>
          <table:table-cell table:formula="of:=([.AJ24]-[.$AS24])^2" office:value-type="float" office:value="4125.86621100884">
            <text:p>4125,8662110088</text:p>
          </table:table-cell>
          <table:table-cell table:formula="of:=([.AK24]-[.$AS24])^2" office:value-type="float" office:value="101.809085594571">
            <text:p>101,8090855946</text:p>
          </table:table-cell>
          <table:table-cell table:formula="of:=([.AL24]-[.$AS24])^2" office:value-type="float" office:value="4125.86621100884">
            <text:p>4125,8662110088</text:p>
          </table:table-cell>
          <table:table-cell table:formula="of:=([.AM24]-[.$AS24])^2" office:value-type="float" office:value="193.198119840748">
            <text:p>193,1981198407</text:p>
          </table:table-cell>
          <table:table-cell table:formula="of:=([.AN24]-[.$AS24])^2" office:value-type="float" office:value="4125.86621100884">
            <text:p>4125,8662110088</text:p>
          </table:table-cell>
          <table:table-cell table:formula="of:=([.AO24]-[.$AS24])^2" office:value-type="float" office:value="741.631168273797">
            <text:p>741,6311682738</text:p>
          </table:table-cell>
          <table:table-cell table:number-columns-repeated="3"/>
          <table:table-cell table:style-name="ce15" table:formula="of:=[.AS45]" office:value-type="float" office:value="343.046841688955">
            <text:p>343,046841689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4">
            <text:p>4</text:p>
          </table:table-cell>
          <table:table-cell table:formula="of:=([.C25]-[.$AS25])^2" office:value-type="float" office:value="359.955350854815">
            <text:p>359,9553508548</text:p>
          </table:table-cell>
          <table:table-cell table:formula="of:=([.D25]-[.$AS25])^2" office:value-type="float" office:value="3736.42888800143">
            <text:p>3736,4288880014</text:p>
          </table:table-cell>
          <table:table-cell table:formula="of:=([.E25]-[.$AS25])^2" office:value-type="float" office:value="0.706643975613618">
            <text:p>0,7066439756</text:p>
          </table:table-cell>
          <table:table-cell table:formula="of:=([.F25]-[.$AS25])^2" office:value-type="float" office:value="3736.42888800143">
            <text:p>3736,4288880014</text:p>
          </table:table-cell>
          <table:table-cell table:formula="of:=([.G25]-[.$AS25])^2" office:value-type="float" office:value="1216.17247774502">
            <text:p>1216,172477745</text:p>
          </table:table-cell>
          <table:table-cell table:formula="of:=([.H25]-[.$AS25])^2" office:value-type="float" office:value="3736.42888800143">
            <text:p>3736,4288880014</text:p>
          </table:table-cell>
          <table:table-cell table:formula="of:=([.I25]-[.$AS25])^2" office:value-type="float" office:value="259.972557873224">
            <text:p>259,9725578732</text:p>
          </table:table-cell>
          <table:table-cell table:formula="of:=([.J25]-[.$AS25])^2" office:value-type="float" office:value="3736.42888800143">
            <text:p>3736,4288880014</text:p>
          </table:table-cell>
          <table:table-cell table:formula="of:=([.K25]-[.$AS25])^2" office:value-type="float" office:value="39.7181780764333">
            <text:p>39,7181780764</text:p>
          </table:table-cell>
          <table:table-cell table:formula="of:=([.L25]-[.$AS25])^2" office:value-type="float" office:value="3736.42888800143">
            <text:p>3736,4288880014</text:p>
          </table:table-cell>
          <table:table-cell table:formula="of:=([.M25]-[.$AS25])^2" office:value-type="float" office:value="423.863695257665">
            <text:p>423,8636952577</text:p>
          </table:table-cell>
          <table:table-cell table:formula="of:=([.N25]-[.$AS25])^2" office:value-type="float" office:value="3736.42888800143">
            <text:p>3736,4288880014</text:p>
          </table:table-cell>
          <table:table-cell table:formula="of:=([.O25]-[.$AS25])^2" office:value-type="float" office:value="126.8451095114">
            <text:p>126,8451095114</text:p>
          </table:table-cell>
          <table:table-cell table:formula="of:=([.P25]-[.$AS25])^2" office:value-type="float" office:value="3736.42888800143">
            <text:p>3736,4288880014</text:p>
          </table:table-cell>
          <table:table-cell table:formula="of:=([.Q25]-[.$AS25])^2" office:value-type="float" office:value="26.2793153518565">
            <text:p>26,2793153519</text:p>
          </table:table-cell>
          <table:table-cell table:formula="of:=([.R25]-[.$AS25])^2" office:value-type="float" office:value="3736.42888800143">
            <text:p>3736,4288880014</text:p>
          </table:table-cell>
          <table:table-cell table:formula="of:=([.S25]-[.$AS25])^2" office:value-type="float" office:value="97.4892512492921">
            <text:p>97,4892512493</text:p>
          </table:table-cell>
          <table:table-cell table:formula="of:=([.T25]-[.$AS25])^2" office:value-type="float" office:value="3736.42888800143">
            <text:p>3736,4288880014</text:p>
          </table:table-cell>
          <table:table-cell table:formula="of:=([.U25]-[.$AS25])^2" office:value-type="float" office:value="1840.76293358548">
            <text:p>1840,7629335855</text:p>
          </table:table-cell>
          <table:table-cell table:formula="of:=([.V25]-[.$AS25])^2" office:value-type="float" office:value="3736.42888800143">
            <text:p>3736,4288880014</text:p>
          </table:table-cell>
          <table:table-cell table:formula="of:=([.W25]-[.$AS25])^2" office:value-type="float" office:value="2.37262019516125">
            <text:p>2,3726201952</text:p>
          </table:table-cell>
          <table:table-cell table:formula="of:=([.X25]-[.$AS25])^2" office:value-type="float" office:value="3736.42888800143">
            <text:p>3736,4288880014</text:p>
          </table:table-cell>
          <table:table-cell table:formula="of:=([.Y25]-[.$AS25])^2" office:value-type="float" office:value="1840.76293358548">
            <text:p>1840,7629335855</text:p>
          </table:table-cell>
          <table:table-cell table:formula="of:=([.Z25]-[.$AS25])^2" office:value-type="float" office:value="3736.42888800143">
            <text:p>3736,4288880014</text:p>
          </table:table-cell>
          <table:table-cell table:formula="of:=([.AA25]-[.$AS25])^2" office:value-type="float" office:value="91.5998281723694">
            <text:p>91,5998281724</text:p>
          </table:table-cell>
          <table:table-cell table:formula="of:=([.AB25]-[.$AS25])^2" office:value-type="float" office:value="3736.42888800143">
            <text:p>3736,4288880014</text:p>
          </table:table-cell>
          <table:table-cell table:formula="of:=([.AC25]-[.$AS25])^2" office:value-type="float" office:value="160.058992464866">
            <text:p>160,0589924649</text:p>
          </table:table-cell>
          <table:table-cell table:formula="of:=([.AD25]-[.$AS25])^2" office:value-type="float" office:value="3736.42888800143">
            <text:p>3736,4288880014</text:p>
          </table:table-cell>
          <table:table-cell table:formula="of:=([.AE25]-[.$AS25])^2" office:value-type="float" office:value="331.494771192312">
            <text:p>331,4947711923</text:p>
          </table:table-cell>
          <table:table-cell table:formula="of:=([.AF25]-[.$AS25])^2" office:value-type="float" office:value="3736.42888800143">
            <text:p>3736,4288880014</text:p>
          </table:table-cell>
          <table:table-cell table:formula="of:=([.AG25]-[.$AS25])^2" office:value-type="float" office:value="259.972557873224">
            <text:p>259,9725578732</text:p>
          </table:table-cell>
          <table:table-cell table:formula="of:=([.AH25]-[.$AS25])^2" office:value-type="float" office:value="3736.42888800143">
            <text:p>3736,4288880014</text:p>
          </table:table-cell>
          <table:table-cell table:formula="of:=([.AI25]-[.$AS25])^2" office:value-type="float" office:value="259.972557873224">
            <text:p>259,9725578732</text:p>
          </table:table-cell>
          <table:table-cell table:formula="of:=([.AJ25]-[.$AS25])^2" office:value-type="float" office:value="3736.42888800143">
            <text:p>3736,4288880014</text:p>
          </table:table-cell>
          <table:table-cell table:formula="of:=([.AK25]-[.$AS25])^2" office:value-type="float" office:value="495.916939632338">
            <text:p>495,9169396323</text:p>
          </table:table-cell>
          <table:table-cell table:formula="of:=([.AL25]-[.$AS25])^2" office:value-type="float" office:value="3736.42888800143">
            <text:p>3736,4288880014</text:p>
          </table:table-cell>
          <table:table-cell table:formula="of:=([.AM25]-[.$AS25])^2" office:value-type="float" office:value="102.542670052711">
            <text:p>102,5426700527</text:p>
          </table:table-cell>
          <table:table-cell table:formula="of:=([.AN25]-[.$AS25])^2" office:value-type="float" office:value="3736.42888800143">
            <text:p>3736,4288880014</text:p>
          </table:table-cell>
          <table:table-cell table:formula="of:=([.AO25]-[.$AS25])^2" office:value-type="float" office:value="26.2793153518565">
            <text:p>26,2793153519</text:p>
          </table:table-cell>
          <table:table-cell table:number-columns-repeated="3"/>
          <table:table-cell table:style-name="ce15" table:formula="of:=[.AS46]" office:value-type="float" office:value="299.088914085026">
            <text:p>299,08891408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5">
            <text:p>5</text:p>
          </table:table-cell>
          <table:table-cell table:formula="of:=([.C26]-[.$AS26])^2" office:value-type="float" office:value="123.305059536913">
            <text:p>123,3050595369</text:p>
          </table:table-cell>
          <table:table-cell table:formula="of:=([.D26]-[.$AS26])^2" office:value-type="float" office:value="2064.26474888602">
            <text:p>2064,264748886</text:p>
          </table:table-cell>
          <table:table-cell table:formula="of:=([.E26]-[.$AS26])^2" office:value-type="float" office:value="361.213172486234">
            <text:p>361,2131724862</text:p>
          </table:table-cell>
          <table:table-cell table:formula="of:=([.F26]-[.$AS26])^2" office:value-type="float" office:value="2064.26474888602">
            <text:p>2064,264748886</text:p>
          </table:table-cell>
          <table:table-cell table:formula="of:=([.G26]-[.$AS26])^2" office:value-type="float" office:value="45.0063436008342">
            <text:p>45,0063436008</text:p>
          </table:table-cell>
          <table:table-cell table:formula="of:=([.H26]-[.$AS26])^2" office:value-type="float" office:value="2064.26474888602">
            <text:p>2064,264748886</text:p>
          </table:table-cell>
          <table:table-cell table:formula="of:=([.I26]-[.$AS26])^2" office:value-type="float" office:value="145.584002549029">
            <text:p>145,584002549</text:p>
          </table:table-cell>
          <table:table-cell table:formula="of:=([.J26]-[.$AS26])^2" office:value-type="float" office:value="2064.26474888602">
            <text:p>2064,264748886</text:p>
          </table:table-cell>
          <table:table-cell table:formula="of:=([.K26]-[.$AS26])^2" office:value-type="float" office:value="45.0063436008342">
            <text:p>45,0063436008</text:p>
          </table:table-cell>
          <table:table-cell table:formula="of:=([.L26]-[.$AS26])^2" office:value-type="float" office:value="2064.26474888602">
            <text:p>2064,264748886</text:p>
          </table:table-cell>
          <table:table-cell table:formula="of:=([.M26]-[.$AS26])^2" office:value-type="float" office:value="45.0063436008342">
            <text:p>45,0063436008</text:p>
          </table:table-cell>
          <table:table-cell table:formula="of:=([.N26]-[.$AS26])^2" office:value-type="float" office:value="2064.26474888602">
            <text:p>2064,264748886</text:p>
          </table:table-cell>
          <table:table-cell table:formula="of:=([.O26]-[.$AS26])^2" office:value-type="float" office:value="673.646892591086">
            <text:p>673,6468925911</text:p>
          </table:table-cell>
          <table:table-cell table:formula="of:=([.P26]-[.$AS26])^2" office:value-type="float" office:value="2064.26474888602">
            <text:p>2064,264748886</text:p>
          </table:table-cell>
          <table:table-cell table:formula="of:=([.Q26]-[.$AS26])^2" office:value-type="float" office:value="108.872120680897">
            <text:p>108,8721206809</text:p>
          </table:table-cell>
          <table:table-cell table:formula="of:=([.R26]-[.$AS26])^2" office:value-type="float" office:value="2064.26474888602">
            <text:p>2064,264748886</text:p>
          </table:table-cell>
          <table:table-cell table:formula="of:=([.S26]-[.$AS26])^2" office:value-type="float" office:value="145.584002549029">
            <text:p>145,584002549</text:p>
          </table:table-cell>
          <table:table-cell table:formula="of:=([.T26]-[.$AS26])^2" office:value-type="float" office:value="2064.26474888602">
            <text:p>2064,264748886</text:p>
          </table:table-cell>
          <table:table-cell table:formula="of:=([.U26]-[.$AS26])^2" office:value-type="float" office:value="292.438970497747">
            <text:p>292,4389704977</text:p>
          </table:table-cell>
          <table:table-cell table:formula="of:=([.V26]-[.$AS26])^2" office:value-type="float" office:value="2064.26474888602">
            <text:p>2064,264748886</text:p>
          </table:table-cell>
          <table:table-cell table:formula="of:=([.W26]-[.$AS26])^2" office:value-type="float" office:value="263.493610302387">
            <text:p>263,4936103024</text:p>
          </table:table-cell>
          <table:table-cell table:formula="of:=([.X26]-[.$AS26])^2" office:value-type="float" office:value="2064.26474888602">
            <text:p>2064,264748886</text:p>
          </table:table-cell>
          <table:table-cell table:formula="of:=([.Y26]-[.$AS26])^2" office:value-type="float" office:value="1140.24498392876">
            <text:p>1140,2449839288</text:p>
          </table:table-cell>
          <table:table-cell table:formula="of:=([.Z26]-[.$AS26])^2" office:value-type="float" office:value="2064.26474888602">
            <text:p>2064,264748886</text:p>
          </table:table-cell>
          <table:table-cell table:formula="of:=([.AA26]-[.$AS26])^2" office:value-type="float" office:value="35.8769368523796">
            <text:p>35,8769368524</text:p>
          </table:table-cell>
          <table:table-cell table:formula="of:=([.AB26]-[.$AS26])^2" office:value-type="float" office:value="2064.26474888602">
            <text:p>2064,264748886</text:p>
          </table:table-cell>
          <table:table-cell table:formula="of:=([.AC26]-[.$AS26])^2" office:value-type="float" office:value="1546.30377852922">
            <text:p>1546,3037785292</text:p>
          </table:table-cell>
          <table:table-cell table:formula="of:=([.AD26]-[.$AS26])^2" office:value-type="float" office:value="2064.26474888602">
            <text:p>2064,264748886</text:p>
          </table:table-cell>
          <table:table-cell table:formula="of:=([.AE26]-[.$AS26])^2" office:value-type="float" office:value="292.438970497746">
            <text:p>292,4389704977</text:p>
          </table:table-cell>
          <table:table-cell table:formula="of:=([.AF26]-[.$AS26])^2" office:value-type="float" office:value="2064.26474888602">
            <text:p>2064,264748886</text:p>
          </table:table-cell>
          <table:table-cell table:formula="of:=([.AG26]-[.$AS26])^2" office:value-type="float" office:value="44.6782676589187">
            <text:p>44,6782676589</text:p>
          </table:table-cell>
          <table:table-cell table:formula="of:=([.AH26]-[.$AS26])^2" office:value-type="float" office:value="2064.26474888602">
            <text:p>2064,264748886</text:p>
          </table:table-cell>
          <table:table-cell table:formula="of:=([.AI26]-[.$AS26])^2" office:value-type="float" office:value="167.293022695549">
            <text:p>167,2930226955</text:p>
          </table:table-cell>
          <table:table-cell table:formula="of:=([.AJ26]-[.$AS26])^2" office:value-type="float" office:value="2064.26474888602">
            <text:p>2064,264748886</text:p>
          </table:table-cell>
          <table:table-cell table:formula="of:=([.AK26]-[.$AS26])^2" office:value-type="float" office:value="841.325351973413">
            <text:p>841,3253519734</text:p>
          </table:table-cell>
          <table:table-cell table:formula="of:=([.AL26]-[.$AS26])^2" office:value-type="float" office:value="2064.26474888602">
            <text:p>2064,264748886</text:p>
          </table:table-cell>
          <table:table-cell table:formula="of:=([.AM26]-[.$AS26])^2" office:value-type="float" office:value="76.8692971155731">
            <text:p>76,8692971156</text:p>
          </table:table-cell>
          <table:table-cell table:formula="of:=([.AN26]-[.$AS26])^2" office:value-type="float" office:value="2064.26474888602">
            <text:p>2064,264748886</text:p>
          </table:table-cell>
          <table:table-cell table:formula="of:=([.AO26]-[.$AS26])^2" office:value-type="float" office:value="382.821296505073">
            <text:p>382,8212965051</text:p>
          </table:table-cell>
          <table:table-cell table:number-columns-repeated="3"/>
          <table:table-cell table:style-name="ce15" table:formula="of:=[.AS47]" office:value-type="float" office:value="408.161141201409">
            <text:p>408,1611412014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formula="of:=([.C27]-[.$AS27])^2" office:value-type="float" office:value="90.123174928889">
            <text:p>90,1231749289</text:p>
          </table:table-cell>
          <table:table-cell table:formula="of:=([.D27]-[.$AS27])^2" office:value-type="float" office:value="2887.71316506696">
            <text:p>2887,713165067</text:p>
          </table:table-cell>
          <table:table-cell table:formula="of:=([.E27]-[.$AS27])^2" office:value-type="float" office:value="35.7226060228254">
            <text:p>35,7226060228</text:p>
          </table:table-cell>
          <table:table-cell table:formula="of:=([.F27]-[.$AS27])^2" office:value-type="float" office:value="2887.71316506696">
            <text:p>2887,713165067</text:p>
          </table:table-cell>
          <table:table-cell table:formula="of:=([.G27]-[.$AS27])^2" office:value-type="float" office:value="6.73189435354261">
            <text:p>6,7318943535</text:p>
          </table:table-cell>
          <table:table-cell table:formula="of:=([.H27]-[.$AS27])^2" office:value-type="float" office:value="2887.71316506696">
            <text:p>2887,713165067</text:p>
          </table:table-cell>
          <table:table-cell table:formula="of:=([.I27]-[.$AS27])^2" office:value-type="float" office:value="7.63170139174239">
            <text:p>7,6317013917</text:p>
          </table:table-cell>
          <table:table-cell table:formula="of:=([.J27]-[.$AS27])^2" office:value-type="float" office:value="2887.71316506696">
            <text:p>2887,713165067</text:p>
          </table:table-cell>
          <table:table-cell table:formula="of:=([.K27]-[.$AS27])^2" office:value-type="float" office:value="136.682400196905">
            <text:p>136,6824001969</text:p>
          </table:table-cell>
          <table:table-cell table:formula="of:=([.L27]-[.$AS27])^2" office:value-type="float" office:value="2887.71316506696">
            <text:p>2887,713165067</text:p>
          </table:table-cell>
          <table:table-cell table:formula="of:=([.M27]-[.$AS27])^2" office:value-type="float" office:value="136.682400196905">
            <text:p>136,6824001969</text:p>
          </table:table-cell>
          <table:table-cell table:formula="of:=([.N27]-[.$AS27])^2" office:value-type="float" office:value="2887.71316506696">
            <text:p>2887,713165067</text:p>
          </table:table-cell>
          <table:table-cell table:formula="of:=([.O27]-[.$AS27])^2" office:value-type="float" office:value="123.795340992882">
            <text:p>123,7953409929</text:p>
          </table:table-cell>
          <table:table-cell table:formula="of:=([.P27]-[.$AS27])^2" office:value-type="float" office:value="2887.71316506696">
            <text:p>2887,713165067</text:p>
          </table:table-cell>
          <table:table-cell table:formula="of:=([.Q27]-[.$AS27])^2" office:value-type="float" office:value="389.566797545589">
            <text:p>389,5667975456</text:p>
          </table:table-cell>
          <table:table-cell table:formula="of:=([.R27]-[.$AS27])^2" office:value-type="float" office:value="2887.71316506696">
            <text:p>2887,713165067</text:p>
          </table:table-cell>
          <table:table-cell table:formula="of:=([.S27]-[.$AS27])^2" office:value-type="float" office:value="7.63170139174239">
            <text:p>7,6317013917</text:p>
          </table:table-cell>
          <table:table-cell table:formula="of:=([.T27]-[.$AS27])^2" office:value-type="float" office:value="2887.71316506696">
            <text:p>2887,713165067</text:p>
          </table:table-cell>
          <table:table-cell table:formula="of:=([.U27]-[.$AS27])^2" office:value-type="float" office:value="48.0140909928818">
            <text:p>48,0140909929</text:p>
          </table:table-cell>
          <table:table-cell table:formula="of:=([.V27]-[.$AS27])^2" office:value-type="float" office:value="2887.71316506696">
            <text:p>2887,713165067</text:p>
          </table:table-cell>
          <table:table-cell table:formula="of:=([.W27]-[.$AS27])^2" office:value-type="float" office:value="94.8178659216572">
            <text:p>94,8178659217</text:p>
          </table:table-cell>
          <table:table-cell table:formula="of:=([.X27]-[.$AS27])^2" office:value-type="float" office:value="2887.71316506696">
            <text:p>2887,713165067</text:p>
          </table:table-cell>
          <table:table-cell table:formula="of:=([.Y27]-[.$AS27])^2" office:value-type="float" office:value="17.488212550337">
            <text:p>17,4882125503</text:p>
          </table:table-cell>
          <table:table-cell table:formula="of:=([.Z27]-[.$AS27])^2" office:value-type="float" office:value="2887.71316506696">
            <text:p>2887,713165067</text:p>
          </table:table-cell>
          <table:table-cell table:formula="of:=([.AA27]-[.$AS27])^2" office:value-type="float" office:value="1407.39205870418">
            <text:p>1407,3920587042</text:p>
          </table:table-cell>
          <table:table-cell table:formula="of:=([.AB27]-[.$AS27])^2" office:value-type="float" office:value="2887.71316506696">
            <text:p>2887,713165067</text:p>
          </table:table-cell>
          <table:table-cell table:formula="of:=([.AC27]-[.$AS27])^2" office:value-type="float" office:value="697.177196405988">
            <text:p>697,177196406</text:p>
          </table:table-cell>
          <table:table-cell table:formula="of:=([.AD27]-[.$AS27])^2" office:value-type="float" office:value="2887.71316506696">
            <text:p>2887,713165067</text:p>
          </table:table-cell>
          <table:table-cell table:formula="of:=([.AE27]-[.$AS27])^2" office:value-type="float" office:value="697.177196405988">
            <text:p>697,177196406</text:p>
          </table:table-cell>
          <table:table-cell table:formula="of:=([.AF27]-[.$AS27])^2" office:value-type="float" office:value="2887.71316506696">
            <text:p>2887,713165067</text:p>
          </table:table-cell>
          <table:table-cell table:formula="of:=([.AG27]-[.$AS27])^2" office:value-type="float" office:value="94.8178659216572">
            <text:p>94,8178659217</text:p>
          </table:table-cell>
          <table:table-cell table:formula="of:=([.AH27]-[.$AS27])^2" office:value-type="float" office:value="2887.71316506696">
            <text:p>2887,713165067</text:p>
          </table:table-cell>
          <table:table-cell table:formula="of:=([.AI27]-[.$AS27])^2" office:value-type="float" office:value="494.504030451572">
            <text:p>494,5040304516</text:p>
          </table:table-cell>
          <table:table-cell table:formula="of:=([.AJ27]-[.$AS27])^2" office:value-type="float" office:value="2887.71316506696">
            <text:p>2887,713165067</text:p>
          </table:table-cell>
          <table:table-cell table:formula="of:=([.AK27]-[.$AS27])^2" office:value-type="float" office:value="971.320678585185">
            <text:p>971,3206785852</text:p>
          </table:table-cell>
          <table:table-cell table:formula="of:=([.AL27]-[.$AS27])^2" office:value-type="float" office:value="2887.71316506696">
            <text:p>2887,713165067</text:p>
          </table:table-cell>
          <table:table-cell table:formula="of:=([.AM27]-[.$AS27])^2" office:value-type="float" office:value="1.97153401282511">
            <text:p>1,9715340128</text:p>
          </table:table-cell>
          <table:table-cell table:formula="of:=([.AN27]-[.$AS27])^2" office:value-type="float" office:value="2887.71316506696">
            <text:p>2887,713165067</text:p>
          </table:table-cell>
          <table:table-cell table:formula="of:=([.AO27]-[.$AS27])^2" office:value-type="float" office:value="1621.073207802">
            <text:p>1621,073207802</text:p>
          </table:table-cell>
          <table:table-cell table:number-columns-repeated="3"/>
          <table:table-cell table:style-name="ce15" table:formula="of:=[.AS48]" office:value-type="float" office:value="438.726283524364">
            <text:p>438,7262835244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7">
            <text:p>7</text:p>
          </table:table-cell>
          <table:table-cell table:formula="of:=([.C28]-[.$AS28])^2" office:value-type="float" office:value="115.873625641307">
            <text:p>115,8736256413</text:p>
          </table:table-cell>
          <table:table-cell table:formula="of:=([.D28]-[.$AS28])^2" office:value-type="float" office:value="2808.4944519304">
            <text:p>2808,4944519304</text:p>
          </table:table-cell>
          <table:table-cell table:formula="of:=([.E28]-[.$AS28])^2" office:value-type="float" office:value="73.5511739781965">
            <text:p>73,5511739782</text:p>
          </table:table-cell>
          <table:table-cell table:formula="of:=([.F28]-[.$AS28])^2" office:value-type="float" office:value="2808.4944519304">
            <text:p>2808,4944519304</text:p>
          </table:table-cell>
          <table:table-cell table:formula="of:=([.G28]-[.$AS28])^2" office:value-type="float" office:value="8.13603356305606">
            <text:p>8,1360335631</text:p>
          </table:table-cell>
          <table:table-cell table:formula="of:=([.H28]-[.$AS28])^2" office:value-type="float" office:value="2808.4944519304">
            <text:p>2808,4944519304</text:p>
          </table:table-cell>
          <table:table-cell table:formula="of:=([.I28]-[.$AS28])^2" office:value-type="float" office:value="451.765228029304">
            <text:p>451,7652280293</text:p>
          </table:table-cell>
          <table:table-cell table:formula="of:=([.J28]-[.$AS28])^2" office:value-type="float" office:value="2808.4944519304">
            <text:p>2808,4944519304</text:p>
          </table:table-cell>
          <table:table-cell table:formula="of:=([.K28]-[.$AS28])^2" office:value-type="float" office:value="8.13603356305606">
            <text:p>8,1360335631</text:p>
          </table:table-cell>
          <table:table-cell table:formula="of:=([.L28]-[.$AS28])^2" office:value-type="float" office:value="2808.4944519304">
            <text:p>2808,4944519304</text:p>
          </table:table-cell>
          <table:table-cell table:formula="of:=([.M28]-[.$AS28])^2" office:value-type="float" office:value="130.721285612594">
            <text:p>130,7212856126</text:p>
          </table:table-cell>
          <table:table-cell table:formula="of:=([.N28]-[.$AS28])^2" office:value-type="float" office:value="2808.4944519304">
            <text:p>2808,4944519304</text:p>
          </table:table-cell>
          <table:table-cell table:formula="of:=([.O28]-[.$AS28])^2" office:value-type="float" office:value="544.667045540496">
            <text:p>544,6670455405</text:p>
          </table:table-cell>
          <table:table-cell table:formula="of:=([.P28]-[.$AS28])^2" office:value-type="float" office:value="2808.4944519304">
            <text:p>2808,4944519304</text:p>
          </table:table-cell>
          <table:table-cell table:formula="of:=([.Q28]-[.$AS28])^2" office:value-type="float" office:value="99.9046320280831">
            <text:p>99,9046320281</text:p>
          </table:table-cell>
          <table:table-cell table:formula="of:=([.R28]-[.$AS28])^2" office:value-type="float" office:value="2808.4944519304">
            <text:p>2808,4944519304</text:p>
          </table:table-cell>
          <table:table-cell table:formula="of:=([.S28]-[.$AS28])^2" office:value-type="float" office:value="6.27387042857153">
            <text:p>6,2738704286</text:p>
          </table:table-cell>
          <table:table-cell table:formula="of:=([.T28]-[.$AS28])^2" office:value-type="float" office:value="2808.4944519304">
            <text:p>2808,4944519304</text:p>
          </table:table-cell>
          <table:table-cell table:formula="of:=([.U28]-[.$AS28])^2" office:value-type="float" office:value="834.843497175282">
            <text:p>834,8434971753</text:p>
          </table:table-cell>
          <table:table-cell table:formula="of:=([.V28]-[.$AS28])^2" office:value-type="float" office:value="2808.4944519304">
            <text:p>2808,4944519304</text:p>
          </table:table-cell>
          <table:table-cell table:formula="of:=([.W28]-[.$AS28])^2" office:value-type="float" office:value="44.5080610065122">
            <text:p>44,5080610065</text:p>
          </table:table-cell>
          <table:table-cell table:formula="of:=([.X28]-[.$AS28])^2" office:value-type="float" office:value="2808.4944519304">
            <text:p>2808,4944519304</text:p>
          </table:table-cell>
          <table:table-cell table:formula="of:=([.Y28]-[.$AS28])^2" office:value-type="float" office:value="241.826945825397">
            <text:p>241,8269458254</text:p>
          </table:table-cell>
          <table:table-cell table:formula="of:=([.Z28]-[.$AS28])^2" office:value-type="float" office:value="2808.4944519304">
            <text:p>2808,4944519304</text:p>
          </table:table-cell>
          <table:table-cell table:formula="of:=([.AA28]-[.$AS28])^2" office:value-type="float" office:value="19.7107132924977">
            <text:p>19,7107132925</text:p>
          </table:table-cell>
          <table:table-cell table:formula="of:=([.AB28]-[.$AS28])^2" office:value-type="float" office:value="2808.4944519304">
            <text:p>2808,4944519304</text:p>
          </table:table-cell>
          <table:table-cell table:formula="of:=([.AC28]-[.$AS28])^2" office:value-type="float" office:value="241.826945825397">
            <text:p>241,8269458254</text:p>
          </table:table-cell>
          <table:table-cell table:formula="of:=([.AD28]-[.$AS28])^2" office:value-type="float" office:value="2808.4944519304">
            <text:p>2808,4944519304</text:p>
          </table:table-cell>
          <table:table-cell table:formula="of:=([.AE28]-[.$AS28])^2" office:value-type="float" office:value="99.9046320280831">
            <text:p>99,9046320281</text:p>
          </table:table-cell>
          <table:table-cell table:formula="of:=([.AF28]-[.$AS28])^2" office:value-type="float" office:value="2808.4944519304">
            <text:p>2808,4944519304</text:p>
          </table:table-cell>
          <table:table-cell table:formula="of:=([.AG28]-[.$AS28])^2" office:value-type="float" office:value="263.907512827839">
            <text:p>263,9075128278</text:p>
          </table:table-cell>
          <table:table-cell table:formula="of:=([.AH28]-[.$AS28])^2" office:value-type="float" office:value="2808.4944519304">
            <text:p>2808,4944519304</text:p>
          </table:table-cell>
          <table:table-cell table:formula="of:=([.AI28]-[.$AS28])^2" office:value-type="float" office:value="506.035393627595">
            <text:p>506,0353936276</text:p>
          </table:table-cell>
          <table:table-cell table:formula="of:=([.AJ28]-[.$AS28])^2" office:value-type="float" office:value="2808.4944519304">
            <text:p>2808,4944519304</text:p>
          </table:table-cell>
          <table:table-cell table:formula="of:=([.AK28]-[.$AS28])^2" office:value-type="float" office:value="1487.3871891535">
            <text:p>1487,3871891535</text:p>
          </table:table-cell>
          <table:table-cell table:formula="of:=([.AL28]-[.$AS28])^2" office:value-type="float" office:value="2808.4944519304">
            <text:p>2808,4944519304</text:p>
          </table:table-cell>
          <table:table-cell table:formula="of:=([.AM28]-[.$AS28])^2" office:value-type="float" office:value="1224.66615522711">
            <text:p>1224,6661552271</text:p>
          </table:table-cell>
          <table:table-cell table:formula="of:=([.AN28]-[.$AS28])^2" office:value-type="float" office:value="2808.4944519304">
            <text:p>2808,4944519304</text:p>
          </table:table-cell>
          <table:table-cell table:formula="of:=([.AO28]-[.$AS28])^2" office:value-type="float" office:value="99.9046320280831">
            <text:p>99,9046320281</text:p>
          </table:table-cell>
          <table:table-cell table:number-columns-repeated="3"/>
          <table:table-cell table:style-name="ce15" table:formula="of:=[.AS49]" office:value-type="float" office:value="423.723745560488">
            <text:p>423,7237455605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8">
            <text:p>8</text:p>
          </table:table-cell>
          <table:table-cell table:formula="of:=([.C29]-[.$AS29])^2" office:value-type="float" office:value="282.84108892648">
            <text:p>282,8410889265</text:p>
          </table:table-cell>
          <table:table-cell table:formula="of:=([.D29]-[.$AS29])^2" office:value-type="float" office:value="3021.89068036069">
            <text:p>3021,8906803607</text:p>
          </table:table-cell>
          <table:table-cell table:formula="of:=([.E29]-[.$AS29])^2" office:value-type="float" office:value="8.83115655116225">
            <text:p>8,8311565512</text:p>
          </table:table-cell>
          <table:table-cell table:formula="of:=([.F29]-[.$AS29])^2" office:value-type="float" office:value="3021.89068036069">
            <text:p>3021,8906803607</text:p>
          </table:table-cell>
          <table:table-cell table:formula="of:=([.G29]-[.$AS29])^2" office:value-type="float" office:value="517.224013694018">
            <text:p>517,224013694</text:p>
          </table:table-cell>
          <table:table-cell table:formula="of:=([.H29]-[.$AS29])^2" office:value-type="float" office:value="3021.89068036069">
            <text:p>3021,8906803607</text:p>
          </table:table-cell>
          <table:table-cell table:formula="of:=([.I29]-[.$AS29])^2" office:value-type="float" office:value="33.3884482178285">
            <text:p>33,3884482178</text:p>
          </table:table-cell>
          <table:table-cell table:formula="of:=([.J29]-[.$AS29])^2" office:value-type="float" office:value="3021.89068036069">
            <text:p>3021,8906803607</text:p>
          </table:table-cell>
          <table:table-cell table:formula="of:=([.K29]-[.$AS29])^2" office:value-type="float" office:value="404.596462673612">
            <text:p>404,5964626736</text:p>
          </table:table-cell>
          <table:table-cell table:formula="of:=([.L29]-[.$AS29])^2" office:value-type="float" office:value="3021.89068036069">
            <text:p>3021,8906803607</text:p>
          </table:table-cell>
          <table:table-cell table:formula="of:=([.M29]-[.$AS29])^2" office:value-type="float" office:value="517.224013694018">
            <text:p>517,224013694</text:p>
          </table:table-cell>
          <table:table-cell table:formula="of:=([.N29]-[.$AS29])^2" office:value-type="float" office:value="3021.89068036069">
            <text:p>3021,8906803607</text:p>
          </table:table-cell>
          <table:table-cell table:formula="of:=([.O29]-[.$AS29])^2" office:value-type="float" office:value="180.020254875676">
            <text:p>180,0202548757</text:p>
          </table:table-cell>
          <table:table-cell table:formula="of:=([.P29]-[.$AS29])^2" office:value-type="float" office:value="3021.89068036069">
            <text:p>3021,8906803607</text:p>
          </table:table-cell>
          <table:table-cell table:formula="of:=([.Q29]-[.$AS29])^2" office:value-type="float" office:value="8.8311565511623">
            <text:p>8,8311565512</text:p>
          </table:table-cell>
          <table:table-cell table:formula="of:=([.R29]-[.$AS29])^2" office:value-type="float" office:value="3021.89068036069">
            <text:p>3021,8906803607</text:p>
          </table:table-cell>
          <table:table-cell table:formula="of:=([.S29]-[.$AS29])^2" office:value-type="float" office:value="601.63621607497">
            <text:p>601,636216075</text:p>
          </table:table-cell>
          <table:table-cell table:formula="of:=([.T29]-[.$AS29])^2" office:value-type="float" office:value="3021.89068036069">
            <text:p>3021,8906803607</text:p>
          </table:table-cell>
          <table:table-cell table:formula="of:=([.U29]-[.$AS29])^2" office:value-type="float" office:value="219.219163605835">
            <text:p>219,2191636058</text:p>
          </table:table-cell>
          <table:table-cell table:formula="of:=([.V29]-[.$AS29])^2" office:value-type="float" office:value="3021.89068036069">
            <text:p>3021,8906803607</text:p>
          </table:table-cell>
          <table:table-cell table:formula="of:=([.W29]-[.$AS29])^2" office:value-type="float" office:value="168.265680360687">
            <text:p>168,2656803607</text:p>
          </table:table-cell>
          <table:table-cell table:formula="of:=([.X29]-[.$AS29])^2" office:value-type="float" office:value="3021.89068036069">
            <text:p>3021,8906803607</text:p>
          </table:table-cell>
          <table:table-cell table:formula="of:=([.Y29]-[.$AS29])^2" office:value-type="float" office:value="85.5716768333484">
            <text:p>85,5716768333</text:p>
          </table:table-cell>
          <table:table-cell table:formula="of:=([.Z29]-[.$AS29])^2" office:value-type="float" office:value="3021.89068036069">
            <text:p>3021,8906803607</text:p>
          </table:table-cell>
          <table:table-cell table:formula="of:=([.AA29]-[.$AS29])^2" office:value-type="float" office:value="878.434331154339">
            <text:p>878,4343311543</text:p>
          </table:table-cell>
          <table:table-cell table:formula="of:=([.AB29]-[.$AS29])^2" office:value-type="float" office:value="3021.89068036069">
            <text:p>3021,8906803607</text:p>
          </table:table-cell>
          <table:table-cell table:formula="of:=([.AC29]-[.$AS29])^2" office:value-type="float" office:value="878.434331154339">
            <text:p>878,4343311543</text:p>
          </table:table-cell>
          <table:table-cell table:formula="of:=([.AD29]-[.$AS29])^2" office:value-type="float" office:value="3021.89068036069">
            <text:p>3021,8906803607</text:p>
          </table:table-cell>
          <table:table-cell table:formula="of:=([.AE29]-[.$AS29])^2" office:value-type="float" office:value="168.265680360687">
            <text:p>168,2656803607</text:p>
          </table:table-cell>
          <table:table-cell table:formula="of:=([.AF29]-[.$AS29])^2" office:value-type="float" office:value="3021.89068036069">
            <text:p>3021,8906803607</text:p>
          </table:table-cell>
          <table:table-cell table:formula="of:=([.AG29]-[.$AS29])^2" office:value-type="float" office:value="144.679370836876">
            <text:p>144,6793708369</text:p>
          </table:table-cell>
          <table:table-cell table:formula="of:=([.AH29]-[.$AS29])^2" office:value-type="float" office:value="3021.89068036069">
            <text:p>3021,8906803607</text:p>
          </table:table-cell>
          <table:table-cell table:formula="of:=([.AI29]-[.$AS29])^2" office:value-type="float" office:value="369.474757741639">
            <text:p>369,4747577416</text:p>
          </table:table-cell>
          <table:table-cell table:formula="of:=([.AJ29]-[.$AS29])^2" office:value-type="float" office:value="3021.89068036069">
            <text:p>3021,8906803607</text:p>
          </table:table-cell>
          <table:table-cell table:formula="of:=([.AK29]-[.$AS29])^2" office:value-type="float" office:value="742.968061313068">
            <text:p>742,9680613131</text:p>
          </table:table-cell>
          <table:table-cell table:formula="of:=([.AL29]-[.$AS29])^2" office:value-type="float" office:value="3021.89068036069">
            <text:p>3021,8906803607</text:p>
          </table:table-cell>
          <table:table-cell table:formula="of:=([.AM29]-[.$AS29])^2" office:value-type="float" office:value="92.8986168686229">
            <text:p>92,8986168686</text:p>
          </table:table-cell>
          <table:table-cell table:formula="of:=([.AN29]-[.$AS29])^2" office:value-type="float" office:value="3021.89068036069">
            <text:p>3021,8906803607</text:p>
          </table:table-cell>
          <table:table-cell table:formula="of:=([.AO29]-[.$AS29])^2" office:value-type="float" office:value="289.962108932114">
            <text:p>289,9621089321</text:p>
          </table:table-cell>
          <table:table-cell table:number-columns-repeated="3"/>
          <table:table-cell table:style-name="ce15" table:formula="of:=[.AS50]" office:value-type="float" office:value="267.723013882215">
            <text:p>267,7230138822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9">
            <text:p>9</text:p>
          </table:table-cell>
          <table:table-cell table:formula="of:=([.C30]-[.$AS30])^2" office:value-type="float" office:value="54.1915743892479">
            <text:p>54,1915743892</text:p>
          </table:table-cell>
          <table:table-cell table:formula="of:=([.D30]-[.$AS30])^2" office:value-type="float" office:value="2795.16040363692">
            <text:p>2795,1604036369</text:p>
          </table:table-cell>
          <table:table-cell table:formula="of:=([.E30]-[.$AS30])^2" office:value-type="float" office:value="57.5104167190793">
            <text:p>57,5104167191</text:p>
          </table:table-cell>
          <table:table-cell table:formula="of:=([.F30]-[.$AS30])^2" office:value-type="float" office:value="2795.16040363692">
            <text:p>2795,1604036369</text:p>
          </table:table-cell>
          <table:table-cell table:formula="of:=([.G30]-[.$AS30])^2" office:value-type="float" office:value="361.461227812747">
            <text:p>361,4612278127</text:p>
          </table:table-cell>
          <table:table-cell table:formula="of:=([.H30]-[.$AS30])^2" office:value-type="float" office:value="2795.16040363692">
            <text:p>2795,1604036369</text:p>
          </table:table-cell>
          <table:table-cell table:formula="of:=([.I30]-[.$AS30])^2" office:value-type="float" office:value="140.879725981246">
            <text:p>140,8797259812</text:p>
          </table:table-cell>
          <table:table-cell table:formula="of:=([.J30]-[.$AS30])^2" office:value-type="float" office:value="2795.16040363692">
            <text:p>2795,1604036369</text:p>
          </table:table-cell>
          <table:table-cell table:formula="of:=([.K30]-[.$AS30])^2" office:value-type="float" office:value="361.461227812747">
            <text:p>361,4612278127</text:p>
          </table:table-cell>
          <table:table-cell table:formula="of:=([.L30]-[.$AS30])^2" office:value-type="float" office:value="2795.16040363692">
            <text:p>2795,1604036369</text:p>
          </table:table-cell>
          <table:table-cell table:formula="of:=([.M30]-[.$AS30])^2" office:value-type="float" office:value="22.3390404762744">
            <text:p>22,3390404763</text:p>
          </table:table-cell>
          <table:table-cell table:formula="of:=([.N30]-[.$AS30])^2" office:value-type="float" office:value="2795.16040363692">
            <text:p>2795,1604036369</text:p>
          </table:table-cell>
          <table:table-cell table:formula="of:=([.O30]-[.$AS30])^2" office:value-type="float" office:value="109.838525669212">
            <text:p>109,8385256692</text:p>
          </table:table-cell>
          <table:table-cell table:formula="of:=([.P30]-[.$AS30])^2" office:value-type="float" office:value="2795.16040363692">
            <text:p>2795,1604036369</text:p>
          </table:table-cell>
          <table:table-cell table:formula="of:=([.Q30]-[.$AS30])^2" office:value-type="float" office:value="140.879725981246">
            <text:p>140,8797259812</text:p>
          </table:table-cell>
          <table:table-cell table:formula="of:=([.R30]-[.$AS30])^2" office:value-type="float" office:value="2795.16040363692">
            <text:p>2795,1604036369</text:p>
          </table:table-cell>
          <table:table-cell table:formula="of:=([.S30]-[.$AS30])^2" office:value-type="float" office:value="172.415898142418">
            <text:p>172,4158981424</text:p>
          </table:table-cell>
          <table:table-cell table:formula="of:=([.T30]-[.$AS30])^2" office:value-type="float" office:value="2795.16040363692">
            <text:p>2795,1604036369</text:p>
          </table:table-cell>
          <table:table-cell table:formula="of:=([.U30]-[.$AS30])^2" office:value-type="float" office:value="39.8630728812592">
            <text:p>39,8630728813</text:p>
          </table:table-cell>
          <table:table-cell table:formula="of:=([.V30]-[.$AS30])^2" office:value-type="float" office:value="2795.16040363692">
            <text:p>2795,1604036369</text:p>
          </table:table-cell>
          <table:table-cell table:formula="of:=([.W30]-[.$AS30])^2" office:value-type="float" office:value="140.879725981246">
            <text:p>140,8797259812</text:p>
          </table:table-cell>
          <table:table-cell table:formula="of:=([.X30]-[.$AS30])^2" office:value-type="float" office:value="2795.16040363692">
            <text:p>2795,1604036369</text:p>
          </table:table-cell>
          <table:table-cell table:formula="of:=([.Y30]-[.$AS30])^2" office:value-type="float" office:value="23.0149518664713">
            <text:p>23,0149518665</text:p>
          </table:table-cell>
          <table:table-cell table:formula="of:=([.Z30]-[.$AS30])^2" office:value-type="float" office:value="2795.16040363692">
            <text:p>2795,1604036369</text:p>
          </table:table-cell>
          <table:table-cell table:formula="of:=([.AA30]-[.$AS30])^2" office:value-type="float" office:value="1571.8889174071">
            <text:p>1571,8889174071</text:p>
          </table:table-cell>
          <table:table-cell table:formula="of:=([.AB30]-[.$AS30])^2" office:value-type="float" office:value="2795.16040363692">
            <text:p>2795,1604036369</text:p>
          </table:table-cell>
          <table:table-cell table:formula="of:=([.AC30]-[.$AS30])^2" office:value-type="float" office:value="39.8630728812592">
            <text:p>39,8630728813</text:p>
          </table:table-cell>
          <table:table-cell table:formula="of:=([.AD30]-[.$AS30])^2" office:value-type="float" office:value="2795.16040363692">
            <text:p>2795,1604036369</text:p>
          </table:table-cell>
          <table:table-cell table:formula="of:=([.AE30]-[.$AS30])^2" office:value-type="float" office:value="23.0149518664714">
            <text:p>23,0149518665</text:p>
          </table:table-cell>
          <table:table-cell table:formula="of:=([.AF30]-[.$AS30])^2" office:value-type="float" office:value="2795.16040363692">
            <text:p>2795,1604036369</text:p>
          </table:table-cell>
          <table:table-cell table:formula="of:=([.AG30]-[.$AS30])^2" office:value-type="float" office:value="140.879725981246">
            <text:p>140,8797259812</text:p>
          </table:table-cell>
          <table:table-cell table:formula="of:=([.AH30]-[.$AS30])^2" office:value-type="float" office:value="2795.16040363692">
            <text:p>2795,1604036369</text:p>
          </table:table-cell>
          <table:table-cell table:formula="of:=([.AI30]-[.$AS30])^2" office:value-type="float" office:value="0.39781206183163">
            <text:p>0,3978120618</text:p>
          </table:table-cell>
          <table:table-cell table:formula="of:=([.AJ30]-[.$AS30])^2" office:value-type="float" office:value="2795.16040363692">
            <text:p>2795,1604036369</text:p>
          </table:table-cell>
          <table:table-cell table:formula="of:=([.AK30]-[.$AS30])^2" office:value-type="float" office:value="5.83917129783373">
            <text:p>5,8391712978</text:p>
          </table:table-cell>
          <table:table-cell table:formula="of:=([.AL30]-[.$AS30])^2" office:value-type="float" office:value="2795.16040363692">
            <text:p>2795,1604036369</text:p>
          </table:table-cell>
          <table:table-cell table:formula="of:=([.AM30]-[.$AS30])^2" office:value-type="float" office:value="72.8623267138463">
            <text:p>72,8623267138</text:p>
          </table:table-cell>
          <table:table-cell table:formula="of:=([.AN30]-[.$AS30])^2" office:value-type="float" office:value="2795.16040363692">
            <text:p>2795,1604036369</text:p>
          </table:table-cell>
          <table:table-cell table:formula="of:=([.AO30]-[.$AS30])^2" office:value-type="float" office:value="791.337601439121">
            <text:p>791,3376014391</text:p>
          </table:table-cell>
          <table:table-cell table:number-columns-repeated="3"/>
          <table:table-cell table:style-name="ce15" table:formula="of:=[.AS51]" office:value-type="float" office:value="262.697475534086">
            <text:p>262,6974755341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0">
            <text:p>10</text:p>
          </table:table-cell>
          <table:table-cell table:formula="of:=([.C31]-[.$AS31])^2" office:value-type="float" office:value="66.4634304488321">
            <text:p>66,4634304488</text:p>
          </table:table-cell>
          <table:table-cell table:formula="of:=([.D31]-[.$AS31])^2" office:value-type="float" office:value="1274.03616220426">
            <text:p>1274,0361622043</text:p>
          </table:table-cell>
          <table:table-cell table:formula="of:=([.E31]-[.$AS31])^2" office:value-type="float" office:value="293.170232499041">
            <text:p>293,170232499</text:p>
          </table:table-cell>
          <table:table-cell table:formula="of:=([.F31]-[.$AS31])^2" office:value-type="float" office:value="1274.03616220426">
            <text:p>1274,0361622043</text:p>
          </table:table-cell>
          <table:table-cell table:formula="of:=([.G31]-[.$AS31])^2" office:value-type="float" office:value="293.170232499041">
            <text:p>293,170232499</text:p>
          </table:table-cell>
          <table:table-cell table:formula="of:=([.H31]-[.$AS31])^2" office:value-type="float" office:value="1274.03616220426">
            <text:p>1274,0361622043</text:p>
          </table:table-cell>
          <table:table-cell table:formula="of:=([.I31]-[.$AS31])^2" office:value-type="float" office:value="18.5447092128031">
            <text:p>18,5447092128</text:p>
          </table:table-cell>
          <table:table-cell table:formula="of:=([.J31]-[.$AS31])^2" office:value-type="float" office:value="1274.03616220426">
            <text:p>1274,0361622043</text:p>
          </table:table-cell>
          <table:table-cell table:formula="of:=([.K31]-[.$AS31])^2" office:value-type="float" office:value="293.170232499041">
            <text:p>293,170232499</text:p>
          </table:table-cell>
          <table:table-cell table:formula="of:=([.L31]-[.$AS31])^2" office:value-type="float" office:value="1274.03616220426">
            <text:p>1274,0361622043</text:p>
          </table:table-cell>
          <table:table-cell table:formula="of:=([.M31]-[.$AS31])^2" office:value-type="float" office:value="131.084500770452">
            <text:p>131,0845007705</text:p>
          </table:table-cell>
          <table:table-cell table:formula="of:=([.N31]-[.$AS31])^2" office:value-type="float" office:value="1274.03616220426">
            <text:p>1274,0361622043</text:p>
          </table:table-cell>
          <table:table-cell table:formula="of:=([.O31]-[.$AS31])^2" office:value-type="float" office:value="16.2165396971337">
            <text:p>16,2165396971</text:p>
          </table:table-cell>
          <table:table-cell table:formula="of:=([.P31]-[.$AS31])^2" office:value-type="float" office:value="1274.03616220426">
            <text:p>1274,0361622043</text:p>
          </table:table-cell>
          <table:table-cell table:formula="of:=([.Q31]-[.$AS31])^2" office:value-type="float" office:value="32.4175724606664">
            <text:p>32,4175724607</text:p>
          </table:table-cell>
          <table:table-cell table:formula="of:=([.R31]-[.$AS31])^2" office:value-type="float" office:value="1274.03616220426">
            <text:p>1274,0361622043</text:p>
          </table:table-cell>
          <table:table-cell table:formula="of:=([.S31]-[.$AS31])^2" office:value-type="float" office:value="428.226867332461">
            <text:p>428,2268673325</text:p>
          </table:table-cell>
          <table:table-cell table:formula="of:=([.T31]-[.$AS31])^2" office:value-type="float" office:value="1274.03616220426">
            <text:p>1274,0361622043</text:p>
          </table:table-cell>
          <table:table-cell table:formula="of:=([.U31]-[.$AS31])^2" office:value-type="float" office:value="97.25731605041">
            <text:p>97,2573160504</text:p>
          </table:table-cell>
          <table:table-cell table:formula="of:=([.V31]-[.$AS31])^2" office:value-type="float" office:value="1274.03616220426">
            <text:p>1274,0361622043</text:p>
          </table:table-cell>
          <table:table-cell table:formula="of:=([.W31]-[.$AS31])^2" office:value-type="float" office:value="152.777259070353">
            <text:p>152,7772590704</text:p>
          </table:table-cell>
          <table:table-cell table:formula="of:=([.X31]-[.$AS31])^2" office:value-type="float" office:value="1274.03616220426">
            <text:p>1274,0361622043</text:p>
          </table:table-cell>
          <table:table-cell table:formula="of:=([.Y31]-[.$AS31])^2" office:value-type="float" office:value="1.56049743692473">
            <text:p>1,5604974369</text:p>
          </table:table-cell>
          <table:table-cell table:formula="of:=([.Z31]-[.$AS31])^2" office:value-type="float" office:value="1274.03616220426">
            <text:p>1274,0361622043</text:p>
          </table:table-cell>
          <table:table-cell table:formula="of:=([.AA31]-[.$AS31])^2" office:value-type="float" office:value="152.777259070353">
            <text:p>152,7772590704</text:p>
          </table:table-cell>
          <table:table-cell table:formula="of:=([.AB31]-[.$AS31])^2" office:value-type="float" office:value="1274.03616220426">
            <text:p>1274,0361622043</text:p>
          </table:table-cell>
          <table:table-cell table:formula="of:=([.AC31]-[.$AS31])^2" office:value-type="float" office:value="550.907600950695">
            <text:p>550,9076009507</text:p>
          </table:table-cell>
          <table:table-cell table:formula="of:=([.AD31]-[.$AS31])^2" office:value-type="float" office:value="1274.03616220426">
            <text:p>1274,0361622043</text:p>
          </table:table-cell>
          <table:table-cell table:formula="of:=([.AE31]-[.$AS31])^2" office:value-type="float" office:value="18.5447092128031">
            <text:p>18,5447092128</text:p>
          </table:table-cell>
          <table:table-cell table:formula="of:=([.AF31]-[.$AS31])^2" office:value-type="float" office:value="1274.03616220426">
            <text:p>1274,0361622043</text:p>
          </table:table-cell>
          <table:table-cell table:formula="of:=([.AG31]-[.$AS31])^2" office:value-type="float" office:value="111.436669682889">
            <text:p>111,4366696829</text:p>
          </table:table-cell>
          <table:table-cell table:formula="of:=([.AH31]-[.$AS31])^2" office:value-type="float" office:value="1274.03616220426">
            <text:p>1274,0361622043</text:p>
          </table:table-cell>
          <table:table-cell table:formula="of:=([.AI31]-[.$AS31])^2" office:value-type="float" office:value="858.862551093145">
            <text:p>858,8625510931</text:p>
          </table:table-cell>
          <table:table-cell table:formula="of:=([.AJ31]-[.$AS31])^2" office:value-type="float" office:value="1274.03616220426">
            <text:p>1274,0361622043</text:p>
          </table:table-cell>
          <table:table-cell table:formula="of:=([.AK31]-[.$AS31])^2" office:value-type="float" office:value="131.084500770452">
            <text:p>131,0845007705</text:p>
          </table:table-cell>
          <table:table-cell table:formula="of:=([.AL31]-[.$AS31])^2" office:value-type="float" office:value="1274.03616220426">
            <text:p>1274,0361622043</text:p>
          </table:table-cell>
          <table:table-cell table:formula="of:=([.AM31]-[.$AS31])^2" office:value-type="float" office:value="81.4863046543986">
            <text:p>81,4863046544</text:p>
          </table:table-cell>
          <table:table-cell table:formula="of:=([.AN31]-[.$AS31])^2" office:value-type="float" office:value="1274.03616220426">
            <text:p>1274,0361622043</text:p>
          </table:table-cell>
          <table:table-cell table:formula="of:=([.AO31]-[.$AS31])^2" office:value-type="float" office:value="204.67184596494">
            <text:p>204,6718459649</text:p>
          </table:table-cell>
          <table:table-cell table:number-columns-repeated="3"/>
          <table:table-cell table:style-name="ce15" table:formula="of:=[.AS52]" office:value-type="float" office:value="323.320274819792">
            <text:p>323,3202748198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1">
            <text:p>11</text:p>
          </table:table-cell>
          <table:table-cell table:formula="of:=([.C32]-[.$AS32])^2" office:value-type="float" office:value="84.3673932379252">
            <text:p>84,3673932379</text:p>
          </table:table-cell>
          <table:table-cell table:formula="of:=([.D32]-[.$AS32])^2" office:value-type="float" office:value="4544.90919491915">
            <text:p>4544,9091949192</text:p>
          </table:table-cell>
          <table:table-cell table:formula="of:=([.E32]-[.$AS32])^2" office:value-type="float" office:value="465.871572819028">
            <text:p>465,871572819</text:p>
          </table:table-cell>
          <table:table-cell table:formula="of:=([.F32]-[.$AS32])^2" office:value-type="float" office:value="4544.90919491915">
            <text:p>4544,9091949192</text:p>
          </table:table-cell>
          <table:table-cell table:formula="of:=([.G32]-[.$AS32])^2" office:value-type="float" office:value="48.8233432707985">
            <text:p>48,8233432708</text:p>
          </table:table-cell>
          <table:table-cell table:formula="of:=([.H32]-[.$AS32])^2" office:value-type="float" office:value="4544.90919491915">
            <text:p>4544,9091949192</text:p>
          </table:table-cell>
          <table:table-cell table:formula="of:=([.I32]-[.$AS32])^2" office:value-type="float" office:value="82.5201152488205">
            <text:p>82,5201152488</text:p>
          </table:table-cell>
          <table:table-cell table:formula="of:=([.J32]-[.$AS32])^2" office:value-type="float" office:value="4544.90919491915">
            <text:p>4544,9091949192</text:p>
          </table:table-cell>
          <table:table-cell table:formula="of:=([.K32]-[.$AS32])^2" office:value-type="float" office:value="465.871572819028">
            <text:p>465,871572819</text:p>
          </table:table-cell>
          <table:table-cell table:formula="of:=([.L32]-[.$AS32])^2" office:value-type="float" office:value="4544.90919491915">
            <text:p>4544,9091949192</text:p>
          </table:table-cell>
          <table:table-cell table:formula="of:=([.M32]-[.$AS32])^2" office:value-type="float" office:value="48.8233432707985">
            <text:p>48,8233432708</text:p>
          </table:table-cell>
          <table:table-cell table:formula="of:=([.N32]-[.$AS32])^2" office:value-type="float" office:value="4544.90919491915">
            <text:p>4544,9091949192</text:p>
          </table:table-cell>
          <table:table-cell table:formula="of:=([.O32]-[.$AS32])^2" office:value-type="float" office:value="353.676187186142">
            <text:p>353,6761871861</text:p>
          </table:table-cell>
          <table:table-cell table:formula="of:=([.P32]-[.$AS32])^2" office:value-type="float" office:value="4544.90919491915">
            <text:p>4544,9091949192</text:p>
          </table:table-cell>
          <table:table-cell table:formula="of:=([.Q32]-[.$AS32])^2" office:value-type="float" office:value="70.8280746505299">
            <text:p>70,8280746505</text:p>
          </table:table-cell>
          <table:table-cell table:formula="of:=([.R32]-[.$AS32])^2" office:value-type="float" office:value="4544.90919491915">
            <text:p>4544,9091949192</text:p>
          </table:table-cell>
          <table:table-cell table:formula="of:=([.S32]-[.$AS32])^2" office:value-type="float" office:value="82.5201152488205">
            <text:p>82,5201152488</text:p>
          </table:table-cell>
          <table:table-cell table:formula="of:=([.T32]-[.$AS32])^2" office:value-type="float" office:value="4544.90919491915">
            <text:p>4544,9091949192</text:p>
          </table:table-cell>
          <table:table-cell table:formula="of:=([.U32]-[.$AS32])^2" office:value-type="float" office:value="465.871572819028">
            <text:p>465,871572819</text:p>
          </table:table-cell>
          <table:table-cell table:formula="of:=([.V32]-[.$AS32])^2" office:value-type="float" office:value="4544.90919491915">
            <text:p>4544,9091949192</text:p>
          </table:table-cell>
          <table:table-cell table:formula="of:=([.W32]-[.$AS32])^2" office:value-type="float" office:value="465.871572819028">
            <text:p>465,871572819</text:p>
          </table:table-cell>
          <table:table-cell table:formula="of:=([.X32]-[.$AS32])^2" office:value-type="float" office:value="4544.90919491915">
            <text:p>4544,9091949192</text:p>
          </table:table-cell>
          <table:table-cell table:formula="of:=([.Y32]-[.$AS32])^2" office:value-type="float" office:value="0.407253188041745">
            <text:p>0,407253188</text:p>
          </table:table-cell>
          <table:table-cell table:formula="of:=([.Z32]-[.$AS32])^2" office:value-type="float" office:value="4544.90919491915">
            <text:p>4544,9091949192</text:p>
          </table:table-cell>
          <table:table-cell table:formula="of:=([.AA32]-[.$AS32])^2" office:value-type="float" office:value="138.045463742919">
            <text:p>138,0454637429</text:p>
          </table:table-cell>
          <table:table-cell table:formula="of:=([.AB32]-[.$AS32])^2" office:value-type="float" office:value="4544.90919491915">
            <text:p>4544,9091949192</text:p>
          </table:table-cell>
          <table:table-cell table:formula="of:=([.AC32]-[.$AS32])^2" office:value-type="float" office:value="0.407253188041745">
            <text:p>0,407253188</text:p>
          </table:table-cell>
          <table:table-cell table:formula="of:=([.AD32]-[.$AS32])^2" office:value-type="float" office:value="4544.90919491915">
            <text:p>4544,9091949192</text:p>
          </table:table-cell>
          <table:table-cell table:formula="of:=([.AE32]-[.$AS32])^2" office:value-type="float" office:value="465.871572819028">
            <text:p>465,871572819</text:p>
          </table:table-cell>
          <table:table-cell table:formula="of:=([.AF32]-[.$AS32])^2" office:value-type="float" office:value="4544.90919491915">
            <text:p>4544,9091949192</text:p>
          </table:table-cell>
          <table:table-cell table:formula="of:=([.AG32]-[.$AS32])^2" office:value-type="float" office:value="11.6686576786129">
            <text:p>11,6686576786</text:p>
          </table:table-cell>
          <table:table-cell table:formula="of:=([.AH32]-[.$AS32])^2" office:value-type="float" office:value="4544.90919491915">
            <text:p>4544,9091949192</text:p>
          </table:table-cell>
          <table:table-cell table:formula="of:=([.AI32]-[.$AS32])^2" office:value-type="float" office:value="235.133344033924">
            <text:p>235,1333440339</text:p>
          </table:table-cell>
          <table:table-cell table:formula="of:=([.AJ32]-[.$AS32])^2" office:value-type="float" office:value="4544.90919491915">
            <text:p>4544,9091949192</text:p>
          </table:table-cell>
          <table:table-cell table:formula="of:=([.AK32]-[.$AS32])^2" office:value-type="float" office:value="53.2658253918521">
            <text:p>53,2658253919</text:p>
          </table:table-cell>
          <table:table-cell table:formula="of:=([.AL32]-[.$AS32])^2" office:value-type="float" office:value="4544.90919491915">
            <text:p>4544,9091949192</text:p>
          </table:table-cell>
          <table:table-cell table:formula="of:=([.AM32]-[.$AS32])^2" office:value-type="float" office:value="2032.44157688903">
            <text:p>2032,441576889</text:p>
          </table:table-cell>
          <table:table-cell table:formula="of:=([.AN32]-[.$AS32])^2" office:value-type="float" office:value="4544.90919491915">
            <text:p>4544,9091949192</text:p>
          </table:table-cell>
          <table:table-cell table:formula="of:=([.AO32]-[.$AS32])^2" office:value-type="float" office:value="1475.78457648203">
            <text:p>1475,784576482</text:p>
          </table:table-cell>
          <table:table-cell table:number-columns-repeated="3"/>
          <table:table-cell table:style-name="ce15" table:formula="of:=[.AS53]" office:value-type="float" office:value="454.495171131593">
            <text:p>454,4951711316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2">
            <text:p>12</text:p>
          </table:table-cell>
          <table:table-cell table:formula="of:=([.C33]-[.$AS33])^2" office:value-type="float" office:value="54.252825104212">
            <text:p>54,2528251042</text:p>
          </table:table-cell>
          <table:table-cell table:formula="of:=([.D33]-[.$AS33])^2" office:value-type="float" office:value="4172.69759827975">
            <text:p>4172,6975982798</text:p>
          </table:table-cell>
          <table:table-cell table:formula="of:=([.E33]-[.$AS33])^2" office:value-type="float" office:value="151.553498332083">
            <text:p>151,5534983321</text:p>
          </table:table-cell>
          <table:table-cell table:formula="of:=([.F33]-[.$AS33])^2" office:value-type="float" office:value="4172.69759827975">
            <text:p>4172,6975982798</text:p>
          </table:table-cell>
          <table:table-cell table:formula="of:=([.G33]-[.$AS33])^2" office:value-type="float" office:value="547.72751280967">
            <text:p>547,7275128097</text:p>
          </table:table-cell>
          <table:table-cell table:formula="of:=([.H33]-[.$AS33])^2" office:value-type="float" office:value="4172.69759827975">
            <text:p>4172,6975982798</text:p>
          </table:table-cell>
          <table:table-cell table:formula="of:=([.I33]-[.$AS33])^2" office:value-type="float" office:value="547.72751280967">
            <text:p>547,7275128097</text:p>
          </table:table-cell>
          <table:table-cell table:formula="of:=([.J33]-[.$AS33])^2" office:value-type="float" office:value="4172.69759827975">
            <text:p>4172,6975982798</text:p>
          </table:table-cell>
          <table:table-cell table:formula="of:=([.K33]-[.$AS33])^2" office:value-type="float" office:value="83.1354580390434">
            <text:p>83,135458039</text:p>
          </table:table-cell>
          <table:table-cell table:formula="of:=([.L33]-[.$AS33])^2" office:value-type="float" office:value="4172.69759827975">
            <text:p>4172,6975982798</text:p>
          </table:table-cell>
          <table:table-cell table:formula="of:=([.M33]-[.$AS33])^2" office:value-type="float" office:value="26.7066685745392">
            <text:p>26,7066685745</text:p>
          </table:table-cell>
          <table:table-cell table:formula="of:=([.N33]-[.$AS33])^2" office:value-type="float" office:value="4172.69759827975">
            <text:p>4172,6975982798</text:p>
          </table:table-cell>
          <table:table-cell table:formula="of:=([.O33]-[.$AS33])^2" office:value-type="float" office:value="187.179524917931">
            <text:p>187,1795249179</text:p>
          </table:table-cell>
          <table:table-cell table:formula="of:=([.P33]-[.$AS33])^2" office:value-type="float" office:value="4172.69759827975">
            <text:p>4172,6975982798</text:p>
          </table:table-cell>
          <table:table-cell table:formula="of:=([.Q33]-[.$AS33])^2" office:value-type="float" office:value="11.5843504165069">
            <text:p>11,5843504165</text:p>
          </table:table-cell>
          <table:table-cell table:formula="of:=([.R33]-[.$AS33])^2" office:value-type="float" office:value="4172.69759827975">
            <text:p>4172,6975982798</text:p>
          </table:table-cell>
          <table:table-cell table:formula="of:=([.S33]-[.$AS33])^2" office:value-type="float" office:value="547.72751280967">
            <text:p>547,7275128097</text:p>
          </table:table-cell>
          <table:table-cell table:formula="of:=([.T33]-[.$AS33])^2" office:value-type="float" office:value="4172.69759827975">
            <text:p>4172,6975982798</text:p>
          </table:table-cell>
          <table:table-cell table:formula="of:=([.U33]-[.$AS33])^2" office:value-type="float" office:value="98.6000199321764">
            <text:p>98,6000199322</text:p>
          </table:table-cell>
          <table:table-cell table:formula="of:=([.V33]-[.$AS33])^2" office:value-type="float" office:value="4172.69759827975">
            <text:p>4172,6975982798</text:p>
          </table:table-cell>
          <table:table-cell table:formula="of:=([.W33]-[.$AS33])^2" office:value-type="float" office:value="98.6000199321761">
            <text:p>98,6000199322</text:p>
          </table:table-cell>
          <table:table-cell table:formula="of:=([.X33]-[.$AS33])^2" office:value-type="float" office:value="4172.69759827975">
            <text:p>4172,6975982798</text:p>
          </table:table-cell>
          <table:table-cell table:formula="of:=([.Y33]-[.$AS33])^2" office:value-type="float" office:value="547.72751280967">
            <text:p>547,7275128097</text:p>
          </table:table-cell>
          <table:table-cell table:formula="of:=([.Z33]-[.$AS33])^2" office:value-type="float" office:value="4172.69759827975">
            <text:p>4172,6975982798</text:p>
          </table:table-cell>
          <table:table-cell table:formula="of:=([.AA33]-[.$AS33])^2" office:value-type="float" office:value="151.104768270258">
            <text:p>151,1047682703</text:p>
          </table:table-cell>
          <table:table-cell table:formula="of:=([.AB33]-[.$AS33])^2" office:value-type="float" office:value="4172.69759827975">
            <text:p>4172,6975982798</text:p>
          </table:table-cell>
          <table:table-cell table:formula="of:=([.AC33]-[.$AS33])^2" office:value-type="float" office:value="45.3859885931451">
            <text:p>45,3859885931</text:p>
          </table:table-cell>
          <table:table-cell table:formula="of:=([.AD33]-[.$AS33])^2" office:value-type="float" office:value="4172.69759827975">
            <text:p>4172,6975982798</text:p>
          </table:table-cell>
          <table:table-cell table:formula="of:=([.AE33]-[.$AS33])^2" office:value-type="float" office:value="707.369606826763">
            <text:p>707,3696068268</text:p>
          </table:table-cell>
          <table:table-cell table:formula="of:=([.AF33]-[.$AS33])^2" office:value-type="float" office:value="4172.69759827975">
            <text:p>4172,6975982798</text:p>
          </table:table-cell>
          <table:table-cell table:formula="of:=([.AG33]-[.$AS33])^2" office:value-type="float" office:value="118.888036313943">
            <text:p>118,8880363139</text:p>
          </table:table-cell>
          <table:table-cell table:formula="of:=([.AH33]-[.$AS33])^2" office:value-type="float" office:value="4172.69759827975">
            <text:p>4172,6975982798</text:p>
          </table:table-cell>
          <table:table-cell table:formula="of:=([.AI33]-[.$AS33])^2" office:value-type="float" office:value="198.709083322489">
            <text:p>198,7090833225</text:p>
          </table:table-cell>
          <table:table-cell table:formula="of:=([.AJ33]-[.$AS33])^2" office:value-type="float" office:value="4172.69759827975">
            <text:p>4172,6975982798</text:p>
          </table:table-cell>
          <table:table-cell table:formula="of:=([.AK33]-[.$AS33])^2" office:value-type="float" office:value="83.1354580390434">
            <text:p>83,135458039</text:p>
          </table:table-cell>
          <table:table-cell table:formula="of:=([.AL33]-[.$AS33])^2" office:value-type="float" office:value="4172.69759827975">
            <text:p>4172,6975982798</text:p>
          </table:table-cell>
          <table:table-cell table:formula="of:=([.AM33]-[.$AS33])^2" office:value-type="float" office:value="1464.06387320853">
            <text:p>1464,0638732085</text:p>
          </table:table-cell>
          <table:table-cell table:formula="of:=([.AN33]-[.$AS33])^2" office:value-type="float" office:value="4172.69759827975">
            <text:p>4172,6975982798</text:p>
          </table:table-cell>
          <table:table-cell table:formula="of:=([.AO33]-[.$AS33])^2" office:value-type="float" office:value="707.369606826763">
            <text:p>707,3696068268</text:p>
          </table:table-cell>
          <table:table-cell table:number-columns-repeated="3"/>
          <table:table-cell table:style-name="ce15" table:formula="of:=[.AS54]" office:value-type="float" office:value="379.037131482877">
            <text:p>379,0371314829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3">
            <text:p>13</text:p>
          </table:table-cell>
          <table:table-cell table:formula="of:=([.C34]-[.$AS34])^2" office:value-type="float" office:value="277.561600887135">
            <text:p>277,5616008871</text:p>
          </table:table-cell>
          <table:table-cell table:formula="of:=([.D34]-[.$AS34])^2" office:value-type="float" office:value="4250.86287119802">
            <text:p>4250,862871198</text:p>
          </table:table-cell>
          <table:table-cell table:formula="of:=([.E34]-[.$AS34])^2" office:value-type="float" office:value="0.138970099120639">
            <text:p>0,1389700991</text:p>
          </table:table-cell>
          <table:table-cell table:formula="of:=([.F34]-[.$AS34])^2" office:value-type="float" office:value="4250.86287119802">
            <text:p>4250,862871198</text:p>
          </table:table-cell>
          <table:table-cell table:formula="of:=([.G34]-[.$AS34])^2" office:value-type="float" office:value="475.299226509378">
            <text:p>475,2992265094</text:p>
          </table:table-cell>
          <table:table-cell table:formula="of:=([.H34]-[.$AS34])^2" office:value-type="float" office:value="4250.86287119802">
            <text:p>4250,862871198</text:p>
          </table:table-cell>
          <table:table-cell table:formula="of:=([.I34]-[.$AS34])^2" office:value-type="float" office:value="10.2313083164587">
            <text:p>10,2313083165</text:p>
          </table:table-cell>
          <table:table-cell table:formula="of:=([.J34]-[.$AS34])^2" office:value-type="float" office:value="4250.86287119802">
            <text:p>4250,862871198</text:p>
          </table:table-cell>
          <table:table-cell table:formula="of:=([.K34]-[.$AS34])^2" office:value-type="float" office:value="443.346060627639">
            <text:p>443,3460606276</text:p>
          </table:table-cell>
          <table:table-cell table:formula="of:=([.L34]-[.$AS34])^2" office:value-type="float" office:value="4250.86287119802">
            <text:p>4250,862871198</text:p>
          </table:table-cell>
          <table:table-cell table:formula="of:=([.M34]-[.$AS34])^2" office:value-type="float" office:value="56.4849059093426">
            <text:p>56,4849059093</text:p>
          </table:table-cell>
          <table:table-cell table:formula="of:=([.N34]-[.$AS34])^2" office:value-type="float" office:value="4250.86287119802">
            <text:p>4250,862871198</text:p>
          </table:table-cell>
          <table:table-cell table:formula="of:=([.O34]-[.$AS34])^2" office:value-type="float" office:value="26.3650588252095">
            <text:p>26,3650588252</text:p>
          </table:table-cell>
          <table:table-cell table:formula="of:=([.P34]-[.$AS34])^2" office:value-type="float" office:value="4250.86287119802">
            <text:p>4250,862871198</text:p>
          </table:table-cell>
          <table:table-cell table:formula="of:=([.Q34]-[.$AS34])^2" office:value-type="float" office:value="46.2584755936264">
            <text:p>46,2584755936</text:p>
          </table:table-cell>
          <table:table-cell table:formula="of:=([.R34]-[.$AS34])^2" office:value-type="float" office:value="4250.86287119802">
            <text:p>4250,862871198</text:p>
          </table:table-cell>
          <table:table-cell table:formula="of:=([.S34]-[.$AS34])^2" office:value-type="float" office:value="475.299226509378">
            <text:p>475,2992265094</text:p>
          </table:table-cell>
          <table:table-cell table:formula="of:=([.T34]-[.$AS34])^2" office:value-type="float" office:value="4250.86287119802">
            <text:p>4250,862871198</text:p>
          </table:table-cell>
          <table:table-cell table:formula="of:=([.U34]-[.$AS34])^2" office:value-type="float" office:value="0.177126387276902">
            <text:p>0,1771263873</text:p>
          </table:table-cell>
          <table:table-cell table:formula="of:=([.V34]-[.$AS34])^2" office:value-type="float" office:value="4250.86287119802">
            <text:p>4250,862871198</text:p>
          </table:table-cell>
          <table:table-cell table:formula="of:=([.W34]-[.$AS34])^2" office:value-type="float" office:value="475.299226509378">
            <text:p>475,2992265094</text:p>
          </table:table-cell>
          <table:table-cell table:formula="of:=([.X34]-[.$AS34])^2" office:value-type="float" office:value="4250.86287119802">
            <text:p>4250,862871198</text:p>
          </table:table-cell>
          <table:table-cell table:formula="of:=([.Y34]-[.$AS34])^2" office:value-type="float" office:value="114.281386324871">
            <text:p>114,2813863249</text:p>
          </table:table-cell>
          <table:table-cell table:formula="of:=([.Z34]-[.$AS34])^2" office:value-type="float" office:value="4250.86287119802">
            <text:p>4250,862871198</text:p>
          </table:table-cell>
          <table:table-cell table:formula="of:=([.AA34]-[.$AS34])^2" office:value-type="float" office:value="132.986446696597">
            <text:p>132,9864466966</text:p>
          </table:table-cell>
          <table:table-cell table:formula="of:=([.AB34]-[.$AS34])^2" office:value-type="float" office:value="4250.86287119802">
            <text:p>4250,862871198</text:p>
          </table:table-cell>
          <table:table-cell table:formula="of:=([.AC34]-[.$AS34])^2" office:value-type="float" office:value="114.281386324871">
            <text:p>114,2813863249</text:p>
          </table:table-cell>
          <table:table-cell table:formula="of:=([.AD34]-[.$AS34])^2" office:value-type="float" office:value="4250.86287119802">
            <text:p>4250,862871198</text:p>
          </table:table-cell>
          <table:table-cell table:formula="of:=([.AE34]-[.$AS34])^2" office:value-type="float" office:value="132.986446696597">
            <text:p>132,9864466966</text:p>
          </table:table-cell>
          <table:table-cell table:formula="of:=([.AF34]-[.$AS34])^2" office:value-type="float" office:value="4250.86287119802">
            <text:p>4250,862871198</text:p>
          </table:table-cell>
          <table:table-cell table:formula="of:=([.AG34]-[.$AS34])^2" office:value-type="float" office:value="10.2313083164587">
            <text:p>10,2313083165</text:p>
          </table:table-cell>
          <table:table-cell table:formula="of:=([.AH34]-[.$AS34])^2" office:value-type="float" office:value="4250.86287119802">
            <text:p>4250,862871198</text:p>
          </table:table-cell>
          <table:table-cell table:formula="of:=([.AI34]-[.$AS34])^2" office:value-type="float" office:value="9.31078786468851">
            <text:p>9,3107878647</text:p>
          </table:table-cell>
          <table:table-cell table:formula="of:=([.AJ34]-[.$AS34])^2" office:value-type="float" office:value="4250.86287119802">
            <text:p>4250,862871198</text:p>
          </table:table-cell>
          <table:table-cell table:formula="of:=([.AK34]-[.$AS34])^2" office:value-type="float" office:value="0.138970099120639">
            <text:p>0,1389700991</text:p>
          </table:table-cell>
          <table:table-cell table:formula="of:=([.AL34]-[.$AS34])^2" office:value-type="float" office:value="4250.86287119802">
            <text:p>4250,862871198</text:p>
          </table:table-cell>
          <table:table-cell table:formula="of:=([.AM34]-[.$AS34])^2" office:value-type="float" office:value="1334.58519517034">
            <text:p>1334,5851951704</text:p>
          </table:table-cell>
          <table:table-cell table:formula="of:=([.AN34]-[.$AS34])^2" office:value-type="float" office:value="4250.86287119802">
            <text:p>4250,862871198</text:p>
          </table:table-cell>
          <table:table-cell table:formula="of:=([.AO34]-[.$AS34])^2" office:value-type="float" office:value="1459.13622284637">
            <text:p>1459,1362228464</text:p>
          </table:table-cell>
          <table:table-cell table:number-columns-repeated="3"/>
          <table:table-cell table:style-name="ce15" table:formula="of:=[.AS55]" office:value-type="float" office:value="327.6631367383">
            <text:p>327,6631367383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4">
            <text:p>14</text:p>
          </table:table-cell>
          <table:table-cell table:formula="of:=([.C35]-[.$AS35])^2" office:value-type="float" office:value="32.6439043573852">
            <text:p>32,6439043574</text:p>
          </table:table-cell>
          <table:table-cell table:formula="of:=([.D35]-[.$AS35])^2" office:value-type="float" office:value="1749.32870993642">
            <text:p>1749,3287099364</text:p>
          </table:table-cell>
          <table:table-cell table:formula="of:=([.E35]-[.$AS35])^2" office:value-type="float" office:value="8.80804013003746">
            <text:p>8,80804013</text:p>
          </table:table-cell>
          <table:table-cell table:formula="of:=([.F35]-[.$AS35])^2" office:value-type="float" office:value="1749.32870993642">
            <text:p>1749,3287099364</text:p>
          </table:table-cell>
          <table:table-cell table:formula="of:=([.G35]-[.$AS35])^2" office:value-type="float" office:value="1.73680779094799">
            <text:p>1,7368077909</text:p>
          </table:table-cell>
          <table:table-cell table:formula="of:=([.H35]-[.$AS35])^2" office:value-type="float" office:value="1749.32870993642">
            <text:p>1749,3287099364</text:p>
          </table:table-cell>
          <table:table-cell table:formula="of:=([.I35]-[.$AS35])^2" office:value-type="float" office:value="367.681502976714">
            <text:p>367,6815029767</text:p>
          </table:table-cell>
          <table:table-cell table:formula="of:=([.J35]-[.$AS35])^2" office:value-type="float" office:value="1749.32870993642">
            <text:p>1749,3287099364</text:p>
          </table:table-cell>
          <table:table-cell table:formula="of:=([.K35]-[.$AS35])^2" office:value-type="float" office:value="893.370769067767">
            <text:p>893,3707690678</text:p>
          </table:table-cell>
          <table:table-cell table:formula="of:=([.L35]-[.$AS35])^2" office:value-type="float" office:value="1749.32870993642">
            <text:p>1749,3287099364</text:p>
          </table:table-cell>
          <table:table-cell table:formula="of:=([.M35]-[.$AS35])^2" office:value-type="float" office:value="168.164725111722">
            <text:p>168,1647251117</text:p>
          </table:table-cell>
          <table:table-cell table:formula="of:=([.N35]-[.$AS35])^2" office:value-type="float" office:value="1749.32870993642">
            <text:p>1749,3287099364</text:p>
          </table:table-cell>
          <table:table-cell table:formula="of:=([.O35]-[.$AS35])^2" office:value-type="float" office:value="1003.30707532104">
            <text:p>1003,307075321</text:p>
          </table:table-cell>
          <table:table-cell table:formula="of:=([.P35]-[.$AS35])^2" office:value-type="float" office:value="1749.32870993642">
            <text:p>1749,3287099364</text:p>
          </table:table-cell>
          <table:table-cell table:formula="of:=([.Q35]-[.$AS35])^2" office:value-type="float" office:value="250.429900412612">
            <text:p>250,4299004126</text:p>
          </table:table-cell>
          <table:table-cell table:formula="of:=([.R35]-[.$AS35])^2" office:value-type="float" office:value="1749.32870993642">
            <text:p>1749,3287099364</text:p>
          </table:table-cell>
          <table:table-cell table:formula="of:=([.S35]-[.$AS35])^2" office:value-type="float" office:value="33.9303582880699">
            <text:p>33,9303582881</text:p>
          </table:table-cell>
          <table:table-cell table:formula="of:=([.T35]-[.$AS35])^2" office:value-type="float" office:value="1749.32870993642">
            <text:p>1749,3287099364</text:p>
          </table:table-cell>
          <table:table-cell table:formula="of:=([.U35]-[.$AS35])^2" office:value-type="float" office:value="0.0725879719662638">
            <text:p>0,072587972</text:p>
          </table:table-cell>
          <table:table-cell table:formula="of:=([.V35]-[.$AS35])^2" office:value-type="float" office:value="1749.32870993642">
            <text:p>1749,3287099364</text:p>
          </table:table-cell>
          <table:table-cell table:formula="of:=([.W35]-[.$AS35])^2" office:value-type="float" office:value="33.9303582880699">
            <text:p>33,9303582881</text:p>
          </table:table-cell>
          <table:table-cell table:formula="of:=([.X35]-[.$AS35])^2" office:value-type="float" office:value="1749.32870993642">
            <text:p>1749,3287099364</text:p>
          </table:table-cell>
          <table:table-cell table:formula="of:=([.Y35]-[.$AS35])^2" office:value-type="float" office:value="505.874039606752">
            <text:p>505,8740396068</text:p>
          </table:table-cell>
          <table:table-cell table:formula="of:=([.Z35]-[.$AS35])^2" office:value-type="float" office:value="1749.32870993642">
            <text:p>1749,3287099364</text:p>
          </table:table-cell>
          <table:table-cell table:formula="of:=([.AA35]-[.$AS35])^2" office:value-type="float" office:value="129.516523665902">
            <text:p>129,5165236659</text:p>
          </table:table-cell>
          <table:table-cell table:formula="of:=([.AB35]-[.$AS35])^2" office:value-type="float" office:value="1749.32870993642">
            <text:p>1749,3287099364</text:p>
          </table:table-cell>
          <table:table-cell table:formula="of:=([.AC35]-[.$AS35])^2" office:value-type="float" office:value="0.0725879719662638">
            <text:p>0,072587972</text:p>
          </table:table-cell>
          <table:table-cell table:formula="of:=([.AD35]-[.$AS35])^2" office:value-type="float" office:value="1749.32870993642">
            <text:p>1749,3287099364</text:p>
          </table:table-cell>
          <table:table-cell table:formula="of:=([.AE35]-[.$AS35])^2" office:value-type="float" office:value="756.709662317374">
            <text:p>756,7096623174</text:p>
          </table:table-cell>
          <table:table-cell table:formula="of:=([.AF35]-[.$AS35])^2" office:value-type="float" office:value="1749.32870993642">
            <text:p>1749,3287099364</text:p>
          </table:table-cell>
          <table:table-cell table:formula="of:=([.AG35]-[.$AS35])^2" office:value-type="float" office:value="335.804785943748">
            <text:p>335,8047859437</text:p>
          </table:table-cell>
          <table:table-cell table:formula="of:=([.AH35]-[.$AS35])^2" office:value-type="float" office:value="1749.32870993642">
            <text:p>1749,3287099364</text:p>
          </table:table-cell>
          <table:table-cell table:formula="of:=([.AI35]-[.$AS35])^2" office:value-type="float" office:value="950.179213599425">
            <text:p>950,1792135994</text:p>
          </table:table-cell>
          <table:table-cell table:formula="of:=([.AJ35]-[.$AS35])^2" office:value-type="float" office:value="1749.32870993642">
            <text:p>1749,3287099364</text:p>
          </table:table-cell>
          <table:table-cell table:formula="of:=([.AK35]-[.$AS35])^2" office:value-type="float" office:value="742.75590773862">
            <text:p>742,7559077386</text:p>
          </table:table-cell>
          <table:table-cell table:formula="of:=([.AL35]-[.$AS35])^2" office:value-type="float" office:value="1749.32870993642">
            <text:p>1749,3287099364</text:p>
          </table:table-cell>
          <table:table-cell table:formula="of:=([.AM35]-[.$AS35])^2" office:value-type="float" office:value="305.957601877814">
            <text:p>305,9576018778</text:p>
          </table:table-cell>
          <table:table-cell table:formula="of:=([.AN35]-[.$AS35])^2" office:value-type="float" office:value="1749.32870993642">
            <text:p>1749,3287099364</text:p>
          </table:table-cell>
          <table:table-cell table:formula="of:=([.AO35]-[.$AS35])^2" office:value-type="float" office:value="17.4308161635278">
            <text:p>17,4308161635</text:p>
          </table:table-cell>
          <table:table-cell table:number-columns-repeated="3"/>
          <table:table-cell table:style-name="ce15" table:formula="of:=[.AS56]" office:value-type="float" office:value="335.085991297047">
            <text:p>335,085991297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5">
            <text:p>15</text:p>
          </table:table-cell>
          <table:table-cell table:formula="of:=([.C36]-[.$AS36])^2" office:value-type="float" office:value="237.045782985902">
            <text:p>237,0457829859</text:p>
          </table:table-cell>
          <table:table-cell table:formula="of:=([.D36]-[.$AS36])^2" office:value-type="float" office:value="969.834772842199">
            <text:p>969,8347728422</text:p>
          </table:table-cell>
          <table:table-cell table:formula="of:=([.E36]-[.$AS36])^2" office:value-type="float" office:value="91.6253929363907">
            <text:p>91,6253929364</text:p>
          </table:table-cell>
          <table:table-cell table:formula="of:=([.F36]-[.$AS36])^2" office:value-type="float" office:value="969.834772842199">
            <text:p>969,8347728422</text:p>
          </table:table-cell>
          <table:table-cell table:formula="of:=([.G36]-[.$AS36])^2" office:value-type="float" office:value="10.7914054952602">
            <text:p>10,7914054953</text:p>
          </table:table-cell>
          <table:table-cell table:formula="of:=([.H36]-[.$AS36])^2" office:value-type="float" office:value="969.834772842199">
            <text:p>969,8347728422</text:p>
          </table:table-cell>
          <table:table-cell table:formula="of:=([.I36]-[.$AS36])^2" office:value-type="float" office:value="267.578591523518">
            <text:p>267,5785915235</text:p>
          </table:table-cell>
          <table:table-cell table:formula="of:=([.J36]-[.$AS36])^2" office:value-type="float" office:value="969.834772842199">
            <text:p>969,8347728422</text:p>
          </table:table-cell>
          <table:table-cell table:formula="of:=([.K36]-[.$AS36])^2" office:value-type="float" office:value="121.015110361822">
            <text:p>121,0151103618</text:p>
          </table:table-cell>
          <table:table-cell table:formula="of:=([.L36]-[.$AS36])^2" office:value-type="float" office:value="969.834772842199">
            <text:p>969,8347728422</text:p>
          </table:table-cell>
          <table:table-cell table:formula="of:=([.M36]-[.$AS36])^2" office:value-type="float" office:value="121.015110361822">
            <text:p>121,0151103618</text:p>
          </table:table-cell>
          <table:table-cell table:formula="of:=([.N36]-[.$AS36])^2" office:value-type="float" office:value="969.834772842199">
            <text:p>969,8347728422</text:p>
          </table:table-cell>
          <table:table-cell table:formula="of:=([.O36]-[.$AS36])^2" office:value-type="float" office:value="88.6118214109144">
            <text:p>88,6118214109</text:p>
          </table:table-cell>
          <table:table-cell table:formula="of:=([.P36]-[.$AS36])^2" office:value-type="float" office:value="969.834772842199">
            <text:p>969,8347728422</text:p>
          </table:table-cell>
          <table:table-cell table:formula="of:=([.Q36]-[.$AS36])^2" office:value-type="float" office:value="14.882849765276">
            <text:p>14,8828497653</text:p>
          </table:table-cell>
          <table:table-cell table:formula="of:=([.R36]-[.$AS36])^2" office:value-type="float" office:value="969.834772842199">
            <text:p>969,8347728422</text:p>
          </table:table-cell>
          <table:table-cell table:formula="of:=([.S36]-[.$AS36])^2" office:value-type="float" office:value="267.578591523518">
            <text:p>267,5785915235</text:p>
          </table:table-cell>
          <table:table-cell table:formula="of:=([.T36]-[.$AS36])^2" office:value-type="float" office:value="969.834772842199">
            <text:p>969,8347728422</text:p>
          </table:table-cell>
          <table:table-cell table:formula="of:=([.U36]-[.$AS36])^2" office:value-type="float" office:value="2.88227318136599">
            <text:p>2,8822731814</text:p>
          </table:table-cell>
          <table:table-cell table:formula="of:=([.V36]-[.$AS36])^2" office:value-type="float" office:value="969.834772842199">
            <text:p>969,8347728422</text:p>
          </table:table-cell>
          <table:table-cell table:formula="of:=([.W36]-[.$AS36])^2" office:value-type="float" office:value="164.066305198731">
            <text:p>164,0663051987</text:p>
          </table:table-cell>
          <table:table-cell table:formula="of:=([.X36]-[.$AS36])^2" office:value-type="float" office:value="969.834772842199">
            <text:p>969,8347728422</text:p>
          </table:table-cell>
          <table:table-cell table:formula="of:=([.Y36]-[.$AS36])^2" office:value-type="float" office:value="164.066305198731">
            <text:p>164,0663051987</text:p>
          </table:table-cell>
          <table:table-cell table:formula="of:=([.Z36]-[.$AS36])^2" office:value-type="float" office:value="969.834772842199">
            <text:p>969,8347728422</text:p>
          </table:table-cell>
          <table:table-cell table:formula="of:=([.AA36]-[.$AS36])^2" office:value-type="float" office:value="88.6118214109144">
            <text:p>88,6118214109</text:p>
          </table:table-cell>
          <table:table-cell table:formula="of:=([.AB36]-[.$AS36])^2" office:value-type="float" office:value="969.834772842199">
            <text:p>969,8347728422</text:p>
          </table:table-cell>
          <table:table-cell table:formula="of:=([.AC36]-[.$AS36])^2" office:value-type="float" office:value="572.16391746301">
            <text:p>572,163917463</text:p>
          </table:table-cell>
          <table:table-cell table:formula="of:=([.AD36]-[.$AS36])^2" office:value-type="float" office:value="969.834772842199">
            <text:p>969,8347728422</text:p>
          </table:table-cell>
          <table:table-cell table:formula="of:=([.AE36]-[.$AS36])^2" office:value-type="float" office:value="164.066305198731">
            <text:p>164,0663051987</text:p>
          </table:table-cell>
          <table:table-cell table:formula="of:=([.AF36]-[.$AS36])^2" office:value-type="float" office:value="969.834772842199">
            <text:p>969,8347728422</text:p>
          </table:table-cell>
          <table:table-cell table:formula="of:=([.AG36]-[.$AS36])^2" office:value-type="float" office:value="14.882849765276">
            <text:p>14,8828497653</text:p>
          </table:table-cell>
          <table:table-cell table:formula="of:=([.AH36]-[.$AS36])^2" office:value-type="float" office:value="969.834772842199">
            <text:p>969,8347728422</text:p>
          </table:table-cell>
          <table:table-cell table:formula="of:=([.AI36]-[.$AS36])^2" office:value-type="float" office:value="5.72247888615501">
            <text:p>5,7224788862</text:p>
          </table:table-cell>
          <table:table-cell table:formula="of:=([.AJ36]-[.$AS36])^2" office:value-type="float" office:value="969.834772842199">
            <text:p>969,8347728422</text:p>
          </table:table-cell>
          <table:table-cell table:formula="of:=([.AK36]-[.$AS36])^2" office:value-type="float" office:value="639.402080534507">
            <text:p>639,4020805345</text:p>
          </table:table-cell>
          <table:table-cell table:formula="of:=([.AL36]-[.$AS36])^2" office:value-type="float" office:value="969.834772842199">
            <text:p>969,8347728422</text:p>
          </table:table-cell>
          <table:table-cell table:formula="of:=([.AM36]-[.$AS36])^2" office:value-type="float" office:value="89.7851696675956">
            <text:p>89,7851696676</text:p>
          </table:table-cell>
          <table:table-cell table:formula="of:=([.AN36]-[.$AS36])^2" office:value-type="float" office:value="969.834772842199">
            <text:p>969,8347728422</text:p>
          </table:table-cell>
          <table:table-cell table:formula="of:=([.AO36]-[.$AS36])^2" office:value-type="float" office:value="260.569662952089">
            <text:p>260,5696629521</text:p>
          </table:table-cell>
          <table:table-cell table:number-columns-repeated="3"/>
          <table:table-cell table:style-name="ce15" table:formula="of:=[.AS57]" office:value-type="float" office:value="253.641891745672">
            <text:p>253,641891745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75"/>
        </table:table-row>
        <table:table-row table:style-name="ro1">
          <table:table-cell/>
          <table:table-cell table:style-name="ce7" office:value-type="float" office:value="16">
            <text:p>16</text:p>
          </table:table-cell>
          <table:table-cell table:formula="of:=([.C37]-[.$AS37])^2" office:value-type="float" office:value="511.916523908165">
            <text:p>511,9165239082</text:p>
          </table:table-cell>
          <table:table-cell table:formula="of:=([.D37]-[.$AS37])^2" office:value-type="float" office:value="1466.69885695973">
            <text:p>1466,6988569597</text:p>
          </table:table-cell>
          <table:table-cell table:formula="of:=([.E37]-[.$AS37])^2" office:value-type="float" office:value="2088.71808772896">
            <text:p>2088,718087729</text:p>
          </table:table-cell>
          <table:table-cell table:formula="of:=([.F37]-[.$AS37])^2" office:value-type="float" office:value="1466.69885695973">
            <text:p>1466,6988569597</text:p>
          </table:table-cell>
          <table:table-cell table:formula="of:=([.G37]-[.$AS37])^2" office:value-type="float" office:value="293.473451412894">
            <text:p>293,4734514129</text:p>
          </table:table-cell>
          <table:table-cell table:formula="of:=([.H37]-[.$AS37])^2" office:value-type="float" office:value="1466.69885695973">
            <text:p>1466,6988569597</text:p>
          </table:table-cell>
          <table:table-cell table:formula="of:=([.I37]-[.$AS37])^2" office:value-type="float" office:value="1556.49939496339">
            <text:p>1556,4993949634</text:p>
          </table:table-cell>
          <table:table-cell table:formula="of:=([.J37]-[.$AS37])^2" office:value-type="float" office:value="1466.69885695973">
            <text:p>1466,6988569597</text:p>
          </table:table-cell>
          <table:table-cell table:formula="of:=([.K37]-[.$AS37])^2" office:value-type="float" office:value="661.830986734714">
            <text:p>661,8309867347</text:p>
          </table:table-cell>
          <table:table-cell table:formula="of:=([.L37]-[.$AS37])^2" office:value-type="float" office:value="1466.69885695973">
            <text:p>1466,6988569597</text:p>
          </table:table-cell>
          <table:table-cell table:formula="of:=([.M37]-[.$AS37])^2" office:value-type="float" office:value="293.473451412894">
            <text:p>293,4734514129</text:p>
          </table:table-cell>
          <table:table-cell table:formula="of:=([.N37]-[.$AS37])^2" office:value-type="float" office:value="1466.69885695973">
            <text:p>1466,6988569597</text:p>
          </table:table-cell>
          <table:table-cell table:formula="of:=([.O37]-[.$AS37])^2" office:value-type="float" office:value="67.2809311355523">
            <text:p>67,2809311356</text:p>
          </table:table-cell>
          <table:table-cell table:formula="of:=([.P37]-[.$AS37])^2" office:value-type="float" office:value="1466.69885695973">
            <text:p>1466,6988569597</text:p>
          </table:table-cell>
          <table:table-cell table:formula="of:=([.Q37]-[.$AS37])^2" office:value-type="float" office:value="204.418637179508">
            <text:p>204,4186371795</text:p>
          </table:table-cell>
          <table:table-cell table:formula="of:=([.R37]-[.$AS37])^2" office:value-type="float" office:value="1466.69885695973">
            <text:p>1466,6988569597</text:p>
          </table:table-cell>
          <table:table-cell table:formula="of:=([.S37]-[.$AS37])^2" office:value-type="float" office:value="18.4685456044165">
            <text:p>18,4685456044</text:p>
          </table:table-cell>
          <table:table-cell table:formula="of:=([.T37]-[.$AS37])^2" office:value-type="float" office:value="1466.69885695973">
            <text:p>1466,6988569597</text:p>
          </table:table-cell>
          <table:table-cell table:formula="of:=([.U37]-[.$AS37])^2" office:value-type="float" office:value="97.0827940103315">
            <text:p>97,0827940103</text:p>
          </table:table-cell>
          <table:table-cell table:formula="of:=([.V37]-[.$AS37])^2" office:value-type="float" office:value="1466.69885695973">
            <text:p>1466,6988569597</text:p>
          </table:table-cell>
          <table:table-cell table:formula="of:=([.W37]-[.$AS37])^2" office:value-type="float" office:value="18.4685456044165">
            <text:p>18,4685456044</text:p>
          </table:table-cell>
          <table:table-cell table:formula="of:=([.X37]-[.$AS37])^2" office:value-type="float" office:value="1466.69885695973">
            <text:p>1466,6988569597</text:p>
          </table:table-cell>
          <table:table-cell table:formula="of:=([.Y37]-[.$AS37])^2" office:value-type="float" office:value="18.4685456044165">
            <text:p>18,4685456044</text:p>
          </table:table-cell>
          <table:table-cell table:formula="of:=([.Z37]-[.$AS37])^2" office:value-type="float" office:value="1466.69885695973">
            <text:p>1466,6988569597</text:p>
          </table:table-cell>
          <table:table-cell table:formula="of:=([.AA37]-[.$AS37])^2" office:value-type="float" office:value="1.58269226022992">
            <text:p>1,5826922602</text:p>
          </table:table-cell>
          <table:table-cell table:formula="of:=([.AB37]-[.$AS37])^2" office:value-type="float" office:value="1466.69885695973">
            <text:p>1466,6988569597</text:p>
          </table:table-cell>
          <table:table-cell table:formula="of:=([.AC37]-[.$AS37])^2" office:value-type="float" office:value="439.496476007347">
            <text:p>439,4964760073</text:p>
          </table:table-cell>
          <table:table-cell table:formula="of:=([.AD37]-[.$AS37])^2" office:value-type="float" office:value="1466.69885695973">
            <text:p>1466,6988569597</text:p>
          </table:table-cell>
          <table:table-cell table:formula="of:=([.AE37]-[.$AS37])^2" office:value-type="float" office:value="18.4685456044165">
            <text:p>18,4685456044</text:p>
          </table:table-cell>
          <table:table-cell table:formula="of:=([.AF37]-[.$AS37])^2" office:value-type="float" office:value="1466.69885695973">
            <text:p>1466,6988569597</text:p>
          </table:table-cell>
          <table:table-cell table:formula="of:=([.AG37]-[.$AS37])^2" office:value-type="float" office:value="18.4685456044165">
            <text:p>18,4685456044</text:p>
          </table:table-cell>
          <table:table-cell table:formula="of:=([.AH37]-[.$AS37])^2" office:value-type="float" office:value="1466.69885695973">
            <text:p>1466,6988569597</text:p>
          </table:table-cell>
          <table:table-cell table:formula="of:=([.AI37]-[.$AS37])^2" office:value-type="float" office:value="531.187467307713">
            <text:p>531,1874673077</text:p>
          </table:table-cell>
          <table:table-cell table:formula="of:=([.AJ37]-[.$AS37])^2" office:value-type="float" office:value="1466.69885695973">
            <text:p>1466,6988569597</text:p>
          </table:table-cell>
          <table:table-cell table:formula="of:=([.AK37]-[.$AS37])^2" office:value-type="float" office:value="99.7643331502044">
            <text:p>99,7643331502</text:p>
          </table:table-cell>
          <table:table-cell table:formula="of:=([.AL37]-[.$AS37])^2" office:value-type="float" office:value="1466.69885695973">
            <text:p>1466,6988569597</text:p>
          </table:table-cell>
          <table:table-cell table:formula="of:=([.AM37]-[.$AS37])^2" office:value-type="float" office:value="858.343774542145">
            <text:p>858,3437745421</text:p>
          </table:table-cell>
          <table:table-cell table:formula="of:=([.AN37]-[.$AS37])^2" office:value-type="float" office:value="1466.69885695973">
            <text:p>1466,6988569597</text:p>
          </table:table-cell>
          <table:table-cell table:formula="of:=([.AO37]-[.$AS37])^2" office:value-type="float" office:value="590.368728754599">
            <text:p>590,3687287546</text:p>
          </table:table-cell>
          <table:table-cell table:number-columns-repeated="3"/>
          <table:table-cell table:style-name="ce15" table:formula="of:=[.AS58]" office:value-type="float" office:value="340.143348607438">
            <text:p>340,1433486074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7">
            <text:p>17</text:p>
          </table:table-cell>
          <table:table-cell table:formula="of:=([.C38]-[.$AS38])^2" office:value-type="float" office:value="75.6637110742964">
            <text:p>75,6637110743</text:p>
          </table:table-cell>
          <table:table-cell table:formula="of:=([.D38]-[.$AS38])^2" office:value-type="float" office:value="909.627257143612">
            <text:p>909,6272571436</text:p>
          </table:table-cell>
          <table:table-cell table:formula="of:=([.E38]-[.$AS38])^2" office:value-type="float" office:value="73.1753340666889">
            <text:p>73,1753340667</text:p>
          </table:table-cell>
          <table:table-cell table:formula="of:=([.F38]-[.$AS38])^2" office:value-type="float" office:value="909.627257143612">
            <text:p>909,6272571436</text:p>
          </table:table-cell>
          <table:table-cell table:formula="of:=([.G38]-[.$AS38])^2" office:value-type="float" office:value="99.6568882268146">
            <text:p>99,6568882268</text:p>
          </table:table-cell>
          <table:table-cell table:formula="of:=([.H38]-[.$AS38])^2" office:value-type="float" office:value="909.627257143612">
            <text:p>909,6272571436</text:p>
          </table:table-cell>
          <table:table-cell table:formula="of:=([.I38]-[.$AS38])^2" office:value-type="float" office:value="82.6276005502054">
            <text:p>82,6276005502</text:p>
          </table:table-cell>
          <table:table-cell table:formula="of:=([.J38]-[.$AS38])^2" office:value-type="float" office:value="909.627257143612">
            <text:p>909,6272571436</text:p>
          </table:table-cell>
          <table:table-cell table:formula="of:=([.K38]-[.$AS38])^2" office:value-type="float" office:value="588.962225746438">
            <text:p>588,9622257464</text:p>
          </table:table-cell>
          <table:table-cell table:formula="of:=([.L38]-[.$AS38])^2" office:value-type="float" office:value="909.627257143612">
            <text:p>909,6272571436</text:p>
          </table:table-cell>
          <table:table-cell table:formula="of:=([.M38]-[.$AS38])^2" office:value-type="float" office:value="99.6568882268146">
            <text:p>99,6568882268</text:p>
          </table:table-cell>
          <table:table-cell table:formula="of:=([.N38]-[.$AS38])^2" office:value-type="float" office:value="909.627257143612">
            <text:p>909,6272571436</text:p>
          </table:table-cell>
          <table:table-cell table:formula="of:=([.O38]-[.$AS38])^2" office:value-type="float" office:value="235.314757143612">
            <text:p>235,3147571436</text:p>
          </table:table-cell>
          <table:table-cell table:formula="of:=([.P38]-[.$AS38])^2" office:value-type="float" office:value="909.627257143612">
            <text:p>909,6272571436</text:p>
          </table:table-cell>
          <table:table-cell table:formula="of:=([.Q38]-[.$AS38])^2" office:value-type="float" office:value="164.864894506249">
            <text:p>164,8648945063</text:p>
          </table:table-cell>
          <table:table-cell table:formula="of:=([.R38]-[.$AS38])^2" office:value-type="float" office:value="909.627257143612">
            <text:p>909,6272571436</text:p>
          </table:table-cell>
          <table:table-cell table:formula="of:=([.S38]-[.$AS38])^2" office:value-type="float" office:value="8.06544395679873">
            <text:p>8,0654439568</text:p>
          </table:table-cell>
          <table:table-cell table:formula="of:=([.T38]-[.$AS38])^2" office:value-type="float" office:value="909.627257143612">
            <text:p>909,6272571436</text:p>
          </table:table-cell>
          <table:table-cell table:formula="of:=([.U38]-[.$AS38])^2" office:value-type="float" office:value="191.177470818826">
            <text:p>191,1774708188</text:p>
          </table:table-cell>
          <table:table-cell table:formula="of:=([.V38]-[.$AS38])^2" office:value-type="float" office:value="909.627257143612">
            <text:p>909,6272571436</text:p>
          </table:table-cell>
          <table:table-cell table:formula="of:=([.W38]-[.$AS38])^2" office:value-type="float" office:value="8.06544395679873">
            <text:p>8,0654439568</text:p>
          </table:table-cell>
          <table:table-cell table:formula="of:=([.X38]-[.$AS38])^2" office:value-type="float" office:value="909.627257143612">
            <text:p>909,6272571436</text:p>
          </table:table-cell>
          <table:table-cell table:formula="of:=([.Y38]-[.$AS38])^2" office:value-type="float" office:value="1299.52437083239">
            <text:p>1299,5243708324</text:p>
          </table:table-cell>
          <table:table-cell table:formula="of:=([.Z38]-[.$AS38])^2" office:value-type="float" office:value="909.627257143612">
            <text:p>909,6272571436</text:p>
          </table:table-cell>
          <table:table-cell table:formula="of:=([.AA38]-[.$AS38])^2" office:value-type="float" office:value="70.4848917929133">
            <text:p>70,4848917929</text:p>
          </table:table-cell>
          <table:table-cell table:formula="of:=([.AB38]-[.$AS38])^2" office:value-type="float" office:value="909.627257143612">
            <text:p>909,6272571436</text:p>
          </table:table-cell>
          <table:table-cell table:formula="of:=([.AC38]-[.$AS38])^2" office:value-type="float" office:value="7.37439118241257">
            <text:p>7,3743911824</text:p>
          </table:table-cell>
          <table:table-cell table:formula="of:=([.AD38]-[.$AS38])^2" office:value-type="float" office:value="909.627257143612">
            <text:p>909,6272571436</text:p>
          </table:table-cell>
          <table:table-cell table:formula="of:=([.AE38]-[.$AS38])^2" office:value-type="float" office:value="191.177470818825">
            <text:p>191,1774708188</text:p>
          </table:table-cell>
          <table:table-cell table:formula="of:=([.AF38]-[.$AS38])^2" office:value-type="float" office:value="909.627257143612">
            <text:p>909,6272571436</text:p>
          </table:table-cell>
          <table:table-cell table:formula="of:=([.AG38]-[.$AS38])^2" office:value-type="float" office:value="93.3161307699854">
            <text:p>93,31613077</text:p>
          </table:table-cell>
          <table:table-cell table:formula="of:=([.AH38]-[.$AS38])^2" office:value-type="float" office:value="909.627257143612">
            <text:p>909,6272571436</text:p>
          </table:table-cell>
          <table:table-cell table:formula="of:=([.AI38]-[.$AS38])^2" office:value-type="float" office:value="253.128974176579">
            <text:p>253,1289741766</text:p>
          </table:table-cell>
          <table:table-cell table:formula="of:=([.AJ38]-[.$AS38])^2" office:value-type="float" office:value="909.627257143612">
            <text:p>909,6272571436</text:p>
          </table:table-cell>
          <table:table-cell table:formula="of:=([.AK38]-[.$AS38])^2" office:value-type="float" office:value="131.005004396359">
            <text:p>131,0050043964</text:p>
          </table:table-cell>
          <table:table-cell table:formula="of:=([.AL38]-[.$AS38])^2" office:value-type="float" office:value="909.627257143612">
            <text:p>909,6272571436</text:p>
          </table:table-cell>
          <table:table-cell table:formula="of:=([.AM38]-[.$AS38])^2" office:value-type="float" office:value="8.06544395679873">
            <text:p>8,0654439568</text:p>
          </table:table-cell>
          <table:table-cell table:formula="of:=([.AN38]-[.$AS38])^2" office:value-type="float" office:value="909.627257143612">
            <text:p>909,6272571436</text:p>
          </table:table-cell>
          <table:table-cell table:formula="of:=([.AO38]-[.$AS38])^2" office:value-type="float" office:value="51.2659934073481">
            <text:p>51,2659934073</text:p>
          </table:table-cell>
          <table:table-cell table:number-columns-repeated="3"/>
          <table:table-cell table:style-name="ce15" table:formula="of:=[.AS59]" office:value-type="float" office:value="219.78167309104">
            <text:p>219,781673091</text:p>
          </table:table-cell>
          <table:table-cell table:number-columns-repeated="979"/>
        </table:table-row>
        <table:table-row table:style-name="ro1">
          <table:table-cell/>
          <table:table-cell table:style-name="ce7" office:value-type="float" office:value="18">
            <text:p>18</text:p>
          </table:table-cell>
          <table:table-cell table:formula="of:=([.C39]-[.$AS39])^2" office:value-type="float" office:value="126.845968987324">
            <text:p>126,8459689873</text:p>
          </table:table-cell>
          <table:table-cell table:formula="of:=([.D39]-[.$AS39])^2" office:value-type="float" office:value="1597.45522511581">
            <text:p>1597,4552251158</text:p>
          </table:table-cell>
          <table:table-cell table:formula="of:=([.E39]-[.$AS39])^2" office:value-type="float" office:value="0.681153948882323">
            <text:p>0,6811539489</text:p>
          </table:table-cell>
          <table:table-cell table:formula="of:=([.F39]-[.$AS39])^2" office:value-type="float" office:value="1597.45522511581">
            <text:p>1597,4552251158</text:p>
          </table:table-cell>
          <table:table-cell table:formula="of:=([.G39]-[.$AS39])^2" office:value-type="float" office:value="228.34337268253">
            <text:p>228,3433726825</text:p>
          </table:table-cell>
          <table:table-cell table:formula="of:=([.H39]-[.$AS39])^2" office:value-type="float" office:value="1597.45522511581">
            <text:p>1597,4552251158</text:p>
          </table:table-cell>
          <table:table-cell table:formula="of:=([.I39]-[.$AS39])^2" office:value-type="float" office:value="2.95213445646999">
            <text:p>2,9521344565</text:p>
          </table:table-cell>
          <table:table-cell table:formula="of:=([.J39]-[.$AS39])^2" office:value-type="float" office:value="1597.45522511581">
            <text:p>1597,4552251158</text:p>
          </table:table-cell>
          <table:table-cell table:formula="of:=([.K39]-[.$AS39])^2" office:value-type="float" office:value="864.1688567223">
            <text:p>864,1688567223</text:p>
          </table:table-cell>
          <table:table-cell table:formula="of:=([.L39]-[.$AS39])^2" office:value-type="float" office:value="1597.45522511581">
            <text:p>1597,4552251158</text:p>
          </table:table-cell>
          <table:table-cell table:formula="of:=([.M39]-[.$AS39])^2" office:value-type="float" office:value="769.846512399955">
            <text:p>769,8465124</text:p>
          </table:table-cell>
          <table:table-cell table:formula="of:=([.N39]-[.$AS39])^2" office:value-type="float" office:value="1597.45522511581">
            <text:p>1597,4552251158</text:p>
          </table:table-cell>
          <table:table-cell table:formula="of:=([.O39]-[.$AS39])^2" office:value-type="float" office:value="53.4302539450059">
            <text:p>53,430253945</text:p>
          </table:table-cell>
          <table:table-cell table:formula="of:=([.P39]-[.$AS39])^2" office:value-type="float" office:value="1597.45522511581">
            <text:p>1597,4552251158</text:p>
          </table:table-cell>
          <table:table-cell table:formula="of:=([.Q39]-[.$AS39])^2" office:value-type="float" office:value="4.12830203888751">
            <text:p>4,1283020389</text:p>
          </table:table-cell>
          <table:table-cell table:formula="of:=([.R39]-[.$AS39])^2" office:value-type="float" office:value="1597.45522511581">
            <text:p>1597,4552251158</text:p>
          </table:table-cell>
          <table:table-cell table:formula="of:=([.S39]-[.$AS39])^2" office:value-type="float" office:value="418.946296544382">
            <text:p>418,9462965444</text:p>
          </table:table-cell>
          <table:table-cell table:formula="of:=([.T39]-[.$AS39])^2" office:value-type="float" office:value="1597.45522511581">
            <text:p>1597,4552251158</text:p>
          </table:table-cell>
          <table:table-cell table:formula="of:=([.U39]-[.$AS39])^2" office:value-type="float" office:value="5.82074539799761">
            <text:p>5,820745398</text:p>
          </table:table-cell>
          <table:table-cell table:formula="of:=([.V39]-[.$AS39])^2" office:value-type="float" office:value="1597.45522511581">
            <text:p>1597,4552251158</text:p>
          </table:table-cell>
          <table:table-cell table:formula="of:=([.W39]-[.$AS39])^2" office:value-type="float" office:value="63.4918551524408">
            <text:p>63,4918551524</text:p>
          </table:table-cell>
          <table:table-cell table:formula="of:=([.X39]-[.$AS39])^2" office:value-type="float" office:value="1597.45522511581">
            <text:p>1597,4552251158</text:p>
          </table:table-cell>
          <table:table-cell table:formula="of:=([.Y39]-[.$AS39])^2" office:value-type="float" office:value="182.891359968612">
            <text:p>182,8913599686</text:p>
          </table:table-cell>
          <table:table-cell table:formula="of:=([.Z39]-[.$AS39])^2" office:value-type="float" office:value="1597.45522511581">
            <text:p>1597,4552251158</text:p>
          </table:table-cell>
          <table:table-cell table:formula="of:=([.AA39]-[.$AS39])^2" office:value-type="float" office:value="182.891359968612">
            <text:p>182,8913599686</text:p>
          </table:table-cell>
          <table:table-cell table:formula="of:=([.AB39]-[.$AS39])^2" office:value-type="float" office:value="1597.45522511581">
            <text:p>1597,4552251158</text:p>
          </table:table-cell>
          <table:table-cell table:formula="of:=([.AC39]-[.$AS39])^2" office:value-type="float" office:value="2195.58468516194">
            <text:p>2195,5846851619</text:p>
          </table:table-cell>
          <table:table-cell table:formula="of:=([.AD39]-[.$AS39])^2" office:value-type="float" office:value="1597.45522511581">
            <text:p>1597,4552251158</text:p>
          </table:table-cell>
          <table:table-cell table:formula="of:=([.AE39]-[.$AS39])^2" office:value-type="float" office:value="606.875554786141">
            <text:p>606,8755547861</text:p>
          </table:table-cell>
          <table:table-cell table:formula="of:=([.AF39]-[.$AS39])^2" office:value-type="float" office:value="1597.45522511581">
            <text:p>1597,4552251158</text:p>
          </table:table-cell>
          <table:table-cell table:formula="of:=([.AG39]-[.$AS39])^2" office:value-type="float" office:value="63.4918551524408">
            <text:p>63,4918551524</text:p>
          </table:table-cell>
          <table:table-cell table:formula="of:=([.AH39]-[.$AS39])^2" office:value-type="float" office:value="1597.45522511581">
            <text:p>1597,4552251158</text:p>
          </table:table-cell>
          <table:table-cell table:formula="of:=([.AI39]-[.$AS39])^2" office:value-type="float" office:value="116.247693064528">
            <text:p>116,2476930645</text:p>
          </table:table-cell>
          <table:table-cell table:formula="of:=([.AJ39]-[.$AS39])^2" office:value-type="float" office:value="1597.45522511581">
            <text:p>1597,4552251158</text:p>
          </table:table-cell>
          <table:table-cell table:formula="of:=([.AK39]-[.$AS39])^2" office:value-type="float" office:value="0.681153948882323">
            <text:p>0,6811539489</text:p>
          </table:table-cell>
          <table:table-cell table:formula="of:=([.AL39]-[.$AS39])^2" office:value-type="float" office:value="1597.45522511581">
            <text:p>1597,4552251158</text:p>
          </table:table-cell>
          <table:table-cell table:formula="of:=([.AM39]-[.$AS39])^2" office:value-type="float" office:value="453.754370414956">
            <text:p>453,754370415</text:p>
          </table:table-cell>
          <table:table-cell table:formula="of:=([.AN39]-[.$AS39])^2" office:value-type="float" office:value="1597.45522511581">
            <text:p>1597,4552251158</text:p>
          </table:table-cell>
          <table:table-cell table:formula="of:=([.AO39]-[.$AS39])^2" office:value-type="float" office:value="1026.03764269823">
            <text:p>1026,0376426982</text:p>
          </table:table-cell>
          <table:table-cell table:number-columns-repeated="3"/>
          <table:table-cell table:style-name="ce15" table:formula="of:=[.AS60]" office:value-type="float" office:value="521.244629205438">
            <text:p>521,2446292054</text:p>
          </table:table-cell>
          <table:table-cell table:number-columns-repeated="979"/>
        </table:table-row>
        <table:table-row table:style-name="ro1">
          <table:table-cell/>
          <table:table-cell table:style-name="ce8" office:value-type="float" office:value="19">
            <text:p>19</text:p>
          </table:table-cell>
          <table:table-cell table:formula="of:=([.C40]-[.$AS40])^2" office:value-type="float" office:value="461.915353629125">
            <text:p>461,9153536291</text:p>
          </table:table-cell>
          <table:table-cell table:formula="of:=([.D40]-[.$AS40])^2" office:value-type="float" office:value="1677.21001409686">
            <text:p>1677,2100140969</text:p>
          </table:table-cell>
          <table:table-cell table:formula="of:=([.E40]-[.$AS40])^2" office:value-type="float" office:value="292.294132359552">
            <text:p>292,2941323596</text:p>
          </table:table-cell>
          <table:table-cell table:formula="of:=([.F40]-[.$AS40])^2" office:value-type="float" office:value="1677.21001409686">
            <text:p>1677,2100140969</text:p>
          </table:table-cell>
          <table:table-cell table:formula="of:=([.G40]-[.$AS40])^2" office:value-type="float" office:value="292.294132359552">
            <text:p>292,2941323596</text:p>
          </table:table-cell>
          <table:table-cell table:formula="of:=([.H40]-[.$AS40])^2" office:value-type="float" office:value="1677.21001409686">
            <text:p>1677,2100140969</text:p>
          </table:table-cell>
          <table:table-cell table:formula="of:=([.I40]-[.$AS40])^2" office:value-type="float" office:value="758.795636807484">
            <text:p>758,7956368075</text:p>
          </table:table-cell>
          <table:table-cell table:formula="of:=([.J40]-[.$AS40])^2" office:value-type="float" office:value="1677.21001409686">
            <text:p>1677,2100140969</text:p>
          </table:table-cell>
          <table:table-cell table:formula="of:=([.K40]-[.$AS40])^2" office:value-type="float" office:value="7.90114439513483">
            <text:p>7,9011443951</text:p>
          </table:table-cell>
          <table:table-cell table:formula="of:=([.L40]-[.$AS40])^2" office:value-type="float" office:value="1677.21001409686">
            <text:p>1677,2100140969</text:p>
          </table:table-cell>
          <table:table-cell table:formula="of:=([.M40]-[.$AS40])^2" office:value-type="float" office:value="663.604964384669">
            <text:p>663,6049643847</text:p>
          </table:table-cell>
          <table:table-cell table:formula="of:=([.N40]-[.$AS40])^2" office:value-type="float" office:value="1677.21001409686">
            <text:p>1677,2100140969</text:p>
          </table:table-cell>
          <table:table-cell table:formula="of:=([.O40]-[.$AS40])^2" office:value-type="float" office:value="270.113639792153">
            <text:p>270,1136397922</text:p>
          </table:table-cell>
          <table:table-cell table:formula="of:=([.P40]-[.$AS40])^2" office:value-type="float" office:value="1677.21001409686">
            <text:p>1677,2100140969</text:p>
          </table:table-cell>
          <table:table-cell table:formula="of:=([.Q40]-[.$AS40])^2" office:value-type="float" office:value="99.077230214078">
            <text:p>99,0772302141</text:p>
          </table:table-cell>
          <table:table-cell table:formula="of:=([.R40]-[.$AS40])^2" office:value-type="float" office:value="1677.21001409686">
            <text:p>1677,2100140969</text:p>
          </table:table-cell>
          <table:table-cell table:formula="of:=([.S40]-[.$AS40])^2" office:value-type="float" office:value="99.077230214078">
            <text:p>99,0772302141</text:p>
          </table:table-cell>
          <table:table-cell table:formula="of:=([.T40]-[.$AS40])^2" office:value-type="float" office:value="1677.21001409686">
            <text:p>1677,2100140969</text:p>
          </table:table-cell>
          <table:table-cell table:formula="of:=([.U40]-[.$AS40])^2" office:value-type="float" office:value="837.241997545511">
            <text:p>837,2419975455</text:p>
          </table:table-cell>
          <table:table-cell table:formula="of:=([.V40]-[.$AS40])^2" office:value-type="float" office:value="1677.21001409686">
            <text:p>1677,2100140969</text:p>
          </table:table-cell>
          <table:table-cell table:formula="of:=([.W40]-[.$AS40])^2" office:value-type="float" office:value="99.077230214078">
            <text:p>99,0772302141</text:p>
          </table:table-cell>
          <table:table-cell table:formula="of:=([.X40]-[.$AS40])^2" office:value-type="float" office:value="1677.21001409686">
            <text:p>1677,2100140969</text:p>
          </table:table-cell>
          <table:table-cell table:formula="of:=([.Y40]-[.$AS40])^2" office:value-type="float" office:value="317.695802999317">
            <text:p>317,6958029993</text:p>
          </table:table-cell>
          <table:table-cell table:formula="of:=([.Z40]-[.$AS40])^2" office:value-type="float" office:value="1677.21001409686">
            <text:p>1677,2100140969</text:p>
          </table:table-cell>
          <table:table-cell table:formula="of:=([.AA40]-[.$AS40])^2" office:value-type="float" office:value="45.0631887000359">
            <text:p>45,0631887</text:p>
          </table:table-cell>
          <table:table-cell table:formula="of:=([.AB40]-[.$AS40])^2" office:value-type="float" office:value="1677.21001409686">
            <text:p>1677,2100140969</text:p>
          </table:table-cell>
          <table:table-cell table:formula="of:=([.AC40]-[.$AS40])^2" office:value-type="float" office:value="240.538700842215">
            <text:p>240,5387008422</text:p>
          </table:table-cell>
          <table:table-cell table:formula="of:=([.AD40]-[.$AS40])^2" office:value-type="float" office:value="1677.21001409686">
            <text:p>1677,2100140969</text:p>
          </table:table-cell>
          <table:table-cell table:formula="of:=([.AE40]-[.$AS40])^2" office:value-type="float" office:value="99.077230214078">
            <text:p>99,0772302141</text:p>
          </table:table-cell>
          <table:table-cell table:formula="of:=([.AF40]-[.$AS40])^2" office:value-type="float" office:value="1677.21001409686">
            <text:p>1677,2100140969</text:p>
          </table:table-cell>
          <table:table-cell table:formula="of:=([.AG40]-[.$AS40])^2" office:value-type="float" office:value="99.077230214078">
            <text:p>99,0772302141</text:p>
          </table:table-cell>
          <table:table-cell table:formula="of:=([.AH40]-[.$AS40])^2" office:value-type="float" office:value="1677.21001409686">
            <text:p>1677,2100140969</text:p>
          </table:table-cell>
          <table:table-cell table:formula="of:=([.AI40]-[.$AS40])^2" office:value-type="float" office:value="13.7177979796456">
            <text:p>13,7177979796</text:p>
          </table:table-cell>
          <table:table-cell table:formula="of:=([.AJ40]-[.$AS40])^2" office:value-type="float" office:value="1677.21001409686">
            <text:p>1677,2100140969</text:p>
          </table:table-cell>
          <table:table-cell table:formula="of:=([.AK40]-[.$AS40])^2" office:value-type="float" office:value="984.850385630091">
            <text:p>984,8503856301</text:p>
          </table:table-cell>
          <table:table-cell table:formula="of:=([.AL40]-[.$AS40])^2" office:value-type="float" office:value="1677.21001409686">
            <text:p>1677,2100140969</text:p>
          </table:table-cell>
          <table:table-cell table:formula="of:=([.AM40]-[.$AS40])^2" office:value-type="float" office:value="276.23840237525">
            <text:p>276,2384023753</text:p>
          </table:table-cell>
          <table:table-cell table:formula="of:=([.AN40]-[.$AS40])^2" office:value-type="float" office:value="1677.21001409686">
            <text:p>1677,2100140969</text:p>
          </table:table-cell>
          <table:table-cell table:formula="of:=([.AO40]-[.$AS40])^2" office:value-type="float" office:value="1603.70177233862">
            <text:p>1603,7017723386</text:p>
          </table:table-cell>
          <table:table-cell table:number-columns-repeated="3"/>
          <table:table-cell table:style-name="ce15" table:formula="of:=[.AS61]" office:value-type="float" office:value="475.017601183581">
            <text:p>475,0176011836</text:p>
          </table:table-cell>
          <table:table-cell table:number-columns-repeated="979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Konfidenzintervall.AO186" table:end-x="1.293cm" table:end-y="0.192cm" draw:z-index="0" draw:name="Diagramm 3" draw:style-name="gr1" draw:text-style-name="P1" svg:width="49.405cm" svg:height="22.974cm" svg:x="0.075cm" svg:y="0.427cm">
              <draw:object draw:notify-on-update-of-ranges="Konfidenzintervall.C22:Konfidenzintervall.C40 Konfidenzintervall.B3:Konfidenzintervall.B21 Konfidenzintervall.E22:Konfidenzintervall.E40 Konfidenzintervall.D3:Konfidenzintervall.D21 Konfidenzintervall.G22:Konfidenzintervall.G40 Konfidenzintervall.F3:Konfidenzintervall.F21 Konfidenzintervall.I22:Konfidenzintervall.I40 Konfidenzintervall.H3:Konfidenzintervall.H21 Konfidenzintervall.K22:Konfidenzintervall.K40 Konfidenzintervall.J3:Konfidenzintervall.J21 Konfidenzintervall.M22:Konfidenzintervall.M40 Konfidenzintervall.L3:Konfidenzintervall.L21 Konfidenzintervall.O22:Konfidenzintervall.O40 Konfidenzintervall.N3:Konfidenzintervall.N21 Konfidenzintervall.Q22:Konfidenzintervall.Q40 Konfidenzintervall.P3:Konfidenzintervall.P21 Konfidenzintervall.S22:Konfidenzintervall.S40 Konfidenzintervall.R3:Konfidenzintervall.R21 Konfidenzintervall.U22:Konfidenzintervall.U40 Konfidenzintervall.T3:Konfidenzintervall.T21 Konfidenzintervall.W22:Konfidenzintervall.W40 Konfidenzintervall.V3:Konfidenzintervall.V21 Konfidenzintervall.Y3:Konfidenzintervall.Y21 Konfidenzintervall.X3:Konfidenzintervall.X21 Konfidenzintervall.AA22:Konfidenzintervall.AA40 Konfidenzintervall.Z3:Konfidenzintervall.Z21 Konfidenzintervall.AC22:Konfidenzintervall.AC40 Konfidenzintervall.AB2:Konfidenzintervall.AB21 Konfidenzintervall.AE22:Konfidenzintervall.AE40 Konfidenzintervall.AD3:Konfidenzintervall.AD21 Konfidenzintervall.AG22:Konfidenzintervall.AG40 Konfidenzintervall.AF3:Konfidenzintervall.AF21 Konfidenzintervall.AI22:Konfidenzintervall.AI40 Konfidenzintervall.AH3:Konfidenzintervall.AH21 Konfidenzintervall.AK22:Konfidenzintervall.AK40 Konfidenzintervall.AJ3:Konfidenzintervall.AJ21 Konfidenzintervall.AM22:Konfidenzintervall.AM40 Konfidenzintervall.AL3:Konfidenzintervall.AL21 Konfidenzintervall.AO22:Konfidenzintervall.AO40 Konfidenzintervall.AN3:Konfidenzintervall.AN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ccff00"/>
    </style:style>
    <style:style style:name="grün" style:family="table-cell" style:parent-style-name="Default">
      <style:table-cell-properties fo:background-color="#ccff00"/>
    </style:style>
    <style:style style:name="rot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7.08.2018</text:date>, <text:time>18:5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ohdaten" style:display-name="PageStyle_Roh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iert" style:display-name="PageStyle_normie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rtiert" style:display-name="PageStyle_sortie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onfidenzintervall" style:display-name="PageStyle_Konfidenzinterval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8:56:28.65</dc:date>
    <dc:creator>Matthias Held</dc:creator>
    <meta:generator>OpenOffice/4.1.5$Win32 OpenOffice.org_project/415m1$Build-9789</meta:generator>
    <meta:editing-duration>PT7H28M19S</meta:editing-duration>
    <meta:editing-cycles>2</meta:editing-cycles>
    <meta:document-statistic meta:table-count="5" meta:cell-count="871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64478" draw:fill-color="#264478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e480e" draw:fill-color="#9e480e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636363" draw:fill-color="#636363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3682b" draw:fill-color="#43682b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698ed0" draw:fill-color="#698ed0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1975a" draw:fill-color="#f1975a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b7b7b7" draw:fill-color="#b7b7b7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d33" draw:fill-color="#ffcd33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cafdd" draw:fill-color="#7cafdd"/>
      <style:text-properties fo:color="#000000" fo:font-family="Calibri" fo:font-size="10pt" style:font-size-asian="10pt" style:font-size-complex="10pt"/>
    </style:style>
    <style:style style:name="ch2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cc168" draw:fill-color="#8cc168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35aa1" draw:fill-color="#335aa1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d26012" draw:fill-color="#d26012"/>
      <style:text-properties fo:color="#000000" fo:font-family="Calibri" fo:font-size="10pt" style:font-size-asian="10pt" style:font-size-complex="10pt"/>
    </style:style>
    <style:style style:name="ch2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8484" draw:fill-color="#848484"/>
      <style:text-properties fo:color="#000000" fo:font-family="Calibri" fo:font-size="10pt" style:font-size-asian="10pt" style:font-size-complex="10pt"/>
    </style:style>
    <style:style style:name="ch2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c9a00" draw:fill-color="#cc9a00"/>
      <style:text-properties fo:color="#000000" fo:font-family="Calibri" fo:font-size="10pt" style:font-size-asian="10pt" style:font-size-complex="10pt"/>
    </style:style>
    <style:style style:name="ch3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27dc2" draw:fill-color="#327dc2"/>
      <style:text-properties fo:color="#000000" fo:font-family="Calibri" fo:font-size="10pt" style:font-size-asian="10pt" style:font-size-complex="10pt"/>
    </style:style>
    <style:style style:name="ch3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a8a39" draw:fill-color="#5a8a39"/>
      <style:text-properties fo:color="#000000" fo:font-family="Calibri" fo:font-size="10pt" style:font-size-asian="10pt" style:font-size-complex="10pt"/>
    </style:style>
    <style:style style:name="ch3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faadc" draw:fill-color="#8faadc"/>
      <style:text-properties fo:color="#000000" fo:font-family="Calibri" fo:font-size="10pt" style:font-size-asian="10pt" style:font-size-complex="10pt"/>
    </style:style>
    <style:style style:name="ch3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4b183" draw:fill-color="#f4b183"/>
      <style:text-properties fo:color="#000000" fo:font-family="Calibri" fo:font-size="10pt" style:font-size-asian="10pt" style:font-size-complex="10pt"/>
    </style:style>
    <style:style style:name="ch3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9c9c9" draw:fill-color="#c9c9c9"/>
      <style:text-properties fo:color="#000000" fo:font-family="Calibri" fo:font-size="10pt" style:font-size-asian="10pt" style:font-size-complex="10pt"/>
    </style:style>
    <style:style style:name="ch3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966" draw:fill-color="#ffd966"/>
      <style:text-properties fo:color="#000000" fo:font-family="Calibri" fo:font-size="10pt" style:font-size-asian="10pt" style:font-size-complex="10pt"/>
    </style:style>
    <style:style style:name="ch3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dc3e6" draw:fill-color="#9dc3e6"/>
      <style:text-properties fo:color="#000000" fo:font-family="Calibri" fo:font-size="10pt" style:font-size-asian="10pt" style:font-size-complex="10pt"/>
    </style:style>
    <style:style style:name="ch3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9d18e" draw:fill-color="#a9d18e"/>
      <style:text-properties fo:color="#000000" fo:font-family="Calibri" fo:font-size="10pt" style:font-size-asian="10pt" style:font-size-complex="10pt"/>
    </style:style>
    <style:style style:name="ch3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03864" draw:fill-color="#203864"/>
      <style:text-properties fo:color="#000000" fo:font-family="Calibri" fo:font-size="10pt" style:font-size-asian="10pt" style:font-size-complex="10pt"/>
    </style:style>
    <style:style style:name="ch3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3c0b" draw:fill-color="#843c0b"/>
      <style:text-properties fo:color="#000000" fo:font-family="Calibri" fo:font-size="10pt" style:font-size-asian="10pt" style:font-size-complex="10pt"/>
    </style:style>
    <style:style style:name="ch4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35353" draw:fill-color="#535353"/>
      <style:text-properties fo:color="#000000" fo:font-family="Calibri" fo:font-size="10pt" style:font-size-asian="10pt" style:font-size-complex="10pt"/>
    </style:style>
    <style:style style:name="ch4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06000" draw:fill-color="#806000"/>
      <style:text-properties fo:color="#000000" fo:font-family="Calibri" fo:font-size="10pt" style:font-size-asian="10pt" style:font-size-complex="10pt"/>
    </style:style>
    <style:style style:name="ch4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1f4e79" draw:fill-color="#1f4e79"/>
      <style:text-properties fo:color="#000000" fo:font-family="Calibri" fo:font-size="10pt" style:font-size-asian="10pt" style:font-size-complex="10pt"/>
    </style:style>
    <style:style style:name="ch4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85623" draw:fill-color="#385623"/>
      <style:text-properties fo:color="#000000" fo:font-family="Calibri" fo:font-size="10pt" style:font-size-asian="10pt" style:font-size-complex="10pt"/>
    </style:style>
    <style:style style:name="ch4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c9cd6" draw:fill-color="#7c9cd6"/>
      <style:text-properties fo:color="#000000" fo:font-family="Calibri" fo:font-size="10pt" style:font-size-asian="10pt" style:font-size-complex="10pt"/>
    </style:style>
    <style:style style:name="ch4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2a46f" draw:fill-color="#f2a46f"/>
      <style:text-properties fo:color="#000000" fo:font-family="Calibri" fo:font-size="10pt" style:font-size-asian="10pt" style:font-size-complex="10pt"/>
    </style:style>
    <style:style style:name="ch4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0c0c0" draw:fill-color="#c0c0c0"/>
      <style:text-properties fo:color="#000000" fo:font-family="Calibri" fo:font-size="10pt" style:font-size-asian="10pt" style:font-size-complex="10pt"/>
    </style:style>
    <style:style style:name="ch4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34d" draw:fill-color="#ffd34d"/>
      <style:text-properties fo:color="#000000" fo:font-family="Calibri" fo:font-size="10pt" style:font-size-asian="10pt" style:font-size-complex="10pt"/>
    </style:style>
    <style:style style:name="ch48" style:family="chart">
      <style:graphic-properties draw:fill="none" draw:fill-color="#d9d9d9"/>
    </style:style>
    <style:style style:name="ch49" style:family="chart">
      <style:graphic-properties draw:fill-color="#d9d9d9"/>
    </style:style>
  </office:automatic-styles>
  <office:body>
    <office:chart>
      <chart:chart svg:width="49.453cm" svg:height="22.841cm" xlink:href=".." xlink:type="simple" chart:class="chart:scatter" chart:style-name="ch1">
        <chart:title svg:x="23.75cm" svg:y="0.592cm" chart:style-name="ch2">
          <text:p>Umfrage</text:p>
        </chart:title>
        <chart:legend chart:legend-position="end" svg:x="46.678cm" svg:y="1.95cm" style:legend-expansion="high" chart:style-name="ch3"/>
        <chart:plot-area chart:style-name="ch4" table:cell-range-address="sortiert.B3:sortiert.C21 sortiert.C22:sortiert.C40 sortiert.E3:sortiert.E40 sortiert.G3:sortiert.G40 sortiert.I3:sortiert.I40 sortiert.K3:sortiert.K40 sortiert.M3:sortiert.M40 sortiert.O3:sortiert.O40 sortiert.Q3:sortiert.Q40 sortiert.S3:sortiert.S40 sortiert.U3:sortiert.U40 sortiert.W3:sortiert.W40 sortiert.Y3:sortiert.Y21 sortiert.AA3:sortiert.AA40 sortiert.AC3:sortiert.AC40 sortiert.AE3:sortiert.AE40 sortiert.AG3:sortiert.AG40 sortiert.AI3:sortiert.AI40 sortiert.AK3:sortiert.AK40 sortiert.AM3:sortiert.AM40 sortiert.AO3:sortiert.AO40" svg:x="1.439cm" svg:y="2.865cm" svg:width="43.261cm" svg:height="19.1cm">
          <chartooo:coordinate-region svg:x="1.988cm" svg:y="3.368cm" svg:width="42.474cm" svg:height="18.11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ortiert.C3:sortiert.C21" chart:class="chart:scatter">
            <chart:domain table:cell-range-address="sortiert.B3:sortiert.B21"/>
            <chart:data-point chart:repeated="19"/>
          </chart:series>
          <chart:series chart:style-name="ch9" chart:values-cell-range-address="sortiert.C22:sortiert.C40" chart:class="chart:scatter">
            <chart:data-point chart:repeated="19"/>
          </chart:series>
          <chart:series chart:style-name="ch10" chart:values-cell-range-address="sortiert.E3:sortiert.E21" chart:class="chart:scatter">
            <chart:domain table:cell-range-address="sortiert.D3:sortiert.D21"/>
            <chart:data-point chart:repeated="19"/>
          </chart:series>
          <chart:series chart:style-name="ch11" chart:values-cell-range-address="sortiert.E22:sortiert.E40" chart:class="chart:scatter">
            <chart:domain table:cell-range-address="sortiert.D3:sortiert.D21"/>
            <chart:data-point chart:repeated="19"/>
          </chart:series>
          <chart:series chart:style-name="ch12" chart:values-cell-range-address="sortiert.G3:sortiert.G21" chart:class="chart:scatter">
            <chart:domain table:cell-range-address="sortiert.F3:sortiert.F21"/>
            <chart:data-point chart:repeated="19"/>
          </chart:series>
          <chart:series chart:style-name="ch13" chart:values-cell-range-address="sortiert.G22:sortiert.G40" chart:class="chart:scatter">
            <chart:domain table:cell-range-address="sortiert.F3:sortiert.F21"/>
            <chart:data-point chart:repeated="19"/>
          </chart:series>
          <chart:series chart:style-name="ch14" chart:values-cell-range-address="sortiert.I3:sortiert.I21" chart:class="chart:scatter">
            <chart:domain table:cell-range-address="sortiert.H3:sortiert.H21"/>
            <chart:data-point chart:repeated="19"/>
          </chart:series>
          <chart:series chart:style-name="ch15" chart:values-cell-range-address="sortiert.I22:sortiert.I40" chart:class="chart:scatter">
            <chart:domain table:cell-range-address="sortiert.H3:sortiert.H21"/>
            <chart:data-point chart:repeated="19"/>
          </chart:series>
          <chart:series chart:style-name="ch16" chart:values-cell-range-address="sortiert.K3:sortiert.K21" chart:class="chart:scatter">
            <chart:domain table:cell-range-address="sortiert.J3:sortiert.J21"/>
            <chart:data-point chart:repeated="19"/>
          </chart:series>
          <chart:series chart:style-name="ch17" chart:values-cell-range-address="sortiert.K22:sortiert.K40" chart:class="chart:scatter">
            <chart:domain table:cell-range-address="sortiert.J3:sortiert.J21"/>
            <chart:data-point chart:repeated="19"/>
          </chart:series>
          <chart:series chart:style-name="ch18" chart:values-cell-range-address="sortiert.M3:sortiert.M21" chart:class="chart:scatter">
            <chart:domain table:cell-range-address="sortiert.L3:sortiert.L21"/>
            <chart:data-point chart:repeated="19"/>
          </chart:series>
          <chart:series chart:style-name="ch19" chart:values-cell-range-address="sortiert.M22:sortiert.M40" chart:class="chart:scatter">
            <chart:domain table:cell-range-address="sortiert.L3:sortiert.L21"/>
            <chart:data-point chart:repeated="19"/>
          </chart:series>
          <chart:series chart:style-name="ch20" chart:values-cell-range-address="sortiert.O3:sortiert.O21" chart:class="chart:scatter">
            <chart:domain table:cell-range-address="sortiert.N3:sortiert.N21"/>
            <chart:data-point chart:repeated="19"/>
          </chart:series>
          <chart:series chart:style-name="ch21" chart:values-cell-range-address="sortiert.O22:sortiert.O40" chart:class="chart:scatter">
            <chart:domain table:cell-range-address="sortiert.N3:sortiert.N21"/>
            <chart:data-point chart:repeated="19"/>
          </chart:series>
          <chart:series chart:style-name="ch22" chart:values-cell-range-address="sortiert.Q3:sortiert.Q21" chart:class="chart:scatter">
            <chart:domain table:cell-range-address="sortiert.P3:sortiert.P21"/>
            <chart:data-point chart:repeated="19"/>
          </chart:series>
          <chart:series chart:style-name="ch23" chart:values-cell-range-address="sortiert.Q22:sortiert.Q40" chart:class="chart:scatter">
            <chart:domain table:cell-range-address="sortiert.P3:sortiert.P21"/>
            <chart:data-point chart:repeated="19"/>
          </chart:series>
          <chart:series chart:style-name="ch24" chart:values-cell-range-address="sortiert.S3:sortiert.S21" chart:class="chart:scatter">
            <chart:domain table:cell-range-address="sortiert.R3:sortiert.R21"/>
            <chart:data-point chart:repeated="19"/>
          </chart:series>
          <chart:series chart:style-name="ch25" chart:values-cell-range-address="sortiert.S22:sortiert.S40" chart:class="chart:scatter">
            <chart:domain table:cell-range-address="sortiert.R3:sortiert.R21"/>
            <chart:data-point chart:repeated="19"/>
          </chart:series>
          <chart:series chart:style-name="ch26" chart:values-cell-range-address="sortiert.U3:sortiert.U21" chart:class="chart:scatter">
            <chart:domain table:cell-range-address="sortiert.T3:sortiert.T21"/>
            <chart:data-point chart:repeated="19"/>
          </chart:series>
          <chart:series chart:style-name="ch27" chart:values-cell-range-address="sortiert.U22:sortiert.U40" chart:class="chart:scatter">
            <chart:domain table:cell-range-address="sortiert.T3:sortiert.T21"/>
            <chart:data-point chart:repeated="19"/>
          </chart:series>
          <chart:series chart:style-name="ch28" chart:values-cell-range-address="sortiert.W3:sortiert.W21" chart:class="chart:scatter">
            <chart:domain table:cell-range-address="sortiert.V3:sortiert.V21"/>
            <chart:data-point chart:repeated="19"/>
          </chart:series>
          <chart:series chart:style-name="ch29" chart:values-cell-range-address="sortiert.W22:sortiert.W40" chart:class="chart:scatter">
            <chart:domain table:cell-range-address="sortiert.V3:sortiert.V21"/>
            <chart:data-point chart:repeated="19"/>
          </chart:series>
          <chart:series chart:style-name="ch30" chart:values-cell-range-address="sortiert.Y3:sortiert.Y21" chart:class="chart:scatter">
            <chart:domain table:cell-range-address="sortiert.X3:sortiert.X21"/>
            <chart:data-point chart:repeated="19"/>
          </chart:series>
          <chart:series chart:style-name="ch31" chart:values-cell-range-address="sortiert.Y3:sortiert.Y21" chart:class="chart:scatter">
            <chart:domain table:cell-range-address="sortiert.X3:sortiert.X21"/>
            <chart:data-point chart:repeated="19"/>
          </chart:series>
          <chart:series chart:style-name="ch32" chart:values-cell-range-address="sortiert.AA3:sortiert.AA21" chart:class="chart:scatter">
            <chart:domain table:cell-range-address="sortiert.Z3:sortiert.Z21"/>
            <chart:data-point chart:repeated="19"/>
          </chart:series>
          <chart:series chart:style-name="ch33" chart:values-cell-range-address="sortiert.AA22:sortiert.AA40" chart:class="chart:scatter">
            <chart:domain table:cell-range-address="sortiert.Z3:sortiert.Z21"/>
            <chart:data-point chart:repeated="19"/>
          </chart:series>
          <chart:series chart:style-name="ch34" chart:values-cell-range-address="sortiert.AC3:sortiert.AC21" chart:class="chart:scatter">
            <chart:domain table:cell-range-address="sortiert.AB3:sortiert.AB21"/>
            <chart:data-point chart:repeated="19"/>
          </chart:series>
          <chart:series chart:style-name="ch35" chart:values-cell-range-address="sortiert.AC22:sortiert.AC40" chart:class="chart:scatter">
            <chart:domain table:cell-range-address="sortiert.AB2:sortiert.AB21"/>
            <chart:data-point chart:repeated="20"/>
          </chart:series>
          <chart:series chart:style-name="ch36" chart:values-cell-range-address="sortiert.AE3:sortiert.AE21" chart:class="chart:scatter">
            <chart:domain table:cell-range-address="sortiert.AD3:sortiert.AD21"/>
            <chart:data-point chart:repeated="19"/>
          </chart:series>
          <chart:series chart:style-name="ch37" chart:values-cell-range-address="sortiert.AE22:sortiert.AE40" chart:class="chart:scatter">
            <chart:domain table:cell-range-address="sortiert.AD3:sortiert.AD21"/>
            <chart:data-point chart:repeated="19"/>
          </chart:series>
          <chart:series chart:style-name="ch38" chart:values-cell-range-address="sortiert.AG3:sortiert.AG21" chart:class="chart:scatter">
            <chart:domain table:cell-range-address="sortiert.AF3:sortiert.AF21"/>
            <chart:data-point chart:repeated="19"/>
          </chart:series>
          <chart:series chart:style-name="ch39" chart:values-cell-range-address="sortiert.AG22:sortiert.AG40" chart:class="chart:scatter">
            <chart:domain table:cell-range-address="sortiert.AF3:sortiert.AF21"/>
            <chart:data-point chart:repeated="19"/>
          </chart:series>
          <chart:series chart:style-name="ch40" chart:values-cell-range-address="sortiert.AI3:sortiert.AI21" chart:class="chart:scatter">
            <chart:domain table:cell-range-address="sortiert.AH3:sortiert.AH21"/>
            <chart:data-point chart:repeated="19"/>
          </chart:series>
          <chart:series chart:style-name="ch41" chart:values-cell-range-address="sortiert.AI22:sortiert.AI40" chart:class="chart:scatter">
            <chart:domain table:cell-range-address="sortiert.AH3:sortiert.AH21"/>
            <chart:data-point chart:repeated="19"/>
          </chart:series>
          <chart:series chart:style-name="ch42" chart:values-cell-range-address="sortiert.AK3:sortiert.AK21" chart:class="chart:scatter">
            <chart:domain table:cell-range-address="sortiert.AJ3:sortiert.AJ21"/>
            <chart:data-point chart:repeated="19"/>
          </chart:series>
          <chart:series chart:style-name="ch43" chart:values-cell-range-address="sortiert.AK22:sortiert.AK40" chart:class="chart:scatter">
            <chart:domain table:cell-range-address="sortiert.AJ3:sortiert.AJ21"/>
            <chart:data-point chart:repeated="19"/>
          </chart:series>
          <chart:series chart:style-name="ch44" chart:values-cell-range-address="sortiert.AM3:sortiert.AM21" chart:class="chart:scatter">
            <chart:domain table:cell-range-address="sortiert.AL3:sortiert.AL21"/>
            <chart:data-point chart:repeated="19"/>
          </chart:series>
          <chart:series chart:style-name="ch45" chart:values-cell-range-address="sortiert.AM22:sortiert.AM40" chart:class="chart:scatter">
            <chart:domain table:cell-range-address="sortiert.AL3:sortiert.AL21"/>
            <chart:data-point chart:repeated="19"/>
          </chart:series>
          <chart:series chart:style-name="ch46" chart:values-cell-range-address="sortiert.AO3:sortiert.AO21" chart:class="chart:scatter">
            <chart:domain table:cell-range-address="sortiert.AN3:sortiert.AN21"/>
            <chart:data-point chart:repeated="19"/>
          </chart:series>
          <chart:series chart:style-name="ch47" chart:values-cell-range-address="sortiert.AO22:sortiert.AO40" chart:class="chart:scatter">
            <chart:domain table:cell-range-address="sortiert.AN3:sortiert.AN21"/>
            <chart:data-point chart:repeated="19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iert.B3:sortiert.B21</svg:desc>
                </draw:g>
              </table:table-cell>
              <table:table-cell office:value-type="float" office:value="61.5384615384615">
                <text:p>61.5384615384615</text:p>
                <draw:g>
                  <svg:desc>sortiert.C3:sortiert.C21</svg:desc>
                </draw:g>
              </table:table-cell>
              <table:table-cell office:value-type="float" office:value="46.1538461538462">
                <text:p>46.1538461538462</text:p>
                <draw:g>
                  <svg:desc>sortiert.C22:sortiert.C40</svg:desc>
                </draw:g>
              </table:table-cell>
              <table:table-cell office:value-type="float" office:value="1">
                <text:p>1</text:p>
                <draw:g>
                  <svg:desc>sortiert.D3:sortiert.D21</svg:desc>
                </draw:g>
              </table:table-cell>
              <table:table-cell office:value-type="float" office:value="17.1428571428571">
                <text:p>17.1428571428571</text:p>
                <draw:g>
                  <svg:desc>sortiert.E3:sortiert.E21</svg:desc>
                </draw:g>
              </table:table-cell>
              <table:table-cell office:value-type="float" office:value="1">
                <text:p>1</text:p>
                <draw:g>
                  <svg:desc>sortiert.D3:sortiert.D21</svg:desc>
                </draw:g>
              </table:table-cell>
              <table:table-cell office:value-type="float" office:value="54.2857142857143">
                <text:p>54.2857142857143</text:p>
                <draw:g>
                  <svg:desc>sortiert.E22:sortiert.E40</svg:desc>
                </draw:g>
              </table:table-cell>
              <table:table-cell office:value-type="float" office:value="1">
                <text:p>1</text:p>
                <draw:g>
                  <svg:desc>sortiert.F3:sortiert.F21</svg:desc>
                </draw:g>
              </table:table-cell>
              <table:table-cell office:value-type="float" office:value="57.1428571428571">
                <text:p>57.1428571428571</text:p>
                <draw:g>
                  <svg:desc>sortiert.G3:sortiert.G21</svg:desc>
                </draw:g>
              </table:table-cell>
              <table:table-cell office:value-type="float" office:value="1">
                <text:p>1</text:p>
                <draw:g>
                  <svg:desc>sortiert.F3:sortiert.F21</svg:desc>
                </draw:g>
              </table:table-cell>
              <table:table-cell office:value-type="float" office:value="42.8571428571429">
                <text:p>42.8571428571429</text:p>
                <draw:g>
                  <svg:desc>sortiert.G22:sortiert.G40</svg:desc>
                </draw:g>
              </table:table-cell>
              <table:table-cell office:value-type="float" office:value="1">
                <text:p>1</text:p>
                <draw:g>
                  <svg:desc>sortiert.H3:sortiert.H21</svg:desc>
                </draw:g>
              </table:table-cell>
              <table:table-cell office:value-type="float" office:value="75">
                <text:p>75</text:p>
                <draw:g>
                  <svg:desc>sortiert.I3:sortiert.I21</svg:desc>
                </draw:g>
              </table:table-cell>
              <table:table-cell office:value-type="float" office:value="1">
                <text:p>1</text:p>
                <draw:g>
                  <svg:desc>sortiert.H3:sortiert.H21</svg:desc>
                </draw:g>
              </table:table-cell>
              <table:table-cell office:value-type="float" office:value="93.75">
                <text:p>93.75</text:p>
                <draw:g>
                  <svg:desc>sortiert.I22:sortiert.I40</svg:desc>
                </draw:g>
              </table:table-cell>
              <table:table-cell office:value-type="float" office:value="1">
                <text:p>1</text:p>
                <draw:g>
                  <svg:desc>sortiert.J3:sortiert.J21</svg:desc>
                </draw:g>
              </table:table-cell>
              <table:table-cell office:value-type="float" office:value="42.8571428571429">
                <text:p>42.8571428571429</text:p>
                <draw:g>
                  <svg:desc>sortiert.K3:sortiert.K21</svg:desc>
                </draw:g>
              </table:table-cell>
              <table:table-cell office:value-type="float" office:value="1">
                <text:p>1</text:p>
                <draw:g>
                  <svg:desc>sortiert.J3:sortiert.J21</svg:desc>
                </draw:g>
              </table:table-cell>
              <table:table-cell office:value-type="float" office:value="57.1428571428571">
                <text:p>57.1428571428571</text:p>
                <draw:g>
                  <svg:desc>sortiert.K22:sortiert.K40</svg:desc>
                </draw:g>
              </table:table-cell>
              <table:table-cell office:value-type="float" office:value="1">
                <text:p>1</text:p>
                <draw:g>
                  <svg:desc>sortiert.L3:sortiert.L21</svg:desc>
                </draw:g>
              </table:table-cell>
              <table:table-cell office:value-type="float" office:value="85.7142857142857">
                <text:p>85.7142857142857</text:p>
                <draw:g>
                  <svg:desc>sortiert.M3:sortiert.M21</svg:desc>
                </draw:g>
              </table:table-cell>
              <table:table-cell office:value-type="float" office:value="1">
                <text:p>1</text:p>
                <draw:g>
                  <svg:desc>sortiert.L3:sortiert.L21</svg:desc>
                </draw:g>
              </table:table-cell>
              <table:table-cell office:value-type="float" office:value="71.4285714285714">
                <text:p>71.4285714285714</text:p>
                <draw:g>
                  <svg:desc>sortiert.M22:sortiert.M40</svg:desc>
                </draw:g>
              </table:table-cell>
              <table:table-cell office:value-type="float" office:value="1">
                <text:p>1</text:p>
                <draw:g>
                  <svg:desc>sortiert.N3:sortiert.N21</svg:desc>
                </draw:g>
              </table:table-cell>
              <table:table-cell office:value-type="float" office:value="83.3333333333333">
                <text:p>83.3333333333333</text:p>
                <draw:g>
                  <svg:desc>sortiert.O3:sortiert.O21</svg:desc>
                </draw:g>
              </table:table-cell>
              <table:table-cell office:value-type="float" office:value="1">
                <text:p>1</text:p>
                <draw:g>
                  <svg:desc>sortiert.N3:sortiert.N21</svg:desc>
                </draw:g>
              </table:table-cell>
              <table:table-cell office:value-type="float" office:value="55.5555555555556">
                <text:p>55.5555555555556</text:p>
                <draw:g>
                  <svg:desc>sortiert.O22:sortiert.O40</svg:desc>
                </draw:g>
              </table:table-cell>
              <table:table-cell office:value-type="float" office:value="1">
                <text:p>1</text:p>
                <draw:g>
                  <svg:desc>sortiert.P3:sortiert.P21</svg:desc>
                </draw:g>
              </table:table-cell>
              <table:table-cell office:value-type="float" office:value="60">
                <text:p>60</text:p>
                <draw:g>
                  <svg:desc>sortiert.Q3:sortiert.Q21</svg:desc>
                </draw:g>
              </table:table-cell>
              <table:table-cell office:value-type="float" office:value="1">
                <text:p>1</text:p>
                <draw:g>
                  <svg:desc>sortiert.P3:sortiert.P21</svg:desc>
                </draw:g>
              </table:table-cell>
              <table:table-cell office:value-type="float" office:value="50">
                <text:p>50</text:p>
                <draw:g>
                  <svg:desc>sortiert.Q22:sortiert.Q40</svg:desc>
                </draw:g>
              </table:table-cell>
              <table:table-cell office:value-type="float" office:value="1">
                <text:p>1</text:p>
                <draw:g>
                  <svg:desc>sortiert.R3:sortiert.R21</svg:desc>
                </draw:g>
              </table:table-cell>
              <table:table-cell office:value-type="float" office:value="62.5">
                <text:p>62.5</text:p>
                <draw:g>
                  <svg:desc>sortiert.S3:sortiert.S21</svg:desc>
                </draw:g>
              </table:table-cell>
              <table:table-cell office:value-type="float" office:value="1">
                <text:p>1</text:p>
                <draw:g>
                  <svg:desc>sortiert.R3:sortiert.R21</svg:desc>
                </draw:g>
              </table:table-cell>
              <table:table-cell office:value-type="float" office:value="50">
                <text:p>50</text:p>
                <draw:g>
                  <svg:desc>sortiert.S22:sortiert.S40</svg:desc>
                </draw:g>
              </table:table-cell>
              <table:table-cell office:value-type="float" office:value="1">
                <text:p>1</text:p>
                <draw:g>
                  <svg:desc>sortiert.T3:sortiert.T21</svg:desc>
                </draw:g>
              </table:table-cell>
              <table:table-cell office:value-type="float" office:value="55.5555555555556">
                <text:p>55.5555555555556</text:p>
                <draw:g>
                  <svg:desc>sortiert.U3:sortiert.U21</svg:desc>
                </draw:g>
              </table:table-cell>
              <table:table-cell office:value-type="float" office:value="1">
                <text:p>1</text:p>
                <draw:g>
                  <svg:desc>sortiert.T3:sortiert.T21</svg:desc>
                </draw:g>
              </table:table-cell>
              <table:table-cell office:value-type="float" office:value="100">
                <text:p>100</text:p>
                <draw:g>
                  <svg:desc>sortiert.U22:sortiert.U40</svg:desc>
                </draw:g>
              </table:table-cell>
              <table:table-cell office:value-type="float" office:value="1">
                <text:p>1</text:p>
                <draw:g>
                  <svg:desc>sortiert.V3:sortiert.V21</svg:desc>
                </draw:g>
              </table:table-cell>
              <table:table-cell office:value-type="float" office:value="83.3333333333333">
                <text:p>83.3333333333333</text:p>
                <draw:g>
                  <svg:desc>sortiert.W3:sortiert.W21</svg:desc>
                </draw:g>
              </table:table-cell>
              <table:table-cell office:value-type="float" office:value="1">
                <text:p>1</text:p>
                <draw:g>
                  <svg:desc>sortiert.V3:sortiert.V21</svg:desc>
                </draw:g>
              </table:table-cell>
              <table:table-cell office:value-type="float" office:value="33.3333333333333">
                <text:p>33.3333333333333</text:p>
                <draw:g>
                  <svg:desc>sortiert.W22:sortiert.W40</svg:desc>
                </draw:g>
              </table:table-cell>
              <table:table-cell office:value-type="float" office:value="1">
                <text:p>1</text:p>
                <draw:g>
                  <svg:desc>sortiert.X3:sortiert.X21</svg:desc>
                </draw:g>
              </table:table-cell>
              <table:table-cell office:value-type="float" office:value="55.5555555555556">
                <text:p>55.5555555555556</text:p>
                <draw:g>
                  <svg:desc>sortiert.Y3:sortiert.Y21</svg:desc>
                </draw:g>
              </table:table-cell>
              <table:table-cell office:value-type="float" office:value="1">
                <text:p>1</text:p>
                <draw:g>
                  <svg:desc>sortiert.X3:sortiert.X21</svg:desc>
                </draw:g>
              </table:table-cell>
              <table:table-cell office:value-type="float" office:value="55.5555555555556">
                <text:p>55.5555555555556</text:p>
                <draw:g>
                  <svg:desc>sortiert.Y3:sortiert.Y21</svg:desc>
                </draw:g>
              </table:table-cell>
              <table:table-cell office:value-type="float" office:value="1">
                <text:p>1</text:p>
                <draw:g>
                  <svg:desc>sortiert.Z3:sortiert.Z21</svg:desc>
                </draw:g>
              </table:table-cell>
              <table:table-cell office:value-type="float" office:value="55.5555555555556">
                <text:p>55.5555555555556</text:p>
                <draw:g>
                  <svg:desc>sortiert.AA3:sortiert.AA21</svg:desc>
                </draw:g>
              </table:table-cell>
              <table:table-cell office:value-type="float" office:value="1">
                <text:p>1</text:p>
                <draw:g>
                  <svg:desc>sortiert.Z3:sortiert.Z21</svg:desc>
                </draw:g>
              </table:table-cell>
              <table:table-cell office:value-type="float" office:value="55.5555555555556">
                <text:p>55.5555555555556</text:p>
                <draw:g>
                  <svg:desc>sortiert.AA22:sortiert.AA40</svg:desc>
                </draw:g>
              </table:table-cell>
              <table:table-cell office:value-type="float" office:value="1">
                <text:p>1</text:p>
                <draw:g>
                  <svg:desc>sortiert.AB3:sortiert.AB21</svg:desc>
                </draw:g>
              </table:table-cell>
              <table:table-cell office:value-type="float" office:value="66.6666666666667">
                <text:p>66.6666666666667</text:p>
                <draw:g>
                  <svg:desc>sortiert.AC3:sortiert.AC21</svg:desc>
                </draw:g>
              </table:table-cell>
              <table:table-cell office:value-type="float" office:value="NaN">
                <text:p>NaN</text:p>
                <draw:g>
                  <svg:desc>sortiert.AB2:sortiert.AB21</svg:desc>
                </draw:g>
              </table:table-cell>
              <table:table-cell office:value-type="float" office:value="33.3333333333333">
                <text:p>33.3333333333333</text:p>
                <draw:g>
                  <svg:desc>sortiert.AC22:sortiert.AC40</svg:desc>
                </draw:g>
              </table:table-cell>
              <table:table-cell office:value-type="float" office:value="1">
                <text:p>1</text:p>
                <draw:g>
                  <svg:desc>sortiert.AD3:sortiert.AD21</svg:desc>
                </draw:g>
              </table:table-cell>
              <table:table-cell office:value-type="float" office:value="50">
                <text:p>50</text:p>
                <draw:g>
                  <svg:desc>sortiert.AE3:sortiert.AE21</svg:desc>
                </draw:g>
              </table:table-cell>
              <table:table-cell office:value-type="float" office:value="1">
                <text:p>1</text:p>
                <draw:g>
                  <svg:desc>sortiert.AD3:sortiert.AD21</svg:desc>
                </draw:g>
              </table:table-cell>
              <table:table-cell office:value-type="float" office:value="66.6666666666667">
                <text:p>66.6666666666667</text:p>
                <draw:g>
                  <svg:desc>sortiert.AE22:sortiert.AE40</svg:desc>
                </draw:g>
              </table:table-cell>
              <table:table-cell office:value-type="float" office:value="1">
                <text:p>1</text:p>
                <draw:g>
                  <svg:desc>sortiert.AF3:sortiert.AF21</svg:desc>
                </draw:g>
              </table:table-cell>
              <table:table-cell office:value-type="float" office:value="75">
                <text:p>75</text:p>
                <draw:g>
                  <svg:desc>sortiert.AG3:sortiert.AG21</svg:desc>
                </draw:g>
              </table:table-cell>
              <table:table-cell office:value-type="float" office:value="1">
                <text:p>1</text:p>
                <draw:g>
                  <svg:desc>sortiert.AF3:sortiert.AF21</svg:desc>
                </draw:g>
              </table:table-cell>
              <table:table-cell office:value-type="float" office:value="50">
                <text:p>50</text:p>
                <draw:g>
                  <svg:desc>sortiert.AG22:sortiert.AG40</svg:desc>
                </draw:g>
              </table:table-cell>
              <table:table-cell office:value-type="float" office:value="1">
                <text:p>1</text:p>
                <draw:g>
                  <svg:desc>sortiert.AH3:sortiert.AH21</svg:desc>
                </draw:g>
              </table:table-cell>
              <table:table-cell office:value-type="float" office:value="37.5">
                <text:p>37.5</text:p>
                <draw:g>
                  <svg:desc>sortiert.AI3:sortiert.AI21</svg:desc>
                </draw:g>
              </table:table-cell>
              <table:table-cell office:value-type="float" office:value="1">
                <text:p>1</text:p>
                <draw:g>
                  <svg:desc>sortiert.AH3:sortiert.AH21</svg:desc>
                </draw:g>
              </table:table-cell>
              <table:table-cell office:value-type="float" office:value="31.25">
                <text:p>31.25</text:p>
                <draw:g>
                  <svg:desc>sortiert.AI22:sortiert.AI40</svg:desc>
                </draw:g>
              </table:table-cell>
              <table:table-cell office:value-type="float" office:value="1">
                <text:p>1</text:p>
                <draw:g>
                  <svg:desc>sortiert.AJ3:sortiert.AJ21</svg:desc>
                </draw:g>
              </table:table-cell>
              <table:table-cell office:value-type="float" office:value="78.5714285714286">
                <text:p>78.5714285714286</text:p>
                <draw:g>
                  <svg:desc>sortiert.AK3:sortiert.AK21</svg:desc>
                </draw:g>
              </table:table-cell>
              <table:table-cell office:value-type="float" office:value="1">
                <text:p>1</text:p>
                <draw:g>
                  <svg:desc>sortiert.AJ3:sortiert.AJ21</svg:desc>
                </draw:g>
              </table:table-cell>
              <table:table-cell office:value-type="float" office:value="57.1428571428571">
                <text:p>57.1428571428571</text:p>
                <draw:g>
                  <svg:desc>sortiert.AK22:sortiert.AK40</svg:desc>
                </draw:g>
              </table:table-cell>
              <table:table-cell office:value-type="float" office:value="1">
                <text:p>1</text:p>
                <draw:g>
                  <svg:desc>sortiert.AL3:sortiert.AL21</svg:desc>
                </draw:g>
              </table:table-cell>
              <table:table-cell office:value-type="float" office:value="31.6666666666667">
                <text:p>31.6666666666667</text:p>
                <draw:g>
                  <svg:desc>sortiert.AM3:sortiert.AM21</svg:desc>
                </draw:g>
              </table:table-cell>
              <table:table-cell office:value-type="float" office:value="1">
                <text:p>1</text:p>
                <draw:g>
                  <svg:desc>sortiert.AL3:sortiert.AL21</svg:desc>
                </draw:g>
              </table:table-cell>
              <table:table-cell office:value-type="float" office:value="43.3333333333333">
                <text:p>43.3333333333333</text:p>
                <draw:g>
                  <svg:desc>sortiert.AM22:sortiert.AM40</svg:desc>
                </draw:g>
              </table:table-cell>
              <table:table-cell office:value-type="float" office:value="1">
                <text:p>1</text:p>
                <draw:g>
                  <svg:desc>sortiert.AN3:sortiert.AN21</svg:desc>
                </draw:g>
              </table:table-cell>
              <table:table-cell office:value-type="float" office:value="90">
                <text:p>90</text:p>
                <draw:g>
                  <svg:desc>sortiert.AO3:sortiert.AO21</svg:desc>
                </draw:g>
              </table:table-cell>
              <table:table-cell office:value-type="float" office:value="1">
                <text:p>1</text:p>
                <draw:g>
                  <svg:desc>sortiert.AN3:sortiert.AN21</svg:desc>
                </draw:g>
              </table:table-cell>
              <table:table-cell office:value-type="float" office:value="100">
                <text:p>100</text:p>
                <draw:g>
                  <svg:desc>sortiert.AO22:sortiert.AO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68.75">
                <text:p>68.75</text:p>
              </table:table-cell>
              <table:table-cell office:value-type="float" office:value="2">
                <text:p>2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">
                <text:p>2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2">
                <text:p>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">
                <text:p>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37.5">
                <text:p>37.5</text:p>
              </table:table-cell>
              <table:table-cell office:value-type="float" office:value="2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31.25">
                <text:p>31.25</text:p>
              </table:table-cell>
              <table:table-cell office:value-type="float" office:value="2">
                <text:p>2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">
                <text:p>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3">
                <text:p>3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3">
                <text:p>3</text:p>
              </table:table-cell>
              <table:table-cell office:value-type="float" office:value="81.25">
                <text:p>81.25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">
                <text:p>3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87.5">
                <text:p>87.5</text:p>
              </table:table-cell>
              <table:table-cell office:value-type="float" office:value="3">
                <text:p>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3">
                <text:p>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3">
                <text:p>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">
                <text:p>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68.75">
                <text:p>68.7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">
                <text:p>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">
                <text:p>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">
                <text:p>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56.25">
                <text:p>56.25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">
                <text:p>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">
                <text:p>4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">
                <text:p>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4">
                <text:p>4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3">
                <text:p>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">
                <text:p>4</text:p>
              </table:table-cell>
              <table:table-cell office:value-type="float" office:value="62.5">
                <text:p>62.5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56.25">
                <text:p>56.25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">
                <text:p>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">
                <text:p>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">
                <text:p>5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5">
                <text:p>5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5">
                <text:p>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68.75">
                <text:p>68.75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5">
                <text:p>5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">
                <text:p>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">
                <text:p>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43.75">
                <text:p>43.75</text:p>
              </table:table-cell>
              <table:table-cell office:value-type="float" office:value="5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">
                <text:p>6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">
                <text:p>6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">
                <text:p>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6">
                <text:p>6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">
                <text:p>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6">
                <text:p>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81.25">
                <text:p>81.25</text:p>
              </table:table-cell>
              <table:table-cell office:value-type="float" office:value="6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6">
                <text:p>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6">
                <text:p>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7">
                <text:p>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7">
                <text:p>7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81.25">
                <text:p>81.25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62.5">
                <text:p>62.5</text:p>
              </table:table-cell>
              <table:table-cell office:value-type="float" office:value="7">
                <text:p>7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">
                <text:p>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7">
                <text:p>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7">
                <text:p>7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6">
                <text:p>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7">
                <text:p>7</text:p>
              </table:table-cell>
              <table:table-cell office:value-type="float" office:value="81.25">
                <text:p>81.25</text:p>
              </table:table-cell>
              <table:table-cell office:value-type="float" office:value="7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">
                <text:p>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">
                <text:p>8</text:p>
              </table:table-cell>
              <table:table-cell office:value-type="float" office:value="43.75">
                <text:p>43.75</text:p>
              </table:table-cell>
              <table:table-cell office:value-type="float" office:value="8">
                <text:p>8</text:p>
              </table:table-cell>
              <table:table-cell office:value-type="float" office:value="68.75">
                <text:p>68.75</text:p>
              </table:table-cell>
              <table:table-cell office:value-type="float" office:value="8">
                <text:p>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">
                <text:p>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">
                <text:p>8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8">
                <text:p>8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  <table:table-cell office:value-type="float" office:value="8">
                <text:p>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8">
                <text:p>8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">
                <text:p>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">
                <text:p>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">
                <text:p>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1.25">
                <text:p>81.2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56.25">
                <text:p>56.25</text:p>
              </table:table-cell>
              <table:table-cell office:value-type="float" office:value="8">
                <text:p>8</text:p>
              </table:table-cell>
              <table:table-cell office:value-type="float" office:value="43.75">
                <text:p>43.75</text:p>
              </table:table-cell>
              <table:table-cell office:value-type="float" office:value="8">
                <text:p>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">
                <text:p>8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">
                <text:p>9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9">
                <text:p>9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9">
                <text:p>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9">
                <text:p>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9">
                <text:p>9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9">
                <text:p>9</text:p>
              </table:table-cell>
              <table:table-cell office:value-type="float" office:value="51.3888888888889">
                <text:p>51.388888888888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9">
                <text:p>9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9">
                <text:p>9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">
                <text:p>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81.25">
                <text:p>81.25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31.25">
                <text:p>31.25</text:p>
              </table:table-cell>
              <table:table-cell office:value-type="float" office:value="9">
                <text:p>9</text:p>
              </table:table-cell>
              <table:table-cell office:value-type="float" office:value="62.5">
                <text:p>62.5</text:p>
              </table:table-cell>
              <table:table-cell office:value-type="float" office:value="9">
                <text:p>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9">
                <text:p>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0">
                <text:p>10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31.25">
                <text:p>31.25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10">
                <text:p>1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0">
                <text:p>1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8.75">
                <text:p>68.75</text:p>
              </table:table-cell>
              <table:table-cell office:value-type="float" office:value="10">
                <text:p>10</text:p>
              </table:table-cell>
              <table:table-cell office:value-type="float" office:value="56.25">
                <text:p>56.2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1">
                <text:p>11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">
                <text:p>1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1">
                <text:p>1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1">
                <text:p>1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1">
                <text:p>1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0">
                <text:p>10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93.75">
                <text:p>93.75</text:p>
              </table:table-cell>
              <table:table-cell office:value-type="float" office:value="11">
                <text:p>11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1">
                <text:p>1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93.75">
                <text:p>93.75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2">
                <text:p>1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2">
                <text:p>12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2">
                <text:p>12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2">
                <text:p>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2">
                <text:p>1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2">
                <text:p>1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2">
                <text:p>1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1">
                <text:p>1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7.5">
                <text:p>87.5</text:p>
              </table:table-cell>
              <table:table-cell office:value-type="float" office:value="12">
                <text:p>12</text:p>
              </table:table-cell>
              <table:table-cell office:value-type="float" office:value="87.5">
                <text:p>87.5</text:p>
              </table:table-cell>
              <table:table-cell office:value-type="float" office:value="12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12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62.5">
                <text:p>62.5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13">
                <text:p>1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87.5">
                <text:p>87.5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3">
                <text:p>1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3">
                <text:p>1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">
                <text:p>1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2">
                <text:p>1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93.75">
                <text:p>93.75</text:p>
              </table:table-cell>
              <table:table-cell office:value-type="float" office:value="13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3">
                <text:p>1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14">
                <text:p>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4">
                <text:p>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4">
                <text:p>14</text:p>
              </table:table-cell>
              <table:table-cell office:value-type="float" office:value="43.75">
                <text:p>43.75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4">
                <text:p>14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14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4">
                <text:p>1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4">
                <text:p>1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4">
                <text:p>1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37.5">
                <text:p>37.5</text:p>
              </table:table-cell>
              <table:table-cell office:value-type="float" office:value="14">
                <text:p>14</text:p>
              </table:table-cell>
              <table:table-cell office:value-type="float" office:value="37.5">
                <text:p>37.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4">
                <text:p>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5">
                <text:p>1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15">
                <text:p>15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5">
                <text:p>15</text:p>
              </table:table-cell>
              <table:table-cell office:value-type="float" office:value="68.75">
                <text:p>68.75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">
                <text:p>1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5">
                <text:p>1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4">
                <text:p>1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37.5">
                <text:p>37.5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43.75">
                <text:p>43.75</text:p>
              </table:table-cell>
              <table:table-cell office:value-type="float" office:value="15">
                <text:p>15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5">
                <text:p>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16">
                <text:p>1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6">
                <text:p>1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6">
                <text:p>16</text:p>
              </table:table-cell>
              <table:table-cell office:value-type="float" office:value="56.25">
                <text:p>56.25</text:p>
              </table:table-cell>
              <table:table-cell office:value-type="float" office:value="16">
                <text:p>16</text:p>
              </table:table-cell>
              <table:table-cell office:value-type="float" office:value="93.75">
                <text:p>93.75</text:p>
              </table:table-cell>
              <table:table-cell office:value-type="float" office:value="16">
                <text:p>1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6">
                <text:p>1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6">
                <text:p>1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6">
                <text:p>1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6">
                <text:p>1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6">
                <text:p>1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6">
                <text:p>1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">
                <text:p>1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1.25">
                <text:p>31.2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6">
                <text:p>1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7">
                <text:p>17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17">
                <text:p>1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7">
                <text:p>17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56.25">
                <text:p>56.25</text:p>
              </table:table-cell>
              <table:table-cell office:value-type="float" office:value="17">
                <text:p>1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7">
                <text:p>1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17">
                <text:p>17</text:p>
              </table:table-cell>
              <table:table-cell office:value-type="float" office:value="62.5">
                <text:p>62.5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7">
                <text:p>1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31.25">
                <text:p>31.25</text:p>
              </table:table-cell>
              <table:table-cell office:value-type="float" office:value="17">
                <text:p>1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7">
                <text:p>17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56.25">
                <text:p>56.25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8">
                <text:p>1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8">
                <text:p>1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8">
                <text:p>18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18">
                <text:p>18</text:p>
              </table:table-cell>
              <table:table-cell office:value-type="float" office:value="65.2777777777778">
                <text:p>65.2777777777778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37.5">
                <text:p>37.5</text:p>
              </table:table-cell>
              <table:table-cell office:value-type="float" office:value="18">
                <text:p>18</text:p>
              </table:table-cell>
              <table:table-cell office:value-type="float" office:value="37.5">
                <text:p>37.5</text:p>
              </table:table-cell>
              <table:table-cell office:value-type="float" office:value="18">
                <text:p>1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8">
                <text:p>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8">
                <text:p>1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8">
                <text:p>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7">
                <text:p>1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68.75">
                <text:p>68.75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9">
                <text:p>1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9">
                <text:p>19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9">
                <text:p>19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9">
                <text:p>1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9">
                <text:p>1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2.5">
                <text:p>62.5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43.75">
                <text:p>43.75</text:p>
              </table:table-cell>
              <table:table-cell office:value-type="float" office:value="19">
                <text:p>19</text:p>
              </table:table-cell>
              <table:table-cell office:value-type="float" office:value="56.25">
                <text:p>56.2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9">
                <text:p>1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9">
                <text:p>19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64478" draw:fill-color="#264478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636363" draw:fill-color="#636363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698ed0" draw:fill-color="#698ed0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b7b7b7" draw:fill-color="#b7b7b7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cafdd" draw:fill-color="#7cafdd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35aa1" draw:fill-color="#335aa1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8484" draw:fill-color="#848484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27dc2" draw:fill-color="#327dc2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faadc" draw:fill-color="#8faadc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9c9c9" draw:fill-color="#c9c9c9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dc3e6" draw:fill-color="#9dc3e6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03864" draw:fill-color="#203864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35353" draw:fill-color="#535353"/>
      <style:text-properties fo:color="#000000" fo:font-family="Calibri" fo:font-size="10pt" style:font-size-asian="10pt" style:font-size-complex="10pt"/>
    </style:style>
    <style:style style:name="ch2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1f4e79" draw:fill-color="#1f4e79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c9cd6" draw:fill-color="#7c9cd6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0c0c0" draw:fill-color="#c0c0c0"/>
      <style:text-properties fo:color="#000000" fo:font-family="Calibri" fo:font-size="10pt" style:font-size-asian="10pt" style:font-size-complex="10pt"/>
    </style:style>
    <style:style style:name="ch28" style:family="chart">
      <style:graphic-properties draw:fill="none" draw:fill-color="#d9d9d9"/>
    </style:style>
    <style:style style:name="ch29" style:family="chart">
      <style:graphic-properties draw:fill-color="#d9d9d9"/>
    </style:style>
  </office:automatic-styles>
  <office:body>
    <office:chart>
      <chart:chart svg:width="49.406cm" svg:height="22.974cm" xlink:href=".." xlink:type="simple" chart:class="chart:scatter" chart:style-name="ch1">
        <chart:title svg:x="23.727cm" svg:y="0.595cm" chart:style-name="ch2">
          <text:p>Umfrage</text:p>
        </chart:title>
        <chart:legend chart:legend-position="end" svg:x="46.631cm" svg:y="6.727cm" style:legend-expansion="high" chart:style-name="ch3"/>
        <chart:plot-area chart:style-name="ch4" table:cell-range-address="sortiert.B3:sortiert.C21 sortiert.E3:sortiert.E21 sortiert.G3:sortiert.G21 sortiert.I3:sortiert.I21 sortiert.K3:sortiert.K21 sortiert.M3:sortiert.M21 sortiert.O3:sortiert.O21 sortiert.Q3:sortiert.Q21 sortiert.S3:sortiert.S21 sortiert.U3:sortiert.U21 sortiert.W3:sortiert.W21 sortiert.Y3:sortiert.Y21 sortiert.AA3:sortiert.AA21 sortiert.AC3:sortiert.AC21 sortiert.AE3:sortiert.AE21 sortiert.AG3:sortiert.AG21 sortiert.AI3:sortiert.AI21 sortiert.AK3:sortiert.AK21 sortiert.AM3:sortiert.AM21 sortiert.AO3:sortiert.AO21" svg:x="1.438cm" svg:y="2.877cm" svg:width="43.217cm" svg:height="19.218cm">
          <chartooo:coordinate-region svg:x="1.987cm" svg:y="3.38cm" svg:width="42.43cm" svg:height="18.23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ortiert.C3:sortiert.C21" chart:class="chart:scatter">
            <chart:domain table:cell-range-address="sortiert.B3:sortiert.B21"/>
            <chart:data-point chart:repeated="19"/>
          </chart:series>
          <chart:series chart:style-name="ch9" chart:values-cell-range-address="sortiert.E3:sortiert.E21" chart:class="chart:scatter">
            <chart:domain table:cell-range-address="sortiert.D3:sortiert.D21"/>
            <chart:data-point chart:repeated="19"/>
          </chart:series>
          <chart:series chart:style-name="ch10" chart:values-cell-range-address="sortiert.G3:sortiert.G21" chart:class="chart:scatter">
            <chart:domain table:cell-range-address="sortiert.F3:sortiert.F21"/>
            <chart:data-point chart:repeated="19"/>
          </chart:series>
          <chart:series chart:style-name="ch11" chart:values-cell-range-address="sortiert.I3:sortiert.I21" chart:class="chart:scatter">
            <chart:domain table:cell-range-address="sortiert.H3:sortiert.H21"/>
            <chart:data-point chart:repeated="19"/>
          </chart:series>
          <chart:series chart:style-name="ch12" chart:values-cell-range-address="sortiert.K3:sortiert.K21" chart:class="chart:scatter">
            <chart:domain table:cell-range-address="sortiert.J3:sortiert.J21"/>
            <chart:data-point chart:repeated="19"/>
          </chart:series>
          <chart:series chart:style-name="ch13" chart:values-cell-range-address="sortiert.M3:sortiert.M21" chart:class="chart:scatter">
            <chart:domain table:cell-range-address="sortiert.L3:sortiert.L21"/>
            <chart:data-point chart:repeated="19"/>
          </chart:series>
          <chart:series chart:style-name="ch14" chart:values-cell-range-address="sortiert.O3:sortiert.O21" chart:class="chart:scatter">
            <chart:domain table:cell-range-address="sortiert.N3:sortiert.N21"/>
            <chart:data-point chart:repeated="19"/>
          </chart:series>
          <chart:series chart:style-name="ch15" chart:values-cell-range-address="sortiert.Q3:sortiert.Q21" chart:class="chart:scatter">
            <chart:domain table:cell-range-address="sortiert.P3:sortiert.P21"/>
            <chart:data-point chart:repeated="19"/>
          </chart:series>
          <chart:series chart:style-name="ch16" chart:values-cell-range-address="sortiert.S3:sortiert.S21" chart:class="chart:scatter">
            <chart:domain table:cell-range-address="sortiert.R3:sortiert.R21"/>
            <chart:data-point chart:repeated="19"/>
          </chart:series>
          <chart:series chart:style-name="ch17" chart:values-cell-range-address="sortiert.U3:sortiert.U21" chart:class="chart:scatter">
            <chart:domain table:cell-range-address="sortiert.T3:sortiert.T21"/>
            <chart:data-point chart:repeated="19"/>
          </chart:series>
          <chart:series chart:style-name="ch18" chart:values-cell-range-address="sortiert.W3:sortiert.W21" chart:class="chart:scatter">
            <chart:domain table:cell-range-address="sortiert.V3:sortiert.V21"/>
            <chart:data-point chart:repeated="19"/>
          </chart:series>
          <chart:series chart:style-name="ch19" chart:values-cell-range-address="sortiert.Y3:sortiert.Y21" chart:class="chart:scatter">
            <chart:domain table:cell-range-address="sortiert.X3:sortiert.X21"/>
            <chart:data-point chart:repeated="19"/>
          </chart:series>
          <chart:series chart:style-name="ch20" chart:values-cell-range-address="sortiert.AA3:sortiert.AA21" chart:class="chart:scatter">
            <chart:domain table:cell-range-address="sortiert.Z3:sortiert.Z21"/>
            <chart:data-point chart:repeated="19"/>
          </chart:series>
          <chart:series chart:style-name="ch21" chart:values-cell-range-address="sortiert.AC3:sortiert.AC21" chart:class="chart:scatter">
            <chart:domain table:cell-range-address="sortiert.AB3:sortiert.AB21"/>
            <chart:data-point chart:repeated="19"/>
          </chart:series>
          <chart:series chart:style-name="ch22" chart:values-cell-range-address="sortiert.AE3:sortiert.AE21" chart:class="chart:scatter">
            <chart:domain table:cell-range-address="sortiert.AD3:sortiert.AD21"/>
            <chart:data-point chart:repeated="19"/>
          </chart:series>
          <chart:series chart:style-name="ch23" chart:values-cell-range-address="sortiert.AG3:sortiert.AG21" chart:class="chart:scatter">
            <chart:domain table:cell-range-address="sortiert.AF3:sortiert.AF21"/>
            <chart:data-point chart:repeated="19"/>
          </chart:series>
          <chart:series chart:style-name="ch24" chart:values-cell-range-address="sortiert.AI3:sortiert.AI21" chart:class="chart:scatter">
            <chart:domain table:cell-range-address="sortiert.AH3:sortiert.AH21"/>
            <chart:data-point chart:repeated="19"/>
          </chart:series>
          <chart:series chart:style-name="ch25" chart:values-cell-range-address="sortiert.AK3:sortiert.AK21" chart:class="chart:scatter">
            <chart:domain table:cell-range-address="sortiert.AJ3:sortiert.AJ21"/>
            <chart:data-point chart:repeated="19"/>
          </chart:series>
          <chart:series chart:style-name="ch26" chart:values-cell-range-address="sortiert.AM3:sortiert.AM21" chart:class="chart:scatter">
            <chart:domain table:cell-range-address="sortiert.AL3:sortiert.AL21"/>
            <chart:data-point chart:repeated="19"/>
          </chart:series>
          <chart:series chart:style-name="ch27" chart:values-cell-range-address="sortiert.AO3:sortiert.AO21" chart:class="chart:scatter">
            <chart:domain table:cell-range-address="sortiert.AN3:sortiert.AN21"/>
            <chart:data-point chart:repeated="19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iert.B3:sortiert.B21</svg:desc>
                </draw:g>
              </table:table-cell>
              <table:table-cell office:value-type="float" office:value="61.5384615384615">
                <text:p>61.5384615384615</text:p>
                <draw:g>
                  <svg:desc>sortiert.C3:sortiert.C21</svg:desc>
                </draw:g>
              </table:table-cell>
              <table:table-cell office:value-type="float" office:value="1">
                <text:p>1</text:p>
                <draw:g>
                  <svg:desc>sortiert.D3:sortiert.D21</svg:desc>
                </draw:g>
              </table:table-cell>
              <table:table-cell office:value-type="float" office:value="17.1428571428571">
                <text:p>17.1428571428571</text:p>
                <draw:g>
                  <svg:desc>sortiert.E3:sortiert.E21</svg:desc>
                </draw:g>
              </table:table-cell>
              <table:table-cell office:value-type="float" office:value="1">
                <text:p>1</text:p>
                <draw:g>
                  <svg:desc>sortiert.F3:sortiert.F21</svg:desc>
                </draw:g>
              </table:table-cell>
              <table:table-cell office:value-type="float" office:value="57.1428571428571">
                <text:p>57.1428571428571</text:p>
                <draw:g>
                  <svg:desc>sortiert.G3:sortiert.G21</svg:desc>
                </draw:g>
              </table:table-cell>
              <table:table-cell office:value-type="float" office:value="1">
                <text:p>1</text:p>
                <draw:g>
                  <svg:desc>sortiert.H3:sortiert.H21</svg:desc>
                </draw:g>
              </table:table-cell>
              <table:table-cell office:value-type="float" office:value="75">
                <text:p>75</text:p>
                <draw:g>
                  <svg:desc>sortiert.I3:sortiert.I21</svg:desc>
                </draw:g>
              </table:table-cell>
              <table:table-cell office:value-type="float" office:value="1">
                <text:p>1</text:p>
                <draw:g>
                  <svg:desc>sortiert.J3:sortiert.J21</svg:desc>
                </draw:g>
              </table:table-cell>
              <table:table-cell office:value-type="float" office:value="42.8571428571429">
                <text:p>42.8571428571429</text:p>
                <draw:g>
                  <svg:desc>sortiert.K3:sortiert.K21</svg:desc>
                </draw:g>
              </table:table-cell>
              <table:table-cell office:value-type="float" office:value="1">
                <text:p>1</text:p>
                <draw:g>
                  <svg:desc>sortiert.L3:sortiert.L21</svg:desc>
                </draw:g>
              </table:table-cell>
              <table:table-cell office:value-type="float" office:value="85.7142857142857">
                <text:p>85.7142857142857</text:p>
                <draw:g>
                  <svg:desc>sortiert.M3:sortiert.M21</svg:desc>
                </draw:g>
              </table:table-cell>
              <table:table-cell office:value-type="float" office:value="1">
                <text:p>1</text:p>
                <draw:g>
                  <svg:desc>sortiert.N3:sortiert.N21</svg:desc>
                </draw:g>
              </table:table-cell>
              <table:table-cell office:value-type="float" office:value="83.3333333333333">
                <text:p>83.3333333333333</text:p>
                <draw:g>
                  <svg:desc>sortiert.O3:sortiert.O21</svg:desc>
                </draw:g>
              </table:table-cell>
              <table:table-cell office:value-type="float" office:value="1">
                <text:p>1</text:p>
                <draw:g>
                  <svg:desc>sortiert.P3:sortiert.P21</svg:desc>
                </draw:g>
              </table:table-cell>
              <table:table-cell office:value-type="float" office:value="60">
                <text:p>60</text:p>
                <draw:g>
                  <svg:desc>sortiert.Q3:sortiert.Q21</svg:desc>
                </draw:g>
              </table:table-cell>
              <table:table-cell office:value-type="float" office:value="1">
                <text:p>1</text:p>
                <draw:g>
                  <svg:desc>sortiert.R3:sortiert.R21</svg:desc>
                </draw:g>
              </table:table-cell>
              <table:table-cell office:value-type="float" office:value="62.5">
                <text:p>62.5</text:p>
                <draw:g>
                  <svg:desc>sortiert.S3:sortiert.S21</svg:desc>
                </draw:g>
              </table:table-cell>
              <table:table-cell office:value-type="float" office:value="1">
                <text:p>1</text:p>
                <draw:g>
                  <svg:desc>sortiert.T3:sortiert.T21</svg:desc>
                </draw:g>
              </table:table-cell>
              <table:table-cell office:value-type="float" office:value="55.5555555555556">
                <text:p>55.5555555555556</text:p>
                <draw:g>
                  <svg:desc>sortiert.U3:sortiert.U21</svg:desc>
                </draw:g>
              </table:table-cell>
              <table:table-cell office:value-type="float" office:value="1">
                <text:p>1</text:p>
                <draw:g>
                  <svg:desc>sortiert.V3:sortiert.V21</svg:desc>
                </draw:g>
              </table:table-cell>
              <table:table-cell office:value-type="float" office:value="83.3333333333333">
                <text:p>83.3333333333333</text:p>
                <draw:g>
                  <svg:desc>sortiert.W3:sortiert.W21</svg:desc>
                </draw:g>
              </table:table-cell>
              <table:table-cell office:value-type="float" office:value="1">
                <text:p>1</text:p>
                <draw:g>
                  <svg:desc>sortiert.X3:sortiert.X21</svg:desc>
                </draw:g>
              </table:table-cell>
              <table:table-cell office:value-type="float" office:value="55.5555555555556">
                <text:p>55.5555555555556</text:p>
                <draw:g>
                  <svg:desc>sortiert.Y3:sortiert.Y21</svg:desc>
                </draw:g>
              </table:table-cell>
              <table:table-cell office:value-type="float" office:value="1">
                <text:p>1</text:p>
                <draw:g>
                  <svg:desc>sortiert.Z3:sortiert.Z21</svg:desc>
                </draw:g>
              </table:table-cell>
              <table:table-cell office:value-type="float" office:value="55.5555555555556">
                <text:p>55.5555555555556</text:p>
                <draw:g>
                  <svg:desc>sortiert.AA3:sortiert.AA21</svg:desc>
                </draw:g>
              </table:table-cell>
              <table:table-cell office:value-type="float" office:value="1">
                <text:p>1</text:p>
                <draw:g>
                  <svg:desc>sortiert.AB3:sortiert.AB21</svg:desc>
                </draw:g>
              </table:table-cell>
              <table:table-cell office:value-type="float" office:value="66.6666666666667">
                <text:p>66.6666666666667</text:p>
                <draw:g>
                  <svg:desc>sortiert.AC3:sortiert.AC21</svg:desc>
                </draw:g>
              </table:table-cell>
              <table:table-cell office:value-type="float" office:value="1">
                <text:p>1</text:p>
                <draw:g>
                  <svg:desc>sortiert.AD3:sortiert.AD21</svg:desc>
                </draw:g>
              </table:table-cell>
              <table:table-cell office:value-type="float" office:value="50">
                <text:p>50</text:p>
                <draw:g>
                  <svg:desc>sortiert.AE3:sortiert.AE21</svg:desc>
                </draw:g>
              </table:table-cell>
              <table:table-cell office:value-type="float" office:value="1">
                <text:p>1</text:p>
                <draw:g>
                  <svg:desc>sortiert.AF3:sortiert.AF21</svg:desc>
                </draw:g>
              </table:table-cell>
              <table:table-cell office:value-type="float" office:value="75">
                <text:p>75</text:p>
                <draw:g>
                  <svg:desc>sortiert.AG3:sortiert.AG21</svg:desc>
                </draw:g>
              </table:table-cell>
              <table:table-cell office:value-type="float" office:value="1">
                <text:p>1</text:p>
                <draw:g>
                  <svg:desc>sortiert.AH3:sortiert.AH21</svg:desc>
                </draw:g>
              </table:table-cell>
              <table:table-cell office:value-type="float" office:value="37.5">
                <text:p>37.5</text:p>
                <draw:g>
                  <svg:desc>sortiert.AI3:sortiert.AI21</svg:desc>
                </draw:g>
              </table:table-cell>
              <table:table-cell office:value-type="float" office:value="1">
                <text:p>1</text:p>
                <draw:g>
                  <svg:desc>sortiert.AJ3:sortiert.AJ21</svg:desc>
                </draw:g>
              </table:table-cell>
              <table:table-cell office:value-type="float" office:value="78.5714285714286">
                <text:p>78.5714285714286</text:p>
                <draw:g>
                  <svg:desc>sortiert.AK3:sortiert.AK21</svg:desc>
                </draw:g>
              </table:table-cell>
              <table:table-cell office:value-type="float" office:value="1">
                <text:p>1</text:p>
                <draw:g>
                  <svg:desc>sortiert.AL3:sortiert.AL21</svg:desc>
                </draw:g>
              </table:table-cell>
              <table:table-cell office:value-type="float" office:value="31.6666666666667">
                <text:p>31.6666666666667</text:p>
                <draw:g>
                  <svg:desc>sortiert.AM3:sortiert.AM21</svg:desc>
                </draw:g>
              </table:table-cell>
              <table:table-cell office:value-type="float" office:value="1">
                <text:p>1</text:p>
                <draw:g>
                  <svg:desc>sortiert.AN3:sortiert.AN21</svg:desc>
                </draw:g>
              </table:table-cell>
              <table:table-cell office:value-type="float" office:value="90">
                <text:p>90</text:p>
                <draw:g>
                  <svg:desc>sortiert.AO3:sortiert.A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">
                <text:p>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2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81.25">
                <text:p>81.25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">
                <text:p>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">
                <text:p>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">
                <text:p>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3">
                <text:p>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68.75">
                <text:p>68.75</text:p>
              </table:table-cell>
              <table:table-cell office:value-type="float" office:value="3">
                <text:p>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3">
                <text:p>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4">
                <text:p>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56.25">
                <text:p>56.25</text:p>
              </table:table-cell>
              <table:table-cell office:value-type="float" office:value="4">
                <text:p>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62.5">
                <text:p>62.5</text:p>
              </table:table-cell>
              <table:table-cell office:value-type="float" office:value="4">
                <text:p>4</text:p>
              </table:table-cell>
              <table:table-cell office:value-type="float" office:value="56.25">
                <text:p>56.25</text:p>
              </table:table-cell>
              <table:table-cell office:value-type="float" office:value="4">
                <text:p>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">
                <text:p>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5">
                <text:p>5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5">
                <text:p>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">
                <text:p>5</text:p>
              </table:table-cell>
              <table:table-cell office:value-type="float" office:value="68.75">
                <text:p>68.75</text:p>
              </table:table-cell>
              <table:table-cell office:value-type="float" office:value="5">
                <text:p>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">
                <text:p>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">
                <text:p>5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6">
                <text:p>6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">
                <text:p>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">
                <text:p>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81.25">
                <text:p>81.25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7">
                <text:p>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">
                <text:p>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7">
                <text:p>7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81.25">
                <text:p>81.25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">
                <text:p>8</text:p>
              </table:table-cell>
              <table:table-cell office:value-type="float" office:value="43.75">
                <text:p>43.75</text:p>
              </table:table-cell>
              <table:table-cell office:value-type="float" office:value="8">
                <text:p>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">
                <text:p>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">
                <text:p>8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  <table:table-cell office:value-type="float" office:value="8">
                <text:p>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">
                <text:p>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">
                <text:p>8</text:p>
              </table:table-cell>
              <table:table-cell office:value-type="float" office:value="81.25">
                <text:p>81.25</text:p>
              </table:table-cell>
              <table:table-cell office:value-type="float" office:value="8">
                <text:p>8</text:p>
              </table:table-cell>
              <table:table-cell office:value-type="float" office:value="56.25">
                <text:p>56.25</text:p>
              </table:table-cell>
              <table:table-cell office:value-type="float" office:value="8">
                <text:p>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">
                <text:p>9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9">
                <text:p>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9">
                <text:p>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9">
                <text:p>9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9">
                <text:p>9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">
                <text:p>9</text:p>
              </table:table-cell>
              <table:table-cell office:value-type="float" office:value="81.25">
                <text:p>81.25</text:p>
              </table:table-cell>
              <table:table-cell office:value-type="float" office:value="9">
                <text:p>9</text:p>
              </table:table-cell>
              <table:table-cell office:value-type="float" office:value="31.25">
                <text:p>31.25</text:p>
              </table:table-cell>
              <table:table-cell office:value-type="float" office:value="9">
                <text:p>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0">
                <text:p>10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31.25">
                <text:p>31.25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0">
                <text:p>10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10">
                <text:p>10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8.75">
                <text:p>68.7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1">
                <text:p>11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1">
                <text:p>1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1">
                <text:p>1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93.75">
                <text:p>93.75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2">
                <text:p>12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2">
                <text:p>1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2">
                <text:p>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2">
                <text:p>1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2">
                <text:p>1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7.5">
                <text:p>87.5</text:p>
              </table:table-cell>
              <table:table-cell office:value-type="float" office:value="12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62.5">
                <text:p>62.5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87.5">
                <text:p>87.5</text:p>
              </table:table-cell>
              <table:table-cell office:value-type="float" office:value="13">
                <text:p>13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3">
                <text:p>1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93.75">
                <text:p>93.75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4">
                <text:p>14</text:p>
              </table:table-cell>
              <table:table-cell office:value-type="float" office:value="43.75">
                <text:p>43.75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4">
                <text:p>14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14">
                <text:p>1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4">
                <text:p>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4">
                <text:p>1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37.5">
                <text:p>37.5</text:p>
              </table:table-cell>
              <table:table-cell office:value-type="float" office:value="14">
                <text:p>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15">
                <text:p>1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68.75">
                <text:p>68.75</text:p>
              </table:table-cell>
              <table:table-cell office:value-type="float" office:value="15">
                <text:p>1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5">
                <text:p>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37.5">
                <text:p>37.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6">
                <text:p>1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6">
                <text:p>1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6">
                <text:p>16</text:p>
              </table:table-cell>
              <table:table-cell office:value-type="float" office:value="56.25">
                <text:p>56.25</text:p>
              </table:table-cell>
              <table:table-cell office:value-type="float" office:value="16">
                <text:p>1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6">
                <text:p>1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6">
                <text:p>1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6">
                <text:p>1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6">
                <text:p>1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17">
                <text:p>17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17">
                <text:p>17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8">
                <text:p>18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37.5">
                <text:p>37.5</text:p>
              </table:table-cell>
              <table:table-cell office:value-type="float" office:value="18">
                <text:p>1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">
                <text:p>1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8">
                <text:p>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9">
                <text:p>1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9">
                <text:p>1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9">
                <text:p>1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9">
                <text:p>1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9">
                <text:p>19</text:p>
              </table:table-cell>
              <table:table-cell office:value-type="float" office:value="62.5">
                <text:p>62.5</text:p>
              </table:table-cell>
              <table:table-cell office:value-type="float" office:value="19">
                <text:p>19</text:p>
              </table:table-cell>
              <table:table-cell office:value-type="float" office:value="43.75">
                <text:p>43.7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e480e" draw:fill-color="#9e480e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3682b" draw:fill-color="#43682b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1975a" draw:fill-color="#f1975a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d33" draw:fill-color="#ffcd33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cc168" draw:fill-color="#8cc168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d26012" draw:fill-color="#d26012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c9a00" draw:fill-color="#cc9a00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a8a39" draw:fill-color="#5a8a39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4b183" draw:fill-color="#f4b183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966" draw:fill-color="#ffd966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9d18e" draw:fill-color="#a9d18e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3c0b" draw:fill-color="#843c0b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06000" draw:fill-color="#806000"/>
      <style:text-properties fo:color="#000000" fo:font-family="Calibri" fo:font-size="10pt" style:font-size-asian="10pt" style:font-size-complex="10pt"/>
    </style:style>
    <style:style style:name="ch2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85623" draw:fill-color="#385623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2a46f" draw:fill-color="#f2a46f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34d" draw:fill-color="#ffd34d"/>
      <style:text-properties fo:color="#000000" fo:font-family="Calibri" fo:font-size="10pt" style:font-size-asian="10pt" style:font-size-complex="10pt"/>
    </style:style>
    <style:style style:name="ch28" style:family="chart">
      <style:graphic-properties draw:fill="none" draw:fill-color="#d9d9d9"/>
    </style:style>
    <style:style style:name="ch29" style:family="chart">
      <style:graphic-properties draw:fill-color="#d9d9d9"/>
    </style:style>
  </office:automatic-styles>
  <office:body>
    <office:chart>
      <chart:chart svg:width="49.406cm" svg:height="22.975cm" xlink:href=".." xlink:type="simple" chart:class="chart:scatter" chart:style-name="ch1">
        <chart:title svg:x="23.727cm" svg:y="0.595cm" chart:style-name="ch2">
          <text:p>Umfrage</text:p>
        </chart:title>
        <chart:legend chart:legend-position="end" svg:x="46.631cm" svg:y="6.727cm" style:legend-expansion="high" chart:style-name="ch3"/>
        <chart:plot-area chart:style-name="ch4" table:cell-range-address="sortiert.B3:sortiert.B21 sortiert.C22:sortiert.C40 sortiert.E22:sortiert.E40 sortiert.G22:sortiert.G40 sortiert.I22:sortiert.I40 sortiert.K22:sortiert.K40 sortiert.M22:sortiert.M40 sortiert.O22:sortiert.O40 sortiert.Q22:sortiert.Q40 sortiert.S22:sortiert.S40 sortiert.U22:sortiert.U40 sortiert.W22:sortiert.W40 sortiert.Y3:sortiert.Y21 sortiert.AA22:sortiert.AA40 sortiert.AC22:sortiert.AC40 sortiert.AE22:sortiert.AE40 sortiert.AG22:sortiert.AG40 sortiert.AI22:sortiert.AI40 sortiert.AK22:sortiert.AK40 sortiert.AM22:sortiert.AM40 sortiert.AO22:sortiert.AO40" svg:x="1.438cm" svg:y="2.877cm" svg:width="43.217cm" svg:height="19.219cm">
          <chartooo:coordinate-region svg:x="1.987cm" svg:y="3.38cm" svg:width="42.43cm" svg:height="18.2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ortiert.C22:sortiert.C40" chart:class="chart:scatter">
            <chart:domain table:cell-range-address="sortiert.B3:sortiert.B21"/>
            <chart:data-point chart:repeated="19"/>
          </chart:series>
          <chart:series chart:style-name="ch9" chart:values-cell-range-address="sortiert.E22:sortiert.E40" chart:class="chart:scatter">
            <chart:domain table:cell-range-address="sortiert.D3:sortiert.D21"/>
            <chart:data-point chart:repeated="19"/>
          </chart:series>
          <chart:series chart:style-name="ch10" chart:values-cell-range-address="sortiert.G22:sortiert.G40" chart:class="chart:scatter">
            <chart:domain table:cell-range-address="sortiert.F3:sortiert.F21"/>
            <chart:data-point chart:repeated="19"/>
          </chart:series>
          <chart:series chart:style-name="ch11" chart:values-cell-range-address="sortiert.I22:sortiert.I40" chart:class="chart:scatter">
            <chart:domain table:cell-range-address="sortiert.H3:sortiert.H21"/>
            <chart:data-point chart:repeated="19"/>
          </chart:series>
          <chart:series chart:style-name="ch12" chart:values-cell-range-address="sortiert.K22:sortiert.K40" chart:class="chart:scatter">
            <chart:domain table:cell-range-address="sortiert.J3:sortiert.J21"/>
            <chart:data-point chart:repeated="19"/>
          </chart:series>
          <chart:series chart:style-name="ch13" chart:values-cell-range-address="sortiert.M22:sortiert.M40" chart:class="chart:scatter">
            <chart:domain table:cell-range-address="sortiert.L3:sortiert.L21"/>
            <chart:data-point chart:repeated="19"/>
          </chart:series>
          <chart:series chart:style-name="ch14" chart:values-cell-range-address="sortiert.O22:sortiert.O40" chart:class="chart:scatter">
            <chart:domain table:cell-range-address="sortiert.N3:sortiert.N21"/>
            <chart:data-point chart:repeated="19"/>
          </chart:series>
          <chart:series chart:style-name="ch15" chart:values-cell-range-address="sortiert.Q22:sortiert.Q40" chart:class="chart:scatter">
            <chart:domain table:cell-range-address="sortiert.P3:sortiert.P21"/>
            <chart:data-point chart:repeated="19"/>
          </chart:series>
          <chart:series chart:style-name="ch16" chart:values-cell-range-address="sortiert.S22:sortiert.S40" chart:class="chart:scatter">
            <chart:domain table:cell-range-address="sortiert.R3:sortiert.R21"/>
            <chart:data-point chart:repeated="19"/>
          </chart:series>
          <chart:series chart:style-name="ch17" chart:values-cell-range-address="sortiert.U22:sortiert.U40" chart:class="chart:scatter">
            <chart:domain table:cell-range-address="sortiert.T3:sortiert.T21"/>
            <chart:data-point chart:repeated="19"/>
          </chart:series>
          <chart:series chart:style-name="ch18" chart:values-cell-range-address="sortiert.W22:sortiert.W40" chart:class="chart:scatter">
            <chart:domain table:cell-range-address="sortiert.V3:sortiert.V21"/>
            <chart:data-point chart:repeated="19"/>
          </chart:series>
          <chart:series chart:style-name="ch19" chart:values-cell-range-address="sortiert.Y3:sortiert.Y21" chart:class="chart:scatter">
            <chart:domain table:cell-range-address="sortiert.X3:sortiert.X21"/>
            <chart:data-point chart:repeated="19"/>
          </chart:series>
          <chart:series chart:style-name="ch20" chart:values-cell-range-address="sortiert.AA22:sortiert.AA40" chart:class="chart:scatter">
            <chart:domain table:cell-range-address="sortiert.Z3:sortiert.Z21"/>
            <chart:data-point chart:repeated="19"/>
          </chart:series>
          <chart:series chart:style-name="ch21" chart:values-cell-range-address="sortiert.AC22:sortiert.AC40" chart:class="chart:scatter">
            <chart:domain table:cell-range-address="sortiert.AB2:sortiert.AB21"/>
            <chart:data-point chart:repeated="20"/>
          </chart:series>
          <chart:series chart:style-name="ch22" chart:values-cell-range-address="sortiert.AE22:sortiert.AE40" chart:class="chart:scatter">
            <chart:domain table:cell-range-address="sortiert.AD3:sortiert.AD21"/>
            <chart:data-point chart:repeated="19"/>
          </chart:series>
          <chart:series chart:style-name="ch23" chart:values-cell-range-address="sortiert.AG22:sortiert.AG40" chart:class="chart:scatter">
            <chart:domain table:cell-range-address="sortiert.AF3:sortiert.AF21"/>
            <chart:data-point chart:repeated="19"/>
          </chart:series>
          <chart:series chart:style-name="ch24" chart:values-cell-range-address="sortiert.AI22:sortiert.AI40" chart:class="chart:scatter">
            <chart:domain table:cell-range-address="sortiert.AH3:sortiert.AH21"/>
            <chart:data-point chart:repeated="19"/>
          </chart:series>
          <chart:series chart:style-name="ch25" chart:values-cell-range-address="sortiert.AK22:sortiert.AK40" chart:class="chart:scatter">
            <chart:domain table:cell-range-address="sortiert.AJ3:sortiert.AJ21"/>
            <chart:data-point chart:repeated="19"/>
          </chart:series>
          <chart:series chart:style-name="ch26" chart:values-cell-range-address="sortiert.AM22:sortiert.AM40" chart:class="chart:scatter">
            <chart:domain table:cell-range-address="sortiert.AL3:sortiert.AL21"/>
            <chart:data-point chart:repeated="19"/>
          </chart:series>
          <chart:series chart:style-name="ch27" chart:values-cell-range-address="sortiert.AO22:sortiert.AO40" chart:class="chart:scatter">
            <chart:domain table:cell-range-address="sortiert.AN3:sortiert.AN21"/>
            <chart:data-point chart:repeated="19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iert.B3:sortiert.B21</svg:desc>
                </draw:g>
              </table:table-cell>
              <table:table-cell office:value-type="float" office:value="46.1538461538462">
                <text:p>46.1538461538462</text:p>
                <draw:g>
                  <svg:desc>sortiert.C22:sortiert.C40</svg:desc>
                </draw:g>
              </table:table-cell>
              <table:table-cell office:value-type="float" office:value="1">
                <text:p>1</text:p>
                <draw:g>
                  <svg:desc>sortiert.D3:sortiert.D21</svg:desc>
                </draw:g>
              </table:table-cell>
              <table:table-cell office:value-type="float" office:value="54.2857142857143">
                <text:p>54.2857142857143</text:p>
                <draw:g>
                  <svg:desc>sortiert.E22:sortiert.E40</svg:desc>
                </draw:g>
              </table:table-cell>
              <table:table-cell office:value-type="float" office:value="1">
                <text:p>1</text:p>
                <draw:g>
                  <svg:desc>sortiert.F3:sortiert.F21</svg:desc>
                </draw:g>
              </table:table-cell>
              <table:table-cell office:value-type="float" office:value="42.8571428571429">
                <text:p>42.8571428571429</text:p>
                <draw:g>
                  <svg:desc>sortiert.G22:sortiert.G40</svg:desc>
                </draw:g>
              </table:table-cell>
              <table:table-cell office:value-type="float" office:value="1">
                <text:p>1</text:p>
                <draw:g>
                  <svg:desc>sortiert.H3:sortiert.H21</svg:desc>
                </draw:g>
              </table:table-cell>
              <table:table-cell office:value-type="float" office:value="93.75">
                <text:p>93.75</text:p>
                <draw:g>
                  <svg:desc>sortiert.I22:sortiert.I40</svg:desc>
                </draw:g>
              </table:table-cell>
              <table:table-cell office:value-type="float" office:value="1">
                <text:p>1</text:p>
                <draw:g>
                  <svg:desc>sortiert.J3:sortiert.J21</svg:desc>
                </draw:g>
              </table:table-cell>
              <table:table-cell office:value-type="float" office:value="57.1428571428571">
                <text:p>57.1428571428571</text:p>
                <draw:g>
                  <svg:desc>sortiert.K22:sortiert.K40</svg:desc>
                </draw:g>
              </table:table-cell>
              <table:table-cell office:value-type="float" office:value="1">
                <text:p>1</text:p>
                <draw:g>
                  <svg:desc>sortiert.L3:sortiert.L21</svg:desc>
                </draw:g>
              </table:table-cell>
              <table:table-cell office:value-type="float" office:value="71.4285714285714">
                <text:p>71.4285714285714</text:p>
                <draw:g>
                  <svg:desc>sortiert.M22:sortiert.M40</svg:desc>
                </draw:g>
              </table:table-cell>
              <table:table-cell office:value-type="float" office:value="1">
                <text:p>1</text:p>
                <draw:g>
                  <svg:desc>sortiert.N3:sortiert.N21</svg:desc>
                </draw:g>
              </table:table-cell>
              <table:table-cell office:value-type="float" office:value="55.5555555555556">
                <text:p>55.5555555555556</text:p>
                <draw:g>
                  <svg:desc>sortiert.O22:sortiert.O40</svg:desc>
                </draw:g>
              </table:table-cell>
              <table:table-cell office:value-type="float" office:value="1">
                <text:p>1</text:p>
                <draw:g>
                  <svg:desc>sortiert.P3:sortiert.P21</svg:desc>
                </draw:g>
              </table:table-cell>
              <table:table-cell office:value-type="float" office:value="50">
                <text:p>50</text:p>
                <draw:g>
                  <svg:desc>sortiert.Q22:sortiert.Q40</svg:desc>
                </draw:g>
              </table:table-cell>
              <table:table-cell office:value-type="float" office:value="1">
                <text:p>1</text:p>
                <draw:g>
                  <svg:desc>sortiert.R3:sortiert.R21</svg:desc>
                </draw:g>
              </table:table-cell>
              <table:table-cell office:value-type="float" office:value="50">
                <text:p>50</text:p>
                <draw:g>
                  <svg:desc>sortiert.S22:sortiert.S40</svg:desc>
                </draw:g>
              </table:table-cell>
              <table:table-cell office:value-type="float" office:value="1">
                <text:p>1</text:p>
                <draw:g>
                  <svg:desc>sortiert.T3:sortiert.T21</svg:desc>
                </draw:g>
              </table:table-cell>
              <table:table-cell office:value-type="float" office:value="100">
                <text:p>100</text:p>
                <draw:g>
                  <svg:desc>sortiert.U22:sortiert.U40</svg:desc>
                </draw:g>
              </table:table-cell>
              <table:table-cell office:value-type="float" office:value="1">
                <text:p>1</text:p>
                <draw:g>
                  <svg:desc>sortiert.V3:sortiert.V21</svg:desc>
                </draw:g>
              </table:table-cell>
              <table:table-cell office:value-type="float" office:value="33.3333333333333">
                <text:p>33.3333333333333</text:p>
                <draw:g>
                  <svg:desc>sortiert.W22:sortiert.W40</svg:desc>
                </draw:g>
              </table:table-cell>
              <table:table-cell office:value-type="float" office:value="1">
                <text:p>1</text:p>
                <draw:g>
                  <svg:desc>sortiert.X3:sortiert.X21</svg:desc>
                </draw:g>
              </table:table-cell>
              <table:table-cell office:value-type="float" office:value="55.5555555555556">
                <text:p>55.5555555555556</text:p>
                <draw:g>
                  <svg:desc>sortiert.Y3:sortiert.Y21</svg:desc>
                </draw:g>
              </table:table-cell>
              <table:table-cell office:value-type="float" office:value="1">
                <text:p>1</text:p>
                <draw:g>
                  <svg:desc>sortiert.Z3:sortiert.Z21</svg:desc>
                </draw:g>
              </table:table-cell>
              <table:table-cell office:value-type="float" office:value="55.5555555555556">
                <text:p>55.5555555555556</text:p>
                <draw:g>
                  <svg:desc>sortiert.AA22:sortiert.AA40</svg:desc>
                </draw:g>
              </table:table-cell>
              <table:table-cell office:value-type="float" office:value="NaN">
                <text:p>NaN</text:p>
                <draw:g>
                  <svg:desc>sortiert.AB2:sortiert.AB21</svg:desc>
                </draw:g>
              </table:table-cell>
              <table:table-cell office:value-type="float" office:value="33.3333333333333">
                <text:p>33.3333333333333</text:p>
                <draw:g>
                  <svg:desc>sortiert.AC22:sortiert.AC40</svg:desc>
                </draw:g>
              </table:table-cell>
              <table:table-cell office:value-type="float" office:value="1">
                <text:p>1</text:p>
                <draw:g>
                  <svg:desc>sortiert.AD3:sortiert.AD21</svg:desc>
                </draw:g>
              </table:table-cell>
              <table:table-cell office:value-type="float" office:value="66.6666666666667">
                <text:p>66.6666666666667</text:p>
                <draw:g>
                  <svg:desc>sortiert.AE22:sortiert.AE40</svg:desc>
                </draw:g>
              </table:table-cell>
              <table:table-cell office:value-type="float" office:value="1">
                <text:p>1</text:p>
                <draw:g>
                  <svg:desc>sortiert.AF3:sortiert.AF21</svg:desc>
                </draw:g>
              </table:table-cell>
              <table:table-cell office:value-type="float" office:value="50">
                <text:p>50</text:p>
                <draw:g>
                  <svg:desc>sortiert.AG22:sortiert.AG40</svg:desc>
                </draw:g>
              </table:table-cell>
              <table:table-cell office:value-type="float" office:value="1">
                <text:p>1</text:p>
                <draw:g>
                  <svg:desc>sortiert.AH3:sortiert.AH21</svg:desc>
                </draw:g>
              </table:table-cell>
              <table:table-cell office:value-type="float" office:value="31.25">
                <text:p>31.25</text:p>
                <draw:g>
                  <svg:desc>sortiert.AI22:sortiert.AI40</svg:desc>
                </draw:g>
              </table:table-cell>
              <table:table-cell office:value-type="float" office:value="1">
                <text:p>1</text:p>
                <draw:g>
                  <svg:desc>sortiert.AJ3:sortiert.AJ21</svg:desc>
                </draw:g>
              </table:table-cell>
              <table:table-cell office:value-type="float" office:value="57.1428571428571">
                <text:p>57.1428571428571</text:p>
                <draw:g>
                  <svg:desc>sortiert.AK22:sortiert.AK40</svg:desc>
                </draw:g>
              </table:table-cell>
              <table:table-cell office:value-type="float" office:value="1">
                <text:p>1</text:p>
                <draw:g>
                  <svg:desc>sortiert.AL3:sortiert.AL21</svg:desc>
                </draw:g>
              </table:table-cell>
              <table:table-cell office:value-type="float" office:value="43.3333333333333">
                <text:p>43.3333333333333</text:p>
                <draw:g>
                  <svg:desc>sortiert.AM22:sortiert.AM40</svg:desc>
                </draw:g>
              </table:table-cell>
              <table:table-cell office:value-type="float" office:value="1">
                <text:p>1</text:p>
                <draw:g>
                  <svg:desc>sortiert.AN3:sortiert.AN21</svg:desc>
                </draw:g>
              </table:table-cell>
              <table:table-cell office:value-type="float" office:value="100">
                <text:p>100</text:p>
                <draw:g>
                  <svg:desc>sortiert.AO22:sortiert.AO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">
                <text:p>2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68.75">
                <text:p>68.75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">
                <text:p>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">
                <text:p>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7.5">
                <text:p>37.5</text:p>
              </table:table-cell>
              <table:table-cell office:value-type="float" office:value="2">
                <text:p>2</text:p>
              </table:table-cell>
              <table:table-cell office:value-type="float" office:value="31.25">
                <text:p>31.25</text:p>
              </table:table-cell>
              <table:table-cell office:value-type="float" office:value="2">
                <text:p>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87.5">
                <text:p>87.5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3">
                <text:p>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">
                <text:p>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">
                <text:p>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">
                <text:p>5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">
                <text:p>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43.75">
                <text:p>43.75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5">
                <text:p>5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5">
                <text:p>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">
                <text:p>6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">
                <text:p>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6">
                <text:p>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6">
                <text:p>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7">
                <text:p>7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81.25">
                <text:p>81.25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62.5">
                <text:p>62.5</text:p>
              </table:table-cell>
              <table:table-cell office:value-type="float" office:value="7">
                <text:p>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">
                <text:p>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7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7">
                <text:p>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">
                <text:p>8</text:p>
              </table:table-cell>
              <table:table-cell office:value-type="float" office:value="68.75">
                <text:p>68.75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">
                <text:p>8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  <table:table-cell office:value-type="float" office:value="8">
                <text:p>8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">
                <text:p>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43.75">
                <text:p>43.75</text:p>
              </table:table-cell>
              <table:table-cell office:value-type="float" office:value="8">
                <text:p>8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8">
                <text:p>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">
                <text:p>9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9">
                <text:p>9</text:p>
              </table:table-cell>
              <table:table-cell office:value-type="float" office:value="51.3888888888889">
                <text:p>51.3888888888889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8">
                <text:p>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62.5">
                <text:p>62.5</text:p>
              </table:table-cell>
              <table:table-cell office:value-type="float" office:value="9">
                <text:p>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9">
                <text:p>9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6.25">
                <text:p>56.2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1">
                <text:p>1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">
                <text:p>10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93.75">
                <text:p>93.75</text:p>
              </table:table-cell>
              <table:table-cell office:value-type="float" office:value="11">
                <text:p>1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2">
                <text:p>12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2">
                <text:p>12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2">
                <text:p>1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1">
                <text:p>1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7.5">
                <text:p>87.5</text:p>
              </table:table-cell>
              <table:table-cell office:value-type="float" office:value="12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4">
                <text:p>14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14">
                <text:p>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4">
                <text:p>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4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">
                <text:p>14</text:p>
              </table:table-cell>
              <table:table-cell office:value-type="float" office:value="37.5">
                <text:p>37.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4">
                <text:p>14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5">
                <text:p>15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5">
                <text:p>1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5">
                <text:p>1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43.75">
                <text:p>43.75</text:p>
              </table:table-cell>
              <table:table-cell office:value-type="float" office:value="15">
                <text:p>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5">
                <text:p>15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6">
                <text:p>16</text:p>
              </table:table-cell>
              <table:table-cell office:value-type="float" office:value="93.75">
                <text:p>93.75</text:p>
              </table:table-cell>
              <table:table-cell office:value-type="float" office:value="16">
                <text:p>1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6">
                <text:p>1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31.25">
                <text:p>31.25</text:p>
              </table:table-cell>
              <table:table-cell office:value-type="float" office:value="16">
                <text:p>16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7">
                <text:p>1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56.25">
                <text:p>56.25</text:p>
              </table:table-cell>
              <table:table-cell office:value-type="float" office:value="17">
                <text:p>1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62.5">
                <text:p>62.5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31.25">
                <text:p>31.25</text:p>
              </table:table-cell>
              <table:table-cell office:value-type="float" office:value="17">
                <text:p>17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56.25">
                <text:p>56.25</text:p>
              </table:table-cell>
              <table:table-cell office:value-type="float" office:value="18">
                <text:p>18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8">
                <text:p>1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8">
                <text:p>18</text:p>
              </table:table-cell>
              <table:table-cell office:value-type="float" office:value="65.2777777777778">
                <text:p>65.2777777777778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37.5">
                <text:p>37.5</text:p>
              </table:table-cell>
              <table:table-cell office:value-type="float" office:value="18">
                <text:p>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7">
                <text:p>1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8">
                <text:p>1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68.75">
                <text:p>68.75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9">
                <text:p>19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6.25">
                <text:p>56.25</text:p>
              </table:table-cell>
              <table:table-cell office:value-type="float" office:value="19">
                <text:p>1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9">
                <text:p>19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gap-width="15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264478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636363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997300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43682b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698ed0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1975a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b7b7b7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cd33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7cafdd"/>
      <style:text-properties fo:color="#000000" fo:font-family="Calibri" fo:font-size="10pt" style:font-size-asian="10pt" style:font-size-complex="10pt"/>
    </style:style>
    <style:style style:name="ch25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8cc168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335aa1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d26012"/>
      <style:text-properties fo:color="#000000" fo:font-family="Calibri" fo:font-size="10pt" style:font-size-asian="10pt" style:font-size-complex="10pt"/>
    </style:style>
    <style:style style:name="ch2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48484"/>
      <style:text-properties fo:color="#000000" fo:font-family="Calibri" fo:font-size="10pt" style:font-size-asian="10pt" style:font-size-complex="10pt"/>
    </style:style>
    <style:style style:name="ch2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c9a00"/>
      <style:text-properties fo:color="#000000" fo:font-family="Calibri" fo:font-size="10pt" style:font-size-asian="10pt" style:font-size-complex="10pt"/>
    </style:style>
    <style:style style:name="ch3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327dc2"/>
      <style:text-properties fo:color="#000000" fo:font-family="Calibri" fo:font-size="10pt" style:font-size-asian="10pt" style:font-size-complex="10pt"/>
    </style:style>
    <style:style style:name="ch3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5a8a39"/>
      <style:text-properties fo:color="#000000" fo:font-family="Calibri" fo:font-size="10pt" style:font-size-asian="10pt" style:font-size-complex="10pt"/>
    </style:style>
    <style:style style:name="ch3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faadc"/>
      <style:text-properties fo:color="#000000" fo:font-family="Calibri" fo:font-size="10pt" style:font-size-asian="10pt" style:font-size-complex="10pt"/>
    </style:style>
    <style:style style:name="ch3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4b183"/>
      <style:text-properties fo:color="#000000" fo:font-family="Calibri" fo:font-size="10pt" style:font-size-asian="10pt" style:font-size-complex="10pt"/>
    </style:style>
    <style:style style:name="ch3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9c9c9"/>
      <style:text-properties fo:color="#000000" fo:font-family="Calibri" fo:font-size="10pt" style:font-size-asian="10pt" style:font-size-complex="10pt"/>
    </style:style>
    <style:style style:name="ch3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d966"/>
      <style:text-properties fo:color="#000000" fo:font-family="Calibri" fo:font-size="10pt" style:font-size-asian="10pt" style:font-size-complex="10pt"/>
    </style:style>
    <style:style style:name="ch3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fo:font-family="Calibri" fo:font-size="10pt" style:font-size-asian="10pt" style:font-size-complex="10pt"/>
    </style:style>
    <style:style style:name="ch3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a9d18e"/>
      <style:text-properties fo:color="#000000" fo:font-family="Calibri" fo:font-size="10pt" style:font-size-asian="10pt" style:font-size-complex="10pt"/>
    </style:style>
    <style:style style:name="ch38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203864"/>
      <style:text-properties fo:color="#000000" fo:font-family="Calibri" fo:font-size="10pt" style:font-size-asian="10pt" style:font-size-complex="10pt"/>
    </style:style>
    <style:style style:name="ch3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43c0b"/>
      <style:text-properties fo:color="#000000" fo:font-family="Calibri" fo:font-size="10pt" style:font-size-asian="10pt" style:font-size-complex="10pt"/>
    </style:style>
    <style:style style:name="ch40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535353"/>
      <style:text-properties fo:color="#000000" fo:font-family="Calibri" fo:font-size="10pt" style:font-size-asian="10pt" style:font-size-complex="10pt"/>
    </style:style>
    <style:style style:name="ch41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806000"/>
      <style:text-properties fo:color="#000000" fo:font-family="Calibri" fo:font-size="10pt" style:font-size-asian="10pt" style:font-size-complex="10pt"/>
    </style:style>
    <style:style style:name="ch42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1f4e79"/>
      <style:text-properties fo:color="#000000" fo:font-family="Calibri" fo:font-size="10pt" style:font-size-asian="10pt" style:font-size-complex="10pt"/>
    </style:style>
    <style:style style:name="ch43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385623"/>
      <style:text-properties fo:color="#000000" fo:font-family="Calibri" fo:font-size="10pt" style:font-size-asian="10pt" style:font-size-complex="10pt"/>
    </style:style>
    <style:style style:name="ch44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7c9cd6"/>
      <style:text-properties fo:color="#000000" fo:font-family="Calibri" fo:font-size="10pt" style:font-size-asian="10pt" style:font-size-complex="10pt"/>
    </style:style>
    <style:style style:name="ch4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2a46f"/>
      <style:text-properties fo:color="#000000" fo:font-family="Calibri" fo:font-size="10pt" style:font-size-asian="10pt" style:font-size-complex="10pt"/>
    </style:style>
    <style:style style:name="ch4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0c0c0"/>
      <style:text-properties fo:color="#000000" fo:font-family="Calibri" fo:font-size="10pt" style:font-size-asian="10pt" style:font-size-complex="10pt"/>
    </style:style>
    <style:style style:name="ch4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ffd34d"/>
      <style:text-properties fo:color="#000000" fo:font-family="Calibri" fo:font-size="10pt" style:font-size-asian="10pt" style:font-size-complex="10pt"/>
    </style:style>
    <style:style style:name="ch48" style:family="chart">
      <style:graphic-properties draw:fill="none" draw:fill-color="#d9d9d9"/>
    </style:style>
    <style:style style:name="ch49" style:family="chart">
      <style:graphic-properties draw:fill-color="#d9d9d9"/>
    </style:style>
  </office:automatic-styles>
  <office:body>
    <office:chart>
      <chart:chart svg:width="26.533cm" svg:height="11.48cm" xlink:href=".." xlink:type="simple" chart:class="chart:bar" chart:style-name="ch1">
        <chart:title svg:x="12.29cm" svg:y="0.365cm" chart:style-name="ch2">
          <text:p>Umfrage</text:p>
        </chart:title>
        <chart:legend chart:legend-position="end" svg:x="22.412cm" svg:y="0.98cm" style:legend-expansion="high" chart:style-name="ch3"/>
        <chart:plot-area chart:style-name="ch4" table:cell-range-address="sortiert.B3:sortiert.C21 sortiert.C22:sortiert.C40 sortiert.E3:sortiert.E40 sortiert.G3:sortiert.G40 sortiert.I3:sortiert.I40 sortiert.K3:sortiert.K40 sortiert.M3:sortiert.M40 sortiert.O3:sortiert.O40 sortiert.Q3:sortiert.Q40 sortiert.S3:sortiert.S21 sortiert.U3:sortiert.U40 sortiert.W3:sortiert.W40 sortiert.Y3:sortiert.Y21 sortiert.AA3:sortiert.AA40 sortiert.AC3:sortiert.AC40 sortiert.AE3:sortiert.AE40 sortiert.AG3:sortiert.AG40 sortiert.AI3:sortiert.AI40 sortiert.AK3:sortiert.AK40 sortiert.AM3:sortiert.AM40 sortiert.AO3:sortiert.AO40" chart:data-source-has-labels="column" svg:x="0.98cm" svg:y="1.957cm" svg:width="20.372cm" svg:height="8.874cm">
          <chartooo:coordinate-region svg:x="1.529cm" svg:y="2.46cm" svg:width="19.823cm" svg:height="7.892cm"/>
          <chart:axis chart:dimension="x" chart:name="primary-x" chart:style-name="ch5" chartooo:axis-type="auto">
            <chartooo:date-scale/>
            <chart:categories table:cell-range-address="sortiert.B3:sortiert.B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ortiert.C3:sortiert.C21" chart:class="chart:bar">
            <chart:data-point chart:repeated="19"/>
          </chart:series>
          <chart:series chart:style-name="ch9" chart:values-cell-range-address="sortiert.C22:sortiert.C40" chart:class="chart:bar">
            <chart:data-point chart:repeated="19"/>
          </chart:series>
          <chart:series chart:style-name="ch10" chart:values-cell-range-address="sortiert.E3:sortiert.E21" chart:class="chart:bar">
            <chart:data-point chart:repeated="19"/>
          </chart:series>
          <chart:series chart:style-name="ch11" chart:values-cell-range-address="sortiert.E22:sortiert.E40" chart:class="chart:bar">
            <chart:data-point chart:repeated="19"/>
          </chart:series>
          <chart:series chart:style-name="ch12" chart:values-cell-range-address="sortiert.G3:sortiert.G21" chart:class="chart:bar">
            <chart:data-point chart:repeated="19"/>
          </chart:series>
          <chart:series chart:style-name="ch13" chart:values-cell-range-address="sortiert.G22:sortiert.G40" chart:class="chart:bar">
            <chart:data-point chart:repeated="19"/>
          </chart:series>
          <chart:series chart:style-name="ch14" chart:values-cell-range-address="sortiert.I3:sortiert.I21" chart:class="chart:bar">
            <chart:data-point chart:repeated="19"/>
          </chart:series>
          <chart:series chart:style-name="ch15" chart:values-cell-range-address="sortiert.I22:sortiert.I40" chart:class="chart:bar">
            <chart:data-point chart:repeated="19"/>
          </chart:series>
          <chart:series chart:style-name="ch16" chart:values-cell-range-address="sortiert.K3:sortiert.K21" chart:class="chart:bar">
            <chart:data-point chart:repeated="19"/>
          </chart:series>
          <chart:series chart:style-name="ch17" chart:values-cell-range-address="sortiert.K22:sortiert.K40" chart:class="chart:bar">
            <chart:data-point chart:repeated="19"/>
          </chart:series>
          <chart:series chart:style-name="ch18" chart:values-cell-range-address="sortiert.M3:sortiert.M21" chart:class="chart:bar">
            <chart:data-point chart:repeated="19"/>
          </chart:series>
          <chart:series chart:style-name="ch19" chart:values-cell-range-address="sortiert.M22:sortiert.M40" chart:class="chart:bar">
            <chart:data-point chart:repeated="19"/>
          </chart:series>
          <chart:series chart:style-name="ch20" chart:values-cell-range-address="sortiert.O3:sortiert.O21" chart:class="chart:bar">
            <chart:data-point chart:repeated="19"/>
          </chart:series>
          <chart:series chart:style-name="ch21" chart:values-cell-range-address="sortiert.O22:sortiert.O40" chart:class="chart:bar">
            <chart:data-point chart:repeated="19"/>
          </chart:series>
          <chart:series chart:style-name="ch22" chart:values-cell-range-address="sortiert.Q3:sortiert.Q21" chart:class="chart:bar">
            <chart:data-point chart:repeated="19"/>
          </chart:series>
          <chart:series chart:style-name="ch23" chart:values-cell-range-address="sortiert.Q22:sortiert.Q40" chart:class="chart:bar">
            <chart:data-point chart:repeated="19"/>
          </chart:series>
          <chart:series chart:style-name="ch24" chart:values-cell-range-address="sortiert.S3:sortiert.S21" chart:class="chart:bar">
            <chart:data-point chart:repeated="19"/>
          </chart:series>
          <chart:series chart:style-name="ch25" chart:values-cell-range-address="" chart:class="chart:bar">
            <chart:data-point/>
          </chart:series>
          <chart:series chart:style-name="ch26" chart:values-cell-range-address="sortiert.U3:sortiert.U21" chart:class="chart:bar">
            <chart:data-point chart:repeated="19"/>
          </chart:series>
          <chart:series chart:style-name="ch27" chart:values-cell-range-address="sortiert.U22:sortiert.U40" chart:class="chart:bar">
            <chart:data-point chart:repeated="19"/>
          </chart:series>
          <chart:series chart:style-name="ch28" chart:values-cell-range-address="sortiert.W3:sortiert.W21" chart:class="chart:bar">
            <chart:data-point chart:repeated="19"/>
          </chart:series>
          <chart:series chart:style-name="ch29" chart:values-cell-range-address="sortiert.W22:sortiert.W40" chart:class="chart:bar">
            <chart:data-point chart:repeated="19"/>
          </chart:series>
          <chart:series chart:style-name="ch30" chart:values-cell-range-address="sortiert.Y3:sortiert.Y21" chart:class="chart:bar">
            <chart:data-point chart:repeated="19"/>
          </chart:series>
          <chart:series chart:style-name="ch31" chart:values-cell-range-address="sortiert.Y3:sortiert.Y21" chart:class="chart:bar">
            <chart:data-point chart:repeated="19"/>
          </chart:series>
          <chart:series chart:style-name="ch32" chart:values-cell-range-address="sortiert.AA3:sortiert.AA21" chart:class="chart:bar">
            <chart:data-point chart:repeated="19"/>
          </chart:series>
          <chart:series chart:style-name="ch33" chart:values-cell-range-address="sortiert.AA22:sortiert.AA40" chart:class="chart:bar">
            <chart:data-point chart:repeated="19"/>
          </chart:series>
          <chart:series chart:style-name="ch34" chart:values-cell-range-address="sortiert.AC3:sortiert.AC21" chart:class="chart:bar">
            <chart:data-point chart:repeated="19"/>
          </chart:series>
          <chart:series chart:style-name="ch35" chart:values-cell-range-address="sortiert.AC22:sortiert.AC40" chart:class="chart:bar">
            <chart:data-point chart:repeated="19"/>
          </chart:series>
          <chart:series chart:style-name="ch36" chart:values-cell-range-address="sortiert.AE3:sortiert.AE21" chart:class="chart:bar">
            <chart:data-point chart:repeated="19"/>
          </chart:series>
          <chart:series chart:style-name="ch37" chart:values-cell-range-address="sortiert.AE22:sortiert.AE40" chart:class="chart:bar">
            <chart:data-point chart:repeated="19"/>
          </chart:series>
          <chart:series chart:style-name="ch38" chart:values-cell-range-address="sortiert.AG3:sortiert.AG21" chart:class="chart:bar">
            <chart:data-point chart:repeated="19"/>
          </chart:series>
          <chart:series chart:style-name="ch39" chart:values-cell-range-address="sortiert.AG22:sortiert.AG40" chart:class="chart:bar">
            <chart:data-point chart:repeated="19"/>
          </chart:series>
          <chart:series chart:style-name="ch40" chart:values-cell-range-address="sortiert.AI3:sortiert.AI21" chart:class="chart:bar">
            <chart:data-point chart:repeated="19"/>
          </chart:series>
          <chart:series chart:style-name="ch41" chart:values-cell-range-address="sortiert.AI22:sortiert.AI40" chart:class="chart:bar">
            <chart:data-point chart:repeated="19"/>
          </chart:series>
          <chart:series chart:style-name="ch42" chart:values-cell-range-address="sortiert.AK3:sortiert.AK21" chart:class="chart:bar">
            <chart:data-point chart:repeated="19"/>
          </chart:series>
          <chart:series chart:style-name="ch43" chart:values-cell-range-address="sortiert.AK22:sortiert.AK40" chart:class="chart:bar">
            <chart:data-point chart:repeated="19"/>
          </chart:series>
          <chart:series chart:style-name="ch44" chart:values-cell-range-address="sortiert.AM3:sortiert.AM21" chart:class="chart:bar">
            <chart:data-point chart:repeated="19"/>
          </chart:series>
          <chart:series chart:style-name="ch45" chart:values-cell-range-address="sortiert.AM22:sortiert.AM40" chart:class="chart:bar">
            <chart:data-point chart:repeated="19"/>
          </chart:series>
          <chart:series chart:style-name="ch46" chart:values-cell-range-address="sortiert.AO3:sortiert.AO21" chart:class="chart:bar">
            <chart:data-point chart:repeated="19"/>
          </chart:series>
          <chart:series chart:style-name="ch47" chart:values-cell-range-address="sortiert.AO22:sortiert.AO40" chart:class="chart:bar">
            <chart:data-point chart:repeated="19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  <table:table-cell office:value-type="string">
                <text:p>Spalte E</text:p>
              </table:table-cell>
              <table:table-cell office:value-type="string">
                <text:p>Spalte G</text:p>
              </table:table-cell>
              <table:table-cell office:value-type="string">
                <text:p>Spalte G</text:p>
              </table:table-cell>
              <table:table-cell office:value-type="string">
                <text:p>Spalte I</text:p>
              </table:table-cell>
              <table:table-cell office:value-type="string">
                <text:p>Spalte I</text:p>
              </table:table-cell>
              <table:table-cell office:value-type="string">
                <text:p>Spalte K</text:p>
              </table:table-cell>
              <table:table-cell office:value-type="string">
                <text:p>Spalte K</text:p>
              </table:table-cell>
              <table:table-cell office:value-type="string">
                <text:p>Spalte M</text:p>
              </table:table-cell>
              <table:table-cell office:value-type="string">
                <text:p>Spalte M</text:p>
              </table:table-cell>
              <table:table-cell office:value-type="string">
                <text:p>Spalte O</text:p>
              </table:table-cell>
              <table:table-cell office:value-type="string">
                <text:p>Spalte O</text:p>
              </table:table-cell>
              <table:table-cell office:value-type="string">
                <text:p>Spalte Q</text:p>
              </table:table-cell>
              <table:table-cell office:value-type="string">
                <text:p>Spalte Q</text:p>
              </table:table-cell>
              <table:table-cell office:value-type="string">
                <text:p>Spalte S</text:p>
              </table:table-cell>
              <table:table-cell office:value-type="string">
                <text:p>Spalte U</text:p>
              </table:table-cell>
              <table:table-cell office:value-type="string">
                <text:p>Spalte U</text:p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Spalte Y</text:p>
              </table:table-cell>
              <table:table-cell office:value-type="string">
                <text:p>Spalte Y</text:p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  <table:table-cell office:value-type="string">
                <text:p>Spalte AC</text:p>
              </table:table-cell>
              <table:table-cell office:value-type="string">
                <text:p>Spalte AC</text:p>
              </table:table-cell>
              <table:table-cell office:value-type="string">
                <text:p>Spalte AE</text:p>
              </table:table-cell>
              <table:table-cell office:value-type="string">
                <text:p>Spalte AE</text:p>
              </table:table-cell>
              <table:table-cell office:value-type="string">
                <text:p>Spalte AG</text:p>
              </table:table-cell>
              <table:table-cell office:value-type="string">
                <text:p>Spalte AG</text:p>
              </table:table-cell>
              <table:table-cell office:value-type="string">
                <text:p>Spalte AI</text:p>
              </table:table-cell>
              <table:table-cell office:value-type="string">
                <text:p>Spalte AI</text:p>
              </table:table-cell>
              <table:table-cell office:value-type="string">
                <text:p>Spalte AK</text:p>
              </table:table-cell>
              <table:table-cell office:value-type="string">
                <text:p>Spalte AK</text:p>
              </table:table-cell>
              <table:table-cell office:value-type="string">
                <text:p>Spalte AM</text:p>
              </table:table-cell>
              <table:table-cell office:value-type="string">
                <text:p>Spalte AM</text:p>
              </table:table-cell>
              <table:table-cell office:value-type="string">
                <text:p>Spalte AO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ortiert.B3:sortiert.B21</svg:desc>
                </draw:g>
              </table:table-cell>
              <table:table-cell office:value-type="float" office:value="61.5384615384615">
                <text:p>61.5384615384615</text:p>
                <draw:g>
                  <svg:desc>sortiert.C3:sortiert.C21</svg:desc>
                </draw:g>
              </table:table-cell>
              <table:table-cell office:value-type="float" office:value="46.1538461538462">
                <text:p>46.1538461538462</text:p>
                <draw:g>
                  <svg:desc>sortiert.C22:sortiert.C40</svg:desc>
                </draw:g>
              </table:table-cell>
              <table:table-cell office:value-type="float" office:value="17.1428571428571">
                <text:p>17.1428571428571</text:p>
                <draw:g>
                  <svg:desc>sortiert.E3:sortiert.E21</svg:desc>
                </draw:g>
              </table:table-cell>
              <table:table-cell office:value-type="float" office:value="54.2857142857143">
                <text:p>54.2857142857143</text:p>
                <draw:g>
                  <svg:desc>sortiert.E22:sortiert.E40</svg:desc>
                </draw:g>
              </table:table-cell>
              <table:table-cell office:value-type="float" office:value="57.1428571428571">
                <text:p>57.1428571428571</text:p>
                <draw:g>
                  <svg:desc>sortiert.G3:sortiert.G21</svg:desc>
                </draw:g>
              </table:table-cell>
              <table:table-cell office:value-type="float" office:value="42.8571428571429">
                <text:p>42.8571428571429</text:p>
                <draw:g>
                  <svg:desc>sortiert.G22:sortiert.G40</svg:desc>
                </draw:g>
              </table:table-cell>
              <table:table-cell office:value-type="float" office:value="75">
                <text:p>75</text:p>
                <draw:g>
                  <svg:desc>sortiert.I3:sortiert.I21</svg:desc>
                </draw:g>
              </table:table-cell>
              <table:table-cell office:value-type="float" office:value="93.75">
                <text:p>93.75</text:p>
                <draw:g>
                  <svg:desc>sortiert.I22:sortiert.I40</svg:desc>
                </draw:g>
              </table:table-cell>
              <table:table-cell office:value-type="float" office:value="42.8571428571429">
                <text:p>42.8571428571429</text:p>
                <draw:g>
                  <svg:desc>sortiert.K3:sortiert.K21</svg:desc>
                </draw:g>
              </table:table-cell>
              <table:table-cell office:value-type="float" office:value="57.1428571428571">
                <text:p>57.1428571428571</text:p>
                <draw:g>
                  <svg:desc>sortiert.K22:sortiert.K40</svg:desc>
                </draw:g>
              </table:table-cell>
              <table:table-cell office:value-type="float" office:value="85.7142857142857">
                <text:p>85.7142857142857</text:p>
                <draw:g>
                  <svg:desc>sortiert.M3:sortiert.M21</svg:desc>
                </draw:g>
              </table:table-cell>
              <table:table-cell office:value-type="float" office:value="71.4285714285714">
                <text:p>71.4285714285714</text:p>
                <draw:g>
                  <svg:desc>sortiert.M22:sortiert.M40</svg:desc>
                </draw:g>
              </table:table-cell>
              <table:table-cell office:value-type="float" office:value="83.3333333333333">
                <text:p>83.3333333333333</text:p>
                <draw:g>
                  <svg:desc>sortiert.O3:sortiert.O21</svg:desc>
                </draw:g>
              </table:table-cell>
              <table:table-cell office:value-type="float" office:value="55.5555555555556">
                <text:p>55.5555555555556</text:p>
                <draw:g>
                  <svg:desc>sortiert.O22:sortiert.O40</svg:desc>
                </draw:g>
              </table:table-cell>
              <table:table-cell office:value-type="float" office:value="60">
                <text:p>60</text:p>
                <draw:g>
                  <svg:desc>sortiert.Q3:sortiert.Q21</svg:desc>
                </draw:g>
              </table:table-cell>
              <table:table-cell office:value-type="float" office:value="50">
                <text:p>50</text:p>
                <draw:g>
                  <svg:desc>sortiert.Q22:sortiert.Q40</svg:desc>
                </draw:g>
              </table:table-cell>
              <table:table-cell office:value-type="float" office:value="62.5">
                <text:p>62.5</text:p>
                <draw:g>
                  <svg:desc>sortiert.S3:sortiert.S21</svg:desc>
                </draw:g>
              </table:table-cell>
              <table:table-cell office:value-type="float" office:value="55.5555555555556">
                <text:p>55.5555555555556</text:p>
                <draw:g>
                  <svg:desc>sortiert.U3:sortiert.U21</svg:desc>
                </draw:g>
              </table:table-cell>
              <table:table-cell office:value-type="float" office:value="100">
                <text:p>100</text:p>
                <draw:g>
                  <svg:desc>sortiert.U22:sortiert.U40</svg:desc>
                </draw:g>
              </table:table-cell>
              <table:table-cell office:value-type="float" office:value="83.3333333333333">
                <text:p>83.3333333333333</text:p>
                <draw:g>
                  <svg:desc>sortiert.W3:sortiert.W21</svg:desc>
                </draw:g>
              </table:table-cell>
              <table:table-cell office:value-type="float" office:value="33.3333333333333">
                <text:p>33.3333333333333</text:p>
                <draw:g>
                  <svg:desc>sortiert.W22:sortiert.W40</svg:desc>
                </draw:g>
              </table:table-cell>
              <table:table-cell office:value-type="float" office:value="55.5555555555556">
                <text:p>55.5555555555556</text:p>
                <draw:g>
                  <svg:desc>sortiert.Y3:sortiert.Y21</svg:desc>
                </draw:g>
              </table:table-cell>
              <table:table-cell office:value-type="float" office:value="55.5555555555556">
                <text:p>55.5555555555556</text:p>
                <draw:g>
                  <svg:desc>sortiert.Y3:sortiert.Y21</svg:desc>
                </draw:g>
              </table:table-cell>
              <table:table-cell office:value-type="float" office:value="55.5555555555556">
                <text:p>55.5555555555556</text:p>
                <draw:g>
                  <svg:desc>sortiert.AA3:sortiert.AA21</svg:desc>
                </draw:g>
              </table:table-cell>
              <table:table-cell office:value-type="float" office:value="55.5555555555556">
                <text:p>55.5555555555556</text:p>
                <draw:g>
                  <svg:desc>sortiert.AA22:sortiert.AA40</svg:desc>
                </draw:g>
              </table:table-cell>
              <table:table-cell office:value-type="float" office:value="66.6666666666667">
                <text:p>66.6666666666667</text:p>
                <draw:g>
                  <svg:desc>sortiert.AC3:sortiert.AC21</svg:desc>
                </draw:g>
              </table:table-cell>
              <table:table-cell office:value-type="float" office:value="33.3333333333333">
                <text:p>33.3333333333333</text:p>
                <draw:g>
                  <svg:desc>sortiert.AC22:sortiert.AC40</svg:desc>
                </draw:g>
              </table:table-cell>
              <table:table-cell office:value-type="float" office:value="50">
                <text:p>50</text:p>
                <draw:g>
                  <svg:desc>sortiert.AE3:sortiert.AE21</svg:desc>
                </draw:g>
              </table:table-cell>
              <table:table-cell office:value-type="float" office:value="66.6666666666667">
                <text:p>66.6666666666667</text:p>
                <draw:g>
                  <svg:desc>sortiert.AE22:sortiert.AE40</svg:desc>
                </draw:g>
              </table:table-cell>
              <table:table-cell office:value-type="float" office:value="75">
                <text:p>75</text:p>
                <draw:g>
                  <svg:desc>sortiert.AG3:sortiert.AG21</svg:desc>
                </draw:g>
              </table:table-cell>
              <table:table-cell office:value-type="float" office:value="50">
                <text:p>50</text:p>
                <draw:g>
                  <svg:desc>sortiert.AG22:sortiert.AG40</svg:desc>
                </draw:g>
              </table:table-cell>
              <table:table-cell office:value-type="float" office:value="37.5">
                <text:p>37.5</text:p>
                <draw:g>
                  <svg:desc>sortiert.AI3:sortiert.AI21</svg:desc>
                </draw:g>
              </table:table-cell>
              <table:table-cell office:value-type="float" office:value="31.25">
                <text:p>31.25</text:p>
                <draw:g>
                  <svg:desc>sortiert.AI22:sortiert.AI40</svg:desc>
                </draw:g>
              </table:table-cell>
              <table:table-cell office:value-type="float" office:value="78.5714285714286">
                <text:p>78.5714285714286</text:p>
                <draw:g>
                  <svg:desc>sortiert.AK3:sortiert.AK21</svg:desc>
                </draw:g>
              </table:table-cell>
              <table:table-cell office:value-type="float" office:value="57.1428571428571">
                <text:p>57.1428571428571</text:p>
                <draw:g>
                  <svg:desc>sortiert.AK22:sortiert.AK40</svg:desc>
                </draw:g>
              </table:table-cell>
              <table:table-cell office:value-type="float" office:value="31.6666666666667">
                <text:p>31.6666666666667</text:p>
                <draw:g>
                  <svg:desc>sortiert.AM3:sortiert.AM21</svg:desc>
                </draw:g>
              </table:table-cell>
              <table:table-cell office:value-type="float" office:value="43.3333333333333">
                <text:p>43.3333333333333</text:p>
                <draw:g>
                  <svg:desc>sortiert.AM22:sortiert.AM40</svg:desc>
                </draw:g>
              </table:table-cell>
              <table:table-cell office:value-type="float" office:value="90">
                <text:p>90</text:p>
                <draw:g>
                  <svg:desc>sortiert.AO3:sortiert.AO21</svg:desc>
                </draw:g>
              </table:table-cell>
              <table:table-cell office:value-type="float" office:value="100">
                <text:p>100</text:p>
                <draw:g>
                  <svg:desc>sortiert.AO22:sortiert.AO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0">
                <text:p>100</text:p>
              </table:table-cell>
              <table:table-cell office:value-type="float" office:value="68.75">
                <text:p>68.7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37.5">
                <text:p>37.5</text:p>
              </table:table-cell>
              <table:table-cell office:value-type="float" office:value="62.5">
                <text:p>62.5</text:p>
              </table:table-cell>
              <table:table-cell office:value-type="float" office:value="31.25">
                <text:p>31.2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55">
                <text:p>5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1.25">
                <text:p>81.25</text:p>
              </table:table-cell>
              <table:table-cell office:value-type="float" office:value="75">
                <text:p>7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0">
                <text:p>5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0">
                <text:p>10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68.75">
                <text:p>68.75</text:p>
              </table:table-cell>
              <table:table-cell office:value-type="float" office:value="100">
                <text:p>10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00">
                <text:p>100</text:p>
              </table:table-cell>
              <table:table-cell office:value-type="float" office:value="56.25">
                <text:p>56.25</text:p>
              </table:table-cell>
              <table:table-cell office:value-type="float" office:value="81.25">
                <text:p>81.2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81.25">
                <text:p>81.25</text:p>
              </table:table-cell>
              <table:table-cell office:value-type="float" office:value="56.25">
                <text:p>56.25</text:p>
              </table:table-cell>
              <table:table-cell office:value-type="float" office:value="81.25">
                <text:p>81.25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8.75">
                <text:p>68.75</text:p>
              </table:table-cell>
              <table:table-cell office:value-type="float" office:value="62.5">
                <text:p>62.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0">
                <text:p>10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43.75">
                <text:p>43.75</text:p>
              </table:table-cell>
              <table:table-cell office:value-type="float" office:value="31.25">
                <text:p>31.25</text:p>
              </table:table-cell>
              <table:table-cell office:value-type="float" office:value="37.5">
                <text:p>37.5</text:p>
              </table:table-cell>
              <table:table-cell office:value-type="float" office:value="50">
                <text:p>50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  <table:table-cell office:value-type="float" office:value="100">
                <text:p>10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2.5">
                <text:p>62.5</text:p>
              </table:table-cell>
              <table:table-cell office:value-type="float" office:value="50">
                <text:p>50</text:p>
              </table:table-cell>
              <table:table-cell office:value-type="float" office:value="81.25">
                <text:p>81.25</text:p>
              </table:table-cell>
              <table:table-cell office:value-type="float" office:value="37.5">
                <text:p>37.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0">
                <text:p>50</text:p>
              </table:table-cell>
              <table:table-cell office:value-type="float" office:value="81.25">
                <text:p>81.25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5">
                <text:p>7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43.75">
                <text:p>43.75</text:p>
              </table:table-cell>
              <table:table-cell office:value-type="float" office:value="81.25">
                <text:p>81.25</text:p>
              </table:table-cell>
              <table:table-cell office:value-type="float" office:value="37.5">
                <text:p>37.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0">
                <text:p>60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3.75">
                <text:p>43.75</text:p>
              </table:table-cell>
              <table:table-cell office:value-type="float" office:value="68.75">
                <text:p>68.7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87.5">
                <text:p>87.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0">
                <text:p>50</text:p>
              </table:table-cell>
              <table:table-cell office:value-type="float" office:value="81.25">
                <text:p>81.25</text:p>
              </table:table-cell>
              <table:table-cell office:value-type="float" office:value="75">
                <text:p>75</text:p>
              </table:table-cell>
              <table:table-cell office:value-type="float" office:value="56.25">
                <text:p>56.25</text:p>
              </table:table-cell>
              <table:table-cell office:value-type="float" office:value="43.75">
                <text:p>43.7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75">
                <text:p>75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51.3888888888889">
                <text:p>51.3888888888889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">
                <text:p>50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1.25">
                <text:p>81.25</text:p>
              </table:table-cell>
              <table:table-cell office:value-type="float" office:value="50">
                <text:p>50</text:p>
              </table:table-cell>
              <table:table-cell office:value-type="float" office:value="31.25">
                <text:p>31.25</text:p>
              </table:table-cell>
              <table:table-cell office:value-type="float" office:value="62.5">
                <text:p>62.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95">
                <text:p>95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31.25">
                <text:p>31.25</text:p>
              </table:table-cell>
              <table:table-cell office:value-type="float" office:value="50">
                <text:p>5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.75">
                <text:p>68.75</text:p>
              </table:table-cell>
              <table:table-cell office:value-type="float" office:value="56.25">
                <text:p>56.2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0">
                <text:p>30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5">
                <text:p>75</text:p>
              </table:table-cell>
              <table:table-cell office:value-type="float" office:value="87.5">
                <text:p>8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87.5">
                <text:p>87.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7.5">
                <text:p>87.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93.75">
                <text:p>93.75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75">
                <text:p>93.75</text:p>
              </table:table-cell>
              <table:table-cell office:value-type="float" office:value="100">
                <text:p>10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100">
                <text:p>10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0">
                <text:p>60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0">
                <text:p>10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7.5">
                <text:p>87.5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0">
                <text:p>10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00">
                <text:p>10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00">
                <text:p>10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93.75">
                <text:p>93.75</text:p>
              </table:table-cell>
              <table:table-cell office:value-type="float" office:value="81.25">
                <text:p>81.25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3.75">
                <text:p>43.75</text:p>
              </table:table-cell>
              <table:table-cell office:value-type="float" office:value="75">
                <text:p>7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87.5">
                <text:p>87.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25">
                <text:p>2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5">
                <text:p>25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8.75">
                <text:p>68.75</text:p>
              </table:table-cell>
              <table:table-cell office:value-type="float" office:value="62.5">
                <text:p>62.5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2.5">
                <text:p>62.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7.5">
                <text:p>37.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43.75">
                <text:p>43.75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6.25">
                <text:p>56.25</text:p>
              </table:table-cell>
              <table:table-cell office:value-type="float" office:value="93.75">
                <text:p>93.7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1.25">
                <text:p>31.25</text:p>
              </table:table-cell>
              <table:table-cell office:value-type="float" office:value="50">
                <text:p>50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7.5">
                <text:p>37.5</text:p>
              </table:table-cell>
              <table:table-cell office:value-type="float" office:value="56.25">
                <text:p>56.2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62.5">
                <text:p>62.5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31.25">
                <text:p>31.2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40">
                <text:p>4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00">
                <text:p>100</text:p>
              </table:table-cell>
              <table:table-cell office:value-type="float" office:value="56.25">
                <text:p>56.2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65.2777777777778">
                <text:p>65.277777777777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7.5">
                <text:p>37.5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0">
                <text:p>5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68.75">
                <text:p>68.7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0">
                <text:p>100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50">
                <text:p>50</text:p>
              </table:table-cell>
              <table:table-cell office:value-type="float" office:value="43.75">
                <text:p>43.75</text:p>
              </table:table-cell>
              <table:table-cell office:value-type="float" office:value="56.25">
                <text:p>56.2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e480e" draw:fill-color="#9e480e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3682b" draw:fill-color="#43682b"/>
      <style:text-properties fo:color="#000000" fo:font-family="Calibri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1975a" draw:fill-color="#f1975a"/>
      <style:text-properties fo:color="#000000" fo:font-family="Calibri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d33" draw:fill-color="#ffcd33"/>
      <style:text-properties fo:color="#000000" fo:font-family="Calibri"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cc168" draw:fill-color="#8cc168"/>
      <style:text-properties fo:color="#000000" fo:font-family="Calibri" fo:font-size="10pt" style:font-size-asian="10pt" style:font-size-complex="10pt"/>
    </style:style>
    <style:style style:name="ch1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d26012" draw:fill-color="#d26012"/>
      <style:text-properties fo:color="#000000" fo:font-family="Calibri" fo:font-size="10pt" style:font-size-asian="10pt" style:font-size-complex="10pt"/>
    </style:style>
    <style:style style:name="ch1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c9a00" draw:fill-color="#cc9a00"/>
      <style:text-properties fo:color="#000000" fo:font-family="Calibri" fo:font-size="10pt" style:font-size-asian="10pt" style:font-size-complex="10pt"/>
    </style:style>
    <style:style style:name="ch1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a8a39" draw:fill-color="#5a8a39"/>
      <style:text-properties fo:color="#000000" fo:font-family="Calibri" fo:font-size="10pt" style:font-size-asian="10pt" style:font-size-complex="10pt"/>
    </style:style>
    <style:style style:name="ch2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4b183" draw:fill-color="#f4b183"/>
      <style:text-properties fo:color="#000000" fo:font-family="Calibri" fo:font-size="10pt" style:font-size-asian="10pt" style:font-size-complex="10pt"/>
    </style:style>
    <style:style style:name="ch2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966" draw:fill-color="#ffd966"/>
      <style:text-properties fo:color="#000000" fo:font-family="Calibri" fo:font-size="10pt" style:font-size-asian="10pt" style:font-size-complex="10pt"/>
    </style:style>
    <style:style style:name="ch2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9d18e" draw:fill-color="#a9d18e"/>
      <style:text-properties fo:color="#000000" fo:font-family="Calibri" fo:font-size="10pt" style:font-size-asian="10pt" style:font-size-complex="10pt"/>
    </style:style>
    <style:style style:name="ch2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43c0b" draw:fill-color="#843c0b"/>
      <style:text-properties fo:color="#000000" fo:font-family="Calibri" fo:font-size="10pt" style:font-size-asian="10pt" style:font-size-complex="10pt"/>
    </style:style>
    <style:style style:name="ch2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06000" draw:fill-color="#806000"/>
      <style:text-properties fo:color="#000000" fo:font-family="Calibri" fo:font-size="10pt" style:font-size-asian="10pt" style:font-size-complex="10pt"/>
    </style:style>
    <style:style style:name="ch2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385623" draw:fill-color="#385623"/>
      <style:text-properties fo:color="#000000" fo:font-family="Calibri" fo:font-size="10pt" style:font-size-asian="10pt" style:font-size-complex="10pt"/>
    </style:style>
    <style:style style:name="ch2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2a46f" draw:fill-color="#f2a46f"/>
      <style:text-properties fo:color="#000000" fo:font-family="Calibri" fo:font-size="10pt" style:font-size-asian="10pt" style:font-size-complex="10pt"/>
    </style:style>
    <style:style style:name="ch27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d34d" draw:fill-color="#ffd34d"/>
      <style:text-properties fo:color="#000000" fo:font-family="Calibri" fo:font-size="10pt" style:font-size-asian="10pt" style:font-size-complex="10pt"/>
    </style:style>
    <style:style style:name="ch28" style:family="chart">
      <style:graphic-properties draw:fill="none" draw:fill-color="#d9d9d9"/>
    </style:style>
    <style:style style:name="ch29" style:family="chart">
      <style:graphic-properties draw:fill-color="#d9d9d9"/>
    </style:style>
  </office:automatic-styles>
  <office:body>
    <office:chart>
      <chart:chart svg:width="49.406cm" svg:height="22.975cm" xlink:href=".." xlink:type="simple" chart:class="chart:scatter" chart:style-name="ch1">
        <chart:title svg:x="23.727cm" svg:y="0.595cm" chart:style-name="ch2">
          <text:p>Umfrage</text:p>
        </chart:title>
        <chart:legend chart:legend-position="end" svg:x="46.631cm" svg:y="6.727cm" style:legend-expansion="high" chart:style-name="ch3"/>
        <chart:plot-area chart:style-name="ch4" table:cell-range-address="Konfidenzintervall.B3:Konfidenzintervall.B21 Konfidenzintervall.C22:Konfidenzintervall.C40 Konfidenzintervall.E22:Konfidenzintervall.E40 Konfidenzintervall.G22:Konfidenzintervall.G40 Konfidenzintervall.I22:Konfidenzintervall.I40 Konfidenzintervall.K22:Konfidenzintervall.K40 Konfidenzintervall.M22:Konfidenzintervall.M40 Konfidenzintervall.O22:Konfidenzintervall.O40 Konfidenzintervall.Q22:Konfidenzintervall.Q40 Konfidenzintervall.S22:Konfidenzintervall.S40 Konfidenzintervall.U22:Konfidenzintervall.U40 Konfidenzintervall.W22:Konfidenzintervall.W40 Konfidenzintervall.Y3:Konfidenzintervall.Y21 Konfidenzintervall.AA22:Konfidenzintervall.AA40 Konfidenzintervall.AC22:Konfidenzintervall.AC40 Konfidenzintervall.AE22:Konfidenzintervall.AE40 Konfidenzintervall.AG22:Konfidenzintervall.AG40 Konfidenzintervall.AI22:Konfidenzintervall.AI40 Konfidenzintervall.AK22:Konfidenzintervall.AK40 Konfidenzintervall.AM22:Konfidenzintervall.AM40 Konfidenzintervall.AO22:Konfidenzintervall.AO40" svg:x="1.438cm" svg:y="2.877cm" svg:width="43.217cm" svg:height="19.219cm">
          <chartooo:coordinate-region svg:x="1.987cm" svg:y="3.38cm" svg:width="42.43cm" svg:height="18.2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onfidenzintervall.C22:Konfidenzintervall.C40" chart:class="chart:scatter">
            <chart:domain table:cell-range-address="Konfidenzintervall.B3:Konfidenzintervall.B21"/>
            <chart:data-point chart:repeated="19"/>
          </chart:series>
          <chart:series chart:style-name="ch9" chart:values-cell-range-address="Konfidenzintervall.E22:Konfidenzintervall.E40" chart:class="chart:scatter">
            <chart:domain table:cell-range-address="Konfidenzintervall.D3:Konfidenzintervall.D21"/>
            <chart:data-point chart:repeated="19"/>
          </chart:series>
          <chart:series chart:style-name="ch10" chart:values-cell-range-address="Konfidenzintervall.G22:Konfidenzintervall.G40" chart:class="chart:scatter">
            <chart:domain table:cell-range-address="Konfidenzintervall.F3:Konfidenzintervall.F21"/>
            <chart:data-point chart:repeated="19"/>
          </chart:series>
          <chart:series chart:style-name="ch11" chart:values-cell-range-address="Konfidenzintervall.I22:Konfidenzintervall.I40" chart:class="chart:scatter">
            <chart:domain table:cell-range-address="Konfidenzintervall.H3:Konfidenzintervall.H21"/>
            <chart:data-point chart:repeated="19"/>
          </chart:series>
          <chart:series chart:style-name="ch12" chart:values-cell-range-address="Konfidenzintervall.K22:Konfidenzintervall.K40" chart:class="chart:scatter">
            <chart:domain table:cell-range-address="Konfidenzintervall.J3:Konfidenzintervall.J21"/>
            <chart:data-point chart:repeated="19"/>
          </chart:series>
          <chart:series chart:style-name="ch13" chart:values-cell-range-address="Konfidenzintervall.M22:Konfidenzintervall.M40" chart:class="chart:scatter">
            <chart:domain table:cell-range-address="Konfidenzintervall.L3:Konfidenzintervall.L21"/>
            <chart:data-point chart:repeated="19"/>
          </chart:series>
          <chart:series chart:style-name="ch14" chart:values-cell-range-address="Konfidenzintervall.O22:Konfidenzintervall.O40" chart:class="chart:scatter">
            <chart:domain table:cell-range-address="Konfidenzintervall.N3:Konfidenzintervall.N21"/>
            <chart:data-point chart:repeated="19"/>
          </chart:series>
          <chart:series chart:style-name="ch15" chart:values-cell-range-address="Konfidenzintervall.Q22:Konfidenzintervall.Q40" chart:class="chart:scatter">
            <chart:domain table:cell-range-address="Konfidenzintervall.P3:Konfidenzintervall.P21"/>
            <chart:data-point chart:repeated="19"/>
          </chart:series>
          <chart:series chart:style-name="ch16" chart:values-cell-range-address="Konfidenzintervall.S22:Konfidenzintervall.S40" chart:class="chart:scatter">
            <chart:domain table:cell-range-address="Konfidenzintervall.R3:Konfidenzintervall.R21"/>
            <chart:data-point chart:repeated="19"/>
          </chart:series>
          <chart:series chart:style-name="ch17" chart:values-cell-range-address="Konfidenzintervall.U22:Konfidenzintervall.U40" chart:class="chart:scatter">
            <chart:domain table:cell-range-address="Konfidenzintervall.T3:Konfidenzintervall.T21"/>
            <chart:data-point chart:repeated="19"/>
          </chart:series>
          <chart:series chart:style-name="ch18" chart:values-cell-range-address="Konfidenzintervall.W22:Konfidenzintervall.W40" chart:class="chart:scatter">
            <chart:domain table:cell-range-address="Konfidenzintervall.V3:Konfidenzintervall.V21"/>
            <chart:data-point chart:repeated="19"/>
          </chart:series>
          <chart:series chart:style-name="ch19" chart:values-cell-range-address="Konfidenzintervall.Y3:Konfidenzintervall.Y21" chart:class="chart:scatter">
            <chart:domain table:cell-range-address="Konfidenzintervall.X3:Konfidenzintervall.X21"/>
            <chart:data-point chart:repeated="19"/>
          </chart:series>
          <chart:series chart:style-name="ch20" chart:values-cell-range-address="Konfidenzintervall.AA22:Konfidenzintervall.AA40" chart:class="chart:scatter">
            <chart:domain table:cell-range-address="Konfidenzintervall.Z3:Konfidenzintervall.Z21"/>
            <chart:data-point chart:repeated="19"/>
          </chart:series>
          <chart:series chart:style-name="ch21" chart:values-cell-range-address="Konfidenzintervall.AC22:Konfidenzintervall.AC40" chart:class="chart:scatter">
            <chart:domain table:cell-range-address="Konfidenzintervall.AB2:Konfidenzintervall.AB21"/>
            <chart:data-point chart:repeated="20"/>
          </chart:series>
          <chart:series chart:style-name="ch22" chart:values-cell-range-address="Konfidenzintervall.AE22:Konfidenzintervall.AE40" chart:class="chart:scatter">
            <chart:domain table:cell-range-address="Konfidenzintervall.AD3:Konfidenzintervall.AD21"/>
            <chart:data-point chart:repeated="19"/>
          </chart:series>
          <chart:series chart:style-name="ch23" chart:values-cell-range-address="Konfidenzintervall.AG22:Konfidenzintervall.AG40" chart:class="chart:scatter">
            <chart:domain table:cell-range-address="Konfidenzintervall.AF3:Konfidenzintervall.AF21"/>
            <chart:data-point chart:repeated="19"/>
          </chart:series>
          <chart:series chart:style-name="ch24" chart:values-cell-range-address="Konfidenzintervall.AI22:Konfidenzintervall.AI40" chart:class="chart:scatter">
            <chart:domain table:cell-range-address="Konfidenzintervall.AH3:Konfidenzintervall.AH21"/>
            <chart:data-point chart:repeated="19"/>
          </chart:series>
          <chart:series chart:style-name="ch25" chart:values-cell-range-address="Konfidenzintervall.AK22:Konfidenzintervall.AK40" chart:class="chart:scatter">
            <chart:domain table:cell-range-address="Konfidenzintervall.AJ3:Konfidenzintervall.AJ21"/>
            <chart:data-point chart:repeated="19"/>
          </chart:series>
          <chart:series chart:style-name="ch26" chart:values-cell-range-address="Konfidenzintervall.AM22:Konfidenzintervall.AM40" chart:class="chart:scatter">
            <chart:domain table:cell-range-address="Konfidenzintervall.AL3:Konfidenzintervall.AL21"/>
            <chart:data-point chart:repeated="19"/>
          </chart:series>
          <chart:series chart:style-name="ch27" chart:values-cell-range-address="Konfidenzintervall.AO22:Konfidenzintervall.AO40" chart:class="chart:scatter">
            <chart:domain table:cell-range-address="Konfidenzintervall.AN3:Konfidenzintervall.AN21"/>
            <chart:data-point chart:repeated="19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  <table:table-cell office:value-type="string">
                <text:p>Spalte X</text:p>
              </table:table-cell>
              <table:table-cell office:value-type="string">
                <text:p>Spalte Y</text:p>
              </table:table-cell>
              <table:table-cell office:value-type="string">
                <text:p>Spalte Z</text:p>
              </table:table-cell>
              <table:table-cell office:value-type="string">
                <text:p>Spalte AA</text:p>
              </table:table-cell>
              <table:table-cell office:value-type="string">
                <text:p>Spalte AB</text:p>
              </table:table-cell>
              <table:table-cell office:value-type="string">
                <text:p>Spalte AC</text:p>
              </table:table-cell>
              <table:table-cell office:value-type="string">
                <text:p>Spalte AD</text:p>
              </table:table-cell>
              <table:table-cell office:value-type="string">
                <text:p>Spalte AE</text:p>
              </table:table-cell>
              <table:table-cell office:value-type="string">
                <text:p>Spalte AF</text:p>
              </table:table-cell>
              <table:table-cell office:value-type="string">
                <text:p>Spalte AG</text:p>
              </table:table-cell>
              <table:table-cell office:value-type="string">
                <text:p>Spalte AH</text:p>
              </table:table-cell>
              <table:table-cell office:value-type="string">
                <text:p>Spalte AI</text:p>
              </table:table-cell>
              <table:table-cell office:value-type="string">
                <text:p>Spalte AJ</text:p>
              </table:table-cell>
              <table:table-cell office:value-type="string">
                <text:p>Spalte AK</text:p>
              </table:table-cell>
              <table:table-cell office:value-type="string">
                <text:p>Spalte AL</text:p>
              </table:table-cell>
              <table:table-cell office:value-type="string">
                <text:p>Spalte AM</text:p>
              </table:table-cell>
              <table:table-cell office:value-type="string">
                <text:p>Spalte AN</text:p>
              </table:table-cell>
              <table:table-cell office:value-type="string">
                <text:p>Spalte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onfidenzintervall.B3:Konfidenzintervall.B21</svg:desc>
                </draw:g>
              </table:table-cell>
              <table:table-cell office:value-type="float" office:value="46.1538461538462">
                <text:p>46.1538461538462</text:p>
                <draw:g>
                  <svg:desc>Konfidenzintervall.C22:Konfidenzintervall.C40</svg:desc>
                </draw:g>
              </table:table-cell>
              <table:table-cell office:value-type="float" office:value="1">
                <text:p>1</text:p>
                <draw:g>
                  <svg:desc>Konfidenzintervall.D3:Konfidenzintervall.D21</svg:desc>
                </draw:g>
              </table:table-cell>
              <table:table-cell office:value-type="float" office:value="54.2857142857143">
                <text:p>54.2857142857143</text:p>
                <draw:g>
                  <svg:desc>Konfidenzintervall.E22:Konfidenzintervall.E40</svg:desc>
                </draw:g>
              </table:table-cell>
              <table:table-cell office:value-type="float" office:value="1">
                <text:p>1</text:p>
                <draw:g>
                  <svg:desc>Konfidenzintervall.F3:Konfidenzintervall.F21</svg:desc>
                </draw:g>
              </table:table-cell>
              <table:table-cell office:value-type="float" office:value="42.8571428571429">
                <text:p>42.8571428571429</text:p>
                <draw:g>
                  <svg:desc>Konfidenzintervall.G22:Konfidenzintervall.G40</svg:desc>
                </draw:g>
              </table:table-cell>
              <table:table-cell office:value-type="float" office:value="1">
                <text:p>1</text:p>
                <draw:g>
                  <svg:desc>Konfidenzintervall.H3:Konfidenzintervall.H21</svg:desc>
                </draw:g>
              </table:table-cell>
              <table:table-cell office:value-type="float" office:value="93.75">
                <text:p>93.75</text:p>
                <draw:g>
                  <svg:desc>Konfidenzintervall.I22:Konfidenzintervall.I40</svg:desc>
                </draw:g>
              </table:table-cell>
              <table:table-cell office:value-type="float" office:value="1">
                <text:p>1</text:p>
                <draw:g>
                  <svg:desc>Konfidenzintervall.J3:Konfidenzintervall.J21</svg:desc>
                </draw:g>
              </table:table-cell>
              <table:table-cell office:value-type="float" office:value="57.1428571428571">
                <text:p>57.1428571428571</text:p>
                <draw:g>
                  <svg:desc>Konfidenzintervall.K22:Konfidenzintervall.K40</svg:desc>
                </draw:g>
              </table:table-cell>
              <table:table-cell office:value-type="float" office:value="1">
                <text:p>1</text:p>
                <draw:g>
                  <svg:desc>Konfidenzintervall.L3:Konfidenzintervall.L21</svg:desc>
                </draw:g>
              </table:table-cell>
              <table:table-cell office:value-type="float" office:value="71.4285714285714">
                <text:p>71.4285714285714</text:p>
                <draw:g>
                  <svg:desc>Konfidenzintervall.M22:Konfidenzintervall.M40</svg:desc>
                </draw:g>
              </table:table-cell>
              <table:table-cell office:value-type="float" office:value="1">
                <text:p>1</text:p>
                <draw:g>
                  <svg:desc>Konfidenzintervall.N3:Konfidenzintervall.N21</svg:desc>
                </draw:g>
              </table:table-cell>
              <table:table-cell office:value-type="float" office:value="55.5555555555556">
                <text:p>55.5555555555556</text:p>
                <draw:g>
                  <svg:desc>Konfidenzintervall.O22:Konfidenzintervall.O40</svg:desc>
                </draw:g>
              </table:table-cell>
              <table:table-cell office:value-type="float" office:value="1">
                <text:p>1</text:p>
                <draw:g>
                  <svg:desc>Konfidenzintervall.P3:Konfidenzintervall.P21</svg:desc>
                </draw:g>
              </table:table-cell>
              <table:table-cell office:value-type="float" office:value="50">
                <text:p>50</text:p>
                <draw:g>
                  <svg:desc>Konfidenzintervall.Q22:Konfidenzintervall.Q40</svg:desc>
                </draw:g>
              </table:table-cell>
              <table:table-cell office:value-type="float" office:value="1">
                <text:p>1</text:p>
                <draw:g>
                  <svg:desc>Konfidenzintervall.R3:Konfidenzintervall.R21</svg:desc>
                </draw:g>
              </table:table-cell>
              <table:table-cell office:value-type="float" office:value="50">
                <text:p>50</text:p>
                <draw:g>
                  <svg:desc>Konfidenzintervall.S22:Konfidenzintervall.S40</svg:desc>
                </draw:g>
              </table:table-cell>
              <table:table-cell office:value-type="float" office:value="1">
                <text:p>1</text:p>
                <draw:g>
                  <svg:desc>Konfidenzintervall.T3:Konfidenzintervall.T21</svg:desc>
                </draw:g>
              </table:table-cell>
              <table:table-cell office:value-type="float" office:value="100">
                <text:p>100</text:p>
                <draw:g>
                  <svg:desc>Konfidenzintervall.U22:Konfidenzintervall.U40</svg:desc>
                </draw:g>
              </table:table-cell>
              <table:table-cell office:value-type="float" office:value="1">
                <text:p>1</text:p>
                <draw:g>
                  <svg:desc>Konfidenzintervall.V3:Konfidenzintervall.V21</svg:desc>
                </draw:g>
              </table:table-cell>
              <table:table-cell office:value-type="float" office:value="33.3333333333333">
                <text:p>33.3333333333333</text:p>
                <draw:g>
                  <svg:desc>Konfidenzintervall.W22:Konfidenzintervall.W40</svg:desc>
                </draw:g>
              </table:table-cell>
              <table:table-cell office:value-type="float" office:value="1">
                <text:p>1</text:p>
                <draw:g>
                  <svg:desc>Konfidenzintervall.X3:Konfidenzintervall.X21</svg:desc>
                </draw:g>
              </table:table-cell>
              <table:table-cell office:value-type="float" office:value="55.5555555555556">
                <text:p>55.5555555555556</text:p>
                <draw:g>
                  <svg:desc>Konfidenzintervall.Y3:Konfidenzintervall.Y21</svg:desc>
                </draw:g>
              </table:table-cell>
              <table:table-cell office:value-type="float" office:value="1">
                <text:p>1</text:p>
                <draw:g>
                  <svg:desc>Konfidenzintervall.Z3:Konfidenzintervall.Z21</svg:desc>
                </draw:g>
              </table:table-cell>
              <table:table-cell office:value-type="float" office:value="55.5555555555556">
                <text:p>55.5555555555556</text:p>
                <draw:g>
                  <svg:desc>Konfidenzintervall.AA22:Konfidenzintervall.AA40</svg:desc>
                </draw:g>
              </table:table-cell>
              <table:table-cell office:value-type="float" office:value="NaN">
                <text:p>NaN</text:p>
                <draw:g>
                  <svg:desc>Konfidenzintervall.AB2:Konfidenzintervall.AB21</svg:desc>
                </draw:g>
              </table:table-cell>
              <table:table-cell office:value-type="float" office:value="33.3333333333333">
                <text:p>33.3333333333333</text:p>
                <draw:g>
                  <svg:desc>Konfidenzintervall.AC22:Konfidenzintervall.AC40</svg:desc>
                </draw:g>
              </table:table-cell>
              <table:table-cell office:value-type="float" office:value="1">
                <text:p>1</text:p>
                <draw:g>
                  <svg:desc>Konfidenzintervall.AD3:Konfidenzintervall.AD21</svg:desc>
                </draw:g>
              </table:table-cell>
              <table:table-cell office:value-type="float" office:value="66.6666666666667">
                <text:p>66.6666666666667</text:p>
                <draw:g>
                  <svg:desc>Konfidenzintervall.AE22:Konfidenzintervall.AE40</svg:desc>
                </draw:g>
              </table:table-cell>
              <table:table-cell office:value-type="float" office:value="1">
                <text:p>1</text:p>
                <draw:g>
                  <svg:desc>Konfidenzintervall.AF3:Konfidenzintervall.AF21</svg:desc>
                </draw:g>
              </table:table-cell>
              <table:table-cell office:value-type="float" office:value="50">
                <text:p>50</text:p>
                <draw:g>
                  <svg:desc>Konfidenzintervall.AG22:Konfidenzintervall.AG40</svg:desc>
                </draw:g>
              </table:table-cell>
              <table:table-cell office:value-type="float" office:value="1">
                <text:p>1</text:p>
                <draw:g>
                  <svg:desc>Konfidenzintervall.AH3:Konfidenzintervall.AH21</svg:desc>
                </draw:g>
              </table:table-cell>
              <table:table-cell office:value-type="float" office:value="31.25">
                <text:p>31.25</text:p>
                <draw:g>
                  <svg:desc>Konfidenzintervall.AI22:Konfidenzintervall.AI40</svg:desc>
                </draw:g>
              </table:table-cell>
              <table:table-cell office:value-type="float" office:value="1">
                <text:p>1</text:p>
                <draw:g>
                  <svg:desc>Konfidenzintervall.AJ3:Konfidenzintervall.AJ21</svg:desc>
                </draw:g>
              </table:table-cell>
              <table:table-cell office:value-type="float" office:value="57.1428571428571">
                <text:p>57.1428571428571</text:p>
                <draw:g>
                  <svg:desc>Konfidenzintervall.AK22:Konfidenzintervall.AK40</svg:desc>
                </draw:g>
              </table:table-cell>
              <table:table-cell office:value-type="float" office:value="1">
                <text:p>1</text:p>
                <draw:g>
                  <svg:desc>Konfidenzintervall.AL3:Konfidenzintervall.AL21</svg:desc>
                </draw:g>
              </table:table-cell>
              <table:table-cell office:value-type="float" office:value="43.3333333333333">
                <text:p>43.3333333333333</text:p>
                <draw:g>
                  <svg:desc>Konfidenzintervall.AM22:Konfidenzintervall.AM40</svg:desc>
                </draw:g>
              </table:table-cell>
              <table:table-cell office:value-type="float" office:value="1">
                <text:p>1</text:p>
                <draw:g>
                  <svg:desc>Konfidenzintervall.AN3:Konfidenzintervall.AN21</svg:desc>
                </draw:g>
              </table:table-cell>
              <table:table-cell office:value-type="float" office:value="100">
                <text:p>100</text:p>
                <draw:g>
                  <svg:desc>Konfidenzintervall.AO22:Konfidenzintervall.AO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">
                <text:p>2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68.75">
                <text:p>68.75</text:p>
              </table:table-cell>
              <table:table-cell office:value-type="float" office:value="2">
                <text:p>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2">
                <text:p>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">
                <text:p>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">
                <text:p>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7.5">
                <text:p>37.5</text:p>
              </table:table-cell>
              <table:table-cell office:value-type="float" office:value="2">
                <text:p>2</text:p>
              </table:table-cell>
              <table:table-cell office:value-type="float" office:value="31.25">
                <text:p>31.25</text:p>
              </table:table-cell>
              <table:table-cell office:value-type="float" office:value="2">
                <text:p>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87.5">
                <text:p>87.5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3">
                <text:p>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3">
                <text:p>3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4">
                <text:p>4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4">
                <text:p>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4">
                <text:p>4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">
                <text:p>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3">
                <text:p>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">
                <text:p>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4">
                <text:p>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">
                <text:p>5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5">
                <text:p>5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">
                <text:p>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">
                <text:p>5</text:p>
              </table:table-cell>
              <table:table-cell office:value-type="float" office:value="43.75">
                <text:p>43.75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5">
                <text:p>5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5">
                <text:p>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6">
                <text:p>6</text:p>
              </table:table-cell>
              <table:table-cell office:value-type="float" office:value="65.7142857142857">
                <text:p>65.7142857142857</text:p>
              </table:table-cell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6">
                <text:p>6</text:p>
              </table:table-cell>
              <table:table-cell office:value-type="float" office:value="48.6111111111111">
                <text:p>48.611111111111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6">
                <text:p>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">
                <text:p>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">
                <text:p>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6">
                <text:p>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6">
                <text:p>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7">
                <text:p>7</text:p>
              </table:table-cell>
              <table:table-cell office:value-type="float" office:value="68.5714285714286">
                <text:p>68.5714285714286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81.25">
                <text:p>81.25</text:p>
              </table:table-cell>
              <table:table-cell office:value-type="float" office:value="7">
                <text:p>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">
                <text:p>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7">
                <text:p>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62.5">
                <text:p>62.5</text:p>
              </table:table-cell>
              <table:table-cell office:value-type="float" office:value="7">
                <text:p>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">
                <text:p>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">
                <text:p>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7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7">
                <text:p>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">
                <text:p>8</text:p>
              </table:table-cell>
              <table:table-cell office:value-type="float" office:value="68.75">
                <text:p>68.75</text:p>
              </table:table-cell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8">
                <text:p>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">
                <text:p>8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  <table:table-cell office:value-type="float" office:value="8">
                <text:p>8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">
                <text:p>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">
                <text:p>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43.75">
                <text:p>43.75</text:p>
              </table:table-cell>
              <table:table-cell office:value-type="float" office:value="8">
                <text:p>8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8">
                <text:p>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">
                <text:p>9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9">
                <text:p>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9">
                <text:p>9</text:p>
              </table:table-cell>
              <table:table-cell office:value-type="float" office:value="51.3888888888889">
                <text:p>51.3888888888889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8">
                <text:p>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62.5">
                <text:p>62.5</text:p>
              </table:table-cell>
              <table:table-cell office:value-type="float" office:value="9">
                <text:p>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9">
                <text:p>9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">
                <text:p>1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6.25">
                <text:p>56.2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0">
                <text:p>10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1">
                <text:p>11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1">
                <text:p>1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">
                <text:p>10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93.75">
                <text:p>93.75</text:p>
              </table:table-cell>
              <table:table-cell office:value-type="float" office:value="11">
                <text:p>1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">
                <text:p>1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2">
                <text:p>12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2">
                <text:p>12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2">
                <text:p>1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1">
                <text:p>1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7.5">
                <text:p>87.5</text:p>
              </table:table-cell>
              <table:table-cell office:value-type="float" office:value="12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12">
                <text:p>1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">
                <text:p>12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3">
                <text:p>1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">
                <text:p>1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2">
                <text:p>1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3">
                <text:p>1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3">
                <text:p>1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4">
                <text:p>14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14">
                <text:p>14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4">
                <text:p>1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4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3">
                <text:p>1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">
                <text:p>14</text:p>
              </table:table-cell>
              <table:table-cell office:value-type="float" office:value="37.5">
                <text:p>37.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4">
                <text:p>14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15">
                <text:p>15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5">
                <text:p>15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5">
                <text:p>1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15">
                <text:p>1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5">
                <text:p>1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4">
                <text:p>1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43.75">
                <text:p>43.75</text:p>
              </table:table-cell>
              <table:table-cell office:value-type="float" office:value="15">
                <text:p>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5">
                <text:p>15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6">
                <text:p>16</text:p>
              </table:table-cell>
              <table:table-cell office:value-type="float" office:value="93.75">
                <text:p>93.75</text:p>
              </table:table-cell>
              <table:table-cell office:value-type="float" office:value="16">
                <text:p>1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6">
                <text:p>1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6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5">
                <text:p>1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31.25">
                <text:p>31.25</text:p>
              </table:table-cell>
              <table:table-cell office:value-type="float" office:value="16">
                <text:p>16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7">
                <text:p>1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56.25">
                <text:p>56.25</text:p>
              </table:table-cell>
              <table:table-cell office:value-type="float" office:value="17">
                <text:p>17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7">
                <text:p>17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7">
                <text:p>17</text:p>
              </table:table-cell>
              <table:table-cell office:value-type="float" office:value="62.5">
                <text:p>62.5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6">
                <text:p>1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7">
                <text:p>1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7">
                <text:p>17</text:p>
              </table:table-cell>
              <table:table-cell office:value-type="float" office:value="31.25">
                <text:p>31.25</text:p>
              </table:table-cell>
              <table:table-cell office:value-type="float" office:value="17">
                <text:p>17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8">
                <text:p>18</text:p>
              </table:table-cell>
              <table:table-cell office:value-type="float" office:value="56.25">
                <text:p>56.25</text:p>
              </table:table-cell>
              <table:table-cell office:value-type="float" office:value="18">
                <text:p>18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8">
                <text:p>1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8">
                <text:p>18</text:p>
              </table:table-cell>
              <table:table-cell office:value-type="float" office:value="65.2777777777778">
                <text:p>65.2777777777778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37.5">
                <text:p>37.5</text:p>
              </table:table-cell>
              <table:table-cell office:value-type="float" office:value="18">
                <text:p>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7">
                <text:p>1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8">
                <text:p>1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68.75">
                <text:p>68.75</text:p>
              </table:table-cell>
              <table:table-cell office:value-type="float" office:value="18">
                <text:p>18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8">
                <text:p>18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19">
                <text:p>19</text:p>
              </table:table-cell>
              <table:table-cell office:value-type="float" office:value="87.5">
                <text:p>87.5</text:p>
              </table:table-cell>
              <table:table-cell office:value-type="float" office:value="19">
                <text:p>1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9">
                <text:p>1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9">
                <text:p>19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8">
                <text:p>1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6.25">
                <text:p>56.25</text:p>
              </table:table-cell>
              <table:table-cell office:value-type="float" office:value="19">
                <text:p>19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9">
                <text:p>19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aximum="110" chart:interval-major="1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  <style:style style:name="gr1" style:family="graphic">
      <style:graphic-properties draw:stroke="solid" svg:stroke-width="0.035cm" svg:stroke-color="#32549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style:text-line-through-style="non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</office:automatic-styles>
  <office:body>
    <office:chart>
      <chart:chart svg:width="45.266cm" svg:height="23.942cm" xlink:href=".." xlink:type="simple" chart:class="chart:scatter" chart:style-name="ch1">
        <chart:title svg:x="21.657cm" svg:y="0.614cm" chart:style-name="ch2">
          <text:p>Umfrage</text:p>
        </chart:title>
        <chart:legend chart:legend-position="bottom" svg:x="17.647cm" svg:y="23.186cm" style:legend-expansion="wide" chart:style-name="ch3"/>
        <chart:plot-area chart:style-name="ch4" table:cell-range-address="Konfidenzintervall.AQ3:Konfidenzintervall.AQ21 Konfidenzintervall.AW3:Konfidenzintervall.AZ21" svg:x="1.355cm" svg:y="2.953cm" svg:width="42.101cm" svg:height="19.335cm">
          <chartooo:coordinate-region svg:x="1.904cm" svg:y="3.456cm" svg:width="41.314cm" svg:height="18.35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onfidenzintervall.AW3:Konfidenzintervall.AW21" chart:class="chart:scatter">
            <chart:domain table:cell-range-address="Konfidenzintervall.AQ3:Konfidenzintervall.AQ21"/>
            <chart:data-point chart:repeated="19"/>
          </chart:series>
          <chart:series chart:style-name="ch9" chart:values-cell-range-address="Konfidenzintervall.AX3:Konfidenzintervall.AX21" chart:class="chart:scatter">
            <chart:data-point chart:repeated="19"/>
          </chart:series>
          <chart:series chart:style-name="ch10" chart:values-cell-range-address="Konfidenzintervall.AY3:Konfidenzintervall.AY21" chart:class="chart:scatter">
            <chart:data-point chart:repeated="19"/>
          </chart:series>
          <chart:series chart:style-name="ch11" chart:values-cell-range-address="Konfidenzintervall.AZ3:Konfidenzintervall.AZ21" chart:class="chart:scatter">
            <chart:data-point chart:repeated="19"/>
          </chart:series>
          <chart:wall chart:style-name="ch12"/>
          <chart:floor chart:style-name="ch13"/>
        </chart:plot-area>
        <draw:custom-shape draw:name="Rechteck 1" draw:style-name="gr1" draw:text-style-name="P1" svg:width="2.179cm" svg:height="20.039cm" svg:x="3.07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Rechteck 2" draw:style-name="gr1" draw:text-style-name="P1" svg:width="5.785cm" svg:height="20.035cm" svg:x="5.247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Rechteck 3" draw:style-name="gr1" draw:text-style-name="P1" svg:width="6.124cm" svg:height="20.035cm" svg:x="10.998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Rechteck 4" draw:style-name="gr1" draw:text-style-name="P1" svg:width="6.627cm" svg:height="20.035cm" svg:x="17.15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Rechteck 5" draw:style-name="gr1" draw:text-style-name="P1" svg:width="5.714cm" svg:height="20.035cm" svg:x="23.801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Rechteck 6" draw:style-name="gr1" draw:text-style-name="P1" svg:width="6.166cm" svg:height="20.035cm" svg:x="29.498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Rechteck 7" draw:style-name="gr1" draw:text-style-name="P1" svg:width="6.527cm" svg:height="20.035cm" svg:x="35.664cm" svg:y="2.325cm">
          <text:p text:style-name="P1"/>
          <draw:enhanced-geometry svg:viewBox="0 0 21600 21600" draw:type="rectangle" draw:enhanced-path="M 0 0 L 21600 0 21600 21600 0 21600 0 0 Z N"/>
        </draw:custom-shape>
        <draw:custom-shape draw:name="Textfeld 8" draw:style-name="gr2" draw:text-style-name="P1" svg:width="4.857cm" svg:height="3.692cm" svg:x="5.106cm" svg:y="16.15cm">
          <text:p text:style-name="P1"><text:span text:style-name="T1">ETC Lustr 2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Q</text:p>
              </table:table-cell>
              <table:table-cell office:value-type="string">
                <text:p>Spalte AW</text:p>
              </table:table-cell>
              <table:table-cell office:value-type="string">
                <text:p>Spalte AX</text:p>
              </table:table-cell>
              <table:table-cell office:value-type="string">
                <text:p>Spalte AY</text:p>
              </table:table-cell>
              <table:table-cell office:value-type="string">
                <text:p>Spalte A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onfidenzintervall.AQ3:Konfidenzintervall.AQ21</svg:desc>
                </draw:g>
              </table:table-cell>
              <table:table-cell office:value-type="float" office:value="52.9567214637748">
                <text:p>52.9567214637748</text:p>
                <draw:g>
                  <svg:desc>Konfidenzintervall.AW3:Konfidenzintervall.AW21</svg:desc>
                </draw:g>
              </table:table-cell>
              <table:table-cell office:value-type="float" office:value="59.1605616605617">
                <text:p>59.1605616605617</text:p>
                <draw:g>
                  <svg:desc>Konfidenzintervall.AX3:Konfidenzintervall.AX21</svg:desc>
                </draw:g>
              </table:table-cell>
              <table:table-cell office:value-type="float" office:value="65.3644018573486">
                <text:p>65.3644018573486</text:p>
                <draw:g>
                  <svg:desc>Konfidenzintervall.AY3:Konfidenzintervall.AY21</svg:desc>
                </draw:g>
              </table:table-cell>
              <table:table-cell office:value-type="float" office:value="85">
                <text:p>85</text:p>
                <draw:g>
                  <svg:desc>Konfidenzintervall.AZ3:Konfidenzintervall.AZ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1816750791252">
                <text:p>46.1816750791252</text:p>
              </table:table-cell>
              <table:table-cell office:value-type="float" office:value="52.7806013431013">
                <text:p>52.7806013431013</text:p>
              </table:table-cell>
              <table:table-cell office:value-type="float" office:value="59.3795276070774">
                <text:p>59.37952760707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.3173157062987">
                <text:p>61.3173157062987</text:p>
              </table:table-cell>
              <table:table-cell office:value-type="float" office:value="67.232905982906">
                <text:p>67.232905982906</text:p>
              </table:table-cell>
              <table:table-cell office:value-type="float" office:value="73.1484962595132">
                <text:p>73.14849625951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.6027442355884">
                <text:p>59.6027442355884</text:p>
              </table:table-cell>
              <table:table-cell office:value-type="float" office:value="65.1263354700855">
                <text:p>65.1263354700855</text:p>
              </table:table-cell>
              <table:table-cell office:value-type="float" office:value="70.6499267045826">
                <text:p>70.64992670458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.9815438864392">
                <text:p>43.9815438864392</text:p>
              </table:table-cell>
              <table:table-cell office:value-type="float" office:value="50.4341804029304">
                <text:p>50.4341804029304</text:p>
              </table:table-cell>
              <table:table-cell office:value-type="float" office:value="56.8868169194216">
                <text:p>56.8868169194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.0475685417761">
                <text:p>53.0475685417761</text:p>
              </table:table-cell>
              <table:table-cell office:value-type="float" office:value="59.7374465811966">
                <text:p>59.7374465811966</text:p>
              </table:table-cell>
              <table:table-cell office:value-type="float" office:value="66.4273246206171">
                <text:p>66.42732462061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3.4207297768845">
                <text:p>53.4207297768845</text:p>
              </table:table-cell>
              <table:table-cell office:value-type="float" office:value="59.9952304639805">
                <text:p>59.9952304639805</text:p>
              </table:table-cell>
              <table:table-cell office:value-type="float" office:value="66.5697311510764">
                <text:p>66.56973115107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.7457885094352">
                <text:p>57.7457885094352</text:p>
              </table:table-cell>
              <table:table-cell office:value-type="float" office:value="62.9717261904762">
                <text:p>62.9717261904762</text:p>
              </table:table-cell>
              <table:table-cell office:value-type="float" office:value="68.1976638715173">
                <text:p>68.19766387151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6.6926203503792">
                <text:p>56.6926203503792</text:p>
              </table:table-cell>
              <table:table-cell office:value-type="float" office:value="61.8692765567766">
                <text:p>61.8692765567766</text:p>
              </table:table-cell>
              <table:table-cell office:value-type="float" office:value="67.0459327631739">
                <text:p>67.04593276317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.9506560272546">
                <text:p>39.9506560272546</text:p>
              </table:table-cell>
              <table:table-cell office:value-type="float" office:value="45.6936431623932">
                <text:p>45.6936431623932</text:p>
              </table:table-cell>
              <table:table-cell office:value-type="float" office:value="51.4366302975317">
                <text:p>51.43663029753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1.6068997376255">
                <text:p>71.6068997376255</text:p>
              </table:table-cell>
              <table:table-cell office:value-type="float" office:value="78.4159416971917">
                <text:p>78.4159416971917</text:p>
              </table:table-cell>
              <table:table-cell office:value-type="float" office:value="85.2249836567579">
                <text:p>85.22498365675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0.3782557942">
                <text:p>70.3782557942</text:p>
              </table:table-cell>
              <table:table-cell office:value-type="float" office:value="76.5964209401709">
                <text:p>76.5964209401709</text:p>
              </table:table-cell>
              <table:table-cell office:value-type="float" office:value="82.8145860861419">
                <text:p>82.81458608614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2.4172130429067">
                <text:p>72.4172130429067</text:p>
              </table:table-cell>
              <table:table-cell office:value-type="float" office:value="78.1986416361416">
                <text:p>78.1986416361416</text:p>
              </table:table-cell>
              <table:table-cell office:value-type="float" office:value="83.9800702293765">
                <text:p>83.9800702293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9.9784292382787">
                <text:p>49.9784292382787</text:p>
              </table:table-cell>
              <table:table-cell office:value-type="float" office:value="55.8249771062271">
                <text:p>55.8249771062271</text:p>
              </table:table-cell>
              <table:table-cell office:value-type="float" office:value="61.6715249741755">
                <text:p>61.67152497417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1.0555202161894">
                <text:p>41.0555202161894</text:p>
              </table:table-cell>
              <table:table-cell office:value-type="float" office:value="46.1421703296703">
                <text:p>46.1421703296703</text:p>
              </table:table-cell>
              <table:table-cell office:value-type="float" office:value="51.2288204431513">
                <text:p>51.22882044315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.4070017995816">
                <text:p>48.4070017995816</text:p>
              </table:table-cell>
              <table:table-cell office:value-type="float" office:value="54.2975045787546">
                <text:p>54.2975045787546</text:p>
              </table:table-cell>
              <table:table-cell office:value-type="float" office:value="60.1880073579276">
                <text:p>60.18800735792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.425058784984">
                <text:p>42.425058784984</text:p>
              </table:table-cell>
              <table:table-cell office:value-type="float" office:value="47.1600274725275">
                <text:p>47.1600274725275</text:p>
              </table:table-cell>
              <table:table-cell office:value-type="float" office:value="51.8949961600709">
                <text:p>51.89499616007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.6762530383186">
                <text:p>50.6762530383186</text:p>
              </table:table-cell>
              <table:table-cell office:value-type="float" office:value="57.9681776556777">
                <text:p>57.9681776556777</text:p>
              </table:table-cell>
              <table:table-cell office:value-type="float" office:value="65.2601022730367">
                <text:p>65.26010227303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2.9926809908131">
                <text:p>52.9926809908131</text:p>
              </table:table-cell>
              <table:table-cell office:value-type="float" office:value="59.9537545787546">
                <text:p>59.9537545787546</text:p>
              </table:table-cell>
              <table:table-cell office:value-type="float" office:value="66.9148281666961">
                <text:p>66.9148281666961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